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6000053EB00002BAFA68F3CC2A1EF0733.svm" manifest:media-type="image/x-svm"/>
  <manifest:file-entry manifest:full-path="Object 3/Pictures/10000001000004C30000027BF0D29D2657AC8202.png" manifest:media-type="image/png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6000053EB00002BAFA68F3CC2A1EF0733.svm" manifest:media-type="image/x-svm"/>
  <manifest:file-entry manifest:full-path="Object 4/Pictures/10000001000004C30000027BF0D29D2657AC8202.png" manifest:media-type="image/png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26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3.138cm"/>
    </style:style>
    <style:style style:name="co6" style:family="table-column">
      <style:table-column-properties fo:break-before="auto" style:column-width="3.103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3.244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3.708cm"/>
    </style:style>
    <style:style style:name="co11" style:family="table-column">
      <style:table-column-properties fo:break-before="auto" style:column-width="2.905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925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2.727cm"/>
    </style:style>
    <style:style style:name="co17" style:family="table-column">
      <style:table-column-properties fo:break-before="auto" style:column-width="1.783cm"/>
    </style:style>
    <style:style style:name="co18" style:family="table-column">
      <style:table-column-properties fo:break-before="auto" style:column-width="1.74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CE2023-b-3-17-3" table:style-name="ta1">
        <table:shapes>
          <draw:frame draw:z-index="0" draw:style-name="gr1" draw:text-style-name="P1" svg:width="15.999cm" svg:height="8.999cm" svg:x="10.827cm" svg:y="210.073cm">
            <draw:object draw:notify-on-update-of-ranges="'DICE2023-b-3-17-3'.A451:'DICE2023-b-3-17-3'.AF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481cm" svg:height="11.181cm" svg:x="74.426cm" svg:y="3.349cm">
            <draw:object draw:notify-on-update-of-ranges="'DICE2023-b-3-17-3'.B10:'DICE2023-b-3-17-3'.R10 'DICE2023-b-3-17-3'.A68:'DICE2023-b-3-17-3'.A68 'DICE2023-b-3-17-3'.B111:'DICE2023-b-3-17-3'.R111 'DICE2023-b-3-17-3'.A131:'DICE2023-b-3-17-3'.A131 'DICE2023-b-3-17-3'.B174:'DICE2023-b-3-17-3'.R174 'DICE2023-b-3-17-3'.A194:'DICE2023-b-3-17-3'.A194 'DICE2023-b-3-17-3'.B237:'DICE2023-b-3-17-3'.R2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Results of DICE2023-b-3-17-3,csv with final results: May 15, 20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CENARIO: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"/>
          <table:table-cell table:style-name="ce2"/>
          <table:table-cell table:number-columns-repeated="27"/>
        </table:table-row>
        <table:table-row table:style-name="ro1">
          <table:table-cell office:value-type="string" calcext:value-type="string">
            <text:p>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12"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72.1038752965" calcext:value-type="float">
            <text:p>2472,10387529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2840984095" calcext:value-type="float">
            <text:p>39,2840984095</text:p>
          </table:table-cell>
          <table:table-cell office:value-type="float" office:value="37.8239951551" calcext:value-type="float">
            <text:p>37,8239951551</text:p>
          </table:table-cell>
          <table:table-cell office:value-type="float" office:value="39.8751038485" calcext:value-type="float">
            <text:p>39,8751038485</text:p>
          </table:table-cell>
          <table:table-cell office:value-type="float" office:value="41.6763945076" calcext:value-type="float">
            <text:p>41,6763945076</text:p>
          </table:table-cell>
          <table:table-cell office:value-type="float" office:value="43.2229016695" calcext:value-type="float">
            <text:p>43,2229016695</text:p>
          </table:table-cell>
          <table:table-cell office:value-type="float" office:value="44.5240788197" calcext:value-type="float">
            <text:p>44,5240788197</text:p>
          </table:table-cell>
          <table:table-cell office:value-type="float" office:value="46.2243105441" calcext:value-type="float">
            <text:p>46,2243105441</text:p>
          </table:table-cell>
          <table:table-cell office:value-type="float" office:value="47.9415563348" calcext:value-type="float">
            <text:p>47,9415563348</text:p>
          </table:table-cell>
          <table:table-cell office:value-type="float" office:value="49.8163705436" calcext:value-type="float">
            <text:p>49,8163705436</text:p>
          </table:table-cell>
          <table:table-cell office:value-type="float" office:value="51.9548452919" calcext:value-type="float">
            <text:p>51,9548452919</text:p>
          </table:table-cell>
          <table:table-cell office:value-type="float" office:value="54.5105345082" calcext:value-type="float">
            <text:p>54,5105345082</text:p>
          </table:table-cell>
          <table:table-cell office:value-type="float" office:value="57.7013773511" calcext:value-type="float">
            <text:p>57,7013773511</text:p>
          </table:table-cell>
          <table:table-cell office:value-type="float" office:value="61.8441467315" calcext:value-type="float">
            <text:p>61,8441467315</text:p>
          </table:table-cell>
          <table:table-cell office:value-type="float" office:value="67.4258306455" calcext:value-type="float">
            <text:p>67,4258306455</text:p>
          </table:table-cell>
          <table:table-cell office:value-type="float" office:value="75.256302375" calcext:value-type="float">
            <text:p>75,256302375</text:p>
          </table:table-cell>
          <table:table-cell office:value-type="float" office:value="86.7886244959" calcext:value-type="float">
            <text:p>86,7886244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0.4967691348" calcext:value-type="float">
            <text:p>430,4967691348</text:p>
          </table:table-cell>
          <table:table-cell office:value-type="float" office:value="443.4579367016" calcext:value-type="float">
            <text:p>443,4579367016</text:p>
          </table:table-cell>
          <table:table-cell office:value-type="float" office:value="457.3930653846" calcext:value-type="float">
            <text:p>457,3930653846</text:p>
          </table:table-cell>
          <table:table-cell office:value-type="float" office:value="472.0172272599" calcext:value-type="float">
            <text:p>472,0172272599</text:p>
          </table:table-cell>
          <table:table-cell office:value-type="float" office:value="487.222814749" calcext:value-type="float">
            <text:p>487,222814749</text:p>
          </table:table-cell>
          <table:table-cell office:value-type="float" office:value="502.9282921458" calcext:value-type="float">
            <text:p>502,9282921458</text:p>
          </table:table-cell>
          <table:table-cell office:value-type="float" office:value="519.4131189135" calcext:value-type="float">
            <text:p>519,4131189135</text:p>
          </table:table-cell>
          <table:table-cell office:value-type="float" office:value="536.6972253961" calcext:value-type="float">
            <text:p>536,6972253961</text:p>
          </table:table-cell>
          <table:table-cell office:value-type="float" office:value="554.8922792992" calcext:value-type="float">
            <text:p>554,8922792992</text:p>
          </table:table-cell>
          <table:table-cell office:value-type="float" office:value="574.1653915375" calcext:value-type="float">
            <text:p>574,1653915375</text:p>
          </table:table-cell>
          <table:table-cell office:value-type="float" office:value="594.7647863188" calcext:value-type="float">
            <text:p>594,7647863188</text:p>
          </table:table-cell>
          <table:table-cell office:value-type="float" office:value="617.055343114" calcext:value-type="float">
            <text:p>617,055343114</text:p>
          </table:table-cell>
          <table:table-cell office:value-type="float" office:value="641.5741349151" calcext:value-type="float">
            <text:p>641,5741349151</text:p>
          </table:table-cell>
          <table:table-cell office:value-type="float" office:value="669.1270581079" calcext:value-type="float">
            <text:p>669,1270581079</text:p>
          </table:table-cell>
          <table:table-cell office:value-type="float" office:value="700.9729170241" calcext:value-type="float">
            <text:p>700,9729170241</text:p>
          </table:table-cell>
          <table:table-cell office:value-type="float" office:value="739.1903588492" calcext:value-type="float">
            <text:p>739,1903588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6.958118257" calcext:value-type="float">
            <text:p>916,958118257</text:p>
          </table:table-cell>
          <table:table-cell office:value-type="float" office:value="944.5654051743" calcext:value-type="float">
            <text:p>944,5654051743</text:p>
          </table:table-cell>
          <table:table-cell office:value-type="float" office:value="974.2472292692" calcext:value-type="float">
            <text:p>974,2472292692</text:p>
          </table:table-cell>
          <table:table-cell office:value-type="float" office:value="1005.3966940637" calcext:value-type="float">
            <text:p>1005,3966940637</text:p>
          </table:table-cell>
          <table:table-cell office:value-type="float" office:value="1037.7845954155" calcext:value-type="float">
            <text:p>1037,7845954155</text:p>
          </table:table-cell>
          <table:table-cell office:value-type="float" office:value="1071.2372622705" calcext:value-type="float">
            <text:p>1071,2372622705</text:p>
          </table:table-cell>
          <table:table-cell office:value-type="float" office:value="1106.3499432857" calcext:value-type="float">
            <text:p>1106,3499432857</text:p>
          </table:table-cell>
          <table:table-cell office:value-type="float" office:value="1143.1650900937" calcext:value-type="float">
            <text:p>1143,1650900937</text:p>
          </table:table-cell>
          <table:table-cell office:value-type="float" office:value="1181.9205549073" calcext:value-type="float">
            <text:p>1181,9205549073</text:p>
          </table:table-cell>
          <table:table-cell office:value-type="float" office:value="1222.9722839749" calcext:value-type="float">
            <text:p>1222,9722839749</text:p>
          </table:table-cell>
          <table:table-cell office:value-type="float" office:value="1266.848994859" calcext:value-type="float">
            <text:p>1266,848994859</text:p>
          </table:table-cell>
          <table:table-cell office:value-type="float" office:value="1314.3278808328" calcext:value-type="float">
            <text:p>1314,3278808328</text:p>
          </table:table-cell>
          <table:table-cell office:value-type="float" office:value="1366.5529073691" calcext:value-type="float">
            <text:p>1366,5529073691</text:p>
          </table:table-cell>
          <table:table-cell office:value-type="float" office:value="1425.2406337697" calcext:value-type="float">
            <text:p>1425,2406337697</text:p>
          </table:table-cell>
          <table:table-cell office:value-type="float" office:value="1493.0723132614" calcext:value-type="float">
            <text:p>1493,0723132614</text:p>
          </table:table-cell>
          <table:table-cell office:value-type="float" office:value="1574.4754643489" calcext:value-type="float">
            <text:p>1574,4754643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272830048" calcext:value-type="float">
            <text:p>1,4272830048</text:p>
          </table:table-cell>
          <table:table-cell office:value-type="float" office:value="1.5562541293" calcext:value-type="float">
            <text:p>1,5562541293</text:p>
          </table:table-cell>
          <table:table-cell office:value-type="float" office:value="1.6700847913" calcext:value-type="float">
            <text:p>1,6700847913</text:p>
          </table:table-cell>
          <table:table-cell office:value-type="float" office:value="1.7809971372" calcext:value-type="float">
            <text:p>1,7809971372</text:p>
          </table:table-cell>
          <table:table-cell office:value-type="float" office:value="1.8919625687" calcext:value-type="float">
            <text:p>1,8919625687</text:p>
          </table:table-cell>
          <table:table-cell office:value-type="float" office:value="2.0034067808" calcext:value-type="float">
            <text:p>2,0034067808</text:p>
          </table:table-cell>
          <table:table-cell office:value-type="float" office:value="2.1163226471" calcext:value-type="float">
            <text:p>2,1163226471</text:p>
          </table:table-cell>
          <table:table-cell office:value-type="float" office:value="2.2312619942" calcext:value-type="float">
            <text:p>2,2312619942</text:p>
          </table:table-cell>
          <table:table-cell office:value-type="float" office:value="2.3486715022" calcext:value-type="float">
            <text:p>2,3486715022</text:p>
          </table:table-cell>
          <table:table-cell office:value-type="float" office:value="2.4691163817" calcext:value-type="float">
            <text:p>2,4691163817</text:p>
          </table:table-cell>
          <table:table-cell office:value-type="float" office:value="2.5934352452" calcext:value-type="float">
            <text:p>2,5934352452</text:p>
          </table:table-cell>
          <table:table-cell office:value-type="float" office:value="2.7228609296" calcext:value-type="float">
            <text:p>2,7228609296</text:p>
          </table:table-cell>
          <table:table-cell office:value-type="float" office:value="2.8591714155" calcext:value-type="float">
            <text:p>2,8591714155</text:p>
          </table:table-cell>
          <table:table-cell office:value-type="float" office:value="3.004934338" calcext:value-type="float">
            <text:p>3,004934338</text:p>
          </table:table-cell>
          <table:table-cell office:value-type="float" office:value="3.1639564967" calcext:value-type="float">
            <text:p>3,1639564967</text:p>
          </table:table-cell>
          <table:table-cell office:value-type="float" office:value="3.3421411322" calcext:value-type="float">
            <text:p>3,3421411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215835647" calcext:value-type="float">
            <text:p>3,0215835647</text:p>
          </table:table-cell>
          <table:table-cell office:value-type="float" office:value="3.2237330169" calcext:value-type="float">
            <text:p>3,2237330169</text:p>
          </table:table-cell>
          <table:table-cell office:value-type="float" office:value="3.4231887965" calcext:value-type="float">
            <text:p>3,4231887965</text:p>
          </table:table-cell>
          <table:table-cell office:value-type="float" office:value="3.6253151731" calcext:value-type="float">
            <text:p>3,6253151731</text:p>
          </table:table-cell>
          <table:table-cell office:value-type="float" office:value="3.8282098348" calcext:value-type="float">
            <text:p>3,8282098348</text:p>
          </table:table-cell>
          <table:table-cell office:value-type="float" office:value="4.0305085668" calcext:value-type="float">
            <text:p>4,0305085668</text:p>
          </table:table-cell>
          <table:table-cell office:value-type="float" office:value="4.2349935931" calcext:value-type="float">
            <text:p>4,2349935931</text:p>
          </table:table-cell>
          <table:table-cell office:value-type="float" office:value="4.4424961621" calcext:value-type="float">
            <text:p>4,4424961621</text:p>
          </table:table-cell>
          <table:table-cell office:value-type="float" office:value="4.6539104816" calcext:value-type="float">
            <text:p>4,6539104816</text:p>
          </table:table-cell>
          <table:table-cell office:value-type="float" office:value="4.8705872459" calcext:value-type="float">
            <text:p>4,8705872459</text:p>
          </table:table-cell>
          <table:table-cell office:value-type="float" office:value="5.0946083406" calcext:value-type="float">
            <text:p>5,0946083406</text:p>
          </table:table-cell>
          <table:table-cell office:value-type="float" office:value="5.329013918" calcext:value-type="float">
            <text:p>5,329013918</text:p>
          </table:table-cell>
          <table:table-cell office:value-type="float" office:value="5.5781523524" calcext:value-type="float">
            <text:p>5,5781523524</text:p>
          </table:table-cell>
          <table:table-cell office:value-type="float" office:value="5.8482919624" calcext:value-type="float">
            <text:p>5,8482919624</text:p>
          </table:table-cell>
          <table:table-cell office:value-type="float" office:value="6.1487826616" calcext:value-type="float">
            <text:p>6,1487826616</text:p>
          </table:table-cell>
          <table:table-cell office:value-type="float" office:value="6.4942947507" calcext:value-type="float">
            <text:p>6,4942947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²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192859647" calcext:value-type="float">
            <text:p>2,5192859647</text:p>
          </table:table-cell>
          <table:table-cell office:value-type="float" office:value="2.6874697521" calcext:value-type="float">
            <text:p>2,6874697521</text:p>
          </table:table-cell>
          <table:table-cell office:value-type="float" office:value="2.8628940496" calcext:value-type="float">
            <text:p>2,8628940496</text:p>
          </table:table-cell>
          <table:table-cell office:value-type="float" office:value="3.0413357852" calcext:value-type="float">
            <text:p>3,0413357852</text:p>
          </table:table-cell>
          <table:table-cell office:value-type="float" office:value="3.2211025364" calcext:value-type="float">
            <text:p>3,2211025364</text:p>
          </table:table-cell>
          <table:table-cell office:value-type="float" office:value="3.4009826593" calcext:value-type="float">
            <text:p>3,4009826593</text:p>
          </table:table-cell>
          <table:table-cell office:value-type="float" office:value="3.5838445321" calcext:value-type="float">
            <text:p>3,5838445321</text:p>
          </table:table-cell>
          <table:table-cell office:value-type="float" office:value="3.7694426211" calcext:value-type="float">
            <text:p>3,7694426211</text:p>
          </table:table-cell>
          <table:table-cell office:value-type="float" office:value="3.9584728698" calcext:value-type="float">
            <text:p>3,9584728698</text:p>
          </table:table-cell>
          <table:table-cell office:value-type="float" office:value="4.1520593386" calcext:value-type="float">
            <text:p>4,1520593386</text:p>
          </table:table-cell>
          <table:table-cell office:value-type="float" office:value="4.3519110804" calcext:value-type="float">
            <text:p>4,3519110804</text:p>
          </table:table-cell>
          <table:table-cell office:value-type="float" office:value="4.5605180566" calcext:value-type="float">
            <text:p>4,5605180566</text:p>
          </table:table-cell>
          <table:table-cell office:value-type="float" office:value="4.7814472963" calcext:value-type="float">
            <text:p>4,7814472963</text:p>
          </table:table-cell>
          <table:table-cell office:value-type="float" office:value="5.0198576193" calcext:value-type="float">
            <text:p>5,0198576193</text:p>
          </table:table-cell>
          <table:table-cell office:value-type="float" office:value="5.2834762028" calcext:value-type="float">
            <text:p>5,2834762028</text:p>
          </table:table-cell>
          <table:table-cell office:value-type="float" office:value="5.5844640366" calcext:value-type="float">
            <text:p>5,5844640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44822469" calcext:value-type="float">
            <text:p>0,5544822469</text:p>
          </table:table-cell>
          <table:table-cell office:value-type="float" office:value="0.5582293879" calcext:value-type="float">
            <text:p>0,5582293879</text:p>
          </table:table-cell>
          <table:table-cell office:value-type="float" office:value="0.5614197984" calcext:value-type="float">
            <text:p>0,5614197984</text:p>
          </table:table-cell>
          <table:table-cell office:value-type="float" office:value="0.5639009075" calcext:value-type="float">
            <text:p>0,5639009075</text:p>
          </table:table-cell>
          <table:table-cell office:value-type="float" office:value="0.565586561" calcext:value-type="float">
            <text:p>0,565586561</text:p>
          </table:table-cell>
          <table:table-cell office:value-type="float" office:value="0.5675535411" calcext:value-type="float">
            <text:p>0,5675535411</text:p>
          </table:table-cell>
          <table:table-cell office:value-type="float" office:value="0.5700001118" calcext:value-type="float">
            <text:p>0,5700001118</text:p>
          </table:table-cell>
          <table:table-cell office:value-type="float" office:value="0.5731529073" calcext:value-type="float">
            <text:p>0,5731529073</text:p>
          </table:table-cell>
          <table:table-cell office:value-type="float" office:value="0.5773847602" calcext:value-type="float">
            <text:p>0,5773847602</text:p>
          </table:table-cell>
          <table:table-cell office:value-type="float" office:value="0.5832458614" calcext:value-type="float">
            <text:p>0,5832458614</text:p>
          </table:table-cell>
          <table:table-cell office:value-type="float" office:value="0.5915175561" calcext:value-type="float">
            <text:p>0,5915175561</text:p>
          </table:table-cell>
          <table:table-cell office:value-type="float" office:value="0.603309343" calcext:value-type="float">
            <text:p>0,603309343</text:p>
          </table:table-cell>
          <table:table-cell office:value-type="float" office:value="0.6202439588" calcext:value-type="float">
            <text:p>0,6202439588</text:p>
          </table:table-cell>
          <table:table-cell office:value-type="float" office:value="0.6448307142" calcext:value-type="float">
            <text:p>0,6448307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50.8967501979" calcext:value-type="float">
            <text:p>50,8967501979</text:p>
          </table:table-cell>
          <table:table-cell office:value-type="float" office:value="57.2024640977" calcext:value-type="float">
            <text:p>57,2024640977</text:p>
          </table:table-cell>
          <table:table-cell office:value-type="float" office:value="63.6798872746" calcext:value-type="float">
            <text:p>63,6798872746</text:p>
          </table:table-cell>
          <table:table-cell office:value-type="float" office:value="70.1604023568" calcext:value-type="float">
            <text:p>70,1604023568</text:p>
          </table:table-cell>
          <table:table-cell office:value-type="float" office:value="76.4311145011" calcext:value-type="float">
            <text:p>76,4311145011</text:p>
          </table:table-cell>
          <table:table-cell office:value-type="float" office:value="82.1993328167" calcext:value-type="float">
            <text:p>82,1993328167</text:p>
          </table:table-cell>
          <table:table-cell office:value-type="float" office:value="86.9159795902" calcext:value-type="float">
            <text:p>86,9159795902</text:p>
          </table:table-cell>
          <table:table-cell office:value-type="float" office:value="90.4192630331" calcext:value-type="float">
            <text:p>90,4192630331</text:p>
          </table:table-cell>
          <table:table-cell office:value-type="float" office:value="92.1699776939" calcext:value-type="float">
            <text:p>92,1699776939</text:p>
          </table:table-cell>
          <table:table-cell office:value-type="float" office:value="91.5385954586" calcext:value-type="float">
            <text:p>91,5385954586</text:p>
          </table:table-cell>
          <table:table-cell office:value-type="float" office:value="87.7849496993" calcext:value-type="float">
            <text:p>87,7849496993</text:p>
          </table:table-cell>
          <table:table-cell office:value-type="float" office:value="80.0296992935" calcext:value-type="float">
            <text:p>80,0296992935</text:p>
          </table:table-cell>
          <table:table-cell office:value-type="float" office:value="67.234472031" calcext:value-type="float">
            <text:p>67,234472031</text:p>
          </table:table-cell>
          <table:table-cell office:value-type="float" office:value="48.3178426946" calcext:value-type="float">
            <text:p>48,3178426946</text:p>
          </table:table-cell>
          <table:table-cell office:value-type="float" office:value="23.185506655" calcext:value-type="float">
            <text:p>23,185506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077375258" calcext:value-type="float">
            <text:p>0,2077375258</text:p>
          </table:table-cell>
          <table:table-cell office:value-type="float" office:value="0.2305629844" calcext:value-type="float">
            <text:p>0,2305629844</text:p>
          </table:table-cell>
          <table:table-cell office:value-type="float" office:value="0.2543773891" calcext:value-type="float">
            <text:p>0,2543773891</text:p>
          </table:table-cell>
          <table:table-cell office:value-type="float" office:value="0.2788408023" calcext:value-type="float">
            <text:p>0,2788408023</text:p>
          </table:table-cell>
          <table:table-cell office:value-type="float" office:value="0.3035039531" calcext:value-type="float">
            <text:p>0,3035039531</text:p>
          </table:table-cell>
          <table:table-cell office:value-type="float" office:value="0.3186180204" calcext:value-type="float">
            <text:p>0,3186180204</text:p>
          </table:table-cell>
          <table:table-cell office:value-type="float" office:value="0.3309573959" calcext:value-type="float">
            <text:p>0,3309573959</text:p>
          </table:table-cell>
          <table:table-cell office:value-type="float" office:value="0.340294629" calcext:value-type="float">
            <text:p>0,340294629</text:p>
          </table:table-cell>
          <table:table-cell office:value-type="float" office:value="0.3454757667" calcext:value-type="float">
            <text:p>0,3454757667</text:p>
          </table:table-cell>
          <table:table-cell office:value-type="float" office:value="0.3450714159" calcext:value-type="float">
            <text:p>0,3450714159</text:p>
          </table:table-cell>
          <table:table-cell office:value-type="float" office:value="0.3372104648" calcext:value-type="float">
            <text:p>0,3372104648</text:p>
          </table:table-cell>
          <table:table-cell office:value-type="float" office:value="0.319265995" calcext:value-type="float">
            <text:p>0,319265995</text:p>
          </table:table-cell>
          <table:table-cell office:value-type="float" office:value="0.2872254002" calcext:value-type="float">
            <text:p>0,2872254002</text:p>
          </table:table-cell>
          <table:table-cell office:value-type="float" office:value="0.23437011" calcext:value-type="float">
            <text:p>0,23437011</text:p>
          </table:table-cell>
          <table:table-cell office:value-type="float" office:value="0.1485773313" calcext:value-type="float">
            <text:p>0,14857733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38.4841792307" calcext:value-type="float">
            <text:p>38,4841792307</text:p>
          </table:table-cell>
          <table:table-cell office:value-type="float" office:value="45.2755049773" calcext:value-type="float">
            <text:p>45,2755049773</text:p>
          </table:table-cell>
          <table:table-cell office:value-type="float" office:value="51.9963981205" calcext:value-type="float">
            <text:p>51,9963981205</text:p>
          </table:table-cell>
          <table:table-cell office:value-type="float" office:value="58.87026344" calcext:value-type="float">
            <text:p>58,87026344</text:p>
          </table:table-cell>
          <table:table-cell office:value-type="float" office:value="65.7876942054" calcext:value-type="float">
            <text:p>65,7876942054</text:p>
          </table:table-cell>
          <table:table-cell office:value-type="float" office:value="72.5499800894" calcext:value-type="float">
            <text:p>72,5499800894</text:p>
          </table:table-cell>
          <table:table-cell office:value-type="float" office:value="78.9177954576" calcext:value-type="float">
            <text:p>78,9177954576</text:p>
          </table:table-cell>
          <table:table-cell office:value-type="float" office:value="84.5515727495" calcext:value-type="float">
            <text:p>84,5515727495</text:p>
          </table:table-cell>
          <table:table-cell office:value-type="float" office:value="88.7040049388" calcext:value-type="float">
            <text:p>88,7040049388</text:p>
          </table:table-cell>
          <table:table-cell office:value-type="float" office:value="91.3821619742" calcext:value-type="float">
            <text:p>91,3821619742</text:p>
          </table:table-cell>
          <table:table-cell office:value-type="float" office:value="92.0544896183" calcext:value-type="float">
            <text:p>92,0544896183</text:p>
          </table:table-cell>
          <table:table-cell office:value-type="float" office:value="90.1251426539" calcext:value-type="float">
            <text:p>90,1251426539</text:p>
          </table:table-cell>
          <table:table-cell office:value-type="float" office:value="84.9339633901" calcext:value-type="float">
            <text:p>84,9339633901</text:p>
          </table:table-cell>
          <table:table-cell office:value-type="float" office:value="75.7784214856" calcext:value-type="float">
            <text:p>75,7784214856</text:p>
          </table:table-cell>
          <table:table-cell office:value-type="float" office:value="62.0088365341" calcext:value-type="float">
            <text:p>62,0088365341</text:p>
          </table:table-cell>
          <table:table-cell office:value-type="float" office:value="43.3456008803" calcext:value-type="float">
            <text:p>43,3456008803</text:p>
          </table:table-cell>
          <table:table-cell office:value-type="float" office:value="20.8608250141" calcext:value-type="float">
            <text:p>20,8608250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160.3028267292" calcext:value-type="float">
            <text:p>160,3028267292</text:p>
          </table:table-cell>
          <table:table-cell office:value-type="float" office:value="187.9483040532" calcext:value-type="float">
            <text:p>187,9483040532</text:p>
          </table:table-cell>
          <table:table-cell office:value-type="float" office:value="218.2896976766" calcext:value-type="float">
            <text:p>218,2896976766</text:p>
          </table:table-cell>
          <table:table-cell office:value-type="float" office:value="251.1946323954" calcext:value-type="float">
            <text:p>251,1946323954</text:p>
          </table:table-cell>
          <table:table-cell office:value-type="float" office:value="286.5922364106" calcext:value-type="float">
            <text:p>286,5922364106</text:p>
          </table:table-cell>
          <table:table-cell office:value-type="float" office:value="324.3812421085" calcext:value-type="float">
            <text:p>324,3812421085</text:p>
          </table:table-cell>
          <table:table-cell office:value-type="float" office:value="364.4069945887" calcext:value-type="float">
            <text:p>364,4069945887</text:p>
          </table:table-cell>
          <table:table-cell office:value-type="float" office:value="406.4842357932" calcext:value-type="float">
            <text:p>406,4842357932</text:p>
          </table:table-cell>
          <table:table-cell office:value-type="float" office:value="451.308256285" calcext:value-type="float">
            <text:p>451,308256285</text:p>
          </table:table-cell>
          <table:table-cell office:value-type="float" office:value="498.7057879453" calcext:value-type="float">
            <text:p>498,7057879453</text:p>
          </table:table-cell>
          <table:table-cell office:value-type="float" office:value="548.5100921492" calcext:value-type="float">
            <text:p>548,5100921492</text:p>
          </table:table-cell>
          <table:table-cell office:value-type="float" office:value="600.5512391745" calcext:value-type="float">
            <text:p>600,5512391745</text:p>
          </table:table-cell>
          <table:table-cell office:value-type="float" office:value="654.6417805622" calcext:value-type="float">
            <text:p>654,6417805622</text:p>
          </table:table-cell>
          <table:table-cell office:value-type="float" office:value="710.553283938" calcext:value-type="float">
            <text:p>710,553283938</text:p>
          </table:table-cell>
          <table:table-cell office:value-type="float" office:value="767.9720796717" calcext:value-type="float">
            <text:p>767,9720796717</text:p>
          </table:table-cell>
          <table:table-cell office:value-type="float" office:value="826.4064364039" calcext:value-type="float">
            <text:p>826,40643640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56363877" calcext:value-type="float">
            <text:p>0,0456363877</text:p>
          </table:table-cell>
          <table:table-cell office:value-type="float" office:value="0.0447805689" calcext:value-type="float">
            <text:p>0,0447805689</text:p>
          </table:table-cell>
          <table:table-cell office:value-type="float" office:value="0.0439715374" calcext:value-type="float">
            <text:p>0,0439715374</text:p>
          </table:table-cell>
          <table:table-cell office:value-type="float" office:value="0.0431443417" calcext:value-type="float">
            <text:p>0,0431443417</text:p>
          </table:table-cell>
          <table:table-cell office:value-type="float" office:value="0.042347583" calcext:value-type="float">
            <text:p>0,042347583</text:p>
          </table:table-cell>
          <table:table-cell office:value-type="float" office:value="0.0416302059" calcext:value-type="float">
            <text:p>0,0416302059</text:p>
          </table:table-cell>
          <table:table-cell office:value-type="float" office:value="0.0408817913" calcext:value-type="float">
            <text:p>0,0408817913</text:p>
          </table:table-cell>
          <table:table-cell office:value-type="float" office:value="0.0392724196" calcext:value-type="float">
            <text:p>0,0392724196</text:p>
          </table:table-cell>
          <table:table-cell office:value-type="float" office:value="0.0388377159" calcext:value-type="float">
            <text:p>0,0388377159</text:p>
          </table:table-cell>
          <table:table-cell office:value-type="float" office:value="0.0383263209" calcext:value-type="float">
            <text:p>0,0383263209</text:p>
          </table:table-cell>
          <table:table-cell office:value-type="float" office:value="0.0377727305" calcext:value-type="float">
            <text:p>0,0377727305</text:p>
          </table:table-cell>
          <table:table-cell office:value-type="float" office:value="0.0371971832" calcext:value-type="float">
            <text:p>0,0371971832</text:p>
          </table:table-cell>
          <table:table-cell office:value-type="float" office:value="0.0366093728" calcext:value-type="float">
            <text:p>0,0366093728</text:p>
          </table:table-cell>
          <table:table-cell office:value-type="float" office:value="0.0360099532" calcext:value-type="float">
            <text:p>0,0360099532</text:p>
          </table:table-cell>
          <table:table-cell office:value-type="float" office:value="0.035389047" calcext:value-type="float">
            <text:p>0,035389047</text:p>
          </table:table-cell>
          <table:table-cell office:value-type="float" office:value="0.0347196071" calcext:value-type="float">
            <text:p>0,0347196071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161.4820434062" calcext:value-type="float">
            <text:p>161,4820434062</text:p>
          </table:table-cell>
          <table:table-cell office:value-type="float" office:value="189.8092930089" calcext:value-type="float">
            <text:p>189,8092930089</text:p>
          </table:table-cell>
          <table:table-cell office:value-type="float" office:value="220.7833631774" calcext:value-type="float">
            <text:p>220,7833631774</text:p>
          </table:table-cell>
          <table:table-cell office:value-type="float" office:value="254.4640065672" calcext:value-type="float">
            <text:p>254,4640065672</text:p>
          </table:table-cell>
          <table:table-cell office:value-type="float" office:value="290.8057914234" calcext:value-type="float">
            <text:p>290,8057914234</text:p>
          </table:table-cell>
          <table:table-cell office:value-type="float" office:value="329.7273377911" calcext:value-type="float">
            <text:p>329,7273377911</text:p>
          </table:table-cell>
          <table:table-cell office:value-type="float" office:value="371.0688699985" calcext:value-type="float">
            <text:p>371,0688699985</text:p>
          </table:table-cell>
          <table:table-cell office:value-type="float" office:value="414.676371287" calcext:value-type="float">
            <text:p>414,676371287</text:p>
          </table:table-cell>
          <table:table-cell office:value-type="float" office:value="461.2858808962" calcext:value-type="float">
            <text:p>461,2858808962</text:p>
          </table:table-cell>
          <table:table-cell office:value-type="float" office:value="510.7468549173" calcext:value-type="float">
            <text:p>510,7468549173</text:p>
          </table:table-cell>
          <table:table-cell office:value-type="float" office:value="562.9202303372" calcext:value-type="float">
            <text:p>562,9202303372</text:p>
          </table:table-cell>
          <table:table-cell office:value-type="float" office:value="617.6745184449" calcext:value-type="float">
            <text:p>617,6745184449</text:p>
          </table:table-cell>
          <table:table-cell office:value-type="float" office:value="674.8815247574" calcext:value-type="float">
            <text:p>674,8815247574</text:p>
          </table:table-cell>
          <table:table-cell office:value-type="float" office:value="734.4114159399" calcext:value-type="float">
            <text:p>734,4114159399</text:p>
          </table:table-cell>
          <table:table-cell office:value-type="float" office:value="796.1261927128" calcext:value-type="float">
            <text:p>796,1261927128</text:p>
          </table:table-cell>
          <table:table-cell office:value-type="float" office:value="859.8692080676" calcext:value-type="float">
            <text:p>859,86920806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60.5603298271" calcext:value-type="float">
            <text:p>360,5603298271</text:p>
          </table:table-cell>
          <table:table-cell office:value-type="float" office:value="426.3128887304" calcext:value-type="float">
            <text:p>426,3128887304</text:p>
          </table:table-cell>
          <table:table-cell office:value-type="float" office:value="498.6568070288" calcext:value-type="float">
            <text:p>498,6568070288</text:p>
          </table:table-cell>
          <table:table-cell office:value-type="float" office:value="578.096060615" calcext:value-type="float">
            <text:p>578,096060615</text:p>
          </table:table-cell>
          <table:table-cell office:value-type="float" office:value="664.3958449666" calcext:value-type="float">
            <text:p>664,3958449666</text:p>
          </table:table-cell>
          <table:table-cell office:value-type="float" office:value="757.0862275319" calcext:value-type="float">
            <text:p>757,0862275319</text:p>
          </table:table-cell>
          <table:table-cell office:value-type="float" office:value="855.1276726022" calcext:value-type="float">
            <text:p>855,1276726022</text:p>
          </table:table-cell>
          <table:table-cell office:value-type="float" office:value="957.551753056" calcext:value-type="float">
            <text:p>957,551753056</text:p>
          </table:table-cell>
          <table:table-cell office:value-type="float" office:value="1070.2936899466" calcext:value-type="float">
            <text:p>1070,2936899466</text:p>
          </table:table-cell>
          <table:table-cell office:value-type="float" office:value="1192.5398227318" calcext:value-type="float">
            <text:p>1192,5398227318</text:p>
          </table:table-cell>
          <table:table-cell office:value-type="float" office:value="1323.5944873729" calcext:value-type="float">
            <text:p>1323,5944873729</text:p>
          </table:table-cell>
          <table:table-cell office:value-type="float" office:value="1462.8398054672" calcext:value-type="float">
            <text:p>1462,8398054672</text:p>
          </table:table-cell>
          <table:table-cell office:value-type="float" office:value="1609.6998667878" calcext:value-type="float">
            <text:p>1609,6998667878</text:p>
          </table:table-cell>
          <table:table-cell office:value-type="float" office:value="1763.601783955" calcext:value-type="float">
            <text:p>1763,601783955</text:p>
          </table:table-cell>
          <table:table-cell office:value-type="float" office:value="1923.9235509611" calcext:value-type="float">
            <text:p>1923,9235509611</text:p>
          </table:table-cell>
          <table:table-cell office:value-type="float" office:value="2089.9082898108" calcext:value-type="float">
            <text:p>2089,90828981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96880341" calcext:value-type="float">
            <text:p>0,2696880341</text:p>
          </table:table-cell>
          <table:table-cell office:value-type="float" office:value="0.266253096" calcext:value-type="float">
            <text:p>0,266253096</text:p>
          </table:table-cell>
          <table:table-cell office:value-type="float" office:value="0.2627566241" calcext:value-type="float">
            <text:p>0,2627566241</text:p>
          </table:table-cell>
          <table:table-cell office:value-type="float" office:value="0.2598786893" calcext:value-type="float">
            <text:p>0,2598786893</text:p>
          </table:table-cell>
          <table:table-cell office:value-type="float" office:value="0.2571996854" calcext:value-type="float">
            <text:p>0,2571996854</text:p>
          </table:table-cell>
          <table:table-cell office:value-type="float" office:value="0.2545547846" calcext:value-type="float">
            <text:p>0,2545547846</text:p>
          </table:table-cell>
          <table:table-cell office:value-type="float" office:value="0.2516026041" calcext:value-type="float">
            <text:p>0,2516026041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6.4464699654" calcext:value-type="float">
            <text:p>36,4464699654</text:p>
          </table:table-cell>
          <table:table-cell office:value-type="float" office:value="42.6811239142" calcext:value-type="float">
            <text:p>42,6811239142</text:p>
          </table:table-cell>
          <table:table-cell office:value-type="float" office:value="49.3846618725" calcext:value-type="float">
            <text:p>49,3846618725</text:p>
          </table:table-cell>
          <table:table-cell office:value-type="float" office:value="56.7288405265" calcext:value-type="float">
            <text:p>56,7288405265</text:p>
          </table:table-cell>
          <table:table-cell office:value-type="float" office:value="64.6071804268" calcext:value-type="float">
            <text:p>64,6071804268</text:p>
          </table:table-cell>
          <table:table-cell office:value-type="float" office:value="72.9534250075" calcext:value-type="float">
            <text:p>72,9534250075</text:p>
          </table:table-cell>
          <table:table-cell office:value-type="float" office:value="81.6151652214" calcext:value-type="float">
            <text:p>81,6151652214</text:p>
          </table:table-cell>
          <table:table-cell office:value-type="float" office:value="90.5214827322" calcext:value-type="float">
            <text:p>90,5214827322</text:p>
          </table:table-cell>
          <table:table-cell office:value-type="float" office:value="100.9737910569" calcext:value-type="float">
            <text:p>100,9737910569</text:p>
          </table:table-cell>
          <table:table-cell office:value-type="float" office:value="112.108420351" calcext:value-type="float">
            <text:p>112,108420351</text:p>
          </table:table-cell>
          <table:table-cell office:value-type="float" office:value="123.8823294896" calcext:value-type="float">
            <text:p>123,8823294896</text:p>
          </table:table-cell>
          <table:table-cell office:value-type="float" office:value="136.2540993237" calcext:value-type="float">
            <text:p>136,2540993237</text:p>
          </table:table-cell>
          <table:table-cell office:value-type="float" office:value="149.1815180115" calcext:value-type="float">
            <text:p>149,1815180115</text:p>
          </table:table-cell>
          <table:table-cell office:value-type="float" office:value="162.6180219231" calcext:value-type="float">
            <text:p>162,6180219231</text:p>
          </table:table-cell>
          <table:table-cell office:value-type="float" office:value="176.5068667107" calcext:value-type="float">
            <text:p>176,5068667107</text:p>
          </table:table-cell>
          <table:table-cell office:value-type="float" office:value="190.7701344407" calcext:value-type="float">
            <text:p>190,7701344407</text:p>
          </table:table-cell>
          <table:table-cell office:value-type="float" office:value="205.2856752851" calcext:value-type="float">
            <text:p>205,2856752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,1492138755</text:p>
          </table:table-cell>
          <table:table-cell office:value-type="float" office:value="160.3415355871" calcext:value-type="float">
            <text:p>160,3415355871</text:p>
          </table:table-cell>
          <table:table-cell office:value-type="float" office:value="188.2154984247" calcext:value-type="float">
            <text:p>188,2154984247</text:p>
          </table:table-cell>
          <table:table-cell office:value-type="float" office:value="218.6483663769" calcext:value-type="float">
            <text:p>218,6483663769</text:p>
          </table:table-cell>
          <table:table-cell office:value-type="float" office:value="251.6656268438" calcext:value-type="float">
            <text:p>251,6656268438</text:p>
          </table:table-cell>
          <table:table-cell office:value-type="float" office:value="287.1968322197" calcext:value-type="float">
            <text:p>287,1968322197</text:p>
          </table:table-cell>
          <table:table-cell office:value-type="float" office:value="325.1390877568" calcext:value-type="float">
            <text:p>325,1390877568</text:p>
          </table:table-cell>
          <table:table-cell office:value-type="float" office:value="365.3068850139" calcext:value-type="float">
            <text:p>365,3068850139</text:p>
          </table:table-cell>
          <table:table-cell office:value-type="float" office:value="407.5188233194" calcext:value-type="float">
            <text:p>407,5188233194</text:p>
          </table:table-cell>
          <table:table-cell office:value-type="float" office:value="452.4638502913" calcext:value-type="float">
            <text:p>452,4638502913</text:p>
          </table:table-cell>
          <table:table-cell office:value-type="float" office:value="499.9513573372" calcext:value-type="float">
            <text:p>499,9513573372</text:p>
          </table:table-cell>
          <table:table-cell office:value-type="float" office:value="549.7936525739" calcext:value-type="float">
            <text:p>549,7936525739</text:p>
          </table:table-cell>
          <table:table-cell office:value-type="float" office:value="601.797664577" calcext:value-type="float">
            <text:p>601,797664577</text:p>
          </table:table-cell>
          <table:table-cell office:value-type="float" office:value="655.7538680992" calcext:value-type="float">
            <text:p>655,7538680992</text:p>
          </table:table-cell>
          <table:table-cell office:value-type="float" office:value="711.4201315362" calcext:value-type="float">
            <text:p>711,4201315362</text:p>
          </table:table-cell>
          <table:table-cell office:value-type="float" office:value="768.4951826428" calcext:value-type="float">
            <text:p>768,4951826428</text:p>
          </table:table-cell>
          <table:table-cell office:value-type="float" office:value="826.5698539795" calcext:value-type="float">
            <text:p>826,5698539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302820986" calcext:value-type="float">
            <text:p>12,7302820986</text:p>
          </table:table-cell>
          <table:table-cell office:value-type="float" office:value="14.4545155385" calcext:value-type="float">
            <text:p>14,4545155385</text:p>
          </table:table-cell>
          <table:table-cell office:value-type="float" office:value="16.3377968183" calcext:value-type="float">
            <text:p>16,3377968183</text:p>
          </table:table-cell>
          <table:table-cell office:value-type="float" office:value="18.3871489294" calcext:value-type="float">
            <text:p>18,3871489294</text:p>
          </table:table-cell>
          <table:table-cell office:value-type="float" office:value="20.6026358916" calcext:value-type="float">
            <text:p>20,6026358916</text:p>
          </table:table-cell>
          <table:table-cell office:value-type="float" office:value="22.9872812222" calcext:value-type="float">
            <text:p>22,9872812222</text:p>
          </table:table-cell>
          <table:table-cell office:value-type="float" office:value="25.5500249574" calcext:value-type="float">
            <text:p>25,5500249574</text:p>
          </table:table-cell>
          <table:table-cell office:value-type="float" office:value="28.2853045373" calcext:value-type="float">
            <text:p>28,2853045373</text:p>
          </table:table-cell>
          <table:table-cell office:value-type="float" office:value="31.0453817772" calcext:value-type="float">
            <text:p>31,0453817772</text:p>
          </table:table-cell>
          <table:table-cell office:value-type="float" office:value="33.9956808244" calcext:value-type="float">
            <text:p>33,9956808244</text:p>
          </table:table-cell>
          <table:table-cell office:value-type="float" office:value="37.1246571009" calcext:value-type="float">
            <text:p>37,1246571009</text:p>
          </table:table-cell>
          <table:table-cell office:value-type="float" office:value="40.421687863" calcext:value-type="float">
            <text:p>40,421687863</text:p>
          </table:table-cell>
          <table:table-cell office:value-type="float" office:value="43.8760941786" calcext:value-type="float">
            <text:p>43,8760941786</text:p>
          </table:table-cell>
          <table:table-cell office:value-type="float" office:value="47.4759553579" calcext:value-type="float">
            <text:p>47,4759553579</text:p>
          </table:table-cell>
          <table:table-cell office:value-type="float" office:value="51.206358277" calcext:value-type="float">
            <text:p>51,206358277</text:p>
          </table:table-cell>
          <table:table-cell office:value-type="float" office:value="55.0462345378" calcext:value-type="float">
            <text:p>55,0462345378</text:p>
          </table:table-cell>
          <table:table-cell office:value-type="float" office:value="58.9618164495" calcext:value-type="float">
            <text:p>58,9618164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6966040821" calcext:value-type="float">
            <text:p>98,6966040821</text:p>
          </table:table-cell>
          <table:table-cell office:value-type="float" office:value="117.621702815" calcext:value-type="float">
            <text:p>117,621702815</text:p>
          </table:table-cell>
          <table:table-cell office:value-type="float" office:value="138.5636421807" calcext:value-type="float">
            <text:p>138,5636421807</text:p>
          </table:table-cell>
          <table:table-cell office:value-type="float" office:value="161.5608571501" calcext:value-type="float">
            <text:p>161,5608571501</text:p>
          </table:table-cell>
          <table:table-cell office:value-type="float" office:value="186.5874519686" calcext:value-type="float">
            <text:p>186,5874519686</text:p>
          </table:table-cell>
          <table:table-cell office:value-type="float" office:value="213.638811403" calcext:value-type="float">
            <text:p>213,638811403</text:p>
          </table:table-cell>
          <table:table-cell office:value-type="float" office:value="242.7660768871" calcext:value-type="float">
            <text:p>242,7660768871</text:p>
          </table:table-cell>
          <table:table-cell office:value-type="float" office:value="273.8855118565" calcext:value-type="float">
            <text:p>273,8855118565</text:p>
          </table:table-cell>
          <table:table-cell office:value-type="float" office:value="305.5104447363" calcext:value-type="float">
            <text:p>305,5104447363</text:p>
          </table:table-cell>
          <table:table-cell office:value-type="float" office:value="339.1998359339" calcext:value-type="float">
            <text:p>339,1998359339</text:p>
          </table:table-cell>
          <table:table-cell office:value-type="float" office:value="374.8234584557" calcext:value-type="float">
            <text:p>374,8234584557</text:p>
          </table:table-cell>
          <table:table-cell office:value-type="float" office:value="412.2559928255" calcext:value-type="float">
            <text:p>412,2559928255</text:p>
          </table:table-cell>
          <table:table-cell office:value-type="float" office:value="451.369721163" calcext:value-type="float">
            <text:p>451,369721163</text:p>
          </table:table-cell>
          <table:table-cell office:value-type="float" office:value="492.0237586391" calcext:value-type="float">
            <text:p>492,0237586391</text:p>
          </table:table-cell>
          <table:table-cell office:value-type="float" office:value="534.0464172273" calcext:value-type="float">
            <text:p>534,0464172273</text:p>
          </table:table-cell>
          <table:table-cell office:value-type="float" office:value="577.201945231" calcext:value-type="float">
            <text:p>577,201945231</text:p>
          </table:table-cell>
          <table:table-cell office:value-type="float" office:value="621.1207611189" calcext:value-type="float">
            <text:p>621,1207611189</text:p>
          </table:table-cell>
          <table:table-cell table:number-columns-repeated="3"/>
          <table:table-cell>
            <draw:frame draw:z-index="2" draw:style-name="gr1" draw:text-style-name="P1" svg:width="21.481cm" svg:height="11.181cm" svg:x="0.778cm" svg:y="0.06cm">
              <draw:object draw:notify-on-update-of-ranges="'DICE2023-b-3-17-3'.B10:'DICE2023-b-3-17-3'.R10 'DICE2023-b-3-17-3'.A68:'DICE2023-b-3-17-3'.A68 'DICE2023-b-3-17-3'.B86:'DICE2023-b-3-17-3'.R86 'DICE2023-b-3-17-3'.A131:'DICE2023-b-3-17-3'.A131 'DICE2023-b-3-17-3'.B149:'DICE2023-b-3-17-3'.R149 'DICE2023-b-3-17-3'.A194:'DICE2023-b-3-17-3'.A194 'DICE2023-b-3-17-3'.B212:'DICE2023-b-3-17-3'.R2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0627532" calcext:value-type="float">
            <text:p>0,0070627532</text:p>
          </table:table-cell>
          <table:table-cell office:value-type="float" office:value="0.0083968206" calcext:value-type="float">
            <text:p>0,0083968206</text:p>
          </table:table-cell>
          <table:table-cell office:value-type="float" office:value="0.0096700982" calcext:value-type="float">
            <text:p>0,0096700982</text:p>
          </table:table-cell>
          <table:table-cell office:value-type="float" office:value="0.0109971534" calcext:value-type="float">
            <text:p>0,0109971534</text:p>
          </table:table-cell>
          <table:table-cell office:value-type="float" office:value="0.012410204" calcext:value-type="float">
            <text:p>0,012410204</text:p>
          </table:table-cell>
          <table:table-cell office:value-type="float" office:value="0.0139152855" calcext:value-type="float">
            <text:p>0,0139152855</text:p>
          </table:table-cell>
          <table:table-cell office:value-type="float" office:value="0.0155280743" calcext:value-type="float">
            <text:p>0,0155280743</text:p>
          </table:table-cell>
          <table:table-cell office:value-type="float" office:value="0.0172605638" calcext:value-type="float">
            <text:p>0,0172605638</text:p>
          </table:table-cell>
          <table:table-cell office:value-type="float" office:value="0.0191248659" calcext:value-type="float">
            <text:p>0,0191248659</text:p>
          </table:table-cell>
          <table:table-cell office:value-type="float" office:value="0.0211366893" calcext:value-type="float">
            <text:p>0,0211366893</text:p>
          </table:table-cell>
          <table:table-cell office:value-type="float" office:value="0.0233187174" calcext:value-type="float">
            <text:p>0,0233187174</text:p>
          </table:table-cell>
          <table:table-cell office:value-type="float" office:value="0.0257042397" calcext:value-type="float">
            <text:p>0,0257042397</text:p>
          </table:table-cell>
          <table:table-cell office:value-type="float" office:value="0.0283422437" calcext:value-type="float">
            <text:p>0,0283422437</text:p>
          </table:table-cell>
          <table:table-cell office:value-type="float" office:value="0.0313057285" calcext:value-type="float">
            <text:p>0,0313057285</text:p>
          </table:table-cell>
          <table:table-cell office:value-type="float" office:value="0.034706822" calcext:value-type="float">
            <text:p>0,034706822</text:p>
          </table:table-cell>
          <table:table-cell office:value-type="float" office:value="0.0387260688" calcext:value-type="float">
            <text:p>0,0387260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,73274527</text:p>
          </table:table-cell>
          <table:table-cell office:value-type="float" office:value="1.1405078191" calcext:value-type="float">
            <text:p>1,1405078191</text:p>
          </table:table-cell>
          <table:table-cell office:value-type="float" office:value="1.5937945843" calcext:value-type="float">
            <text:p>1,5937945843</text:p>
          </table:table-cell>
          <table:table-cell office:value-type="float" office:value="2.1349968005" calcext:value-type="float">
            <text:p>2,1349968005</text:p>
          </table:table-cell>
          <table:table-cell office:value-type="float" office:value="2.7983797234" calcext:value-type="float">
            <text:p>2,7983797234</text:p>
          </table:table-cell>
          <table:table-cell office:value-type="float" office:value="3.6089592036" calcext:value-type="float">
            <text:p>3,6089592036</text:p>
          </table:table-cell>
          <table:table-cell office:value-type="float" office:value="4.5882500343" calcext:value-type="float">
            <text:p>4,5882500343</text:p>
          </table:table-cell>
          <table:table-cell office:value-type="float" office:value="5.7619849846" calcext:value-type="float">
            <text:p>5,7619849846</text:p>
          </table:table-cell>
          <table:table-cell office:value-type="float" office:value="7.1575479676" calcext:value-type="float">
            <text:p>7,1575479676</text:p>
          </table:table-cell>
          <table:table-cell office:value-type="float" office:value="8.8220306049" calcext:value-type="float">
            <text:p>8,8220306049</text:p>
          </table:table-cell>
          <table:table-cell office:value-type="float" office:value="10.7954975801" calcext:value-type="float">
            <text:p>10,7954975801</text:p>
          </table:table-cell>
          <table:table-cell office:value-type="float" office:value="13.1265777633" calcext:value-type="float">
            <text:p>13,1265777633</text:p>
          </table:table-cell>
          <table:table-cell office:value-type="float" office:value="15.8768538679" calcext:value-type="float">
            <text:p>15,8768538679</text:p>
          </table:table-cell>
          <table:table-cell office:value-type="float" office:value="19.1276566582" calcext:value-type="float">
            <text:p>19,1276566582</text:p>
          </table:table-cell>
          <table:table-cell office:value-type="float" office:value="22.9912844038" calcext:value-type="float">
            <text:p>22,9912844038</text:p>
          </table:table-cell>
          <table:table-cell office:value-type="float" office:value="27.63101007" calcext:value-type="float">
            <text:p>27,63101007</text:p>
          </table:table-cell>
          <table:table-cell office:value-type="float" office:value="33.2993540881" calcext:value-type="float">
            <text:p>33,2993540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38708858" calcext:value-type="float">
            <text:p>0,038708858</text:p>
          </table:table-cell>
          <table:table-cell office:value-type="float" office:value="0.2671943714" calcext:value-type="float">
            <text:p>0,2671943714</text:p>
          </table:table-cell>
          <table:table-cell office:value-type="float" office:value="0.3586687003" calcext:value-type="float">
            <text:p>0,3586687003</text:p>
          </table:table-cell>
          <table:table-cell office:value-type="float" office:value="0.4709944484" calcext:value-type="float">
            <text:p>0,4709944484</text:p>
          </table:table-cell>
          <table:table-cell office:value-type="float" office:value="0.6045958092" calcext:value-type="float">
            <text:p>0,6045958092</text:p>
          </table:table-cell>
          <table:table-cell office:value-type="float" office:value="0.7578456483" calcext:value-type="float">
            <text:p>0,7578456483</text:p>
          </table:table-cell>
          <table:table-cell office:value-type="float" office:value="0.8998904252" calcext:value-type="float">
            <text:p>0,8998904252</text:p>
          </table:table-cell>
          <table:table-cell office:value-type="float" office:value="1.0345875262" calcext:value-type="float">
            <text:p>1,0345875262</text:p>
          </table:table-cell>
          <table:table-cell office:value-type="float" office:value="1.1555940063" calcext:value-type="float">
            <text:p>1,1555940063</text:p>
          </table:table-cell>
          <table:table-cell office:value-type="float" office:value="1.2455693919" calcext:value-type="float">
            <text:p>1,2455693919</text:p>
          </table:table-cell>
          <table:table-cell office:value-type="float" office:value="1.2835604247" calcext:value-type="float">
            <text:p>1,2835604247</text:p>
          </table:table-cell>
          <table:table-cell office:value-type="float" office:value="1.2464254025" calcext:value-type="float">
            <text:p>1,2464254025</text:p>
          </table:table-cell>
          <table:table-cell office:value-type="float" office:value="1.112087537" calcext:value-type="float">
            <text:p>1,112087537</text:p>
          </table:table-cell>
          <table:table-cell office:value-type="float" office:value="0.8668475982" calcext:value-type="float">
            <text:p>0,8668475982</text:p>
          </table:table-cell>
          <table:table-cell office:value-type="float" office:value="0.5231029711" calcext:value-type="float">
            <text:p>0,5231029711</text:p>
          </table:table-cell>
          <table:table-cell office:value-type="float" office:value="0.1634175755" calcext:value-type="float">
            <text:p>0,1634175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4733" calcext:value-type="float">
            <text:p>0,0002414733</text:p>
          </table:table-cell>
          <table:table-cell office:value-type="float" office:value="0.0014216376" calcext:value-type="float">
            <text:p>0,0014216376</text:p>
          </table:table-cell>
          <table:table-cell office:value-type="float" office:value="0.0016430858" calcext:value-type="float">
            <text:p>0,0016430858</text:p>
          </table:table-cell>
          <table:table-cell office:value-type="float" office:value="0.001875018" calcext:value-type="float">
            <text:p>0,001875018</text:p>
          </table:table-cell>
          <table:table-cell office:value-type="float" office:value="0.0021096029" calcext:value-type="float">
            <text:p>0,0021096029</text:p>
          </table:table-cell>
          <table:table-cell office:value-type="float" office:value="0.0023362807" calcext:value-type="float">
            <text:p>0,0023362807</text:p>
          </table:table-cell>
          <table:table-cell office:value-type="float" office:value="0.0024694653" calcext:value-type="float">
            <text:p>0,0024694653</text:p>
          </table:table-cell>
          <table:table-cell office:value-type="float" office:value="0.0025452095" calcext:value-type="float">
            <text:p>0,0025452095</text:p>
          </table:table-cell>
          <table:table-cell office:value-type="float" office:value="0.0025605426" calcext:value-type="float">
            <text:p>0,0025605426</text:p>
          </table:table-cell>
          <table:table-cell office:value-type="float" office:value="0.0024976036" calcext:value-type="float">
            <text:p>0,0024976036</text:p>
          </table:table-cell>
          <table:table-cell office:value-type="float" office:value="0.0023400853" calcext:value-type="float">
            <text:p>0,0023400853</text:p>
          </table:table-cell>
          <table:table-cell office:value-type="float" office:value="0.0020754689" calcext:value-type="float">
            <text:p>0,0020754689</text:p>
          </table:table-cell>
          <table:table-cell office:value-type="float" office:value="0.0016987726" calcext:value-type="float">
            <text:p>0,0016987726</text:p>
          </table:table-cell>
          <table:table-cell office:value-type="float" office:value="0.0012199614" calcext:value-type="float">
            <text:p>0,0012199614</text:p>
          </table:table-cell>
          <table:table-cell office:value-type="float" office:value="0.0006811484" calcext:value-type="float">
            <text:p>0,0006811484</text:p>
          </table:table-cell>
          <table:table-cell office:value-type="float" office:value="0.0001977448" calcext:value-type="float">
            <text:p>0,0001977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44.0630984095" calcext:value-type="float">
            <text:p>44,0630984095</text:p>
          </table:table-cell>
          <table:table-cell office:value-type="float" office:value="41.6102175192" calcext:value-type="float">
            <text:p>41,6102175192</text:p>
          </table:table-cell>
          <table:table-cell office:value-type="float" office:value="43.1845293964" calcext:value-type="float">
            <text:p>43,1845293964</text:p>
          </table:table-cell>
          <table:table-cell office:value-type="float" office:value="44.5626921782" calcext:value-type="float">
            <text:p>44,5626921782</text:p>
          </table:table-cell>
          <table:table-cell office:value-type="float" office:value="45.7353417079" calcext:value-type="float">
            <text:p>45,7353417079</text:p>
          </table:table-cell>
          <table:table-cell office:value-type="float" office:value="46.7079434981" calcext:value-type="float">
            <text:p>46,7079434981</text:p>
          </table:table-cell>
          <table:table-cell office:value-type="float" office:value="48.1471375867" calcext:value-type="float">
            <text:p>48,1471375867</text:p>
          </table:table-cell>
          <table:table-cell office:value-type="float" office:value="49.6407616635" calcext:value-type="float">
            <text:p>49,6407616635</text:p>
          </table:table-cell>
          <table:table-cell office:value-type="float" office:value="51.3243124705" calcext:value-type="float">
            <text:p>51,3243124705</text:p>
          </table:table-cell>
          <table:table-cell office:value-type="float" office:value="53.301334375" calcext:value-type="float">
            <text:p>53,301334375</text:p>
          </table:table-cell>
          <table:table-cell office:value-type="float" office:value="55.7231233314" calcext:value-type="float">
            <text:p>55,7231233314</text:p>
          </table:table-cell>
          <table:table-cell office:value-type="float" office:value="58.8058062643" calcext:value-type="float">
            <text:p>58,8058062643</text:p>
          </table:table-cell>
          <table:table-cell office:value-type="float" office:value="62.8650440897" calcext:value-type="float">
            <text:p>62,8650440897</text:p>
          </table:table-cell>
          <table:table-cell office:value-type="float" office:value="68.3878844441" calcext:value-type="float">
            <text:p>68,3878844441</text:p>
          </table:table-cell>
          <table:table-cell office:value-type="float" office:value="76.1863571634" calcext:value-type="float">
            <text:p>76,1863571634</text:p>
          </table:table-cell>
          <table:table-cell office:value-type="float" office:value="87.7194694985" calcext:value-type="float">
            <text:p>87,7194694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53.3387234095" calcext:value-type="float">
            <text:p>53,3387234095</text:p>
          </table:table-cell>
          <table:table-cell office:value-type="float" office:value="50.0497935253" calcext:value-type="float">
            <text:p>50,0497935253</text:p>
          </table:table-cell>
          <table:table-cell office:value-type="float" office:value="51.6473747722" calcext:value-type="float">
            <text:p>51,6473747722</text:p>
          </table:table-cell>
          <table:table-cell office:value-type="float" office:value="53.0217806989" calcext:value-type="float">
            <text:p>53,0217806989</text:p>
          </table:table-cell>
          <table:table-cell office:value-type="float" office:value="54.1665941781" calcext:value-type="float">
            <text:p>54,1665941781</text:p>
          </table:table-cell>
          <table:table-cell office:value-type="float" office:value="55.0920146624" calcext:value-type="float">
            <text:p>55,0920146624</text:p>
          </table:table-cell>
          <table:table-cell office:value-type="float" office:value="56.585201677" calcext:value-type="float">
            <text:p>56,585201677</text:p>
          </table:table-cell>
          <table:table-cell office:value-type="float" office:value="58.1576740142" calcext:value-type="float">
            <text:p>58,1576740142</text:p>
          </table:table-cell>
          <table:table-cell office:value-type="float" office:value="59.9507848284" calcext:value-type="float">
            <text:p>59,9507848284</text:p>
          </table:table-cell>
          <table:table-cell office:value-type="float" office:value="62.0866858959" calcext:value-type="float">
            <text:p>62,0866858959</text:p>
          </table:table-cell>
          <table:table-cell office:value-type="float" office:value="64.7406712732" calcext:value-type="float">
            <text:p>64,7406712732</text:p>
          </table:table-cell>
          <table:table-cell office:value-type="float" office:value="68.1610805541" calcext:value-type="float">
            <text:p>68,1610805541</text:p>
          </table:table-cell>
          <table:table-cell office:value-type="float" office:value="72.7093087198" calcext:value-type="float">
            <text:p>72,7093087198</text:p>
          </table:table-cell>
          <table:table-cell office:value-type="float" office:value="78.9422943311" calcext:value-type="float">
            <text:p>78,9422943311</text:p>
          </table:table-cell>
          <table:table-cell office:value-type="float" office:value="87.7885211087" calcext:value-type="float">
            <text:p>87,7885211087</text:p>
          </table:table-cell>
          <table:table-cell office:value-type="float" office:value="100.9165208626" calcext:value-type="float">
            <text:p>100,9165208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2840984095" calcext:value-type="float">
            <text:p>39,2840984095</text:p>
          </table:table-cell>
          <table:table-cell office:value-type="float" office:value="37.8239951551" calcext:value-type="float">
            <text:p>37,8239951551</text:p>
          </table:table-cell>
          <table:table-cell office:value-type="float" office:value="39.8751038485" calcext:value-type="float">
            <text:p>39,8751038485</text:p>
          </table:table-cell>
          <table:table-cell office:value-type="float" office:value="41.6763945076" calcext:value-type="float">
            <text:p>41,6763945076</text:p>
          </table:table-cell>
          <table:table-cell office:value-type="float" office:value="43.2229016695" calcext:value-type="float">
            <text:p>43,2229016695</text:p>
          </table:table-cell>
          <table:table-cell office:value-type="float" office:value="44.5240788197" calcext:value-type="float">
            <text:p>44,5240788197</text:p>
          </table:table-cell>
          <table:table-cell office:value-type="float" office:value="46.2243105441" calcext:value-type="float">
            <text:p>46,2243105441</text:p>
          </table:table-cell>
          <table:table-cell office:value-type="float" office:value="47.9415563348" calcext:value-type="float">
            <text:p>47,9415563348</text:p>
          </table:table-cell>
          <table:table-cell office:value-type="float" office:value="49.8163705436" calcext:value-type="float">
            <text:p>49,8163705436</text:p>
          </table:table-cell>
          <table:table-cell office:value-type="float" office:value="51.9548452919" calcext:value-type="float">
            <text:p>51,9548452919</text:p>
          </table:table-cell>
          <table:table-cell office:value-type="float" office:value="54.5105345082" calcext:value-type="float">
            <text:p>54,5105345082</text:p>
          </table:table-cell>
          <table:table-cell office:value-type="float" office:value="57.7013773511" calcext:value-type="float">
            <text:p>57,7013773511</text:p>
          </table:table-cell>
          <table:table-cell office:value-type="float" office:value="61.8441467315" calcext:value-type="float">
            <text:p>61,8441467315</text:p>
          </table:table-cell>
          <table:table-cell office:value-type="float" office:value="67.4258306455" calcext:value-type="float">
            <text:p>67,4258306455</text:p>
          </table:table-cell>
          <table:table-cell office:value-type="float" office:value="75.256302375" calcext:value-type="float">
            <text:p>75,256302375</text:p>
          </table:table-cell>
          <table:table-cell office:value-type="float" office:value="86.7886244959" calcext:value-type="float">
            <text:p>86,7886244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2.5756282338" calcext:value-type="float">
            <text:p>752,5756282338</text:p>
          </table:table-cell>
          <table:table-cell office:value-type="float" office:value="809.3271524007" calcext:value-type="float">
            <text:p>809,3271524007</text:p>
          </table:table-cell>
          <table:table-cell office:value-type="float" office:value="868.2258558874" calcext:value-type="float">
            <text:p>868,2258558874</text:p>
          </table:table-cell>
          <table:table-cell office:value-type="float" office:value="929.0042140136" calcext:value-type="float">
            <text:p>929,0042140136</text:p>
          </table:table-cell>
          <table:table-cell office:value-type="float" office:value="991.3819304729" calcext:value-type="float">
            <text:p>991,3819304729</text:p>
          </table:table-cell>
          <table:table-cell office:value-type="float" office:value="1055.0861632853" calcext:value-type="float">
            <text:p>1055,0861632853</text:p>
          </table:table-cell>
          <table:table-cell office:value-type="float" office:value="1120.7532903812" calcext:value-type="float">
            <text:p>1120,7532903812</text:p>
          </table:table-cell>
          <table:table-cell office:value-type="float" office:value="1188.4575479692" calcext:value-type="float">
            <text:p>1188,4575479692</text:p>
          </table:table-cell>
          <table:table-cell office:value-type="float" office:value="1258.4579741428" calcext:value-type="float">
            <text:p>1258,4579741428</text:p>
          </table:table-cell>
          <table:table-cell office:value-type="float" office:value="1331.154829537" calcext:value-type="float">
            <text:p>1331,154829537</text:p>
          </table:table-cell>
          <table:table-cell office:value-type="float" office:value="1407.1547249699" calcext:value-type="float">
            <text:p>1407,1547249699</text:p>
          </table:table-cell>
          <table:table-cell office:value-type="float" office:value="1487.3590433882" calcext:value-type="float">
            <text:p>1487,3590433882</text:p>
          </table:table-cell>
          <table:table-cell office:value-type="float" office:value="1573.0996927195" calcext:value-type="float">
            <text:p>1573,0996927195</text:p>
          </table:table-cell>
          <table:table-cell office:value-type="float" office:value="1666.372857537" calcext:value-type="float">
            <text:p>1666,372857537</text:p>
          </table:table-cell>
          <table:table-cell office:value-type="float" office:value="1770.2822371924" calcext:value-type="float">
            <text:p>1770,2822371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530.080436705" calcext:value-type="float">
            <text:p>530,080436705</text:p>
          </table:table-cell>
          <table:table-cell office:value-type="float" office:value="780.3294043317" calcext:value-type="float">
            <text:p>780,3294043317</text:p>
          </table:table-cell>
          <table:table-cell office:value-type="float" office:value="1038.5662781928" calcext:value-type="float">
            <text:p>1038,5662781928</text:p>
          </table:table-cell>
          <table:table-cell office:value-type="float" office:value="1303.6751816875" calcext:value-type="float">
            <text:p>1303,6751816875</text:p>
          </table:table-cell>
          <table:table-cell office:value-type="float" office:value="1574.5081525779" calcext:value-type="float">
            <text:p>1574,5081525779</text:p>
          </table:table-cell>
          <table:table-cell office:value-type="float" office:value="1849.9682258898" calcext:value-type="float">
            <text:p>1849,9682258898</text:p>
          </table:table-cell>
          <table:table-cell office:value-type="float" office:value="2132.8942342749" calcext:value-type="float">
            <text:p>2132,8942342749</text:p>
          </table:table-cell>
          <table:table-cell office:value-type="float" office:value="2423.682604346" calcext:value-type="float">
            <text:p>2423,682604346</text:p>
          </table:table-cell>
          <table:table-cell office:value-type="float" office:value="2723.4365284882" calcext:value-type="float">
            <text:p>2723,4365284882</text:p>
          </table:table-cell>
          <table:table-cell office:value-type="float" office:value="3033.8699579678" calcext:value-type="float">
            <text:p>3033,8699579678</text:p>
          </table:table-cell>
          <table:table-cell office:value-type="float" office:value="3357.5733143336" calcext:value-type="float">
            <text:p>3357,5733143336</text:p>
          </table:table-cell>
          <table:table-cell office:value-type="float" office:value="3698.3787171041" calcext:value-type="float">
            <text:p>3698,3787171041</text:p>
          </table:table-cell>
          <table:table-cell office:value-type="float" office:value="4061.9252607029" calcext:value-type="float">
            <text:p>4061,9252607029</text:p>
          </table:table-cell>
          <table:table-cell office:value-type="float" office:value="4456.6367323583" calcext:value-type="float">
            <text:p>4456,6367323583</text:p>
          </table:table-cell>
          <table:table-cell office:value-type="float" office:value="4895.579337902" calcext:value-type="float">
            <text:p>4895,579337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50444069" calcext:value-type="float">
            <text:p>0,4750444069</text:p>
          </table:table-cell>
          <table:table-cell office:value-type="float" office:value="0.4737934462" calcext:value-type="float">
            <text:p>0,4737934462</text:p>
          </table:table-cell>
          <table:table-cell office:value-type="float" office:value="0.4772448612" calcext:value-type="float">
            <text:p>0,4772448612</text:p>
          </table:table-cell>
          <table:table-cell office:value-type="float" office:value="0.4807466703" calcext:value-type="float">
            <text:p>0,4807466703</text:p>
          </table:table-cell>
          <table:table-cell office:value-type="float" office:value="0.4841577506" calcext:value-type="float">
            <text:p>0,4841577506</text:p>
          </table:table-cell>
          <table:table-cell office:value-type="float" office:value="0.4874380322" calcext:value-type="float">
            <text:p>0,4874380322</text:p>
          </table:table-cell>
          <table:table-cell office:value-type="float" office:value="0.4912868317" calcext:value-type="float">
            <text:p>0,4912868317</text:p>
          </table:table-cell>
          <table:table-cell office:value-type="float" office:value="0.4953499489" calcext:value-type="float">
            <text:p>0,4953499489</text:p>
          </table:table-cell>
          <table:table-cell office:value-type="float" office:value="0.499740652" calcext:value-type="float">
            <text:p>0,499740652</text:p>
          </table:table-cell>
          <table:table-cell office:value-type="float" office:value="0.5045637534" calcext:value-type="float">
            <text:p>0,5045637534</text:p>
          </table:table-cell>
          <table:table-cell office:value-type="float" office:value="0.509969971" calcext:value-type="float">
            <text:p>0,509969971</text:p>
          </table:table-cell>
          <table:table-cell office:value-type="float" office:value="0.516167741" calcext:value-type="float">
            <text:p>0,516167741</text:p>
          </table:table-cell>
          <table:table-cell office:value-type="float" office:value="0.5234465112" calcext:value-type="float">
            <text:p>0,5234465112</text:p>
          </table:table-cell>
          <table:table-cell office:value-type="float" office:value="0.5322235026" calcext:value-type="float">
            <text:p>0,5322235026</text:p>
          </table:table-cell>
          <table:table-cell office:value-type="float" office:value="0.5431391322" calcext:value-type="float">
            <text:p>0,5431391322</text:p>
          </table:table-cell>
          <table:table-cell office:value-type="float" office:value="0.5572419121" calcext:value-type="float">
            <text:p>0,5572419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65408897" calcext:value-type="float">
            <text:p>0,5165408897</text:p>
          </table:table-cell>
          <table:table-cell office:value-type="float" office:value="0.4876823488" calcext:value-type="float">
            <text:p>0,4876823488</text:p>
          </table:table-cell>
          <table:table-cell office:value-type="float" office:value="0.4990886626" calcext:value-type="float">
            <text:p>0,4990886626</text:p>
          </table:table-cell>
          <table:table-cell office:value-type="float" office:value="0.5065615197" calcext:value-type="float">
            <text:p>0,5065615197</text:p>
          </table:table-cell>
          <table:table-cell office:value-type="float" office:value="0.5119764309" calcext:value-type="float">
            <text:p>0,5119764309</text:p>
          </table:table-cell>
          <table:table-cell office:value-type="float" office:value="0.5162149987" calcext:value-type="float">
            <text:p>0,5162149987</text:p>
          </table:table-cell>
          <table:table-cell office:value-type="float" office:value="0.5214993295" calcext:value-type="float">
            <text:p>0,5214993295</text:p>
          </table:table-cell>
          <table:table-cell office:value-type="float" office:value="0.5267737606" calcext:value-type="float">
            <text:p>0,5267737606</text:p>
          </table:table-cell>
          <table:table-cell office:value-type="float" office:value="0.5323432848" calcext:value-type="float">
            <text:p>0,5323432848</text:p>
          </table:table-cell>
          <table:table-cell office:value-type="float" office:value="0.5384040153" calcext:value-type="float">
            <text:p>0,5384040153</text:p>
          </table:table-cell>
          <table:table-cell office:value-type="float" office:value="0.5451934606" calcext:value-type="float">
            <text:p>0,5451934606</text:p>
          </table:table-cell>
          <table:table-cell office:value-type="float" office:value="0.553006424" calcext:value-type="float">
            <text:p>0,553006424</text:p>
          </table:table-cell>
          <table:table-cell office:value-type="float" office:value="0.562225595" calcext:value-type="float">
            <text:p>0,562225595</text:p>
          </table:table-cell>
          <table:table-cell office:value-type="float" office:value="0.5733820072" calcext:value-type="float">
            <text:p>0,5733820072</text:p>
          </table:table-cell>
          <table:table-cell office:value-type="float" office:value="0.5872763132" calcext:value-type="float">
            <text:p>0,5872763132</text:p>
          </table:table-cell>
          <table:table-cell office:value-type="float" office:value="0.6052043845" calcext:value-type="float">
            <text:p>0,6052043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146979585" calcext:value-type="float">
            <text:p>163,146979585</text:p>
          </table:table-cell>
          <table:table-cell office:value-type="float" office:value="175.4742504308" calcext:value-type="float">
            <text:p>175,4742504308</text:p>
          </table:table-cell>
          <table:table-cell office:value-type="float" office:value="188.268013621" calcext:value-type="float">
            <text:p>188,268013621</text:p>
          </table:table-cell>
          <table:table-cell office:value-type="float" office:value="201.4701512647" calcext:value-type="float">
            <text:p>201,4701512647</text:p>
          </table:table-cell>
          <table:table-cell office:value-type="float" office:value="215.0197727484" calcext:value-type="float">
            <text:p>215,0197727484</text:p>
          </table:table-cell>
          <table:table-cell office:value-type="float" office:value="228.8576068976" calcext:value-type="float">
            <text:p>228,8576068976</text:p>
          </table:table-cell>
          <table:table-cell office:value-type="float" office:value="243.1219002771" calcext:value-type="float">
            <text:p>243,1219002771</text:p>
          </table:table-cell>
          <table:table-cell office:value-type="float" office:value="257.8287805666" calcext:value-type="float">
            <text:p>257,8287805666</text:p>
          </table:table-cell>
          <table:table-cell office:value-type="float" office:value="273.0345216749" calcext:value-type="float">
            <text:p>273,0345216749</text:p>
          </table:table-cell>
          <table:table-cell office:value-type="float" office:value="288.8260766499" calcext:value-type="float">
            <text:p>288,8260766499</text:p>
          </table:table-cell>
          <table:table-cell office:value-type="float" office:value="305.3352260478" calcext:value-type="float">
            <text:p>305,3352260478</text:p>
          </table:table-cell>
          <table:table-cell office:value-type="float" office:value="322.7577867614" calcext:value-type="float">
            <text:p>322,7577867614</text:p>
          </table:table-cell>
          <table:table-cell office:value-type="float" office:value="341.3831030218" calcext:value-type="float">
            <text:p>341,3831030218</text:p>
          </table:table-cell>
          <table:table-cell office:value-type="float" office:value="361.6448266477" calcext:value-type="float">
            <text:p>361,6448266477</text:p>
          </table:table-cell>
          <table:table-cell office:value-type="float" office:value="384.2172061136" calcext:value-type="float">
            <text:p>384,2172061136</text:p>
          </table:table-cell>
          <table:table-cell office:value-type="float" office:value="410.2067795986" calcext:value-type="float">
            <text:p>410,20677959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3.4769635127" calcext:value-type="float">
            <text:p>113,4769635127</text:p>
          </table:table-cell>
          <table:table-cell office:value-type="float" office:value="123.5720589926" calcext:value-type="float">
            <text:p>123,5720589926</text:p>
          </table:table-cell>
          <table:table-cell office:value-type="float" office:value="134.1834239347" calcext:value-type="float">
            <text:p>134,1834239347</text:p>
          </table:table-cell>
          <table:table-cell office:value-type="float" office:value="145.2523971059" calcext:value-type="float">
            <text:p>145,2523971059</text:p>
          </table:table-cell>
          <table:table-cell office:value-type="float" office:value="156.720950796" calcext:value-type="float">
            <text:p>156,720950796</text:p>
          </table:table-cell>
          <table:table-cell office:value-type="float" office:value="168.5329657004" calcext:value-type="float">
            <text:p>168,5329657004</text:p>
          </table:table-cell>
          <table:table-cell office:value-type="float" office:value="180.8320944138" calcext:value-type="float">
            <text:p>180,8320944138</text:p>
          </table:table-cell>
          <table:table-cell office:value-type="float" office:value="193.6379334676" calcext:value-type="float">
            <text:p>193,6379334676</text:p>
          </table:table-cell>
          <table:table-cell office:value-type="float" office:value="207.0108228637" calcext:value-type="float">
            <text:p>207,0108228637</text:p>
          </table:table-cell>
          <table:table-cell office:value-type="float" office:value="221.042249222" calcext:value-type="float">
            <text:p>221,042249222</text:p>
          </table:table-cell>
          <table:table-cell office:value-type="float" office:value="235.8693846863" calcext:value-type="float">
            <text:p>235,8693846863</text:p>
          </table:table-cell>
          <table:table-cell office:value-type="float" office:value="251.6948214745" calcext:value-type="float">
            <text:p>251,6948214745</text:p>
          </table:table-cell>
          <table:table-cell office:value-type="float" office:value="268.8168298083" calcext:value-type="float">
            <text:p>268,8168298083</text:p>
          </table:table-cell>
          <table:table-cell office:value-type="float" office:value="287.6813821168" calcext:value-type="float">
            <text:p>287,6813821168</text:p>
          </table:table-cell>
          <table:table-cell office:value-type="float" office:value="308.980678808" calcext:value-type="float">
            <text:p>308,980678808</text:p>
          </table:table-cell>
          <table:table-cell office:value-type="float" office:value="333.8491381705" calcext:value-type="float">
            <text:p>333,8491381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5.1399821625" calcext:value-type="float">
            <text:p>45,1399821625</text:p>
          </table:table-cell>
          <table:table-cell office:value-type="float" office:value="49.8353430722" calcext:value-type="float">
            <text:p>49,8353430722</text:p>
          </table:table-cell>
          <table:table-cell office:value-type="float" office:value="55.1107684205" calcext:value-type="float">
            <text:p>55,1107684205</text:p>
          </table:table-cell>
          <table:table-cell office:value-type="float" office:value="60.8637667523" calcext:value-type="float">
            <text:p>60,8637667523</text:p>
          </table:table-cell>
          <table:table-cell office:value-type="float" office:value="67.0267692248" calcext:value-type="float">
            <text:p>67,0267692248</text:p>
          </table:table-cell>
          <table:table-cell office:value-type="float" office:value="73.5482067242" calcext:value-type="float">
            <text:p>73,5482067242</text:p>
          </table:table-cell>
          <table:table-cell office:value-type="float" office:value="80.6116689555" calcext:value-type="float">
            <text:p>80,6116689555</text:p>
          </table:table-cell>
          <table:table-cell office:value-type="float" office:value="88.2462121182" calcext:value-type="float">
            <text:p>88,2462121182</text:p>
          </table:table-cell>
          <table:table-cell office:value-type="float" office:value="96.5319120002" calcext:value-type="float">
            <text:p>96,5319120002</text:p>
          </table:table-cell>
          <table:table-cell office:value-type="float" office:value="105.5855607571" calcext:value-type="float">
            <text:p>105,5855607571</text:p>
          </table:table-cell>
          <table:table-cell office:value-type="float" office:value="115.5773628287" calcext:value-type="float">
            <text:p>115,5773628287</text:p>
          </table:table-cell>
          <table:table-cell office:value-type="float" office:value="126.7539970648" calcext:value-type="float">
            <text:p>126,7539970648</text:p>
          </table:table-cell>
          <table:table-cell office:value-type="float" office:value="139.4744257885" calcext:value-type="float">
            <text:p>139,4744257885</text:p>
          </table:table-cell>
          <table:table-cell office:value-type="float" office:value="154.2718091345" calcext:value-type="float">
            <text:p>154,2718091345</text:p>
          </table:table-cell>
          <table:table-cell office:value-type="float" office:value="171.9708143606" calcext:value-type="float">
            <text:p>171,9708143606</text:p>
          </table:table-cell>
          <table:table-cell office:value-type="float" office:value="193.9205608791" calcext:value-type="float">
            <text:p>193,9205608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1941929968" calcext:value-type="float">
            <text:p>7,1941929968</text:p>
          </table:table-cell>
          <table:table-cell office:value-type="float" office:value="7.6837526785" calcext:value-type="float">
            <text:p>7,6837526785</text:p>
          </table:table-cell>
          <table:table-cell office:value-type="float" office:value="8.6850232928" calcext:value-type="float">
            <text:p>8,6850232928</text:p>
          </table:table-cell>
          <table:table-cell office:value-type="float" office:value="9.8103789406" calcext:value-type="float">
            <text:p>9,8103789406</text:p>
          </table:table-cell>
          <table:table-cell office:value-type="float" office:value="11.0171026463" calcext:value-type="float">
            <text:p>11,0171026463</text:p>
          </table:table-cell>
          <table:table-cell office:value-type="float" office:value="12.2984829482" calcext:value-type="float">
            <text:p>12,2984829482</text:p>
          </table:table-cell>
          <table:table-cell office:value-type="float" office:value="13.7842796394" calcext:value-type="float">
            <text:p>13,7842796394</text:p>
          </table:table-cell>
          <table:table-cell office:value-type="float" office:value="15.4521639411" calcext:value-type="float">
            <text:p>15,4521639411</text:p>
          </table:table-cell>
          <table:table-cell office:value-type="float" office:value="17.3432983685" calcext:value-type="float">
            <text:p>17,3432983685</text:p>
          </table:table-cell>
          <table:table-cell office:value-type="float" office:value="19.5183973456" calcext:value-type="float">
            <text:p>19,5183973456</text:p>
          </table:table-cell>
          <table:table-cell office:value-type="float" office:value="22.0670212961" calcext:value-type="float">
            <text:p>22,0670212961</text:p>
          </table:table-cell>
          <table:table-cell office:value-type="float" office:value="25.1212755316" calcext:value-type="float">
            <text:p>25,1212755316</text:p>
          </table:table-cell>
          <table:table-cell office:value-type="float" office:value="28.87854875" calcext:value-type="float">
            <text:p>28,87854875</text:p>
          </table:table-cell>
          <table:table-cell office:value-type="float" office:value="33.6426158703" calcext:value-type="float">
            <text:p>33,6426158703</text:p>
          </table:table-cell>
          <table:table-cell office:value-type="float" office:value="39.9036139779" calcext:value-type="float">
            <text:p>39,9036139779</text:p>
          </table:table-cell>
          <table:table-cell office:value-type="float" office:value="48.4989856991" calcext:value-type="float">
            <text:p>48,4989856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1268828" calcext:value-type="float">
            <text:p>0,1651268828</text:p>
          </table:table-cell>
          <table:table-cell office:value-type="float" office:value="0.1835614754" calcext:value-type="float">
            <text:p>0,1835614754</text:p>
          </table:table-cell>
          <table:table-cell office:value-type="float" office:value="0.2029643567" calcext:value-type="float">
            <text:p>0,2029643567</text:p>
          </table:table-cell>
          <table:table-cell office:value-type="float" office:value="0.2233333671" calcext:value-type="float">
            <text:p>0,2233333671</text:p>
          </table:table-cell>
          <table:table-cell office:value-type="float" office:value="0.2446534715" calcext:value-type="float">
            <text:p>0,2446534715</text:p>
          </table:table-cell>
          <table:table-cell office:value-type="float" office:value="0.2669006838" calcext:value-type="float">
            <text:p>0,2669006838</text:p>
          </table:table-cell>
          <table:table-cell office:value-type="float" office:value="0.2900704182" calcext:value-type="float">
            <text:p>0,2900704182</text:p>
          </table:table-cell>
          <table:table-cell office:value-type="float" office:value="0.3141638312" calcext:value-type="float">
            <text:p>0,3141638312</text:p>
          </table:table-cell>
          <table:table-cell office:value-type="float" office:value="0.3391881286" calcext:value-type="float">
            <text:p>0,3391881286</text:p>
          </table:table-cell>
          <table:table-cell office:value-type="float" office:value="0.3651595392" calcext:value-type="float">
            <text:p>0,3651595392</text:p>
          </table:table-cell>
          <table:table-cell office:value-type="float" office:value="0.3921080923" calcext:value-type="float">
            <text:p>0,3921080923</text:p>
          </table:table-cell>
          <table:table-cell office:value-type="float" office:value="0.4200838371" calcext:value-type="float">
            <text:p>0,4200838371</text:p>
          </table:table-cell>
          <table:table-cell office:value-type="float" office:value="0.4491653084" calcext:value-type="float">
            <text:p>0,4491653084</text:p>
          </table:table-cell>
          <table:table-cell office:value-type="float" office:value="0.4794719705" calcext:value-type="float">
            <text:p>0,4794719705</text:p>
          </table:table-cell>
          <table:table-cell office:value-type="float" office:value="0.5111842896" calcext:value-type="float">
            <text:p>0,5111842896</text:p>
          </table:table-cell>
          <table:table-cell office:value-type="float" office:value="0.5445785926" calcext:value-type="float">
            <text:p>0,54457859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2156122" calcext:value-type="float">
            <text:p>1,262156122</text:p>
          </table:table-cell>
          <table:table-cell office:value-type="float" office:value="1.3726926539" calcext:value-type="float">
            <text:p>1,3726926539</text:p>
          </table:table-cell>
          <table:table-cell office:value-type="float" office:value="1.4671204346" calcext:value-type="float">
            <text:p>1,4671204346</text:p>
          </table:table-cell>
          <table:table-cell office:value-type="float" office:value="1.5576637701" calcext:value-type="float">
            <text:p>1,5576637701</text:p>
          </table:table-cell>
          <table:table-cell office:value-type="float" office:value="1.6473090972" calcext:value-type="float">
            <text:p>1,6473090972</text:p>
          </table:table-cell>
          <table:table-cell office:value-type="float" office:value="1.7365060971" calcext:value-type="float">
            <text:p>1,7365060971</text:p>
          </table:table-cell>
          <table:table-cell office:value-type="float" office:value="1.8262522289" calcext:value-type="float">
            <text:p>1,8262522289</text:p>
          </table:table-cell>
          <table:table-cell office:value-type="float" office:value="1.917098163" calcext:value-type="float">
            <text:p>1,917098163</text:p>
          </table:table-cell>
          <table:table-cell office:value-type="float" office:value="2.0094833737" calcext:value-type="float">
            <text:p>2,0094833737</text:p>
          </table:table-cell>
          <table:table-cell office:value-type="float" office:value="2.1039568425" calcext:value-type="float">
            <text:p>2,1039568425</text:p>
          </table:table-cell>
          <table:table-cell office:value-type="float" office:value="2.2013271528" calcext:value-type="float">
            <text:p>2,2013271528</text:p>
          </table:table-cell>
          <table:table-cell office:value-type="float" office:value="2.3027770925" calcext:value-type="float">
            <text:p>2,3027770925</text:p>
          </table:table-cell>
          <table:table-cell office:value-type="float" office:value="2.4100061071" calcext:value-type="float">
            <text:p>2,4100061071</text:p>
          </table:table-cell>
          <table:table-cell office:value-type="float" office:value="2.5254623675" calcext:value-type="float">
            <text:p>2,5254623675</text:p>
          </table:table-cell>
          <table:table-cell office:value-type="float" office:value="2.6527722071" calcext:value-type="float">
            <text:p>2,6527722071</text:p>
          </table:table-cell>
          <table:table-cell office:value-type="float" office:value="2.7975625396" calcext:value-type="float">
            <text:p>2,7975625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15771678" calcext:value-type="float">
            <text:p>0,5115771678</text:p>
          </table:table-cell>
          <table:table-cell office:value-type="float" office:value="0.5749635681" calcext:value-type="float">
            <text:p>0,5749635681</text:p>
          </table:table-cell>
          <table:table-cell office:value-type="float" office:value="0.6337665121" calcext:value-type="float">
            <text:p>0,6337665121</text:p>
          </table:table-cell>
          <table:table-cell office:value-type="float" office:value="0.6969775419" calcext:value-type="float">
            <text:p>0,6969775419</text:p>
          </table:table-cell>
          <table:table-cell office:value-type="float" office:value="0.7656578892" calcext:value-type="float">
            <text:p>0,7656578892</text:p>
          </table:table-cell>
          <table:table-cell office:value-type="float" office:value="0.8402697437" calcext:value-type="float">
            <text:p>0,8402697437</text:p>
          </table:table-cell>
          <table:table-cell office:value-type="float" office:value="0.9203828919" calcext:value-type="float">
            <text:p>0,9203828919</text:p>
          </table:table-cell>
          <table:table-cell office:value-type="float" office:value="1.0076663984" calcext:value-type="float">
            <text:p>1,0076663984</text:p>
          </table:table-cell>
          <table:table-cell office:value-type="float" office:value="1.1028435895" calcext:value-type="float">
            <text:p>1,1028435895</text:p>
          </table:table-cell>
          <table:table-cell office:value-type="float" office:value="1.2069386251" calcext:value-type="float">
            <text:p>1,2069386251</text:p>
          </table:table-cell>
          <table:table-cell office:value-type="float" office:value="1.3212285617" calcext:value-type="float">
            <text:p>1,3212285617</text:p>
          </table:table-cell>
          <table:table-cell office:value-type="float" office:value="1.447337805" calcext:value-type="float">
            <text:p>1,447337805</text:p>
          </table:table-cell>
          <table:table-cell office:value-type="float" office:value="1.5873371997" calcext:value-type="float">
            <text:p>1,5873371997</text:p>
          </table:table-cell>
          <table:table-cell office:value-type="float" office:value="1.7438211033" calcext:value-type="float">
            <text:p>1,7438211033</text:p>
          </table:table-cell>
          <table:table-cell office:value-type="float" office:value="1.9198610331" calcext:value-type="float">
            <text:p>1,9198610331</text:p>
          </table:table-cell>
          <table:table-cell office:value-type="float" office:value="2.118569499" calcext:value-type="float">
            <text:p>2,118569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515239744" calcext:value-type="float">
            <text:p>45,2515239744</text:p>
          </table:table-cell>
          <table:table-cell office:value-type="float" office:value="46.4059926866" calcext:value-type="float">
            <text:p>46,4059926866</text:p>
          </table:table-cell>
          <table:table-cell office:value-type="float" office:value="47.3944216952" calcext:value-type="float">
            <text:p>47,3944216952</text:p>
          </table:table-cell>
          <table:table-cell office:value-type="float" office:value="48.3836071511" calcext:value-type="float">
            <text:p>48,3836071511</text:p>
          </table:table-cell>
          <table:table-cell office:value-type="float" office:value="49.3851968519" calcext:value-type="float">
            <text:p>49,3851968519</text:p>
          </table:table-cell>
          <table:table-cell office:value-type="float" office:value="50.398937938" calcext:value-type="float">
            <text:p>50,398937938</text:p>
          </table:table-cell>
          <table:table-cell office:value-type="float" office:value="51.4124720052" calcext:value-type="float">
            <text:p>51,4124720052</text:p>
          </table:table-cell>
          <table:table-cell office:value-type="float" office:value="52.4393820114" calcext:value-type="float">
            <text:p>52,4393820114</text:p>
          </table:table-cell>
          <table:table-cell office:value-type="float" office:value="53.478419675" calcext:value-type="float">
            <text:p>53,478419675</text:p>
          </table:table-cell>
          <table:table-cell office:value-type="float" office:value="54.5300978429" calcext:value-type="float">
            <text:p>54,5300978429</text:p>
          </table:table-cell>
          <table:table-cell office:value-type="float" office:value="55.5954686551" calcext:value-type="float">
            <text:p>55,5954686551</text:p>
          </table:table-cell>
          <table:table-cell office:value-type="float" office:value="56.6764258103" calcext:value-type="float">
            <text:p>56,6764258103</text:p>
          </table:table-cell>
          <table:table-cell office:value-type="float" office:value="57.7757655299" calcext:value-type="float">
            <text:p>57,7757655299</text:p>
          </table:table-cell>
          <table:table-cell office:value-type="float" office:value="58.8968736378" calcext:value-type="float">
            <text:p>58,8968736378</text:p>
          </table:table-cell>
          <table:table-cell office:value-type="float" office:value="60.0425891501" calcext:value-type="float">
            <text:p>60,0425891501</text:p>
          </table:table-cell>
          <table:table-cell office:value-type="float" office:value="61.2123464996" calcext:value-type="float">
            <text:p>61,2123464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5205399692" calcext:value-type="float">
            <text:p>363,5205399692</text:p>
          </table:table-cell>
          <table:table-cell office:value-type="float" office:value="396.010223059" calcext:value-type="float">
            <text:p>396,010223059</text:p>
          </table:table-cell>
          <table:table-cell office:value-type="float" office:value="423.0799231314" calcext:value-type="float">
            <text:p>423,0799231314</text:p>
          </table:table-cell>
          <table:table-cell office:value-type="float" office:value="450.8291618235" calcext:value-type="float">
            <text:p>450,8291618235</text:p>
          </table:table-cell>
          <table:table-cell office:value-type="float" office:value="479.2196185983" calcext:value-type="float">
            <text:p>479,2196185983</text:p>
          </table:table-cell>
          <table:table-cell office:value-type="float" office:value="508.1446682029" calcext:value-type="float">
            <text:p>508,1446682029</text:p>
          </table:table-cell>
          <table:table-cell office:value-type="float" office:value="536.7362199994" calcext:value-type="float">
            <text:p>536,7362199994</text:p>
          </table:table-cell>
          <table:table-cell office:value-type="float" office:value="565.5882002876" calcext:value-type="float">
            <text:p>565,5882002876</text:p>
          </table:table-cell>
          <table:table-cell office:value-type="float" office:value="594.5369930621" calcext:value-type="float">
            <text:p>594,5369930621</text:p>
          </table:table-cell>
          <table:table-cell office:value-type="float" office:value="623.485690167" calcext:value-type="float">
            <text:p>623,485690167</text:p>
          </table:table-cell>
          <table:table-cell office:value-type="float" office:value="652.3058346784" calcext:value-type="float">
            <text:p>652,3058346784</text:p>
          </table:table-cell>
          <table:table-cell office:value-type="float" office:value="680.8268441364" calcext:value-type="float">
            <text:p>680,8268441364</text:p>
          </table:table-cell>
          <table:table-cell office:value-type="float" office:value="708.8061360188" calcext:value-type="float">
            <text:p>708,8061360188</text:p>
          </table:table-cell>
          <table:table-cell office:value-type="float" office:value="735.8590589504" calcext:value-type="float">
            <text:p>735,8590589504</text:p>
          </table:table-cell>
          <table:table-cell office:value-type="float" office:value="761.3005442774" calcext:value-type="float">
            <text:p>761,3005442774</text:p>
          </table:table-cell>
          <table:table-cell office:value-type="float" office:value="783.8067728438" calcext:value-type="float">
            <text:p>783,8067728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2.5756282338" calcext:value-type="float">
            <text:p>752,5756282338</text:p>
          </table:table-cell>
          <table:table-cell office:value-type="float" office:value="809.3271524007" calcext:value-type="float">
            <text:p>809,3271524007</text:p>
          </table:table-cell>
          <table:table-cell office:value-type="float" office:value="868.2258558874" calcext:value-type="float">
            <text:p>868,2258558874</text:p>
          </table:table-cell>
          <table:table-cell office:value-type="float" office:value="929.0042140136" calcext:value-type="float">
            <text:p>929,0042140136</text:p>
          </table:table-cell>
          <table:table-cell office:value-type="float" office:value="991.3819304729" calcext:value-type="float">
            <text:p>991,3819304729</text:p>
          </table:table-cell>
          <table:table-cell office:value-type="float" office:value="1055.0861632853" calcext:value-type="float">
            <text:p>1055,0861632853</text:p>
          </table:table-cell>
          <table:table-cell office:value-type="float" office:value="1120.7532903812" calcext:value-type="float">
            <text:p>1120,7532903812</text:p>
          </table:table-cell>
          <table:table-cell office:value-type="float" office:value="1188.4575479692" calcext:value-type="float">
            <text:p>1188,4575479692</text:p>
          </table:table-cell>
          <table:table-cell office:value-type="float" office:value="1258.4579741428" calcext:value-type="float">
            <text:p>1258,4579741428</text:p>
          </table:table-cell>
          <table:table-cell office:value-type="float" office:value="1331.154829537" calcext:value-type="float">
            <text:p>1331,154829537</text:p>
          </table:table-cell>
          <table:table-cell office:value-type="float" office:value="1407.1547249699" calcext:value-type="float">
            <text:p>1407,1547249699</text:p>
          </table:table-cell>
          <table:table-cell office:value-type="float" office:value="1487.3590433882" calcext:value-type="float">
            <text:p>1487,3590433882</text:p>
          </table:table-cell>
          <table:table-cell office:value-type="float" office:value="1573.0996927195" calcext:value-type="float">
            <text:p>1573,0996927195</text:p>
          </table:table-cell>
          <table:table-cell office:value-type="float" office:value="1666.372857537" calcext:value-type="float">
            <text:p>1666,372857537</text:p>
          </table:table-cell>
          <table:table-cell office:value-type="float" office:value="1770.2822371924" calcext:value-type="float">
            <text:p>1770,2822371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T &lt; 2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emp limit 2,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>
            <draw:frame draw:z-index="3" draw:style-name="gr1" draw:text-style-name="P1" svg:width="21.481cm" svg:height="11.181cm" svg:x="0.738cm" svg:y="0.373cm">
              <draw:object draw:notify-on-update-of-ranges="'DICE2023-b-3-17-3'.B10:'DICE2023-b-3-17-3'.R10 'DICE2023-b-3-17-3'.A68:'DICE2023-b-3-17-3'.A68 'DICE2023-b-3-17-3'.B78:'DICE2023-b-3-17-3'.R78 'DICE2023-b-3-17-3'.A131:'DICE2023-b-3-17-3'.A131 'DICE2023-b-3-17-3'.B141:'DICE2023-b-3-17-3'.R141 'DICE2023-b-3-17-3'.A194:'DICE2023-b-3-17-3'.A194 'DICE2023-b-3-17-3'.B204:'DICE2023-b-3-17-3'.R20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21.7202703962" calcext:value-type="float">
            <text:p>2421,72027039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1851100583" calcext:value-type="float">
            <text:p>39,1851100583</text:p>
          </table:table-cell>
          <table:table-cell office:value-type="float" office:value="36.1568364619" calcext:value-type="float">
            <text:p>36,1568364619</text:p>
          </table:table-cell>
          <table:table-cell office:value-type="float" office:value="33.0424934636" calcext:value-type="float">
            <text:p>33,0424934636</text:p>
          </table:table-cell>
          <table:table-cell office:value-type="float" office:value="31.1081027803" calcext:value-type="float">
            <text:p>31,1081027803</text:p>
          </table:table-cell>
          <table:table-cell office:value-type="float" office:value="29.4472233218" calcext:value-type="float">
            <text:p>29,4472233218</text:p>
          </table:table-cell>
          <table:table-cell office:value-type="float" office:value="26.6113087437" calcext:value-type="float">
            <text:p>26,6113087437</text:p>
          </table:table-cell>
          <table:table-cell office:value-type="float" office:value="23.6102221013" calcext:value-type="float">
            <text:p>23,6102221013</text:p>
          </table:table-cell>
          <table:table-cell office:value-type="float" office:value="19.470568211" calcext:value-type="float">
            <text:p>19,470568211</text:p>
          </table:table-cell>
          <table:table-cell office:value-type="float" office:value="14.0748489724" calcext:value-type="float">
            <text:p>14,0748489724</text:p>
          </table:table-cell>
          <table:table-cell office:value-type="float" office:value="8.0515449938" calcext:value-type="float">
            <text:p>8,0515449938</text:p>
          </table:table-cell>
          <table:table-cell office:value-type="float" office:value="4.2829114389" calcext:value-type="float">
            <text:p>4,2829114389</text:p>
          </table:table-cell>
          <table:table-cell office:value-type="float" office:value="4.8871287824" calcext:value-type="float">
            <text:p>4,8871287824</text:p>
          </table:table-cell>
          <table:table-cell office:value-type="float" office:value="3.4564572877" calcext:value-type="float">
            <text:p>3,4564572877</text:p>
          </table:table-cell>
          <table:table-cell office:value-type="float" office:value="2.5924640877" calcext:value-type="float">
            <text:p>2,5924640877</text:p>
          </table:table-cell>
          <table:table-cell office:value-type="float" office:value="0.206505806" calcext:value-type="float">
            <text:p>0,206505806</text:p>
          </table:table-cell>
          <table:table-cell office:value-type="float" office:value="3.0152335671" calcext:value-type="float">
            <text:p>3,0152335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0.4474007847" calcext:value-type="float">
            <text:p>430,4474007847</text:p>
          </table:table-cell>
          <table:table-cell office:value-type="float" office:value="442.4924660133" calcext:value-type="float">
            <text:p>442,4924660133</text:p>
          </table:table-cell>
          <table:table-cell office:value-type="float" office:value="452.7686466609" calcext:value-type="float">
            <text:p>452,7686466609</text:p>
          </table:table-cell>
          <table:table-cell office:value-type="float" office:value="462.121477683" calcext:value-type="float">
            <text:p>462,121477683</text:p>
          </table:table-cell>
          <table:table-cell office:value-type="float" office:value="470.715192979" calcext:value-type="float">
            <text:p>470,715192979</text:p>
          </table:table-cell>
          <table:table-cell office:value-type="float" office:value="477.9155269981" calcext:value-type="float">
            <text:p>477,9155269981</text:p>
          </table:table-cell>
          <table:table-cell office:value-type="float" office:value="483.7552810693" calcext:value-type="float">
            <text:p>483,7552810693</text:p>
          </table:table-cell>
          <table:table-cell office:value-type="float" office:value="487.6656656272" calcext:value-type="float">
            <text:p>487,6656656272</text:p>
          </table:table-cell>
          <table:table-cell office:value-type="float" office:value="489.0740355875" calcext:value-type="float">
            <text:p>489,0740355875</text:p>
          </table:table-cell>
          <table:table-cell office:value-type="float" office:value="487.7964197106" calcext:value-type="float">
            <text:p>487,7964197106</text:p>
          </table:table-cell>
          <table:table-cell office:value-type="float" office:value="485.2488597073" calcext:value-type="float">
            <text:p>485,2488597073</text:p>
          </table:table-cell>
          <table:table-cell office:value-type="float" office:value="483.7982486695" calcext:value-type="float">
            <text:p>483,7982486695</text:p>
          </table:table-cell>
          <table:table-cell office:value-type="float" office:value="481.904416783" calcext:value-type="float">
            <text:p>481,904416783</text:p>
          </table:table-cell>
          <table:table-cell office:value-type="float" office:value="479.9125649629" calcext:value-type="float">
            <text:p>479,9125649629</text:p>
          </table:table-cell>
          <table:table-cell office:value-type="float" office:value="476.9180562295" calcext:value-type="float">
            <text:p>476,9180562295</text:p>
          </table:table-cell>
          <table:table-cell office:value-type="float" office:value="475.9613038299" calcext:value-type="float">
            <text:p>475,9613038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6.8529636714" calcext:value-type="float">
            <text:p>916,8529636714</text:p>
          </table:table-cell>
          <table:table-cell office:value-type="float" office:value="942.5089526084" calcext:value-type="float">
            <text:p>942,5089526084</text:p>
          </table:table-cell>
          <table:table-cell office:value-type="float" office:value="964.3972173877" calcext:value-type="float">
            <text:p>964,3972173877</text:p>
          </table:table-cell>
          <table:table-cell office:value-type="float" office:value="984.3187474647" calcext:value-type="float">
            <text:p>984,3187474647</text:p>
          </table:table-cell>
          <table:table-cell office:value-type="float" office:value="1002.6233610453" calcext:value-type="float">
            <text:p>1002,6233610453</text:p>
          </table:table-cell>
          <table:table-cell office:value-type="float" office:value="1017.9600725059" calcext:value-type="float">
            <text:p>1017,9600725059</text:p>
          </table:table-cell>
          <table:table-cell office:value-type="float" office:value="1030.3987486776" calcext:value-type="float">
            <text:p>1030,3987486776</text:p>
          </table:table-cell>
          <table:table-cell office:value-type="float" office:value="1038.727867786" calcext:value-type="float">
            <text:p>1038,727867786</text:p>
          </table:table-cell>
          <table:table-cell office:value-type="float" office:value="1041.7276958015" calcext:value-type="float">
            <text:p>1041,7276958015</text:p>
          </table:table-cell>
          <table:table-cell office:value-type="float" office:value="1039.0063739835" calcext:value-type="float">
            <text:p>1039,0063739835</text:p>
          </table:table-cell>
          <table:table-cell office:value-type="float" office:value="1033.5800711767" calcext:value-type="float">
            <text:p>1033,5800711767</text:p>
          </table:table-cell>
          <table:table-cell office:value-type="float" office:value="1030.4902696661" calcext:value-type="float">
            <text:p>1030,4902696661</text:p>
          </table:table-cell>
          <table:table-cell office:value-type="float" office:value="1026.4564077479" calcext:value-type="float">
            <text:p>1026,4564077479</text:p>
          </table:table-cell>
          <table:table-cell office:value-type="float" office:value="1022.213763371" calcext:value-type="float">
            <text:p>1022,213763371</text:p>
          </table:table-cell>
          <table:table-cell office:value-type="float" office:value="1015.8354597688" calcext:value-type="float">
            <text:p>1015,8354597688</text:p>
          </table:table-cell>
          <table:table-cell office:value-type="float" office:value="1013.7975771577" calcext:value-type="float">
            <text:p>1013,7975771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27076236" calcext:value-type="float">
            <text:p>1,427076236</text:p>
          </table:table-cell>
          <table:table-cell office:value-type="float" office:value="1.5522610354" calcext:value-type="float">
            <text:p>1,5522610354</text:p>
          </table:table-cell>
          <table:table-cell office:value-type="float" office:value="1.6494904497" calcext:value-type="float">
            <text:p>1,6494904497</text:p>
          </table:table-cell>
          <table:table-cell office:value-type="float" office:value="1.7312032746" calcext:value-type="float">
            <text:p>1,7312032746</text:p>
          </table:table-cell>
          <table:table-cell office:value-type="float" office:value="1.8033431131" calcext:value-type="float">
            <text:p>1,8033431131</text:p>
          </table:table-cell>
          <table:table-cell office:value-type="float" office:value="1.8659853264" calcext:value-type="float">
            <text:p>1,8659853264</text:p>
          </table:table-cell>
          <table:table-cell office:value-type="float" office:value="1.9190668144" calcext:value-type="float">
            <text:p>1,9190668144</text:p>
          </table:table-cell>
          <table:table-cell office:value-type="float" office:value="1.9608501276" calcext:value-type="float">
            <text:p>1,9608501276</text:p>
          </table:table-cell>
          <table:table-cell office:value-type="float" office:value="1.9884649856" calcext:value-type="float">
            <text:p>1,988464985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.9967782841" calcext:value-type="float">
            <text:p>1,996778284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209333291" calcext:value-type="float">
            <text:p>3,0209333291</text:p>
          </table:table-cell>
          <table:table-cell office:value-type="float" office:value="3.2113756216" calcext:value-type="float">
            <text:p>3,2113756216</text:p>
          </table:table-cell>
          <table:table-cell office:value-type="float" office:value="3.3622911806" calcext:value-type="float">
            <text:p>3,3622911806</text:p>
          </table:table-cell>
          <table:table-cell office:value-type="float" office:value="3.4887636924" calcext:value-type="float">
            <text:p>3,4887636924</text:p>
          </table:table-cell>
          <table:table-cell office:value-type="float" office:value="3.5984208572" calcext:value-type="float">
            <text:p>3,5984208572</text:p>
          </table:table-cell>
          <table:table-cell office:value-type="float" office:value="3.6862955498" calcext:value-type="float">
            <text:p>3,6862955498</text:p>
          </table:table-cell>
          <table:table-cell office:value-type="float" office:value="3.7524545259" calcext:value-type="float">
            <text:p>3,7524545259</text:p>
          </table:table-cell>
          <table:table-cell office:value-type="float" office:value="3.7918186066" calcext:value-type="float">
            <text:p>3,7918186066</text:p>
          </table:table-cell>
          <table:table-cell office:value-type="float" office:value="3.7973551043" calcext:value-type="float">
            <text:p>3,7973551043</text:p>
          </table:table-cell>
          <table:table-cell office:value-type="float" office:value="3.7661844796" calcext:value-type="float">
            <text:p>3,7661844796</text:p>
          </table:table-cell>
          <table:table-cell office:value-type="float" office:value="3.714879605" calcext:value-type="float">
            <text:p>3,714879605</text:p>
          </table:table-cell>
          <table:table-cell office:value-type="float" office:value="3.6757984828" calcext:value-type="float">
            <text:p>3,6757984828</text:p>
          </table:table-cell>
          <table:table-cell office:value-type="float" office:value="3.6381095436" calcext:value-type="float">
            <text:p>3,6381095436</text:p>
          </table:table-cell>
          <table:table-cell office:value-type="float" office:value="3.6017631937" calcext:value-type="float">
            <text:p>3,6017631937</text:p>
          </table:table-cell>
          <table:table-cell office:value-type="float" office:value="3.5565801238" calcext:value-type="float">
            <text:p>3,5565801238</text:p>
          </table:table-cell>
          <table:table-cell office:value-type="float" office:value="3.5360229778" calcext:value-type="float">
            <text:p>3,5360229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186357291" calcext:value-type="float">
            <text:p>2,5186357291</text:p>
          </table:table-cell>
          <table:table-cell office:value-type="float" office:value="2.6751123567" calcext:value-type="float">
            <text:p>2,6751123567</text:p>
          </table:table-cell>
          <table:table-cell office:value-type="float" office:value="2.8052785396" calcext:value-type="float">
            <text:p>2,8052785396</text:p>
          </table:table-cell>
          <table:table-cell office:value-type="float" office:value="2.9212060109" calcext:value-type="float">
            <text:p>2,9212060109</text:p>
          </table:table-cell>
          <table:table-cell office:value-type="float" office:value="3.0256743579" calcext:value-type="float">
            <text:p>3,0256743579</text:p>
          </table:table-cell>
          <table:table-cell office:value-type="float" office:value="3.1117461577" calcext:value-type="float">
            <text:p>3,1117461577</text:p>
          </table:table-cell>
          <table:table-cell office:value-type="float" office:value="3.1806067175" calcext:value-type="float">
            <text:p>3,1806067175</text:p>
          </table:table-cell>
          <table:table-cell office:value-type="float" office:value="3.2262536329" calcext:value-type="float">
            <text:p>3,2262536329</text:p>
          </table:table-cell>
          <table:table-cell office:value-type="float" office:value="3.2426042933" calcext:value-type="float">
            <text:p>3,2426042933</text:p>
          </table:table-cell>
          <table:table-cell office:value-type="float" office:value="3.2277736272" calcext:value-type="float">
            <text:p>3,2277736272</text:p>
          </table:table-cell>
          <table:table-cell office:value-type="float" office:value="3.1980850456" calcext:value-type="float">
            <text:p>3,1980850456</text:p>
          </table:table-cell>
          <table:table-cell office:value-type="float" office:value="3.1811102913" calcext:value-type="float">
            <text:p>3,1811102913</text:p>
          </table:table-cell>
          <table:table-cell office:value-type="float" office:value="3.1588722959" calcext:value-type="float">
            <text:p>3,1588722959</text:p>
          </table:table-cell>
          <table:table-cell office:value-type="float" office:value="3.1353888247" calcext:value-type="float">
            <text:p>3,1353888247</text:p>
          </table:table-cell>
          <table:table-cell office:value-type="float" office:value="3.0999002121" calcext:value-type="float">
            <text:p>3,0999002121</text:p>
          </table:table-cell>
          <table:table-cell office:value-type="float" office:value="3.0885145348" calcext:value-type="float">
            <text:p>3,0885145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418076814" calcext:value-type="float">
            <text:p>0,5418076814</text:p>
          </table:table-cell>
          <table:table-cell office:value-type="float" office:value="0.5270589992" calcext:value-type="float">
            <text:p>0,5270589992</text:p>
          </table:table-cell>
          <table:table-cell office:value-type="float" office:value="0.508924392" calcext:value-type="float">
            <text:p>0,508924392</text:p>
          </table:table-cell>
          <table:table-cell office:value-type="float" office:value="0.4862853084" calcext:value-type="float">
            <text:p>0,4862853084</text:p>
          </table:table-cell>
          <table:table-cell office:value-type="float" office:value="0.4600649737" calcext:value-type="float">
            <text:p>0,4600649737</text:p>
          </table:table-cell>
          <table:table-cell office:value-type="float" office:value="0.429313311" calcext:value-type="float">
            <text:p>0,429313311</text:p>
          </table:table-cell>
          <table:table-cell office:value-type="float" office:value="0.3930358524" calcext:value-type="float">
            <text:p>0,3930358524</text:p>
          </table:table-cell>
          <table:table-cell office:value-type="float" office:value="0.3514820594" calcext:value-type="float">
            <text:p>0,3514820594</text:p>
          </table:table-cell>
          <table:table-cell office:value-type="float" office:value="0.3094381915" calcext:value-type="float">
            <text:p>0,3094381915</text:p>
          </table:table-cell>
          <table:table-cell office:value-type="float" office:value="0.2740497477" calcext:value-type="float">
            <text:p>0,2740497477</text:p>
          </table:table-cell>
          <table:table-cell office:value-type="float" office:value="0.241249369" calcext:value-type="float">
            <text:p>0,241249369</text:p>
          </table:table-cell>
          <table:table-cell office:value-type="float" office:value="0.2116174116" calcext:value-type="float">
            <text:p>0,2116174116</text:p>
          </table:table-cell>
          <table:table-cell office:value-type="float" office:value="0.182508443" calcext:value-type="float">
            <text:p>0,1825084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116.6904736217" calcext:value-type="float">
            <text:p>116,6904736217</text:p>
          </table:table-cell>
          <table:table-cell office:value-type="float" office:value="153.5922818368" calcext:value-type="float">
            <text:p>153,5922818368</text:p>
          </table:table-cell>
          <table:table-cell office:value-type="float" office:value="182.1889515995" calcext:value-type="float">
            <text:p>182,1889515995</text:p>
          </table:table-cell>
          <table:table-cell office:value-type="float" office:value="216.3594358347" calcext:value-type="float">
            <text:p>216,3594358347</text:p>
          </table:table-cell>
          <table:table-cell office:value-type="float" office:value="257.3191556514" calcext:value-type="float">
            <text:p>257,3191556514</text:p>
          </table:table-cell>
          <table:table-cell office:value-type="float" office:value="306.0932108278" calcext:value-type="float">
            <text:p>306,0932108278</text:p>
          </table:table-cell>
          <table:table-cell office:value-type="float" office:value="364.024413175" calcext:value-type="float">
            <text:p>364,024413175</text:p>
          </table:table-cell>
          <table:table-cell office:value-type="float" office:value="424.9554040123" calcext:value-type="float">
            <text:p>424,9554040123</text:p>
          </table:table-cell>
          <table:table-cell office:value-type="float" office:value="461.3015455703" calcext:value-type="float">
            <text:p>461,3015455703</text:p>
          </table:table-cell>
          <table:table-cell office:value-type="float" office:value="455.3288920589" calcext:value-type="float">
            <text:p>455,3288920589</text:p>
          </table:table-cell>
          <table:table-cell office:value-type="float" office:value="467.1474678068" calcext:value-type="float">
            <text:p>467,1474678068</text:p>
          </table:table-cell>
          <table:table-cell office:value-type="float" office:value="473.1444134011" calcext:value-type="float">
            <text:p>473,1444134011</text:p>
          </table:table-cell>
          <table:table-cell office:value-type="float" office:value="490.6749239588" calcext:value-type="float">
            <text:p>490,6749239588</text:p>
          </table:table-cell>
          <table:table-cell office:value-type="float" office:value="466.7897079399" calcext:value-type="float">
            <text:p>466,78970793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4410196569" calcext:value-type="float">
            <text:p>0,4410196569</text:p>
          </table:table-cell>
          <table:table-cell office:value-type="float" office:value="0.5062616756" calcext:value-type="float">
            <text:p>0,5062616756</text:p>
          </table:table-cell>
          <table:table-cell office:value-type="float" office:value="0.5815745349" calcext:value-type="float">
            <text:p>0,5815745349</text:p>
          </table:table-cell>
          <table:table-cell office:value-type="float" office:value="0.650163711" calcext:value-type="float">
            <text:p>0,650163711</text:p>
          </table:table-cell>
          <table:table-cell office:value-type="float" office:value="0.7269313234" calcext:value-type="float">
            <text:p>0,7269313234</text:p>
          </table:table-cell>
          <table:table-cell office:value-type="float" office:value="0.8126406851" calcext:value-type="float">
            <text:p>0,8126406851</text:p>
          </table:table-cell>
          <table:table-cell office:value-type="float" office:value="0.8979739966" calcext:value-type="float">
            <text:p>0,8979739966</text:p>
          </table:table-cell>
          <table:table-cell office:value-type="float" office:value="0.9481933425" calcext:value-type="float">
            <text:p>0,9481933425</text:p>
          </table:table-cell>
          <table:table-cell office:value-type="float" office:value="0.9434453727" calcext:value-type="float">
            <text:p>0,9434453727</text:p>
          </table:table-cell>
          <table:table-cell office:value-type="float" office:value="0.961677429" calcext:value-type="float">
            <text:p>0,961677429</text:p>
          </table:table-cell>
          <table:table-cell office:value-type="float" office:value="0.9724088814" calcext:value-type="float">
            <text:p>0,9724088814</text:p>
          </table:table-cell>
          <table:table-cell office:value-type="float" office:value="0.997886573" calcext:value-type="float">
            <text:p>0,997886573</text:p>
          </table:table-cell>
          <table:table-cell office:value-type="float" office:value="0.9702708396" calcext:value-type="float">
            <text:p>0,9702708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82.7157628179" calcext:value-type="float">
            <text:p>82,7157628179</text:p>
          </table:table-cell>
          <table:table-cell office:value-type="float" office:value="97.3126621387" calcext:value-type="float">
            <text:p>97,3126621387</text:p>
          </table:table-cell>
          <table:table-cell office:value-type="float" office:value="116.7020242204" calcext:value-type="float">
            <text:p>116,7020242204</text:p>
          </table:table-cell>
          <table:table-cell office:value-type="float" office:value="139.1284337649" calcext:value-type="float">
            <text:p>139,1284337649</text:p>
          </table:table-cell>
          <table:table-cell office:value-type="float" office:value="165.1196930259" calcext:value-type="float">
            <text:p>165,1196930259</text:p>
          </table:table-cell>
          <table:table-cell office:value-type="float" office:value="195.3415259238" calcext:value-type="float">
            <text:p>195,3415259238</text:p>
          </table:table-cell>
          <table:table-cell office:value-type="float" office:value="230.5955400329" calcext:value-type="float">
            <text:p>230,5955400329</text:p>
          </table:table-cell>
          <table:table-cell office:value-type="float" office:value="271.7281599712" calcext:value-type="float">
            <text:p>271,7281599712</text:p>
          </table:table-cell>
          <table:table-cell office:value-type="float" office:value="319.0659019165" calcext:value-type="float">
            <text:p>319,0659019165</text:p>
          </table:table-cell>
          <table:table-cell office:value-type="float" office:value="374.7440802906" calcext:value-type="float">
            <text:p>374,7440802906</text:p>
          </table:table-cell>
          <table:table-cell office:value-type="float" office:value="436.4816767131" calcext:value-type="float">
            <text:p>436,4816767131</text:p>
          </table:table-cell>
          <table:table-cell office:value-type="float" office:value="476.1154537129" calcext:value-type="float">
            <text:p>476,1154537129</text:p>
          </table:table-cell>
          <table:table-cell office:value-type="float" office:value="456.2987740003" calcext:value-type="float">
            <text:p>456,2987740003</text:p>
          </table:table-cell>
          <table:table-cell office:value-type="float" office:value="455.029981662" calcext:value-type="float">
            <text:p>455,029981662</text:p>
          </table:table-cell>
          <table:table-cell office:value-type="float" office:value="439.0582792847" calcext:value-type="float">
            <text:p>439,0582792847</text:p>
          </table:table-cell>
          <table:table-cell office:value-type="float" office:value="422.7992886854" calcext:value-type="float">
            <text:p>422,7992886854</text:p>
          </table:table-cell>
          <table:table-cell office:value-type="float" office:value="419.964969139" calcext:value-type="float">
            <text:p>419,964969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159.8992241151" calcext:value-type="float">
            <text:p>159,8992241151</text:p>
          </table:table-cell>
          <table:table-cell office:value-type="float" office:value="187.1778695372" calcext:value-type="float">
            <text:p>187,1778695372</text:p>
          </table:table-cell>
          <table:table-cell office:value-type="float" office:value="216.7403097462" calcext:value-type="float">
            <text:p>216,7403097462</text:p>
          </table:table-cell>
          <table:table-cell office:value-type="float" office:value="248.7630913488" calcext:value-type="float">
            <text:p>248,7630913488</text:p>
          </table:table-cell>
          <table:table-cell office:value-type="float" office:value="283.2803374213" calcext:value-type="float">
            <text:p>283,2803374213</text:p>
          </table:table-cell>
          <table:table-cell office:value-type="float" office:value="319.9902029179" calcext:value-type="float">
            <text:p>319,9902029179</text:p>
          </table:table-cell>
          <table:table-cell office:value-type="float" office:value="358.7237487894" calcext:value-type="float">
            <text:p>358,7237487894</text:p>
          </table:table-cell>
          <table:table-cell office:value-type="float" office:value="399.1632932572" calcext:value-type="float">
            <text:p>399,1632932572</text:p>
          </table:table-cell>
          <table:table-cell office:value-type="float" office:value="441.5549976835" calcext:value-type="float">
            <text:p>441,5549976835</text:p>
          </table:table-cell>
          <table:table-cell office:value-type="float" office:value="485.895883838" calcext:value-type="float">
            <text:p>485,895883838</text:p>
          </table:table-cell>
          <table:table-cell office:value-type="float" office:value="533.7230081194" calcext:value-type="float">
            <text:p>533,7230081194</text:p>
          </table:table-cell>
          <table:table-cell office:value-type="float" office:value="586.6483177107" calcext:value-type="float">
            <text:p>586,6483177107</text:p>
          </table:table-cell>
          <table:table-cell office:value-type="float" office:value="641.3086554474" calcext:value-type="float">
            <text:p>641,3086554474</text:p>
          </table:table-cell>
          <table:table-cell office:value-type="float" office:value="698.8424120943" calcext:value-type="float">
            <text:p>698,8424120943</text:p>
          </table:table-cell>
          <table:table-cell office:value-type="float" office:value="757.9885817444" calcext:value-type="float">
            <text:p>757,9885817444</text:p>
          </table:table-cell>
          <table:table-cell office:value-type="float" office:value="822.3223523334" calcext:value-type="float">
            <text:p>822,32235233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48556854" calcext:value-type="float">
            <text:p>0,0448556854</text:p>
          </table:table-cell>
          <table:table-cell office:value-type="float" office:value="0.0442637371" calcext:value-type="float">
            <text:p>0,0442637371</text:p>
          </table:table-cell>
          <table:table-cell office:value-type="float" office:value="0.0434043665" calcext:value-type="float">
            <text:p>0,0434043665</text:p>
          </table:table-cell>
          <table:table-cell office:value-type="float" office:value="0.0425921039" calcext:value-type="float">
            <text:p>0,0425921039</text:p>
          </table:table-cell>
          <table:table-cell office:value-type="float" office:value="0.0418335355" calcext:value-type="float">
            <text:p>0,0418335355</text:p>
          </table:table-cell>
          <table:table-cell office:value-type="float" office:value="0.0410910274" calcext:value-type="float">
            <text:p>0,0410910274</text:p>
          </table:table-cell>
          <table:table-cell office:value-type="float" office:value="0.0402556785" calcext:value-type="float">
            <text:p>0,0402556785</text:p>
          </table:table-cell>
          <table:table-cell office:value-type="float" office:value="0.0388131191" calcext:value-type="float">
            <text:p>0,0388131191</text:p>
          </table:table-cell>
          <table:table-cell office:value-type="float" office:value="0.0381510397" calcext:value-type="float">
            <text:p>0,0381510397</text:p>
          </table:table-cell>
          <table:table-cell office:value-type="float" office:value="0.0375465117" calcext:value-type="float">
            <text:p>0,0375465117</text:p>
          </table:table-cell>
          <table:table-cell office:value-type="float" office:value="0.0375286617" calcext:value-type="float">
            <text:p>0,0375286617</text:p>
          </table:table-cell>
          <table:table-cell office:value-type="float" office:value="0.0379267176" calcext:value-type="float">
            <text:p>0,0379267176</text:p>
          </table:table-cell>
          <table:table-cell office:value-type="float" office:value="0.0371403787" calcext:value-type="float">
            <text:p>0,0371403787</text:p>
          </table:table-cell>
          <table:table-cell office:value-type="float" office:value="0.0367484329" calcext:value-type="float">
            <text:p>0,0367484329</text:p>
          </table:table-cell>
          <table:table-cell office:value-type="float" office:value="0.0360478163" calcext:value-type="float">
            <text:p>0,0360478163</text:p>
          </table:table-cell>
          <table:table-cell office:value-type="float" office:value="0.0362350779" calcext:value-type="float">
            <text:p>0,0362350779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161.0751398021" calcext:value-type="float">
            <text:p>161,0751398021</text:p>
          </table:table-cell>
          <table:table-cell office:value-type="float" office:value="189.1454901892" calcext:value-type="float">
            <text:p>189,1454901892</text:p>
          </table:table-cell>
          <table:table-cell office:value-type="float" office:value="219.9532743711" calcext:value-type="float">
            <text:p>219,9532743711</text:p>
          </table:table-cell>
          <table:table-cell office:value-type="float" office:value="253.3566332606" calcext:value-type="float">
            <text:p>253,3566332606</text:p>
          </table:table-cell>
          <table:table-cell office:value-type="float" office:value="289.3795190156" calcext:value-type="float">
            <text:p>289,3795190156</text:p>
          </table:table-cell>
          <table:table-cell office:value-type="float" office:value="328.0399939404" calcext:value-type="float">
            <text:p>328,0399939404</text:p>
          </table:table-cell>
          <table:table-cell office:value-type="float" office:value="369.1560057775" calcext:value-type="float">
            <text:p>369,1560057775</text:p>
          </table:table-cell>
          <table:table-cell office:value-type="float" office:value="412.6270314419" calcext:value-type="float">
            <text:p>412,6270314419</text:p>
          </table:table-cell>
          <table:table-cell office:value-type="float" office:value="458.8984095834" calcext:value-type="float">
            <text:p>458,8984095834</text:p>
          </table:table-cell>
          <table:table-cell office:value-type="float" office:value="507.7778182445" calcext:value-type="float">
            <text:p>507,7778182445</text:p>
          </table:table-cell>
          <table:table-cell office:value-type="float" office:value="559.1314002135" calcext:value-type="float">
            <text:p>559,1314002135</text:p>
          </table:table-cell>
          <table:table-cell office:value-type="float" office:value="613.1048990547" calcext:value-type="float">
            <text:p>613,1048990547</text:p>
          </table:table-cell>
          <table:table-cell office:value-type="float" office:value="670.0125533217" calcext:value-type="float">
            <text:p>670,0125533217</text:p>
          </table:table-cell>
          <table:table-cell office:value-type="float" office:value="729.4722390394" calcext:value-type="float">
            <text:p>729,4722390394</text:p>
          </table:table-cell>
          <table:table-cell office:value-type="float" office:value="791.4125559319" calcext:value-type="float">
            <text:p>791,4125559319</text:p>
          </table:table-cell>
          <table:table-cell office:value-type="float" office:value="855.5652083611" calcext:value-type="float">
            <text:p>855,5652083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57.5407479291" calcext:value-type="float">
            <text:p>357,5407479291</text:p>
          </table:table-cell>
          <table:table-cell office:value-type="float" office:value="421.3634492951" calcext:value-type="float">
            <text:p>421,3634492951</text:p>
          </table:table-cell>
          <table:table-cell office:value-type="float" office:value="492.4347678582" calcext:value-type="float">
            <text:p>492,4347678582</text:p>
          </table:table-cell>
          <table:table-cell office:value-type="float" office:value="569.7527163656" calcext:value-type="float">
            <text:p>569,7527163656</text:p>
          </table:table-cell>
          <table:table-cell office:value-type="float" office:value="653.5959789525" calcext:value-type="float">
            <text:p>653,5959789525</text:p>
          </table:table-cell>
          <table:table-cell office:value-type="float" office:value="744.2487994641" calcext:value-type="float">
            <text:p>744,2487994641</text:p>
          </table:table-cell>
          <table:table-cell office:value-type="float" office:value="840.5218663591" calcext:value-type="float">
            <text:p>840,5218663591</text:p>
          </table:table-cell>
          <table:table-cell office:value-type="float" office:value="941.8683620507" calcext:value-type="float">
            <text:p>941,8683620507</text:p>
          </table:table-cell>
          <table:table-cell office:value-type="float" office:value="1051.939913981" calcext:value-type="float">
            <text:p>1051,939913981</text:p>
          </table:table-cell>
          <table:table-cell office:value-type="float" office:value="1169.5881816428" calcext:value-type="float">
            <text:p>1169,5881816428</text:p>
          </table:table-cell>
          <table:table-cell office:value-type="float" office:value="1294.1313823745" calcext:value-type="float">
            <text:p>1294,1313823745</text:p>
          </table:table-cell>
          <table:table-cell office:value-type="float" office:value="1427.0760131202" calcext:value-type="float">
            <text:p>1427,0760131202</text:p>
          </table:table-cell>
          <table:table-cell office:value-type="float" office:value="1571.3137452649" calcext:value-type="float">
            <text:p>1571,3137452649</text:p>
          </table:table-cell>
          <table:table-cell office:value-type="float" office:value="1724.3749121182" calcext:value-type="float">
            <text:p>1724,3749121182</text:p>
          </table:table-cell>
          <table:table-cell office:value-type="float" office:value="1886.2151250312" calcext:value-type="float">
            <text:p>1886,2151250312</text:p>
          </table:table-cell>
          <table:table-cell office:value-type="float" office:value="2055.2419554226" calcext:value-type="float">
            <text:p>2055,2419554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52193154" calcext:value-type="float">
            <text:p>0,2652193154</text:p>
          </table:table-cell>
          <table:table-cell office:value-type="float" office:value="0.2629646444" calcext:value-type="float">
            <text:p>0,2629646444</text:p>
          </table:table-cell>
          <table:table-cell office:value-type="float" office:value="0.2603126804" calcext:value-type="float">
            <text:p>0,2603126804</text:p>
          </table:table-cell>
          <table:table-cell office:value-type="float" office:value="0.2574278044" calcext:value-type="float">
            <text:p>0,2574278044</text:p>
          </table:table-cell>
          <table:table-cell office:value-type="float" office:value="0.254991764" calcext:value-type="float">
            <text:p>0,254991764</text:p>
          </table:table-cell>
          <table:table-cell office:value-type="float" office:value="0.2529698412" calcext:value-type="float">
            <text:p>0,2529698412</text:p>
          </table:table-cell>
          <table:table-cell office:value-type="float" office:value="0.2506641698" calcext:value-type="float">
            <text:p>0,2506641698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5.8425535858" calcext:value-type="float">
            <text:p>35,8425535858</text:p>
          </table:table-cell>
          <table:table-cell office:value-type="float" office:value="42.0478426101" calcext:value-type="float">
            <text:p>42,0478426101</text:p>
          </table:table-cell>
          <table:table-cell office:value-type="float" office:value="48.7247729368" calcext:value-type="float">
            <text:p>48,7247729368</text:p>
          </table:table-cell>
          <table:table-cell office:value-type="float" office:value="55.7949820586" calcext:value-type="float">
            <text:p>55,7949820586</text:p>
          </table:table-cell>
          <table:table-cell office:value-type="float" office:value="63.4325394931" calcext:value-type="float">
            <text:p>63,4325394931</text:p>
          </table:table-cell>
          <table:table-cell office:value-type="float" office:value="71.6613819705" calcext:value-type="float">
            <text:p>71,6613819705</text:p>
          </table:table-cell>
          <table:table-cell office:value-type="float" office:value="80.2100785527" calcext:value-type="float">
            <text:p>80,2100785527</text:p>
          </table:table-cell>
          <table:table-cell office:value-type="float" office:value="89.1097210369" calcext:value-type="float">
            <text:p>89,1097210369</text:p>
          </table:table-cell>
          <table:table-cell office:value-type="float" office:value="99.1552129747" calcext:value-type="float">
            <text:p>99,1552129747</text:p>
          </table:table-cell>
          <table:table-cell office:value-type="float" office:value="109.6856363672" calcext:value-type="float">
            <text:p>109,6856363672</text:p>
          </table:table-cell>
          <table:table-cell office:value-type="float" office:value="120.7002513992" calcext:value-type="float">
            <text:p>120,7002513992</text:p>
          </table:table-cell>
          <table:table-cell office:value-type="float" office:value="132.5808746284" calcext:value-type="float">
            <text:p>132,5808746284</text:p>
          </table:table-cell>
          <table:table-cell office:value-type="float" office:value="145.7279260555" calcext:value-type="float">
            <text:p>145,7279260555</text:p>
          </table:table-cell>
          <table:table-cell office:value-type="float" office:value="159.3059717353" calcext:value-type="float">
            <text:p>159,3059717353</text:p>
          </table:table-cell>
          <table:table-cell office:value-type="float" office:value="173.5977966349" calcext:value-type="float">
            <text:p>173,5977966349</text:p>
          </table:table-cell>
          <table:table-cell office:value-type="float" office:value="188.2901572486" calcext:value-type="float">
            <text:p>188,2901572486</text:p>
          </table:table-cell>
          <table:table-cell office:value-type="float" office:value="204.271157586" calcext:value-type="float">
            <text:p>204,271157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,1492138755</text:p>
          </table:table-cell>
          <table:table-cell office:value-type="float" office:value="159.9378354342" calcext:value-type="float">
            <text:p>159,9378354342</text:p>
          </table:table-cell>
          <table:table-cell office:value-type="float" office:value="187.565409212" calcext:value-type="float">
            <text:p>187,565409212</text:p>
          </table:table-cell>
          <table:table-cell office:value-type="float" office:value="217.8784378491" calcext:value-type="float">
            <text:p>217,8784378491</text:p>
          </table:table-cell>
          <table:table-cell office:value-type="float" office:value="250.7240491802" calcext:value-type="float">
            <text:p>250,7240491802</text:p>
          </table:table-cell>
          <table:table-cell office:value-type="float" office:value="286.116809847" calcext:value-type="float">
            <text:p>286,116809847</text:p>
          </table:table-cell>
          <table:table-cell office:value-type="float" office:value="324.0799766207" calcext:value-type="float">
            <text:p>324,0799766207</text:p>
          </table:table-cell>
          <table:table-cell office:value-type="float" office:value="364.4425007911" calcext:value-type="float">
            <text:p>364,4425007911</text:p>
          </table:table-cell>
          <table:table-cell office:value-type="float" office:value="407.1265548769" calcext:value-type="float">
            <text:p>407,1265548769</text:p>
          </table:table-cell>
          <table:table-cell office:value-type="float" office:value="452.607603614" calcext:value-type="float">
            <text:p>452,607603614</text:p>
          </table:table-cell>
          <table:table-cell office:value-type="float" office:value="500.7359554611" calcext:value-type="float">
            <text:p>500,7359554611</text:p>
          </table:table-cell>
          <table:table-cell office:value-type="float" office:value="551.3773659553" calcext:value-type="float">
            <text:p>551,3773659553</text:p>
          </table:table-cell>
          <table:table-cell office:value-type="float" office:value="604.6023603146" calcext:value-type="float">
            <text:p>604,6023603146</text:p>
          </table:table-cell>
          <table:table-cell office:value-type="float" office:value="660.7208192322" calcext:value-type="float">
            <text:p>660,7208192322</text:p>
          </table:table-cell>
          <table:table-cell office:value-type="float" office:value="719.3559180284" calcext:value-type="float">
            <text:p>719,3559180284</text:p>
          </table:table-cell>
          <table:table-cell office:value-type="float" office:value="780.4725774555" calcext:value-type="float">
            <text:p>780,4725774555</text:p>
          </table:table-cell>
          <table:table-cell office:value-type="float" office:value="843.7002300515" calcext:value-type="float">
            <text:p>843,7002300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8081776447" calcext:value-type="float">
            <text:p>12,8081776447</text:p>
          </table:table-cell>
          <table:table-cell office:value-type="float" office:value="14.4827407224" calcext:value-type="float">
            <text:p>14,4827407224</text:p>
          </table:table-cell>
          <table:table-cell office:value-type="float" office:value="16.3247625822" calcext:value-type="float">
            <text:p>16,3247625822</text:p>
          </table:table-cell>
          <table:table-cell office:value-type="float" office:value="18.3170958727" calcext:value-type="float">
            <text:p>18,3170958727</text:p>
          </table:table-cell>
          <table:table-cell office:value-type="float" office:value="20.4638513426" calcext:value-type="float">
            <text:p>20,4638513426</text:p>
          </table:table-cell>
          <table:table-cell office:value-type="float" office:value="22.7699471316" calcext:value-type="float">
            <text:p>22,7699471316</text:p>
          </table:table-cell>
          <table:table-cell office:value-type="float" office:value="25.2357670411" calcext:value-type="float">
            <text:p>25,2357670411</text:p>
          </table:table-cell>
          <table:table-cell office:value-type="float" office:value="27.8441704741" calcext:value-type="float">
            <text:p>27,8441704741</text:p>
          </table:table-cell>
          <table:table-cell office:value-type="float" office:value="30.4862421206" calcext:value-type="float">
            <text:p>30,4862421206</text:p>
          </table:table-cell>
          <table:table-cell office:value-type="float" office:value="33.2609974638" calcext:value-type="float">
            <text:p>33,2609974638</text:p>
          </table:table-cell>
          <table:table-cell office:value-type="float" office:value="36.1710621979" calcext:value-type="float">
            <text:p>36,1710621979</text:p>
          </table:table-cell>
          <table:table-cell office:value-type="float" office:value="39.3319742851" calcext:value-type="float">
            <text:p>39,3319742851</text:p>
          </table:table-cell>
          <table:table-cell office:value-type="float" office:value="42.8603508885" calcext:value-type="float">
            <text:p>42,8603508885</text:p>
          </table:table-cell>
          <table:table-cell office:value-type="float" office:value="46.5090099665" calcext:value-type="float">
            <text:p>46,5090099665</text:p>
          </table:table-cell>
          <table:table-cell office:value-type="float" office:value="50.362408762" calcext:value-type="float">
            <text:p>50,362408762</text:p>
          </table:table-cell>
          <table:table-cell office:value-type="float" office:value="54.3306434597" calcext:value-type="float">
            <text:p>54,3306434597</text:p>
          </table:table-cell>
          <table:table-cell office:value-type="float" office:value="58.6704283326" calcext:value-type="float">
            <text:p>58,6704283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9.3005204617" calcext:value-type="float">
            <text:p>99,3005204617</text:p>
          </table:table-cell>
          <table:table-cell office:value-type="float" office:value="117.8513815051" calcext:value-type="float">
            <text:p>117,8513815051</text:p>
          </table:table-cell>
          <table:table-cell office:value-type="float" office:value="138.4530966004" calcext:value-type="float">
            <text:p>138,4530966004</text:p>
          </table:table-cell>
          <table:table-cell office:value-type="float" office:value="160.9453276876" calcext:value-type="float">
            <text:p>160,9453276876</text:p>
          </table:table-cell>
          <table:table-cell office:value-type="float" office:value="185.3305518557" calcext:value-type="float">
            <text:p>185,3305518557</text:p>
          </table:table-cell>
          <table:table-cell office:value-type="float" office:value="211.6189554508" calcext:value-type="float">
            <text:p>211,6189554508</text:p>
          </table:table-cell>
          <table:table-cell office:value-type="float" office:value="239.7801243652" calcext:value-type="float">
            <text:p>239,7801243652</text:p>
          </table:table-cell>
          <table:table-cell office:value-type="float" office:value="269.6140277526" calcext:value-type="float">
            <text:p>269,6140277526</text:p>
          </table:table-cell>
          <table:table-cell office:value-type="float" office:value="300.0080802825" calcext:value-type="float">
            <text:p>300,0080802825</text:p>
          </table:table-cell>
          <table:table-cell office:value-type="float" office:value="331.8693613163" calcext:value-type="float">
            <text:p>331,8693613163</text:p>
          </table:table-cell>
          <table:table-cell office:value-type="float" office:value="365.1956324387" calcext:value-type="float">
            <text:p>365,1956324387</text:p>
          </table:table-cell>
          <table:table-cell office:value-type="float" office:value="401.142133491" calcext:value-type="float">
            <text:p>401,142133491</text:p>
          </table:table-cell>
          <table:table-cell office:value-type="float" office:value="440.9203916552" calcext:value-type="float">
            <text:p>440,9203916552</text:p>
          </table:table-cell>
          <table:table-cell office:value-type="float" office:value="482.0026837121" calcext:value-type="float">
            <text:p>482,0026837121</text:p>
          </table:table-cell>
          <table:table-cell office:value-type="float" office:value="525.2446154594" calcext:value-type="float">
            <text:p>525,2446154594</text:p>
          </table:table-cell>
          <table:table-cell office:value-type="float" office:value="569.6984244958" calcext:value-type="float">
            <text:p>569,6984244958</text:p>
          </table:table-cell>
          <table:table-cell office:value-type="float" office:value="618.0511947474" calcext:value-type="float">
            <text:p>618,0511947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060707" calcext:value-type="float">
            <text:p>0,007060707</text:p>
          </table:table-cell>
          <table:table-cell office:value-type="float" office:value="0.0083537862" calcext:value-type="float">
            <text:p>0,0083537862</text:p>
          </table:table-cell>
          <table:table-cell office:value-type="float" office:value="0.0094330786" calcext:value-type="float">
            <text:p>0,0094330786</text:p>
          </table:table-cell>
          <table:table-cell office:value-type="float" office:value="0.0103908236" calcext:value-type="float">
            <text:p>0,0103908236</text:p>
          </table:table-cell>
          <table:table-cell office:value-type="float" office:value="0.0112748448" calcext:value-type="float">
            <text:p>0,0112748448</text:p>
          </table:table-cell>
          <table:table-cell office:value-type="float" office:value="0.0120717516" calcext:value-type="float">
            <text:p>0,0120717516</text:p>
          </table:table-cell>
          <table:table-cell office:value-type="float" office:value="0.0127683281" calcext:value-type="float">
            <text:p>0,0127683281</text:p>
          </table:table-cell>
          <table:table-cell office:value-type="float" office:value="0.0133303835" calcext:value-type="float">
            <text:p>0,0133303835</text:p>
          </table:table-cell>
          <table:table-cell office:value-type="float" office:value="0.0137084937" calcext:value-type="float">
            <text:p>0,0137084937</text:p>
          </table:table-cell>
          <table:table-cell table:number-columns-repeated="5" office:value-type="float" office:value="0.013868" calcext:value-type="float">
            <text:p>0,013868</text:p>
          </table:table-cell>
          <table:table-cell office:value-type="float" office:value="0.0138233572" calcext:value-type="float">
            <text:p>0,0138233572</text:p>
          </table:table-cell>
          <table:table-cell office:value-type="float" office:value="0.013868" calcext:value-type="float">
            <text:p>0,013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,73274527</text:p>
          </table:table-cell>
          <table:table-cell office:value-type="float" office:value="1.1373043679" calcext:value-type="float">
            <text:p>1,1373043679</text:p>
          </table:table-cell>
          <table:table-cell office:value-type="float" office:value="1.5800809771" calcext:value-type="float">
            <text:p>1,5800809771</text:p>
          </table:table-cell>
          <table:table-cell office:value-type="float" office:value="2.0748365219" calcext:value-type="float">
            <text:p>2,0748365219</text:p>
          </table:table-cell>
          <table:table-cell office:value-type="float" office:value="2.6325840804" calcext:value-type="float">
            <text:p>2,6325840804</text:p>
          </table:table-cell>
          <table:table-cell office:value-type="float" office:value="3.2627091686" calcext:value-type="float">
            <text:p>3,2627091686</text:p>
          </table:table-cell>
          <table:table-cell office:value-type="float" office:value="3.9600173197" calcext:value-type="float">
            <text:p>3,9600173197</text:p>
          </table:table-cell>
          <table:table-cell office:value-type="float" office:value="4.7135049865" calcext:value-type="float">
            <text:p>4,7135049865</text:p>
          </table:table-cell>
          <table:table-cell office:value-type="float" office:value="5.500476565" calcext:value-type="float">
            <text:p>5,500476565</text:p>
          </table:table-cell>
          <table:table-cell office:value-type="float" office:value="6.2908059694" calcext:value-type="float">
            <text:p>6,2908059694</text:p>
          </table:table-cell>
          <table:table-cell office:value-type="float" office:value="7.0418627834" calcext:value-type="float">
            <text:p>7,0418627834</text:p>
          </table:table-cell>
          <table:table-cell office:value-type="float" office:value="7.7540342582" calcext:value-type="float">
            <text:p>7,7540342582</text:p>
          </table:table-cell>
          <table:table-cell office:value-type="float" office:value="8.5025387401" calcext:value-type="float">
            <text:p>8,5025387401</text:p>
          </table:table-cell>
          <table:table-cell office:value-type="float" office:value="9.2917340895" calcext:value-type="float">
            <text:p>9,2917340895</text:p>
          </table:table-cell>
          <table:table-cell office:value-type="float" office:value="10.116321011" calcext:value-type="float">
            <text:p>10,116321011</text:p>
          </table:table-cell>
          <table:table-cell office:value-type="float" office:value="10.9399784764" calcext:value-type="float">
            <text:p>10,9399784764</text:p>
          </table:table-cell>
          <table:table-cell office:value-type="float" office:value="11.8649783096" calcext:value-type="float">
            <text:p>11,8649783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386113191" calcext:value-type="float">
            <text:p>0,0386113191</text:p>
          </table:table-cell>
          <table:table-cell office:value-type="float" office:value="0.3875396748" calcext:value-type="float">
            <text:p>0,3875396748</text:p>
          </table:table-cell>
          <table:table-cell office:value-type="float" office:value="1.1381281029" calcext:value-type="float">
            <text:p>1,1381281029</text:p>
          </table:table-cell>
          <table:table-cell office:value-type="float" office:value="1.9609578314" calcext:value-type="float">
            <text:p>1,9609578314</text:p>
          </table:table-cell>
          <table:table-cell office:value-type="float" office:value="2.8364724257" calcext:value-type="float">
            <text:p>2,8364724257</text:p>
          </table:table-cell>
          <table:table-cell office:value-type="float" office:value="4.0897737029" calcext:value-type="float">
            <text:p>4,0897737029</text:p>
          </table:table-cell>
          <table:table-cell office:value-type="float" office:value="5.7187520016" calcext:value-type="float">
            <text:p>5,7187520016</text:p>
          </table:table-cell>
          <table:table-cell office:value-type="float" office:value="7.9632616197" calcext:value-type="float">
            <text:p>7,9632616197</text:p>
          </table:table-cell>
          <table:table-cell office:value-type="float" office:value="11.0526059305" calcext:value-type="float">
            <text:p>11,0526059305</text:p>
          </table:table-cell>
          <table:table-cell office:value-type="float" office:value="14.8400716231" calcext:value-type="float">
            <text:p>14,8400716231</text:p>
          </table:table-cell>
          <table:table-cell office:value-type="float" office:value="17.654357836" calcext:value-type="float">
            <text:p>17,654357836</text:p>
          </table:table-cell>
          <table:table-cell office:value-type="float" office:value="17.9540426039" calcext:value-type="float">
            <text:p>17,9540426039</text:p>
          </table:table-cell>
          <table:table-cell office:value-type="float" office:value="19.4121637848" calcext:value-type="float">
            <text:p>19,4121637848</text:p>
          </table:table-cell>
          <table:table-cell office:value-type="float" office:value="20.5135059341" calcext:value-type="float">
            <text:p>20,5135059341</text:p>
          </table:table-cell>
          <table:table-cell office:value-type="float" office:value="22.4839957111" calcext:value-type="float">
            <text:p>22,4839957111</text:p>
          </table:table-cell>
          <table:table-cell office:value-type="float" office:value="21.3778777182" calcext:value-type="float">
            <text:p>21,3778777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4728" calcext:value-type="float">
            <text:p>0,0002414728</text:p>
          </table:table-cell>
          <table:table-cell office:value-type="float" office:value="0.0020704353" calcext:value-type="float">
            <text:p>0,0020704353</text:p>
          </table:table-cell>
          <table:table-cell office:value-type="float" office:value="0.0052511141" calcext:value-type="float">
            <text:p>0,0052511141</text:p>
          </table:table-cell>
          <table:table-cell office:value-type="float" office:value="0.0078828327" calcext:value-type="float">
            <text:p>0,0078828327</text:p>
          </table:table-cell>
          <table:table-cell office:value-type="float" office:value="0.010012952" calcext:value-type="float">
            <text:p>0,010012952</text:p>
          </table:table-cell>
          <table:table-cell office:value-type="float" office:value="0.0127809341" calcext:value-type="float">
            <text:p>0,0127809341</text:p>
          </table:table-cell>
          <table:table-cell office:value-type="float" office:value="0.0159419387" calcext:value-type="float">
            <text:p>0,0159419387</text:p>
          </table:table-cell>
          <table:table-cell office:value-type="float" office:value="0.0199498846" calcext:value-type="float">
            <text:p>0,0199498846</text:p>
          </table:table-cell>
          <table:table-cell office:value-type="float" office:value="0.0250310969" calcext:value-type="float">
            <text:p>0,0250310969</text:p>
          </table:table-cell>
          <table:table-cell office:value-type="float" office:value="0.0305416698" calcext:value-type="float">
            <text:p>0,0305416698</text:p>
          </table:table-cell>
          <table:table-cell office:value-type="float" office:value="0.033077753" calcext:value-type="float">
            <text:p>0,033077753</text:p>
          </table:table-cell>
          <table:table-cell office:value-type="float" office:value="0.0306044389" calcext:value-type="float">
            <text:p>0,0306044389</text:p>
          </table:table-cell>
          <table:table-cell office:value-type="float" office:value="0.0302696114" calcext:value-type="float">
            <text:p>0,0302696114</text:p>
          </table:table-cell>
          <table:table-cell office:value-type="float" office:value="0.0293535504" calcext:value-type="float">
            <text:p>0,0293535504</text:p>
          </table:table-cell>
          <table:table-cell office:value-type="float" office:value="0.0296627103" calcext:value-type="float">
            <text:p>0,0296627103</text:p>
          </table:table-cell>
          <table:table-cell office:value-type="float" office:value="0.0259969556" calcext:value-type="float">
            <text:p>0,0259969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43.9641100583" calcext:value-type="float">
            <text:p>43,9641100583</text:p>
          </table:table-cell>
          <table:table-cell office:value-type="float" office:value="39.7888764619" calcext:value-type="float">
            <text:p>39,7888764619</text:p>
          </table:table-cell>
          <table:table-cell office:value-type="float" office:value="35.7951974636" calcext:value-type="float">
            <text:p>35,7951974636</text:p>
          </table:table-cell>
          <table:table-cell office:value-type="float" office:value="33.2719100986" calcext:value-type="float">
            <text:p>33,2719100986</text:p>
          </table:table-cell>
          <table:table-cell office:value-type="float" office:value="31.1673538264" calcext:value-type="float">
            <text:p>31,1673538264</text:p>
          </table:table-cell>
          <table:table-cell office:value-type="float" office:value="27.9232825844" calcext:value-type="float">
            <text:p>27,9232825844</text:p>
          </table:table-cell>
          <table:table-cell office:value-type="float" office:value="24.5974432151" calcext:value-type="float">
            <text:p>24,5974432151</text:p>
          </table:table-cell>
          <table:table-cell office:value-type="float" office:value="20.1640961678" calcext:value-type="float">
            <text:p>20,1640961678</text:p>
          </table:table-cell>
          <table:table-cell office:value-type="float" office:value="14.503111313" calcext:value-type="float">
            <text:p>14,503111313</text:p>
          </table:table-cell>
          <table:table-cell office:value-type="float" office:value="8.2614331733" calcext:value-type="float">
            <text:p>8,2614331733</text:p>
          </table:table-cell>
          <table:table-cell office:value-type="float" office:value="4.3788305596" calcext:value-type="float">
            <text:p>4,3788305596</text:p>
          </table:table-cell>
          <table:table-cell office:value-type="float" office:value="4.9813676958" calcext:value-type="float">
            <text:p>4,9813676958</text:p>
          </table:table-cell>
          <table:table-cell office:value-type="float" office:value="3.5139296796" calcext:value-type="float">
            <text:p>3,5139296796</text:p>
          </table:table-cell>
          <table:table-cell office:value-type="float" office:value="2.6297046691" calcext:value-type="float">
            <text:p>2,6297046691</text:p>
          </table:table-cell>
          <table:table-cell office:value-type="float" office:value="0.2090731076" calcext:value-type="float">
            <text:p>0,2090731076</text:p>
          </table:table-cell>
          <table:table-cell office:value-type="float" office:value="3.0477359204" calcext:value-type="float">
            <text:p>3,0477359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53.2397350583" calcext:value-type="float">
            <text:p>53,2397350583</text:p>
          </table:table-cell>
          <table:table-cell office:value-type="float" office:value="47.8847764619" calcext:value-type="float">
            <text:p>47,8847764619</text:p>
          </table:table-cell>
          <table:table-cell office:value-type="float" office:value="42.8343974636" calcext:value-type="float">
            <text:p>42,8343974636</text:p>
          </table:table-cell>
          <table:table-cell office:value-type="float" office:value="39.613542091" calcext:value-type="float">
            <text:p>39,613542091</text:p>
          </table:table-cell>
          <table:table-cell office:value-type="float" office:value="36.9397720111" calcext:value-type="float">
            <text:p>36,9397720111</text:p>
          </table:table-cell>
          <table:table-cell office:value-type="float" office:value="32.9600791203" calcext:value-type="float">
            <text:p>32,9600791203</text:p>
          </table:table-cell>
          <table:table-cell office:value-type="float" office:value="28.9297283584" calcext:value-type="float">
            <text:p>28,9297283584</text:p>
          </table:table-cell>
          <table:table-cell office:value-type="float" office:value="23.6402604203" calcext:value-type="float">
            <text:p>23,6402604203</text:p>
          </table:table-cell>
          <table:table-cell office:value-type="float" office:value="16.9530685539" calcext:value-type="float">
            <text:p>16,9530685539</text:p>
          </table:table-cell>
          <table:table-cell office:value-type="float" office:value="9.6308772039" calcext:value-type="float">
            <text:p>9,6308772039</text:p>
          </table:table-cell>
          <table:table-cell office:value-type="float" office:value="5.0921434756" calcext:value-type="float">
            <text:p>5,0921434756</text:p>
          </table:table-cell>
          <table:table-cell office:value-type="float" office:value="5.7796362607" calcext:value-type="float">
            <text:p>5,7796362607</text:p>
          </table:table-cell>
          <table:table-cell office:value-type="float" office:value="4.06812196" calcext:value-type="float">
            <text:p>4,06812196</text:p>
          </table:table-cell>
          <table:table-cell office:value-type="float" office:value="3.0382601584" calcext:value-type="float">
            <text:p>3,0382601584</text:p>
          </table:table-cell>
          <table:table-cell office:value-type="float" office:value="0.2410994517" calcext:value-type="float">
            <text:p>0,2410994517</text:p>
          </table:table-cell>
          <table:table-cell office:value-type="float" office:value="3.5085379067" calcext:value-type="float">
            <text:p>3,5085379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1851100583" calcext:value-type="float">
            <text:p>39,1851100583</text:p>
          </table:table-cell>
          <table:table-cell office:value-type="float" office:value="36.1568364619" calcext:value-type="float">
            <text:p>36,1568364619</text:p>
          </table:table-cell>
          <table:table-cell office:value-type="float" office:value="33.0424934636" calcext:value-type="float">
            <text:p>33,0424934636</text:p>
          </table:table-cell>
          <table:table-cell office:value-type="float" office:value="31.1081027803" calcext:value-type="float">
            <text:p>31,1081027803</text:p>
          </table:table-cell>
          <table:table-cell office:value-type="float" office:value="29.4472233218" calcext:value-type="float">
            <text:p>29,4472233218</text:p>
          </table:table-cell>
          <table:table-cell office:value-type="float" office:value="26.6113087437" calcext:value-type="float">
            <text:p>26,6113087437</text:p>
          </table:table-cell>
          <table:table-cell office:value-type="float" office:value="23.6102221013" calcext:value-type="float">
            <text:p>23,6102221013</text:p>
          </table:table-cell>
          <table:table-cell office:value-type="float" office:value="19.470568211" calcext:value-type="float">
            <text:p>19,470568211</text:p>
          </table:table-cell>
          <table:table-cell office:value-type="float" office:value="14.0748489724" calcext:value-type="float">
            <text:p>14,0748489724</text:p>
          </table:table-cell>
          <table:table-cell office:value-type="float" office:value="8.0515449938" calcext:value-type="float">
            <text:p>8,0515449938</text:p>
          </table:table-cell>
          <table:table-cell office:value-type="float" office:value="4.2829114389" calcext:value-type="float">
            <text:p>4,2829114389</text:p>
          </table:table-cell>
          <table:table-cell office:value-type="float" office:value="4.8871287824" calcext:value-type="float">
            <text:p>4,8871287824</text:p>
          </table:table-cell>
          <table:table-cell office:value-type="float" office:value="3.4564572877" calcext:value-type="float">
            <text:p>3,4564572877</text:p>
          </table:table-cell>
          <table:table-cell office:value-type="float" office:value="2.5924640877" calcext:value-type="float">
            <text:p>2,5924640877</text:p>
          </table:table-cell>
          <table:table-cell office:value-type="float" office:value="0.206505806" calcext:value-type="float">
            <text:p>0,206505806</text:p>
          </table:table-cell>
          <table:table-cell office:value-type="float" office:value="3.0152335671" calcext:value-type="float">
            <text:p>3,0152335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2.4406195715" calcext:value-type="float">
            <text:p>752,4406195715</text:p>
          </table:table-cell>
          <table:table-cell office:value-type="float" office:value="806.7080451877" calcext:value-type="float">
            <text:p>806,7080451877</text:p>
          </table:table-cell>
          <table:table-cell office:value-type="float" office:value="855.5285545488" calcext:value-type="float">
            <text:p>855,5285545488</text:p>
          </table:table-cell>
          <table:table-cell office:value-type="float" office:value="900.9075917809" calcext:value-type="float">
            <text:p>900,9075917809</text:p>
          </table:table-cell>
          <table:table-cell office:value-type="float" office:value="943.4162576653" calcext:value-type="float">
            <text:p>943,4162576653</text:p>
          </table:table-cell>
          <table:table-cell office:value-type="float" office:value="981.5003855764" calcext:value-type="float">
            <text:p>981,5003855764</text:p>
          </table:table-cell>
          <table:table-cell office:value-type="float" office:value="1015.0484532457" calcext:value-type="float">
            <text:p>1015,0484532457</text:p>
          </table:table-cell>
          <table:table-cell office:value-type="float" office:value="1042.5499482918" calcext:value-type="float">
            <text:p>1042,5499482918</text:p>
          </table:table-cell>
          <table:table-cell office:value-type="float" office:value="1062.3305147307" calcext:value-type="float">
            <text:p>1062,3305147307</text:p>
          </table:table-cell>
          <table:table-cell office:value-type="float" office:value="1073.5981540832" calcext:value-type="float">
            <text:p>1073,5981540832</text:p>
          </table:table-cell>
          <table:table-cell office:value-type="float" office:value="1079.5703725224" calcext:value-type="float">
            <text:p>1079,5703725224</text:p>
          </table:table-cell>
          <table:table-cell office:value-type="float" office:value="1086.3643819274" calcext:value-type="float">
            <text:p>1086,3643819274</text:p>
          </table:table-cell>
          <table:table-cell office:value-type="float" office:value="1091.1569755985" calcext:value-type="float">
            <text:p>1091,1569755985</text:p>
          </table:table-cell>
          <table:table-cell office:value-type="float" office:value="1094.7435886224" calcext:value-type="float">
            <text:p>1094,7435886224</text:p>
          </table:table-cell>
          <table:table-cell office:value-type="float" office:value="1095.0287401603" calcext:value-type="float">
            <text:p>1095,0287401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529.5854949489" calcext:value-type="float">
            <text:p>529,5854949489</text:p>
          </table:table-cell>
          <table:table-cell office:value-type="float" office:value="769.0093772583" calcext:value-type="float">
            <text:p>769,0093772583</text:p>
          </table:table-cell>
          <table:table-cell office:value-type="float" office:value="983.181364576" calcext:value-type="float">
            <text:p>983,181364576</text:p>
          </table:table-cell>
          <table:table-cell office:value-type="float" office:value="1181.2490750309" calcext:value-type="float">
            <text:p>1181,2490750309</text:p>
          </table:table-cell>
          <table:table-cell office:value-type="float" office:value="1365.9479350862" calcext:value-type="float">
            <text:p>1365,9479350862</text:p>
          </table:table-cell>
          <table:table-cell office:value-type="float" office:value="1530.7483306879" calcext:value-type="float">
            <text:p>1530,7483306879</text:p>
          </table:table-cell>
          <table:table-cell office:value-type="float" office:value="1675.39697248" calcext:value-type="float">
            <text:p>1675,39697248</text:p>
          </table:table-cell>
          <table:table-cell office:value-type="float" office:value="1793.5982745815" calcext:value-type="float">
            <text:p>1793,5982745815</text:p>
          </table:table-cell>
          <table:table-cell office:value-type="float" office:value="1878.3636173509" calcext:value-type="float">
            <text:p>1878,3636173509</text:p>
          </table:table-cell>
          <table:table-cell office:value-type="float" office:value="1926.5180033704" calcext:value-type="float">
            <text:p>1926,5180033704</text:p>
          </table:table-cell>
          <table:table-cell office:value-type="float" office:value="1951.9787207482" calcext:value-type="float">
            <text:p>1951,9787207482</text:p>
          </table:table-cell>
          <table:table-cell office:value-type="float" office:value="1980.8769020518" calcext:value-type="float">
            <text:p>1980,8769020518</text:p>
          </table:table-cell>
          <table:table-cell office:value-type="float" office:value="2001.2175118518" calcext:value-type="float">
            <text:p>2001,2175118518</text:p>
          </table:table-cell>
          <table:table-cell office:value-type="float" office:value="2016.4088126439" calcext:value-type="float">
            <text:p>2016,4088126439</text:p>
          </table:table-cell>
          <table:table-cell office:value-type="float" office:value="2017.6143099022" calcext:value-type="float">
            <text:p>2017,61430990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48925545" calcext:value-type="float">
            <text:p>0,4748925545</text:p>
          </table:table-cell>
          <table:table-cell office:value-type="float" office:value="0.4711454149" calcext:value-type="float">
            <text:p>0,4711454149</text:p>
          </table:table-cell>
          <table:table-cell office:value-type="float" office:value="0.4665841812" calcext:value-type="float">
            <text:p>0,4665841812</text:p>
          </table:table-cell>
          <table:table-cell office:value-type="float" office:value="0.4632443192" calcext:value-type="float">
            <text:p>0,4632443192</text:p>
          </table:table-cell>
          <table:table-cell office:value-type="float" office:value="0.4602285076" calcext:value-type="float">
            <text:p>0,4602285076</text:p>
          </table:table-cell>
          <table:table-cell office:value-type="float" office:value="0.4557479951" calcext:value-type="float">
            <text:p>0,4557479951</text:p>
          </table:table-cell>
          <table:table-cell office:value-type="float" office:value="0.4507372087" calcext:value-type="float">
            <text:p>0,4507372087</text:p>
          </table:table-cell>
          <table:table-cell office:value-type="float" office:value="0.4440456629" calcext:value-type="float">
            <text:p>0,4440456629</text:p>
          </table:table-cell>
          <table:table-cell office:value-type="float" office:value="0.4352095477" calcext:value-type="float">
            <text:p>0,4352095477</text:p>
          </table:table-cell>
          <table:table-cell office:value-type="float" office:value="0.4245443047" calcext:value-type="float">
            <text:p>0,4245443047</text:p>
          </table:table-cell>
          <table:table-cell office:value-type="float" office:value="0.4150343081" calcext:value-type="float">
            <text:p>0,4150343081</text:p>
          </table:table-cell>
          <table:table-cell office:value-type="float" office:value="0.409876259" calcext:value-type="float">
            <text:p>0,409876259</text:p>
          </table:table-cell>
          <table:table-cell office:value-type="float" office:value="0.4035997599" calcext:value-type="float">
            <text:p>0,4035997599</text:p>
          </table:table-cell>
          <table:table-cell office:value-type="float" office:value="0.3979388567" calcext:value-type="float">
            <text:p>0,3979388567</text:p>
          </table:table-cell>
          <table:table-cell office:value-type="float" office:value="0.3908088253" calcext:value-type="float">
            <text:p>0,3908088253</text:p>
          </table:table-cell>
          <table:table-cell office:value-type="float" office:value="0.3888460254" calcext:value-type="float">
            <text:p>0,38884602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47568175" calcext:value-type="float">
            <text:p>0,5147568175</text:p>
          </table:table-cell>
          <table:table-cell office:value-type="float" office:value="0.4709408389" calcext:value-type="float">
            <text:p>0,4709408389</text:p>
          </table:table-cell>
          <table:table-cell office:value-type="float" office:value="0.4497565756" calcext:value-type="float">
            <text:p>0,4497565756</text:p>
          </table:table-cell>
          <table:table-cell office:value-type="float" office:value="0.4405858519" calcext:value-type="float">
            <text:p>0,4405858519</text:p>
          </table:table-cell>
          <table:table-cell office:value-type="float" office:value="0.434269698" calcext:value-type="float">
            <text:p>0,434269698</text:p>
          </table:table-cell>
          <table:table-cell office:value-type="float" office:value="0.4241898913" calcext:value-type="float">
            <text:p>0,4241898913</text:p>
          </table:table-cell>
          <table:table-cell office:value-type="float" office:value="0.4135099303" calcext:value-type="float">
            <text:p>0,4135099303</text:p>
          </table:table-cell>
          <table:table-cell office:value-type="float" office:value="0.3989799525" calcext:value-type="float">
            <text:p>0,3989799525</text:p>
          </table:table-cell>
          <table:table-cell office:value-type="float" office:value="0.3794873311" calcext:value-type="float">
            <text:p>0,3794873311</text:p>
          </table:table-cell>
          <table:table-cell office:value-type="float" office:value="0.3556347842" calcext:value-type="float">
            <text:p>0,3556347842</text:p>
          </table:table-cell>
          <table:table-cell office:value-type="float" office:value="0.3341980219" calcext:value-type="float">
            <text:p>0,3341980219</text:p>
          </table:table-cell>
          <table:table-cell office:value-type="float" office:value="0.3227959261" calcext:value-type="float">
            <text:p>0,3227959261</text:p>
          </table:table-cell>
          <table:table-cell office:value-type="float" office:value="0.3090446536" calcext:value-type="float">
            <text:p>0,3090446536</text:p>
          </table:table-cell>
          <table:table-cell office:value-type="float" office:value="0.296536937" calcext:value-type="float">
            <text:p>0,296536937</text:p>
          </table:table-cell>
          <table:table-cell office:value-type="float" office:value="0.2804012586" calcext:value-type="float">
            <text:p>0,2804012586</text:p>
          </table:table-cell>
          <table:table-cell office:value-type="float" office:value="0.275812133" calcext:value-type="float">
            <text:p>0,2758121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117650525" calcext:value-type="float">
            <text:p>163,117650525</text:p>
          </table:table-cell>
          <table:table-cell office:value-type="float" office:value="174.9052794708" calcext:value-type="float">
            <text:p>174,9052794708</text:p>
          </table:table-cell>
          <table:table-cell office:value-type="float" office:value="185.5096685356" calcext:value-type="float">
            <text:p>185,5096685356</text:p>
          </table:table-cell>
          <table:table-cell office:value-type="float" office:value="195.3664718079" calcext:value-type="float">
            <text:p>195,3664718079</text:p>
          </table:table-cell>
          <table:table-cell office:value-type="float" office:value="204.5997511204" calcext:value-type="float">
            <text:p>204,5997511204</text:p>
          </table:table-cell>
          <table:table-cell office:value-type="float" office:value="212.8718786771" calcext:value-type="float">
            <text:p>212,8718786771</text:p>
          </table:table-cell>
          <table:table-cell office:value-type="float" office:value="220.1586247516" calcext:value-type="float">
            <text:p>220,1586247516</text:p>
          </table:table-cell>
          <table:table-cell office:value-type="float" office:value="226.1318442871" calcext:value-type="float">
            <text:p>226,1318442871</text:p>
          </table:table-cell>
          <table:table-cell office:value-type="float" office:value="230.4277983235" calcext:value-type="float">
            <text:p>230,4277983235</text:p>
          </table:table-cell>
          <table:table-cell office:value-type="float" office:value="232.8744296877" calcext:value-type="float">
            <text:p>232,8744296877</text:p>
          </table:table-cell>
          <table:table-cell office:value-type="float" office:value="234.1707024727" calcext:value-type="float">
            <text:p>234,1707024727</text:p>
          </table:table-cell>
          <table:table-cell office:value-type="float" office:value="235.6455120109" calcext:value-type="float">
            <text:p>235,6455120109</text:p>
          </table:table-cell>
          <table:table-cell office:value-type="float" office:value="236.685546538" calcext:value-type="float">
            <text:p>236,685546538</text:p>
          </table:table-cell>
          <table:table-cell office:value-type="float" office:value="237.4636051388" calcext:value-type="float">
            <text:p>237,4636051388</text:p>
          </table:table-cell>
          <table:table-cell office:value-type="float" office:value="237.5244664834" calcext:value-type="float">
            <text:p>237,5244664834</text:p>
          </table:table-cell>
          <table:table-cell office:value-type="float" office:value="238.4264019609" calcext:value-type="float">
            <text:p>238,4264019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3.4474099987" calcext:value-type="float">
            <text:p>113,4474099987</text:p>
          </table:table-cell>
          <table:table-cell office:value-type="float" office:value="122.9980580411" calcext:value-type="float">
            <text:p>122,9980580411</text:p>
          </table:table-cell>
          <table:table-cell office:value-type="float" office:value="131.398927146" calcext:value-type="float">
            <text:p>131,398927146</text:p>
          </table:table-cell>
          <table:table-cell office:value-type="float" office:value="139.0895754449" calcext:value-type="float">
            <text:p>139,0895754449</text:p>
          </table:table-cell>
          <table:table-cell office:value-type="float" office:value="146.1947778345" calcext:value-type="float">
            <text:p>146,1947778345</text:p>
          </table:table-cell>
          <table:table-cell office:value-type="float" office:value="152.3719292382" calcext:value-type="float">
            <text:p>152,3719292382</text:p>
          </table:table-cell>
          <table:table-cell office:value-type="float" office:value="157.5958637183" calcext:value-type="float">
            <text:p>157,5958637183</text:p>
          </table:table-cell>
          <table:table-cell office:value-type="float" office:value="161.5322905949" calcext:value-type="float">
            <text:p>161,5322905949</text:p>
          </table:table-cell>
          <table:table-cell office:value-type="float" office:value="163.8102160873" calcext:value-type="float">
            <text:p>163,8102160873</text:p>
          </table:table-cell>
          <table:table-cell office:value-type="float" office:value="164.2526904048" calcext:value-type="float">
            <text:p>164,2526904048</text:p>
          </table:table-cell>
          <table:table-cell office:value-type="float" office:value="163.5677285769" calcext:value-type="float">
            <text:p>163,5677285769</text:p>
          </table:table-cell>
          <table:table-cell office:value-type="float" office:value="163.1038820168" calcext:value-type="float">
            <text:p>163,1038820168</text:p>
          </table:table-cell>
          <table:table-cell office:value-type="float" office:value="162.2349701251" calcext:value-type="float">
            <text:p>162,2349701251</text:p>
          </table:table-cell>
          <table:table-cell office:value-type="float" office:value="161.1362461419" calcext:value-type="float">
            <text:p>161,1362461419</text:p>
          </table:table-cell>
          <table:table-cell office:value-type="float" office:value="159.343662016" calcext:value-type="float">
            <text:p>159,343662016</text:p>
          </table:table-cell>
          <table:table-cell office:value-type="float" office:value="158.4427987842" calcext:value-type="float">
            <text:p>158,44279878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5.1077047243" calcext:value-type="float">
            <text:p>45,1077047243</text:p>
          </table:table-cell>
          <table:table-cell office:value-type="float" office:value="49.2056619701" calcext:value-type="float">
            <text:p>49,2056619701</text:p>
          </table:table-cell>
          <table:table-cell office:value-type="float" office:value="52.09371365" calcext:value-type="float">
            <text:p>52,09371365</text:p>
          </table:table-cell>
          <table:table-cell office:value-type="float" office:value="54.3937463176" calcext:value-type="float">
            <text:p>54,3937463176</text:p>
          </table:table-cell>
          <table:table-cell office:value-type="float" office:value="56.2789571588" calcext:value-type="float">
            <text:p>56,2789571588</text:p>
          </table:table-cell>
          <table:table-cell office:value-type="float" office:value="57.3658066804" calcext:value-type="float">
            <text:p>57,3658066804</text:p>
          </table:table-cell>
          <table:table-cell office:value-type="float" office:value="57.6664032266" calcext:value-type="float">
            <text:p>57,6664032266</text:p>
          </table:table-cell>
          <table:table-cell office:value-type="float" office:value="56.8249144918" calcext:value-type="float">
            <text:p>56,8249144918</text:p>
          </table:table-cell>
          <table:table-cell office:value-type="float" office:value="54.466732566" calcext:value-type="float">
            <text:p>54,466732566</text:p>
          </table:table-cell>
          <table:table-cell office:value-type="float" office:value="50.4682605359" calcext:value-type="float">
            <text:p>50,4682605359</text:p>
          </table:table-cell>
          <table:table-cell office:value-type="float" office:value="45.7524334185" calcext:value-type="float">
            <text:p>45,7524334185</text:p>
          </table:table-cell>
          <table:table-cell office:value-type="float" office:value="41.9232226649" calcext:value-type="float">
            <text:p>41,9232226649</text:p>
          </table:table-cell>
          <table:table-cell office:value-type="float" office:value="38.1224154231" calcext:value-type="float">
            <text:p>38,1224154231</text:p>
          </table:table-cell>
          <table:table-cell office:value-type="float" office:value="34.5265757362" calcext:value-type="float">
            <text:p>34,5265757362</text:p>
          </table:table-cell>
          <table:table-cell office:value-type="float" office:value="30.5427065263" calcext:value-type="float">
            <text:p>30,5427065263</text:p>
          </table:table-cell>
          <table:table-cell office:value-type="float" office:value="28.0717467368" calcext:value-type="float">
            <text:p>28,0717467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1801984235" calcext:value-type="float">
            <text:p>7,1801984235</text:p>
          </table:table-cell>
          <table:table-cell office:value-type="float" office:value="7.3999531263" calcext:value-type="float">
            <text:p>7,3999531263</text:p>
          </table:table-cell>
          <table:table-cell office:value-type="float" office:value="7.3949080561" calcext:value-type="float">
            <text:p>7,3949080561</text:p>
          </table:table-cell>
          <table:table-cell office:value-type="float" office:value="7.4689538943" calcext:value-type="float">
            <text:p>7,4689538943</text:p>
          </table:table-cell>
          <table:table-cell office:value-type="float" office:value="7.5498749316" calcext:value-type="float">
            <text:p>7,5498749316</text:p>
          </table:table-cell>
          <table:table-cell office:value-type="float" office:value="7.3504579103" calcext:value-type="float">
            <text:p>7,3504579103</text:p>
          </table:table-cell>
          <table:table-cell office:value-type="float" office:value="6.9778569811" calcext:value-type="float">
            <text:p>6,9778569811</text:p>
          </table:table-cell>
          <table:table-cell office:value-type="float" office:value="6.2388184122" calcext:value-type="float">
            <text:p>6,2388184122</text:p>
          </table:table-cell>
          <table:table-cell office:value-type="float" office:value="5.0229488246" calcext:value-type="float">
            <text:p>5,0229488246</text:p>
          </table:table-cell>
          <table:table-cell office:value-type="float" office:value="3.410993355" calcext:value-type="float">
            <text:p>3,410993355</text:p>
          </table:table-cell>
          <table:table-cell office:value-type="float" office:value="2.0892067086" calcext:value-type="float">
            <text:p>2,0892067086</text:p>
          </table:table-cell>
          <table:table-cell office:value-type="float" office:value="1.8176529735" calcext:value-type="float">
            <text:p>1,8176529735</text:p>
          </table:table-cell>
          <table:table-cell office:value-type="float" office:value="1.4134756617" calcext:value-type="float">
            <text:p>1,4134756617</text:p>
          </table:table-cell>
          <table:table-cell office:value-type="float" office:value="1.0873363541" calcext:value-type="float">
            <text:p>1,0873363541</text:p>
          </table:table-cell>
          <table:table-cell office:value-type="float" office:value="0.4246247432" calcext:value-type="float">
            <text:p>0,4246247432</text:p>
          </table:table-cell>
          <table:table-cell office:value-type="float" office:value="0.8566296758" calcext:value-type="float">
            <text:p>0,8566296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1224662" calcext:value-type="float">
            <text:p>0,1651224662</text:p>
          </table:table-cell>
          <table:table-cell office:value-type="float" office:value="0.1834732175" calcext:value-type="float">
            <text:p>0,1834732175</text:p>
          </table:table-cell>
          <table:table-cell office:value-type="float" office:value="0.2024643201" calcext:value-type="float">
            <text:p>0,2024643201</text:p>
          </table:table-cell>
          <table:table-cell office:value-type="float" office:value="0.221916328" calcext:value-type="float">
            <text:p>0,221916328</text:p>
          </table:table-cell>
          <table:table-cell office:value-type="float" office:value="0.2417053655" calcext:value-type="float">
            <text:p>0,2417053655</text:p>
          </table:table-cell>
          <table:table-cell office:value-type="float" office:value="0.2616764165" calcext:value-type="float">
            <text:p>0,2616764165</text:p>
          </table:table-cell>
          <table:table-cell office:value-type="float" office:value="0.2816781678" calcext:value-type="float">
            <text:p>0,2816781678</text:p>
          </table:table-cell>
          <table:table-cell office:value-type="float" office:value="0.3015279795" calcext:value-type="float">
            <text:p>0,3015279795</text:p>
          </table:table-cell>
          <table:table-cell office:value-type="float" office:value="0.3209992729" calcext:value-type="float">
            <text:p>0,3209992729</text:p>
          </table:table-cell>
          <table:table-cell office:value-type="float" office:value="0.3398506611" calcext:value-type="float">
            <text:p>0,3398506611</text:p>
          </table:table-cell>
          <table:table-cell office:value-type="float" office:value="0.3579583836" calcext:value-type="float">
            <text:p>0,3579583836</text:p>
          </table:table-cell>
          <table:table-cell office:value-type="float" office:value="0.3754210564" calcext:value-type="float">
            <text:p>0,3754210564</text:p>
          </table:table-cell>
          <table:table-cell office:value-type="float" office:value="0.3922616581" calcext:value-type="float">
            <text:p>0,3922616581</text:p>
          </table:table-cell>
          <table:table-cell office:value-type="float" office:value="0.4085023488" calcext:value-type="float">
            <text:p>0,4085023488</text:p>
          </table:table-cell>
          <table:table-cell office:value-type="float" office:value="0.4240956838" calcext:value-type="float">
            <text:p>0,4240956838</text:p>
          </table:table-cell>
          <table:table-cell office:value-type="float" office:value="0.4392224984" calcext:value-type="float">
            <text:p>0,43922249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19537698" calcext:value-type="float">
            <text:p>1,2619537698</text:p>
          </table:table-cell>
          <table:table-cell office:value-type="float" office:value="1.3687878179" calcext:value-type="float">
            <text:p>1,3687878179</text:p>
          </table:table-cell>
          <table:table-cell office:value-type="float" office:value="1.4470261295" calcext:value-type="float">
            <text:p>1,4470261295</text:p>
          </table:table-cell>
          <table:table-cell office:value-type="float" office:value="1.5092869466" calcext:value-type="float">
            <text:p>1,5092869466</text:p>
          </table:table-cell>
          <table:table-cell office:value-type="float" office:value="1.5616377476" calcext:value-type="float">
            <text:p>1,5616377476</text:p>
          </table:table-cell>
          <table:table-cell office:value-type="float" office:value="1.6043089099" calcext:value-type="float">
            <text:p>1,6043089099</text:p>
          </table:table-cell>
          <table:table-cell office:value-type="float" office:value="1.6373886466" calcext:value-type="float">
            <text:p>1,6373886466</text:p>
          </table:table-cell>
          <table:table-cell office:value-type="float" office:value="1.6593221481" calcext:value-type="float">
            <text:p>1,6593221481</text:p>
          </table:table-cell>
          <table:table-cell office:value-type="float" office:value="1.6674657127" calcext:value-type="float">
            <text:p>1,6674657127</text:p>
          </table:table-cell>
          <table:table-cell office:value-type="float" office:value="1.6601493389" calcext:value-type="float">
            <text:p>1,6601493389</text:p>
          </table:table-cell>
          <table:table-cell office:value-type="float" office:value="1.6420416164" calcext:value-type="float">
            <text:p>1,6420416164</text:p>
          </table:table-cell>
          <table:table-cell office:value-type="float" office:value="1.6245789436" calcext:value-type="float">
            <text:p>1,6245789436</text:p>
          </table:table-cell>
          <table:table-cell office:value-type="float" office:value="1.6077383419" calcext:value-type="float">
            <text:p>1,6077383419</text:p>
          </table:table-cell>
          <table:table-cell office:value-type="float" office:value="1.5914976512" calcext:value-type="float">
            <text:p>1,5914976512</text:p>
          </table:table-cell>
          <table:table-cell office:value-type="float" office:value="1.5726826003" calcext:value-type="float">
            <text:p>1,5726826003</text:p>
          </table:table-cell>
          <table:table-cell office:value-type="float" office:value="1.5607775016" calcext:value-type="float">
            <text:p>1,5607775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16368397" calcext:value-type="float">
            <text:p>0,5116368397</text:p>
          </table:table-cell>
          <table:table-cell office:value-type="float" office:value="0.5761042687" calcext:value-type="float">
            <text:p>0,5761042687</text:p>
          </table:table-cell>
          <table:table-cell office:value-type="float" office:value="0.6369549955" calcext:value-type="float">
            <text:p>0,6369549955</text:p>
          </table:table-cell>
          <table:table-cell office:value-type="float" office:value="0.6937958602" calcext:value-type="float">
            <text:p>0,6937958602</text:p>
          </table:table-cell>
          <table:table-cell office:value-type="float" office:value="0.7491154091" calcext:value-type="float">
            <text:p>0,7491154091</text:p>
          </table:table-cell>
          <table:table-cell office:value-type="float" office:value="0.8049106477" calcext:value-type="float">
            <text:p>0,8049106477</text:p>
          </table:table-cell>
          <table:table-cell office:value-type="float" office:value="0.858485562" calcext:value-type="float">
            <text:p>0,858485562</text:p>
          </table:table-cell>
          <table:table-cell office:value-type="float" office:value="0.9103156866" calcext:value-type="float">
            <text:p>0,9103156866</text:p>
          </table:table-cell>
          <table:table-cell office:value-type="float" office:value="0.9584429186" calcext:value-type="float">
            <text:p>0,9584429186</text:p>
          </table:table-cell>
          <table:table-cell office:value-type="float" office:value="0.9993865659" calcext:value-type="float">
            <text:p>0,9993865659</text:p>
          </table:table-cell>
          <table:table-cell office:value-type="float" office:value="1.0274856763" calcext:value-type="float">
            <text:p>1,0274856763</text:p>
          </table:table-cell>
          <table:table-cell office:value-type="float" office:value="1.043012151" calcext:value-type="float">
            <text:p>1,043012151</text:p>
          </table:table-cell>
          <table:table-cell office:value-type="float" office:value="1.0618219356" calcext:value-type="float">
            <text:p>1,0618219356</text:p>
          </table:table-cell>
          <table:table-cell office:value-type="float" office:value="1.0777362057" calcext:value-type="float">
            <text:p>1,0777362057</text:p>
          </table:table-cell>
          <table:table-cell office:value-type="float" office:value="1.0942540165" calcext:value-type="float">
            <text:p>1,0942540165</text:p>
          </table:table-cell>
          <table:table-cell office:value-type="float" office:value="1.0997050873" calcext:value-type="float">
            <text:p>1,0997050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526607196" calcext:value-type="float">
            <text:p>45,2526607196</text:p>
          </table:table-cell>
          <table:table-cell office:value-type="float" office:value="46.4258688848" calcext:value-type="float">
            <text:p>46,4258688848</text:p>
          </table:table-cell>
          <table:table-cell office:value-type="float" office:value="47.4460334511" calcext:value-type="float">
            <text:p>47,4460334511</text:p>
          </table:table-cell>
          <table:table-cell office:value-type="float" office:value="48.3354479734" calcext:value-type="float">
            <text:p>48,3354479734</text:p>
          </table:table-cell>
          <table:table-cell office:value-type="float" office:value="49.15032445" calcext:value-type="float">
            <text:p>49,15032445</text:p>
          </table:table-cell>
          <table:table-cell office:value-type="float" office:value="49.9274964026" calcext:value-type="float">
            <text:p>49,9274964026</text:p>
          </table:table-cell>
          <table:table-cell office:value-type="float" office:value="50.6358443831" calcext:value-type="float">
            <text:p>50,6358443831</text:p>
          </table:table-cell>
          <table:table-cell office:value-type="float" office:value="51.2890319052" calcext:value-type="float">
            <text:p>51,2890319052</text:p>
          </table:table-cell>
          <table:table-cell office:value-type="float" office:value="51.8695794624" calcext:value-type="float">
            <text:p>51,8695794624</text:p>
          </table:table-cell>
          <table:table-cell office:value-type="float" office:value="52.3451586742" calcext:value-type="float">
            <text:p>52,3451586742</text:p>
          </table:table-cell>
          <table:table-cell office:value-type="float" office:value="52.6623435752" calcext:value-type="float">
            <text:p>52,6623435752</text:p>
          </table:table-cell>
          <table:table-cell office:value-type="float" office:value="52.8345219543" calcext:value-type="float">
            <text:p>52,8345219543</text:p>
          </table:table-cell>
          <table:table-cell office:value-type="float" office:value="53.0402515094" calcext:value-type="float">
            <text:p>53,0402515094</text:p>
          </table:table-cell>
          <table:table-cell office:value-type="float" office:value="53.2119210323" calcext:value-type="float">
            <text:p>53,2119210323</text:p>
          </table:table-cell>
          <table:table-cell office:value-type="float" office:value="53.3878360014" calcext:value-type="float">
            <text:p>53,3878360014</text:p>
          </table:table-cell>
          <table:table-cell office:value-type="float" office:value="53.445392097" calcext:value-type="float">
            <text:p>53,445392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6256945549" calcext:value-type="float">
            <text:p>363,6256945549</text:p>
          </table:table-cell>
          <table:table-cell office:value-type="float" office:value="397.9316669629" calcext:value-type="float">
            <text:p>397,9316669629</text:p>
          </table:table-cell>
          <table:table-cell office:value-type="float" office:value="430.3108277999" calcext:value-type="float">
            <text:p>430,3108277999</text:p>
          </table:table-cell>
          <table:table-cell office:value-type="float" office:value="459.2098070844" calcext:value-type="float">
            <text:p>459,2098070844</text:p>
          </table:table-cell>
          <table:table-cell office:value-type="float" office:value="486.2842307356" calcext:value-type="float">
            <text:p>486,2842307356</text:p>
          </table:table-cell>
          <table:table-cell office:value-type="float" office:value="513.4561851601" calcext:value-type="float">
            <text:p>513,4561851601</text:p>
          </table:table-cell>
          <table:table-cell office:value-type="float" office:value="539.1016368986" calcext:value-type="float">
            <text:p>539,1016368986</text:p>
          </table:table-cell>
          <table:table-cell office:value-type="float" office:value="564.32058546" calcext:value-type="float">
            <text:p>564,32058546</text:p>
          </table:table-cell>
          <table:table-cell office:value-type="float" office:value="588.8222524908" calcext:value-type="float">
            <text:p>588,8222524908</text:p>
          </table:table-cell>
          <table:table-cell office:value-type="float" office:value="611.3241407475" calcext:value-type="float">
            <text:p>611,3241407475</text:p>
          </table:table-cell>
          <table:table-cell office:value-type="float" office:value="628.018082906" calcext:value-type="float">
            <text:p>628,018082906</text:p>
          </table:table-cell>
          <table:table-cell office:value-type="float" office:value="637.0801028555" calcext:value-type="float">
            <text:p>637,0801028555</text:p>
          </table:table-cell>
          <table:table-cell office:value-type="float" office:value="647.9079741785" calcext:value-type="float">
            <text:p>647,9079741785</text:p>
          </table:table-cell>
          <table:table-cell office:value-type="float" office:value="656.9432122275" calcext:value-type="float">
            <text:p>656,9432122275</text:p>
          </table:table-cell>
          <table:table-cell office:value-type="float" office:value="666.9081288531" calcext:value-type="float">
            <text:p>666,9081288531</text:p>
          </table:table-cell>
          <table:table-cell office:value-type="float" office:value="669.2311630025" calcext:value-type="float">
            <text:p>669,2311630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2.4406195715" calcext:value-type="float">
            <text:p>752,4406195715</text:p>
          </table:table-cell>
          <table:table-cell office:value-type="float" office:value="806.7080451877" calcext:value-type="float">
            <text:p>806,7080451877</text:p>
          </table:table-cell>
          <table:table-cell office:value-type="float" office:value="855.5285545488" calcext:value-type="float">
            <text:p>855,5285545488</text:p>
          </table:table-cell>
          <table:table-cell office:value-type="float" office:value="900.9075917809" calcext:value-type="float">
            <text:p>900,9075917809</text:p>
          </table:table-cell>
          <table:table-cell office:value-type="float" office:value="943.4162576653" calcext:value-type="float">
            <text:p>943,4162576653</text:p>
          </table:table-cell>
          <table:table-cell office:value-type="float" office:value="981.5003855764" calcext:value-type="float">
            <text:p>981,5003855764</text:p>
          </table:table-cell>
          <table:table-cell office:value-type="float" office:value="1015.0484532457" calcext:value-type="float">
            <text:p>1015,0484532457</text:p>
          </table:table-cell>
          <table:table-cell office:value-type="float" office:value="1042.5499482918" calcext:value-type="float">
            <text:p>1042,5499482918</text:p>
          </table:table-cell>
          <table:table-cell office:value-type="float" office:value="1062.3305147307" calcext:value-type="float">
            <text:p>1062,3305147307</text:p>
          </table:table-cell>
          <table:table-cell office:value-type="float" office:value="1073.5981540832" calcext:value-type="float">
            <text:p>1073,5981540832</text:p>
          </table:table-cell>
          <table:table-cell office:value-type="float" office:value="1079.5703725224" calcext:value-type="float">
            <text:p>1079,5703725224</text:p>
          </table:table-cell>
          <table:table-cell office:value-type="float" office:value="1086.3643819274" calcext:value-type="float">
            <text:p>1086,3643819274</text:p>
          </table:table-cell>
          <table:table-cell office:value-type="float" office:value="1091.1569755985" calcext:value-type="float">
            <text:p>1091,1569755985</text:p>
          </table:table-cell>
          <table:table-cell office:value-type="float" office:value="1094.7435886224" calcext:value-type="float">
            <text:p>1094,7435886224</text:p>
          </table:table-cell>
          <table:table-cell office:value-type="float" office:value="1095.0287401603" calcext:value-type="float">
            <text:p>1095,0287401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T &lt; 1,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emp limit 1,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-932.7633635664" calcext:value-type="float">
            <text:p>-932,7633635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7.582390296" calcext:value-type="float">
            <text:p>7,582390296</text:p>
          </table:table-cell>
          <table:table-cell office:value-type="float" office:value="6.8020098131" calcext:value-type="float">
            <text:p>6,8020098131</text:p>
          </table:table-cell>
          <table:table-cell office:value-type="float" office:value="6.2828331887" calcext:value-type="float">
            <text:p>6,2828331887</text:p>
          </table:table-cell>
          <table:table-cell office:value-type="float" office:value="5.7609599825" calcext:value-type="float">
            <text:p>5,7609599825</text:p>
          </table:table-cell>
          <table:table-cell office:value-type="float" office:value="5.2793313529" calcext:value-type="float">
            <text:p>5,2793313529</text:p>
          </table:table-cell>
          <table:table-cell office:value-type="float" office:value="4.9750736386" calcext:value-type="float">
            <text:p>4,9750736386</text:p>
          </table:table-cell>
          <table:table-cell office:value-type="float" office:value="4.5083434373" calcext:value-type="float">
            <text:p>4,5083434373</text:p>
          </table:table-cell>
          <table:table-cell office:value-type="float" office:value="4.5529662083" calcext:value-type="float">
            <text:p>4,5529662083</text:p>
          </table:table-cell>
          <table:table-cell office:value-type="float" office:value="4.2294894828" calcext:value-type="float">
            <text:p>4,2294894828</text:p>
          </table:table-cell>
          <table:table-cell office:value-type="float" office:value="3.8199754328" calcext:value-type="float">
            <text:p>3,8199754328</text:p>
          </table:table-cell>
          <table:table-cell office:value-type="float" office:value="3.1109788961" calcext:value-type="float">
            <text:p>3,1109788961</text:p>
          </table:table-cell>
          <table:table-cell office:value-type="float" office:value="2.4288809162" calcext:value-type="float">
            <text:p>2,4288809162</text:p>
          </table:table-cell>
          <table:table-cell office:value-type="float" office:value="1.7570365589" calcext:value-type="float">
            <text:p>1,7570365589</text:p>
          </table:table-cell>
          <table:table-cell office:value-type="float" office:value="1.122227328" calcext:value-type="float">
            <text:p>1,122227328</text:p>
          </table:table-cell>
          <table:table-cell office:value-type="float" office:value="0.4264620536" calcext:value-type="float">
            <text:p>0,4264620536</text:p>
          </table:table-cell>
          <table:table-cell office:value-type="float" office:value="0.1164143324" calcext:value-type="float">
            <text:p>0,11641433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14.5940429823" calcext:value-type="float">
            <text:p>414,5940429823</text:p>
          </table:table-cell>
          <table:table-cell office:value-type="float" office:value="414.2982261794" calcext:value-type="float">
            <text:p>414,2982261794</text:p>
          </table:table-cell>
          <table:table-cell office:value-type="float" office:value="414.1113940522" calcext:value-type="float">
            <text:p>414,1113940522</text:p>
          </table:table-cell>
          <table:table-cell office:value-type="float" office:value="413.8250887766" calcext:value-type="float">
            <text:p>413,8250887766</text:p>
          </table:table-cell>
          <table:table-cell office:value-type="float" office:value="413.4188212276" calcext:value-type="float">
            <text:p>413,4188212276</text:p>
          </table:table-cell>
          <table:table-cell office:value-type="float" office:value="412.9697918582" calcext:value-type="float">
            <text:p>412,9697918582</text:p>
          </table:table-cell>
          <table:table-cell office:value-type="float" office:value="412.3733460174" calcext:value-type="float">
            <text:p>412,3733460174</text:p>
          </table:table-cell>
          <table:table-cell office:value-type="float" office:value="411.9879225627" calcext:value-type="float">
            <text:p>411,9879225627</text:p>
          </table:table-cell>
          <table:table-cell office:value-type="float" office:value="411.5893327664" calcext:value-type="float">
            <text:p>411,5893327664</text:p>
          </table:table-cell>
          <table:table-cell office:value-type="float" office:value="411.1378374168" calcext:value-type="float">
            <text:p>411,1378374168</text:p>
          </table:table-cell>
          <table:table-cell office:value-type="float" office:value="410.4698886267" calcext:value-type="float">
            <text:p>410,4698886267</text:p>
          </table:table-cell>
          <table:table-cell office:value-type="float" office:value="409.6224189143" calcext:value-type="float">
            <text:p>409,6224189143</text:p>
          </table:table-cell>
          <table:table-cell office:value-type="float" office:value="408.6018338455" calcext:value-type="float">
            <text:p>408,6018338455</text:p>
          </table:table-cell>
          <table:table-cell office:value-type="float" office:value="407.4264280646" calcext:value-type="float">
            <text:p>407,4264280646</text:p>
          </table:table-cell>
          <table:table-cell office:value-type="float" office:value="406.0587402792" calcext:value-type="float">
            <text:p>406,0587402792</text:p>
          </table:table-cell>
          <table:table-cell office:value-type="float" office:value="404.7102649347" calcext:value-type="float">
            <text:p>404,71026493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883.0853115522" calcext:value-type="float">
            <text:p>883,0853115522</text:p>
          </table:table-cell>
          <table:table-cell office:value-type="float" office:value="882.4552217622" calcext:value-type="float">
            <text:p>882,4552217622</text:p>
          </table:table-cell>
          <table:table-cell office:value-type="float" office:value="882.0572693311" calcext:value-type="float">
            <text:p>882,0572693311</text:p>
          </table:table-cell>
          <table:table-cell office:value-type="float" office:value="881.4474390941" calcext:value-type="float">
            <text:p>881,4474390941</text:p>
          </table:table-cell>
          <table:table-cell office:value-type="float" office:value="880.5820892147" calcext:value-type="float">
            <text:p>880,5820892147</text:p>
          </table:table-cell>
          <table:table-cell office:value-type="float" office:value="879.6256566579" calcext:value-type="float">
            <text:p>879,6256566579</text:p>
          </table:table-cell>
          <table:table-cell office:value-type="float" office:value="878.355227017" calcext:value-type="float">
            <text:p>878,355227017</text:p>
          </table:table-cell>
          <table:table-cell office:value-type="float" office:value="877.5342750586" calcext:value-type="float">
            <text:p>877,5342750586</text:p>
          </table:table-cell>
          <table:table-cell office:value-type="float" office:value="876.6852787923" calcext:value-type="float">
            <text:p>876,6852787923</text:p>
          </table:table-cell>
          <table:table-cell office:value-type="float" office:value="875.7235936977" calcext:value-type="float">
            <text:p>875,7235936977</text:p>
          </table:table-cell>
          <table:table-cell office:value-type="float" office:value="874.3008627749" calcext:value-type="float">
            <text:p>874,3008627749</text:p>
          </table:table-cell>
          <table:table-cell office:value-type="float" office:value="872.4957522875" calcext:value-type="float">
            <text:p>872,4957522875</text:p>
          </table:table-cell>
          <table:table-cell office:value-type="float" office:value="870.321906091" calcext:value-type="float">
            <text:p>870,321906091</text:p>
          </table:table-cell>
          <table:table-cell office:value-type="float" office:value="867.8182917775" calcext:value-type="float">
            <text:p>867,8182917775</text:p>
          </table:table-cell>
          <table:table-cell office:value-type="float" office:value="864.9051167948" calcext:value-type="float">
            <text:p>864,9051167948</text:p>
          </table:table-cell>
          <table:table-cell office:value-type="float" office:value="862.0328643108" calcext:value-type="float">
            <text:p>862,03286431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3594203581" calcext:value-type="float">
            <text:p>1,3594203581</text:p>
          </table:table-cell>
          <table:table-cell office:value-type="float" office:value="1.4127634308" calcext:value-type="float">
            <text:p>1,4127634308</text:p>
          </table:table-cell>
          <table:table-cell office:value-type="float" office:value="1.4450384071" calcext:value-type="float">
            <text:p>1,4450384071</text:p>
          </table:table-cell>
          <table:table-cell office:value-type="float" office:value="1.4673243444" calcext:value-type="float">
            <text:p>1,4673243444</text:p>
          </table:table-cell>
          <table:table-cell office:value-type="float" office:value="1.4829219296" calcext:value-type="float">
            <text:p>1,4829219296</text:p>
          </table:table-cell>
          <table:table-cell office:value-type="float" office:value="1.4932557004" calcext:value-type="float">
            <text:p>1,4932557004</text:p>
          </table:table-cell>
          <table:table-cell office:value-type="float" office:value="1.4983920034" calcext:value-type="float">
            <text:p>1,4983920034</text:p>
          </table:table-cell>
          <table:table-cell table:number-columns-repeated="7" office:value-type="float" office:value="1.5" calcext:value-type="float">
            <text:p>1,5</text:p>
          </table:table-cell>
          <table:table-cell office:value-type="float" office:value="1.4997546217" calcext:value-type="float">
            <text:p>1,4997546217</text:p>
          </table:table-cell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2.8081726852" calcext:value-type="float">
            <text:p>2,8081726852</text:p>
          </table:table-cell>
          <table:table-cell office:value-type="float" office:value="2.8380914558" calcext:value-type="float">
            <text:p>2,8380914558</text:p>
          </table:table-cell>
          <table:table-cell office:value-type="float" office:value="2.8562834034" calcext:value-type="float">
            <text:p>2,8562834034</text:p>
          </table:table-cell>
          <table:table-cell office:value-type="float" office:value="2.8629071495" calcext:value-type="float">
            <text:p>2,8629071495</text:p>
          </table:table-cell>
          <table:table-cell office:value-type="float" office:value="2.8583036716" calcext:value-type="float">
            <text:p>2,8583036716</text:p>
          </table:table-cell>
          <table:table-cell office:value-type="float" office:value="2.844066071" calcext:value-type="float">
            <text:p>2,844066071</text:p>
          </table:table-cell>
          <table:table-cell office:value-type="float" office:value="2.8192168635" calcext:value-type="float">
            <text:p>2,8192168635</text:p>
          </table:table-cell>
          <table:table-cell office:value-type="float" office:value="2.7890810184" calcext:value-type="float">
            <text:p>2,7890810184</text:p>
          </table:table-cell>
          <table:table-cell office:value-type="float" office:value="2.7582168774" calcext:value-type="float">
            <text:p>2,7582168774</text:p>
          </table:table-cell>
          <table:table-cell office:value-type="float" office:value="2.7299014403" calcext:value-type="float">
            <text:p>2,7299014403</text:p>
          </table:table-cell>
          <table:table-cell office:value-type="float" office:value="2.7025946812" calcext:value-type="float">
            <text:p>2,7025946812</text:p>
          </table:table-cell>
          <table:table-cell office:value-type="float" office:value="2.6762606682" calcext:value-type="float">
            <text:p>2,6762606682</text:p>
          </table:table-cell>
          <table:table-cell office:value-type="float" office:value="2.6508647491" calcext:value-type="float">
            <text:p>2,6508647491</text:p>
          </table:table-cell>
          <table:table-cell office:value-type="float" office:value="2.6263735064" calcext:value-type="float">
            <text:p>2,6263735064</text:p>
          </table:table-cell>
          <table:table-cell office:value-type="float" office:value="2.60198306" calcext:value-type="float">
            <text:p>2,60198306</text:p>
          </table:table-cell>
          <table:table-cell office:value-type="float" office:value="2.5802144878" calcext:value-type="float">
            <text:p>2,5802144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3058750852" calcext:value-type="float">
            <text:p>2,3058750852</text:p>
          </table:table-cell>
          <table:table-cell office:value-type="float" office:value="2.3018281909" calcext:value-type="float">
            <text:p>2,3018281909</text:p>
          </table:table-cell>
          <table:table-cell office:value-type="float" office:value="2.2992707623" calcext:value-type="float">
            <text:p>2,2992707623</text:p>
          </table:table-cell>
          <table:table-cell office:value-type="float" office:value="2.2953494681" calcext:value-type="float">
            <text:p>2,2953494681</text:p>
          </table:table-cell>
          <table:table-cell office:value-type="float" office:value="2.2897804879" calcext:value-type="float">
            <text:p>2,2897804879</text:p>
          </table:table-cell>
          <table:table-cell office:value-type="float" office:value="2.2836189723" calcext:value-type="float">
            <text:p>2,2836189723</text:p>
          </table:table-cell>
          <table:table-cell office:value-type="float" office:value="2.2754242615" calcext:value-type="float">
            <text:p>2,2754242615</text:p>
          </table:table-cell>
          <table:table-cell office:value-type="float" office:value="2.2701225306" calcext:value-type="float">
            <text:p>2,2701225306</text:p>
          </table:table-cell>
          <table:table-cell office:value-type="float" office:value="2.2646344694" calcext:value-type="float">
            <text:p>2,2646344694</text:p>
          </table:table-cell>
          <table:table-cell office:value-type="float" office:value="2.2584115443" calcext:value-type="float">
            <text:p>2,2584115443</text:p>
          </table:table-cell>
          <table:table-cell office:value-type="float" office:value="2.2491927137" calcext:value-type="float">
            <text:p>2,2491927137</text:p>
          </table:table-cell>
          <table:table-cell office:value-type="float" office:value="2.2374745736" calcext:value-type="float">
            <text:p>2,2374745736</text:p>
          </table:table-cell>
          <table:table-cell office:value-type="float" office:value="2.2233305109" calcext:value-type="float">
            <text:p>2,2233305109</text:p>
          </table:table-cell>
          <table:table-cell office:value-type="float" office:value="2.2069969827" calcext:value-type="float">
            <text:p>2,2069969827</text:p>
          </table:table-cell>
          <table:table-cell office:value-type="float" office:value="2.1879320699" calcext:value-type="float">
            <text:p>2,1879320699</text:p>
          </table:table-cell>
          <table:table-cell office:value-type="float" office:value="2.1690719974" calcext:value-type="float">
            <text:p>2,1690719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418076814" calcext:value-type="float">
            <text:p>0,5418076814</text:p>
          </table:table-cell>
          <table:table-cell office:value-type="float" office:value="0.5228356837" calcext:value-type="float">
            <text:p>0,5228356837</text:p>
          </table:table-cell>
          <table:table-cell office:value-type="float" office:value="0.4948220987" calcext:value-type="float">
            <text:p>0,4948220987</text:p>
          </table:table-cell>
          <table:table-cell office:value-type="float" office:value="0.458230102" calcext:value-type="float">
            <text:p>0,458230102</text:p>
          </table:table-cell>
          <table:table-cell office:value-type="float" office:value="0.4134584878" calcext:value-type="float">
            <text:p>0,4134584878</text:p>
          </table:table-cell>
          <table:table-cell office:value-type="float" office:value="0.368144908" calcext:value-type="float">
            <text:p>0,368144908</text:p>
          </table:table-cell>
          <table:table-cell office:value-type="float" office:value="0.3261148959" calcext:value-type="float">
            <text:p>0,3261148959</text:p>
          </table:table-cell>
          <table:table-cell office:value-type="float" office:value="0.2880894675" calcext:value-type="float">
            <text:p>0,2880894675</text:p>
          </table:table-cell>
          <table:table-cell office:value-type="float" office:value="0.2535360946" calcext:value-type="float">
            <text:p>0,2535360946</text:p>
          </table:table-cell>
          <table:table-cell office:value-type="float" office:value="0.2223467382" calcext:value-type="float">
            <text:p>0,2223467382</text:p>
          </table:table-cell>
          <table:table-cell office:value-type="float" office:value="0.1942515237" calcext:value-type="float">
            <text:p>0,1942515237</text:p>
          </table:table-cell>
          <table:table-cell office:value-type="float" office:value="0.1689884901" calcext:value-type="float">
            <text:p>0,1689884901</text:p>
          </table:table-cell>
          <table:table-cell office:value-type="float" office:value="0.1461424904" calcext:value-type="float">
            <text:p>0,1461424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116.6904736217" calcext:value-type="float">
            <text:p>116,6904736217</text:p>
          </table:table-cell>
          <table:table-cell office:value-type="float" office:value="175.88251092" calcext:value-type="float">
            <text:p>175,88251092</text:p>
          </table:table-cell>
          <table:table-cell office:value-type="float" office:value="239.0913992911" calcext:value-type="float">
            <text:p>239,0913992911</text:p>
          </table:table-cell>
          <table:table-cell office:value-type="float" office:value="304.4662956516" calcext:value-type="float">
            <text:p>304,4662956516</text:p>
          </table:table-cell>
          <table:table-cell office:value-type="float" office:value="387.6882282712" calcext:value-type="float">
            <text:p>387,6882282712</text:p>
          </table:table-cell>
          <table:table-cell office:value-type="float" office:value="430.7767935708" calcext:value-type="float">
            <text:p>430,7767935708</text:p>
          </table:table-cell>
          <table:table-cell office:value-type="float" office:value="449.2252580935" calcext:value-type="float">
            <text:p>449,2252580935</text:p>
          </table:table-cell>
          <table:table-cell office:value-type="float" office:value="459.5698409808" calcext:value-type="float">
            <text:p>459,5698409808</text:p>
          </table:table-cell>
          <table:table-cell office:value-type="float" office:value="469.1469267145" calcext:value-type="float">
            <text:p>469,1469267145</text:p>
          </table:table-cell>
          <table:table-cell office:value-type="float" office:value="475.9589744372" calcext:value-type="float">
            <text:p>475,9589744372</text:p>
          </table:table-cell>
          <table:table-cell office:value-type="float" office:value="481.1911409952" calcext:value-type="float">
            <text:p>481,1911409952</text:p>
          </table:table-cell>
          <table:table-cell office:value-type="float" office:value="485.1127327942" calcext:value-type="float">
            <text:p>485,1127327942</text:p>
          </table:table-cell>
          <table:table-cell office:value-type="float" office:value="488.8411700553" calcext:value-type="float">
            <text:p>488,8411700553</text:p>
          </table:table-cell>
          <table:table-cell office:value-type="float" office:value="488.97333536" calcext:value-type="float">
            <text:p>488,97333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48" calcext:value-type="float">
            <text:p>0,48</text:p>
          </table:table-cell>
          <table:table-cell office:value-type="float" office:value="0.6" calcext:value-type="float">
            <text:p>0,6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9267916171" calcext:value-type="float">
            <text:p>0,9267916171</text:p>
          </table:table-cell>
          <table:table-cell office:value-type="float" office:value="0.9430155697" calcext:value-type="float">
            <text:p>0,9430155697</text:p>
          </table:table-cell>
          <table:table-cell office:value-type="float" office:value="0.9582401869" calcext:value-type="float">
            <text:p>0,9582401869</text:p>
          </table:table-cell>
          <table:table-cell office:value-type="float" office:value="0.96993907" calcext:value-type="float">
            <text:p>0,96993907</text:p>
          </table:table-cell>
          <table:table-cell office:value-type="float" office:value="0.9796460418" calcext:value-type="float">
            <text:p>0,9796460418</text:p>
          </table:table-cell>
          <table:table-cell office:value-type="float" office:value="0.987710146" calcext:value-type="float">
            <text:p>0,987710146</text:p>
          </table:table-cell>
          <table:table-cell office:value-type="float" office:value="0.9955541188" calcext:value-type="float">
            <text:p>0,9955541188</text:p>
          </table:table-cell>
          <table:table-cell office:value-type="float" office:value="0.9988388362" calcext:value-type="float">
            <text:p>0,99883883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3536.9227223137" calcext:value-type="float">
            <text:p>3536,9227223137</text:p>
          </table:table-cell>
          <table:table-cell office:value-type="float" office:value="4161.0855556631" calcext:value-type="float">
            <text:p>4161,0855556631</text:p>
          </table:table-cell>
          <table:table-cell office:value-type="float" office:value="5087.2655722635" calcext:value-type="float">
            <text:p>5087,2655722635</text:p>
          </table:table-cell>
          <table:table-cell office:value-type="float" office:value="6439.158562674" calcext:value-type="float">
            <text:p>6439,158562674</text:p>
          </table:table-cell>
          <table:table-cell office:value-type="float" office:value="8397.4399968573" calcext:value-type="float">
            <text:p>8397,4399968573</text:p>
          </table:table-cell>
          <table:table-cell office:value-type="float" office:value="11455.0715573984" calcext:value-type="float">
            <text:p>11455,0715573984</text:p>
          </table:table-cell>
          <table:table-cell office:value-type="float" office:value="16710.0524208418" calcext:value-type="float">
            <text:p>16710,0524208418</text:p>
          </table:table-cell>
          <table:table-cell office:value-type="float" office:value="24826.7732523489" calcext:value-type="float">
            <text:p>24826,7732523489</text:p>
          </table:table-cell>
          <table:table-cell office:value-type="float" office:value="39313.6915893271" calcext:value-type="float">
            <text:p>39313,6915893271</text:p>
          </table:table-cell>
          <table:table-cell office:value-type="float" office:value="487.2284012555" calcext:value-type="float">
            <text:p>487,2284012555</text:p>
          </table:table-cell>
          <table:table-cell office:value-type="float" office:value="491.5056221327" calcext:value-type="float">
            <text:p>491,5056221327</text:p>
          </table:table-cell>
          <table:table-cell office:value-type="float" office:value="492.9800671144" calcext:value-type="float">
            <text:p>492,9800671144</text:p>
          </table:table-cell>
          <table:table-cell office:value-type="float" office:value="488.4047905251" calcext:value-type="float">
            <text:p>488,4047905251</text:p>
          </table:table-cell>
          <table:table-cell office:value-type="float" office:value="477.7782304846" calcext:value-type="float">
            <text:p>477,7782304846</text:p>
          </table:table-cell>
          <table:table-cell office:value-type="float" office:value="460.4251921727" calcext:value-type="float">
            <text:p>460,4251921727</text:p>
          </table:table-cell>
          <table:table-cell office:value-type="float" office:value="426.6309723293" calcext:value-type="float">
            <text:p>426,6309723293</text:p>
          </table:table-cell>
          <table:table-cell office:value-type="float" office:value="439.8688404687" calcext:value-type="float">
            <text:p>439,86884046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30.9611635261" calcext:value-type="float">
            <text:p>30,9611635261</text:p>
          </table:table-cell>
          <table:table-cell office:value-type="float" office:value="35.2638883709" calcext:value-type="float">
            <text:p>35,2638883709</text:p>
          </table:table-cell>
          <table:table-cell office:value-type="float" office:value="41.3036168438" calcext:value-type="float">
            <text:p>41,3036168438</text:p>
          </table:table-cell>
          <table:table-cell office:value-type="float" office:value="49.5736860065" calcext:value-type="float">
            <text:p>49,5736860065</text:p>
          </table:table-cell>
          <table:table-cell office:value-type="float" office:value="62.5737120234" calcext:value-type="float">
            <text:p>62,5737120234</text:p>
          </table:table-cell>
          <table:table-cell office:value-type="float" office:value="88.948300394" calcext:value-type="float">
            <text:p>88,948300394</text:p>
          </table:table-cell>
          <table:table-cell office:value-type="float" office:value="148.2771933352" calcext:value-type="float">
            <text:p>148,2771933352</text:p>
          </table:table-cell>
          <table:table-cell office:value-type="float" office:value="252.5634277714" calcext:value-type="float">
            <text:p>252,5634277714</text:p>
          </table:table-cell>
          <table:table-cell office:value-type="float" office:value="338.2031112" calcext:value-type="float">
            <text:p>338,2031112</text:p>
          </table:table-cell>
          <table:table-cell office:value-type="float" office:value="413.6489234269" calcext:value-type="float">
            <text:p>413,6489234269</text:p>
          </table:table-cell>
          <table:table-cell office:value-type="float" office:value="483.5660733344" calcext:value-type="float">
            <text:p>483,5660733344</text:p>
          </table:table-cell>
          <table:table-cell office:value-type="float" office:value="550.7492083401" calcext:value-type="float">
            <text:p>550,7492083401</text:p>
          </table:table-cell>
          <table:table-cell office:value-type="float" office:value="616.7683505871" calcext:value-type="float">
            <text:p>616,7683505871</text:p>
          </table:table-cell>
          <table:table-cell office:value-type="float" office:value="682.6319170511" calcext:value-type="float">
            <text:p>682,6319170511</text:p>
          </table:table-cell>
          <table:table-cell office:value-type="float" office:value="748.9302212994" calcext:value-type="float">
            <text:p>748,9302212994</text:p>
          </table:table-cell>
          <table:table-cell office:value-type="float" office:value="816.3370154159" calcext:value-type="float">
            <text:p>816,3370154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-0.2235638385" calcext:value-type="float">
            <text:p>-0,2235638385</text:p>
          </table:table-cell>
          <table:table-cell office:value-type="float" office:value="0.0382707252" calcext:value-type="float">
            <text:p>0,0382707252</text:p>
          </table:table-cell>
          <table:table-cell office:value-type="float" office:value="0.0445435351" calcext:value-type="float">
            <text:p>0,0445435351</text:p>
          </table:table-cell>
          <table:table-cell office:value-type="float" office:value="0.049655118" calcext:value-type="float">
            <text:p>0,049655118</text:p>
          </table:table-cell>
          <table:table-cell office:value-type="float" office:value="0.0579282013" calcext:value-type="float">
            <text:p>0,0579282013</text:p>
          </table:table-cell>
          <table:table-cell office:value-type="float" office:value="0.0715188769" calcext:value-type="float">
            <text:p>0,0715188769</text:p>
          </table:table-cell>
          <table:table-cell office:value-type="float" office:value="0.0785992549" calcext:value-type="float">
            <text:p>0,0785992549</text:p>
          </table:table-cell>
          <table:table-cell office:value-type="float" office:value="0.1215546508" calcext:value-type="float">
            <text:p>0,1215546508</text:p>
          </table:table-cell>
          <table:table-cell office:value-type="float" office:value="0.0744734045" calcext:value-type="float">
            <text:p>0,0744734045</text:p>
          </table:table-cell>
          <table:table-cell office:value-type="float" office:value="0.0574718952" calcext:value-type="float">
            <text:p>0,0574718952</text:p>
          </table:table-cell>
          <table:table-cell office:value-type="float" office:value="0.0492266731" calcext:value-type="float">
            <text:p>0,0492266731</text:p>
          </table:table-cell>
          <table:table-cell office:value-type="float" office:value="0.0445884007" calcext:value-type="float">
            <text:p>0,0445884007</text:p>
          </table:table-cell>
          <table:table-cell office:value-type="float" office:value="0.0416546325" calcext:value-type="float">
            <text:p>0,0416546325</text:p>
          </table:table-cell>
          <table:table-cell office:value-type="float" office:value="0.0396539597" calcext:value-type="float">
            <text:p>0,0396539597</text:p>
          </table:table-cell>
          <table:table-cell office:value-type="float" office:value="0.0381847467" calcext:value-type="float">
            <text:p>0,0381847467</text:p>
          </table:table-cell>
          <table:table-cell office:value-type="float" office:value="0.0371153351" calcext:value-type="float">
            <text:p>0,0371153351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31.1683334601" calcext:value-type="float">
            <text:p>31,1683334601</text:p>
          </table:table-cell>
          <table:table-cell office:value-type="float" office:value="35.5830212558" calcext:value-type="float">
            <text:p>35,5830212558</text:p>
          </table:table-cell>
          <table:table-cell office:value-type="float" office:value="41.8228041327" calcext:value-type="float">
            <text:p>41,8228041327</text:p>
          </table:table-cell>
          <table:table-cell office:value-type="float" office:value="50.4367164059" calcext:value-type="float">
            <text:p>50,4367164059</text:p>
          </table:table-cell>
          <table:table-cell office:value-type="float" office:value="64.038213683" calcext:value-type="float">
            <text:p>64,038213683</text:p>
          </table:table-cell>
          <table:table-cell office:value-type="float" office:value="91.6474004933" calcext:value-type="float">
            <text:p>91,6474004933</text:p>
          </table:table-cell>
          <table:table-cell office:value-type="float" office:value="154.1245185406" calcext:value-type="float">
            <text:p>154,1245185406</text:p>
          </table:table-cell>
          <table:table-cell office:value-type="float" office:value="263.4786091496" calcext:value-type="float">
            <text:p>263,4786091496</text:p>
          </table:table-cell>
          <table:table-cell office:value-type="float" office:value="352.9191579004" calcext:value-type="float">
            <text:p>352,9191579004</text:p>
          </table:table-cell>
          <table:table-cell office:value-type="float" office:value="431.3300692526" calcext:value-type="float">
            <text:p>431,3300692526</text:p>
          </table:table-cell>
          <table:table-cell office:value-type="float" office:value="503.8472356038" calcext:value-type="float">
            <text:p>503,8472356038</text:p>
          </table:table-cell>
          <table:table-cell office:value-type="float" office:value="573.2617401568" calcext:value-type="float">
            <text:p>573,2617401568</text:p>
          </table:table-cell>
          <table:table-cell office:value-type="float" office:value="641.2661320367" calcext:value-type="float">
            <text:p>641,2661320367</text:p>
          </table:table-cell>
          <table:table-cell office:value-type="float" office:value="708.923619734" calcext:value-type="float">
            <text:p>708,923619734</text:p>
          </table:table-cell>
          <table:table-cell office:value-type="float" office:value="776.9274408991" calcext:value-type="float">
            <text:p>776,9274408991</text:p>
          </table:table-cell>
          <table:table-cell office:value-type="float" office:value="845.722249897" calcext:value-type="float">
            <text:p>845,722249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1.498335582" calcext:value-type="float">
            <text:p>1,498335582</text:p>
          </table:table-cell>
          <table:table-cell office:value-type="float" office:value="1.6074826392" calcext:value-type="float">
            <text:p>1,6074826392</text:p>
          </table:table-cell>
          <table:table-cell office:value-type="float" office:value="1.9466644436" calcext:value-type="float">
            <text:p>1,9466644436</text:p>
          </table:table-cell>
          <table:table-cell office:value-type="float" office:value="2.6246304094" calcext:value-type="float">
            <text:p>2,6246304094</text:p>
          </table:table-cell>
          <table:table-cell office:value-type="float" office:value="4.2843088078" calcext:value-type="float">
            <text:p>4,2843088078</text:p>
          </table:table-cell>
          <table:table-cell office:value-type="float" office:value="10.6095263459" calcext:value-type="float">
            <text:p>10,6095263459</text:p>
          </table:table-cell>
          <table:table-cell office:value-type="float" office:value="45.7181166674" calcext:value-type="float">
            <text:p>45,7181166674</text:p>
          </table:table-cell>
          <table:table-cell office:value-type="float" office:value="211.1620314775" calcext:value-type="float">
            <text:p>211,1620314775</text:p>
          </table:table-cell>
          <table:table-cell office:value-type="float" office:value="438.3824973648" calcext:value-type="float">
            <text:p>438,3824973648</text:p>
          </table:table-cell>
          <table:table-cell office:value-type="float" office:value="678.921669939" calcext:value-type="float">
            <text:p>678,921669939</text:p>
          </table:table-cell>
          <table:table-cell office:value-type="float" office:value="914.6642280175" calcext:value-type="float">
            <text:p>914,6642280175</text:p>
          </table:table-cell>
          <table:table-cell office:value-type="float" office:value="1140.7076233155" calcext:value-type="float">
            <text:p>1140,7076233155</text:p>
          </table:table-cell>
          <table:table-cell office:value-type="float" office:value="1357.6280089904" calcext:value-type="float">
            <text:p>1357,6280089904</text:p>
          </table:table-cell>
          <table:table-cell office:value-type="float" office:value="1567.7156252229" calcext:value-type="float">
            <text:p>1567,7156252229</text:p>
          </table:table-cell>
          <table:table-cell office:value-type="float" office:value="1773.5753283594" calcext:value-type="float">
            <text:p>1773,5753283594</text:p>
          </table:table-cell>
          <table:table-cell office:value-type="float" office:value="1977.4784520339" calcext:value-type="float">
            <text:p>1977,478452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" calcext:value-type="float">
            <text:p>0</text:p>
          </table:table-cell>
          <table:table-cell office:value-type="float" office:value="0.004668626" calcext:value-type="float">
            <text:p>0,004668626</text:p>
          </table:table-cell>
          <table:table-cell office:value-type="float" office:value="0.0056571301" calcext:value-type="float">
            <text:p>0,0056571301</text:p>
          </table:table-cell>
          <table:table-cell office:value-type="float" office:value="0.0071429315" calcext:value-type="float">
            <text:p>0,0071429315</text:p>
          </table:table-cell>
          <table:table-cell office:value-type="float" office:value="0.0110320253" calcext:value-type="float">
            <text:p>0,0110320253</text:p>
          </table:table-cell>
          <table:table-cell office:value-type="float" office:value="0.0258245342" calcext:value-type="float">
            <text:p>0,0258245342</text:p>
          </table:table-cell>
          <table:table-cell office:value-type="float" office:value="0.0887106269" calcext:value-type="float">
            <text:p>0,0887106269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0" calcext:value-type="float">
            <text:p>0</text:p>
          </table:table-cell>
          <table:table-cell office:value-type="float" office:value="0.1445460923" calcext:value-type="float">
            <text:p>0,1445460923</text:p>
          </table:table-cell>
          <table:table-cell office:value-type="float" office:value="0.199492404" calcext:value-type="float">
            <text:p>0,199492404</text:p>
          </table:table-cell>
          <table:table-cell office:value-type="float" office:value="0.2950289044" calcext:value-type="float">
            <text:p>0,2950289044</text:p>
          </table:table-cell>
          <table:table-cell office:value-type="float" office:value="0.5468981595" calcext:value-type="float">
            <text:p>0,5468981595</text:p>
          </table:table-cell>
          <table:table-cell office:value-type="float" office:value="1.6159369676" calcext:value-type="float">
            <text:p>1,6159369676</text:p>
          </table:table-cell>
          <table:table-cell office:value-type="float" office:value="7.8906594911" calcext:value-type="float">
            <text:p>7,8906594911</text:p>
          </table:table-cell>
          <table:table-cell office:value-type="float" office:value="36.8331881533" calcext:value-type="float">
            <text:p>36,8331881533</text:p>
          </table:table-cell>
          <table:table-cell office:value-type="float" office:value="62.7386858795" calcext:value-type="float">
            <text:p>62,7386858795</text:p>
          </table:table-cell>
          <table:table-cell office:value-type="float" office:value="84.012237814" calcext:value-type="float">
            <text:p>84,012237814</text:p>
          </table:table-cell>
          <table:table-cell office:value-type="float" office:value="102.7535542271" calcext:value-type="float">
            <text:p>102,7535542271</text:p>
          </table:table-cell>
          <table:table-cell office:value-type="float" office:value="120.1215086627" calcext:value-type="float">
            <text:p>120,1215086627</text:p>
          </table:table-cell>
          <table:table-cell office:value-type="float" office:value="136.8103128998" calcext:value-type="float">
            <text:p>136,8103128998</text:p>
          </table:table-cell>
          <table:table-cell office:value-type="float" office:value="153.2099724388" calcext:value-type="float">
            <text:p>153,2099724388</text:p>
          </table:table-cell>
          <table:table-cell office:value-type="float" office:value="169.5709857643" calcext:value-type="float">
            <text:p>169,5709857643</text:p>
          </table:table-cell>
          <table:table-cell office:value-type="float" office:value="186.0399912782" calcext:value-type="float">
            <text:p>186,0399912782</text:p>
          </table:table-cell>
          <table:table-cell office:value-type="float" office:value="202.7843541479" calcext:value-type="float">
            <text:p>202,78435414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,1492138755</text:p>
          </table:table-cell>
          <table:table-cell office:value-type="float" office:value="30.9686348868" calcext:value-type="float">
            <text:p>30,9686348868</text:p>
          </table:table-cell>
          <table:table-cell office:value-type="float" office:value="35.3367943253" calcext:value-type="float">
            <text:p>35,3367943253</text:p>
          </table:table-cell>
          <table:table-cell office:value-type="float" office:value="41.520025119" calcext:value-type="float">
            <text:p>41,520025119</text:p>
          </table:table-cell>
          <table:table-cell office:value-type="float" office:value="50.0602268851" calcext:value-type="float">
            <text:p>50,0602268851</text:p>
          </table:table-cell>
          <table:table-cell office:value-type="float" office:value="63.5499778775" calcext:value-type="float">
            <text:p>63,5499778775</text:p>
          </table:table-cell>
          <table:table-cell office:value-type="float" office:value="90.9388964137" calcext:value-type="float">
            <text:p>90,9388964137</text:p>
          </table:table-cell>
          <table:table-cell office:value-type="float" office:value="152.9248080185" calcext:value-type="float">
            <text:p>152,9248080185</text:p>
          </table:table-cell>
          <table:table-cell office:value-type="float" office:value="261.4232783893" calcext:value-type="float">
            <text:p>261,4232783893</text:p>
          </table:table-cell>
          <table:table-cell office:value-type="float" office:value="350.1661237794" calcext:value-type="float">
            <text:p>350,1661237794</text:p>
          </table:table-cell>
          <table:table-cell office:value-type="float" office:value="427.9653712149" calcext:value-type="float">
            <text:p>427,9653712149</text:p>
          </table:table-cell>
          <table:table-cell office:value-type="float" office:value="499.9168492806" calcext:value-type="float">
            <text:p>499,9168492806</text:p>
          </table:table-cell>
          <table:table-cell office:value-type="float" office:value="568.7898686373" calcext:value-type="float">
            <text:p>568,7898686373</text:p>
          </table:table-cell>
          <table:table-cell office:value-type="float" office:value="636.2637752572" calcext:value-type="float">
            <text:p>636,2637752572</text:p>
          </table:table-cell>
          <table:table-cell office:value-type="float" office:value="703.3934838074" calcext:value-type="float">
            <text:p>703,3934838074</text:p>
          </table:table-cell>
          <table:table-cell office:value-type="float" office:value="770.8688068608" calcext:value-type="float">
            <text:p>770,8688068608</text:p>
          </table:table-cell>
          <table:table-cell office:value-type="float" office:value="839.1249820562" calcext:value-type="float">
            <text:p>839,1249820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7.4312933286" calcext:value-type="float">
            <text:p>17,4312933286</text:p>
          </table:table-cell>
          <table:table-cell office:value-type="float" office:value="3.7870500501" calcext:value-type="float">
            <text:p>3,7870500501</text:p>
          </table:table-cell>
          <table:table-cell office:value-type="float" office:value="4.1343816303" calcext:value-type="float">
            <text:p>4,1343816303</text:p>
          </table:table-cell>
          <table:table-cell office:value-type="float" office:value="4.6671639847" calcext:value-type="float">
            <text:p>4,6671639847</text:p>
          </table:table-cell>
          <table:table-cell office:value-type="float" office:value="5.4134458041" calcext:value-type="float">
            <text:p>5,4134458041</text:p>
          </table:table-cell>
          <table:table-cell office:value-type="float" office:value="6.5589838695" calcext:value-type="float">
            <text:p>6,5589838695</text:p>
          </table:table-cell>
          <table:table-cell office:value-type="float" office:value="8.5309478763" calcext:value-type="float">
            <text:p>8,5309478763</text:p>
          </table:table-cell>
          <table:table-cell office:value-type="float" office:value="11.5092894256" calcext:value-type="float">
            <text:p>11,5092894256</text:p>
          </table:table-cell>
          <table:table-cell office:value-type="float" office:value="19.2896239206" calcext:value-type="float">
            <text:p>19,2896239206</text:p>
          </table:table-cell>
          <table:table-cell office:value-type="float" office:value="25.4758136198" calcext:value-type="float">
            <text:p>25,4758136198</text:p>
          </table:table-cell>
          <table:table-cell office:value-type="float" office:value="30.7928538501" calcext:value-type="float">
            <text:p>30,7928538501</text:p>
          </table:table-cell>
          <table:table-cell office:value-type="float" office:value="35.635728781" calcext:value-type="float">
            <text:p>35,635728781</text:p>
          </table:table-cell>
          <table:table-cell office:value-type="float" office:value="40.2375726793" calcext:value-type="float">
            <text:p>40,2375726793</text:p>
          </table:table-cell>
          <table:table-cell office:value-type="float" office:value="44.7292970722" calcext:value-type="float">
            <text:p>44,7292970722</text:p>
          </table:table-cell>
          <table:table-cell office:value-type="float" office:value="49.1941917742" calcext:value-type="float">
            <text:p>49,1941917742</text:p>
          </table:table-cell>
          <table:table-cell office:value-type="float" office:value="53.6813638221" calcext:value-type="float">
            <text:p>53,6813638221</text:p>
          </table:table-cell>
          <table:table-cell office:value-type="float" office:value="58.2433910769" calcext:value-type="float">
            <text:p>58,2433910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30.8166174338" calcext:value-type="float">
            <text:p>30,8166174338</text:p>
          </table:table-cell>
          <table:table-cell office:value-type="float" office:value="35.0643959669" calcext:value-type="float">
            <text:p>35,0643959669</text:p>
          </table:table-cell>
          <table:table-cell office:value-type="float" office:value="41.0085879394" calcext:value-type="float">
            <text:p>41,0085879394</text:p>
          </table:table-cell>
          <table:table-cell office:value-type="float" office:value="49.0267878471" calcext:value-type="float">
            <text:p>49,0267878471</text:p>
          </table:table-cell>
          <table:table-cell office:value-type="float" office:value="60.9577750558" calcext:value-type="float">
            <text:p>60,9577750558</text:p>
          </table:table-cell>
          <table:table-cell office:value-type="float" office:value="81.057640903" calcext:value-type="float">
            <text:p>81,057640903</text:p>
          </table:table-cell>
          <table:table-cell office:value-type="float" office:value="111.4440051819" calcext:value-type="float">
            <text:p>111,4440051819</text:p>
          </table:table-cell>
          <table:table-cell office:value-type="float" office:value="189.8247418919" calcext:value-type="float">
            <text:p>189,8247418919</text:p>
          </table:table-cell>
          <table:table-cell office:value-type="float" office:value="254.190873386" calcext:value-type="float">
            <text:p>254,190873386</text:p>
          </table:table-cell>
          <table:table-cell office:value-type="float" office:value="310.8953691998" calcext:value-type="float">
            <text:p>310,8953691998</text:p>
          </table:table-cell>
          <table:table-cell office:value-type="float" office:value="363.4445646717" calcext:value-type="float">
            <text:p>363,4445646717</text:p>
          </table:table-cell>
          <table:table-cell office:value-type="float" office:value="413.9388954403" calcext:value-type="float">
            <text:p>413,9388954403</text:p>
          </table:table-cell>
          <table:table-cell office:value-type="float" office:value="463.5583781483" calcext:value-type="float">
            <text:p>463,5583781483</text:p>
          </table:table-cell>
          <table:table-cell office:value-type="float" office:value="513.0609312868" calcext:value-type="float">
            <text:p>513,0609312868</text:p>
          </table:table-cell>
          <table:table-cell office:value-type="float" office:value="562.8902300212" calcext:value-type="float">
            <text:p>562,8902300212</text:p>
          </table:table-cell>
          <table:table-cell office:value-type="float" office:value="613.552661268" calcext:value-type="float">
            <text:p>613,5526612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64070982" calcext:value-type="float">
            <text:p>0,0064070982</text:p>
          </table:table-cell>
          <table:table-cell office:value-type="float" office:value="0.0069197871" calcext:value-type="float">
            <text:p>0,0069197871</text:p>
          </table:table-cell>
          <table:table-cell office:value-type="float" office:value="0.0072395675" calcext:value-type="float">
            <text:p>0,0072395675</text:p>
          </table:table-cell>
          <table:table-cell office:value-type="float" office:value="0.0074645922" calcext:value-type="float">
            <text:p>0,0074645922</text:p>
          </table:table-cell>
          <table:table-cell office:value-type="float" office:value="0.0076241322" calcext:value-type="float">
            <text:p>0,0076241322</text:p>
          </table:table-cell>
          <table:table-cell office:value-type="float" office:value="0.0077307602" calcext:value-type="float">
            <text:p>0,0077307602</text:p>
          </table:table-cell>
          <table:table-cell office:value-type="float" office:value="0.0077840342" calcext:value-type="float">
            <text:p>0,0077840342</text:p>
          </table:table-cell>
          <table:table-cell table:number-columns-repeated="7" office:value-type="float" office:value="0.00780075" calcext:value-type="float">
            <text:p>0,00780075</text:p>
          </table:table-cell>
          <table:table-cell office:value-type="float" office:value="0.007798198" calcext:value-type="float">
            <text:p>0,007798198</text:p>
          </table:table-cell>
          <table:table-cell office:value-type="float" office:value="0.00780075" calcext:value-type="float">
            <text:p>0,00780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,73274527</text:p>
          </table:table-cell>
          <table:table-cell office:value-type="float" office:value="0.1996985733" calcext:value-type="float">
            <text:p>0,1996985733</text:p>
          </table:table-cell>
          <table:table-cell office:value-type="float" office:value="0.2462269305" calcext:value-type="float">
            <text:p>0,2462269305</text:p>
          </table:table-cell>
          <table:table-cell office:value-type="float" office:value="0.3027790138" calcext:value-type="float">
            <text:p>0,3027790138</text:p>
          </table:table-cell>
          <table:table-cell office:value-type="float" office:value="0.3764895207" calcext:value-type="float">
            <text:p>0,3764895207</text:p>
          </table:table-cell>
          <table:table-cell office:value-type="float" office:value="0.4882358055" calcext:value-type="float">
            <text:p>0,4882358055</text:p>
          </table:table-cell>
          <table:table-cell office:value-type="float" office:value="0.7085040797" calcext:value-type="float">
            <text:p>0,7085040797</text:p>
          </table:table-cell>
          <table:table-cell office:value-type="float" office:value="1.1997105221" calcext:value-type="float">
            <text:p>1,1997105221</text:p>
          </table:table-cell>
          <table:table-cell office:value-type="float" office:value="2.0553307603" calcext:value-type="float">
            <text:p>2,0553307603</text:p>
          </table:table-cell>
          <table:table-cell office:value-type="float" office:value="2.753034121" calcext:value-type="float">
            <text:p>2,753034121</text:p>
          </table:table-cell>
          <table:table-cell office:value-type="float" office:value="3.3646980377" calcext:value-type="float">
            <text:p>3,3646980377</text:p>
          </table:table-cell>
          <table:table-cell office:value-type="float" office:value="3.9303863231" calcext:value-type="float">
            <text:p>3,9303863231</text:p>
          </table:table-cell>
          <table:table-cell office:value-type="float" office:value="4.4718715195" calcext:value-type="float">
            <text:p>4,4718715195</text:p>
          </table:table-cell>
          <table:table-cell office:value-type="float" office:value="5.0023567795" calcext:value-type="float">
            <text:p>5,0023567795</text:p>
          </table:table-cell>
          <table:table-cell office:value-type="float" office:value="5.5301359266" calcext:value-type="float">
            <text:p>5,5301359266</text:p>
          </table:table-cell>
          <table:table-cell office:value-type="float" office:value="6.0586340382" calcext:value-type="float">
            <text:p>6,0586340382</text:p>
          </table:table-cell>
          <table:table-cell office:value-type="float" office:value="6.5972678409" calcext:value-type="float">
            <text:p>6,5972678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074713607" calcext:value-type="float">
            <text:p>0,0074713607</text:p>
          </table:table-cell>
          <table:table-cell office:value-type="float" office:value="0.0729059544" calcext:value-type="float">
            <text:p>0,0729059544</text:p>
          </table:table-cell>
          <table:table-cell office:value-type="float" office:value="0.2164082752" calcext:value-type="float">
            <text:p>0,2164082752</text:p>
          </table:table-cell>
          <table:table-cell office:value-type="float" office:value="0.4865408786" calcext:value-type="float">
            <text:p>0,4865408786</text:p>
          </table:table-cell>
          <table:table-cell office:value-type="float" office:value="0.9762658541" calcext:value-type="float">
            <text:p>0,9762658541</text:p>
          </table:table-cell>
          <table:table-cell office:value-type="float" office:value="1.9905960196" calcext:value-type="float">
            <text:p>1,9905960196</text:p>
          </table:table-cell>
          <table:table-cell office:value-type="float" office:value="4.6476146833" calcext:value-type="float">
            <text:p>4,6476146833</text:p>
          </table:table-cell>
          <table:table-cell office:value-type="float" office:value="8.8598506179" calcext:value-type="float">
            <text:p>8,8598506179</text:p>
          </table:table-cell>
          <table:table-cell office:value-type="float" office:value="11.9630125794" calcext:value-type="float">
            <text:p>11,9630125794</text:p>
          </table:table-cell>
          <table:table-cell office:value-type="float" office:value="14.316447788" calcext:value-type="float">
            <text:p>14,316447788</text:p>
          </table:table-cell>
          <table:table-cell office:value-type="float" office:value="16.3507759463" calcext:value-type="float">
            <text:p>16,3507759463</text:p>
          </table:table-cell>
          <table:table-cell office:value-type="float" office:value="18.0406602972" calcext:value-type="float">
            <text:p>18,0406602972</text:p>
          </table:table-cell>
          <table:table-cell office:value-type="float" office:value="19.4954246701" calcext:value-type="float">
            <text:p>19,4954246701</text:p>
          </table:table-cell>
          <table:table-cell office:value-type="float" office:value="20.7615667563" calcext:value-type="float">
            <text:p>20,7615667563</text:p>
          </table:table-cell>
          <table:table-cell office:value-type="float" office:value="21.9385855614" calcext:value-type="float">
            <text:p>21,9385855614</text:p>
          </table:table-cell>
          <table:table-cell office:value-type="float" office:value="22.7879666402" calcext:value-type="float">
            <text:p>22,7879666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314" calcext:value-type="float">
            <text:p>0,000241314</text:p>
          </table:table-cell>
          <table:table-cell office:value-type="float" office:value="0.0020674395" calcext:value-type="float">
            <text:p>0,0020674395</text:p>
          </table:table-cell>
          <table:table-cell office:value-type="float" office:value="0.005239451" calcext:value-type="float">
            <text:p>0,005239451</text:p>
          </table:table-cell>
          <table:table-cell office:value-type="float" office:value="0.0098144987" calcext:value-type="float">
            <text:p>0,0098144987</text:p>
          </table:table-cell>
          <table:table-cell office:value-type="float" office:value="0.015601853" calcext:value-type="float">
            <text:p>0,015601853</text:p>
          </table:table-cell>
          <table:table-cell office:value-type="float" office:value="0.0223792474" calcext:value-type="float">
            <text:p>0,0223792474</text:p>
          </table:table-cell>
          <table:table-cell office:value-type="float" office:value="0.0313440967" calcext:value-type="float">
            <text:p>0,0313440967</text:p>
          </table:table-cell>
          <table:table-cell office:value-type="float" office:value="0.0350797053" calcext:value-type="float">
            <text:p>0,0350797053</text:p>
          </table:table-cell>
          <table:table-cell office:value-type="float" office:value="0.0353722724" calcext:value-type="float">
            <text:p>0,0353722724</text:p>
          </table:table-cell>
          <table:table-cell office:value-type="float" office:value="0.0346101415" calcext:value-type="float">
            <text:p>0,0346101415</text:p>
          </table:table-cell>
          <table:table-cell office:value-type="float" office:value="0.0338129096" calcext:value-type="float">
            <text:p>0,0338129096</text:p>
          </table:table-cell>
          <table:table-cell office:value-type="float" office:value="0.0327565796" calcext:value-type="float">
            <text:p>0,0327565796</text:p>
          </table:table-cell>
          <table:table-cell office:value-type="float" office:value="0.0316089901" calcext:value-type="float">
            <text:p>0,0316089901</text:p>
          </table:table-cell>
          <table:table-cell office:value-type="float" office:value="0.0304139995" calcext:value-type="float">
            <text:p>0,0304139995</text:p>
          </table:table-cell>
          <table:table-cell office:value-type="float" office:value="0.0292932304" calcext:value-type="float">
            <text:p>0,0292932304</text:p>
          </table:table-cell>
          <table:table-cell office:value-type="float" office:value="0.0279149006" calcext:value-type="float">
            <text:p>0,0279149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12.361390296" calcext:value-type="float">
            <text:p>12,361390296</text:p>
          </table:table-cell>
          <table:table-cell office:value-type="float" office:value="10.4340498131" calcext:value-type="float">
            <text:p>10,4340498131</text:p>
          </table:table-cell>
          <table:table-cell office:value-type="float" office:value="9.0355371887" calcext:value-type="float">
            <text:p>9,0355371887</text:p>
          </table:table-cell>
          <table:table-cell office:value-type="float" office:value="7.7738747825" calcext:value-type="float">
            <text:p>7,7738747825</text:p>
          </table:table-cell>
          <table:table-cell office:value-type="float" office:value="6.6728877529" calcext:value-type="float">
            <text:p>6,6728877529</text:p>
          </table:table-cell>
          <table:table-cell office:value-type="float" office:value="5.8530141706" calcext:value-type="float">
            <text:p>5,8530141706</text:p>
          </table:table-cell>
          <table:table-cell office:value-type="float" office:value="4.9598557109" calcext:value-type="float">
            <text:p>4,9598557109</text:p>
          </table:table-cell>
          <table:table-cell office:value-type="float" office:value="4.8069418622" calcext:value-type="float">
            <text:p>4,8069418622</text:p>
          </table:table-cell>
          <table:table-cell office:value-type="float" office:value="4.3968278051" calcext:value-type="float">
            <text:p>4,3968278051</text:p>
          </table:table-cell>
          <table:table-cell office:value-type="float" office:value="3.937203962" calcext:value-type="float">
            <text:p>3,937203962</text:p>
          </table:table-cell>
          <table:table-cell office:value-type="float" office:value="3.18829646" calcext:value-type="float">
            <text:p>3,18829646</text:p>
          </table:table-cell>
          <table:table-cell office:value-type="float" office:value="2.478972474" calcext:value-type="float">
            <text:p>2,478972474</text:p>
          </table:table-cell>
          <table:table-cell office:value-type="float" office:value="1.787561407" calcext:value-type="float">
            <text:p>1,787561407</text:p>
          </table:table-cell>
          <table:table-cell office:value-type="float" office:value="1.1388153219" calcext:value-type="float">
            <text:p>1,1388153219</text:p>
          </table:table-cell>
          <table:table-cell office:value-type="float" office:value="0.4318627219" calcext:value-type="float">
            <text:p>0,4318627219</text:p>
          </table:table-cell>
          <table:table-cell office:value-type="float" office:value="0.1176838118" calcext:value-type="float">
            <text:p>0,1176838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21.637015296" calcext:value-type="float">
            <text:p>21,637015296</text:p>
          </table:table-cell>
          <table:table-cell office:value-type="float" office:value="18.5299498131" calcext:value-type="float">
            <text:p>18,5299498131</text:p>
          </table:table-cell>
          <table:table-cell office:value-type="float" office:value="16.0747371887" calcext:value-type="float">
            <text:p>16,0747371887</text:p>
          </table:table-cell>
          <table:table-cell office:value-type="float" office:value="13.6732747825" calcext:value-type="float">
            <text:p>13,6732747825</text:p>
          </table:table-cell>
          <table:table-cell office:value-type="float" office:value="11.3493877529" calcext:value-type="float">
            <text:p>11,3493877529</text:p>
          </table:table-cell>
          <table:table-cell office:value-type="float" office:value="9.2235141706" calcext:value-type="float">
            <text:p>9,2235141706</text:p>
          </table:table-cell>
          <table:table-cell office:value-type="float" office:value="6.9412557109" calcext:value-type="float">
            <text:p>6,9412557109</text:p>
          </table:table-cell>
          <table:table-cell office:value-type="float" office:value="6.0799418622" calcext:value-type="float">
            <text:p>6,0799418622</text:p>
          </table:table-cell>
          <table:table-cell office:value-type="float" office:value="5.3541189219" calcext:value-type="float">
            <text:p>5,3541189219</text:p>
          </table:table-cell>
          <table:table-cell office:value-type="float" office:value="4.7020774771" calcext:value-type="float">
            <text:p>4,7020774771</text:p>
          </table:table-cell>
          <table:table-cell office:value-type="float" office:value="3.7632768868" calcext:value-type="float">
            <text:p>3,7632768868</text:p>
          </table:table-cell>
          <table:table-cell office:value-type="float" office:value="2.9032825017" calcext:value-type="float">
            <text:p>2,9032825017</text:p>
          </table:table-cell>
          <table:table-cell office:value-type="float" office:value="2.0819050844" calcext:value-type="float">
            <text:p>2,0819050844</text:p>
          </table:table-cell>
          <table:table-cell office:value-type="float" office:value="1.3207973346" calcext:value-type="float">
            <text:p>1,3207973346</text:p>
          </table:table-cell>
          <table:table-cell office:value-type="float" office:value="0.4992344934" calcext:value-type="float">
            <text:p>0,4992344934</text:p>
          </table:table-cell>
          <table:table-cell office:value-type="float" office:value="0.135681851" calcext:value-type="float">
            <text:p>0,135681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7.582390296" calcext:value-type="float">
            <text:p>7,582390296</text:p>
          </table:table-cell>
          <table:table-cell office:value-type="float" office:value="6.8020098131" calcext:value-type="float">
            <text:p>6,8020098131</text:p>
          </table:table-cell>
          <table:table-cell office:value-type="float" office:value="6.2828331887" calcext:value-type="float">
            <text:p>6,2828331887</text:p>
          </table:table-cell>
          <table:table-cell office:value-type="float" office:value="5.7609599825" calcext:value-type="float">
            <text:p>5,7609599825</text:p>
          </table:table-cell>
          <table:table-cell office:value-type="float" office:value="5.2793313529" calcext:value-type="float">
            <text:p>5,2793313529</text:p>
          </table:table-cell>
          <table:table-cell office:value-type="float" office:value="4.9750736386" calcext:value-type="float">
            <text:p>4,9750736386</text:p>
          </table:table-cell>
          <table:table-cell office:value-type="float" office:value="4.5083434373" calcext:value-type="float">
            <text:p>4,5083434373</text:p>
          </table:table-cell>
          <table:table-cell office:value-type="float" office:value="4.5529662083" calcext:value-type="float">
            <text:p>4,5529662083</text:p>
          </table:table-cell>
          <table:table-cell office:value-type="float" office:value="4.2294894828" calcext:value-type="float">
            <text:p>4,2294894828</text:p>
          </table:table-cell>
          <table:table-cell office:value-type="float" office:value="3.8199754328" calcext:value-type="float">
            <text:p>3,8199754328</text:p>
          </table:table-cell>
          <table:table-cell office:value-type="float" office:value="3.1109788961" calcext:value-type="float">
            <text:p>3,1109788961</text:p>
          </table:table-cell>
          <table:table-cell office:value-type="float" office:value="2.4288809162" calcext:value-type="float">
            <text:p>2,4288809162</text:p>
          </table:table-cell>
          <table:table-cell office:value-type="float" office:value="1.7570365589" calcext:value-type="float">
            <text:p>1,7570365589</text:p>
          </table:table-cell>
          <table:table-cell office:value-type="float" office:value="1.122227328" calcext:value-type="float">
            <text:p>1,122227328</text:p>
          </table:table-cell>
          <table:table-cell office:value-type="float" office:value="0.4264620536" calcext:value-type="float">
            <text:p>0,4264620536</text:p>
          </table:table-cell>
          <table:table-cell office:value-type="float" office:value="0.1164143324" calcext:value-type="float">
            <text:p>0,11641433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09.3381649039" calcext:value-type="float">
            <text:p>709,3381649039</text:p>
          </table:table-cell>
          <table:table-cell office:value-type="float" office:value="723.5690020739" calcext:value-type="float">
            <text:p>723,5690020739</text:p>
          </table:table-cell>
          <table:table-cell office:value-type="float" office:value="735.8924297726" calcext:value-type="float">
            <text:p>735,8924297726</text:p>
          </table:table-cell>
          <table:table-cell office:value-type="float" office:value="746.4950958699" calcext:value-type="float">
            <text:p>746,4950958699</text:p>
          </table:table-cell>
          <table:table-cell office:value-type="float" office:value="755.596142996" calcext:value-type="float">
            <text:p>755,596142996</text:p>
          </table:table-cell>
          <table:table-cell office:value-type="float" office:value="763.5789773803" calcext:value-type="float">
            <text:p>763,5789773803</text:p>
          </table:table-cell>
          <table:table-cell office:value-type="float" office:value="770.343646926" calcext:value-type="float">
            <text:p>770,343646926</text:p>
          </table:table-cell>
          <table:table-cell office:value-type="float" office:value="776.8997596677" calcext:value-type="float">
            <text:p>776,8997596677</text:p>
          </table:table-cell>
          <table:table-cell office:value-type="float" office:value="782.8965242682" calcext:value-type="float">
            <text:p>782,8965242682</text:p>
          </table:table-cell>
          <table:table-cell office:value-type="float" office:value="788.2664151057" calcext:value-type="float">
            <text:p>788,2664151057</text:p>
          </table:table-cell>
          <table:table-cell office:value-type="float" office:value="792.6148827271" calcext:value-type="float">
            <text:p>792,6148827271</text:p>
          </table:table-cell>
          <table:table-cell office:value-type="float" office:value="795.9959144701" calcext:value-type="float">
            <text:p>795,9959144701</text:p>
          </table:table-cell>
          <table:table-cell office:value-type="float" office:value="798.4339414846" calcext:value-type="float">
            <text:p>798,4339414846</text:p>
          </table:table-cell>
          <table:table-cell office:value-type="float" office:value="799.9871538713" calcext:value-type="float">
            <text:p>799,9871538713</text:p>
          </table:table-cell>
          <table:table-cell office:value-type="float" office:value="800.5761646758" calcext:value-type="float">
            <text:p>800,5761646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371.5718961376" calcext:value-type="float">
            <text:p>371,5718961376</text:p>
          </table:table-cell>
          <table:table-cell office:value-type="float" office:value="464.221645203" calcext:value-type="float">
            <text:p>464,221645203</text:p>
          </table:table-cell>
          <table:table-cell office:value-type="float" office:value="544.5953311465" calcext:value-type="float">
            <text:p>544,5953311465</text:p>
          </table:table-cell>
          <table:table-cell office:value-type="float" office:value="612.9617050589" calcext:value-type="float">
            <text:p>612,9617050589</text:p>
          </table:table-cell>
          <table:table-cell office:value-type="float" office:value="669.7086438232" calcext:value-type="float">
            <text:p>669,7086438232</text:p>
          </table:table-cell>
          <table:table-cell office:value-type="float" office:value="715.8262146761" calcext:value-type="float">
            <text:p>715,8262146761</text:p>
          </table:table-cell>
          <table:table-cell office:value-type="float" office:value="750.5324932308" calcext:value-type="float">
            <text:p>750,5324932308</text:p>
          </table:table-cell>
          <table:table-cell office:value-type="float" office:value="780.9322025419" calcext:value-type="float">
            <text:p>780,9322025419</text:p>
          </table:table-cell>
          <table:table-cell office:value-type="float" office:value="807.7027971513" calcext:value-type="float">
            <text:p>807,7027971513</text:p>
          </table:table-cell>
          <table:table-cell office:value-type="float" office:value="831.2131845369" calcext:value-type="float">
            <text:p>831,2131845369</text:p>
          </table:table-cell>
          <table:table-cell office:value-type="float" office:value="850.029568971" calcext:value-type="float">
            <text:p>850,029568971</text:p>
          </table:table-cell>
          <table:table-cell office:value-type="float" office:value="864.5459814793" calcext:value-type="float">
            <text:p>864,5459814793</text:p>
          </table:table-cell>
          <table:table-cell office:value-type="float" office:value="874.9555069015" calcext:value-type="float">
            <text:p>874,9555069015</text:p>
          </table:table-cell>
          <table:table-cell office:value-type="float" office:value="881.5594935743" calcext:value-type="float">
            <text:p>881,5594935743</text:p>
          </table:table-cell>
          <table:table-cell office:value-type="float" office:value="884.0556660414" calcext:value-type="float">
            <text:p>884,05566604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261290998" calcext:value-type="float">
            <text:p>0,4261290998</text:p>
          </table:table-cell>
          <table:table-cell office:value-type="float" office:value="0.4151126109" calcext:value-type="float">
            <text:p>0,4151126109</text:p>
          </table:table-cell>
          <table:table-cell office:value-type="float" office:value="0.4063983731" calcext:value-type="float">
            <text:p>0,4063983731</text:p>
          </table:table-cell>
          <table:table-cell office:value-type="float" office:value="0.3987640357" calcext:value-type="float">
            <text:p>0,3987640357</text:p>
          </table:table-cell>
          <table:table-cell office:value-type="float" office:value="0.3919410682" calcext:value-type="float">
            <text:p>0,3919410682</text:p>
          </table:table-cell>
          <table:table-cell office:value-type="float" office:value="0.3859543957" calcext:value-type="float">
            <text:p>0,3859543957</text:p>
          </table:table-cell>
          <table:table-cell office:value-type="float" office:value="0.3802556537" calcext:value-type="float">
            <text:p>0,3802556537</text:p>
          </table:table-cell>
          <table:table-cell office:value-type="float" office:value="0.3758507939" calcext:value-type="float">
            <text:p>0,3758507939</text:p>
          </table:table-cell>
          <table:table-cell office:value-type="float" office:value="0.3715862587" calcext:value-type="float">
            <text:p>0,3715862587</text:p>
          </table:table-cell>
          <table:table-cell office:value-type="float" office:value="0.3675116457" calcext:value-type="float">
            <text:p>0,3675116457</text:p>
          </table:table-cell>
          <table:table-cell office:value-type="float" office:value="0.3632031679" calcext:value-type="float">
            <text:p>0,3632031679</text:p>
          </table:table-cell>
          <table:table-cell office:value-type="float" office:value="0.35893314" calcext:value-type="float">
            <text:p>0,35893314</text:p>
          </table:table-cell>
          <table:table-cell office:value-type="float" office:value="0.3546775774" calcext:value-type="float">
            <text:p>0,3546775774</text:p>
          </table:table-cell>
          <table:table-cell office:value-type="float" office:value="0.3504589093" calcext:value-type="float">
            <text:p>0,3504589093</text:p>
          </table:table-cell>
          <table:table-cell office:value-type="float" office:value="0.3461369498" calcext:value-type="float">
            <text:p>0,3461369498</text:p>
          </table:table-cell>
          <table:table-cell office:value-type="float" office:value="0.3422945536" calcext:value-type="float">
            <text:p>0,3422945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-0.0581514281" calcext:value-type="float">
            <text:p>-0,0581514281</text:p>
          </table:table-cell>
          <table:table-cell office:value-type="float" office:value="-0.0535298802" calcext:value-type="float">
            <text:p>-0,0535298802</text:p>
          </table:table-cell>
          <table:table-cell office:value-type="float" office:value="-0.0494888041" calcext:value-type="float">
            <text:p>-0,0494888041</text:p>
          </table:table-cell>
          <table:table-cell office:value-type="float" office:value="-0.049488399" calcext:value-type="float">
            <text:p>-0,049488399</text:p>
          </table:table-cell>
          <table:table-cell office:value-type="float" office:value="-0.0525040624" calcext:value-type="float">
            <text:p>-0,0525040624</text:p>
          </table:table-cell>
          <table:table-cell office:value-type="float" office:value="-0.056425064" calcext:value-type="float">
            <text:p>-0,056425064</text:p>
          </table:table-cell>
          <table:table-cell office:value-type="float" office:value="-0.0627307457" calcext:value-type="float">
            <text:p>-0,0627307457</text:p>
          </table:table-cell>
          <table:table-cell office:value-type="float" office:value="-0.0656297406" calcext:value-type="float">
            <text:p>-0,0656297406</text:p>
          </table:table-cell>
          <table:table-cell office:value-type="float" office:value="-0.0685504635" calcext:value-type="float">
            <text:p>-0,0685504635</text:p>
          </table:table-cell>
          <table:table-cell office:value-type="float" office:value="-0.0722369199" calcext:value-type="float">
            <text:p>-0,0722369199</text:p>
          </table:table-cell>
          <table:table-cell office:value-type="float" office:value="-0.078924934" calcext:value-type="float">
            <text:p>-0,078924934</text:p>
          </table:table-cell>
          <table:table-cell office:value-type="float" office:value="-0.0881148736" calcext:value-type="float">
            <text:p>-0,0881148736</text:p>
          </table:table-cell>
          <table:table-cell office:value-type="float" office:value="-0.0996620226" calcext:value-type="float">
            <text:p>-0,0996620226</text:p>
          </table:table-cell>
          <table:table-cell office:value-type="float" office:value="-0.1133714813" calcext:value-type="float">
            <text:p>-0,1133714813</text:p>
          </table:table-cell>
          <table:table-cell office:value-type="float" office:value="-0.1298154411" calcext:value-type="float">
            <text:p>-0,1298154411</text:p>
          </table:table-cell>
          <table:table-cell office:value-type="float" office:value="-0.1465528612" calcext:value-type="float">
            <text:p>-0,14655286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53.7541406374" calcext:value-type="float">
            <text:p>153,7541406374</text:p>
          </table:table-cell>
          <table:table-cell office:value-type="float" office:value="156.8442750592" calcext:value-type="float">
            <text:p>156,8442750592</text:p>
          </table:table-cell>
          <table:table-cell office:value-type="float" office:value="159.5200735734" calcext:value-type="float">
            <text:p>159,5200735734</text:p>
          </table:table-cell>
          <table:table-cell office:value-type="float" office:value="161.8220765034" calcext:value-type="float">
            <text:p>161,8220765034</text:p>
          </table:table-cell>
          <table:table-cell office:value-type="float" office:value="163.7978857708" calcext:value-type="float">
            <text:p>163,7978857708</text:p>
          </table:table-cell>
          <table:table-cell office:value-type="float" office:value="165.5307886379" calcext:value-type="float">
            <text:p>165,5307886379</text:p>
          </table:table-cell>
          <table:table-cell office:value-type="float" office:value="166.9990686393" calcext:value-type="float">
            <text:p>166,9990686393</text:p>
          </table:table-cell>
          <table:table-cell office:value-type="float" office:value="168.4220491506" calcext:value-type="float">
            <text:p>168,4220491506</text:p>
          </table:table-cell>
          <table:table-cell office:value-type="float" office:value="169.7235233754" calcext:value-type="float">
            <text:p>169,7235233754</text:p>
          </table:table-cell>
          <table:table-cell office:value-type="float" office:value="170.8888219121" calcext:value-type="float">
            <text:p>170,8888219121</text:p>
          </table:table-cell>
          <table:table-cell office:value-type="float" office:value="171.8322334542" calcext:value-type="float">
            <text:p>171,8322334542</text:p>
          </table:table-cell>
          <table:table-cell office:value-type="float" office:value="172.5654863254" calcext:value-type="float">
            <text:p>172,5654863254</text:p>
          </table:table-cell>
          <table:table-cell office:value-type="float" office:value="173.0938880572" calcext:value-type="float">
            <text:p>173,0938880572</text:p>
          </table:table-cell>
          <table:table-cell office:value-type="float" office:value="173.4300798971" calcext:value-type="float">
            <text:p>173,4300798971</text:p>
          </table:table-cell>
          <table:table-cell office:value-type="float" office:value="173.5568159499" calcext:value-type="float">
            <text:p>173,5568159499</text:p>
          </table:table-cell>
          <table:table-cell office:value-type="float" office:value="173.5904706566" calcext:value-type="float">
            <text:p>173,5904706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04.0049875934" calcext:value-type="float">
            <text:p>104,0049875934</text:p>
          </table:table-cell>
          <table:table-cell office:value-type="float" office:value="104.8337026477" calcext:value-type="float">
            <text:p>104,8337026477</text:p>
          </table:table-cell>
          <table:table-cell office:value-type="float" office:value="105.3161813463" calcext:value-type="float">
            <text:p>105,3161813463</text:p>
          </table:table-cell>
          <table:table-cell office:value-type="float" office:value="105.4815144706" calcext:value-type="float">
            <text:p>105,4815144706</text:p>
          </table:table-cell>
          <table:table-cell office:value-type="float" office:value="105.3704975072" calcext:value-type="float">
            <text:p>105,3704975072</text:p>
          </table:table-cell>
          <table:table-cell office:value-type="float" office:value="105.061753019" calcext:value-type="float">
            <text:p>105,061753019</text:p>
          </table:table-cell>
          <table:table-cell office:value-type="float" office:value="104.52815802" calcext:value-type="float">
            <text:p>104,52815802</text:p>
          </table:table-cell>
          <table:table-cell office:value-type="float" office:value="103.9878143195" calcext:value-type="float">
            <text:p>103,9878143195</text:p>
          </table:table-cell>
          <table:table-cell office:value-type="float" office:value="103.3603110312" calcext:value-type="float">
            <text:p>103,3603110312</text:p>
          </table:table-cell>
          <table:table-cell office:value-type="float" office:value="102.6299869306" calcext:value-type="float">
            <text:p>102,6299869306</text:p>
          </table:table-cell>
          <table:table-cell office:value-type="float" office:value="101.7099195933" calcext:value-type="float">
            <text:p>101,7099195933</text:p>
          </table:table-cell>
          <table:table-cell office:value-type="float" office:value="100.6126795319" calcext:value-type="float">
            <text:p>100,6126795319</text:p>
          </table:table-cell>
          <table:table-cell office:value-type="float" office:value="99.3442386521" calcext:value-type="float">
            <text:p>99,3442386521</text:p>
          </table:table-cell>
          <table:table-cell office:value-type="float" office:value="97.9179693003" calcext:value-type="float">
            <text:p>97,9179693003</text:p>
          </table:table-cell>
          <table:table-cell office:value-type="float" office:value="96.3168081531" calcext:value-type="float">
            <text:p>96,3168081531</text:p>
          </table:table-cell>
          <table:table-cell office:value-type="float" office:value="94.6594753381" calcext:value-type="float">
            <text:p>94,6594753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34.7435050866" calcext:value-type="float">
            <text:p>34,7435050866</text:p>
          </table:table-cell>
          <table:table-cell office:value-type="float" office:value="30.7914467553" calcext:value-type="float">
            <text:p>30,7914467553</text:p>
          </table:table-cell>
          <table:table-cell office:value-type="float" office:value="27.4696520474" calcext:value-type="float">
            <text:p>27,4696520474</text:p>
          </table:table-cell>
          <table:table-cell office:value-type="float" office:value="24.5857367131" calcext:value-type="float">
            <text:p>24,5857367131</text:p>
          </table:table-cell>
          <table:table-cell office:value-type="float" office:value="22.0351180466" calcext:value-type="float">
            <text:p>22,0351180466</text:p>
          </table:table-cell>
          <table:table-cell office:value-type="float" office:value="19.7978890871" calcext:value-type="float">
            <text:p>19,7978890871</text:p>
          </table:table-cell>
          <table:table-cell office:value-type="float" office:value="17.7528109714" calcext:value-type="float">
            <text:p>17,7528109714</text:p>
          </table:table-cell>
          <table:table-cell office:value-type="float" office:value="16.0901349709" calcext:value-type="float">
            <text:p>16,0901349709</text:p>
          </table:table-cell>
          <table:table-cell office:value-type="float" office:value="14.6357735365" calcext:value-type="float">
            <text:p>14,6357735365</text:p>
          </table:table-cell>
          <table:table-cell office:value-type="float" office:value="13.3237761324" calcext:value-type="float">
            <text:p>13,3237761324</text:p>
          </table:table-cell>
          <table:table-cell office:value-type="float" office:value="12.0197650699" calcext:value-type="float">
            <text:p>12,0197650699</text:p>
          </table:table-cell>
          <table:table-cell office:value-type="float" office:value="10.727504661" calcext:value-type="float">
            <text:p>10,727504661</text:p>
          </table:table-cell>
          <table:table-cell office:value-type="float" office:value="9.4437371976" calcext:value-type="float">
            <text:p>9,4437371976</text:p>
          </table:table-cell>
          <table:table-cell office:value-type="float" office:value="8.1753730109" calcext:value-type="float">
            <text:p>8,1753730109</text:p>
          </table:table-cell>
          <table:table-cell office:value-type="float" office:value="6.8939212558" calcext:value-type="float">
            <text:p>6,8939212558</text:p>
          </table:table-cell>
          <table:table-cell office:value-type="float" office:value="5.7339177858" calcext:value-type="float">
            <text:p>5,7339177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2.5826782348" calcext:value-type="float">
            <text:p>2,5826782348</text:p>
          </table:table-cell>
          <table:table-cell office:value-type="float" office:value="1.9857973" calcext:value-type="float">
            <text:p>1,9857973</text:p>
          </table:table-cell>
          <table:table-cell office:value-type="float" office:value="1.7513623641" calcext:value-type="float">
            <text:p>1,7513623641</text:p>
          </table:table-cell>
          <table:table-cell office:value-type="float" office:value="1.5581114071" calcext:value-type="float">
            <text:p>1,5581114071</text:p>
          </table:table-cell>
          <table:table-cell office:value-type="float" office:value="1.3785878901" calcext:value-type="float">
            <text:p>1,3785878901</text:p>
          </table:table-cell>
          <table:table-cell office:value-type="float" office:value="1.2352259139" calcext:value-type="float">
            <text:p>1,2352259139</text:p>
          </table:table-cell>
          <table:table-cell office:value-type="float" office:value="1.0751893864" calcext:value-type="float">
            <text:p>1,0751893864</text:p>
          </table:table-cell>
          <table:table-cell office:value-type="float" office:value="1.0342766177" calcext:value-type="float">
            <text:p>1,0342766177</text:p>
          </table:table-cell>
          <table:table-cell office:value-type="float" office:value="0.9656708493" calcext:value-type="float">
            <text:p>0,9656708493</text:p>
          </table:table-cell>
          <table:table-cell office:value-type="float" office:value="0.8810087227" calcext:value-type="float">
            <text:p>0,8810087227</text:p>
          </table:table-cell>
          <table:table-cell office:value-type="float" office:value="0.7389446574" calcext:value-type="float">
            <text:p>0,7389446574</text:p>
          </table:table-cell>
          <table:table-cell office:value-type="float" office:value="0.5900817693" calcext:value-type="float">
            <text:p>0,5900817693</text:p>
          </table:table-cell>
          <table:table-cell office:value-type="float" office:value="0.4400421841" calcext:value-type="float">
            <text:p>0,4400421841</text:p>
          </table:table-cell>
          <table:table-cell office:value-type="float" office:value="0.2948695692" calcext:value-type="float">
            <text:p>0,2948695692</text:p>
          </table:table-cell>
          <table:table-cell office:value-type="float" office:value="0.137571436" calcext:value-type="float">
            <text:p>0,137571436</text:p>
          </table:table-cell>
          <table:table-cell office:value-type="float" office:value="0.0490005303" calcext:value-type="float">
            <text:p>0,04900053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36773531" calcext:value-type="float">
            <text:p>0,1636773531</text:p>
          </table:table-cell>
          <table:table-cell office:value-type="float" office:value="0.1795229779" calcext:value-type="float">
            <text:p>0,1795229779</text:p>
          </table:table-cell>
          <table:table-cell office:value-type="float" office:value="0.1951599849" calcext:value-type="float">
            <text:p>0,1951599849</text:p>
          </table:table-cell>
          <table:table-cell office:value-type="float" office:value="0.2105141741" calcext:value-type="float">
            <text:p>0,2105141741</text:p>
          </table:table-cell>
          <table:table-cell office:value-type="float" office:value="0.2255152167" calcext:value-type="float">
            <text:p>0,2255152167</text:p>
          </table:table-cell>
          <table:table-cell office:value-type="float" office:value="0.240105079" calcext:value-type="float">
            <text:p>0,240105079</text:p>
          </table:table-cell>
          <table:table-cell office:value-type="float" office:value="0.2542203046" calcext:value-type="float">
            <text:p>0,2542203046</text:p>
          </table:table-cell>
          <table:table-cell office:value-type="float" office:value="0.2678349358" calcext:value-type="float">
            <text:p>0,2678349358</text:p>
          </table:table-cell>
          <table:table-cell office:value-type="float" office:value="0.2809545201" calcext:value-type="float">
            <text:p>0,2809545201</text:p>
          </table:table-cell>
          <table:table-cell office:value-type="float" office:value="0.2936067467" calcext:value-type="float">
            <text:p>0,2936067467</text:p>
          </table:table-cell>
          <table:table-cell office:value-type="float" office:value="0.3058082643" calcext:value-type="float">
            <text:p>0,3058082643</text:p>
          </table:table-cell>
          <table:table-cell office:value-type="float" office:value="0.3175751284" calcext:value-type="float">
            <text:p>0,3175751284</text:p>
          </table:table-cell>
          <table:table-cell office:value-type="float" office:value="0.3289228226" calcext:value-type="float">
            <text:p>0,3289228226</text:p>
          </table:table-cell>
          <table:table-cell office:value-type="float" office:value="0.3398662791" calcext:value-type="float">
            <text:p>0,3398662791</text:p>
          </table:table-cell>
          <table:table-cell office:value-type="float" office:value="0.3504146566" calcext:value-type="float">
            <text:p>0,3504146566</text:p>
          </table:table-cell>
          <table:table-cell office:value-type="float" office:value="0.3605940458" calcext:value-type="float">
            <text:p>0,3605940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195743005" calcext:value-type="float">
            <text:p>1,195743005</text:p>
          </table:table-cell>
          <table:table-cell office:value-type="float" office:value="1.2332404529" calcext:value-type="float">
            <text:p>1,2332404529</text:p>
          </table:table-cell>
          <table:table-cell office:value-type="float" office:value="1.2498784222" calcext:value-type="float">
            <text:p>1,2498784222</text:p>
          </table:table-cell>
          <table:table-cell office:value-type="float" office:value="1.2568101703" calcext:value-type="float">
            <text:p>1,2568101703</text:p>
          </table:table-cell>
          <table:table-cell office:value-type="float" office:value="1.2574067129" calcext:value-type="float">
            <text:p>1,2574067129</text:p>
          </table:table-cell>
          <table:table-cell office:value-type="float" office:value="1.2531506214" calcext:value-type="float">
            <text:p>1,2531506214</text:p>
          </table:table-cell>
          <table:table-cell office:value-type="float" office:value="1.2441716988" calcext:value-type="float">
            <text:p>1,2441716988</text:p>
          </table:table-cell>
          <table:table-cell office:value-type="float" office:value="1.2321650642" calcext:value-type="float">
            <text:p>1,2321650642</text:p>
          </table:table-cell>
          <table:table-cell office:value-type="float" office:value="1.2190454799" calcext:value-type="float">
            <text:p>1,2190454799</text:p>
          </table:table-cell>
          <table:table-cell office:value-type="float" office:value="1.2063932533" calcext:value-type="float">
            <text:p>1,2063932533</text:p>
          </table:table-cell>
          <table:table-cell office:value-type="float" office:value="1.1941917357" calcext:value-type="float">
            <text:p>1,1941917357</text:p>
          </table:table-cell>
          <table:table-cell office:value-type="float" office:value="1.1824248716" calcext:value-type="float">
            <text:p>1,1824248716</text:p>
          </table:table-cell>
          <table:table-cell office:value-type="float" office:value="1.1710771774" calcext:value-type="float">
            <text:p>1,1710771774</text:p>
          </table:table-cell>
          <table:table-cell office:value-type="float" office:value="1.1601337209" calcext:value-type="float">
            <text:p>1,1601337209</text:p>
          </table:table-cell>
          <table:table-cell office:value-type="float" office:value="1.1493399651" calcext:value-type="float">
            <text:p>1,1493399651</text:p>
          </table:table-cell>
          <table:table-cell office:value-type="float" office:value="1.1394059542" calcext:value-type="float">
            <text:p>1,1394059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307934297" calcext:value-type="float">
            <text:p>0,5307934297</text:p>
          </table:table-cell>
          <table:table-cell office:value-type="float" office:value="0.561376286" calcext:value-type="float">
            <text:p>0,561376286</text:p>
          </table:table-cell>
          <table:table-cell office:value-type="float" office:value="0.5849672737" calcext:value-type="float">
            <text:p>0,5849672737</text:p>
          </table:table-cell>
          <table:table-cell office:value-type="float" office:value="0.6048827629" calcext:value-type="float">
            <text:p>0,6048827629</text:p>
          </table:table-cell>
          <table:table-cell office:value-type="float" office:value="0.6219054236" calcext:value-type="float">
            <text:p>0,6219054236</text:p>
          </table:table-cell>
          <table:table-cell office:value-type="float" office:value="0.6362630454" calcext:value-type="float">
            <text:p>0,6362630454</text:p>
          </table:table-cell>
          <table:table-cell office:value-type="float" office:value="0.6485459348" calcext:value-type="float">
            <text:p>0,6485459348</text:p>
          </table:table-cell>
          <table:table-cell office:value-type="float" office:value="0.6580581672" calcext:value-type="float">
            <text:p>0,6580581672</text:p>
          </table:table-cell>
          <table:table-cell office:value-type="float" office:value="0.6670247592" calcext:value-type="float">
            <text:p>0,6670247592</text:p>
          </table:table-cell>
          <table:table-cell office:value-type="float" office:value="0.6755329468" calcext:value-type="float">
            <text:p>0,6755329468</text:p>
          </table:table-cell>
          <table:table-cell office:value-type="float" office:value="0.6839159526" calcext:value-type="float">
            <text:p>0,6839159526</text:p>
          </table:table-cell>
          <table:table-cell office:value-type="float" office:value="0.6915769032" calcext:value-type="float">
            <text:p>0,6915769032</text:p>
          </table:table-cell>
          <table:table-cell office:value-type="float" office:value="0.698547226" calcext:value-type="float">
            <text:p>0,698547226</text:p>
          </table:table-cell>
          <table:table-cell office:value-type="float" office:value="0.7047919575" calcext:value-type="float">
            <text:p>0,7047919575</text:p>
          </table:table-cell>
          <table:table-cell office:value-type="float" office:value="0.7104032654" calcext:value-type="float">
            <text:p>0,7104032654</text:p>
          </table:table-cell>
          <table:table-cell office:value-type="float" office:value="0.7148970306" calcext:value-type="float">
            <text:p>0,7148970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6124593782" calcext:value-type="float">
            <text:p>45,6124593782</text:p>
          </table:table-cell>
          <table:table-cell office:value-type="float" office:value="46.1669356089" calcext:value-type="float">
            <text:p>46,1669356089</text:p>
          </table:table-cell>
          <table:table-cell office:value-type="float" office:value="46.5793078878" calcext:value-type="float">
            <text:p>46,5793078878</text:p>
          </table:table-cell>
          <table:table-cell office:value-type="float" office:value="46.9178607174" calcext:value-type="float">
            <text:p>46,9178607174</text:p>
          </table:table-cell>
          <table:table-cell office:value-type="float" office:value="47.2007169634" calcext:value-type="float">
            <text:p>47,2007169634</text:p>
          </table:table-cell>
          <table:table-cell office:value-type="float" office:value="47.4348492326" calcext:value-type="float">
            <text:p>47,4348492326</text:p>
          </table:table-cell>
          <table:table-cell office:value-type="float" office:value="47.6320539511" calcext:value-type="float">
            <text:p>47,6320539511</text:p>
          </table:table-cell>
          <table:table-cell office:value-type="float" office:value="47.7828780655" calcext:value-type="float">
            <text:p>47,7828780655</text:p>
          </table:table-cell>
          <table:table-cell office:value-type="float" office:value="47.9235751366" calcext:value-type="float">
            <text:p>47,9235751366</text:p>
          </table:table-cell>
          <table:table-cell office:value-type="float" office:value="48.0557856808" calcext:value-type="float">
            <text:p>48,0557856808</text:p>
          </table:table-cell>
          <table:table-cell office:value-type="float" office:value="48.1848454943" calcext:value-type="float">
            <text:p>48,1848454943</text:p>
          </table:table-cell>
          <table:table-cell office:value-type="float" office:value="48.3017634784" calcext:value-type="float">
            <text:p>48,3017634784</text:p>
          </table:table-cell>
          <table:table-cell office:value-type="float" office:value="48.4073061592" calcext:value-type="float">
            <text:p>48,4073061592</text:p>
          </table:table-cell>
          <table:table-cell office:value-type="float" office:value="48.5011973444" calcext:value-type="float">
            <text:p>48,5011973444</text:p>
          </table:table-cell>
          <table:table-cell office:value-type="float" office:value="48.5850367038" calcext:value-type="float">
            <text:p>48,5850367038</text:p>
          </table:table-cell>
          <table:table-cell office:value-type="float" office:value="48.6518227069" calcext:value-type="float">
            <text:p>48,65182270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97.3933466741" calcext:value-type="float">
            <text:p>397,3933466741</text:p>
          </table:table-cell>
          <table:table-cell office:value-type="float" office:value="414.8829431419" calcext:value-type="float">
            <text:p>414,8829431419</text:p>
          </table:table-cell>
          <table:table-cell office:value-type="float" office:value="429.5117327426" calcext:value-type="float">
            <text:p>429,5117327426</text:p>
          </table:table-cell>
          <table:table-cell office:value-type="float" office:value="442.4449906788" calcext:value-type="float">
            <text:p>442,4449906788</text:p>
          </table:table-cell>
          <table:table-cell office:value-type="float" office:value="453.9130066555" calcext:value-type="float">
            <text:p>453,9130066555</text:p>
          </table:table-cell>
          <table:table-cell office:value-type="float" office:value="463.9704863386" calcext:value-type="float">
            <text:p>463,9704863386</text:p>
          </table:table-cell>
          <table:table-cell office:value-type="float" office:value="473.2237503636" calcext:value-type="float">
            <text:p>473,2237503636</text:p>
          </table:table-cell>
          <table:table-cell office:value-type="float" office:value="480.8093718671" calcext:value-type="float">
            <text:p>480,8093718671</text:p>
          </table:table-cell>
          <table:table-cell office:value-type="float" office:value="488.2144808754" calcext:value-type="float">
            <text:p>488,2144808754</text:p>
          </table:table-cell>
          <table:table-cell office:value-type="float" office:value="495.1729305706" calcext:value-type="float">
            <text:p>495,1729305706</text:p>
          </table:table-cell>
          <table:table-cell office:value-type="float" office:value="501.9655523316" calcext:value-type="float">
            <text:p>501,9655523316</text:p>
          </table:table-cell>
          <table:table-cell office:value-type="float" office:value="508.1191304399" calcext:value-type="float">
            <text:p>508,1191304399</text:p>
          </table:table-cell>
          <table:table-cell office:value-type="float" office:value="513.6740083789" calcext:value-type="float">
            <text:p>513,6740083789</text:p>
          </table:table-cell>
          <table:table-cell office:value-type="float" office:value="518.6156497065" calcext:value-type="float">
            <text:p>518,6156497065</text:p>
          </table:table-cell>
          <table:table-cell office:value-type="float" office:value="523.0820370766" calcext:value-type="float">
            <text:p>523,0820370766</text:p>
          </table:table-cell>
          <table:table-cell office:value-type="float" office:value="526.5433003651" calcext:value-type="float">
            <text:p>526,5433003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09.3381649039" calcext:value-type="float">
            <text:p>709,3381649039</text:p>
          </table:table-cell>
          <table:table-cell office:value-type="float" office:value="723.5690020739" calcext:value-type="float">
            <text:p>723,5690020739</text:p>
          </table:table-cell>
          <table:table-cell office:value-type="float" office:value="735.8924297726" calcext:value-type="float">
            <text:p>735,8924297726</text:p>
          </table:table-cell>
          <table:table-cell office:value-type="float" office:value="746.4950958699" calcext:value-type="float">
            <text:p>746,4950958699</text:p>
          </table:table-cell>
          <table:table-cell office:value-type="float" office:value="755.596142996" calcext:value-type="float">
            <text:p>755,596142996</text:p>
          </table:table-cell>
          <table:table-cell office:value-type="float" office:value="763.5789773803" calcext:value-type="float">
            <text:p>763,5789773803</text:p>
          </table:table-cell>
          <table:table-cell office:value-type="float" office:value="770.343646926" calcext:value-type="float">
            <text:p>770,343646926</text:p>
          </table:table-cell>
          <table:table-cell office:value-type="float" office:value="776.8997596677" calcext:value-type="float">
            <text:p>776,8997596677</text:p>
          </table:table-cell>
          <table:table-cell office:value-type="float" office:value="782.8965242682" calcext:value-type="float">
            <text:p>782,8965242682</text:p>
          </table:table-cell>
          <table:table-cell office:value-type="float" office:value="788.2664151057" calcext:value-type="float">
            <text:p>788,2664151057</text:p>
          </table:table-cell>
          <table:table-cell office:value-type="float" office:value="792.6148827271" calcext:value-type="float">
            <text:p>792,6148827271</text:p>
          </table:table-cell>
          <table:table-cell office:value-type="float" office:value="795.9959144701" calcext:value-type="float">
            <text:p>795,9959144701</text:p>
          </table:table-cell>
          <table:table-cell office:value-type="float" office:value="798.4339414846" calcext:value-type="float">
            <text:p>798,4339414846</text:p>
          </table:table-cell>
          <table:table-cell office:value-type="float" office:value="799.9871538713" calcext:value-type="float">
            <text:p>799,9871538713</text:p>
          </table:table-cell>
          <table:table-cell office:value-type="float" office:value="800.5761646758" calcext:value-type="float">
            <text:p>800,5761646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CCO2e &lt; 1000 G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2e emissions limit since 2020 : 1000 G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722.4182262429" calcext:value-type="float">
            <text:p>722,41822624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16.6329185453" calcext:value-type="float">
            <text:p>16,6329185453</text:p>
          </table:table-cell>
          <table:table-cell office:value-type="float" office:value="13.1557095797" calcext:value-type="float">
            <text:p>13,1557095797</text:p>
          </table:table-cell>
          <table:table-cell office:value-type="float" office:value="12.1380431587" calcext:value-type="float">
            <text:p>12,1380431587</text:p>
          </table:table-cell>
          <table:table-cell office:value-type="float" office:value="11.3389350097" calcext:value-type="float">
            <text:p>11,3389350097</text:p>
          </table:table-cell>
          <table:table-cell office:value-type="float" office:value="10.5424900617" calcext:value-type="float">
            <text:p>10,5424900617</text:p>
          </table:table-cell>
          <table:table-cell office:value-type="float" office:value="9.3897373517" calcext:value-type="float">
            <text:p>9,3897373517</text:p>
          </table:table-cell>
          <table:table-cell office:value-type="float" office:value="6.9106357654" calcext:value-type="float">
            <text:p>6,9106357654</text:p>
          </table:table-cell>
          <table:table-cell office:value-type="float" office:value="5.490320904" calcext:value-type="float">
            <text:p>5,490320904</text:p>
          </table:table-cell>
          <table:table-cell office:value-type="float" office:value="3.1905754884" calcext:value-type="float">
            <text:p>3,19057548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.0608372719" calcext:value-type="float">
            <text:p>88,0608372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19.1527978517" calcext:value-type="float">
            <text:p>419,1527978517</text:p>
          </table:table-cell>
          <table:table-cell office:value-type="float" office:value="421.3165431386" calcext:value-type="float">
            <text:p>421,3165431386</text:p>
          </table:table-cell>
          <table:table-cell office:value-type="float" office:value="423.3158035198" calcext:value-type="float">
            <text:p>423,3158035198</text:p>
          </table:table-cell>
          <table:table-cell office:value-type="float" office:value="425.0353163662" calcext:value-type="float">
            <text:p>425,0353163662</text:p>
          </table:table-cell>
          <table:table-cell office:value-type="float" office:value="426.4349955249" calcext:value-type="float">
            <text:p>426,4349955249</text:p>
          </table:table-cell>
          <table:table-cell office:value-type="float" office:value="427.3281004128" calcext:value-type="float">
            <text:p>427,3281004128</text:p>
          </table:table-cell>
          <table:table-cell office:value-type="float" office:value="427.0554367026" calcext:value-type="float">
            <text:p>427,0554367026</text:p>
          </table:table-cell>
          <table:table-cell office:value-type="float" office:value="426.3967317124" calcext:value-type="float">
            <text:p>426,3967317124</text:p>
          </table:table-cell>
          <table:table-cell office:value-type="float" office:value="424.8364213613" calcext:value-type="float">
            <text:p>424,8364213613</text:p>
          </table:table-cell>
          <table:table-cell office:value-type="float" office:value="421.9718952208" calcext:value-type="float">
            <text:p>421,9718952208</text:p>
          </table:table-cell>
          <table:table-cell office:value-type="float" office:value="419.6725632972" calcext:value-type="float">
            <text:p>419,6725632972</text:p>
          </table:table-cell>
          <table:table-cell office:value-type="float" office:value="417.675849534" calcext:value-type="float">
            <text:p>417,675849534</text:p>
          </table:table-cell>
          <table:table-cell office:value-type="float" office:value="415.8981537156" calcext:value-type="float">
            <text:p>415,8981537156</text:p>
          </table:table-cell>
          <table:table-cell office:value-type="float" office:value="414.2975311939" calcext:value-type="float">
            <text:p>414,2975311939</text:p>
          </table:table-cell>
          <table:table-cell office:value-type="float" office:value="412.8448230476" calcext:value-type="float">
            <text:p>412,8448230476</text:p>
          </table:table-cell>
          <table:table-cell office:value-type="float" office:value="458.5460274841" calcext:value-type="float">
            <text:p>458,5460274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892.7954594242" calcext:value-type="float">
            <text:p>892,7954594242</text:p>
          </table:table-cell>
          <table:table-cell office:value-type="float" office:value="897.4042368851" calcext:value-type="float">
            <text:p>897,4042368851</text:p>
          </table:table-cell>
          <table:table-cell office:value-type="float" office:value="901.6626614972" calcext:value-type="float">
            <text:p>901,6626614972</text:p>
          </table:table-cell>
          <table:table-cell office:value-type="float" office:value="905.32522386" calcext:value-type="float">
            <text:p>905,32522386</text:p>
          </table:table-cell>
          <table:table-cell office:value-type="float" office:value="908.306540468" calcext:value-type="float">
            <text:p>908,306540468</text:p>
          </table:table-cell>
          <table:table-cell office:value-type="float" office:value="910.2088538792" calcext:value-type="float">
            <text:p>910,2088538792</text:p>
          </table:table-cell>
          <table:table-cell office:value-type="float" office:value="909.6280801765" calcext:value-type="float">
            <text:p>909,6280801765</text:p>
          </table:table-cell>
          <table:table-cell office:value-type="float" office:value="908.2250385473" calcext:value-type="float">
            <text:p>908,2250385473</text:p>
          </table:table-cell>
          <table:table-cell office:value-type="float" office:value="904.9015774996" calcext:value-type="float">
            <text:p>904,9015774996</text:p>
          </table:table-cell>
          <table:table-cell office:value-type="float" office:value="898.8001368202" calcext:value-type="float">
            <text:p>898,8001368202</text:p>
          </table:table-cell>
          <table:table-cell office:value-type="float" office:value="893.9025598231" calcext:value-type="float">
            <text:p>893,9025598231</text:p>
          </table:table-cell>
          <table:table-cell office:value-type="float" office:value="889.6495595075" calcext:value-type="float">
            <text:p>889,6495595075</text:p>
          </table:table-cell>
          <table:table-cell office:value-type="float" office:value="885.8630674142" calcext:value-type="float">
            <text:p>885,8630674142</text:p>
          </table:table-cell>
          <table:table-cell office:value-type="float" office:value="882.4537414431" calcext:value-type="float">
            <text:p>882,4537414431</text:p>
          </table:table-cell>
          <table:table-cell office:value-type="float" office:value="879.3594730914" calcext:value-type="float">
            <text:p>879,3594730914</text:p>
          </table:table-cell>
          <table:table-cell office:value-type="float" office:value="976.7030385411" calcext:value-type="float">
            <text:p>976,70303854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3791367612" calcext:value-type="float">
            <text:p>1,3791367612</text:p>
          </table:table-cell>
          <table:table-cell office:value-type="float" office:value="1.4491105144" calcext:value-type="float">
            <text:p>1,4491105144</text:p>
          </table:table-cell>
          <table:table-cell office:value-type="float" office:value="1.4960401656" calcext:value-type="float">
            <text:p>1,4960401656</text:p>
          </table:table-cell>
          <table:table-cell office:value-type="float" office:value="1.5317374223" calcext:value-type="float">
            <text:p>1,5317374223</text:p>
          </table:table-cell>
          <table:table-cell office:value-type="float" office:value="1.5596386281" calcext:value-type="float">
            <text:p>1,5596386281</text:p>
          </table:table-cell>
          <table:table-cell office:value-type="float" office:value="1.580083348" calcext:value-type="float">
            <text:p>1,580083348</text:p>
          </table:table-cell>
          <table:table-cell office:value-type="float" office:value="1.5904801778" calcext:value-type="float">
            <text:p>1,5904801778</text:p>
          </table:table-cell>
          <table:table-cell office:value-type="float" office:value="1.5933801933" calcext:value-type="float">
            <text:p>1,5933801933</text:p>
          </table:table-cell>
          <table:table-cell office:value-type="float" office:value="1.5897093487" calcext:value-type="float">
            <text:p>1,5897093487</text:p>
          </table:table-cell>
          <table:table-cell office:value-type="float" office:value="1.5782212007" calcext:value-type="float">
            <text:p>1,5782212007</text:p>
          </table:table-cell>
          <table:table-cell office:value-type="float" office:value="1.5662923981" calcext:value-type="float">
            <text:p>1,5662923981</text:p>
          </table:table-cell>
          <table:table-cell office:value-type="float" office:value="1.5570186156" calcext:value-type="float">
            <text:p>1,5570186156</text:p>
          </table:table-cell>
          <table:table-cell office:value-type="float" office:value="1.5507428918" calcext:value-type="float">
            <text:p>1,5507428918</text:p>
          </table:table-cell>
          <table:table-cell office:value-type="float" office:value="1.5472040108" calcext:value-type="float">
            <text:p>1,5472040108</text:p>
          </table:table-cell>
          <table:table-cell office:value-type="float" office:value="1.5460419808" calcext:value-type="float">
            <text:p>1,5460419808</text:p>
          </table:table-cell>
          <table:table-cell office:value-type="float" office:value="1.7420119368" calcext:value-type="float">
            <text:p>1,7420119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2.870175792" calcext:value-type="float">
            <text:p>2,870175792</text:p>
          </table:table-cell>
          <table:table-cell office:value-type="float" office:value="2.9333346973" calcext:value-type="float">
            <text:p>2,9333346973</text:p>
          </table:table-cell>
          <table:table-cell office:value-type="float" office:value="2.9809251263" calcext:value-type="float">
            <text:p>2,9809251263</text:p>
          </table:table-cell>
          <table:table-cell office:value-type="float" office:value="3.0144542648" calcext:value-type="float">
            <text:p>3,0144542648</text:p>
          </table:table-cell>
          <table:table-cell office:value-type="float" office:value="3.0340602201" calcext:value-type="float">
            <text:p>3,0340602201</text:p>
          </table:table-cell>
          <table:table-cell office:value-type="float" office:value="3.0378462555" calcext:value-type="float">
            <text:p>3,0378462555</text:p>
          </table:table-cell>
          <table:table-cell office:value-type="float" office:value="3.0175729006" calcext:value-type="float">
            <text:p>3,0175729006</text:p>
          </table:table-cell>
          <table:table-cell office:value-type="float" office:value="2.9839867536" calcext:value-type="float">
            <text:p>2,9839867536</text:p>
          </table:table-cell>
          <table:table-cell office:value-type="float" office:value="2.9378251951" calcext:value-type="float">
            <text:p>2,9378251951</text:p>
          </table:table-cell>
          <table:table-cell office:value-type="float" office:value="2.8744755382" calcext:value-type="float">
            <text:p>2,8744755382</text:p>
          </table:table-cell>
          <table:table-cell office:value-type="float" office:value="2.8185066513" calcext:value-type="float">
            <text:p>2,8185066513</text:p>
          </table:table-cell>
          <table:table-cell office:value-type="float" office:value="2.7727218511" calcext:value-type="float">
            <text:p>2,7727218511</text:p>
          </table:table-cell>
          <table:table-cell office:value-type="float" office:value="2.7351708875" calcext:value-type="float">
            <text:p>2,7351708875</text:p>
          </table:table-cell>
          <table:table-cell office:value-type="float" office:value="2.7045696096" calcext:value-type="float">
            <text:p>2,7045696096</text:p>
          </table:table-cell>
          <table:table-cell office:value-type="float" office:value="2.6799014023" calcext:value-type="float">
            <text:p>2,6799014023</text:p>
          </table:table-cell>
          <table:table-cell office:value-type="float" office:value="3.2738458834" calcext:value-type="float">
            <text:p>3,27384588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367878192" calcext:value-type="float">
            <text:p>2,367878192</text:p>
          </table:table-cell>
          <table:table-cell office:value-type="float" office:value="2.3970714324" calcext:value-type="float">
            <text:p>2,3970714324</text:p>
          </table:table-cell>
          <table:table-cell office:value-type="float" office:value="2.4239124852" calcext:value-type="float">
            <text:p>2,4239124852</text:p>
          </table:table-cell>
          <table:table-cell office:value-type="float" office:value="2.4468965834" calcext:value-type="float">
            <text:p>2,4468965834</text:p>
          </table:table-cell>
          <table:table-cell office:value-type="float" office:value="2.4655370364" calcext:value-type="float">
            <text:p>2,4655370364</text:p>
          </table:table-cell>
          <table:table-cell office:value-type="float" office:value="2.4773991569" calcext:value-type="float">
            <text:p>2,4773991569</text:p>
          </table:table-cell>
          <table:table-cell office:value-type="float" office:value="2.4737802986" calcext:value-type="float">
            <text:p>2,4737802986</text:p>
          </table:table-cell>
          <table:table-cell office:value-type="float" office:value="2.4650282658" calcext:value-type="float">
            <text:p>2,4650282658</text:p>
          </table:table-cell>
          <table:table-cell office:value-type="float" office:value="2.4442427871" calcext:value-type="float">
            <text:p>2,4442427871</text:p>
          </table:table-cell>
          <table:table-cell office:value-type="float" office:value="2.405883863" calcext:value-type="float">
            <text:p>2,405883863</text:p>
          </table:table-cell>
          <table:table-cell office:value-type="float" office:value="2.374904594" calcext:value-type="float">
            <text:p>2,374904594</text:p>
          </table:table-cell>
          <table:table-cell office:value-type="float" office:value="2.3478645423" calcext:value-type="float">
            <text:p>2,3478645423</text:p>
          </table:table-cell>
          <table:table-cell office:value-type="float" office:value="2.3236814946" calcext:value-type="float">
            <text:p>2,3236814946</text:p>
          </table:table-cell>
          <table:table-cell office:value-type="float" office:value="2.3018186798" calcext:value-type="float">
            <text:p>2,3018186798</text:p>
          </table:table-cell>
          <table:table-cell office:value-type="float" office:value="2.2819029767" calcext:value-type="float">
            <text:p>2,2819029767</text:p>
          </table:table-cell>
          <table:table-cell office:value-type="float" office:value="2.8771680515" calcext:value-type="float">
            <text:p>2,8771680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418076814" calcext:value-type="float">
            <text:p>0,5418076814</text:p>
          </table:table-cell>
          <table:table-cell office:value-type="float" office:value="0.5228356837" calcext:value-type="float">
            <text:p>0,5228356837</text:p>
          </table:table-cell>
          <table:table-cell office:value-type="float" office:value="0.4948220987" calcext:value-type="float">
            <text:p>0,4948220987</text:p>
          </table:table-cell>
          <table:table-cell office:value-type="float" office:value="0.458230102" calcext:value-type="float">
            <text:p>0,458230102</text:p>
          </table:table-cell>
          <table:table-cell office:value-type="float" office:value="0.4134584878" calcext:value-type="float">
            <text:p>0,4134584878</text:p>
          </table:table-cell>
          <table:table-cell office:value-type="float" office:value="0.368144908" calcext:value-type="float">
            <text:p>0,368144908</text:p>
          </table:table-cell>
          <table:table-cell office:value-type="float" office:value="0.3232166752" calcext:value-type="float">
            <text:p>0,3232166752</text:p>
          </table:table-cell>
          <table:table-cell office:value-type="float" office:value="0.2782895573" calcext:value-type="float">
            <text:p>0,2782895573</text:p>
          </table:table-cell>
          <table:table-cell office:value-type="float" office:value="0.2396073088" calcext:value-type="float">
            <text:p>0,2396073088</text:p>
          </table:table-cell>
          <table:table-cell office:value-type="float" office:value="0.2063018929" calcext:value-type="float">
            <text:p>0,2063018929</text:p>
          </table:table-cell>
          <table:table-cell office:value-type="float" office:value="0.1776259298" calcext:value-type="float">
            <text:p>0,1776259298</text:p>
          </table:table-cell>
          <table:table-cell office:value-type="float" office:value="0.1529359256" calcext:value-type="float">
            <text:p>0,1529359256</text:p>
          </table:table-cell>
          <table:table-cell office:value-type="float" office:value="0.1316778319" calcext:value-type="float">
            <text:p>0,1316778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116.6904736217" calcext:value-type="float">
            <text:p>116,6904736217</text:p>
          </table:table-cell>
          <table:table-cell office:value-type="float" office:value="175.88251092" calcext:value-type="float">
            <text:p>175,88251092</text:p>
          </table:table-cell>
          <table:table-cell office:value-type="float" office:value="239.0913992911" calcext:value-type="float">
            <text:p>239,0913992911</text:p>
          </table:table-cell>
          <table:table-cell office:value-type="float" office:value="304.4662956516" calcext:value-type="float">
            <text:p>304,4662956516</text:p>
          </table:table-cell>
          <table:table-cell office:value-type="float" office:value="387.6882282712" calcext:value-type="float">
            <text:p>387,6882282712</text:p>
          </table:table-cell>
          <table:table-cell office:value-type="float" office:value="430.7767935708" calcext:value-type="float">
            <text:p>430,7767935708</text:p>
          </table:table-cell>
          <table:table-cell office:value-type="float" office:value="467.3589676049" calcext:value-type="float">
            <text:p>467,3589676049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17.5357271236" calcext:value-type="float">
            <text:p>17,5357271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48" calcext:value-type="float">
            <text:p>0,48</text:p>
          </table:table-cell>
          <table:table-cell office:value-type="float" office:value="0.6" calcext:value-type="float">
            <text:p>0,6</text:p>
          </table:table-cell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124779875" calcext:value-type="float">
            <text:p>0,124779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16.5178156062" calcext:value-type="float">
            <text:p>16,5178156062</text:p>
          </table:table-cell>
          <table:table-cell office:value-type="float" office:value="19.4327242426" calcext:value-type="float">
            <text:p>19,4327242426</text:p>
          </table:table-cell>
          <table:table-cell office:value-type="float" office:value="19.1218847843" calcext:value-type="float">
            <text:p>19,1218847843</text:p>
          </table:table-cell>
          <table:table-cell office:value-type="float" office:value="21.7255211695" calcext:value-type="float">
            <text:p>21,7255211695</text:p>
          </table:table-cell>
          <table:table-cell office:value-type="float" office:value="25.406233964" calcext:value-type="float">
            <text:p>25,406233964</text:p>
          </table:table-cell>
          <table:table-cell office:value-type="float" office:value="30.1810371196" calcext:value-type="float">
            <text:p>30,1810371196</text:p>
          </table:table-cell>
          <table:table-cell office:value-type="float" office:value="36.2279224474" calcext:value-type="float">
            <text:p>36,2279224474</text:p>
          </table:table-cell>
          <table:table-cell office:value-type="float" office:value="41.9016330468" calcext:value-type="float">
            <text:p>41,9016330468</text:p>
          </table:table-cell>
          <table:table-cell office:value-type="float" office:value="51.7872177219" calcext:value-type="float">
            <text:p>51,7872177219</text:p>
          </table:table-cell>
          <table:table-cell office:value-type="float" office:value="57.78507425" calcext:value-type="float">
            <text:p>57,78507425</text:p>
          </table:table-cell>
          <table:table-cell office:value-type="float" office:value="60.5006573486" calcext:value-type="float">
            <text:p>60,5006573486</text:p>
          </table:table-cell>
          <table:table-cell office:value-type="float" office:value="60.7745600437" calcext:value-type="float">
            <text:p>60,7745600437</text:p>
          </table:table-cell>
          <table:table-cell office:value-type="float" office:value="58.3709593947" calcext:value-type="float">
            <text:p>58,3709593947</text:p>
          </table:table-cell>
          <table:table-cell office:value-type="float" office:value="53.0171227074" calcext:value-type="float">
            <text:p>53,0171227074</text:p>
          </table:table-cell>
          <table:table-cell office:value-type="float" office:value="44.3573820845" calcext:value-type="float">
            <text:p>44,3573820845</text:p>
          </table:table-cell>
          <table:table-cell office:value-type="float" office:value="32.0232028766" calcext:value-type="float">
            <text:p>32,0232028766</text:p>
          </table:table-cell>
          <table:table-cell office:value-type="float" office:value="15.7753144444" calcext:value-type="float">
            <text:p>15,77531444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67.904373577" calcext:value-type="float">
            <text:p>67,904373577</text:p>
          </table:table-cell>
          <table:table-cell office:value-type="float" office:value="68.1787683404" calcext:value-type="float">
            <text:p>68,1787683404</text:p>
          </table:table-cell>
          <table:table-cell office:value-type="float" office:value="79.7540005715" calcext:value-type="float">
            <text:p>79,7540005715</text:p>
          </table:table-cell>
          <table:table-cell office:value-type="float" office:value="97.5062794908" calcext:value-type="float">
            <text:p>97,5062794908</text:p>
          </table:table-cell>
          <table:table-cell office:value-type="float" office:value="124.8522492856" calcext:value-type="float">
            <text:p>124,8522492856</text:p>
          </table:table-cell>
          <table:table-cell office:value-type="float" office:value="167.7171208472" calcext:value-type="float">
            <text:p>167,7171208472</text:p>
          </table:table-cell>
          <table:table-cell office:value-type="float" office:value="227.0544175291" calcext:value-type="float">
            <text:p>227,0544175291</text:p>
          </table:table-cell>
          <table:table-cell office:value-type="float" office:value="304.2424392989" calcext:value-type="float">
            <text:p>304,2424392989</text:p>
          </table:table-cell>
          <table:table-cell office:value-type="float" office:value="372.2984302409" calcext:value-type="float">
            <text:p>372,2984302409</text:p>
          </table:table-cell>
          <table:table-cell office:value-type="float" office:value="435.347180959" calcext:value-type="float">
            <text:p>435,347180959</text:p>
          </table:table-cell>
          <table:table-cell office:value-type="float" office:value="498.2650931418" calcext:value-type="float">
            <text:p>498,2650931418</text:p>
          </table:table-cell>
          <table:table-cell office:value-type="float" office:value="560.7932568376" calcext:value-type="float">
            <text:p>560,7932568376</text:p>
          </table:table-cell>
          <table:table-cell office:value-type="float" office:value="623.6934524384" calcext:value-type="float">
            <text:p>623,6934524384</text:p>
          </table:table-cell>
          <table:table-cell office:value-type="float" office:value="687.4618505138" calcext:value-type="float">
            <text:p>687,4618505138</text:p>
          </table:table-cell>
          <table:table-cell office:value-type="float" office:value="752.4203519071" calcext:value-type="float">
            <text:p>752,4203519071</text:p>
          </table:table-cell>
          <table:table-cell office:value-type="float" office:value="839.7188839625" calcext:value-type="float">
            <text:p>839,7188839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-0.1060322291" calcext:value-type="float">
            <text:p>-0,1060322291</text:p>
          </table:table-cell>
          <table:table-cell office:value-type="float" office:value="0.0115822295" calcext:value-type="float">
            <text:p>0,0115822295</text:p>
          </table:table-cell>
          <table:table-cell office:value-type="float" office:value="0.0424857093" calcext:value-type="float">
            <text:p>0,0424857093</text:p>
          </table:table-cell>
          <table:table-cell office:value-type="float" office:value="0.0497704715" calcext:value-type="float">
            <text:p>0,0497704715</text:p>
          </table:table-cell>
          <table:table-cell office:value-type="float" office:value="0.0546758184" calcext:value-type="float">
            <text:p>0,0546758184</text:p>
          </table:table-cell>
          <table:table-cell office:value-type="float" office:value="0.0593663591" calcext:value-type="float">
            <text:p>0,0593663591</text:p>
          </table:table-cell>
          <table:table-cell office:value-type="float" office:value="0.0552685571" calcext:value-type="float">
            <text:p>0,0552685571</text:p>
          </table:table-cell>
          <table:table-cell office:value-type="float" office:value="0.0741459924" calcext:value-type="float">
            <text:p>0,0741459924</text:p>
          </table:table-cell>
          <table:table-cell office:value-type="float" office:value="0.0571856021" calcext:value-type="float">
            <text:p>0,0571856021</text:p>
          </table:table-cell>
          <table:table-cell office:value-type="float" office:value="0.0489555267" calcext:value-type="float">
            <text:p>0,0489555267</text:p>
          </table:table-cell>
          <table:table-cell office:value-type="float" office:value="0.045233852" calcext:value-type="float">
            <text:p>0,045233852</text:p>
          </table:table-cell>
          <table:table-cell office:value-type="float" office:value="0.0423586295" calcext:value-type="float">
            <text:p>0,0423586295</text:p>
          </table:table-cell>
          <table:table-cell office:value-type="float" office:value="0.0403603361" calcext:value-type="float">
            <text:p>0,0403603361</text:p>
          </table:table-cell>
          <table:table-cell office:value-type="float" office:value="0.0388841857" calcext:value-type="float">
            <text:p>0,0388841857</text:p>
          </table:table-cell>
          <table:table-cell office:value-type="float" office:value="0.0377361208" calcext:value-type="float">
            <text:p>0,0377361208</text:p>
          </table:table-cell>
          <table:table-cell office:value-type="float" office:value="0.0415286032" calcext:value-type="float">
            <text:p>0,0415286032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68.3716257531" calcext:value-type="float">
            <text:p>68,3716257531</text:p>
          </table:table-cell>
          <table:table-cell office:value-type="float" office:value="68.8208200922" calcext:value-type="float">
            <text:p>68,8208200922</text:p>
          </table:table-cell>
          <table:table-cell office:value-type="float" office:value="80.7990577395" calcext:value-type="float">
            <text:p>80,7990577395</text:p>
          </table:table-cell>
          <table:table-cell office:value-type="float" office:value="99.2714150366" calcext:value-type="float">
            <text:p>99,2714150366</text:p>
          </table:table-cell>
          <table:table-cell office:value-type="float" office:value="127.8802534263" calcext:value-type="float">
            <text:p>127,8802534263</text:p>
          </table:table-cell>
          <table:table-cell office:value-type="float" office:value="172.9713130131" calcext:value-type="float">
            <text:p>172,9713130131</text:p>
          </table:table-cell>
          <table:table-cell office:value-type="float" office:value="236.2505041924" calcext:value-type="float">
            <text:p>236,2505041924</text:p>
          </table:table-cell>
          <table:table-cell office:value-type="float" office:value="317.7230072422" calcext:value-type="float">
            <text:p>317,7230072422</text:p>
          </table:table-cell>
          <table:table-cell office:value-type="float" office:value="389.8047426623" calcext:value-type="float">
            <text:p>389,8047426623</text:p>
          </table:table-cell>
          <table:table-cell office:value-type="float" office:value="456.9599448165" calcext:value-type="float">
            <text:p>456,9599448165</text:p>
          </table:table-cell>
          <table:table-cell office:value-type="float" office:value="521.6144776089" calcext:value-type="float">
            <text:p>521,6144776089</text:p>
          </table:table-cell>
          <table:table-cell office:value-type="float" office:value="585.6692206654" calcext:value-type="float">
            <text:p>585,6692206654</text:p>
          </table:table-cell>
          <table:table-cell office:value-type="float" office:value="649.9573189843" calcext:value-type="float">
            <text:p>649,9573189843</text:p>
          </table:table-cell>
          <table:table-cell office:value-type="float" office:value="715.0204395345" calcext:value-type="float">
            <text:p>715,0204395345</text:p>
          </table:table-cell>
          <table:table-cell office:value-type="float" office:value="781.2108172031" calcext:value-type="float">
            <text:p>781,2108172031</text:p>
          </table:table-cell>
          <table:table-cell office:value-type="float" office:value="848.7510325384" calcext:value-type="float">
            <text:p>848,7510325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20.5502374163" calcext:value-type="float">
            <text:p>20,5502374163</text:p>
          </table:table-cell>
          <table:table-cell office:value-type="float" office:value="14.4900439515" calcext:value-type="float">
            <text:p>14,4900439515</text:p>
          </table:table-cell>
          <table:table-cell office:value-type="float" office:value="17.4824216381" calcext:value-type="float">
            <text:p>17,4824216381</text:p>
          </table:table-cell>
          <table:table-cell office:value-type="float" office:value="25.0799220131" calcext:value-type="float">
            <text:p>25,0799220131</text:p>
          </table:table-cell>
          <table:table-cell office:value-type="float" office:value="42.9630426932" calcext:value-type="float">
            <text:p>42,9630426932</text:p>
          </table:table-cell>
          <table:table-cell office:value-type="float" office:value="88.147317257" calcext:value-type="float">
            <text:p>88,147317257</text:p>
          </table:table-cell>
          <table:table-cell office:value-type="float" office:value="189.8563097432" calcext:value-type="float">
            <text:p>189,8563097432</text:p>
          </table:table-cell>
          <table:table-cell office:value-type="float" office:value="394.1185161503" calcext:value-type="float">
            <text:p>394,1185161503</text:p>
          </table:table-cell>
          <table:table-cell office:value-type="float" office:value="610.6037793104" calcext:value-type="float">
            <text:p>610,6037793104</text:p>
          </table:table-cell>
          <table:table-cell office:value-type="float" office:value="822.9643039696" calcext:value-type="float">
            <text:p>822,9643039696</text:p>
          </table:table-cell>
          <table:table-cell office:value-type="float" office:value="1026.670028074" calcext:value-type="float">
            <text:p>1026,670028074</text:p>
          </table:table-cell>
          <table:table-cell office:value-type="float" office:value="1225.1026725376" calcext:value-type="float">
            <text:p>1225,1026725376</text:p>
          </table:table-cell>
          <table:table-cell office:value-type="float" office:value="1419.9375336885" calcext:value-type="float">
            <text:p>1419,9375336885</text:p>
          </table:table-cell>
          <table:table-cell office:value-type="float" office:value="1613.1100176147" calcext:value-type="float">
            <text:p>1613,1100176147</text:p>
          </table:table-cell>
          <table:table-cell office:value-type="float" office:value="1806.3792250668" calcext:value-type="float">
            <text:p>1806,3792250668</text:p>
          </table:table-cell>
          <table:table-cell office:value-type="float" office:value="2001.1837005963" calcext:value-type="float">
            <text:p>2001,18370059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" calcext:value-type="float">
            <text:p>0</text:p>
          </table:table-cell>
          <table:table-cell office:value-type="float" office:value="0.0069372093" calcext:value-type="float">
            <text:p>0,0069372093</text:p>
          </table:table-cell>
          <table:table-cell office:value-type="float" office:value="0.0261846783" calcext:value-type="float">
            <text:p>0,0261846783</text:p>
          </table:table-cell>
          <table:table-cell office:value-type="float" office:value="0.0370056091" calcext:value-type="float">
            <text:p>0,0370056091</text:p>
          </table:table-cell>
          <table:table-cell office:value-type="float" office:value="0.0577472542" calcext:value-type="float">
            <text:p>0,0577472542</text:p>
          </table:table-cell>
          <table:table-cell office:value-type="float" office:value="0.1005637792" calcext:value-type="float">
            <text:p>0,1005637792</text:p>
          </table:table-cell>
          <table:table-cell office:value-type="float" office:value="0.1643317029" calcext:value-type="float">
            <text:p>0,1643317029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0" calcext:value-type="float">
            <text:p>0</text:p>
          </table:table-cell>
          <table:table-cell office:value-type="float" office:value="0.4710668519" calcext:value-type="float">
            <text:p>0,4710668519</text:p>
          </table:table-cell>
          <table:table-cell office:value-type="float" office:value="1.785239117" calcext:value-type="float">
            <text:p>1,785239117</text:p>
          </table:table-cell>
          <table:table-cell office:value-type="float" office:value="2.951345372" calcext:value-type="float">
            <text:p>2,951345372</text:p>
          </table:table-cell>
          <table:table-cell office:value-type="float" office:value="5.6307199087" calcext:value-type="float">
            <text:p>5,6307199087</text:p>
          </table:table-cell>
          <table:table-cell office:value-type="float" office:value="12.5556140354" calcext:value-type="float">
            <text:p>12,5556140354</text:p>
          </table:table-cell>
          <table:table-cell office:value-type="float" office:value="27.5612400752" calcext:value-type="float">
            <text:p>27,5612400752</text:p>
          </table:table-cell>
          <table:table-cell office:value-type="float" office:value="56.402052762" calcext:value-type="float">
            <text:p>56,402052762</text:p>
          </table:table-cell>
          <table:table-cell office:value-type="float" office:value="75.5761473418" calcext:value-type="float">
            <text:p>75,5761473418</text:p>
          </table:table-cell>
          <table:table-cell office:value-type="float" office:value="92.4817756649" calcext:value-type="float">
            <text:p>92,4817756649</text:p>
          </table:table-cell>
          <table:table-cell office:value-type="float" office:value="108.1435672446" calcext:value-type="float">
            <text:p>108,1435672446</text:p>
          </table:table-cell>
          <table:table-cell office:value-type="float" office:value="123.772857532" calcext:value-type="float">
            <text:p>123,772857532</text:p>
          </table:table-cell>
          <table:table-cell office:value-type="float" office:value="139.3053313163" calcext:value-type="float">
            <text:p>139,3053313163</text:p>
          </table:table-cell>
          <table:table-cell office:value-type="float" office:value="154.9302206694" calcext:value-type="float">
            <text:p>154,9302206694</text:p>
          </table:table-cell>
          <table:table-cell office:value-type="float" office:value="170.7707781531" calcext:value-type="float">
            <text:p>170,7707781531</text:p>
          </table:table-cell>
          <table:table-cell office:value-type="float" office:value="186.9069663973" calcext:value-type="float">
            <text:p>186,9069663973</text:p>
          </table:table-cell>
          <table:table-cell office:value-type="float" office:value="208.5925890098" calcext:value-type="float">
            <text:p>208,5925890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,1492138755</text:p>
          </table:table-cell>
          <table:table-cell office:value-type="float" office:value="67.9207629382" calcext:value-type="float">
            <text:p>67,9207629382</text:p>
          </table:table-cell>
          <table:table-cell office:value-type="float" office:value="68.3197751294" calcext:value-type="float">
            <text:p>68,3197751294</text:p>
          </table:table-cell>
          <table:table-cell office:value-type="float" office:value="80.1720879065" calcext:value-type="float">
            <text:p>80,1720879065</text:p>
          </table:table-cell>
          <table:table-cell office:value-type="float" office:value="98.4639072853" calcext:value-type="float">
            <text:p>98,4639072853</text:p>
          </table:table-cell>
          <table:table-cell office:value-type="float" office:value="126.8017903121" calcext:value-type="float">
            <text:p>126,8017903121</text:p>
          </table:table-cell>
          <table:table-cell office:value-type="float" office:value="171.4740850964" calcext:value-type="float">
            <text:p>171,4740850964</text:p>
          </table:table-cell>
          <table:table-cell office:value-type="float" office:value="234.1785358888" calcext:value-type="float">
            <text:p>234,1785358888</text:p>
          </table:table-cell>
          <table:table-cell office:value-type="float" office:value="314.9263365272" calcext:value-type="float">
            <text:p>314,9263365272</text:p>
          </table:table-cell>
          <table:table-cell office:value-type="float" office:value="386.3893832196" calcext:value-type="float">
            <text:p>386,3893832196</text:p>
          </table:table-cell>
          <table:table-cell office:value-type="float" office:value="453.0138481379" calcext:value-type="float">
            <text:p>453,0138481379</text:p>
          </table:table-cell>
          <table:table-cell office:value-type="float" office:value="517.1778890102" calcext:value-type="float">
            <text:p>517,1778890102</text:p>
          </table:table-cell>
          <table:table-cell office:value-type="float" office:value="580.7466285436" calcext:value-type="float">
            <text:p>580,7466285436</text:p>
          </table:table-cell>
          <table:table-cell office:value-type="float" office:value="644.5383298705" calcext:value-type="float">
            <text:p>644,5383298705</text:p>
          </table:table-cell>
          <table:table-cell office:value-type="float" office:value="709.0861673303" calcext:value-type="float">
            <text:p>709,0861673303</text:p>
          </table:table-cell>
          <table:table-cell office:value-type="float" office:value="774.7369370582" calcext:value-type="float">
            <text:p>774,7369370582</text:p>
          </table:table-cell>
          <table:table-cell office:value-type="float" office:value="839.8213419597" calcext:value-type="float">
            <text:p>839,8213419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7.4312933286" calcext:value-type="float">
            <text:p>17,4312933286</text:p>
          </table:table-cell>
          <table:table-cell office:value-type="float" office:value="8.2868701654" calcext:value-type="float">
            <text:p>8,2868701654</text:p>
          </table:table-cell>
          <table:table-cell office:value-type="float" office:value="7.8283449643" calcext:value-type="float">
            <text:p>7,8283449643</text:p>
          </table:table-cell>
          <table:table-cell office:value-type="float" office:value="8.7408663475" calcext:value-type="float">
            <text:p>8,7408663475</text:p>
          </table:table-cell>
          <table:table-cell office:value-type="float" office:value="10.1447266761" calcext:value-type="float">
            <text:p>10,1447266761</text:p>
          </table:table-cell>
          <table:table-cell office:value-type="float" office:value="12.0829839759" calcext:value-type="float">
            <text:p>12,0829839759</text:p>
          </table:table-cell>
          <table:table-cell office:value-type="float" office:value="14.7507687135" calcext:value-type="float">
            <text:p>14,7507687135</text:p>
          </table:table-cell>
          <table:table-cell office:value-type="float" office:value="17.6239848349" calcext:value-type="float">
            <text:p>17,6239848349</text:p>
          </table:table-cell>
          <table:table-cell office:value-type="float" office:value="23.2366272764" calcext:value-type="float">
            <text:p>23,2366272764</text:p>
          </table:table-cell>
          <table:table-cell office:value-type="float" office:value="28.0441104936" calcext:value-type="float">
            <text:p>28,0441104936</text:p>
          </table:table-cell>
          <table:table-cell office:value-type="float" office:value="32.4081155736" calcext:value-type="float">
            <text:p>32,4081155736</text:p>
          </table:table-cell>
          <table:table-cell office:value-type="float" office:value="36.7189525887" calcext:value-type="float">
            <text:p>36,7189525887</text:p>
          </table:table-cell>
          <table:table-cell office:value-type="float" office:value="40.9713878628" calcext:value-type="float">
            <text:p>40,9713878628</text:p>
          </table:table-cell>
          <table:table-cell office:value-type="float" office:value="45.2315195641" calcext:value-type="float">
            <text:p>45,2315195641</text:p>
          </table:table-cell>
          <table:table-cell office:value-type="float" office:value="49.5422632123" calcext:value-type="float">
            <text:p>49,5422632123</text:p>
          </table:table-cell>
          <table:table-cell office:value-type="float" office:value="53.9315272761" calcext:value-type="float">
            <text:p>53,9315272761</text:p>
          </table:table-cell>
          <table:table-cell office:value-type="float" office:value="59.9116228098" calcext:value-type="float">
            <text:p>59,9116228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67.433306725" calcext:value-type="float">
            <text:p>67,433306725</text:p>
          </table:table-cell>
          <table:table-cell office:value-type="float" office:value="66.3935292233" calcext:value-type="float">
            <text:p>66,3935292233</text:p>
          </table:table-cell>
          <table:table-cell office:value-type="float" office:value="76.8026551995" calcext:value-type="float">
            <text:p>76,8026551995</text:p>
          </table:table-cell>
          <table:table-cell office:value-type="float" office:value="91.875559582" calcext:value-type="float">
            <text:p>91,875559582</text:p>
          </table:table-cell>
          <table:table-cell office:value-type="float" office:value="112.2966352502" calcext:value-type="float">
            <text:p>112,2966352502</text:p>
          </table:table-cell>
          <table:table-cell office:value-type="float" office:value="140.155880772" calcext:value-type="float">
            <text:p>140,155880772</text:p>
          </table:table-cell>
          <table:table-cell office:value-type="float" office:value="170.6523647671" calcext:value-type="float">
            <text:p>170,6523647671</text:p>
          </table:table-cell>
          <table:table-cell office:value-type="float" office:value="228.6662919571" calcext:value-type="float">
            <text:p>228,6662919571</text:p>
          </table:table-cell>
          <table:table-cell office:value-type="float" office:value="279.8166545759" calcext:value-type="float">
            <text:p>279,8166545759</text:p>
          </table:table-cell>
          <table:table-cell office:value-type="float" office:value="327.2036137144" calcext:value-type="float">
            <text:p>327,2036137144</text:p>
          </table:table-cell>
          <table:table-cell office:value-type="float" office:value="374.4922356098" calcext:value-type="float">
            <text:p>374,4922356098</text:p>
          </table:table-cell>
          <table:table-cell office:value-type="float" office:value="421.4879255213" calcext:value-type="float">
            <text:p>421,4879255213</text:p>
          </table:table-cell>
          <table:table-cell office:value-type="float" office:value="468.763231769" calcext:value-type="float">
            <text:p>468,763231769</text:p>
          </table:table-cell>
          <table:table-cell office:value-type="float" office:value="516.6910723607" calcext:value-type="float">
            <text:p>516,6910723607</text:p>
          </table:table-cell>
          <table:table-cell office:value-type="float" office:value="565.5133855098" calcext:value-type="float">
            <text:p>565,5133855098</text:p>
          </table:table-cell>
          <table:table-cell office:value-type="float" office:value="631.1262949527" calcext:value-type="float">
            <text:p>631,1262949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65942971" calcext:value-type="float">
            <text:p>0,0065942971</text:p>
          </table:table-cell>
          <table:table-cell office:value-type="float" office:value="0.0072804271" calcext:value-type="float">
            <text:p>0,0072804271</text:p>
          </table:table-cell>
          <table:table-cell office:value-type="float" office:value="0.0077596181" calcext:value-type="float">
            <text:p>0,0077596181</text:p>
          </table:table-cell>
          <table:table-cell office:value-type="float" office:value="0.0081343431" calcext:value-type="float">
            <text:p>0,0081343431</text:p>
          </table:table-cell>
          <table:table-cell office:value-type="float" office:value="0.0084333827" calcext:value-type="float">
            <text:p>0,0084333827</text:p>
          </table:table-cell>
          <table:table-cell office:value-type="float" office:value="0.008655932" calcext:value-type="float">
            <text:p>0,008655932</text:p>
          </table:table-cell>
          <table:table-cell office:value-type="float" office:value="0.0087702175" calcext:value-type="float">
            <text:p>0,0087702175</text:p>
          </table:table-cell>
          <table:table-cell office:value-type="float" office:value="0.0088022291" calcext:value-type="float">
            <text:p>0,0088022291</text:p>
          </table:table-cell>
          <table:table-cell office:value-type="float" office:value="0.0087617185" calcext:value-type="float">
            <text:p>0,0087617185</text:p>
          </table:table-cell>
          <table:table-cell office:value-type="float" office:value="0.0086355417" calcext:value-type="float">
            <text:p>0,0086355417</text:p>
          </table:table-cell>
          <table:table-cell office:value-type="float" office:value="0.0085054936" calcext:value-type="float">
            <text:p>0,0085054936</text:p>
          </table:table-cell>
          <table:table-cell office:value-type="float" office:value="0.0084050723" calcext:value-type="float">
            <text:p>0,0084050723</text:p>
          </table:table-cell>
          <table:table-cell office:value-type="float" office:value="0.0083374538" calcext:value-type="float">
            <text:p>0,0083374538</text:p>
          </table:table-cell>
          <table:table-cell office:value-type="float" office:value="0.0082994442" calcext:value-type="float">
            <text:p>0,0082994442</text:p>
          </table:table-cell>
          <table:table-cell office:value-type="float" office:value="0.0082869822" calcext:value-type="float">
            <text:p>0,0082869822</text:p>
          </table:table-cell>
          <table:table-cell office:value-type="float" office:value="0.0105209776" calcext:value-type="float">
            <text:p>0,0105209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,73274527</text:p>
          </table:table-cell>
          <table:table-cell office:value-type="float" office:value="0.4508628149" calcext:value-type="float">
            <text:p>0,4508628149</text:p>
          </table:table-cell>
          <table:table-cell office:value-type="float" office:value="0.5010449628" calcext:value-type="float">
            <text:p>0,5010449628</text:p>
          </table:table-cell>
          <table:table-cell office:value-type="float" office:value="0.626969833" calcext:value-type="float">
            <text:p>0,626969833</text:p>
          </table:table-cell>
          <table:table-cell office:value-type="float" office:value="0.8075077513" calcext:value-type="float">
            <text:p>0,8075077513</text:p>
          </table:table-cell>
          <table:table-cell office:value-type="float" office:value="1.0784631142" calcext:value-type="float">
            <text:p>1,0784631142</text:p>
          </table:table-cell>
          <table:table-cell office:value-type="float" office:value="1.4972279166" calcext:value-type="float">
            <text:p>1,4972279166</text:p>
          </table:table-cell>
          <table:table-cell office:value-type="float" office:value="2.0719683036" calcext:value-type="float">
            <text:p>2,0719683036</text:p>
          </table:table-cell>
          <table:table-cell office:value-type="float" office:value="2.796670715" calcext:value-type="float">
            <text:p>2,796670715</text:p>
          </table:table-cell>
          <table:table-cell office:value-type="float" office:value="3.4153594428" calcext:value-type="float">
            <text:p>3,4153594428</text:p>
          </table:table-cell>
          <table:table-cell office:value-type="float" office:value="3.9460966786" calcext:value-type="float">
            <text:p>3,9460966786</text:p>
          </table:table-cell>
          <table:table-cell office:value-type="float" office:value="4.4365885987" calcext:value-type="float">
            <text:p>4,4365885987</text:p>
          </table:table-cell>
          <table:table-cell office:value-type="float" office:value="4.9225921218" calcext:value-type="float">
            <text:p>4,9225921218</text:p>
          </table:table-cell>
          <table:table-cell office:value-type="float" office:value="5.4189891138" calcext:value-type="float">
            <text:p>5,4189891138</text:p>
          </table:table-cell>
          <table:table-cell office:value-type="float" office:value="5.9342722042" calcext:value-type="float">
            <text:p>5,9342722042</text:p>
          </table:table-cell>
          <table:table-cell office:value-type="float" office:value="6.4738801449" calcext:value-type="float">
            <text:p>6,4738801449</text:p>
          </table:table-cell>
          <table:table-cell office:value-type="float" office:value="8.9296905787" calcext:value-type="float">
            <text:p>8,92969057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163893613" calcext:value-type="float">
            <text:p>0,0163893613</text:p>
          </table:table-cell>
          <table:table-cell office:value-type="float" office:value="0.1410067891" calcext:value-type="float">
            <text:p>0,1410067891</text:p>
          </table:table-cell>
          <table:table-cell office:value-type="float" office:value="0.418087335" calcext:value-type="float">
            <text:p>0,418087335</text:p>
          </table:table-cell>
          <table:table-cell office:value-type="float" office:value="0.9576277945" calcext:value-type="float">
            <text:p>0,9576277945</text:p>
          </table:table-cell>
          <table:table-cell office:value-type="float" office:value="1.9495410265" calcext:value-type="float">
            <text:p>1,9495410265</text:p>
          </table:table-cell>
          <table:table-cell office:value-type="float" office:value="3.7569642493" calcext:value-type="float">
            <text:p>3,7569642493</text:p>
          </table:table-cell>
          <table:table-cell office:value-type="float" office:value="7.1241183597" calcext:value-type="float">
            <text:p>7,1241183597</text:p>
          </table:table-cell>
          <table:table-cell office:value-type="float" office:value="10.6838972284" calcext:value-type="float">
            <text:p>10,6838972284</text:p>
          </table:table-cell>
          <table:table-cell office:value-type="float" office:value="14.0909529787" calcext:value-type="float">
            <text:p>14,0909529787</text:p>
          </table:table-cell>
          <table:table-cell office:value-type="float" office:value="17.6666671789" calcext:value-type="float">
            <text:p>17,6666671789</text:p>
          </table:table-cell>
          <table:table-cell office:value-type="float" office:value="18.9127958684" calcext:value-type="float">
            <text:p>18,9127958684</text:p>
          </table:table-cell>
          <table:table-cell office:value-type="float" office:value="19.953371706" calcext:value-type="float">
            <text:p>19,953371706</text:p>
          </table:table-cell>
          <table:table-cell office:value-type="float" office:value="20.8448774322" calcext:value-type="float">
            <text:p>20,8448774322</text:p>
          </table:table-cell>
          <table:table-cell office:value-type="float" office:value="21.6243168165" calcext:value-type="float">
            <text:p>21,6243168165</text:p>
          </table:table-cell>
          <table:table-cell office:value-type="float" office:value="22.3165851511" calcext:value-type="float">
            <text:p>22,3165851511</text:p>
          </table:table-cell>
          <table:table-cell office:value-type="float" office:value="0.1024579972" calcext:value-type="float">
            <text:p>0,1024579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3594" calcext:value-type="float">
            <text:p>0,0002413594</text:p>
          </table:table-cell>
          <table:table-cell office:value-type="float" office:value="0.0020681921" calcext:value-type="float">
            <text:p>0,0020681921</text:p>
          </table:table-cell>
          <table:table-cell office:value-type="float" office:value="0.0052422115" calcext:value-type="float">
            <text:p>0,0052422115</text:p>
          </table:table-cell>
          <table:table-cell office:value-type="float" office:value="0.009821191" calcext:value-type="float">
            <text:p>0,009821191</text:p>
          </table:table-cell>
          <table:table-cell office:value-type="float" office:value="0.015614785" calcext:value-type="float">
            <text:p>0,015614785</text:p>
          </table:table-cell>
          <table:table-cell office:value-type="float" office:value="0.0224006007" calcext:value-type="float">
            <text:p>0,0224006007</text:p>
          </table:table-cell>
          <table:table-cell office:value-type="float" office:value="0.0313762597" calcext:value-type="float">
            <text:p>0,0313762597</text:p>
          </table:table-cell>
          <table:table-cell office:value-type="float" office:value="0.0351163935" calcext:value-type="float">
            <text:p>0,0351163935</text:p>
          </table:table-cell>
          <table:table-cell office:value-type="float" office:value="0.0378485426" calcext:value-type="float">
            <text:p>0,0378485426</text:p>
          </table:table-cell>
          <table:table-cell office:value-type="float" office:value="0.0405806399" calcext:value-type="float">
            <text:p>0,0405806399</text:p>
          </table:table-cell>
          <table:table-cell office:value-type="float" office:value="0.0379572965" calcext:value-type="float">
            <text:p>0,0379572965</text:p>
          </table:table-cell>
          <table:table-cell office:value-type="float" office:value="0.0355806199" calcext:value-type="float">
            <text:p>0,0355806199</text:p>
          </table:table-cell>
          <table:table-cell office:value-type="float" office:value="0.0334216711" calcext:value-type="float">
            <text:p>0,0334216711</text:p>
          </table:table-cell>
          <table:table-cell office:value-type="float" office:value="0.0314552972" calcext:value-type="float">
            <text:p>0,0314552972</text:p>
          </table:table-cell>
          <table:table-cell office:value-type="float" office:value="0.0296597309" calcext:value-type="float">
            <text:p>0,0296597309</text:p>
          </table:table-cell>
          <table:table-cell office:value-type="float" office:value="0.0001220146" calcext:value-type="float">
            <text:p>0,0001220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21.4119185453" calcext:value-type="float">
            <text:p>21,4119185453</text:p>
          </table:table-cell>
          <table:table-cell office:value-type="float" office:value="16.7877495797" calcext:value-type="float">
            <text:p>16,7877495797</text:p>
          </table:table-cell>
          <table:table-cell office:value-type="float" office:value="14.8907471587" calcext:value-type="float">
            <text:p>14,8907471587</text:p>
          </table:table-cell>
          <table:table-cell office:value-type="float" office:value="13.3518498097" calcext:value-type="float">
            <text:p>13,3518498097</text:p>
          </table:table-cell>
          <table:table-cell office:value-type="float" office:value="11.9360464617" calcext:value-type="float">
            <text:p>11,9360464617</text:p>
          </table:table-cell>
          <table:table-cell office:value-type="float" office:value="10.2676778837" calcext:value-type="float">
            <text:p>10,2676778837</text:p>
          </table:table-cell>
          <table:table-cell office:value-type="float" office:value="7.362148039" calcext:value-type="float">
            <text:p>7,362148039</text:p>
          </table:table-cell>
          <table:table-cell office:value-type="float" office:value="5.7442965579" calcext:value-type="float">
            <text:p>5,7442965579</text:p>
          </table:table-cell>
          <table:table-cell office:value-type="float" office:value="3.3048645327" calcext:value-type="float">
            <text:p>3,30486453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.0176996031" calcext:value-type="float">
            <text:p>89,0176996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30.6875435453" calcext:value-type="float">
            <text:p>30,6875435453</text:p>
          </table:table-cell>
          <table:table-cell office:value-type="float" office:value="24.8836495797" calcext:value-type="float">
            <text:p>24,8836495797</text:p>
          </table:table-cell>
          <table:table-cell office:value-type="float" office:value="21.9299471587" calcext:value-type="float">
            <text:p>21,9299471587</text:p>
          </table:table-cell>
          <table:table-cell office:value-type="float" office:value="19.2512498097" calcext:value-type="float">
            <text:p>19,2512498097</text:p>
          </table:table-cell>
          <table:table-cell office:value-type="float" office:value="16.6125464617" calcext:value-type="float">
            <text:p>16,6125464617</text:p>
          </table:table-cell>
          <table:table-cell office:value-type="float" office:value="13.6381778837" calcext:value-type="float">
            <text:p>13,6381778837</text:p>
          </table:table-cell>
          <table:table-cell office:value-type="float" office:value="9.343548039" calcext:value-type="float">
            <text:p>9,343548039</text:p>
          </table:table-cell>
          <table:table-cell office:value-type="float" office:value="7.0172965579" calcext:value-type="float">
            <text:p>7,0172965579</text:p>
          </table:table-cell>
          <table:table-cell office:value-type="float" office:value="3.9586770327" calcext:value-type="float">
            <text:p>3,95867703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.5836115412" calcext:value-type="float">
            <text:p>102,58361154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16.6329185453" calcext:value-type="float">
            <text:p>16,6329185453</text:p>
          </table:table-cell>
          <table:table-cell office:value-type="float" office:value="13.1557095797" calcext:value-type="float">
            <text:p>13,1557095797</text:p>
          </table:table-cell>
          <table:table-cell office:value-type="float" office:value="12.1380431587" calcext:value-type="float">
            <text:p>12,1380431587</text:p>
          </table:table-cell>
          <table:table-cell office:value-type="float" office:value="11.3389350097" calcext:value-type="float">
            <text:p>11,3389350097</text:p>
          </table:table-cell>
          <table:table-cell office:value-type="float" office:value="10.5424900617" calcext:value-type="float">
            <text:p>10,5424900617</text:p>
          </table:table-cell>
          <table:table-cell office:value-type="float" office:value="9.3897373517" calcext:value-type="float">
            <text:p>9,3897373517</text:p>
          </table:table-cell>
          <table:table-cell office:value-type="float" office:value="6.9106357654" calcext:value-type="float">
            <text:p>6,9106357654</text:p>
          </table:table-cell>
          <table:table-cell office:value-type="float" office:value="5.490320904" calcext:value-type="float">
            <text:p>5,490320904</text:p>
          </table:table-cell>
          <table:table-cell office:value-type="float" office:value="3.1905754884" calcext:value-type="float">
            <text:p>3,19057548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.0608372719" calcext:value-type="float">
            <text:p>88,0608372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21.6820386754" calcext:value-type="float">
            <text:p>721,6820386754</text:p>
          </table:table-cell>
          <table:table-cell office:value-type="float" office:value="744.5785874748" calcext:value-type="float">
            <text:p>744,5785874748</text:p>
          </table:table-cell>
          <table:table-cell office:value-type="float" office:value="764.8878443743" calcext:value-type="float">
            <text:p>764,8878443743</text:p>
          </table:table-cell>
          <table:table-cell office:value-type="float" office:value="783.0982232746" calcext:value-type="float">
            <text:p>783,0982232746</text:p>
          </table:table-cell>
          <table:table-cell office:value-type="float" office:value="799.3776101565" calcext:value-type="float">
            <text:p>799,3776101565</text:p>
          </table:table-cell>
          <table:table-cell office:value-type="float" office:value="813.381535257" calcext:value-type="float">
            <text:p>813,381535257</text:p>
          </table:table-cell>
          <table:table-cell office:value-type="float" office:value="823.4226536953" calcext:value-type="float">
            <text:p>823,4226536953</text:p>
          </table:table-cell>
          <table:table-cell office:value-type="float" office:value="831.25720983" calcext:value-type="float">
            <text:p>831,25720983</text:p>
          </table:table-cell>
          <table:table-cell table:number-columns-repeated="7" office:value-type="float" office:value="835.7646628205" calcext:value-type="float">
            <text:p>835,7646628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416.8245373839" calcext:value-type="float">
            <text:p>416,8245373839</text:p>
          </table:table-cell>
          <table:table-cell office:value-type="float" office:value="541.2427852826" calcext:value-type="float">
            <text:p>541,2427852826</text:p>
          </table:table-cell>
          <table:table-cell office:value-type="float" office:value="650.8925210762" calcext:value-type="float">
            <text:p>650,8925210762</text:p>
          </table:table-cell>
          <table:table-cell office:value-type="float" office:value="747.1487701249" calcext:value-type="float">
            <text:p>747,1487701249</text:p>
          </table:table-cell>
          <table:table-cell office:value-type="float" office:value="830.2115024336" calcext:value-type="float">
            <text:p>830,2115024336</text:p>
          </table:table-cell>
          <table:table-cell office:value-type="float" office:value="898.4023918523" calcext:value-type="float">
            <text:p>898,4023918523</text:p>
          </table:table-cell>
          <table:table-cell office:value-type="float" office:value="945.120132047" calcext:value-type="float">
            <text:p>945,120132047</text:p>
          </table:table-cell>
          <table:table-cell office:value-type="float" office:value="980.2066148367" calcext:value-type="float">
            <text:p>980,2066148367</text:p>
          </table:table-cell>
          <table:table-cell table:number-columns-repeated="7"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40151406" calcext:value-type="float">
            <text:p>0,440151406</text:p>
          </table:table-cell>
          <table:table-cell office:value-type="float" office:value="0.428726525" calcext:value-type="float">
            <text:p>0,428726525</text:p>
          </table:table-cell>
          <table:table-cell office:value-type="float" office:value="0.4212619897" calcext:value-type="float">
            <text:p>0,4212619897</text:p>
          </table:table-cell>
          <table:table-cell office:value-type="float" office:value="0.4148650316" calcext:value-type="float">
            <text:p>0,4148650316</text:p>
          </table:table-cell>
          <table:table-cell office:value-type="float" office:value="0.4090247262" calcext:value-type="float">
            <text:p>0,4090247262</text:p>
          </table:table-cell>
          <table:table-cell office:value-type="float" office:value="0.4030746493" calcext:value-type="float">
            <text:p>0,4030746493</text:p>
          </table:table-cell>
          <table:table-cell office:value-type="float" office:value="0.3954209215" calcext:value-type="float">
            <text:p>0,3954209215</text:p>
          </table:table-cell>
          <table:table-cell office:value-type="float" office:value="0.3888950993" calcext:value-type="float">
            <text:p>0,3888950993</text:p>
          </table:table-cell>
          <table:table-cell office:value-type="float" office:value="0.3812316693" calcext:value-type="float">
            <text:p>0,3812316693</text:p>
          </table:table-cell>
          <table:table-cell office:value-type="float" office:value="0.3718751784" calcext:value-type="float">
            <text:p>0,3718751784</text:p>
          </table:table-cell>
          <table:table-cell office:value-type="float" office:value="0.3660151832" calcext:value-type="float">
            <text:p>0,3660151832</text:p>
          </table:table-cell>
          <table:table-cell office:value-type="float" office:value="0.3609264298" calcext:value-type="float">
            <text:p>0,3609264298</text:p>
          </table:table-cell>
          <table:table-cell office:value-type="float" office:value="0.3563958577" calcext:value-type="float">
            <text:p>0,3563958577</text:p>
          </table:table-cell>
          <table:table-cell office:value-type="float" office:value="0.3523165683" calcext:value-type="float">
            <text:p>0,3523165683</text:p>
          </table:table-cell>
          <table:table-cell office:value-type="float" office:value="0.3486142482" calcext:value-type="float">
            <text:p>0,3486142482</text:p>
          </table:table-cell>
          <table:table-cell office:value-type="float" office:value="0.4650867058" calcext:value-type="float">
            <text:p>0,4650867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1065927407" calcext:value-type="float">
            <text:p>0,1065927407</text:p>
          </table:table-cell>
          <table:table-cell office:value-type="float" office:value="0.1235639081" calcext:value-type="float">
            <text:p>0,1235639081</text:p>
          </table:table-cell>
          <table:table-cell office:value-type="float" office:value="0.136435203" calcext:value-type="float">
            <text:p>0,136435203</text:p>
          </table:table-cell>
          <table:table-cell office:value-type="float" office:value="0.1432236695" calcext:value-type="float">
            <text:p>0,1432236695</text:p>
          </table:table-cell>
          <table:table-cell office:value-type="float" office:value="0.1457187116" calcext:value-type="float">
            <text:p>0,1457187116</text:p>
          </table:table-cell>
          <table:table-cell office:value-type="float" office:value="0.1428852657" calcext:value-type="float">
            <text:p>0,1428852657</text:p>
          </table:table-cell>
          <table:table-cell office:value-type="float" office:value="0.1285298613" calcext:value-type="float">
            <text:p>0,1285298613</text:p>
          </table:table-cell>
          <table:table-cell office:value-type="float" office:value="0.1143442829" calcext:value-type="float">
            <text:p>0,1143442829</text:p>
          </table:table-cell>
          <table:table-cell office:value-type="float" office:value="0.0930044475" calcext:value-type="float">
            <text:p>0,0930044475</text:p>
          </table:table-cell>
          <table:table-cell office:value-type="float" office:value="0.0607601815" calcext:value-type="float">
            <text:p>0,0607601815</text:p>
          </table:table-cell>
          <table:table-cell office:value-type="float" office:value="0.0365419391" calcext:value-type="float">
            <text:p>0,0365419391</text:p>
          </table:table-cell>
          <table:table-cell office:value-type="float" office:value="0.0155110921" calcext:value-type="float">
            <text:p>0,0155110921</text:p>
          </table:table-cell>
          <table:table-cell office:value-type="float" office:value="-0.003212898" calcext:value-type="float">
            <text:p>-0,003212898</text:p>
          </table:table-cell>
          <table:table-cell office:value-type="float" office:value="-0.0200718228" calcext:value-type="float">
            <text:p>-0,0200718228</text:p>
          </table:table-cell>
          <table:table-cell office:value-type="float" office:value="-0.0353728055" calcext:value-type="float">
            <text:p>-0,0353728055</text:p>
          </table:table-cell>
          <table:table-cell office:value-type="float" office:value="0.4459856422" calcext:value-type="float">
            <text:p>0,4459856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56.4357051701" calcext:value-type="float">
            <text:p>156,4357051701</text:p>
          </table:table-cell>
          <table:table-cell office:value-type="float" office:value="161.4083673256" calcext:value-type="float">
            <text:p>161,4083673256</text:p>
          </table:table-cell>
          <table:table-cell office:value-type="float" office:value="165.8189995917" calcext:value-type="float">
            <text:p>165,8189995917</text:p>
          </table:table-cell>
          <table:table-cell office:value-type="float" office:value="169.7736976085" calcext:value-type="float">
            <text:p>169,7736976085</text:p>
          </table:table-cell>
          <table:table-cell office:value-type="float" office:value="173.3089284339" calcext:value-type="float">
            <text:p>173,3089284339</text:p>
          </table:table-cell>
          <table:table-cell office:value-type="float" office:value="176.349856442" calcext:value-type="float">
            <text:p>176,349856442</text:p>
          </table:table-cell>
          <table:table-cell office:value-type="float" office:value="178.5299216069" calcext:value-type="float">
            <text:p>178,5299216069</text:p>
          </table:table-cell>
          <table:table-cell office:value-type="float" office:value="180.2306453166" calcext:value-type="float">
            <text:p>180,2306453166</text:p>
          </table:table-cell>
          <table:table-cell office:value-type="float" office:value="181.2086005923" calcext:value-type="float">
            <text:p>181,2086005923</text:p>
          </table:table-cell>
          <table:table-cell office:value-type="float" office:value="181.2073679791" calcext:value-type="float">
            <text:p>181,2073679791</text:p>
          </table:table-cell>
          <table:table-cell office:value-type="float" office:value="181.2061403699" calcext:value-type="float">
            <text:p>181,2061403699</text:p>
          </table:table-cell>
          <table:table-cell office:value-type="float" office:value="181.2049176034" calcext:value-type="float">
            <text:p>181,2049176034</text:p>
          </table:table-cell>
          <table:table-cell office:value-type="float" office:value="181.203700068" calcext:value-type="float">
            <text:p>181,203700068</text:p>
          </table:table-cell>
          <table:table-cell office:value-type="float" office:value="181.2024882144" calcext:value-type="float">
            <text:p>181,2024882144</text:p>
          </table:table-cell>
          <table:table-cell office:value-type="float" office:value="181.2012824493" calcext:value-type="float">
            <text:p>181,2012824493</text:p>
          </table:table-cell>
          <table:table-cell office:value-type="float" office:value="207.57502168" calcext:value-type="float">
            <text:p>207,575021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06.7106080103" calcext:value-type="float">
            <text:p>106,7106080103</text:p>
          </table:table-cell>
          <table:table-cell office:value-type="float" office:value="109.4222646444" calcext:value-type="float">
            <text:p>109,4222646444</text:p>
          </table:table-cell>
          <table:table-cell office:value-type="float" office:value="111.6309099739" calcext:value-type="float">
            <text:p>111,6309099739</text:p>
          </table:table-cell>
          <table:table-cell office:value-type="float" office:value="113.4333489995" calcext:value-type="float">
            <text:p>113,4333489995</text:p>
          </table:table-cell>
          <table:table-cell office:value-type="float" office:value="114.8598395658" calcext:value-type="float">
            <text:p>114,8598395658</text:p>
          </table:table-cell>
          <table:table-cell office:value-type="float" office:value="115.8294347524" calcext:value-type="float">
            <text:p>115,8294347524</text:p>
          </table:table-cell>
          <table:table-cell office:value-type="float" office:value="115.9667371963" calcext:value-type="float">
            <text:p>115,9667371963</text:p>
          </table:table-cell>
          <table:table-cell office:value-type="float" office:value="115.6568610249" calcext:value-type="float">
            <text:p>115,6568610249</text:p>
          </table:table-cell>
          <table:table-cell office:value-type="float" office:value="114.6513608794" calcext:value-type="float">
            <text:p>114,6513608794</text:p>
          </table:table-cell>
          <table:table-cell office:value-type="float" office:value="112.6909276854" calcext:value-type="float">
            <text:p>112,6909276854</text:p>
          </table:table-cell>
          <table:table-cell office:value-type="float" office:value="110.7717588348" calcext:value-type="float">
            <text:p>110,7717588348</text:p>
          </table:table-cell>
          <table:table-cell office:value-type="float" office:value="108.8926399978" calcext:value-type="float">
            <text:p>108,8926399978</text:p>
          </table:table-cell>
          <table:table-cell office:value-type="float" office:value="107.053221454" calcext:value-type="float">
            <text:p>107,053221454</text:p>
          </table:table-cell>
          <table:table-cell office:value-type="float" office:value="105.2532300068" calcext:value-type="float">
            <text:p>105,2532300068</text:p>
          </table:table-cell>
          <table:table-cell office:value-type="float" office:value="103.4923084908" calcext:value-type="float">
            <text:p>103,4923084908</text:p>
          </table:table-cell>
          <table:table-cell office:value-type="float" office:value="128.5223571584" calcext:value-type="float">
            <text:p>128,5223571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37.7235528866" calcext:value-type="float">
            <text:p>37,7235528866</text:p>
          </table:table-cell>
          <table:table-cell office:value-type="float" office:value="35.3779378424" calcext:value-type="float">
            <text:p>35,3779378424</text:p>
          </table:table-cell>
          <table:table-cell office:value-type="float" office:value="33.2766723397" calcext:value-type="float">
            <text:p>33,2766723397</text:p>
          </table:table-cell>
          <table:table-cell office:value-type="float" office:value="31.3688116406" calcext:value-type="float">
            <text:p>31,3688116406</text:p>
          </table:table-cell>
          <table:table-cell office:value-type="float" office:value="29.5756194936" calcext:value-type="float">
            <text:p>29,5756194936</text:p>
          </table:table-cell>
          <table:table-cell office:value-type="float" office:value="27.7257527931" calcext:value-type="float">
            <text:p>27,7257527931</text:p>
          </table:table-cell>
          <table:table-cell office:value-type="float" office:value="25.3489007453" calcext:value-type="float">
            <text:p>25,3489007453</text:p>
          </table:table-cell>
          <table:table-cell office:value-type="float" office:value="22.9232773944" calcext:value-type="float">
            <text:p>22,9232773944</text:p>
          </table:table-cell>
          <table:table-cell office:value-type="float" office:value="20.1367799922" calcext:value-type="float">
            <text:p>20,1367799922</text:p>
          </table:table-cell>
          <table:table-cell office:value-type="float" office:value="16.7155489162" calcext:value-type="float">
            <text:p>16,7155489162</text:p>
          </table:table-cell>
          <table:table-cell office:value-type="float" office:value="13.8860593603" calcext:value-type="float">
            <text:p>13,8860593603</text:p>
          </table:table-cell>
          <table:table-cell office:value-type="float" office:value="11.5439536789" calcext:value-type="float">
            <text:p>11,5439536789</text:p>
          </table:table-cell>
          <table:table-cell office:value-type="float" office:value="9.6044565899" calcext:value-type="float">
            <text:p>9,6044565899</text:p>
          </table:table-cell>
          <table:table-cell office:value-type="float" office:value="7.9976660528" calcext:value-type="float">
            <text:p>7,9976660528</text:p>
          </table:table-cell>
          <table:table-cell office:value-type="float" office:value="6.6658060441" calcext:value-type="float">
            <text:p>6,6658060441</text:p>
          </table:table-cell>
          <table:table-cell office:value-type="float" office:value="36.5076451845" calcext:value-type="float">
            <text:p>36,5076451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3.9255933573" calcext:value-type="float">
            <text:p>3,9255933573</text:p>
          </table:table-cell>
          <table:table-cell office:value-type="float" office:value="3.1956670728" calcext:value-type="float">
            <text:p>3,1956670728</text:p>
          </table:table-cell>
          <table:table-cell office:value-type="float" office:value="2.936079592" calcext:value-type="float">
            <text:p>2,936079592</text:p>
          </table:table-cell>
          <table:table-cell office:value-type="float" office:value="2.7493656113" calcext:value-type="float">
            <text:p>2,7493656113</text:p>
          </table:table-cell>
          <table:table-cell office:value-type="float" office:value="2.5621529747" calcext:value-type="float">
            <text:p>2,5621529747</text:p>
          </table:table-cell>
          <table:table-cell office:value-type="float" office:value="2.3038098916" calcext:value-type="float">
            <text:p>2,3038098916</text:p>
          </table:table-cell>
          <table:table-cell office:value-type="float" office:value="1.7825206281" calcext:value-type="float">
            <text:p>1,7825206281</text:p>
          </table:table-cell>
          <table:table-cell office:value-type="float" office:value="1.4142548115" calcext:value-type="float">
            <text:p>1,4142548115</text:p>
          </table:table-cell>
          <table:table-cell office:value-type="float" office:value="0.9048360358" calcext:value-type="float">
            <text:p>0,9048360358</text:p>
          </table:table-cell>
          <table:table-cell office:value-type="float" office:value="0.1862922396" calcext:value-type="float">
            <text:p>0,1862922396</text:p>
          </table:table-cell>
          <table:table-cell office:value-type="float" office:value="0.0386012582" calcext:value-type="float">
            <text:p>0,0386012582</text:p>
          </table:table-cell>
          <table:table-cell office:value-type="float" office:value="0.0080482274" calcext:value-type="float">
            <text:p>0,0080482274</text:p>
          </table:table-cell>
          <table:table-cell office:value-type="float" office:value="0.0016893023" calcext:value-type="float">
            <text:p>0,0016893023</text:p>
          </table:table-cell>
          <table:table-cell office:value-type="float" office:value="0.0003571691" calcext:value-type="float">
            <text:p>0,0003571691</text:p>
          </table:table-cell>
          <table:table-cell office:value-type="float" office:value="0.0000761073" calcext:value-type="float">
            <text:p>0,0000761073</text:p>
          </table:table-cell>
          <table:table-cell office:value-type="float" office:value="16.0980145184" calcext:value-type="float">
            <text:p>16,0980145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40984907" calcext:value-type="float">
            <text:p>0,1640984907</text:p>
          </table:table-cell>
          <table:table-cell office:value-type="float" office:value="0.1805821982" calcext:value-type="float">
            <text:p>0,1805821982</text:p>
          </table:table-cell>
          <table:table-cell office:value-type="float" office:value="0.1970435919" calcext:value-type="float">
            <text:p>0,1970435919</text:p>
          </table:table-cell>
          <table:table-cell office:value-type="float" office:value="0.2133876324" calcext:value-type="float">
            <text:p>0,2133876324</text:p>
          </table:table-cell>
          <table:table-cell office:value-type="float" office:value="0.2295222109" calcext:value-type="float">
            <text:p>0,2295222109</text:p>
          </table:table-cell>
          <table:table-cell office:value-type="float" office:value="0.2453442663" calcext:value-type="float">
            <text:p>0,2453442663</text:p>
          </table:table-cell>
          <table:table-cell office:value-type="float" office:value="0.260696934" calcext:value-type="float">
            <text:p>0,260696934</text:p>
          </table:table-cell>
          <table:table-cell office:value-type="float" office:value="0.2754996308" calcext:value-type="float">
            <text:p>0,2754996308</text:p>
          </table:table-cell>
          <table:table-cell office:value-type="float" office:value="0.2896784715" calcext:value-type="float">
            <text:p>0,2896784715</text:p>
          </table:table-cell>
          <table:table-cell office:value-type="float" office:value="0.3031297892" calcext:value-type="float">
            <text:p>0,3031297892</text:p>
          </table:table-cell>
          <table:table-cell office:value-type="float" office:value="0.3159189671" calcext:value-type="float">
            <text:p>0,3159189671</text:p>
          </table:table-cell>
          <table:table-cell office:value-type="float" office:value="0.3281290584" calcext:value-type="float">
            <text:p>0,3281290584</text:p>
          </table:table-cell>
          <table:table-cell office:value-type="float" office:value="0.3398281287" calcext:value-type="float">
            <text:p>0,3398281287</text:p>
          </table:table-cell>
          <table:table-cell office:value-type="float" office:value="0.3510740945" calcext:value-type="float">
            <text:p>0,3510740945</text:p>
          </table:table-cell>
          <table:table-cell office:value-type="float" office:value="0.3619167532" calcext:value-type="float">
            <text:p>0,3619167532</text:p>
          </table:table-cell>
          <table:table-cell office:value-type="float" office:value="0.3765663014" calcext:value-type="float">
            <text:p>0,3765663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150382706" calcext:value-type="float">
            <text:p>1,2150382706</text:p>
          </table:table-cell>
          <table:table-cell office:value-type="float" office:value="1.2685283162" calcext:value-type="float">
            <text:p>1,2685283162</text:p>
          </table:table-cell>
          <table:table-cell office:value-type="float" office:value="1.2989965737" calcext:value-type="float">
            <text:p>1,2989965737</text:p>
          </table:table-cell>
          <table:table-cell office:value-type="float" office:value="1.3183497899" calcext:value-type="float">
            <text:p>1,3183497899</text:p>
          </table:table-cell>
          <table:table-cell office:value-type="float" office:value="1.3301164172" calcext:value-type="float">
            <text:p>1,3301164172</text:p>
          </table:table-cell>
          <table:table-cell office:value-type="float" office:value="1.3347390817" calcext:value-type="float">
            <text:p>1,3347390817</text:p>
          </table:table-cell>
          <table:table-cell office:value-type="float" office:value="1.3297832439" calcext:value-type="float">
            <text:p>1,3297832439</text:p>
          </table:table-cell>
          <table:table-cell office:value-type="float" office:value="1.3178805625" calcext:value-type="float">
            <text:p>1,3178805625</text:p>
          </table:table-cell>
          <table:table-cell office:value-type="float" office:value="1.3000308773" calcext:value-type="float">
            <text:p>1,3000308773</text:p>
          </table:table-cell>
          <table:table-cell office:value-type="float" office:value="1.2750914116" calcext:value-type="float">
            <text:p>1,2750914116</text:p>
          </table:table-cell>
          <table:table-cell office:value-type="float" office:value="1.2503734311" calcext:value-type="float">
            <text:p>1,2503734311</text:p>
          </table:table-cell>
          <table:table-cell office:value-type="float" office:value="1.2288895572" calcext:value-type="float">
            <text:p>1,2288895572</text:p>
          </table:table-cell>
          <table:table-cell office:value-type="float" office:value="1.2109147631" calcext:value-type="float">
            <text:p>1,2109147631</text:p>
          </table:table-cell>
          <table:table-cell office:value-type="float" office:value="1.1961299163" calcext:value-type="float">
            <text:p>1,1961299163</text:p>
          </table:table-cell>
          <table:table-cell office:value-type="float" office:value="1.1841252276" calcext:value-type="float">
            <text:p>1,1841252276</text:p>
          </table:table-cell>
          <table:table-cell office:value-type="float" office:value="1.3654456354" calcext:value-type="float">
            <text:p>1,3654456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252879672" calcext:value-type="float">
            <text:p>0,5252879672</text:p>
          </table:table-cell>
          <table:table-cell office:value-type="float" office:value="0.5671374765" calcext:value-type="float">
            <text:p>0,5671374765</text:p>
          </table:table-cell>
          <table:table-cell office:value-type="float" office:value="0.5989809057" calcext:value-type="float">
            <text:p>0,5989809057</text:p>
          </table:table-cell>
          <table:table-cell office:value-type="float" office:value="0.6269465209" calcext:value-type="float">
            <text:p>0,6269465209</text:p>
          </table:table-cell>
          <table:table-cell office:value-type="float" office:value="0.6521213706" calcext:value-type="float">
            <text:p>0,6521213706</text:p>
          </table:table-cell>
          <table:table-cell office:value-type="float" office:value="0.6749814515" calcext:value-type="float">
            <text:p>0,6749814515</text:p>
          </table:table-cell>
          <table:table-cell office:value-type="float" office:value="0.6959231459" calcext:value-type="float">
            <text:p>0,6959231459</text:p>
          </table:table-cell>
          <table:table-cell office:value-type="float" office:value="0.7112189796" calcext:value-type="float">
            <text:p>0,7112189796</text:p>
          </table:table-cell>
          <table:table-cell office:value-type="float" office:value="0.7245272966" calcext:value-type="float">
            <text:p>0,7245272966</text:p>
          </table:table-cell>
          <table:table-cell office:value-type="float" office:value="0.7350561532" calcext:value-type="float">
            <text:p>0,7350561532</text:p>
          </table:table-cell>
          <table:table-cell office:value-type="float" office:value="0.7380473986" calcext:value-type="float">
            <text:p>0,7380473986</text:p>
          </table:table-cell>
          <table:table-cell office:value-type="float" office:value="0.7409654165" calcext:value-type="float">
            <text:p>0,7409654165</text:p>
          </table:table-cell>
          <table:table-cell office:value-type="float" office:value="0.7441438956" calcext:value-type="float">
            <text:p>0,7441438956</text:p>
          </table:table-cell>
          <table:table-cell office:value-type="float" office:value="0.7476278073" calcext:value-type="float">
            <text:p>0,7476278073</text:p>
          </table:table-cell>
          <table:table-cell office:value-type="float" office:value="0.7513979442" calcext:value-type="float">
            <text:p>0,7513979442</text:p>
          </table:table-cell>
          <table:table-cell office:value-type="float" office:value="0.6816222564" calcext:value-type="float">
            <text:p>0,68162225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5100853878" calcext:value-type="float">
            <text:p>45,5100853878</text:p>
          </table:table-cell>
          <table:table-cell office:value-type="float" office:value="46.2688235263" calcext:value-type="float">
            <text:p>46,2688235263</text:p>
          </table:table-cell>
          <table:table-cell office:value-type="float" office:value="46.8184098833" calcext:value-type="float">
            <text:p>46,8184098833</text:p>
          </table:table-cell>
          <table:table-cell office:value-type="float" office:value="47.2833761539" calcext:value-type="float">
            <text:p>47,2833761539</text:p>
          </table:table-cell>
          <table:table-cell office:value-type="float" office:value="47.6889368594" calcext:value-type="float">
            <text:p>47,6889368594</text:p>
          </table:table-cell>
          <table:table-cell office:value-type="float" office:value="48.0472535135" calcext:value-type="float">
            <text:p>48,0472535135</text:p>
          </table:table-cell>
          <table:table-cell office:value-type="float" office:value="48.3676655872" calcext:value-type="float">
            <text:p>48,3676655872</text:p>
          </table:table-cell>
          <table:table-cell office:value-type="float" office:value="48.5971831929" calcext:value-type="float">
            <text:p>48,5971831929</text:p>
          </table:table-cell>
          <table:table-cell office:value-type="float" office:value="48.7938964517" calcext:value-type="float">
            <text:p>48,7938964517</text:p>
          </table:table-cell>
          <table:table-cell office:value-type="float" office:value="48.9476172951" calcext:value-type="float">
            <text:p>48,9476172951</text:p>
          </table:table-cell>
          <table:table-cell office:value-type="float" office:value="48.9909877952" calcext:value-type="float">
            <text:p>48,9909877952</text:p>
          </table:table-cell>
          <table:table-cell office:value-type="float" office:value="49.033169497" calcext:value-type="float">
            <text:p>49,033169497</text:p>
          </table:table-cell>
          <table:table-cell office:value-type="float" office:value="49.0789744572" calcext:value-type="float">
            <text:p>49,0789744572</text:p>
          </table:table-cell>
          <table:table-cell office:value-type="float" office:value="49.1290122111" calcext:value-type="float">
            <text:p>49,1290122111</text:p>
          </table:table-cell>
          <table:table-cell office:value-type="float" office:value="49.1829634548" calcext:value-type="float">
            <text:p>49,1829634548</text:p>
          </table:table-cell>
          <table:table-cell office:value-type="float" office:value="48.1496505781" calcext:value-type="float">
            <text:p>48,1496505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87.6831988021" calcext:value-type="float">
            <text:p>387,6831988021</text:p>
          </table:table-cell>
          <table:table-cell office:value-type="float" office:value="412.2778017904" calcext:value-type="float">
            <text:p>412,2778017904</text:p>
          </table:table-cell>
          <table:table-cell office:value-type="float" office:value="430.9159259773" calcext:value-type="float">
            <text:p>430,9159259773</text:p>
          </table:table-cell>
          <table:table-cell office:value-type="float" office:value="447.5626205146" calcext:value-type="float">
            <text:p>447,5626205146</text:p>
          </table:table-cell>
          <table:table-cell office:value-type="float" office:value="462.7916828068" calcext:value-type="float">
            <text:p>462,7916828068</text:p>
          </table:table-cell>
          <table:table-cell office:value-type="float" office:value="477.1687562768" calcext:value-type="float">
            <text:p>477,1687562768</text:p>
          </table:table-cell>
          <table:table-cell office:value-type="float" office:value="491.7534550805" calcext:value-type="float">
            <text:p>491,7534550805</text:p>
          </table:table-cell>
          <table:table-cell office:value-type="float" office:value="503.197615148" calcext:value-type="float">
            <text:p>503,197615148</text:p>
          </table:table-cell>
          <table:table-cell office:value-type="float" office:value="514.3556323299" calcext:value-type="float">
            <text:p>514,3556323299</text:p>
          </table:table-cell>
          <table:table-cell office:value-type="float" office:value="524.9645259997" calcext:value-type="float">
            <text:p>524,9645259997</text:p>
          </table:table-cell>
          <table:table-cell office:value-type="float" office:value="529.8621029971" calcext:value-type="float">
            <text:p>529,8621029971</text:p>
          </table:table-cell>
          <table:table-cell office:value-type="float" office:value="534.1151033128" calcext:value-type="float">
            <text:p>534,1151033128</text:p>
          </table:table-cell>
          <table:table-cell office:value-type="float" office:value="537.9015954065" calcext:value-type="float">
            <text:p>537,9015954065</text:p>
          </table:table-cell>
          <table:table-cell office:value-type="float" office:value="541.3109213774" calcext:value-type="float">
            <text:p>541,3109213774</text:p>
          </table:table-cell>
          <table:table-cell office:value-type="float" office:value="544.4051897294" calcext:value-type="float">
            <text:p>544,4051897294</text:p>
          </table:table-cell>
          <table:table-cell office:value-type="float" office:value="447.0616242793" calcext:value-type="float">
            <text:p>447,0616242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21.6820386754" calcext:value-type="float">
            <text:p>721,6820386754</text:p>
          </table:table-cell>
          <table:table-cell office:value-type="float" office:value="744.5785874748" calcext:value-type="float">
            <text:p>744,5785874748</text:p>
          </table:table-cell>
          <table:table-cell office:value-type="float" office:value="764.8878443743" calcext:value-type="float">
            <text:p>764,8878443743</text:p>
          </table:table-cell>
          <table:table-cell office:value-type="float" office:value="783.0982232746" calcext:value-type="float">
            <text:p>783,0982232746</text:p>
          </table:table-cell>
          <table:table-cell office:value-type="float" office:value="799.3776101565" calcext:value-type="float">
            <text:p>799,3776101565</text:p>
          </table:table-cell>
          <table:table-cell office:value-type="float" office:value="813.381535257" calcext:value-type="float">
            <text:p>813,381535257</text:p>
          </table:table-cell>
          <table:table-cell office:value-type="float" office:value="823.4226536953" calcext:value-type="float">
            <text:p>823,4226536953</text:p>
          </table:table-cell>
          <table:table-cell office:value-type="float" office:value="831.25720983" calcext:value-type="float">
            <text:p>831,25720983</text:p>
          </table:table-cell>
          <table:table-cell table:number-columns-repeated="7" office:value-type="float" office:value="835.7646628205" calcext:value-type="float">
            <text:p>835,7646628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ALTDA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TDA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298.0237580258" calcext:value-type="float">
            <text:p>2298,02375802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0613481528" calcext:value-type="float">
            <text:p>39,0613481528</text:p>
          </table:table-cell>
          <table:table-cell office:value-type="float" office:value="35.9729093904" calcext:value-type="float">
            <text:p>35,9729093904</text:p>
          </table:table-cell>
          <table:table-cell office:value-type="float" office:value="32.835740605" calcext:value-type="float">
            <text:p>32,835740605</text:p>
          </table:table-cell>
          <table:table-cell office:value-type="float" office:value="29.3563063798" calcext:value-type="float">
            <text:p>29,3563063798</text:p>
          </table:table-cell>
          <table:table-cell office:value-type="float" office:value="28.9167551154" calcext:value-type="float">
            <text:p>28,9167551154</text:p>
          </table:table-cell>
          <table:table-cell office:value-type="float" office:value="28.1006387983" calcext:value-type="float">
            <text:p>28,1006387983</text:p>
          </table:table-cell>
          <table:table-cell office:value-type="float" office:value="28.113037066" calcext:value-type="float">
            <text:p>28,113037066</text:p>
          </table:table-cell>
          <table:table-cell office:value-type="float" office:value="28.2066098832" calcext:value-type="float">
            <text:p>28,2066098832</text:p>
          </table:table-cell>
          <table:table-cell office:value-type="float" office:value="28.5247257118" calcext:value-type="float">
            <text:p>28,5247257118</text:p>
          </table:table-cell>
          <table:table-cell office:value-type="float" office:value="29.2695277477" calcext:value-type="float">
            <text:p>29,2695277477</text:p>
          </table:table-cell>
          <table:table-cell office:value-type="float" office:value="30.7178759999" calcext:value-type="float">
            <text:p>30,7178759999</text:p>
          </table:table-cell>
          <table:table-cell office:value-type="float" office:value="33.2546163572" calcext:value-type="float">
            <text:p>33,2546163572</text:p>
          </table:table-cell>
          <table:table-cell office:value-type="float" office:value="37.4389948034" calcext:value-type="float">
            <text:p>37,4389948034</text:p>
          </table:table-cell>
          <table:table-cell office:value-type="float" office:value="44.1446532528" calcext:value-type="float">
            <text:p>44,1446532528</text:p>
          </table:table-cell>
          <table:table-cell office:value-type="float" office:value="54.8641201822" calcext:value-type="float">
            <text:p>54,8641201822</text:p>
          </table:table-cell>
          <table:table-cell office:value-type="float" office:value="72.3522899646" calcext:value-type="float">
            <text:p>72,3522899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0.3856745788" calcext:value-type="float">
            <text:p>430,3856745788</text:p>
          </table:table-cell>
          <table:table-cell office:value-type="float" office:value="442.3468916894" calcext:value-type="float">
            <text:p>442,3468916894</text:p>
          </table:table-cell>
          <table:table-cell office:value-type="float" office:value="452.533927228" calcext:value-type="float">
            <text:p>452,533927228</text:p>
          </table:table-cell>
          <table:table-cell office:value-type="float" office:value="460.9406095614" calcext:value-type="float">
            <text:p>460,9406095614</text:p>
          </table:table-cell>
          <table:table-cell office:value-type="float" office:value="469.4017842699" calcext:value-type="float">
            <text:p>469,4017842699</text:p>
          </table:table-cell>
          <table:table-cell office:value-type="float" office:value="477.5369613664" calcext:value-type="float">
            <text:p>477,5369613664</text:p>
          </table:table-cell>
          <table:table-cell office:value-type="float" office:value="485.8171138016" calcext:value-type="float">
            <text:p>485,8171138016</text:p>
          </table:table-cell>
          <table:table-cell office:value-type="float" office:value="494.2304593898" calcext:value-type="float">
            <text:p>494,2304593898</text:p>
          </table:table-cell>
          <table:table-cell office:value-type="float" office:value="502.8832582492" calcext:value-type="float">
            <text:p>502,8832582492</text:p>
          </table:table-cell>
          <table:table-cell office:value-type="float" office:value="511.9926428555" calcext:value-type="float">
            <text:p>511,9926428555</text:p>
          </table:table-cell>
          <table:table-cell office:value-type="float" office:value="521.9157949376" calcext:value-type="float">
            <text:p>521,9157949376</text:p>
          </table:table-cell>
          <table:table-cell office:value-type="float" office:value="533.2031474363" calcext:value-type="float">
            <text:p>533,2031474363</text:p>
          </table:table-cell>
          <table:table-cell office:value-type="float" office:value="546.6895123569" calcext:value-type="float">
            <text:p>546,6895123569</text:p>
          </table:table-cell>
          <table:table-cell office:value-type="float" office:value="563.6630448066" calcext:value-type="float">
            <text:p>563,6630448066</text:p>
          </table:table-cell>
          <table:table-cell office:value-type="float" office:value="586.2031417607" calcext:value-type="float">
            <text:p>586,2031417607</text:p>
          </table:table-cell>
          <table:table-cell office:value-type="float" office:value="617.8745763143" calcext:value-type="float">
            <text:p>617,8745763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6.7214868529" calcext:value-type="float">
            <text:p>916,7214868529</text:p>
          </table:table-cell>
          <table:table-cell office:value-type="float" office:value="942.1988792984" calcext:value-type="float">
            <text:p>942,1988792984</text:p>
          </table:table-cell>
          <table:table-cell office:value-type="float" office:value="963.8972649957" calcext:value-type="float">
            <text:p>963,8972649957</text:p>
          </table:table-cell>
          <table:table-cell office:value-type="float" office:value="981.8034983658" calcext:value-type="float">
            <text:p>981,8034983658</text:p>
          </table:table-cell>
          <table:table-cell office:value-type="float" office:value="999.8258004949" calcext:value-type="float">
            <text:p>999,8258004949</text:p>
          </table:table-cell>
          <table:table-cell office:value-type="float" office:value="1017.1537277105" calcext:value-type="float">
            <text:p>1017,1537277105</text:p>
          </table:table-cell>
          <table:table-cell office:value-type="float" office:value="1034.7904523974" calcext:value-type="float">
            <text:p>1034,7904523974</text:p>
          </table:table-cell>
          <table:table-cell office:value-type="float" office:value="1052.7108785003" calcext:value-type="float">
            <text:p>1052,7108785003</text:p>
          </table:table-cell>
          <table:table-cell office:value-type="float" office:value="1071.1413400709" calcext:value-type="float">
            <text:p>1071,1413400709</text:p>
          </table:table-cell>
          <table:table-cell office:value-type="float" office:value="1090.5443292822" calcext:value-type="float">
            <text:p>1090,5443292822</text:p>
          </table:table-cell>
          <table:table-cell office:value-type="float" office:value="1111.680643217" calcext:value-type="float">
            <text:p>1111,680643217</text:p>
          </table:table-cell>
          <table:table-cell office:value-type="float" office:value="1135.7227040393" calcext:value-type="float">
            <text:p>1135,7227040393</text:p>
          </table:table-cell>
          <table:table-cell office:value-type="float" office:value="1164.4486613203" calcext:value-type="float">
            <text:p>1164,4486613203</text:p>
          </table:table-cell>
          <table:table-cell office:value-type="float" office:value="1200.602285438" calcext:value-type="float">
            <text:p>1200,602285438</text:p>
          </table:table-cell>
          <table:table-cell office:value-type="float" office:value="1248.6126919503" calcext:value-type="float">
            <text:p>1248,6126919503</text:p>
          </table:table-cell>
          <table:table-cell office:value-type="float" office:value="1316.0728475495" calcext:value-type="float">
            <text:p>1316,0728475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268176757" calcext:value-type="float">
            <text:p>1,4268176757</text:p>
          </table:table-cell>
          <table:table-cell office:value-type="float" office:value="1.5515883148" calcext:value-type="float">
            <text:p>1,5515883148</text:p>
          </table:table-cell>
          <table:table-cell office:value-type="float" office:value="1.648346213" calcext:value-type="float">
            <text:p>1,648346213</text:p>
          </table:table-cell>
          <table:table-cell office:value-type="float" office:value="1.7262294837" calcext:value-type="float">
            <text:p>1,7262294837</text:p>
          </table:table-cell>
          <table:table-cell office:value-type="float" office:value="1.7958001722" calcext:value-type="float">
            <text:p>1,7958001722</text:p>
          </table:table-cell>
          <table:table-cell office:value-type="float" office:value="1.8611729588" calcext:value-type="float">
            <text:p>1,8611729588</text:p>
          </table:table-cell>
          <table:table-cell office:value-type="float" office:value="1.9252629519" calcext:value-type="float">
            <text:p>1,9252629519</text:p>
          </table:table-cell>
          <table:table-cell office:value-type="float" office:value="1.9894781796" calcext:value-type="float">
            <text:p>1,9894781796</text:p>
          </table:table-cell>
          <table:table-cell office:value-type="float" office:value="2.0546474459" calcext:value-type="float">
            <text:p>2,0546474459</text:p>
          </table:table-cell>
          <table:table-cell office:value-type="float" office:value="2.1218608494" calcext:value-type="float">
            <text:p>2,1218608494</text:p>
          </table:table-cell>
          <table:table-cell office:value-type="float" office:value="2.1928077046" calcext:value-type="float">
            <text:p>2,1928077046</text:p>
          </table:table-cell>
          <table:table-cell office:value-type="float" office:value="2.2700280825" calcext:value-type="float">
            <text:p>2,2700280825</text:p>
          </table:table-cell>
          <table:table-cell office:value-type="float" office:value="2.3572379371" calcext:value-type="float">
            <text:p>2,3572379371</text:p>
          </table:table-cell>
          <table:table-cell office:value-type="float" office:value="2.4598677746" calcext:value-type="float">
            <text:p>2,4598677746</text:p>
          </table:table-cell>
          <table:table-cell office:value-type="float" office:value="2.5860548203" calcext:value-type="float">
            <text:p>2,5860548203</text:p>
          </table:table-cell>
          <table:table-cell office:value-type="float" office:value="2.7484899815" calcext:value-type="float">
            <text:p>2,74848998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201202221" calcext:value-type="float">
            <text:p>3,0201202221</text:p>
          </table:table-cell>
          <table:table-cell office:value-type="float" office:value="3.2095100263" calcext:value-type="float">
            <text:p>3,2095100263</text:p>
          </table:table-cell>
          <table:table-cell office:value-type="float" office:value="3.3593511464" calcext:value-type="float">
            <text:p>3,3593511464</text:p>
          </table:table-cell>
          <table:table-cell office:value-type="float" office:value="3.4742570198" calcext:value-type="float">
            <text:p>3,4742570198</text:p>
          </table:table-cell>
          <table:table-cell office:value-type="float" office:value="3.5795711639" calcext:value-type="float">
            <text:p>3,5795711639</text:p>
          </table:table-cell>
          <table:table-cell office:value-type="float" office:value="3.6786680863" calcext:value-type="float">
            <text:p>3,6786680863</text:p>
          </table:table-cell>
          <table:table-cell office:value-type="float" office:value="3.777032382" calcext:value-type="float">
            <text:p>3,777032382</text:p>
          </table:table-cell>
          <table:table-cell office:value-type="float" office:value="3.8764309402" calcext:value-type="float">
            <text:p>3,8764309402</text:p>
          </table:table-cell>
          <table:table-cell office:value-type="float" office:value="3.9781701263" calcext:value-type="float">
            <text:p>3,9781701263</text:p>
          </table:table-cell>
          <table:table-cell office:value-type="float" office:value="4.0848921561" calcext:value-type="float">
            <text:p>4,0848921561</text:p>
          </table:table-cell>
          <table:table-cell office:value-type="float" office:value="4.2008448353" calcext:value-type="float">
            <text:p>4,2008448353</text:p>
          </table:table-cell>
          <table:table-cell office:value-type="float" office:value="4.3323387797" calcext:value-type="float">
            <text:p>4,3323387797</text:p>
          </table:table-cell>
          <table:table-cell office:value-type="float" office:value="4.4885093334" calcext:value-type="float">
            <text:p>4,4885093334</text:p>
          </table:table-cell>
          <table:table-cell office:value-type="float" office:value="4.6826717265" calcext:value-type="float">
            <text:p>4,6826717265</text:p>
          </table:table-cell>
          <table:table-cell office:value-type="float" office:value="4.9348867486" calcext:value-type="float">
            <text:p>4,9348867486</text:p>
          </table:table-cell>
          <table:table-cell office:value-type="float" office:value="5.2767606816" calcext:value-type="float">
            <text:p>5,2767606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178226221" calcext:value-type="float">
            <text:p>2,5178226221</text:p>
          </table:table-cell>
          <table:table-cell office:value-type="float" office:value="2.6732467614" calcext:value-type="float">
            <text:p>2,6732467614</text:p>
          </table:table-cell>
          <table:table-cell office:value-type="float" office:value="2.8023385053" calcext:value-type="float">
            <text:p>2,8023385053</text:p>
          </table:table-cell>
          <table:table-cell office:value-type="float" office:value="2.9066993384" calcext:value-type="float">
            <text:p>2,9066993384</text:p>
          </table:table-cell>
          <table:table-cell office:value-type="float" office:value="3.0098321626" calcext:value-type="float">
            <text:p>3,0098321626</text:p>
          </table:table-cell>
          <table:table-cell office:value-type="float" office:value="3.1072532325" calcext:value-type="float">
            <text:p>3,1072532325</text:p>
          </table:table-cell>
          <table:table-cell office:value-type="float" office:value="3.2047208102" calcext:value-type="float">
            <text:p>3,2047208102</text:p>
          </table:table-cell>
          <table:table-cell office:value-type="float" office:value="3.3020693238" calcext:value-type="float">
            <text:p>3,3020693238</text:p>
          </table:table-cell>
          <table:table-cell office:value-type="float" office:value="3.4004749443" calcext:value-type="float">
            <text:p>3,4004749443</text:p>
          </table:table-cell>
          <table:table-cell office:value-type="float" office:value="3.5022601942" calcext:value-type="float">
            <text:p>3,5022601942</text:p>
          </table:table-cell>
          <table:table-cell office:value-type="float" office:value="3.6110975516" calcext:value-type="float">
            <text:p>3,6110975516</text:p>
          </table:table-cell>
          <table:table-cell office:value-type="float" office:value="3.7324097076" calcext:value-type="float">
            <text:p>3,7324097076</text:p>
          </table:table-cell>
          <table:table-cell office:value-type="float" office:value="3.8740327704" calcext:value-type="float">
            <text:p>3,8740327704</text:p>
          </table:table-cell>
          <table:table-cell office:value-type="float" office:value="4.0473901186" calcext:value-type="float">
            <text:p>4,0473901186</text:p>
          </table:table-cell>
          <table:table-cell office:value-type="float" office:value="4.269701244" calcext:value-type="float">
            <text:p>4,269701244</text:p>
          </table:table-cell>
          <table:table-cell office:value-type="float" office:value="4.5680405598" calcext:value-type="float">
            <text:p>4,5680405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418076814" calcext:value-type="float">
            <text:p>0,5418076814</text:p>
          </table:table-cell>
          <table:table-cell office:value-type="float" office:value="0.5240515013" calcext:value-type="float">
            <text:p>0,5240515013</text:p>
          </table:table-cell>
          <table:table-cell office:value-type="float" office:value="0.5057898539" calcext:value-type="float">
            <text:p>0,5057898539</text:p>
          </table:table-cell>
          <table:table-cell office:value-type="float" office:value="0.4867490718" calcext:value-type="float">
            <text:p>0,4867490718</text:p>
          </table:table-cell>
          <table:table-cell office:value-type="float" office:value="0.4688616164" calcext:value-type="float">
            <text:p>0,4688616164</text:p>
          </table:table-cell>
          <table:table-cell office:value-type="float" office:value="0.4522576819" calcext:value-type="float">
            <text:p>0,4522576819</text:p>
          </table:table-cell>
          <table:table-cell office:value-type="float" office:value="0.4372569618" calcext:value-type="float">
            <text:p>0,4372569618</text:p>
          </table:table-cell>
          <table:table-cell office:value-type="float" office:value="0.4244347836" calcext:value-type="float">
            <text:p>0,4244347836</text:p>
          </table:table-cell>
          <table:table-cell office:value-type="float" office:value="0.4146790721" calcext:value-type="float">
            <text:p>0,4146790721</text:p>
          </table:table-cell>
          <table:table-cell office:value-type="float" office:value="0.409289063" calcext:value-type="float">
            <text:p>0,409289063</text:p>
          </table:table-cell>
          <table:table-cell office:value-type="float" office:value="0.4101566079" calcext:value-type="float">
            <text:p>0,4101566079</text:p>
          </table:table-cell>
          <table:table-cell office:value-type="float" office:value="0.4201230045" calcext:value-type="float">
            <text:p>0,4201230045</text:p>
          </table:table-cell>
          <table:table-cell office:value-type="float" office:value="0.4437201218" calcext:value-type="float">
            <text:p>0,4437201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116.6904736217" calcext:value-type="float">
            <text:p>116,6904736217</text:p>
          </table:table-cell>
          <table:table-cell office:value-type="float" office:value="169.3497671993" calcext:value-type="float">
            <text:p>169,3497671993</text:p>
          </table:table-cell>
          <table:table-cell office:value-type="float" office:value="185.008099194" calcext:value-type="float">
            <text:p>185,008099194</text:p>
          </table:table-cell>
          <table:table-cell office:value-type="float" office:value="200.2177944784" calcext:value-type="float">
            <text:p>200,2177944784</text:p>
          </table:table-cell>
          <table:table-cell office:value-type="float" office:value="213.8515575614" calcext:value-type="float">
            <text:p>213,8515575614</text:p>
          </table:table-cell>
          <table:table-cell office:value-type="float" office:value="225.4680201434" calcext:value-type="float">
            <text:p>225,4680201434</text:p>
          </table:table-cell>
          <table:table-cell office:value-type="float" office:value="234.1184255252" calcext:value-type="float">
            <text:p>234,1184255252</text:p>
          </table:table-cell>
          <table:table-cell office:value-type="float" office:value="238.5101886241" calcext:value-type="float">
            <text:p>238,5101886241</text:p>
          </table:table-cell>
          <table:table-cell office:value-type="float" office:value="237.1034037868" calcext:value-type="float">
            <text:p>237,1034037868</text:p>
          </table:table-cell>
          <table:table-cell office:value-type="float" office:value="228.0410154815" calcext:value-type="float">
            <text:p>228,0410154815</text:p>
          </table:table-cell>
          <table:table-cell office:value-type="float" office:value="209.0339613351" calcext:value-type="float">
            <text:p>209,0339613351</text:p>
          </table:table-cell>
          <table:table-cell office:value-type="float" office:value="177.2100710379" calcext:value-type="float">
            <text:p>177,2100710379</text:p>
          </table:table-cell>
          <table:table-cell office:value-type="float" office:value="129.2175401043" calcext:value-type="float">
            <text:p>129,2175401043</text:p>
          </table:table-cell>
          <table:table-cell office:value-type="float" office:value="63.6615561479" calcext:value-type="float">
            <text:p>63,66155614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4687782508" calcext:value-type="float">
            <text:p>0,4687782508</text:p>
          </table:table-cell>
          <table:table-cell office:value-type="float" office:value="0.5111436766" calcext:value-type="float">
            <text:p>0,5111436766</text:p>
          </table:table-cell>
          <table:table-cell office:value-type="float" office:value="0.5540636421" calcext:value-type="float">
            <text:p>0,5540636421</text:p>
          </table:table-cell>
          <table:table-cell office:value-type="float" office:value="0.5791591382" calcext:value-type="float">
            <text:p>0,5791591382</text:p>
          </table:table-cell>
          <table:table-cell office:value-type="float" office:value="0.6004998689" calcext:value-type="float">
            <text:p>0,6004998689</text:p>
          </table:table-cell>
          <table:table-cell office:value-type="float" office:value="0.6167217136" calcext:value-type="float">
            <text:p>0,6167217136</text:p>
          </table:table-cell>
          <table:table-cell office:value-type="float" office:value="0.6258798903" calcext:value-type="float">
            <text:p>0,6258798903</text:p>
          </table:table-cell>
          <table:table-cell office:value-type="float" office:value="0.6255218017" calcext:value-type="float">
            <text:p>0,6255218017</text:p>
          </table:table-cell>
          <table:table-cell office:value-type="float" office:value="0.6123808585" calcext:value-type="float">
            <text:p>0,6123808585</text:p>
          </table:table-cell>
          <table:table-cell office:value-type="float" office:value="0.5817765413" calcext:value-type="float">
            <text:p>0,5817765413</text:p>
          </table:table-cell>
          <table:table-cell office:value-type="float" office:value="0.5263602611" calcext:value-type="float">
            <text:p>0,5263602611</text:p>
          </table:table-cell>
          <table:table-cell office:value-type="float" office:value="0.4334219806" calcext:value-type="float">
            <text:p>0,4334219806</text:p>
          </table:table-cell>
          <table:table-cell office:value-type="float" office:value="0.2793286394" calcext:value-type="float">
            <text:p>0,2793286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106.071874826" calcext:value-type="float">
            <text:p>106,071874826</text:p>
          </table:table-cell>
          <table:table-cell office:value-type="float" office:value="124.7904409717" calcext:value-type="float">
            <text:p>124,7904409717</text:p>
          </table:table-cell>
          <table:table-cell office:value-type="float" office:value="141.9127661457" calcext:value-type="float">
            <text:p>141,9127661457</text:p>
          </table:table-cell>
          <table:table-cell office:value-type="float" office:value="159.2465919854" calcext:value-type="float">
            <text:p>159,2465919854</text:p>
          </table:table-cell>
          <table:table-cell office:value-type="float" office:value="176.4531731531" calcext:value-type="float">
            <text:p>176,4531731531</text:p>
          </table:table-cell>
          <table:table-cell office:value-type="float" office:value="193.2207303433" calcext:value-type="float">
            <text:p>193,2207303433</text:p>
          </table:table-cell>
          <table:table-cell office:value-type="float" office:value="209.1207713093" calcext:value-type="float">
            <text:p>209,1207713093</text:p>
          </table:table-cell>
          <table:table-cell office:value-type="float" office:value="222.5418603432" calcext:value-type="float">
            <text:p>222,5418603432</text:p>
          </table:table-cell>
          <table:table-cell office:value-type="float" office:value="233.2163949181" calcext:value-type="float">
            <text:p>233,2163949181</text:p>
          </table:table-cell>
          <table:table-cell office:value-type="float" office:value="240.213779279" calcext:value-type="float">
            <text:p>240,213779279</text:p>
          </table:table-cell>
          <table:table-cell office:value-type="float" office:value="242.1995569617" calcext:value-type="float">
            <text:p>242,1995569617</text:p>
          </table:table-cell>
          <table:table-cell office:value-type="float" office:value="237.6398153906" calcext:value-type="float">
            <text:p>237,6398153906</text:p>
          </table:table-cell>
          <table:table-cell office:value-type="float" office:value="224.7865591626" calcext:value-type="float">
            <text:p>224,7865591626</text:p>
          </table:table-cell>
          <table:table-cell office:value-type="float" office:value="201.6973077531" calcext:value-type="float">
            <text:p>201,6973077531</text:p>
          </table:table-cell>
          <table:table-cell office:value-type="float" office:value="166.3950753996" calcext:value-type="float">
            <text:p>166,3950753996</text:p>
          </table:table-cell>
          <table:table-cell office:value-type="float" office:value="117.5729387527" calcext:value-type="float">
            <text:p>117,5729387527</text:p>
          </table:table-cell>
          <table:table-cell office:value-type="float" office:value="57.2693820257" calcext:value-type="float">
            <text:p>57,2693820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3.7623342584" calcext:value-type="float">
            <text:p>133,7623342584</text:p>
          </table:table-cell>
          <table:table-cell office:value-type="float" office:value="157.2590873958" calcext:value-type="float">
            <text:p>157,2590873958</text:p>
          </table:table-cell>
          <table:table-cell office:value-type="float" office:value="183.2673784349" calcext:value-type="float">
            <text:p>183,2673784349</text:p>
          </table:table-cell>
          <table:table-cell office:value-type="float" office:value="211.5071447022" calcext:value-type="float">
            <text:p>211,5071447022</text:p>
          </table:table-cell>
          <table:table-cell office:value-type="float" office:value="241.8037761002" calcext:value-type="float">
            <text:p>241,8037761002</text:p>
          </table:table-cell>
          <table:table-cell office:value-type="float" office:value="274.8645578099" calcext:value-type="float">
            <text:p>274,8645578099</text:p>
          </table:table-cell>
          <table:table-cell office:value-type="float" office:value="310.1974867938" calcext:value-type="float">
            <text:p>310,1974867938</text:p>
          </table:table-cell>
          <table:table-cell office:value-type="float" office:value="347.6621882421" calcext:value-type="float">
            <text:p>347,6621882421</text:p>
          </table:table-cell>
          <table:table-cell office:value-type="float" office:value="387.6172561386" calcext:value-type="float">
            <text:p>387,6172561386</text:p>
          </table:table-cell>
          <table:table-cell office:value-type="float" office:value="430.0903066555" calcext:value-type="float">
            <text:p>430,0903066555</text:p>
          </table:table-cell>
          <table:table-cell office:value-type="float" office:value="474.9767063223" calcext:value-type="float">
            <text:p>474,9767063223</text:p>
          </table:table-cell>
          <table:table-cell office:value-type="float" office:value="522.1693876769" calcext:value-type="float">
            <text:p>522,1693876769</text:p>
          </table:table-cell>
          <table:table-cell office:value-type="float" office:value="571.5291487497" calcext:value-type="float">
            <text:p>571,5291487497</text:p>
          </table:table-cell>
          <table:table-cell office:value-type="float" office:value="622.8339863932" calcext:value-type="float">
            <text:p>622,8339863932</text:p>
          </table:table-cell>
          <table:table-cell office:value-type="float" office:value="675.6849404325" calcext:value-type="float">
            <text:p>675,6849404325</text:p>
          </table:table-cell>
          <table:table-cell office:value-type="float" office:value="729.3072662905" calcext:value-type="float">
            <text:p>729,3072662905</text:p>
          </table:table-cell>
          <table:table-cell office:value-type="float" office:value="782.088486855" calcext:value-type="float">
            <text:p>782,0884868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33829511" calcext:value-type="float">
            <text:p>0,0433829511</text:p>
          </table:table-cell>
          <table:table-cell office:value-type="float" office:value="0.0432190754" calcext:value-type="float">
            <text:p>0,0432190754</text:p>
          </table:table-cell>
          <table:table-cell office:value-type="float" office:value="0.0426303637" calcext:value-type="float">
            <text:p>0,0426303637</text:p>
          </table:table-cell>
          <table:table-cell office:value-type="float" office:value="0.041969479" calcext:value-type="float">
            <text:p>0,041969479</text:p>
          </table:table-cell>
          <table:table-cell office:value-type="float" office:value="0.0415408259" calcext:value-type="float">
            <text:p>0,0415408259</text:p>
          </table:table-cell>
          <table:table-cell office:value-type="float" office:value="0.0410796384" calcext:value-type="float">
            <text:p>0,0410796384</text:p>
          </table:table-cell>
          <table:table-cell office:value-type="float" office:value="0.0397895304" calcext:value-type="float">
            <text:p>0,0397895304</text:p>
          </table:table-cell>
          <table:table-cell office:value-type="float" office:value="0.0391813821" calcext:value-type="float">
            <text:p>0,0391813821</text:p>
          </table:table-cell>
          <table:table-cell office:value-type="float" office:value="0.0387201707" calcext:value-type="float">
            <text:p>0,0387201707</text:p>
          </table:table-cell>
          <table:table-cell office:value-type="float" office:value="0.0382150929" calcext:value-type="float">
            <text:p>0,0382150929</text:p>
          </table:table-cell>
          <table:table-cell office:value-type="float" office:value="0.037686229" calcext:value-type="float">
            <text:p>0,037686229</text:p>
          </table:table-cell>
          <table:table-cell office:value-type="float" office:value="0.0371376602" calcext:value-type="float">
            <text:p>0,0371376602</text:p>
          </table:table-cell>
          <table:table-cell office:value-type="float" office:value="0.0365579317" calcext:value-type="float">
            <text:p>0,0365579317</text:p>
          </table:table-cell>
          <table:table-cell office:value-type="float" office:value="0.0359150645" calcext:value-type="float">
            <text:p>0,0359150645</text:p>
          </table:table-cell>
          <table:table-cell office:value-type="float" office:value="0.0351391162" calcext:value-type="float">
            <text:p>0,0351391162</text:p>
          </table:table-cell>
          <table:table-cell office:value-type="float" office:value="0.0340752777" calcext:value-type="float">
            <text:p>0,0340752777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160.5664015035" calcext:value-type="float">
            <text:p>160,5664015035</text:p>
          </table:table-cell>
          <table:table-cell office:value-type="float" office:value="188.183321496" calcext:value-type="float">
            <text:p>188,183321496</text:p>
          </table:table-cell>
          <table:table-cell office:value-type="float" office:value="218.5769869464" calcext:value-type="float">
            <text:p>218,5769869464</text:p>
          </table:table-cell>
          <table:table-cell office:value-type="float" office:value="251.5827465765" calcext:value-type="float">
            <text:p>251,5827465765</text:p>
          </table:table-cell>
          <table:table-cell office:value-type="float" office:value="287.0044293627" calcext:value-type="float">
            <text:p>287,0044293627</text:p>
          </table:table-cell>
          <table:table-cell office:value-type="float" office:value="325.028900826" calcext:value-type="float">
            <text:p>325,028900826</text:p>
          </table:table-cell>
          <table:table-cell office:value-type="float" office:value="365.3966716542" calcext:value-type="float">
            <text:p>365,3966716542</text:p>
          </table:table-cell>
          <table:table-cell office:value-type="float" office:value="408.5873353045" calcext:value-type="float">
            <text:p>408,5873353045</text:p>
          </table:table-cell>
          <table:table-cell office:value-type="float" office:value="454.6271412021" calcext:value-type="float">
            <text:p>454,6271412021</text:p>
          </table:table-cell>
          <table:table-cell office:value-type="float" office:value="503.3963218801" calcext:value-type="float">
            <text:p>503,3963218801</text:p>
          </table:table-cell>
          <table:table-cell office:value-type="float" office:value="554.7853775088" calcext:value-type="float">
            <text:p>554,7853775088</text:p>
          </table:table-cell>
          <table:table-cell office:value-type="float" office:value="608.6895904238" calcext:value-type="float">
            <text:p>608,6895904238</text:p>
          </table:table-cell>
          <table:table-cell office:value-type="float" office:value="665.0008088878" calcext:value-type="float">
            <text:p>665,0008088878</text:p>
          </table:table-cell>
          <table:table-cell office:value-type="float" office:value="723.5945804891" calcext:value-type="float">
            <text:p>723,5945804891</text:p>
          </table:table-cell>
          <table:table-cell office:value-type="float" office:value="784.3079435242" calcext:value-type="float">
            <text:p>784,3079435242</text:p>
          </table:table-cell>
          <table:table-cell office:value-type="float" office:value="846.8954862957" calcext:value-type="float">
            <text:p>846,89548629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53.7904202044" calcext:value-type="float">
            <text:p>353,7904202044</text:p>
          </table:table-cell>
          <table:table-cell office:value-type="float" office:value="414.2609435956" calcext:value-type="float">
            <text:p>414,2609435956</text:p>
          </table:table-cell>
          <table:table-cell office:value-type="float" office:value="482.2386923519" calcext:value-type="float">
            <text:p>482,2386923519</text:p>
          </table:table-cell>
          <table:table-cell office:value-type="float" office:value="556.5638405051" calcext:value-type="float">
            <text:p>556,5638405051</text:p>
          </table:table-cell>
          <table:table-cell office:value-type="float" office:value="635.8852254652" calcext:value-type="float">
            <text:p>635,8852254652</text:p>
          </table:table-cell>
          <table:table-cell office:value-type="float" office:value="721.720025814" calcext:value-type="float">
            <text:p>721,720025814</text:p>
          </table:table-cell>
          <table:table-cell office:value-type="float" office:value="812.3275429986" calcext:value-type="float">
            <text:p>812,3275429986</text:p>
          </table:table-cell>
          <table:table-cell office:value-type="float" office:value="911.481015115" calcext:value-type="float">
            <text:p>911,481015115</text:p>
          </table:table-cell>
          <table:table-cell office:value-type="float" office:value="1019.6558701377" calcext:value-type="float">
            <text:p>1019,6558701377</text:p>
          </table:table-cell>
          <table:table-cell office:value-type="float" office:value="1136.285192196" calcext:value-type="float">
            <text:p>1136,285192196</text:p>
          </table:table-cell>
          <table:table-cell office:value-type="float" office:value="1260.9042643681" calcext:value-type="float">
            <text:p>1260,9042643681</text:p>
          </table:table-cell>
          <table:table-cell office:value-type="float" office:value="1393.1056940794" calcext:value-type="float">
            <text:p>1393,1056940794</text:p>
          </table:table-cell>
          <table:table-cell office:value-type="float" office:value="1532.4760259224" calcext:value-type="float">
            <text:p>1532,4760259224</text:p>
          </table:table-cell>
          <table:table-cell office:value-type="float" office:value="1678.49538222" calcext:value-type="float">
            <text:p>1678,49538222</text:p>
          </table:table-cell>
          <table:table-cell office:value-type="float" office:value="1830.3612566187" calcext:value-type="float">
            <text:p>1830,3612566187</text:p>
          </table:table-cell>
          <table:table-cell office:value-type="float" office:value="1986.6375147688" calcext:value-type="float">
            <text:p>1986,6375147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23495488" calcext:value-type="float">
            <text:p>0,2623495488</text:p>
          </table:table-cell>
          <table:table-cell office:value-type="float" office:value="0.2611629531" calcext:value-type="float">
            <text:p>0,2611629531</text:p>
          </table:table-cell>
          <table:table-cell office:value-type="float" office:value="0.2593170152" calcext:value-type="float">
            <text:p>0,2593170152</text:p>
          </table:table-cell>
          <table:table-cell office:value-type="float" office:value="0.2570189442" calcext:value-type="float">
            <text:p>0,2570189442</text:p>
          </table:table-cell>
          <table:table-cell office:value-type="float" office:value="0.2541232798" calcext:value-type="float">
            <text:p>0,2541232798</text:p>
          </table:table-cell>
          <table:table-cell office:value-type="float" office:value="0.2519321966" calcext:value-type="float">
            <text:p>0,2519321966</text:p>
          </table:table-cell>
          <table:table-cell office:value-type="float" office:value="0.2489762821" calcext:value-type="float">
            <text:p>0,2489762821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5.0924880409" calcext:value-type="float">
            <text:p>35,0924880409</text:p>
          </table:table-cell>
          <table:table-cell office:value-type="float" office:value="41.0702476738" calcext:value-type="float">
            <text:p>41,0702476738</text:p>
          </table:table-cell>
          <table:table-cell office:value-type="float" office:value="47.5243495536" calcext:value-type="float">
            <text:p>47,5243495536</text:p>
          </table:table-cell>
          <table:table-cell office:value-type="float" office:value="54.3613430117" calcext:value-type="float">
            <text:p>54,3613430117</text:p>
          </table:table-cell>
          <table:table-cell office:value-type="float" office:value="61.4479686571" calcext:value-type="float">
            <text:p>61,4479686571</text:p>
          </table:table-cell>
          <table:table-cell office:value-type="float" office:value="69.2472318058" calcext:value-type="float">
            <text:p>69,2472318058</text:p>
          </table:table-cell>
          <table:table-cell office:value-type="float" office:value="77.2318169911" calcext:value-type="float">
            <text:p>77,2318169911</text:p>
          </table:table-cell>
          <table:table-cell office:value-type="float" office:value="86.36194485" calcext:value-type="float">
            <text:p>86,36194485</text:p>
          </table:table-cell>
          <table:table-cell office:value-type="float" office:value="96.2870891045" calcext:value-type="float">
            <text:p>96,2870891045</text:p>
          </table:table-cell>
          <table:table-cell office:value-type="float" office:value="106.8377194877" calcext:value-type="float">
            <text:p>106,8377194877</text:p>
          </table:table-cell>
          <table:table-cell office:value-type="float" office:value="117.9878442457" calcext:value-type="float">
            <text:p>117,9878442457</text:p>
          </table:table-cell>
          <table:table-cell office:value-type="float" office:value="129.7108670025" calcext:value-type="float">
            <text:p>129,7108670025</text:p>
          </table:table-cell>
          <table:table-cell office:value-type="float" office:value="141.9722089251" calcext:value-type="float">
            <text:p>141,9722089251</text:p>
          </table:table-cell>
          <table:table-cell office:value-type="float" office:value="154.7167227346" calcext:value-type="float">
            <text:p>154,7167227346</text:p>
          </table:table-cell>
          <table:table-cell office:value-type="float" office:value="167.8453036743" calcext:value-type="float">
            <text:p>167,8453036743</text:p>
          </table:table-cell>
          <table:table-cell office:value-type="float" office:value="181.1654992696" calcext:value-type="float">
            <text:p>181,1654992696</text:p>
          </table:table-cell>
          <table:table-cell office:value-type="float" office:value="194.2767578812" calcext:value-type="float">
            <text:p>194,2767578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3.7684740864" calcext:value-type="float">
            <text:p>133,7684740864</text:p>
          </table:table-cell>
          <table:table-cell office:value-type="float" office:value="157.2975767652" calcext:value-type="float">
            <text:p>157,2975767652</text:p>
          </table:table-cell>
          <table:table-cell office:value-type="float" office:value="183.652946725" calcext:value-type="float">
            <text:p>183,652946725</text:p>
          </table:table-cell>
          <table:table-cell office:value-type="float" office:value="212.6381513317" calcext:value-type="float">
            <text:p>212,6381513317</text:p>
          </table:table-cell>
          <table:table-cell office:value-type="float" office:value="244.0859122378" calcext:value-type="float">
            <text:p>244,0859122378</text:p>
          </table:table-cell>
          <table:table-cell office:value-type="float" office:value="277.7488285188" calcext:value-type="float">
            <text:p>277,7488285188</text:p>
          </table:table-cell>
          <table:table-cell office:value-type="float" office:value="313.770014168" calcext:value-type="float">
            <text:p>313,770014168</text:p>
          </table:table-cell>
          <table:table-cell office:value-type="float" office:value="351.8527418408" calcext:value-type="float">
            <text:p>351,8527418408</text:p>
          </table:table-cell>
          <table:table-cell office:value-type="float" office:value="392.4153528524" calcext:value-type="float">
            <text:p>392,4153528524</text:p>
          </table:table-cell>
          <table:table-cell office:value-type="float" office:value="435.4347103428" calcext:value-type="float">
            <text:p>435,4347103428</text:p>
          </table:table-cell>
          <table:table-cell office:value-type="float" office:value="480.7319421811" calcext:value-type="float">
            <text:p>480,7319421811</text:p>
          </table:table-cell>
          <table:table-cell office:value-type="float" office:value="528.1090461867" calcext:value-type="float">
            <text:p>528,1090461867</text:p>
          </table:table-cell>
          <table:table-cell office:value-type="float" office:value="577.3236484669" calcext:value-type="float">
            <text:p>577,3236484669</text:p>
          </table:table-cell>
          <table:table-cell office:value-type="float" office:value="628.0495688377" calcext:value-type="float">
            <text:p>628,0495688377</text:p>
          </table:table-cell>
          <table:table-cell office:value-type="float" office:value="679.8102380686" calcext:value-type="float">
            <text:p>679,8102380686</text:p>
          </table:table-cell>
          <table:table-cell office:value-type="float" office:value="731.8559417067" calcext:value-type="float">
            <text:p>731,8559417067</text:p>
          </table:table-cell>
          <table:table-cell office:value-type="float" office:value="782.9193313681" calcext:value-type="float">
            <text:p>782,91933136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268307624" calcext:value-type="float">
            <text:p>12,7268307624</text:p>
          </table:table-cell>
          <table:table-cell office:value-type="float" office:value="14.278431182" calcext:value-type="float">
            <text:p>14,278431182</text:p>
          </table:table-cell>
          <table:table-cell office:value-type="float" office:value="16.0052232351" calcext:value-type="float">
            <text:p>16,0052232351</text:p>
          </table:table-cell>
          <table:table-cell office:value-type="float" office:value="17.8846739878" calcext:value-type="float">
            <text:p>17,8846739878</text:p>
          </table:table-cell>
          <table:table-cell office:value-type="float" office:value="19.9145494109" calcext:value-type="float">
            <text:p>19,9145494109</text:p>
          </table:table-cell>
          <table:table-cell office:value-type="float" office:value="22.1241789634" calcext:value-type="float">
            <text:p>22,1241789634</text:p>
          </table:table-cell>
          <table:table-cell office:value-type="float" office:value="24.5185767056" calcext:value-type="float">
            <text:p>24,5185767056</text:p>
          </table:table-cell>
          <table:table-cell office:value-type="float" office:value="26.985571124" calcext:value-type="float">
            <text:p>26,985571124</text:p>
          </table:table-cell>
          <table:table-cell office:value-type="float" office:value="29.6044093242" calcext:value-type="float">
            <text:p>29,6044093242</text:p>
          </table:table-cell>
          <table:table-cell office:value-type="float" office:value="32.3973970942" calcext:value-type="float">
            <text:p>32,3973970942</text:p>
          </table:table-cell>
          <table:table-cell office:value-type="float" office:value="35.358216767" calcext:value-type="float">
            <text:p>35,358216767</text:p>
          </table:table-cell>
          <table:table-cell office:value-type="float" office:value="38.4805463061" calcext:value-type="float">
            <text:p>38,4805463061</text:p>
          </table:table-cell>
          <table:table-cell office:value-type="float" office:value="41.7557489196" calcext:value-type="float">
            <text:p>41,7557489196</text:p>
          </table:table-cell>
          <table:table-cell office:value-type="float" office:value="45.1691893358" calcext:value-type="float">
            <text:p>45,1691893358</text:p>
          </table:table-cell>
          <table:table-cell office:value-type="float" office:value="48.6935546205" calcext:value-type="float">
            <text:p>48,6935546205</text:p>
          </table:table-cell>
          <table:table-cell office:value-type="float" office:value="52.274841616" calcext:value-type="float">
            <text:p>52,274841616</text:p>
          </table:table-cell>
          <table:table-cell office:value-type="float" office:value="55.799853169" calcext:value-type="float">
            <text:p>55,799853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6698462175" calcext:value-type="float">
            <text:p>98,6698462175</text:p>
          </table:table-cell>
          <table:table-cell office:value-type="float" office:value="116.188839722" calcext:value-type="float">
            <text:p>116,188839722</text:p>
          </table:table-cell>
          <table:table-cell office:value-type="float" office:value="135.7430288813" calcext:value-type="float">
            <text:p>135,7430288813</text:p>
          </table:table-cell>
          <table:table-cell office:value-type="float" office:value="157.1458016905" calcext:value-type="float">
            <text:p>157,1458016905</text:p>
          </table:table-cell>
          <table:table-cell office:value-type="float" office:value="180.3558074431" calcext:value-type="float">
            <text:p>180,3558074431</text:p>
          </table:table-cell>
          <table:table-cell office:value-type="float" office:value="205.6173260041" calcext:value-type="float">
            <text:p>205,6173260041</text:p>
          </table:table-cell>
          <table:table-cell office:value-type="float" office:value="232.9656698027" calcext:value-type="float">
            <text:p>232,9656698027</text:p>
          </table:table-cell>
          <table:table-cell office:value-type="float" office:value="261.3002433922" calcext:value-type="float">
            <text:p>261,3002433922</text:p>
          </table:table-cell>
          <table:table-cell office:value-type="float" office:value="291.3301670341" calcext:value-type="float">
            <text:p>291,3301670341</text:p>
          </table:table-cell>
          <table:table-cell office:value-type="float" office:value="323.2525871679" calcext:value-type="float">
            <text:p>323,2525871679</text:p>
          </table:table-cell>
          <table:table-cell office:value-type="float" office:value="356.9888620766" calcext:value-type="float">
            <text:p>356,9888620766</text:p>
          </table:table-cell>
          <table:table-cell office:value-type="float" office:value="392.4585206744" calcext:value-type="float">
            <text:p>392,4585206744</text:p>
          </table:table-cell>
          <table:table-cell office:value-type="float" office:value="429.5569398246" calcext:value-type="float">
            <text:p>429,5569398246</text:p>
          </table:table-cell>
          <table:table-cell office:value-type="float" office:value="468.1172636586" calcext:value-type="float">
            <text:p>468,1172636586</text:p>
          </table:table-cell>
          <table:table-cell office:value-type="float" office:value="507.8396367582" calcext:value-type="float">
            <text:p>507,8396367582</text:p>
          </table:table-cell>
          <table:table-cell office:value-type="float" office:value="548.1417670209" calcext:value-type="float">
            <text:p>548,1417670209</text:p>
          </table:table-cell>
          <table:table-cell office:value-type="float" office:value="587.8117289738" calcext:value-type="float">
            <text:p>587,8117289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155538312" calcext:value-type="float">
            <text:p>0,0155538312</text:p>
          </table:table-cell>
          <table:table-cell office:value-type="float" office:value="0.0203580868" calcext:value-type="float">
            <text:p>0,0203580868</text:p>
          </table:table-cell>
          <table:table-cell office:value-type="float" office:value="0.024074263" calcext:value-type="float">
            <text:p>0,024074263</text:p>
          </table:table-cell>
          <table:table-cell office:value-type="float" office:value="0.0271704524" calcext:value-type="float">
            <text:p>0,0271704524</text:p>
          </table:table-cell>
          <table:table-cell office:value-type="float" office:value="0.0297986823" calcext:value-type="float">
            <text:p>0,0297986823</text:p>
          </table:table-cell>
          <table:table-cell office:value-type="float" office:value="0.0322489826" calcext:value-type="float">
            <text:p>0,0322489826</text:p>
          </table:table-cell>
          <table:table-cell office:value-type="float" office:value="0.0346396478" calcext:value-type="float">
            <text:p>0,0346396478</text:p>
          </table:table-cell>
          <table:table-cell office:value-type="float" office:value="0.0370663743" calcext:value-type="float">
            <text:p>0,0370663743</text:p>
          </table:table-cell>
          <table:table-cell office:value-type="float" office:value="0.0395802343" calcext:value-type="float">
            <text:p>0,0395802343</text:p>
          </table:table-cell>
          <table:table-cell office:value-type="float" office:value="0.0422157613" calcext:value-type="float">
            <text:p>0,0422157613</text:p>
          </table:table-cell>
          <table:table-cell office:value-type="float" office:value="0.0450229346" calcext:value-type="float">
            <text:p>0,0450229346</text:p>
          </table:table-cell>
          <table:table-cell office:value-type="float" office:value="0.0480840563" calcext:value-type="float">
            <text:p>0,0480840563</text:p>
          </table:table-cell>
          <table:table-cell office:value-type="float" office:value="0.051530275" calcext:value-type="float">
            <text:p>0,051530275</text:p>
          </table:table-cell>
          <table:table-cell office:value-type="float" office:value="0.0555657069" calcext:value-type="float">
            <text:p>0,0555657069</text:p>
          </table:table-cell>
          <table:table-cell office:value-type="float" office:value="0.0605094947" calcext:value-type="float">
            <text:p>0,0605094947</text:p>
          </table:table-cell>
          <table:table-cell office:value-type="float" office:value="0.0668767953" calcext:value-type="float">
            <text:p>0,0668767953</text:p>
          </table:table-cell>
          <table:table-cell office:value-type="float" office:value="0.0755419718" calcext:value-type="float">
            <text:p>0,0755419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2.1134850591" calcext:value-type="float">
            <text:p>2,1134850591</text:p>
          </table:table-cell>
          <table:table-cell office:value-type="float" office:value="3.2688247383" calcext:value-type="float">
            <text:p>3,2688247383</text:p>
          </table:table-cell>
          <table:table-cell office:value-type="float" office:value="4.530374771" calcext:value-type="float">
            <text:p>4,530374771</text:p>
          </table:table-cell>
          <table:table-cell office:value-type="float" office:value="5.9388356147" calcext:value-type="float">
            <text:p>5,9388356147</text:p>
          </table:table-cell>
          <table:table-cell office:value-type="float" office:value="7.4968343387" calcext:value-type="float">
            <text:p>7,4968343387</text:p>
          </table:table-cell>
          <table:table-cell office:value-type="float" office:value="9.2556008439" calcext:value-type="float">
            <text:p>9,2556008439</text:p>
          </table:table-cell>
          <table:table-cell office:value-type="float" office:value="11.258886658" calcext:value-type="float">
            <text:p>11,258886658</text:p>
          </table:table-cell>
          <table:table-cell office:value-type="float" office:value="13.5439298134" calcext:value-type="float">
            <text:p>13,5439298134</text:p>
          </table:table-cell>
          <table:table-cell office:value-type="float" office:value="16.1719824522" calcext:value-type="float">
            <text:p>16,1719824522</text:p>
          </table:table-cell>
          <table:table-cell office:value-type="float" office:value="19.1924308593" calcext:value-type="float">
            <text:p>19,1924308593</text:p>
          </table:table-cell>
          <table:table-cell office:value-type="float" office:value="22.6643796991" calcext:value-type="float">
            <text:p>22,6643796991</text:p>
          </table:table-cell>
          <table:table-cell office:value-type="float" office:value="26.6763313221" calcext:value-type="float">
            <text:p>26,6763313221</text:p>
          </table:table-cell>
          <table:table-cell office:value-type="float" office:value="31.3659419569" calcext:value-type="float">
            <text:p>31,3659419569</text:p>
          </table:table-cell>
          <table:table-cell office:value-type="float" office:value="36.9512400502" calcext:value-type="float">
            <text:p>36,9512400502</text:p>
          </table:table-cell>
          <table:table-cell office:value-type="float" office:value="43.7843424205" calcext:value-type="float">
            <text:p>43,7843424205</text:p>
          </table:table-cell>
          <table:table-cell office:value-type="float" office:value="52.4520018175" calcext:value-type="float">
            <text:p>52,4520018175</text:p>
          </table:table-cell>
          <table:table-cell office:value-type="float" office:value="63.9761549276" calcext:value-type="float">
            <text:p>63,97615492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384893694" calcext:value-type="float">
            <text:p>0,0384893694</text:p>
          </table:table-cell>
          <table:table-cell office:value-type="float" office:value="0.38556829" calcext:value-type="float">
            <text:p>0,38556829</text:p>
          </table:table-cell>
          <table:table-cell office:value-type="float" office:value="1.1310066295" calcext:value-type="float">
            <text:p>1,1310066295</text:p>
          </table:table-cell>
          <table:table-cell office:value-type="float" office:value="2.2821361376" calcext:value-type="float">
            <text:p>2,2821361376</text:p>
          </table:table-cell>
          <table:table-cell office:value-type="float" office:value="2.884270709" calcext:value-type="float">
            <text:p>2,884270709</text:p>
          </table:table-cell>
          <table:table-cell office:value-type="float" office:value="3.5725273742" calcext:value-type="float">
            <text:p>3,5725273742</text:p>
          </table:table-cell>
          <table:table-cell office:value-type="float" office:value="4.1905535987" calcext:value-type="float">
            <text:p>4,1905535987</text:p>
          </table:table-cell>
          <table:table-cell office:value-type="float" office:value="4.7980967138" calcext:value-type="float">
            <text:p>4,7980967138</text:p>
          </table:table-cell>
          <table:table-cell office:value-type="float" office:value="5.3444036873" calcext:value-type="float">
            <text:p>5,3444036873</text:p>
          </table:table-cell>
          <table:table-cell office:value-type="float" office:value="5.7552358588" calcext:value-type="float">
            <text:p>5,7552358588</text:p>
          </table:table-cell>
          <table:table-cell office:value-type="float" office:value="5.9396585098" calcext:value-type="float">
            <text:p>5,9396585098</text:p>
          </table:table-cell>
          <table:table-cell office:value-type="float" office:value="5.7944997172" calcext:value-type="float">
            <text:p>5,7944997172</text:p>
          </table:table-cell>
          <table:table-cell office:value-type="float" office:value="5.2155824445" calcext:value-type="float">
            <text:p>5,2155824445</text:p>
          </table:table-cell>
          <table:table-cell office:value-type="float" office:value="4.125297636" calcext:value-type="float">
            <text:p>4,125297636</text:p>
          </table:table-cell>
          <table:table-cell office:value-type="float" office:value="2.5486754162" calcext:value-type="float">
            <text:p>2,5486754162</text:p>
          </table:table-cell>
          <table:table-cell office:value-type="float" office:value="0.8308445131" calcext:value-type="float">
            <text:p>0,83084451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901" calcext:value-type="float">
            <text:p>0,000045901</text:p>
          </table:table-cell>
          <table:table-cell office:value-type="float" office:value="0.0002447513" calcext:value-type="float">
            <text:p>0,0002447513</text:p>
          </table:table-cell>
          <table:table-cell office:value-type="float" office:value="0.0021038566" calcext:value-type="float">
            <text:p>0,0021038566</text:p>
          </table:table-cell>
          <table:table-cell office:value-type="float" office:value="0.0053473684" calcext:value-type="float">
            <text:p>0,0053473684</text:p>
          </table:table-cell>
          <table:table-cell office:value-type="float" office:value="0.0094379673" calcext:value-type="float">
            <text:p>0,0094379673</text:p>
          </table:table-cell>
          <table:table-cell office:value-type="float" office:value="0.0104934253" calcext:value-type="float">
            <text:p>0,0104934253</text:p>
          </table:table-cell>
          <table:table-cell office:value-type="float" office:value="0.0115169449" calcext:value-type="float">
            <text:p>0,0115169449</text:p>
          </table:table-cell>
          <table:table-cell office:value-type="float" office:value="0.0120535213" calcext:value-type="float">
            <text:p>0,0120535213</text:p>
          </table:table-cell>
          <table:table-cell office:value-type="float" office:value="0.0123784394" calcext:value-type="float">
            <text:p>0,0123784394</text:p>
          </table:table-cell>
          <table:table-cell office:value-type="float" office:value="0.0124262361" calcext:value-type="float">
            <text:p>0,0124262361</text:p>
          </table:table-cell>
          <table:table-cell office:value-type="float" office:value="0.0121168802" calcext:value-type="float">
            <text:p>0,0121168802</text:p>
          </table:table-cell>
          <table:table-cell office:value-type="float" office:value="0.011374965" calcext:value-type="float">
            <text:p>0,011374965</text:p>
          </table:table-cell>
          <table:table-cell office:value-type="float" office:value="0.01013859" calcext:value-type="float">
            <text:p>0,01013859</text:p>
          </table:table-cell>
          <table:table-cell office:value-type="float" office:value="0.0083739529" calcext:value-type="float">
            <text:p>0,0083739529</text:p>
          </table:table-cell>
          <table:table-cell office:value-type="float" office:value="0.0061053568" calcext:value-type="float">
            <text:p>0,0061053568</text:p>
          </table:table-cell>
          <table:table-cell office:value-type="float" office:value="0.0034946524" calcext:value-type="float">
            <text:p>0,0034946524</text:p>
          </table:table-cell>
          <table:table-cell office:value-type="float" office:value="0.0010623408" calcext:value-type="float">
            <text:p>0,00106234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43.8403481528" calcext:value-type="float">
            <text:p>43,8403481528</text:p>
          </table:table-cell>
          <table:table-cell office:value-type="float" office:value="39.6049493904" calcext:value-type="float">
            <text:p>39,6049493904</text:p>
          </table:table-cell>
          <table:table-cell office:value-type="float" office:value="35.588444605" calcext:value-type="float">
            <text:p>35,588444605</text:p>
          </table:table-cell>
          <table:table-cell office:value-type="float" office:value="31.4126604585" calcext:value-type="float">
            <text:p>31,4126604585</text:p>
          </table:table-cell>
          <table:table-cell office:value-type="float" office:value="30.6198772606" calcext:value-type="float">
            <text:p>30,6198772606</text:p>
          </table:table-cell>
          <table:table-cell office:value-type="float" office:value="29.4988730958" calcext:value-type="float">
            <text:p>29,4988730958</text:p>
          </table:table-cell>
          <table:table-cell office:value-type="float" office:value="29.3006296557" calcext:value-type="float">
            <text:p>29,3006296557</text:p>
          </table:table-cell>
          <table:table-cell office:value-type="float" office:value="29.2212429536" calcext:value-type="float">
            <text:p>29,2212429536</text:p>
          </table:table-cell>
          <table:table-cell office:value-type="float" office:value="29.4008158927" calcext:value-type="float">
            <text:p>29,4008158927</text:p>
          </table:table-cell>
          <table:table-cell office:value-type="float" office:value="30.0391686836" calcext:value-type="float">
            <text:p>30,0391686836</text:p>
          </table:table-cell>
          <table:table-cell office:value-type="float" office:value="31.411215837" calcext:value-type="float">
            <text:p>31,411215837</text:p>
          </table:table-cell>
          <table:table-cell office:value-type="float" office:value="33.9005194145" calcext:value-type="float">
            <text:p>33,9005194145</text:p>
          </table:table-cell>
          <table:table-cell office:value-type="float" office:value="38.0662048752" calcext:value-type="float">
            <text:p>38,0662048752</text:p>
          </table:table-cell>
          <table:table-cell office:value-type="float" office:value="44.7839393751" calcext:value-type="float">
            <text:p>44,7839393751</text:p>
          </table:table-cell>
          <table:table-cell office:value-type="float" office:value="55.5523751822" calcext:value-type="float">
            <text:p>55,5523751822</text:p>
          </table:table-cell>
          <table:table-cell office:value-type="float" office:value="73.1401869273" calcext:value-type="float">
            <text:p>73,14018692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53.1159731528" calcext:value-type="float">
            <text:p>53,1159731528</text:p>
          </table:table-cell>
          <table:table-cell office:value-type="float" office:value="47.7008493904" calcext:value-type="float">
            <text:p>47,7008493904</text:p>
          </table:table-cell>
          <table:table-cell office:value-type="float" office:value="42.627644605" calcext:value-type="float">
            <text:p>42,627644605</text:p>
          </table:table-cell>
          <table:table-cell office:value-type="float" office:value="37.4393712027" calcext:value-type="float">
            <text:p>37,4393712027</text:p>
          </table:table-cell>
          <table:table-cell office:value-type="float" office:value="36.335218751" calcext:value-type="float">
            <text:p>36,335218751</text:p>
          </table:table-cell>
          <table:table-cell office:value-type="float" office:value="34.866832004" calcext:value-type="float">
            <text:p>34,866832004</text:p>
          </table:table-cell>
          <table:table-cell office:value-type="float" office:value="34.5122176782" calcext:value-type="float">
            <text:p>34,5122176782</text:p>
          </table:table-cell>
          <table:table-cell office:value-type="float" office:value="34.3068796229" calcext:value-type="float">
            <text:p>34,3068796229</text:p>
          </table:table-cell>
          <table:table-cell office:value-type="float" office:value="34.4126585858" calcext:value-type="float">
            <text:p>34,4126585858</text:p>
          </table:table-cell>
          <table:table-cell office:value-type="float" office:value="35.0607958557" calcext:value-type="float">
            <text:p>35,0607958557</text:p>
          </table:table-cell>
          <table:table-cell office:value-type="float" office:value="36.56731253" calcext:value-type="float">
            <text:p>36,56731253</text:p>
          </table:table-cell>
          <table:table-cell office:value-type="float" office:value="39.3717635961" calcext:value-type="float">
            <text:p>39,3717635961</text:p>
          </table:table-cell>
          <table:table-cell office:value-type="float" office:value="44.1142388677" calcext:value-type="float">
            <text:p>44,1142388677</text:p>
          </table:table-cell>
          <table:table-cell office:value-type="float" office:value="51.7973598087" calcext:value-type="float">
            <text:p>51,7973598087</text:p>
          </table:table-cell>
          <table:table-cell office:value-type="float" office:value="64.1381568437" calcext:value-type="float">
            <text:p>64,1381568437</text:p>
          </table:table-cell>
          <table:table-cell office:value-type="float" office:value="84.3105930173" calcext:value-type="float">
            <text:p>84,3105930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0613481528" calcext:value-type="float">
            <text:p>39,0613481528</text:p>
          </table:table-cell>
          <table:table-cell office:value-type="float" office:value="35.9729093904" calcext:value-type="float">
            <text:p>35,9729093904</text:p>
          </table:table-cell>
          <table:table-cell office:value-type="float" office:value="32.835740605" calcext:value-type="float">
            <text:p>32,835740605</text:p>
          </table:table-cell>
          <table:table-cell office:value-type="float" office:value="29.3563063798" calcext:value-type="float">
            <text:p>29,3563063798</text:p>
          </table:table-cell>
          <table:table-cell office:value-type="float" office:value="28.9167551154" calcext:value-type="float">
            <text:p>28,9167551154</text:p>
          </table:table-cell>
          <table:table-cell office:value-type="float" office:value="28.1006387983" calcext:value-type="float">
            <text:p>28,1006387983</text:p>
          </table:table-cell>
          <table:table-cell office:value-type="float" office:value="28.113037066" calcext:value-type="float">
            <text:p>28,113037066</text:p>
          </table:table-cell>
          <table:table-cell office:value-type="float" office:value="28.2066098832" calcext:value-type="float">
            <text:p>28,2066098832</text:p>
          </table:table-cell>
          <table:table-cell office:value-type="float" office:value="28.5247257118" calcext:value-type="float">
            <text:p>28,5247257118</text:p>
          </table:table-cell>
          <table:table-cell office:value-type="float" office:value="29.2695277477" calcext:value-type="float">
            <text:p>29,2695277477</text:p>
          </table:table-cell>
          <table:table-cell office:value-type="float" office:value="30.7178759999" calcext:value-type="float">
            <text:p>30,7178759999</text:p>
          </table:table-cell>
          <table:table-cell office:value-type="float" office:value="33.2546163572" calcext:value-type="float">
            <text:p>33,2546163572</text:p>
          </table:table-cell>
          <table:table-cell office:value-type="float" office:value="37.4389948034" calcext:value-type="float">
            <text:p>37,4389948034</text:p>
          </table:table-cell>
          <table:table-cell office:value-type="float" office:value="44.1446532528" calcext:value-type="float">
            <text:p>44,1446532528</text:p>
          </table:table-cell>
          <table:table-cell office:value-type="float" office:value="54.8641201822" calcext:value-type="float">
            <text:p>54,8641201822</text:p>
          </table:table-cell>
          <table:table-cell office:value-type="float" office:value="72.3522899646" calcext:value-type="float">
            <text:p>72,3522899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2.2718226464" calcext:value-type="float">
            <text:p>752,2718226464</text:p>
          </table:table-cell>
          <table:table-cell office:value-type="float" office:value="806.2883930098" calcext:value-type="float">
            <text:p>806,2883930098</text:p>
          </table:table-cell>
          <table:table-cell office:value-type="float" office:value="854.8269153842" calcext:value-type="float">
            <text:p>854,8269153842</text:p>
          </table:table-cell>
          <table:table-cell office:value-type="float" office:value="897.6701511433" calcext:value-type="float">
            <text:p>897,6701511433</text:p>
          </table:table-cell>
          <table:table-cell office:value-type="float" office:value="939.4321223116" calcext:value-type="float">
            <text:p>939,4321223116</text:p>
          </table:table-cell>
          <table:table-cell office:value-type="float" office:value="979.6651734516" calcext:value-type="float">
            <text:p>979,6651734516</text:p>
          </table:table-cell>
          <table:table-cell office:value-type="float" office:value="1019.6278434675" calcext:value-type="float">
            <text:p>1019,6278434675</text:p>
          </table:table-cell>
          <table:table-cell office:value-type="float" office:value="1059.4822392035" calcext:value-type="float">
            <text:p>1059,4822392035</text:p>
          </table:table-cell>
          <table:table-cell office:value-type="float" office:value="1099.5815516594" calcext:value-type="float">
            <text:p>1099,5815516594</text:p>
          </table:table-cell>
          <table:table-cell office:value-type="float" office:value="1140.5515034919" calcext:value-type="float">
            <text:p>1140,5515034919</text:p>
          </table:table-cell>
          <table:table-cell office:value-type="float" office:value="1183.3927689542" calcext:value-type="float">
            <text:p>1183,3927689542</text:p>
          </table:table-cell>
          <table:table-cell office:value-type="float" office:value="1229.6291565899" calcext:value-type="float">
            <text:p>1229,6291565899</text:p>
          </table:table-cell>
          <table:table-cell office:value-type="float" office:value="1281.5470574018" calcext:value-type="float">
            <text:p>1281,5470574018</text:p>
          </table:table-cell>
          <table:table-cell office:value-type="float" office:value="1342.6271711157" calcext:value-type="float">
            <text:p>1342,6271711157</text:p>
          </table:table-cell>
          <table:table-cell office:value-type="float" office:value="1418.3941858215" calcext:value-type="float">
            <text:p>1418,39418582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528.9666854217" calcext:value-type="float">
            <text:p>528,9666854217</text:p>
          </table:table-cell>
          <table:table-cell office:value-type="float" office:value="767.4709323738" calcext:value-type="float">
            <text:p>767,4709323738</text:p>
          </table:table-cell>
          <table:table-cell office:value-type="float" office:value="980.6091553986" calcext:value-type="float">
            <text:p>980,6091553986</text:p>
          </table:table-cell>
          <table:table-cell office:value-type="float" office:value="1167.8060114122" calcext:value-type="float">
            <text:p>1167,8060114122</text:p>
          </table:table-cell>
          <table:table-cell office:value-type="float" office:value="1349.4821051674" calcext:value-type="float">
            <text:p>1349,4821051674</text:p>
          </table:table-cell>
          <table:table-cell office:value-type="float" office:value="1523.8162651874" calcext:value-type="float">
            <text:p>1523,8162651874</text:p>
          </table:table-cell>
          <table:table-cell office:value-type="float" office:value="1696.3773535785" calcext:value-type="float">
            <text:p>1696,3773535785</text:p>
          </table:table-cell>
          <table:table-cell office:value-type="float" office:value="1867.9117516928" calcext:value-type="float">
            <text:p>1867,9117516928</text:p>
          </table:table-cell>
          <table:table-cell office:value-type="float" office:value="2039.9750446218" calcext:value-type="float">
            <text:p>2039,9750446218</text:p>
          </table:table-cell>
          <table:table-cell office:value-type="float" office:value="2215.2790239003" calcext:value-type="float">
            <text:p>2215,2790239003</text:p>
          </table:table-cell>
          <table:table-cell office:value-type="float" office:value="2398.1155865503" calcext:value-type="float">
            <text:p>2398,1155865503</text:p>
          </table:table-cell>
          <table:table-cell office:value-type="float" office:value="2594.9744045307" calcext:value-type="float">
            <text:p>2594,9744045307</text:p>
          </table:table-cell>
          <table:table-cell office:value-type="float" office:value="2815.5455988691" calcext:value-type="float">
            <text:p>2815,5455988691</text:p>
          </table:table-cell>
          <table:table-cell office:value-type="float" office:value="3074.5323979125" calcext:value-type="float">
            <text:p>3074,5323979125</text:p>
          </table:table-cell>
          <table:table-cell office:value-type="float" office:value="3395.2231821311" calcext:value-type="float">
            <text:p>3395,2231821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47026904" calcext:value-type="float">
            <text:p>0,4747026904</text:p>
          </table:table-cell>
          <table:table-cell office:value-type="float" office:value="0.4708389493" calcext:value-type="float">
            <text:p>0,4708389493</text:p>
          </table:table-cell>
          <table:table-cell office:value-type="float" office:value="0.4662069597" calcext:value-type="float">
            <text:p>0,4662069597</text:p>
          </table:table-cell>
          <table:table-cell office:value-type="float" office:value="0.4606821412" calcext:value-type="float">
            <text:p>0,4606821412</text:p>
          </table:table-cell>
          <table:table-cell office:value-type="float" office:value="0.45877185" calcext:value-type="float">
            <text:p>0,45877185</text:p>
          </table:table-cell>
          <table:table-cell office:value-type="float" office:value="0.456822492" calcext:value-type="float">
            <text:p>0,456822492</text:p>
          </table:table-cell>
          <table:table-cell office:value-type="float" office:value="0.4560644391" calcext:value-type="float">
            <text:p>0,4560644391</text:p>
          </table:table-cell>
          <table:table-cell office:value-type="float" office:value="0.4557651862" calcext:value-type="float">
            <text:p>0,4557651862</text:p>
          </table:table-cell>
          <table:table-cell office:value-type="float" office:value="0.4560164556" calcext:value-type="float">
            <text:p>0,4560164556</text:p>
          </table:table-cell>
          <table:table-cell office:value-type="float" office:value="0.4570323356" calcext:value-type="float">
            <text:p>0,4570323356</text:p>
          </table:table-cell>
          <table:table-cell office:value-type="float" office:value="0.4591468575" calcext:value-type="float">
            <text:p>0,4591468575</text:p>
          </table:table-cell>
          <table:table-cell office:value-type="float" office:value="0.4628410058" calcext:value-type="float">
            <text:p>0,4628410058</text:p>
          </table:table-cell>
          <table:table-cell office:value-type="float" office:value="0.4687987866" calcext:value-type="float">
            <text:p>0,4687987866</text:p>
          </table:table-cell>
          <table:table-cell office:value-type="float" office:value="0.478017781" calcext:value-type="float">
            <text:p>0,478017781</text:p>
          </table:table-cell>
          <table:table-cell office:value-type="float" office:value="0.4920298808" calcext:value-type="float">
            <text:p>0,4920298808</text:p>
          </table:table-cell>
          <table:table-cell office:value-type="float" office:value="0.5133078306" calcext:value-type="float">
            <text:p>0,5133078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25261574" calcext:value-type="float">
            <text:p>0,5125261574</text:p>
          </table:table-cell>
          <table:table-cell office:value-type="float" office:value="0.4689988503" calcext:value-type="float">
            <text:p>0,4689988503</text:p>
          </table:table-cell>
          <table:table-cell office:value-type="float" office:value="0.4479550696" calcext:value-type="float">
            <text:p>0,4479550696</text:p>
          </table:table-cell>
          <table:table-cell office:value-type="float" office:value="0.430616461" calcext:value-type="float">
            <text:p>0,430616461</text:p>
          </table:table-cell>
          <table:table-cell office:value-type="float" office:value="0.4290009808" calcext:value-type="float">
            <text:p>0,4290009808</text:p>
          </table:table-cell>
          <table:table-cell office:value-type="float" office:value="0.4270787498" calcext:value-type="float">
            <text:p>0,4270787498</text:p>
          </table:table-cell>
          <table:table-cell office:value-type="float" office:value="0.4283905317" calcext:value-type="float">
            <text:p>0,4283905317</text:p>
          </table:table-cell>
          <table:table-cell office:value-type="float" office:value="0.4304646511" calcext:value-type="float">
            <text:p>0,4304646511</text:p>
          </table:table-cell>
          <table:table-cell office:value-type="float" office:value="0.4334569505" calcext:value-type="float">
            <text:p>0,4334569505</text:p>
          </table:table-cell>
          <table:table-cell office:value-type="float" office:value="0.4377948777" calcext:value-type="float">
            <text:p>0,4377948777</text:p>
          </table:table-cell>
          <table:table-cell office:value-type="float" office:value="0.4441061065" calcext:value-type="float">
            <text:p>0,4441061065</text:p>
          </table:table-cell>
          <table:table-cell office:value-type="float" office:value="0.4532285012" calcext:value-type="float">
            <text:p>0,4532285012</text:p>
          </table:table-cell>
          <table:table-cell office:value-type="float" office:value="0.4662639356" calcext:value-type="float">
            <text:p>0,4662639356</text:p>
          </table:table-cell>
          <table:table-cell office:value-type="float" office:value="0.4846991367" calcext:value-type="float">
            <text:p>0,4846991367</text:p>
          </table:table-cell>
          <table:table-cell office:value-type="float" office:value="0.5106548642" calcext:value-type="float">
            <text:p>0,5106548642</text:p>
          </table:table-cell>
          <table:table-cell office:value-type="float" office:value="0.547310442" calcext:value-type="float">
            <text:p>0,547310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0809813581" calcext:value-type="float">
            <text:p>163,0809813581</text:p>
          </table:table-cell>
          <table:table-cell office:value-type="float" office:value="174.8141148602" calcext:value-type="float">
            <text:p>174,8141148602</text:p>
          </table:table-cell>
          <table:table-cell office:value-type="float" office:value="185.3572453738" calcext:value-type="float">
            <text:p>185,3572453738</text:p>
          </table:table-cell>
          <table:table-cell office:value-type="float" office:value="194.6631741242" calcext:value-type="float">
            <text:p>194,6631741242</text:p>
          </table:table-cell>
          <table:table-cell office:value-type="float" office:value="203.7342412157" calcext:value-type="float">
            <text:p>203,7342412157</text:p>
          </table:table-cell>
          <table:table-cell office:value-type="float" office:value="212.4731968036" calcext:value-type="float">
            <text:p>212,4731968036</text:p>
          </table:table-cell>
          <table:table-cell office:value-type="float" office:value="221.1534435102" calcext:value-type="float">
            <text:p>221,1534435102</text:p>
          </table:table-cell>
          <table:table-cell office:value-type="float" office:value="229.8101969338" calcext:value-type="float">
            <text:p>229,8101969338</text:p>
          </table:table-cell>
          <table:table-cell office:value-type="float" office:value="238.5201838686" calcext:value-type="float">
            <text:p>238,5201838686</text:p>
          </table:table-cell>
          <table:table-cell office:value-type="float" office:value="247.4193358471" calcext:value-type="float">
            <text:p>247,4193358471</text:p>
          </table:table-cell>
          <table:table-cell office:value-type="float" office:value="256.7250388909" calcext:value-type="float">
            <text:p>256,7250388909</text:p>
          </table:table-cell>
          <table:table-cell office:value-type="float" office:value="266.7683248057" calcext:value-type="float">
            <text:p>266,7683248057</text:p>
          </table:table-cell>
          <table:table-cell office:value-type="float" office:value="278.0458889956" calcext:value-type="float">
            <text:p>278,0458889956</text:p>
          </table:table-cell>
          <table:table-cell office:value-type="float" office:value="291.3138787465" calcext:value-type="float">
            <text:p>291,3138787465</text:p>
          </table:table-cell>
          <table:table-cell office:value-type="float" office:value="307.7724776048" calcext:value-type="float">
            <text:p>307,7724776048</text:p>
          </table:table-cell>
          <table:table-cell office:value-type="float" office:value="329.442200329" calcext:value-type="float">
            <text:p>329,442200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3.4104600007" calcext:value-type="float">
            <text:p>113,4104600007</text:p>
          </table:table-cell>
          <table:table-cell office:value-type="float" office:value="122.9063194316" calcext:value-type="float">
            <text:p>122,9063194316</text:p>
          </table:table-cell>
          <table:table-cell office:value-type="float" office:value="131.2456840487" calcext:value-type="float">
            <text:p>131,2456840487</text:p>
          </table:table-cell>
          <table:table-cell office:value-type="float" office:value="138.3795860445" calcext:value-type="float">
            <text:p>138,3795860445</text:p>
          </table:table-cell>
          <table:table-cell office:value-type="float" office:value="145.3220455876" calcext:value-type="float">
            <text:p>145,3220455876</text:p>
          </table:table-cell>
          <table:table-cell office:value-type="float" office:value="151.973091855" calcext:value-type="float">
            <text:p>151,973091855</text:p>
          </table:table-cell>
          <table:table-cell office:value-type="float" office:value="158.6096801469" calcext:value-type="float">
            <text:p>158,6096801469</text:p>
          </table:table-cell>
          <table:table-cell office:value-type="float" office:value="165.2672959695" calcext:value-type="float">
            <text:p>165,2672959695</text:p>
          </table:table-cell>
          <table:table-cell office:value-type="float" office:value="172.0238602388" calcext:value-type="float">
            <text:p>172,0238602388</text:p>
          </table:table-cell>
          <table:table-cell office:value-type="float" office:value="179.0175212608" calcext:value-type="float">
            <text:p>179,0175212608</text:p>
          </table:table-cell>
          <table:table-cell office:value-type="float" office:value="186.4693762056" calcext:value-type="float">
            <text:p>186,4693762056</text:p>
          </table:table-cell>
          <table:table-cell office:value-type="float" office:value="194.7164301241" calcext:value-type="float">
            <text:p>194,7164301241</text:p>
          </table:table-cell>
          <table:table-cell office:value-type="float" office:value="204.2648414577" calcext:value-type="float">
            <text:p>204,2648414577</text:p>
          </table:table-cell>
          <table:table-cell office:value-type="float" office:value="215.8858397842" calcext:value-type="float">
            <text:p>215,8858397842</text:p>
          </table:table-cell>
          <table:table-cell office:value-type="float" office:value="230.8043254396" calcext:value-type="float">
            <text:p>230,8043254396</text:p>
          </table:table-cell>
          <table:table-cell office:value-type="float" office:value="251.0830489186" calcext:value-type="float">
            <text:p>251,08304891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5.0673476244" calcext:value-type="float">
            <text:p>45,0673476244</text:p>
          </table:table-cell>
          <table:table-cell office:value-type="float" office:value="49.1106844566" calcext:value-type="float">
            <text:p>49,1106844566</text:p>
          </table:table-cell>
          <table:table-cell office:value-type="float" office:value="51.9423801419" calcext:value-type="float">
            <text:p>51,9423801419</text:p>
          </table:table-cell>
          <table:table-cell office:value-type="float" office:value="53.6321376653" calcext:value-type="float">
            <text:p>53,6321376653</text:p>
          </table:table-cell>
          <table:table-cell office:value-type="float" office:value="55.4179788444" calcext:value-type="float">
            <text:p>55,4179788444</text:p>
          </table:table-cell>
          <table:table-cell office:value-type="float" office:value="57.1321629" calcext:value-type="float">
            <text:p>57,1321629</text:p>
          </table:table-cell>
          <table:table-cell office:value-type="float" office:value="59.0692236295" calcext:value-type="float">
            <text:p>59,0692236295</text:p>
          </table:table-cell>
          <table:table-cell office:value-type="float" office:value="61.2251854814" calcext:value-type="float">
            <text:p>61,2251854814</text:p>
          </table:table-cell>
          <table:table-cell office:value-type="float" office:value="63.6553004213" calcext:value-type="float">
            <text:p>63,6553004213</text:p>
          </table:table-cell>
          <table:table-cell office:value-type="float" office:value="66.487913649" calcext:value-type="float">
            <text:p>66,487913649</text:p>
          </table:table-cell>
          <table:table-cell office:value-type="float" office:value="69.9459273035" calcext:value-type="float">
            <text:p>69,9459273035</text:p>
          </table:table-cell>
          <table:table-cell office:value-type="float" office:value="74.3811389448" calcext:value-type="float">
            <text:p>74,3811389448</text:p>
          </table:table-cell>
          <table:table-cell office:value-type="float" office:value="80.3329172557" calcext:value-type="float">
            <text:p>80,3329172557</text:p>
          </table:table-cell>
          <table:table-cell office:value-type="float" office:value="88.6374170755" calcext:value-type="float">
            <text:p>88,6374170755</text:p>
          </table:table-cell>
          <table:table-cell office:value-type="float" office:value="100.6460122439" calcext:value-type="float">
            <text:p>100,6460122439</text:p>
          </table:table-cell>
          <table:table-cell office:value-type="float" office:value="118.6732108527" calcext:value-type="float">
            <text:p>118,6732108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1626978697" calcext:value-type="float">
            <text:p>7,1626978697</text:p>
          </table:table-cell>
          <table:table-cell office:value-type="float" office:value="7.36776055" calcext:value-type="float">
            <text:p>7,36776055</text:p>
          </table:table-cell>
          <table:table-cell office:value-type="float" office:value="7.3519554312" calcext:value-type="float">
            <text:p>7,3519554312</text:p>
          </table:table-cell>
          <table:table-cell office:value-type="float" office:value="7.1286005319" calcext:value-type="float">
            <text:p>7,1286005319</text:p>
          </table:table-cell>
          <table:table-cell office:value-type="float" office:value="7.3515348472" calcext:value-type="float">
            <text:p>7,3515348472</text:p>
          </table:table-cell>
          <table:table-cell office:value-type="float" office:value="7.575276152" calcext:value-type="float">
            <text:p>7,575276152</text:p>
          </table:table-cell>
          <table:table-cell office:value-type="float" office:value="7.9581051108" calcext:value-type="float">
            <text:p>7,9581051108</text:p>
          </table:table-cell>
          <table:table-cell office:value-type="float" office:value="8.4082001156" calcext:value-type="float">
            <text:p>8,4082001156</text:p>
          </table:table-cell>
          <table:table-cell office:value-type="float" office:value="8.9419955421" calcext:value-type="float">
            <text:p>8,9419955421</text:p>
          </table:table-cell>
          <table:table-cell office:value-type="float" office:value="9.6195585253" calcext:value-type="float">
            <text:p>9,6195585253</text:p>
          </table:table-cell>
          <table:table-cell office:value-type="float" office:value="10.5403008169" calcext:value-type="float">
            <text:p>10,5403008169</text:p>
          </table:table-cell>
          <table:table-cell office:value-type="float" office:value="11.8568101647" calcext:value-type="float">
            <text:p>11,8568101647</text:p>
          </table:table-cell>
          <table:table-cell office:value-type="float" office:value="13.8050136113" calcext:value-type="float">
            <text:p>13,8050136113</text:p>
          </table:table-cell>
          <table:table-cell office:value-type="float" office:value="16.7651498322" calcext:value-type="float">
            <text:p>16,7651498322</text:p>
          </table:table-cell>
          <table:table-cell office:value-type="float" office:value="21.389876662" calcext:value-type="float">
            <text:p>21,389876662</text:p>
          </table:table-cell>
          <table:table-cell office:value-type="float" office:value="28.8743874493" calcext:value-type="float">
            <text:p>28,87438744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1169434" calcext:value-type="float">
            <text:p>0,1651169434</text:p>
          </table:table-cell>
          <table:table-cell office:value-type="float" office:value="0.183455139" calcext:value-type="float">
            <text:p>0,183455139</text:p>
          </table:table-cell>
          <table:table-cell office:value-type="float" office:value="0.2024266513" calcext:value-type="float">
            <text:p>0,2024266513</text:p>
          </table:table-cell>
          <table:table-cell office:value-type="float" office:value="0.2217809166" calcext:value-type="float">
            <text:p>0,2217809166</text:p>
          </table:table-cell>
          <table:table-cell office:value-type="float" office:value="0.2414447619" calcext:value-type="float">
            <text:p>0,2414447619</text:p>
          </table:table-cell>
          <table:table-cell office:value-type="float" office:value="0.2613694689" calcext:value-type="float">
            <text:p>0,2613694689</text:p>
          </table:table-cell>
          <table:table-cell office:value-type="float" office:value="0.2815445926" calcext:value-type="float">
            <text:p>0,2815445926</text:p>
          </table:table-cell>
          <table:table-cell office:value-type="float" office:value="0.3019719085" calcext:value-type="float">
            <text:p>0,3019719085</text:p>
          </table:table-cell>
          <table:table-cell office:value-type="float" office:value="0.3226620276" calcext:value-type="float">
            <text:p>0,3226620276</text:p>
          </table:table-cell>
          <table:table-cell office:value-type="float" office:value="0.3436432853" calcext:value-type="float">
            <text:p>0,3436432853</text:p>
          </table:table-cell>
          <table:table-cell office:value-type="float" office:value="0.3649722745" calcext:value-type="float">
            <text:p>0,3649722745</text:p>
          </table:table-cell>
          <table:table-cell office:value-type="float" office:value="0.3867472649" calcext:value-type="float">
            <text:p>0,3867472649</text:p>
          </table:table-cell>
          <table:table-cell office:value-type="float" office:value="0.4091265154" calcext:value-type="float">
            <text:p>0,4091265154</text:p>
          </table:table-cell>
          <table:table-cell office:value-type="float" office:value="0.4323554067" calcext:value-type="float">
            <text:p>0,4323554067</text:p>
          </table:table-cell>
          <table:table-cell office:value-type="float" office:value="0.4568104323" calcext:value-type="float">
            <text:p>0,4568104323</text:p>
          </table:table-cell>
          <table:table-cell office:value-type="float" office:value="0.4830748696" calcext:value-type="float">
            <text:p>0,4830748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17007322" calcext:value-type="float">
            <text:p>1,2617007322</text:p>
          </table:table-cell>
          <table:table-cell office:value-type="float" office:value="1.3681331757" calcext:value-type="float">
            <text:p>1,3681331757</text:p>
          </table:table-cell>
          <table:table-cell office:value-type="float" office:value="1.4459195616" calcext:value-type="float">
            <text:p>1,4459195616</text:p>
          </table:table-cell>
          <table:table-cell office:value-type="float" office:value="1.5044485672" calcext:value-type="float">
            <text:p>1,5044485672</text:p>
          </table:table-cell>
          <table:table-cell office:value-type="float" office:value="1.5543554102" calcext:value-type="float">
            <text:p>1,5543554102</text:p>
          </table:table-cell>
          <table:table-cell office:value-type="float" office:value="1.5998034899" calcext:value-type="float">
            <text:p>1,5998034899</text:p>
          </table:table-cell>
          <table:table-cell office:value-type="float" office:value="1.6437183592" calcext:value-type="float">
            <text:p>1,6437183592</text:p>
          </table:table-cell>
          <table:table-cell office:value-type="float" office:value="1.6875062711" calcext:value-type="float">
            <text:p>1,6875062711</text:p>
          </table:table-cell>
          <table:table-cell office:value-type="float" office:value="1.7319854182" calcext:value-type="float">
            <text:p>1,7319854182</text:p>
          </table:table-cell>
          <table:table-cell office:value-type="float" office:value="1.7782175641" calcext:value-type="float">
            <text:p>1,7782175641</text:p>
          </table:table-cell>
          <table:table-cell office:value-type="float" office:value="1.8278354301" calcext:value-type="float">
            <text:p>1,8278354301</text:p>
          </table:table-cell>
          <table:table-cell office:value-type="float" office:value="1.8832808176" calcext:value-type="float">
            <text:p>1,8832808176</text:p>
          </table:table-cell>
          <table:table-cell office:value-type="float" office:value="1.9481114217" calcext:value-type="float">
            <text:p>1,9481114217</text:p>
          </table:table-cell>
          <table:table-cell office:value-type="float" office:value="2.0275123679" calcext:value-type="float">
            <text:p>2,0275123679</text:p>
          </table:table-cell>
          <table:table-cell office:value-type="float" office:value="2.1292443879" calcext:value-type="float">
            <text:p>2,1292443879</text:p>
          </table:table-cell>
          <table:table-cell office:value-type="float" office:value="2.2654151118" calcext:value-type="float">
            <text:p>2,2654151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17114488" calcext:value-type="float">
            <text:p>0,5117114488</text:p>
          </table:table-cell>
          <table:table-cell office:value-type="float" office:value="0.5760975129" calcext:value-type="float">
            <text:p>0,5760975129</text:p>
          </table:table-cell>
          <table:table-cell office:value-type="float" office:value="0.6367544818" calcext:value-type="float">
            <text:p>0,6367544818</text:p>
          </table:table-cell>
          <table:table-cell office:value-type="float" office:value="0.6947026819" calcext:value-type="float">
            <text:p>0,6947026819</text:p>
          </table:table-cell>
          <table:table-cell office:value-type="float" office:value="0.746340964" calcext:value-type="float">
            <text:p>0,746340964</text:p>
          </table:table-cell>
          <table:table-cell office:value-type="float" office:value="0.7989948483" calcext:value-type="float">
            <text:p>0,7989948483</text:p>
          </table:table-cell>
          <table:table-cell office:value-type="float" office:value="0.8513366857" calcext:value-type="float">
            <text:p>0,8513366857</text:p>
          </table:table-cell>
          <table:table-cell office:value-type="float" office:value="0.9054999913" calcext:value-type="float">
            <text:p>0,9054999913</text:p>
          </table:table-cell>
          <table:table-cell office:value-type="float" office:value="0.9617060276" calcext:value-type="float">
            <text:p>0,9617060276</text:p>
          </table:table-cell>
          <table:table-cell office:value-type="float" office:value="1.0202407316" calcext:value-type="float">
            <text:p>1,0202407316</text:p>
          </table:table-cell>
          <table:table-cell office:value-type="float" office:value="1.0816294777" calcext:value-type="float">
            <text:p>1,0816294777</text:p>
          </table:table-cell>
          <table:table-cell office:value-type="float" office:value="1.1467734952" calcext:value-type="float">
            <text:p>1,1467734952</text:p>
          </table:table-cell>
          <table:table-cell office:value-type="float" office:value="1.2170893562" calcext:value-type="float">
            <text:p>1,2170893562</text:p>
          </table:table-cell>
          <table:table-cell office:value-type="float" office:value="1.2946365853" calcext:value-type="float">
            <text:p>1,2946365853</text:p>
          </table:table-cell>
          <table:table-cell office:value-type="float" office:value="1.382145783" calcext:value-type="float">
            <text:p>1,382145783</text:p>
          </table:table-cell>
          <table:table-cell office:value-type="float" office:value="1.4827063165" calcext:value-type="float">
            <text:p>1,4827063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540818752" calcext:value-type="float">
            <text:p>45,2540818752</text:p>
          </table:table-cell>
          <table:table-cell office:value-type="float" office:value="46.4257512546" calcext:value-type="float">
            <text:p>46,4257512546</text:p>
          </table:table-cell>
          <table:table-cell office:value-type="float" office:value="47.4427934092" calcext:value-type="float">
            <text:p>47,4427934092</text:p>
          </table:table-cell>
          <table:table-cell office:value-type="float" office:value="48.3491907231" calcext:value-type="float">
            <text:p>48,3491907231</text:p>
          </table:table-cell>
          <table:table-cell office:value-type="float" office:value="49.1105503794" calcext:value-type="float">
            <text:p>49,1105503794</text:p>
          </table:table-cell>
          <table:table-cell office:value-type="float" office:value="49.8470748709" calcext:value-type="float">
            <text:p>49,8470748709</text:p>
          </table:table-cell>
          <table:table-cell office:value-type="float" office:value="50.5433398945" calcext:value-type="float">
            <text:p>50,5433398945</text:p>
          </table:table-cell>
          <table:table-cell office:value-type="float" office:value="51.2295989526" calcext:value-type="float">
            <text:p>51,2295989526</text:p>
          </table:table-cell>
          <table:table-cell office:value-type="float" office:value="51.9080836956" calcext:value-type="float">
            <text:p>51,9080836956</text:p>
          </table:table-cell>
          <table:table-cell office:value-type="float" office:value="52.5812576629" calcext:value-type="float">
            <text:p>52,5812576629</text:p>
          </table:table-cell>
          <table:table-cell office:value-type="float" office:value="53.2535904347" calcext:value-type="float">
            <text:p>53,2535904347</text:p>
          </table:table-cell>
          <table:table-cell office:value-type="float" office:value="53.9323981971" calcext:value-type="float">
            <text:p>53,9323981971</text:p>
          </table:table-cell>
          <table:table-cell office:value-type="float" office:value="54.6283254183" calcext:value-type="float">
            <text:p>54,6283254183</text:p>
          </table:table-cell>
          <table:table-cell office:value-type="float" office:value="55.3552999483" calcext:value-type="float">
            <text:p>55,3552999483</text:p>
          </table:table-cell>
          <table:table-cell office:value-type="float" office:value="56.1291934305" calcext:value-type="float">
            <text:p>56,1291934305</text:p>
          </table:table-cell>
          <table:table-cell office:value-type="float" office:value="56.9635661999" calcext:value-type="float">
            <text:p>56,9635661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7571713734" calcext:value-type="float">
            <text:p>363,7571713734</text:p>
          </table:table-cell>
          <table:table-cell office:value-type="float" office:value="398.0729433479" calcext:value-type="float">
            <text:p>398,0729433479</text:p>
          </table:table-cell>
          <table:table-cell office:value-type="float" office:value="430.3911280146" calcext:value-type="float">
            <text:p>430,3911280146</text:p>
          </table:table-cell>
          <table:table-cell office:value-type="float" office:value="461.0234170186" calcext:value-type="float">
            <text:p>461,0234170186</text:p>
          </table:table-cell>
          <table:table-cell office:value-type="float" office:value="485.8443506487" calcext:value-type="float">
            <text:p>485,8443506487</text:p>
          </table:table-cell>
          <table:table-cell office:value-type="float" office:value="510.2783946011" calcext:value-type="float">
            <text:p>510,2783946011</text:p>
          </table:table-cell>
          <table:table-cell office:value-type="float" office:value="532.8747210541" calcext:value-type="float">
            <text:p>532,8747210541</text:p>
          </table:table-cell>
          <table:table-cell office:value-type="float" office:value="554.916964968" calcext:value-type="float">
            <text:p>554,916964968</text:p>
          </table:table-cell>
          <table:table-cell office:value-type="float" office:value="576.3408991318" calcext:value-type="float">
            <text:p>576,3408991318</text:p>
          </table:table-cell>
          <table:table-cell office:value-type="float" office:value="597.0372223768" calcext:value-type="float">
            <text:p>597,0372223768</text:p>
          </table:table-cell>
          <table:table-cell office:value-type="float" office:value="616.8708602751" calcext:value-type="float">
            <text:p>616,8708602751</text:p>
          </table:table-cell>
          <table:table-cell office:value-type="float" office:value="635.670064914" calcext:value-type="float">
            <text:p>635,670064914</text:p>
          </table:table-cell>
          <table:table-cell office:value-type="float" office:value="653.1804952694" calcext:value-type="float">
            <text:p>653,1804952694</text:p>
          </table:table-cell>
          <table:table-cell office:value-type="float" office:value="668.9447719635" calcext:value-type="float">
            <text:p>668,9447719635</text:p>
          </table:table-cell>
          <table:table-cell office:value-type="float" office:value="682.0144791655" calcext:value-type="float">
            <text:p>682,0144791655</text:p>
          </table:table-cell>
          <table:table-cell office:value-type="float" office:value="690.3213382718" calcext:value-type="float">
            <text:p>690,3213382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2.2718226464" calcext:value-type="float">
            <text:p>752,2718226464</text:p>
          </table:table-cell>
          <table:table-cell office:value-type="float" office:value="806.2883930098" calcext:value-type="float">
            <text:p>806,2883930098</text:p>
          </table:table-cell>
          <table:table-cell office:value-type="float" office:value="854.8269153842" calcext:value-type="float">
            <text:p>854,8269153842</text:p>
          </table:table-cell>
          <table:table-cell office:value-type="float" office:value="897.6701511433" calcext:value-type="float">
            <text:p>897,6701511433</text:p>
          </table:table-cell>
          <table:table-cell office:value-type="float" office:value="939.4321223116" calcext:value-type="float">
            <text:p>939,4321223116</text:p>
          </table:table-cell>
          <table:table-cell office:value-type="float" office:value="979.6651734516" calcext:value-type="float">
            <text:p>979,6651734516</text:p>
          </table:table-cell>
          <table:table-cell office:value-type="float" office:value="1019.6278434675" calcext:value-type="float">
            <text:p>1019,6278434675</text:p>
          </table:table-cell>
          <table:table-cell office:value-type="float" office:value="1059.4822392035" calcext:value-type="float">
            <text:p>1059,4822392035</text:p>
          </table:table-cell>
          <table:table-cell office:value-type="float" office:value="1099.5815516594" calcext:value-type="float">
            <text:p>1099,5815516594</text:p>
          </table:table-cell>
          <table:table-cell office:value-type="float" office:value="1140.5515034919" calcext:value-type="float">
            <text:p>1140,5515034919</text:p>
          </table:table-cell>
          <table:table-cell office:value-type="float" office:value="1183.3927689542" calcext:value-type="float">
            <text:p>1183,3927689542</text:p>
          </table:table-cell>
          <table:table-cell office:value-type="float" office:value="1229.6291565899" calcext:value-type="float">
            <text:p>1229,6291565899</text:p>
          </table:table-cell>
          <table:table-cell office:value-type="float" office:value="1281.5470574018" calcext:value-type="float">
            <text:p>1281,5470574018</text:p>
          </table:table-cell>
          <table:table-cell office:value-type="float" office:value="1342.6271711157" calcext:value-type="float">
            <text:p>1342,6271711157</text:p>
          </table:table-cell>
          <table:table-cell office:value-type="float" office:value="1418.3941858215" calcext:value-type="float">
            <text:p>1418,39418582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PARIS-UPDAT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RIS ACCORD LIMIT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70.7051774845" calcext:value-type="float">
            <text:p>2470,70517748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7146283409" calcext:value-type="float">
            <text:p>39,7146283409</text:p>
          </table:table-cell>
          <table:table-cell office:value-type="float" office:value="41.5220114086" calcext:value-type="float">
            <text:p>41,5220114086</text:p>
          </table:table-cell>
          <table:table-cell office:value-type="float" office:value="43.0075142935" calcext:value-type="float">
            <text:p>43,0075142935</text:p>
          </table:table-cell>
          <table:table-cell office:value-type="float" office:value="44.1528572468" calcext:value-type="float">
            <text:p>44,1528572468</text:p>
          </table:table-cell>
          <table:table-cell office:value-type="float" office:value="46.1434949736" calcext:value-type="float">
            <text:p>46,1434949736</text:p>
          </table:table-cell>
          <table:table-cell office:value-type="float" office:value="47.9360326491" calcext:value-type="float">
            <text:p>47,9360326491</text:p>
          </table:table-cell>
          <table:table-cell office:value-type="float" office:value="49.5141823599" calcext:value-type="float">
            <text:p>49,5141823599</text:p>
          </table:table-cell>
          <table:table-cell office:value-type="float" office:value="50.871113193" calcext:value-type="float">
            <text:p>50,871113193</text:p>
          </table:table-cell>
          <table:table-cell office:value-type="float" office:value="52.0987011266" calcext:value-type="float">
            <text:p>52,0987011266</text:p>
          </table:table-cell>
          <table:table-cell office:value-type="float" office:value="53.1755298017" calcext:value-type="float">
            <text:p>53,1755298017</text:p>
          </table:table-cell>
          <table:table-cell office:value-type="float" office:value="54.0880776709" calcext:value-type="float">
            <text:p>54,0880776709</text:p>
          </table:table-cell>
          <table:table-cell office:value-type="float" office:value="54.8283838015" calcext:value-type="float">
            <text:p>54,8283838015</text:p>
          </table:table-cell>
          <table:table-cell office:value-type="float" office:value="55.3923504811" calcext:value-type="float">
            <text:p>55,3923504811</text:p>
          </table:table-cell>
          <table:table-cell office:value-type="float" office:value="55.7785291711" calcext:value-type="float">
            <text:p>55,7785291711</text:p>
          </table:table-cell>
          <table:table-cell office:value-type="float" office:value="55.9872628984" calcext:value-type="float">
            <text:p>55,9872628984</text:p>
          </table:table-cell>
          <table:table-cell office:value-type="float" office:value="56.0200867791" calcext:value-type="float">
            <text:p>56,0200867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0.7379430899" calcext:value-type="float">
            <text:p>430,7379430899</text:p>
          </table:table-cell>
          <table:table-cell office:value-type="float" office:value="445.7251894457" calcext:value-type="float">
            <text:p>445,7251894457</text:p>
          </table:table-cell>
          <table:table-cell office:value-type="float" office:value="461.0910130985" calcext:value-type="float">
            <text:p>461,0910130985</text:p>
          </table:table-cell>
          <table:table-cell office:value-type="float" office:value="476.7515876892" calcext:value-type="float">
            <text:p>476,7515876892</text:p>
          </table:table-cell>
          <table:table-cell office:value-type="float" office:value="493.2718041243" calcext:value-type="float">
            <text:p>493,2718041243</text:p>
          </table:table-cell>
          <table:table-cell office:value-type="float" office:value="510.5383603297" calcext:value-type="float">
            <text:p>510,5383603297</text:p>
          </table:table-cell>
          <table:table-cell office:value-type="float" office:value="528.477245314" calcext:value-type="float">
            <text:p>528,477245314</text:p>
          </table:table-cell>
          <table:table-cell office:value-type="float" office:value="547.0179966628" calcext:value-type="float">
            <text:p>547,0179966628</text:p>
          </table:table-cell>
          <table:table-cell office:value-type="float" office:value="566.1404950688" calcext:value-type="float">
            <text:p>566,1404950688</text:p>
          </table:table-cell>
          <table:table-cell office:value-type="float" office:value="585.8060449066" calcext:value-type="float">
            <text:p>585,8060449066</text:p>
          </table:table-cell>
          <table:table-cell office:value-type="float" office:value="605.9661508784" calcext:value-type="float">
            <text:p>605,9661508784</text:p>
          </table:table-cell>
          <table:table-cell office:value-type="float" office:value="626.5660750961" calcext:value-type="float">
            <text:p>626,5660750961</text:p>
          </table:table-cell>
          <table:table-cell office:value-type="float" office:value="647.5466101961" calcext:value-type="float">
            <text:p>647,5466101961</text:p>
          </table:table-cell>
          <table:table-cell office:value-type="float" office:value="668.8450170435" calcext:value-type="float">
            <text:p>668,8450170435</text:p>
          </table:table-cell>
          <table:table-cell office:value-type="float" office:value="690.3954925413" calcext:value-type="float">
            <text:p>690,3954925413</text:p>
          </table:table-cell>
          <table:table-cell office:value-type="float" office:value="712.129360984" calcext:value-type="float">
            <text:p>712,1293609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7.4718187816" calcext:value-type="float">
            <text:p>917,4718187816</text:p>
          </table:table-cell>
          <table:table-cell office:value-type="float" office:value="949.3946535193" calcext:value-type="float">
            <text:p>949,3946535193</text:p>
          </table:table-cell>
          <table:table-cell office:value-type="float" office:value="982.1238578998" calcext:value-type="float">
            <text:p>982,1238578998</text:p>
          </table:table-cell>
          <table:table-cell office:value-type="float" office:value="1015.480881778" calcext:value-type="float">
            <text:p>1015,480881778</text:p>
          </table:table-cell>
          <table:table-cell office:value-type="float" office:value="1050.6689427848" calcext:value-type="float">
            <text:p>1050,6689427848</text:p>
          </table:table-cell>
          <table:table-cell office:value-type="float" office:value="1087.4467075022" calcext:value-type="float">
            <text:p>1087,4467075022</text:p>
          </table:table-cell>
          <table:table-cell office:value-type="float" office:value="1125.6565325188" calcext:value-type="float">
            <text:p>1125,6565325188</text:p>
          </table:table-cell>
          <table:table-cell office:value-type="float" office:value="1165.1483328917" calcext:value-type="float">
            <text:p>1165,1483328917</text:p>
          </table:table-cell>
          <table:table-cell office:value-type="float" office:value="1205.8792544964" calcext:value-type="float">
            <text:p>1205,8792544964</text:p>
          </table:table-cell>
          <table:table-cell office:value-type="float" office:value="1247.7668756511" calcext:value-type="float">
            <text:p>1247,7668756511</text:p>
          </table:table-cell>
          <table:table-cell office:value-type="float" office:value="1290.7079013709" calcext:value-type="float">
            <text:p>1290,7079013709</text:p>
          </table:table-cell>
          <table:table-cell office:value-type="float" office:value="1334.5857399546" calcext:value-type="float">
            <text:p>1334,5857399546</text:p>
          </table:table-cell>
          <table:table-cell office:value-type="float" office:value="1379.2742797176" calcext:value-type="float">
            <text:p>1379,2742797176</text:p>
          </table:table-cell>
          <table:table-cell office:value-type="float" office:value="1424.6398863027" calcext:value-type="float">
            <text:p>1424,6398863027</text:p>
          </table:table-cell>
          <table:table-cell office:value-type="float" office:value="1470.542399113" calcext:value-type="float">
            <text:p>1470,542399113</text:p>
          </table:table-cell>
          <table:table-cell office:value-type="float" office:value="1516.8355388958" calcext:value-type="float">
            <text:p>1516,8355388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282927696" calcext:value-type="float">
            <text:p>1,4282927696</text:p>
          </table:table-cell>
          <table:table-cell office:value-type="float" office:value="1.5660718515" calcext:value-type="float">
            <text:p>1,5660718515</text:p>
          </table:table-cell>
          <table:table-cell office:value-type="float" office:value="1.6904147286" calcext:value-type="float">
            <text:p>1,6904147286</text:p>
          </table:table-cell>
          <table:table-cell office:value-type="float" office:value="1.8097662384" calcext:value-type="float">
            <text:p>1,8097662384</text:p>
          </table:table-cell>
          <table:table-cell office:value-type="float" office:value="1.9286893091" calcext:value-type="float">
            <text:p>1,9286893091</text:p>
          </table:table-cell>
          <table:table-cell office:value-type="float" office:value="2.0486753816" calcext:value-type="float">
            <text:p>2,0486753816</text:p>
          </table:table-cell>
          <table:table-cell office:value-type="float" office:value="2.1697487809" calcext:value-type="float">
            <text:p>2,1697487809</text:p>
          </table:table-cell>
          <table:table-cell office:value-type="float" office:value="2.291558491" calcext:value-type="float">
            <text:p>2,291558491</text:p>
          </table:table-cell>
          <table:table-cell office:value-type="float" office:value="2.4138419308" calcext:value-type="float">
            <text:p>2,4138419308</text:p>
          </table:table-cell>
          <table:table-cell office:value-type="float" office:value="2.5363208769" calcext:value-type="float">
            <text:p>2,5363208769</text:p>
          </table:table-cell>
          <table:table-cell office:value-type="float" office:value="2.6587044357" calcext:value-type="float">
            <text:p>2,6587044357</text:p>
          </table:table-cell>
          <table:table-cell office:value-type="float" office:value="2.7807025445" calcext:value-type="float">
            <text:p>2,7807025445</text:p>
          </table:table-cell>
          <table:table-cell office:value-type="float" office:value="2.9020352482" calcext:value-type="float">
            <text:p>2,9020352482</text:p>
          </table:table-cell>
          <table:table-cell office:value-type="float" office:value="3.0224373576" calcext:value-type="float">
            <text:p>3,0224373576</text:p>
          </table:table-cell>
          <table:table-cell office:value-type="float" office:value="3.1416599721" calcext:value-type="float">
            <text:p>3,1416599721</text:p>
          </table:table-cell>
          <table:table-cell office:value-type="float" office:value="3.259470142" calcext:value-type="float">
            <text:p>3,259470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247590198" calcext:value-type="float">
            <text:p>3,0247590198</text:p>
          </table:table-cell>
          <table:table-cell office:value-type="float" office:value="3.2536311688" calcext:value-type="float">
            <text:p>3,2536311688</text:p>
          </table:table-cell>
          <table:table-cell office:value-type="float" office:value="3.4775996014" calcext:value-type="float">
            <text:p>3,4775996014</text:p>
          </table:table-cell>
          <table:table-cell office:value-type="float" office:value="3.6958003571" calcext:value-type="float">
            <text:p>3,6958003571</text:p>
          </table:table-cell>
          <table:table-cell office:value-type="float" office:value="3.9149443721" calcext:value-type="float">
            <text:p>3,9149443721</text:p>
          </table:table-cell>
          <table:table-cell office:value-type="float" office:value="4.1355558578" calcext:value-type="float">
            <text:p>4,1355558578</text:p>
          </table:table-cell>
          <table:table-cell office:value-type="float" office:value="4.3563644129" calcext:value-type="float">
            <text:p>4,3563644129</text:p>
          </table:table-cell>
          <table:table-cell office:value-type="float" office:value="4.576287936" calcext:value-type="float">
            <text:p>4,576287936</text:p>
          </table:table-cell>
          <table:table-cell office:value-type="float" office:value="4.7948828942" calcext:value-type="float">
            <text:p>4,7948828942</text:p>
          </table:table-cell>
          <table:table-cell office:value-type="float" office:value="5.0115804164" calcext:value-type="float">
            <text:p>5,0115804164</text:p>
          </table:table-cell>
          <table:table-cell office:value-type="float" office:value="5.2257931773" calcext:value-type="float">
            <text:p>5,2257931773</text:p>
          </table:table-cell>
          <table:table-cell office:value-type="float" office:value="5.4369552426" calcext:value-type="float">
            <text:p>5,4369552426</text:p>
          </table:table-cell>
          <table:table-cell office:value-type="float" office:value="5.6445383503" calcext:value-type="float">
            <text:p>5,6445383503</text:p>
          </table:table-cell>
          <table:table-cell office:value-type="float" office:value="5.8480573286" calcext:value-type="float">
            <text:p>5,8480573286</text:p>
          </table:table-cell>
          <table:table-cell office:value-type="float" office:value="6.04706984" calcext:value-type="float">
            <text:p>6,04706984</text:p>
          </table:table-cell>
          <table:table-cell office:value-type="float" office:value="6.2411731791" calcext:value-type="float">
            <text:p>6,2411731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224614198" calcext:value-type="float">
            <text:p>2,5224614198</text:p>
          </table:table-cell>
          <table:table-cell office:value-type="float" office:value="2.7163836571" calcext:value-type="float">
            <text:p>2,7163836571</text:p>
          </table:table-cell>
          <table:table-cell office:value-type="float" office:value="2.9085490726" calcext:value-type="float">
            <text:p>2,9085490726</text:p>
          </table:table-cell>
          <table:table-cell office:value-type="float" office:value="3.0979208224" calcext:value-type="float">
            <text:p>3,0979208224</text:p>
          </table:table-cell>
          <table:table-cell office:value-type="float" office:value="3.2910609902" calcext:value-type="float">
            <text:p>3,2910609902</text:p>
          </table:table-cell>
          <table:table-cell office:value-type="float" office:value="3.4861325966" calcext:value-type="float">
            <text:p>3,4861325966</text:p>
          </table:table-cell>
          <table:table-cell office:value-type="float" office:value="3.6819330163" calcext:value-type="float">
            <text:p>3,6819330163</text:p>
          </table:table-cell>
          <table:table-cell office:value-type="float" office:value="3.8774385029" calcext:value-type="float">
            <text:p>3,8774385029</text:p>
          </table:table-cell>
          <table:table-cell office:value-type="float" office:value="4.0722557673" calcext:value-type="float">
            <text:p>4,0722557673</text:p>
          </table:table-cell>
          <table:table-cell office:value-type="float" office:value="4.2658591983" calcext:value-type="float">
            <text:p>4,2658591983</text:p>
          </table:table-cell>
          <table:table-cell office:value-type="float" office:value="4.4576987172" calcext:value-type="float">
            <text:p>4,4576987172</text:p>
          </table:table-cell>
          <table:table-cell office:value-type="float" office:value="4.6472404594" calcext:value-type="float">
            <text:p>4,6472404594</text:p>
          </table:table-cell>
          <table:table-cell office:value-type="float" office:value="4.8339837744" calcext:value-type="float">
            <text:p>4,8339837744</text:p>
          </table:table-cell>
          <table:table-cell office:value-type="float" office:value="5.0174672644" calcext:value-type="float">
            <text:p>5,0174672644</text:p>
          </table:table-cell>
          <table:table-cell office:value-type="float" office:value="5.197269061" calcext:value-type="float">
            <text:p>5,197269061</text:p>
          </table:table-cell>
          <table:table-cell office:value-type="float" office:value="5.3730040827" calcext:value-type="float">
            <text:p>5,3730040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13725117" calcext:value-type="float">
            <text:p>0,5513725117</text:p>
          </table:table-cell>
          <table:table-cell office:value-type="float" office:value="0.5632380288" calcext:value-type="float">
            <text:p>0,5632380288</text:p>
          </table:table-cell>
          <table:table-cell office:value-type="float" office:value="0.5721295347" calcext:value-type="float">
            <text:p>0,5721295347</text:p>
          </table:table-cell>
          <table:table-cell office:value-type="float" office:value="0.5781958819" calcext:value-type="float">
            <text:p>0,5781958819</text:p>
          </table:table-cell>
          <table:table-cell office:value-type="float" office:value="0.5837982612" calcext:value-type="float">
            <text:p>0,5837982612</text:p>
          </table:table-cell>
          <table:table-cell office:value-type="float" office:value="0.5888688966" calcext:value-type="float">
            <text:p>0,5888688966</text:p>
          </table:table-cell>
          <table:table-cell office:value-type="float" office:value="0.5933494331" calcext:value-type="float">
            <text:p>0,5933494331</text:p>
          </table:table-cell>
          <table:table-cell office:value-type="float" office:value="0.5971896269" calcext:value-type="float">
            <text:p>0,5971896269</text:p>
          </table:table-cell>
          <table:table-cell office:value-type="float" office:value="0.6003462181" calcext:value-type="float">
            <text:p>0,6003462181</text:p>
          </table:table-cell>
          <table:table-cell office:value-type="float" office:value="0.6027819601" calcext:value-type="float">
            <text:p>0,6027819601</text:p>
          </table:table-cell>
          <table:table-cell office:value-type="float" office:value="0.6044647833" calcext:value-type="float">
            <text:p>0,6044647833</text:p>
          </table:table-cell>
          <table:table-cell office:value-type="float" office:value="0.6053670759" calcext:value-type="float">
            <text:p>0,6053670759</text:p>
          </table:table-cell>
          <table:table-cell office:value-type="float" office:value="0.6054650642" calcext:value-type="float">
            <text:p>0,6054650642</text:p>
          </table:table-cell>
          <table:table-cell office:value-type="float" office:value="0.604738279" calcext:value-type="float">
            <text:p>0,604738279</text:p>
          </table:table-cell>
          <table:table-cell office:value-type="float" office:value="0.6031690964" calcext:value-type="float">
            <text:p>0,6031690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4.0335925988" calcext:value-type="float">
            <text:p>14,0335925988</text:p>
          </table:table-cell>
          <table:table-cell office:value-type="float" office:value="24.0422710544" calcext:value-type="float">
            <text:p>24,0422710544</text:p>
          </table:table-cell>
          <table:table-cell office:value-type="float" office:value="35.1293145254" calcext:value-type="float">
            <text:p>35,1293145254</text:p>
          </table:table-cell>
          <table:table-cell office:value-type="float" office:value="46.8584100841" calcext:value-type="float">
            <text:p>46,8584100841</text:p>
          </table:table-cell>
          <table:table-cell office:value-type="float" office:value="51.5568637263" calcext:value-type="float">
            <text:p>51,5568637263</text:p>
          </table:table-cell>
          <table:table-cell office:value-type="float" office:value="56.0416925122" calcext:value-type="float">
            <text:p>56,0416925122</text:p>
          </table:table-cell>
          <table:table-cell office:value-type="float" office:value="63.0692663749" calcext:value-type="float">
            <text:p>63,0692663749</text:p>
          </table:table-cell>
          <table:table-cell office:value-type="float" office:value="70.3559903817" calcext:value-type="float">
            <text:p>70,3559903817</text:p>
          </table:table-cell>
          <table:table-cell office:value-type="float" office:value="77.8881739158" calcext:value-type="float">
            <text:p>77,8881739158</text:p>
          </table:table-cell>
          <table:table-cell office:value-type="float" office:value="85.653209936" calcext:value-type="float">
            <text:p>85,653209936</text:p>
          </table:table-cell>
          <table:table-cell office:value-type="float" office:value="93.6394249438" calcext:value-type="float">
            <text:p>93,6394249438</text:p>
          </table:table-cell>
          <table:table-cell office:value-type="float" office:value="101.8359579553" calcext:value-type="float">
            <text:p>101,8359579553</text:p>
          </table:table-cell>
          <table:table-cell office:value-type="float" office:value="110.2326615261" calcext:value-type="float">
            <text:p>110,2326615261</text:p>
          </table:table-cell>
          <table:table-cell office:value-type="float" office:value="118.8200198289" calcext:value-type="float">
            <text:p>118,8200198289</text:p>
          </table:table-cell>
          <table:table-cell office:value-type="float" office:value="127.5890801124" calcext:value-type="float">
            <text:p>127,5890801124</text:p>
          </table:table-cell>
          <table:table-cell office:value-type="float" office:value="136.5313948001" calcext:value-type="float">
            <text:p>136,5313948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38.9029604101" calcext:value-type="float">
            <text:p>38,9029604101</text:p>
          </table:table-cell>
          <table:table-cell office:value-type="float" office:value="45.7681887177" calcext:value-type="float">
            <text:p>45,7681887177</text:p>
          </table:table-cell>
          <table:table-cell office:value-type="float" office:value="52.5884124345" calcext:value-type="float">
            <text:p>52,5884124345</text:p>
          </table:table-cell>
          <table:table-cell office:value-type="float" office:value="59.582457345" calcext:value-type="float">
            <text:p>59,582457345</text:p>
          </table:table-cell>
          <table:table-cell office:value-type="float" office:value="66.6022987231" calcext:value-type="float">
            <text:p>66,6022987231</text:p>
          </table:table-cell>
          <table:table-cell office:value-type="float" office:value="73.4347568028" calcext:value-type="float">
            <text:p>73,4347568028</text:p>
          </table:table-cell>
          <table:table-cell office:value-type="float" office:value="79.844622207" calcext:value-type="float">
            <text:p>79,844622207</text:p>
          </table:table-cell>
          <table:table-cell office:value-type="float" office:value="85.4783482094" calcext:value-type="float">
            <text:p>85,4783482094</text:p>
          </table:table-cell>
          <table:table-cell office:value-type="float" office:value="89.6116303037" calcext:value-type="float">
            <text:p>89,6116303037</text:p>
          </table:table-cell>
          <table:table-cell office:value-type="float" office:value="92.2342677712" calcext:value-type="float">
            <text:p>92,2342677712</text:p>
          </table:table-cell>
          <table:table-cell office:value-type="float" office:value="92.8222692269" calcext:value-type="float">
            <text:p>92,8222692269</text:p>
          </table:table-cell>
          <table:table-cell office:value-type="float" office:value="90.7937395846" calcext:value-type="float">
            <text:p>90,7937395846</text:p>
          </table:table-cell>
          <table:table-cell office:value-type="float" office:value="85.50924489" calcext:value-type="float">
            <text:p>85,50924489</text:p>
          </table:table-cell>
          <table:table-cell office:value-type="float" office:value="76.2919645181" calcext:value-type="float">
            <text:p>76,2919645181</text:p>
          </table:table-cell>
          <table:table-cell office:value-type="float" office:value="62.5121000236" calcext:value-type="float">
            <text:p>62,5121000236</text:p>
          </table:table-cell>
          <table:table-cell office:value-type="float" office:value="43.8689814289" calcext:value-type="float">
            <text:p>43,8689814289</text:p>
          </table:table-cell>
          <table:table-cell office:value-type="float" office:value="21.2995952855" calcext:value-type="float">
            <text:p>21,29959528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160.2864333336" calcext:value-type="float">
            <text:p>160,2864333336</text:p>
          </table:table-cell>
          <table:table-cell office:value-type="float" office:value="188.056063736" calcext:value-type="float">
            <text:p>188,056063736</text:p>
          </table:table-cell>
          <table:table-cell office:value-type="float" office:value="218.4022294498" calcext:value-type="float">
            <text:p>218,4022294498</text:p>
          </table:table-cell>
          <table:table-cell office:value-type="float" office:value="251.2656075041" calcext:value-type="float">
            <text:p>251,2656075041</text:p>
          </table:table-cell>
          <table:table-cell office:value-type="float" office:value="286.6473018166" calcext:value-type="float">
            <text:p>286,6473018166</text:p>
          </table:table-cell>
          <table:table-cell office:value-type="float" office:value="324.4153019435" calcext:value-type="float">
            <text:p>324,4153019435</text:p>
          </table:table-cell>
          <table:table-cell office:value-type="float" office:value="364.3658991297" calcext:value-type="float">
            <text:p>364,3658991297</text:p>
          </table:table-cell>
          <table:table-cell office:value-type="float" office:value="406.3503850916" calcext:value-type="float">
            <text:p>406,3503850916</text:p>
          </table:table-cell>
          <table:table-cell office:value-type="float" office:value="451.0146873312" calcext:value-type="float">
            <text:p>451,0146873312</text:p>
          </table:table-cell>
          <table:table-cell office:value-type="float" office:value="498.1774241142" calcext:value-type="float">
            <text:p>498,1774241142</text:p>
          </table:table-cell>
          <table:table-cell office:value-type="float" office:value="547.6688690029" calcext:value-type="float">
            <text:p>547,6688690029</text:p>
          </table:table-cell>
          <table:table-cell office:value-type="float" office:value="599.3284070486" calcext:value-type="float">
            <text:p>599,3284070486</text:p>
          </table:table-cell>
          <table:table-cell office:value-type="float" office:value="653.0023121237" calcext:value-type="float">
            <text:p>653,0023121237</text:p>
          </table:table-cell>
          <table:table-cell office:value-type="float" office:value="708.5420020967" calcext:value-type="float">
            <text:p>708,5420020967</text:p>
          </table:table-cell>
          <table:table-cell office:value-type="float" office:value="765.8027882445" calcext:value-type="float">
            <text:p>765,8027882445</text:p>
          </table:table-cell>
          <table:table-cell office:value-type="float" office:value="824.6430754211" calcext:value-type="float">
            <text:p>824,6430754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56529757" calcext:value-type="float">
            <text:p>0,0456529757</text:p>
          </table:table-cell>
          <table:table-cell office:value-type="float" office:value="0.0448334582" calcext:value-type="float">
            <text:p>0,0448334582</text:p>
          </table:table-cell>
          <table:table-cell office:value-type="float" office:value="0.0439720757" calcext:value-type="float">
            <text:p>0,0439720757</text:p>
          </table:table-cell>
          <table:table-cell office:value-type="float" office:value="0.0431211541" calcext:value-type="float">
            <text:p>0,0431211541</text:p>
          </table:table-cell>
          <table:table-cell office:value-type="float" office:value="0.042324392" calcext:value-type="float">
            <text:p>0,042324392</text:p>
          </table:table-cell>
          <table:table-cell office:value-type="float" office:value="0.0415985978" calcext:value-type="float">
            <text:p>0,0415985978</text:p>
          </table:table-cell>
          <table:table-cell office:value-type="float" office:value="0.040800362" calcext:value-type="float">
            <text:p>0,040800362</text:p>
          </table:table-cell>
          <table:table-cell office:value-type="float" office:value="0.0392319082" calcext:value-type="float">
            <text:p>0,0392319082</text:p>
          </table:table-cell>
          <table:table-cell office:value-type="float" office:value="0.0387776276" calcext:value-type="float">
            <text:p>0,0387776276</text:p>
          </table:table-cell>
          <table:table-cell office:value-type="float" office:value="0.0382498194" calcext:value-type="float">
            <text:p>0,0382498194</text:p>
          </table:table-cell>
          <table:table-cell office:value-type="float" office:value="0.0376840426" calcext:value-type="float">
            <text:p>0,0376840426</text:p>
          </table:table-cell>
          <table:table-cell office:value-type="float" office:value="0.0371031993" calcext:value-type="float">
            <text:p>0,0371031993</text:p>
          </table:table-cell>
          <table:table-cell office:value-type="float" office:value="0.0365218179" calcext:value-type="float">
            <text:p>0,0365218179</text:p>
          </table:table-cell>
          <table:table-cell office:value-type="float" office:value="0.0359489599" calcext:value-type="float">
            <text:p>0,0359489599</text:p>
          </table:table-cell>
          <table:table-cell office:value-type="float" office:value="0.0353901468" calcext:value-type="float">
            <text:p>0,0353901468</text:p>
          </table:table-cell>
          <table:table-cell office:value-type="float" office:value="0.0348486206" calcext:value-type="float">
            <text:p>0,0348486206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161.4578131208" calcext:value-type="float">
            <text:p>161,4578131208</text:p>
          </table:table-cell>
          <table:table-cell office:value-type="float" office:value="189.7484727436" calcext:value-type="float">
            <text:p>189,7484727436</text:p>
          </table:table-cell>
          <table:table-cell office:value-type="float" office:value="220.7515912286" calcext:value-type="float">
            <text:p>220,7515912286</text:p>
          </table:table-cell>
          <table:table-cell office:value-type="float" office:value="254.4409520098" calcext:value-type="float">
            <text:p>254,4409520098</text:p>
          </table:table-cell>
          <table:table-cell office:value-type="float" office:value="290.7636015679" calcext:value-type="float">
            <text:p>290,7636015679</text:p>
          </table:table-cell>
          <table:table-cell office:value-type="float" office:value="329.6700493684" calcext:value-type="float">
            <text:p>329,6700493684</text:p>
          </table:table-cell>
          <table:table-cell office:value-type="float" office:value="371.0064627842" calcext:value-type="float">
            <text:p>371,0064627842</text:p>
          </table:table-cell>
          <table:table-cell office:value-type="float" office:value="414.6329653906" calcext:value-type="float">
            <text:p>414,6329653906</text:p>
          </table:table-cell>
          <table:table-cell office:value-type="float" office:value="461.2388748002" calcext:value-type="float">
            <text:p>461,2388748002</text:p>
          </table:table-cell>
          <table:table-cell office:value-type="float" office:value="510.6724142476" calcext:value-type="float">
            <text:p>510,6724142476</text:p>
          </table:table-cell>
          <table:table-cell office:value-type="float" office:value="562.7928243336" calcext:value-type="float">
            <text:p>562,7928243336</text:p>
          </table:table-cell>
          <table:table-cell office:value-type="float" office:value="617.4674133222" calcext:value-type="float">
            <text:p>617,4674133222</text:p>
          </table:table-cell>
          <table:table-cell office:value-type="float" office:value="674.5689423797" calcext:value-type="float">
            <text:p>674,5689423797</text:p>
          </table:table-cell>
          <table:table-cell office:value-type="float" office:value="733.9734916101" calcext:value-type="float">
            <text:p>733,9734916101</text:p>
          </table:table-cell>
          <table:table-cell office:value-type="float" office:value="795.5588237294" calcext:value-type="float">
            <text:p>795,5588237294</text:p>
          </table:table-cell>
          <table:table-cell office:value-type="float" office:value="859.2032050529" calcext:value-type="float">
            <text:p>859,2032050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60.3800218447" calcext:value-type="float">
            <text:p>360,3800218447</text:p>
          </table:table-cell>
          <table:table-cell office:value-type="float" office:value="425.8577165757" calcext:value-type="float">
            <text:p>425,8577165757</text:p>
          </table:table-cell>
          <table:table-cell office:value-type="float" office:value="498.4176489303" calcext:value-type="float">
            <text:p>498,4176489303</text:p>
          </table:table-cell>
          <table:table-cell office:value-type="float" office:value="577.9214931611" calcext:value-type="float">
            <text:p>577,9214931611</text:p>
          </table:table-cell>
          <table:table-cell office:value-type="float" office:value="664.0745994097" calcext:value-type="float">
            <text:p>664,0745994097</text:p>
          </table:table-cell>
          <table:table-cell office:value-type="float" office:value="756.6478503242" calcext:value-type="float">
            <text:p>756,6478503242</text:p>
          </table:table-cell>
          <table:table-cell office:value-type="float" office:value="854.6483755418" calcext:value-type="float">
            <text:p>854,6483755418</text:p>
          </table:table-cell>
          <table:table-cell office:value-type="float" office:value="957.2176908041" calcext:value-type="float">
            <text:p>957,2176908041</text:p>
          </table:table-cell>
          <table:table-cell office:value-type="float" office:value="1069.9301818408" calcext:value-type="float">
            <text:p>1069,9301818408</text:p>
          </table:table-cell>
          <table:table-cell office:value-type="float" office:value="1191.9605509706" calcext:value-type="float">
            <text:p>1191,9605509706</text:p>
          </table:table-cell>
          <table:table-cell office:value-type="float" office:value="1322.5961851201" calcext:value-type="float">
            <text:p>1322,5961851201</text:p>
          </table:table-cell>
          <table:table-cell office:value-type="float" office:value="1461.2054866736" calcext:value-type="float">
            <text:p>1461,2054866736</text:p>
          </table:table-cell>
          <table:table-cell office:value-type="float" office:value="1607.2160136506" calcext:value-type="float">
            <text:p>1607,2160136506</text:p>
          </table:table-cell>
          <table:table-cell office:value-type="float" office:value="1760.0988110605" calcext:value-type="float">
            <text:p>1760,0988110605</text:p>
          </table:table-cell>
          <table:table-cell office:value-type="float" office:value="1919.3569915855" calcext:value-type="float">
            <text:p>1919,3569915855</text:p>
          </table:table-cell>
          <table:table-cell office:value-type="float" office:value="2084.5174393096" calcext:value-type="float">
            <text:p>2084,5174393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9421194" calcext:value-type="float">
            <text:p>0,269421194</text:p>
          </table:table-cell>
          <table:table-cell office:value-type="float" office:value="0.2658452285" calcext:value-type="float">
            <text:p>0,2658452285</text:p>
          </table:table-cell>
          <table:table-cell office:value-type="float" office:value="0.2626375571" calcext:value-type="float">
            <text:p>0,2626375571</text:p>
          </table:table-cell>
          <table:table-cell office:value-type="float" office:value="0.2597142496" calcext:value-type="float">
            <text:p>0,2597142496</text:p>
          </table:table-cell>
          <table:table-cell office:value-type="float" office:value="0.256953381" calcext:value-type="float">
            <text:p>0,256953381</text:p>
          </table:table-cell>
          <table:table-cell office:value-type="float" office:value="0.2543323714" calcext:value-type="float">
            <text:p>0,2543323714</text:p>
          </table:table-cell>
          <table:table-cell office:value-type="float" office:value="0.251440289" calcext:value-type="float">
            <text:p>0,251440289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6.4104083689" calcext:value-type="float">
            <text:p>36,4104083689</text:p>
          </table:table-cell>
          <table:table-cell office:value-type="float" office:value="42.6113834953" calcext:value-type="float">
            <text:p>42,6113834953</text:p>
          </table:table-cell>
          <table:table-cell office:value-type="float" office:value="49.3905851739" calcext:value-type="float">
            <text:p>49,3905851739</text:p>
          </table:table-cell>
          <table:table-cell office:value-type="float" office:value="56.7221711289" calcext:value-type="float">
            <text:p>56,7221711289</text:p>
          </table:table-cell>
          <table:table-cell office:value-type="float" office:value="64.5635473826" calcext:value-type="float">
            <text:p>64,5635473826</text:p>
          </table:table-cell>
          <table:table-cell office:value-type="float" office:value="72.9036880238" calcext:value-type="float">
            <text:p>72,9036880238</text:p>
          </table:table-cell>
          <table:table-cell office:value-type="float" office:value="81.5710772808" calcext:value-type="float">
            <text:p>81,5710772808</text:p>
          </table:table-cell>
          <table:table-cell office:value-type="float" office:value="90.5112743061" calcext:value-type="float">
            <text:p>90,5112743061</text:p>
          </table:table-cell>
          <table:table-cell office:value-type="float" office:value="100.9405415196" calcext:value-type="float">
            <text:p>100,9405415196</text:p>
          </table:table-cell>
          <table:table-cell office:value-type="float" office:value="112.0354955791" calcext:value-type="float">
            <text:p>112,0354955791</text:p>
          </table:table-cell>
          <table:table-cell office:value-type="float" office:value="123.7510798755" calcext:value-type="float">
            <text:p>123,7510798755</text:p>
          </table:table-cell>
          <table:table-cell office:value-type="float" office:value="136.0451330644" calcext:value-type="float">
            <text:p>136,0451330644</text:p>
          </table:table-cell>
          <table:table-cell office:value-type="float" office:value="148.8777571649" calcext:value-type="float">
            <text:p>148,8777571649</text:p>
          </table:table-cell>
          <table:table-cell office:value-type="float" office:value="162.210765432" calcext:value-type="float">
            <text:p>162,210765432</text:p>
          </table:table-cell>
          <table:table-cell office:value-type="float" office:value="176.0072489285" calcext:value-type="float">
            <text:p>176,0072489285</text:p>
          </table:table-cell>
          <table:table-cell office:value-type="float" office:value="190.2312658697" calcext:value-type="float">
            <text:p>190,2312658697</text:p>
          </table:table-cell>
          <table:table-cell office:value-type="float" office:value="204.847642939" calcext:value-type="float">
            <text:p>204,847642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,1492138755</text:p>
          </table:table-cell>
          <table:table-cell office:value-type="float" office:value="160.3158623477" calcext:value-type="float">
            <text:p>160,3158623477</text:p>
          </table:table-cell>
          <table:table-cell office:value-type="float" office:value="188.1350227936" calcext:value-type="float">
            <text:p>188,1350227936</text:p>
          </table:table-cell>
          <table:table-cell office:value-type="float" office:value="218.5646142039" calcext:value-type="float">
            <text:p>218,5646142039</text:p>
          </table:table-cell>
          <table:table-cell office:value-type="float" office:value="251.5516973812" calcext:value-type="float">
            <text:p>251,5516973812</text:p>
          </table:table-cell>
          <table:table-cell office:value-type="float" office:value="287.0137124369" calcext:value-type="float">
            <text:p>287,0137124369</text:p>
          </table:table-cell>
          <table:table-cell office:value-type="float" office:value="324.8729398659" calcext:value-type="float">
            <text:p>324,8729398659</text:p>
          </table:table-cell>
          <table:table-cell office:value-type="float" office:value="364.9509040248" calcext:value-type="float">
            <text:p>364,9509040248</text:p>
          </table:table-cell>
          <table:table-cell office:value-type="float" office:value="407.0841368161" calcext:value-type="float">
            <text:p>407,0841368161</text:p>
          </table:table-cell>
          <table:table-cell office:value-type="float" office:value="451.9214177406" calcext:value-type="float">
            <text:p>451,9214177406</text:p>
          </table:table-cell>
          <table:table-cell office:value-type="float" office:value="499.2829149236" calcext:value-type="float">
            <text:p>499,2829149236</text:p>
          </table:table-cell>
          <table:table-cell office:value-type="float" office:value="549.000339553" calcext:value-type="float">
            <text:p>549,000339553</text:p>
          </table:table-cell>
          <table:table-cell office:value-type="float" office:value="600.9144042537" calcext:value-type="float">
            <text:p>600,9144042537</text:p>
          </table:table-cell>
          <table:table-cell office:value-type="float" office:value="654.8726015888" calcext:value-type="float">
            <text:p>654,8726015888</text:p>
          </table:table-cell>
          <table:table-cell office:value-type="float" office:value="710.7274594766" calcext:value-type="float">
            <text:p>710,7274594766</text:p>
          </table:table-cell>
          <table:table-cell office:value-type="float" office:value="768.3352901077" calcext:value-type="float">
            <text:p>768,3352901077</text:p>
          </table:table-cell>
          <table:table-cell office:value-type="float" office:value="827.5553891053" calcext:value-type="float">
            <text:p>827,5553891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349334673" calcext:value-type="float">
            <text:p>12,7349334673</text:p>
          </table:table-cell>
          <table:table-cell office:value-type="float" office:value="14.4610713471" calcext:value-type="float">
            <text:p>14,4610713471</text:p>
          </table:table-cell>
          <table:table-cell office:value-type="float" office:value="16.349804168" calcext:value-type="float">
            <text:p>16,349804168</text:p>
          </table:table-cell>
          <table:table-cell office:value-type="float" office:value="18.4007151467" calcext:value-type="float">
            <text:p>18,4007151467</text:p>
          </table:table-cell>
          <table:table-cell office:value-type="float" office:value="20.6152907085" calcext:value-type="float">
            <text:p>20,6152907085</text:p>
          </table:table-cell>
          <table:table-cell office:value-type="float" office:value="22.9985578343" calcext:value-type="float">
            <text:p>22,9985578343</text:p>
          </table:table-cell>
          <table:table-cell office:value-type="float" office:value="25.5582496552" calcext:value-type="float">
            <text:p>25,5582496552</text:p>
          </table:table-cell>
          <table:table-cell office:value-type="float" office:value="28.282114704" calcext:value-type="float">
            <text:p>28,282114704</text:p>
          </table:table-cell>
          <table:table-cell office:value-type="float" office:value="31.035158881" calcext:value-type="float">
            <text:p>31,035158881</text:p>
          </table:table-cell>
          <table:table-cell office:value-type="float" office:value="33.9735671664" calcext:value-type="float">
            <text:p>33,9735671664</text:p>
          </table:table-cell>
          <table:table-cell office:value-type="float" office:value="37.0853246397" calcext:value-type="float">
            <text:p>37,0853246397</text:p>
          </table:table-cell>
          <table:table-cell office:value-type="float" office:value="40.359695094" calcext:value-type="float">
            <text:p>40,359695094</text:p>
          </table:table-cell>
          <table:table-cell office:value-type="float" office:value="43.7867544287" calcext:value-type="float">
            <text:p>43,7867544287</text:p>
          </table:table-cell>
          <table:table-cell office:value-type="float" office:value="47.3570577673" calcext:value-type="float">
            <text:p>47,3570577673</text:p>
          </table:table-cell>
          <table:table-cell office:value-type="float" office:value="51.0614143004" calcext:value-type="float">
            <text:p>51,0614143004</text:p>
          </table:table-cell>
          <table:table-cell office:value-type="float" office:value="54.8907453894" calcext:value-type="float">
            <text:p>54,8907453894</text:p>
          </table:table-cell>
          <table:table-cell office:value-type="float" office:value="58.8360055144" calcext:value-type="float">
            <text:p>58,8360055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7326656786" calcext:value-type="float">
            <text:p>98,7326656786</text:p>
          </table:table-cell>
          <table:table-cell office:value-type="float" office:value="117.6750498383" calcext:value-type="float">
            <text:p>117,6750498383</text:p>
          </table:table-cell>
          <table:table-cell office:value-type="float" office:value="138.6654785621" calcext:value-type="float">
            <text:p>138,6654785621</text:p>
          </table:table-cell>
          <table:table-cell office:value-type="float" office:value="161.680058321" calcext:value-type="float">
            <text:p>161,680058321</text:p>
          </table:table-cell>
          <table:table-cell office:value-type="float" office:value="186.7020601215" calcext:value-type="float">
            <text:p>186,7020601215</text:p>
          </table:table-cell>
          <table:table-cell office:value-type="float" office:value="213.7436137929" calcext:value-type="float">
            <text:p>213,7436137929</text:p>
          </table:table-cell>
          <table:table-cell office:value-type="float" office:value="242.8442246628" calcext:value-type="float">
            <text:p>242,8442246628</text:p>
          </table:table-cell>
          <table:table-cell office:value-type="float" office:value="273.8546248236" calcext:value-type="float">
            <text:p>273,8546248236</text:p>
          </table:table-cell>
          <table:table-cell office:value-type="float" office:value="305.409843572" calcext:value-type="float">
            <text:p>305,409843572</text:p>
          </table:table-cell>
          <table:table-cell office:value-type="float" office:value="338.9791917521" calcext:value-type="float">
            <text:p>338,9791917521</text:p>
          </table:table-cell>
          <table:table-cell office:value-type="float" office:value="374.4263442387" calcext:value-type="float">
            <text:p>374,4263442387</text:p>
          </table:table-cell>
          <table:table-cell office:value-type="float" office:value="411.6237359385" calcext:value-type="float">
            <text:p>411,6237359385</text:p>
          </table:table-cell>
          <table:table-cell office:value-type="float" office:value="450.4506498837" calcext:value-type="float">
            <text:p>450,4506498837</text:p>
          </table:table-cell>
          <table:table-cell office:value-type="float" office:value="490.7915466917" calcext:value-type="float">
            <text:p>490,7915466917</text:p>
          </table:table-cell>
          <table:table-cell office:value-type="float" office:value="532.5347531682" calcext:value-type="float">
            <text:p>532,5347531682</text:p>
          </table:table-cell>
          <table:table-cell office:value-type="float" office:value="575.5715223749" calcext:value-type="float">
            <text:p>575,5715223749</text:p>
          </table:table-cell>
          <table:table-cell office:value-type="float" office:value="619.7954324821" calcext:value-type="float">
            <text:p>619,7954324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0727502" calcext:value-type="float">
            <text:p>0,0070727502</text:p>
          </table:table-cell>
          <table:table-cell office:value-type="float" office:value="0.0085030985" calcext:value-type="float">
            <text:p>0,0085030985</text:p>
          </table:table-cell>
          <table:table-cell office:value-type="float" office:value="0.0099069593" calcext:value-type="float">
            <text:p>0,0099069593</text:p>
          </table:table-cell>
          <table:table-cell office:value-type="float" office:value="0.0113553051" calcext:value-type="float">
            <text:p>0,0113553051</text:p>
          </table:table-cell>
          <table:table-cell office:value-type="float" office:value="0.0128966938" calcext:value-type="float">
            <text:p>0,0128966938</text:p>
          </table:table-cell>
          <table:table-cell office:value-type="float" office:value="0.0145512445" calcext:value-type="float">
            <text:p>0,0145512445</text:p>
          </table:table-cell>
          <table:table-cell office:value-type="float" office:value="0.0163219765" calcext:value-type="float">
            <text:p>0,0163219765</text:p>
          </table:table-cell>
          <table:table-cell office:value-type="float" office:value="0.0182060502" calcext:value-type="float">
            <text:p>0,0182060502</text:p>
          </table:table-cell>
          <table:table-cell office:value-type="float" office:value="0.0202009361" calcext:value-type="float">
            <text:p>0,0202009361</text:p>
          </table:table-cell>
          <table:table-cell office:value-type="float" office:value="0.0223029461" calcext:value-type="float">
            <text:p>0,0223029461</text:p>
          </table:table-cell>
          <table:table-cell office:value-type="float" office:value="0.0245072151" calcext:value-type="float">
            <text:p>0,0245072151</text:p>
          </table:table-cell>
          <table:table-cell office:value-type="float" office:value="0.0268079071" calcext:value-type="float">
            <text:p>0,0268079071</text:p>
          </table:table-cell>
          <table:table-cell office:value-type="float" office:value="0.0291984104" calcext:value-type="float">
            <text:p>0,0291984104</text:p>
          </table:table-cell>
          <table:table-cell office:value-type="float" office:value="0.0316714873" calcext:value-type="float">
            <text:p>0,0316714873</text:p>
          </table:table-cell>
          <table:table-cell office:value-type="float" office:value="0.0342193849" calcext:value-type="float">
            <text:p>0,0342193849</text:p>
          </table:table-cell>
          <table:table-cell office:value-type="float" office:value="0.0368339128" calcext:value-type="float">
            <text:p>0,03683391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,73274527</text:p>
          </table:table-cell>
          <table:table-cell office:value-type="float" office:value="1.1419507731" calcext:value-type="float">
            <text:p>1,1419507731</text:p>
          </table:table-cell>
          <table:table-cell office:value-type="float" office:value="1.61344995" calcext:value-type="float">
            <text:p>1,61344995</text:p>
          </table:table-cell>
          <table:table-cell office:value-type="float" office:value="2.1869770247" calcext:value-type="float">
            <text:p>2,1869770247</text:p>
          </table:table-cell>
          <table:table-cell office:value-type="float" office:value="2.8892546286" calcext:value-type="float">
            <text:p>2,8892546286</text:p>
          </table:table-cell>
          <table:table-cell office:value-type="float" office:value="3.749889131" calcext:value-type="float">
            <text:p>3,749889131</text:p>
          </table:table-cell>
          <table:table-cell office:value-type="float" office:value="4.7971095025" calcext:value-type="float">
            <text:p>4,7971095025</text:p>
          </table:table-cell>
          <table:table-cell office:value-type="float" office:value="6.0555587594" calcext:value-type="float">
            <text:p>6,0555587594</text:p>
          </table:table-cell>
          <table:table-cell office:value-type="float" office:value="7.5488285745" calcext:value-type="float">
            <text:p>7,5488285745</text:p>
          </table:table-cell>
          <table:table-cell office:value-type="float" office:value="9.3174570596" calcext:value-type="float">
            <text:p>9,3174570596</text:p>
          </table:table-cell>
          <table:table-cell office:value-type="float" office:value="11.389499324" calcext:value-type="float">
            <text:p>11,389499324</text:p>
          </table:table-cell>
          <table:table-cell office:value-type="float" office:value="13.7924847807" calcext:value-type="float">
            <text:p>13,7924847807</text:p>
          </table:table-cell>
          <table:table-cell office:value-type="float" office:value="16.5530090684" calcext:value-type="float">
            <text:p>16,5530090684</text:p>
          </table:table-cell>
          <table:table-cell office:value-type="float" office:value="19.6963407908" calcext:value-type="float">
            <text:p>19,6963407908</text:p>
          </table:table-cell>
          <table:table-cell office:value-type="float" office:value="23.2460321336" calcext:value-type="float">
            <text:p>23,2460321336</text:p>
          </table:table-cell>
          <table:table-cell office:value-type="float" office:value="27.2235336217" calcext:value-type="float">
            <text:p>27,2235336217</text:p>
          </table:table-cell>
          <table:table-cell office:value-type="float" office:value="31.6478159475" calcext:value-type="float">
            <text:p>31,64781594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294290141" calcext:value-type="float">
            <text:p>0,0294290141</text:p>
          </table:table-cell>
          <table:table-cell office:value-type="float" office:value="0.0789590576" calcext:value-type="float">
            <text:p>0,0789590576</text:p>
          </table:table-cell>
          <table:table-cell office:value-type="float" office:value="0.1623847541" calcext:value-type="float">
            <text:p>0,1623847541</text:p>
          </table:table-cell>
          <table:table-cell office:value-type="float" office:value="0.2860898771" calcext:value-type="float">
            <text:p>0,2860898771</text:p>
          </table:table-cell>
          <table:table-cell office:value-type="float" office:value="0.3664106203" calcext:value-type="float">
            <text:p>0,3664106203</text:p>
          </table:table-cell>
          <table:table-cell office:value-type="float" office:value="0.4576379223" calcext:value-type="float">
            <text:p>0,4576379223</text:p>
          </table:table-cell>
          <table:table-cell office:value-type="float" office:value="0.5850048951" calcext:value-type="float">
            <text:p>0,5850048951</text:p>
          </table:table-cell>
          <table:table-cell office:value-type="float" office:value="0.7337517245" calcext:value-type="float">
            <text:p>0,7337517245</text:p>
          </table:table-cell>
          <table:table-cell office:value-type="float" office:value="0.9067304095" calcext:value-type="float">
            <text:p>0,9067304095</text:p>
          </table:table-cell>
          <table:table-cell office:value-type="float" office:value="1.1054908094" calcext:value-type="float">
            <text:p>1,1054908094</text:p>
          </table:table-cell>
          <table:table-cell office:value-type="float" office:value="1.3314705501" calcext:value-type="float">
            <text:p>1,3314705501</text:p>
          </table:table-cell>
          <table:table-cell office:value-type="float" office:value="1.5859972051" calcext:value-type="float">
            <text:p>1,5859972051</text:p>
          </table:table-cell>
          <table:table-cell office:value-type="float" office:value="1.8702894651" calcext:value-type="float">
            <text:p>1,8702894651</text:p>
          </table:table-cell>
          <table:table-cell office:value-type="float" office:value="2.1854573799" calcext:value-type="float">
            <text:p>2,1854573799</text:p>
          </table:table-cell>
          <table:table-cell office:value-type="float" office:value="2.5325018632" calcext:value-type="float">
            <text:p>2,5325018632</text:p>
          </table:table-cell>
          <table:table-cell office:value-type="float" office:value="2.9123136842" calcext:value-type="float">
            <text:p>2,91231368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1836027" calcext:value-type="float">
            <text:p>0,0001836027</text:p>
          </table:table-cell>
          <table:table-cell office:value-type="float" office:value="0.0004198698" calcext:value-type="float">
            <text:p>0,0004198698</text:p>
          </table:table-cell>
          <table:table-cell office:value-type="float" office:value="0.0007435123" calcext:value-type="float">
            <text:p>0,0007435123</text:p>
          </table:table-cell>
          <table:table-cell office:value-type="float" office:value="0.0011385954" calcext:value-type="float">
            <text:p>0,0011385954</text:p>
          </table:table-cell>
          <table:table-cell office:value-type="float" office:value="0.0012782629" calcext:value-type="float">
            <text:p>0,0012782629</text:p>
          </table:table-cell>
          <table:table-cell office:value-type="float" office:value="0.0014106546" calcext:value-type="float">
            <text:p>0,0014106546</text:p>
          </table:table-cell>
          <table:table-cell office:value-type="float" office:value="0.0016055424" calcext:value-type="float">
            <text:p>0,0016055424</text:p>
          </table:table-cell>
          <table:table-cell office:value-type="float" office:value="0.0018057119" calcext:value-type="float">
            <text:p>0,0018057119</text:p>
          </table:table-cell>
          <table:table-cell office:value-type="float" office:value="0.0020104232" calcext:value-type="float">
            <text:p>0,0020104232</text:p>
          </table:table-cell>
          <table:table-cell office:value-type="float" office:value="0.0022190705" calcext:value-type="float">
            <text:p>0,0022190705</text:p>
          </table:table-cell>
          <table:table-cell office:value-type="float" office:value="0.0024311598" calcext:value-type="float">
            <text:p>0,0024311598</text:p>
          </table:table-cell>
          <table:table-cell office:value-type="float" office:value="0.0026462907" calcext:value-type="float">
            <text:p>0,0026462907</text:p>
          </table:table-cell>
          <table:table-cell office:value-type="float" office:value="0.0028641391" calcext:value-type="float">
            <text:p>0,0028641391</text:p>
          </table:table-cell>
          <table:table-cell office:value-type="float" office:value="0.0030844429" calcext:value-type="float">
            <text:p>0,0030844429</text:p>
          </table:table-cell>
          <table:table-cell office:value-type="float" office:value="0.0033069896" calcext:value-type="float">
            <text:p>0,0033069896</text:p>
          </table:table-cell>
          <table:table-cell office:value-type="float" office:value="0.0035316051" calcext:value-type="float">
            <text:p>0,0035316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44.5467283409" calcext:value-type="float">
            <text:p>44,5467283409</text:p>
          </table:table-cell>
          <table:table-cell office:value-type="float" office:value="45.6797414086" calcext:value-type="float">
            <text:p>45,6797414086</text:p>
          </table:table-cell>
          <table:table-cell office:value-type="float" office:value="46.5774272935" calcext:value-type="float">
            <text:p>46,5774272935</text:p>
          </table:table-cell>
          <table:table-cell office:value-type="float" office:value="47.2109393468" calcext:value-type="float">
            <text:p>47,2109393468</text:p>
          </table:table-cell>
          <table:table-cell office:value-type="float" office:value="48.8260910436" calcext:value-type="float">
            <text:p>48,8260910436</text:p>
          </table:table-cell>
          <table:table-cell office:value-type="float" office:value="50.2876590741" calcext:value-type="float">
            <text:p>50,2876590741</text:p>
          </table:table-cell>
          <table:table-cell office:value-type="float" office:value="51.5742071082" calcext:value-type="float">
            <text:p>51,5742071082</text:p>
          </table:table-cell>
          <table:table-cell office:value-type="float" office:value="52.6743403357" calcext:value-type="float">
            <text:p>52,6743403357</text:p>
          </table:table-cell>
          <table:table-cell office:value-type="float" office:value="53.6758899373" calcext:value-type="float">
            <text:p>53,6758899373</text:p>
          </table:table-cell>
          <table:table-cell office:value-type="float" office:value="54.5538556754" calcext:value-type="float">
            <text:p>54,5538556754</text:p>
          </table:table-cell>
          <table:table-cell office:value-type="float" office:value="55.2915413069" calcext:value-type="float">
            <text:p>55,2915413069</text:p>
          </table:table-cell>
          <table:table-cell office:value-type="float" office:value="55.8781743886" calcext:value-type="float">
            <text:p>55,8781743886</text:p>
          </table:table-cell>
          <table:table-cell office:value-type="float" office:value="56.3071679928" calcext:value-type="float">
            <text:p>56,3071679928</text:p>
          </table:table-cell>
          <table:table-cell office:value-type="float" office:value="56.5748703165" calcext:value-type="float">
            <text:p>56,5748703165</text:p>
          </table:table-cell>
          <table:table-cell office:value-type="float" office:value="56.6796747756" calcext:value-type="float">
            <text:p>56,6796747756</text:p>
          </table:table-cell>
          <table:table-cell office:value-type="float" office:value="56.6213918304" calcext:value-type="float">
            <text:p>56,6213918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53.9254158409" calcext:value-type="float">
            <text:p>53,9254158409</text:p>
          </table:table-cell>
          <table:table-cell office:value-type="float" office:value="54.9474164086" calcext:value-type="float">
            <text:p>54,9474164086</text:p>
          </table:table-cell>
          <table:table-cell office:value-type="float" office:value="55.7063897935" calcext:value-type="float">
            <text:p>55,7063897935</text:p>
          </table:table-cell>
          <table:table-cell office:value-type="float" office:value="56.1734893468" calcext:value-type="float">
            <text:p>56,1734893468</text:p>
          </table:table-cell>
          <table:table-cell office:value-type="float" office:value="57.8283535436" calcext:value-type="float">
            <text:p>57,8283535436</text:p>
          </table:table-cell>
          <table:table-cell office:value-type="float" office:value="59.3157840741" calcext:value-type="float">
            <text:p>59,3157840741</text:p>
          </table:table-cell>
          <table:table-cell office:value-type="float" office:value="60.6143446082" calcext:value-type="float">
            <text:p>60,6143446082</text:p>
          </table:table-cell>
          <table:table-cell office:value-type="float" office:value="61.7126403357" calcext:value-type="float">
            <text:p>61,7126403357</text:p>
          </table:table-cell>
          <table:table-cell office:value-type="float" office:value="62.6985024373" calcext:value-type="float">
            <text:p>62,6985024373</text:p>
          </table:table-cell>
          <table:table-cell office:value-type="float" office:value="63.5469306754" calcext:value-type="float">
            <text:p>63,5469306754</text:p>
          </table:table-cell>
          <table:table-cell office:value-type="float" office:value="64.2412288069" calcext:value-type="float">
            <text:p>64,2412288069</text:p>
          </table:table-cell>
          <table:table-cell office:value-type="float" office:value="64.7706243886" calcext:value-type="float">
            <text:p>64,7706243886</text:p>
          </table:table-cell>
          <table:table-cell office:value-type="float" office:value="65.1285304928" calcext:value-type="float">
            <text:p>65,1285304928</text:p>
          </table:table-cell>
          <table:table-cell office:value-type="float" office:value="65.3112953165" calcext:value-type="float">
            <text:p>65,3112953165</text:p>
          </table:table-cell>
          <table:table-cell office:value-type="float" office:value="65.3173122756" calcext:value-type="float">
            <text:p>65,3173122756</text:p>
          </table:table-cell>
          <table:table-cell office:value-type="float" office:value="65.1463918304" calcext:value-type="float">
            <text:p>65,1463918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39.7146283409" calcext:value-type="float">
            <text:p>39,7146283409</text:p>
          </table:table-cell>
          <table:table-cell office:value-type="float" office:value="41.5220114086" calcext:value-type="float">
            <text:p>41,5220114086</text:p>
          </table:table-cell>
          <table:table-cell office:value-type="float" office:value="43.0075142935" calcext:value-type="float">
            <text:p>43,0075142935</text:p>
          </table:table-cell>
          <table:table-cell office:value-type="float" office:value="44.1528572468" calcext:value-type="float">
            <text:p>44,1528572468</text:p>
          </table:table-cell>
          <table:table-cell office:value-type="float" office:value="46.1434949736" calcext:value-type="float">
            <text:p>46,1434949736</text:p>
          </table:table-cell>
          <table:table-cell office:value-type="float" office:value="47.9360326491" calcext:value-type="float">
            <text:p>47,9360326491</text:p>
          </table:table-cell>
          <table:table-cell office:value-type="float" office:value="49.5141823599" calcext:value-type="float">
            <text:p>49,5141823599</text:p>
          </table:table-cell>
          <table:table-cell office:value-type="float" office:value="50.871113193" calcext:value-type="float">
            <text:p>50,871113193</text:p>
          </table:table-cell>
          <table:table-cell office:value-type="float" office:value="52.0987011266" calcext:value-type="float">
            <text:p>52,0987011266</text:p>
          </table:table-cell>
          <table:table-cell office:value-type="float" office:value="53.1755298017" calcext:value-type="float">
            <text:p>53,1755298017</text:p>
          </table:table-cell>
          <table:table-cell office:value-type="float" office:value="54.0880776709" calcext:value-type="float">
            <text:p>54,0880776709</text:p>
          </table:table-cell>
          <table:table-cell office:value-type="float" office:value="54.8283838015" calcext:value-type="float">
            <text:p>54,8283838015</text:p>
          </table:table-cell>
          <table:table-cell office:value-type="float" office:value="55.3923504811" calcext:value-type="float">
            <text:p>55,3923504811</text:p>
          </table:table-cell>
          <table:table-cell office:value-type="float" office:value="55.7785291711" calcext:value-type="float">
            <text:p>55,7785291711</text:p>
          </table:table-cell>
          <table:table-cell office:value-type="float" office:value="55.9872628984" calcext:value-type="float">
            <text:p>55,9872628984</text:p>
          </table:table-cell>
          <table:table-cell office:value-type="float" office:value="56.0200867791" calcext:value-type="float">
            <text:p>56,0200867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3.2352435249" calcext:value-type="float">
            <text:p>753,2352435249</text:p>
          </table:table-cell>
          <table:table-cell office:value-type="float" office:value="815.5371276064" calcext:value-type="float">
            <text:p>815,5371276064</text:p>
          </table:table-cell>
          <table:table-cell office:value-type="float" office:value="879.0633514109" calcext:value-type="float">
            <text:p>879,0633514109</text:p>
          </table:table-cell>
          <table:table-cell office:value-type="float" office:value="943.4536123859" calcext:value-type="float">
            <text:p>943,4536123859</text:p>
          </table:table-cell>
          <table:table-cell office:value-type="float" office:value="1010.046753471" calcext:value-type="float">
            <text:p>1010,046753471</text:p>
          </table:table-cell>
          <table:table-cell office:value-type="float" office:value="1078.6333043086" calcext:value-type="float">
            <text:p>1078,6333043086</text:p>
          </table:table-cell>
          <table:table-cell office:value-type="float" office:value="1148.9745578659" calcext:value-type="float">
            <text:p>1148,9745578659</text:p>
          </table:table-cell>
          <table:table-cell office:value-type="float" office:value="1220.8162659069" calcext:value-type="float">
            <text:p>1220,8162659069</text:p>
          </table:table-cell>
          <table:table-cell office:value-type="float" office:value="1294.0239717679" calcext:value-type="float">
            <text:p>1294,0239717679</text:p>
          </table:table-cell>
          <table:table-cell office:value-type="float" office:value="1368.4291213525" calcext:value-type="float">
            <text:p>1368,4291213525</text:p>
          </table:table-cell>
          <table:table-cell office:value-type="float" office:value="1443.8403888196" calcext:value-type="float">
            <text:p>1443,8403888196</text:p>
          </table:table-cell>
          <table:table-cell office:value-type="float" office:value="1520.0517559618" calcext:value-type="float">
            <text:p>1520,0517559618</text:p>
          </table:table-cell>
          <table:table-cell office:value-type="float" office:value="1596.8482207637" calcext:value-type="float">
            <text:p>1596,8482207637</text:p>
          </table:table-cell>
          <table:table-cell office:value-type="float" office:value="1674.0098005734" calcext:value-type="float">
            <text:p>1674,0098005734</text:p>
          </table:table-cell>
          <table:table-cell office:value-type="float" office:value="1751.314321544" calcext:value-type="float">
            <text:p>1751,3143215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533.0138988622" calcext:value-type="float">
            <text:p>533,0138988622</text:p>
          </table:table-cell>
          <table:table-cell office:value-type="float" office:value="807.7509809052" calcext:value-type="float">
            <text:p>807,7509809052</text:p>
          </table:table-cell>
          <table:table-cell office:value-type="float" office:value="1086.2829298725" calcext:value-type="float">
            <text:p>1086,2829298725</text:p>
          </table:table-cell>
          <table:table-cell office:value-type="float" office:value="1367.1503766065" calcext:value-type="float">
            <text:p>1367,1503766065</text:p>
          </table:table-cell>
          <table:table-cell office:value-type="float" office:value="1656.2921443247" calcext:value-type="float">
            <text:p>1656,2921443247</text:p>
          </table:table-cell>
          <table:table-cell office:value-type="float" office:value="1952.8710646954" calcext:value-type="float">
            <text:p>1952,8710646954</text:p>
          </table:table-cell>
          <table:table-cell office:value-type="float" office:value="2255.9427877364" calcext:value-type="float">
            <text:p>2255,9427877364</text:p>
          </table:table-cell>
          <table:table-cell office:value-type="float" office:value="2564.5059894147" calcext:value-type="float">
            <text:p>2564,5059894147</text:p>
          </table:table-cell>
          <table:table-cell office:value-type="float" office:value="2877.9985016012" calcext:value-type="float">
            <text:p>2877,9985016012</text:p>
          </table:table-cell>
          <table:table-cell office:value-type="float" office:value="3195.7331549781" calcext:value-type="float">
            <text:p>3195,7331549781</text:p>
          </table:table-cell>
          <table:table-cell office:value-type="float" office:value="3516.9392990128" calcext:value-type="float">
            <text:p>3516,9392990128</text:p>
          </table:table-cell>
          <table:table-cell office:value-type="float" office:value="3840.7924209559" calcext:value-type="float">
            <text:p>3840,7924209559</text:p>
          </table:table-cell>
          <table:table-cell office:value-type="float" office:value="4166.4350734197" calcext:value-type="float">
            <text:p>4166,4350734197</text:p>
          </table:table-cell>
          <table:table-cell office:value-type="float" office:value="4492.991550002" calcext:value-type="float">
            <text:p>4492,991550002</text:p>
          </table:table-cell>
          <table:table-cell office:value-type="float" office:value="4819.5781113803" calcext:value-type="float">
            <text:p>4819,5781113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57862356" calcext:value-type="float">
            <text:p>0,4757862356</text:p>
          </table:table-cell>
          <table:table-cell office:value-type="float" office:value="0.4797898821" calcext:value-type="float">
            <text:p>0,4797898821</text:p>
          </table:table-cell>
          <table:table-cell office:value-type="float" office:value="0.4832690502" calcext:value-type="float">
            <text:p>0,4832690502</text:p>
          </table:table-cell>
          <table:table-cell office:value-type="float" office:value="0.4862913193" calcext:value-type="float">
            <text:p>0,4862913193</text:p>
          </table:table-cell>
          <table:table-cell office:value-type="float" office:value="0.4903992436" calcext:value-type="float">
            <text:p>0,4903992436</text:p>
          </table:table-cell>
          <table:table-cell office:value-type="float" office:value="0.494478796" calcext:value-type="float">
            <text:p>0,494478796</text:p>
          </table:table-cell>
          <table:table-cell office:value-type="float" office:value="0.4984608999" calcext:value-type="float">
            <text:p>0,4984608999</text:p>
          </table:table-cell>
          <table:table-cell office:value-type="float" office:value="0.5023160208" calcext:value-type="float">
            <text:p>0,5023160208</text:p>
          </table:table-cell>
          <table:table-cell office:value-type="float" office:value="0.5061197714" calcext:value-type="float">
            <text:p>0,5061197714</text:p>
          </table:table-cell>
          <table:table-cell office:value-type="float" office:value="0.5098567607" calcext:value-type="float">
            <text:p>0,5098567607</text:p>
          </table:table-cell>
          <table:table-cell office:value-type="float" office:value="0.5135142809" calcext:value-type="float">
            <text:p>0,5135142809</text:p>
          </table:table-cell>
          <table:table-cell office:value-type="float" office:value="0.5170832874" calcext:value-type="float">
            <text:p>0,5170832874</text:p>
          </table:table-cell>
          <table:table-cell office:value-type="float" office:value="0.5205574556" calcext:value-type="float">
            <text:p>0,5205574556</text:p>
          </table:table-cell>
          <table:table-cell office:value-type="float" office:value="0.5239319994" calcext:value-type="float">
            <text:p>0,5239319994</text:p>
          </table:table-cell>
          <table:table-cell office:value-type="float" office:value="0.5272026445" calcext:value-type="float">
            <text:p>0,5272026445</text:p>
          </table:table-cell>
          <table:table-cell office:value-type="float" office:value="0.5303648364" calcext:value-type="float">
            <text:p>0,53036483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25256428" calcext:value-type="float">
            <text:p>0,525256428</text:p>
          </table:table-cell>
          <table:table-cell office:value-type="float" office:value="0.5253403711" calcext:value-type="float">
            <text:p>0,5253403711</text:p>
          </table:table-cell>
          <table:table-cell office:value-type="float" office:value="0.5253376759" calcext:value-type="float">
            <text:p>0,5253376759</text:p>
          </table:table-cell>
          <table:table-cell office:value-type="float" office:value="0.5252737522" calcext:value-type="float">
            <text:p>0,5252737522</text:p>
          </table:table-cell>
          <table:table-cell office:value-type="float" office:value="0.5296799405" calcext:value-type="float">
            <text:p>0,5296799405</text:p>
          </table:table-cell>
          <table:table-cell office:value-type="float" office:value="0.53367643" calcext:value-type="float">
            <text:p>0,53367643</text:p>
          </table:table-cell>
          <table:table-cell office:value-type="float" office:value="0.5372864411" calcext:value-type="float">
            <text:p>0,5372864411</text:p>
          </table:table-cell>
          <table:table-cell office:value-type="float" office:value="0.5405815086" calcext:value-type="float">
            <text:p>0,5405815086</text:p>
          </table:table-cell>
          <table:table-cell office:value-type="float" office:value="0.5438076153" calcext:value-type="float">
            <text:p>0,5438076153</text:p>
          </table:table-cell>
          <table:table-cell office:value-type="float" office:value="0.5469518348" calcext:value-type="float">
            <text:p>0,5469518348</text:p>
          </table:table-cell>
          <table:table-cell office:value-type="float" office:value="0.5500066986" calcext:value-type="float">
            <text:p>0,5500066986</text:p>
          </table:table-cell>
          <table:table-cell office:value-type="float" office:value="0.5529699578" calcext:value-type="float">
            <text:p>0,5529699578</text:p>
          </table:table-cell>
          <table:table-cell office:value-type="float" office:value="0.5558418173" calcext:value-type="float">
            <text:p>0,5558418173</text:p>
          </table:table-cell>
          <table:table-cell office:value-type="float" office:value="0.5586227695" calcext:value-type="float">
            <text:p>0,5586227695</text:p>
          </table:table-cell>
          <table:table-cell office:value-type="float" office:value="0.5613122198" calcext:value-type="float">
            <text:p>0,5613122198</text:p>
          </table:table-cell>
          <table:table-cell office:value-type="float" office:value="0.5639077008" calcext:value-type="float">
            <text:p>0,5639077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2902733267" calcext:value-type="float">
            <text:p>163,2902733267</text:p>
          </table:table-cell>
          <table:table-cell office:value-type="float" office:value="176.8232963209" calcext:value-type="float">
            <text:p>176,8232963209</text:p>
          </table:table-cell>
          <table:table-cell office:value-type="float" office:value="190.6223383002" calcext:value-type="float">
            <text:p>190,6223383002</text:p>
          </table:table-cell>
          <table:table-cell office:value-type="float" office:value="204.6091266062" calcext:value-type="float">
            <text:p>204,6091266062</text:p>
          </table:table-cell>
          <table:table-cell office:value-type="float" office:value="219.0745097714" calcext:value-type="float">
            <text:p>219,0745097714</text:p>
          </table:table-cell>
          <table:table-cell office:value-type="float" office:value="233.9729834236" calcext:value-type="float">
            <text:p>233,9729834236</text:p>
          </table:table-cell>
          <table:table-cell office:value-type="float" office:value="249.2526917962" calcext:value-type="float">
            <text:p>249,2526917962</text:p>
          </table:table-cell>
          <table:table-cell office:value-type="float" office:value="264.8584027293" calcext:value-type="float">
            <text:p>264,8584027293</text:p>
          </table:table-cell>
          <table:table-cell office:value-type="float" office:value="280.7609072416" calcext:value-type="float">
            <text:p>280,7609072416</text:p>
          </table:table-cell>
          <table:table-cell office:value-type="float" office:value="296.9235888867" calcext:value-type="float">
            <text:p>296,9235888867</text:p>
          </table:table-cell>
          <table:table-cell office:value-type="float" office:value="313.3048841471" calcext:value-type="float">
            <text:p>313,3048841471</text:p>
          </table:table-cell>
          <table:table-cell office:value-type="float" office:value="329.860037586" calcext:value-type="float">
            <text:p>329,860037586</text:p>
          </table:table-cell>
          <table:table-cell office:value-type="float" office:value="346.5423419586" calcext:value-type="float">
            <text:p>346,5423419586</text:p>
          </table:table-cell>
          <table:table-cell office:value-type="float" office:value="363.3040078431" calcext:value-type="float">
            <text:p>363,3040078431</text:p>
          </table:table-cell>
          <table:table-cell office:value-type="float" office:value="380.0967696029" calcext:value-type="float">
            <text:p>380,0967696029</text:p>
          </table:table-cell>
          <table:table-cell office:value-type="float" office:value="396.8723052314" calcext:value-type="float">
            <text:p>396,87230523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3.6213517927" calcext:value-type="float">
            <text:p>113,6213517927</text:p>
          </table:table-cell>
          <table:table-cell office:value-type="float" office:value="124.9326648489" calcext:value-type="float">
            <text:p>124,9326648489</text:p>
          </table:table-cell>
          <table:table-cell office:value-type="float" office:value="136.5563847455" calcext:value-type="float">
            <text:p>136,5563847455</text:p>
          </table:table-cell>
          <table:table-cell office:value-type="float" office:value="148.4165788074" calcext:value-type="float">
            <text:p>148,4165788074</text:p>
          </table:table-cell>
          <table:table-cell office:value-type="float" office:value="160.8119821306" calcext:value-type="float">
            <text:p>160,8119821306</text:p>
          </table:table-cell>
          <table:table-cell office:value-type="float" office:value="173.7006454833" calcext:value-type="float">
            <text:p>173,7006454833</text:p>
          </table:table-cell>
          <table:table-cell office:value-type="float" office:value="187.0341305803" calcext:value-type="float">
            <text:p>187,0341305803</text:p>
          </table:table-cell>
          <table:table-cell office:value-type="float" office:value="200.7601246116" calcext:value-type="float">
            <text:p>200,7601246116</text:p>
          </table:table-cell>
          <table:table-cell office:value-type="float" office:value="214.8522265978" calcext:value-type="float">
            <text:p>214,8522265978</text:p>
          </table:table-cell>
          <table:table-cell office:value-type="float" office:value="229.2760364306" calcext:value-type="float">
            <text:p>229,2760364306</text:p>
          </table:table-cell>
          <table:table-cell office:value-type="float" office:value="243.9916896492" calcext:value-type="float">
            <text:p>243,9916896492</text:p>
          </table:table-cell>
          <table:table-cell office:value-type="float" office:value="258.9556320897" calcext:value-type="float">
            <text:p>258,9556320897</text:p>
          </table:table-cell>
          <table:table-cell office:value-type="float" office:value="274.1218527031" calcext:value-type="float">
            <text:p>274,1218527031</text:p>
          </table:table-cell>
          <table:table-cell office:value-type="float" office:value="289.4427333465" calcext:value-type="float">
            <text:p>289,4427333465</text:p>
          </table:table-cell>
          <table:table-cell office:value-type="float" office:value="304.8696318254" calcext:value-type="float">
            <text:p>304,8696318254</text:p>
          </table:table-cell>
          <table:table-cell office:value-type="float" office:value="320.3532829574" calcext:value-type="float">
            <text:p>320,3532829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5.2976637724" calcext:value-type="float">
            <text:p>45,2976637724</text:p>
          </table:table-cell>
          <table:table-cell office:value-type="float" office:value="51.3146462468" calcext:value-type="float">
            <text:p>51,3146462468</text:p>
          </table:table-cell>
          <table:table-cell office:value-type="float" office:value="57.5323082897" calcext:value-type="float">
            <text:p>57,5323082897</text:p>
          </table:table-cell>
          <table:table-cell office:value-type="float" office:value="63.9166552287" calcext:value-type="float">
            <text:p>63,9166552287</text:p>
          </table:table-cell>
          <table:table-cell office:value-type="float" office:value="70.8552409212" calcext:value-type="float">
            <text:p>70,8552409212</text:p>
          </table:table-cell>
          <table:table-cell office:value-type="float" office:value="78.3099938362" calcext:value-type="float">
            <text:p>78,3099938362</text:p>
          </table:table-cell>
          <table:table-cell office:value-type="float" office:value="86.2441353509" calcext:value-type="float">
            <text:p>86,2441353509</text:p>
          </table:table-cell>
          <table:table-cell office:value-type="float" office:value="94.6208862163" calcext:value-type="float">
            <text:p>94,6208862163</text:p>
          </table:table-cell>
          <table:table-cell office:value-type="float" office:value="103.4357234605" calcext:value-type="float">
            <text:p>103,4357234605</text:p>
          </table:table-cell>
          <table:table-cell office:value-type="float" office:value="112.6739885218" calcext:value-type="float">
            <text:p>112,6739885218</text:p>
          </table:table-cell>
          <table:table-cell office:value-type="float" office:value="122.3141498556" calcext:value-type="float">
            <text:p>122,3141498556</text:p>
          </table:table-cell>
          <table:table-cell office:value-type="float" office:value="132.3296759253" calcext:value-type="float">
            <text:p>132,3296759253</text:p>
          </table:table-cell>
          <table:table-cell office:value-type="float" office:value="142.6900672088" calcext:value-type="float">
            <text:p>142,6900672088</text:p>
          </table:table-cell>
          <table:table-cell office:value-type="float" office:value="153.361371937" calcext:value-type="float">
            <text:p>153,361371937</text:p>
          </table:table-cell>
          <table:table-cell office:value-type="float" office:value="164.3063939282" calcext:value-type="float">
            <text:p>164,3063939282</text:p>
          </table:table-cell>
          <table:table-cell office:value-type="float" office:value="175.4847338752" calcext:value-type="float">
            <text:p>175,48473387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2625298897" calcext:value-type="float">
            <text:p>7,2625298897</text:p>
          </table:table-cell>
          <table:table-cell office:value-type="float" office:value="8.3240461026" calcext:value-type="float">
            <text:p>8,3240461026</text:p>
          </table:table-cell>
          <table:table-cell office:value-type="float" office:value="9.4128265643" calcext:value-type="float">
            <text:p>9,4128265643</text:p>
          </table:table-cell>
          <table:table-cell office:value-type="float" office:value="10.5385211356" calcext:value-type="float">
            <text:p>10,5385211356</text:p>
          </table:table-cell>
          <table:table-cell office:value-type="float" office:value="11.9272099616" calcext:value-type="float">
            <text:p>11,9272099616</text:p>
          </table:table-cell>
          <table:table-cell office:value-type="float" office:value="13.4630847589" calcext:value-type="float">
            <text:p>13,4630847589</text:p>
          </table:table-cell>
          <table:table-cell office:value-type="float" office:value="15.125574791" calcext:value-type="float">
            <text:p>15,125574791</text:p>
          </table:table-cell>
          <table:table-cell office:value-type="float" office:value="16.9089193344" calcext:value-type="float">
            <text:p>16,9089193344</text:p>
          </table:table-cell>
          <table:table-cell office:value-type="float" office:value="18.8303971965" calcext:value-type="float">
            <text:p>18,8303971965</text:p>
          </table:table-cell>
          <table:table-cell office:value-type="float" office:value="20.8932618122" calcext:value-type="float">
            <text:p>20,8932618122</text:p>
          </table:table-cell>
          <table:table-cell office:value-type="float" office:value="23.0971777194" calcext:value-type="float">
            <text:p>23,0971777194</text:p>
          </table:table-cell>
          <table:table-cell office:value-type="float" office:value="25.4403943536" calcext:value-type="float">
            <text:p>25,4403943536</text:p>
          </table:table-cell>
          <table:table-cell office:value-type="float" office:value="27.9200178468" calcext:value-type="float">
            <text:p>27,9200178468</text:p>
          </table:table-cell>
          <table:table-cell office:value-type="float" office:value="30.5317731754" calcext:value-type="float">
            <text:p>30,5317731754</text:p>
          </table:table-cell>
          <table:table-cell office:value-type="float" office:value="33.2696037561" calcext:value-type="float">
            <text:p>33,2696037561</text:p>
          </table:table-cell>
          <table:table-cell office:value-type="float" office:value="36.1252168319" calcext:value-type="float">
            <text:p>36,1252168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1484511" calcext:value-type="float">
            <text:p>0,1651484511</text:p>
          </table:table-cell>
          <table:table-cell office:value-type="float" office:value="0.1837856658" calcext:value-type="float">
            <text:p>0,1837856658</text:p>
          </table:table-cell>
          <table:table-cell office:value-type="float" office:value="0.2035534164" calcext:value-type="float">
            <text:p>0,2035534164</text:p>
          </table:table-cell>
          <table:table-cell office:value-type="float" office:value="0.2243888276" calcext:value-type="float">
            <text:p>0,2243888276</text:p>
          </table:table-cell>
          <table:table-cell office:value-type="float" office:value="0.2462759242" calcext:value-type="float">
            <text:p>0,2462759242</text:p>
          </table:table-cell>
          <table:table-cell office:value-type="float" office:value="0.2692026264" calcext:value-type="float">
            <text:p>0,2692026264</text:p>
          </table:table-cell>
          <table:table-cell office:value-type="float" office:value="0.293148479" calcext:value-type="float">
            <text:p>0,293148479</text:p>
          </table:table-cell>
          <table:table-cell office:value-type="float" office:value="0.3180861055" calcext:value-type="float">
            <text:p>0,3180861055</text:p>
          </table:table-cell>
          <table:table-cell office:value-type="float" office:value="0.3439856909" calcext:value-type="float">
            <text:p>0,3439856909</text:p>
          </table:table-cell>
          <table:table-cell office:value-type="float" office:value="0.3708141815" calcext:value-type="float">
            <text:p>0,3708141815</text:p>
          </table:table-cell>
          <table:table-cell office:value-type="float" office:value="0.3985352269" calcext:value-type="float">
            <text:p>0,3985352269</text:p>
          </table:table-cell>
          <table:table-cell office:value-type="float" office:value="0.4271093951" calcext:value-type="float">
            <text:p>0,4271093951</text:p>
          </table:table-cell>
          <table:table-cell office:value-type="float" office:value="0.4564944926" calcext:value-type="float">
            <text:p>0,4564944926</text:p>
          </table:table-cell>
          <table:table-cell office:value-type="float" office:value="0.486645915" calcext:value-type="float">
            <text:p>0,486645915</text:p>
          </table:table-cell>
          <table:table-cell office:value-type="float" office:value="0.5175169885" calcext:value-type="float">
            <text:p>0,5175169885</text:p>
          </table:table-cell>
          <table:table-cell office:value-type="float" office:value="0.5490592827" calcext:value-type="float">
            <text:p>0,5490592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31443185" calcext:value-type="float">
            <text:p>1,2631443185</text:p>
          </table:table-cell>
          <table:table-cell office:value-type="float" office:value="1.3822861856" calcext:value-type="float">
            <text:p>1,3822861856</text:p>
          </table:table-cell>
          <table:table-cell office:value-type="float" office:value="1.4868613122" calcext:value-type="float">
            <text:p>1,4868613122</text:p>
          </table:table-cell>
          <table:table-cell office:value-type="float" office:value="1.5853774108" calcext:value-type="float">
            <text:p>1,5853774108</text:p>
          </table:table-cell>
          <table:table-cell office:value-type="float" office:value="1.6824133848" calcext:value-type="float">
            <text:p>1,6824133848</text:p>
          </table:table-cell>
          <table:table-cell office:value-type="float" office:value="1.7794727551" calcext:value-type="float">
            <text:p>1,7794727551</text:p>
          </table:table-cell>
          <table:table-cell office:value-type="float" office:value="1.8766003019" calcext:value-type="float">
            <text:p>1,8766003019</text:p>
          </table:table-cell>
          <table:table-cell office:value-type="float" office:value="1.9734723855" calcext:value-type="float">
            <text:p>1,9734723855</text:p>
          </table:table-cell>
          <table:table-cell office:value-type="float" office:value="2.0698562399" calcext:value-type="float">
            <text:p>2,0698562399</text:p>
          </table:table-cell>
          <table:table-cell office:value-type="float" office:value="2.1655066955" calcext:value-type="float">
            <text:p>2,1655066955</text:p>
          </table:table-cell>
          <table:table-cell office:value-type="float" office:value="2.2601692088" calcext:value-type="float">
            <text:p>2,2601692088</text:p>
          </table:table-cell>
          <table:table-cell office:value-type="float" office:value="2.3535931494" calcext:value-type="float">
            <text:p>2,3535931494</text:p>
          </table:table-cell>
          <table:table-cell office:value-type="float" office:value="2.4455407556" calcext:value-type="float">
            <text:p>2,4455407556</text:p>
          </table:table-cell>
          <table:table-cell office:value-type="float" office:value="2.5357914426" calcext:value-type="float">
            <text:p>2,5357914426</text:p>
          </table:table-cell>
          <table:table-cell office:value-type="float" office:value="2.6241429836" calcext:value-type="float">
            <text:p>2,6241429836</text:p>
          </table:table-cell>
          <table:table-cell office:value-type="float" office:value="2.7104108592" calcext:value-type="float">
            <text:p>2,7104108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12856615" calcext:value-type="float">
            <text:p>0,5112856615</text:p>
          </table:table-cell>
          <table:table-cell office:value-type="float" office:value="0.5727684504" calcext:value-type="float">
            <text:p>0,5727684504</text:p>
          </table:table-cell>
          <table:table-cell office:value-type="float" office:value="0.6370414042" calcext:value-type="float">
            <text:p>0,6370414042</text:p>
          </table:table-cell>
          <table:table-cell office:value-type="float" office:value="0.7058967365" calcext:value-type="float">
            <text:p>0,7058967365</text:p>
          </table:table-cell>
          <table:table-cell office:value-type="float" office:value="0.7787158516" calcext:value-type="float">
            <text:p>0,7787158516</text:p>
          </table:table-cell>
          <table:table-cell office:value-type="float" office:value="0.8583529454" calcext:value-type="float">
            <text:p>0,8583529454</text:p>
          </table:table-cell>
          <table:table-cell office:value-type="float" office:value="0.9454800396" calcext:value-type="float">
            <text:p>0,9454800396</text:p>
          </table:table-cell>
          <table:table-cell office:value-type="float" office:value="1.0407019139" calcext:value-type="float">
            <text:p>1,0407019139</text:p>
          </table:table-cell>
          <table:table-cell office:value-type="float" office:value="1.1445174784" calcext:value-type="float">
            <text:p>1,1445174784</text:p>
          </table:table-cell>
          <table:table-cell office:value-type="float" office:value="1.2577600025" calcext:value-type="float">
            <text:p>1,2577600025</text:p>
          </table:table-cell>
          <table:table-cell office:value-type="float" office:value="1.3813317247" calcext:value-type="float">
            <text:p>1,3813317247</text:p>
          </table:table-cell>
          <table:table-cell office:value-type="float" office:value="1.5161993186" calcext:value-type="float">
            <text:p>1,5161993186</text:p>
          </table:table-cell>
          <table:table-cell office:value-type="float" office:value="1.6633861761" calcext:value-type="float">
            <text:p>1,6633861761</text:p>
          </table:table-cell>
          <table:table-cell office:value-type="float" office:value="1.8239577319" calcext:value-type="float">
            <text:p>1,8239577319</text:p>
          </table:table-cell>
          <table:table-cell office:value-type="float" office:value="1.9989983271" calcext:value-type="float">
            <text:p>1,9989983271</text:p>
          </table:table-cell>
          <table:table-cell office:value-type="float" office:value="2.1895790178" calcext:value-type="float">
            <text:p>2,1895790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459693347" calcext:value-type="float">
            <text:p>45,2459693347</text:p>
          </table:table-cell>
          <table:table-cell office:value-type="float" office:value="46.3676604715" calcext:value-type="float">
            <text:p>46,3676604715</text:p>
          </table:table-cell>
          <table:table-cell office:value-type="float" office:value="47.4474294692" calcext:value-type="float">
            <text:p>47,4474294692</text:p>
          </table:table-cell>
          <table:table-cell office:value-type="float" office:value="48.517743306" calcext:value-type="float">
            <text:p>48,517743306</text:p>
          </table:table-cell>
          <table:table-cell office:value-type="float" office:value="49.5678996947" calcext:value-type="float">
            <text:p>49,5678996947</text:p>
          </table:table-cell>
          <table:table-cell office:value-type="float" office:value="50.6341338377" calcext:value-type="float">
            <text:p>50,6341338377</text:p>
          </table:table-cell>
          <table:table-cell office:value-type="float" office:value="51.7155623363" calcext:value-type="float">
            <text:p>51,7155623363</text:p>
          </table:table-cell>
          <table:table-cell office:value-type="float" office:value="52.8090393893" calcext:value-type="float">
            <text:p>52,8090393893</text:p>
          </table:table-cell>
          <table:table-cell office:value-type="float" office:value="53.9094548586" calcext:value-type="float">
            <text:p>53,9094548586</text:p>
          </table:table-cell>
          <table:table-cell office:value-type="float" office:value="55.0146612785" calcext:value-type="float">
            <text:p>55,0146612785</text:p>
          </table:table-cell>
          <table:table-cell office:value-type="float" office:value="56.1222071542" calcext:value-type="float">
            <text:p>56,1222071542</text:p>
          </table:table-cell>
          <table:table-cell office:value-type="float" office:value="57.2294644262" calcext:value-type="float">
            <text:p>57,2294644262</text:p>
          </table:table-cell>
          <table:table-cell office:value-type="float" office:value="58.3337488573" calcext:value-type="float">
            <text:p>58,3337488573</text:p>
          </table:table-cell>
          <table:table-cell office:value-type="float" office:value="59.432409949" calcext:value-type="float">
            <text:p>59,432409949</text:p>
          </table:table-cell>
          <table:table-cell office:value-type="float" office:value="60.5228944116" calcext:value-type="float">
            <text:p>60,5228944116</text:p>
          </table:table-cell>
          <table:table-cell office:value-type="float" office:value="61.6027900117" calcext:value-type="float">
            <text:p>61,6027900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0068394447" calcext:value-type="float">
            <text:p>363,0068394447</text:p>
          </table:table-cell>
          <table:table-cell office:value-type="float" office:value="391.8405900058" calcext:value-type="float">
            <text:p>391,8405900058</text:p>
          </table:table-cell>
          <table:table-cell office:value-type="float" office:value="421.4132697067" calcext:value-type="float">
            <text:p>421,4132697067</text:p>
          </table:table-cell>
          <table:table-cell office:value-type="float" office:value="451.5824696332" calcext:value-type="float">
            <text:p>451,5824696332</text:p>
          </table:table-cell>
          <table:table-cell office:value-type="float" office:value="480.7846696005" calcext:value-type="float">
            <text:p>480,7846696005</text:p>
          </table:table-cell>
          <table:table-cell office:value-type="float" office:value="510.6000459698" calcext:value-type="float">
            <text:p>510,6000459698</text:p>
          </table:table-cell>
          <table:table-cell office:value-type="float" office:value="540.9767717906" calcext:value-type="float">
            <text:p>540,9767717906</text:p>
          </table:table-cell>
          <table:table-cell office:value-type="float" office:value="571.8262249737" calcext:value-type="float">
            <text:p>571,8262249737</text:p>
          </table:table-cell>
          <table:table-cell office:value-type="float" office:value="602.937011411" calcext:value-type="float">
            <text:p>602,937011411</text:p>
          </table:table-cell>
          <table:table-cell office:value-type="float" office:value="634.2570961174" calcext:value-type="float">
            <text:p>634,2570961174</text:p>
          </table:table-cell>
          <table:table-cell office:value-type="float" office:value="665.7212199805" calcext:value-type="float">
            <text:p>665,7212199805</text:p>
          </table:table-cell>
          <table:table-cell office:value-type="float" office:value="697.2546488645" calcext:value-type="float">
            <text:p>697,2546488645</text:p>
          </table:table-cell>
          <table:table-cell office:value-type="float" office:value="728.7774762439" calcext:value-type="float">
            <text:p>728,7774762439</text:p>
          </table:table-cell>
          <table:table-cell office:value-type="float" office:value="760.2083344609" calcext:value-type="float">
            <text:p>760,2083344609</text:p>
          </table:table-cell>
          <table:table-cell office:value-type="float" office:value="791.4674014607" calcext:value-type="float">
            <text:p>791,4674014607</text:p>
          </table:table-cell>
          <table:table-cell office:value-type="float" office:value="822.4787826481" calcext:value-type="float">
            <text:p>822,47878264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3.2352435249" calcext:value-type="float">
            <text:p>753,2352435249</text:p>
          </table:table-cell>
          <table:table-cell office:value-type="float" office:value="815.5371276064" calcext:value-type="float">
            <text:p>815,5371276064</text:p>
          </table:table-cell>
          <table:table-cell office:value-type="float" office:value="879.0633514109" calcext:value-type="float">
            <text:p>879,0633514109</text:p>
          </table:table-cell>
          <table:table-cell office:value-type="float" office:value="943.4536123859" calcext:value-type="float">
            <text:p>943,4536123859</text:p>
          </table:table-cell>
          <table:table-cell office:value-type="float" office:value="1010.046753471" calcext:value-type="float">
            <text:p>1010,046753471</text:p>
          </table:table-cell>
          <table:table-cell office:value-type="float" office:value="1078.6333043086" calcext:value-type="float">
            <text:p>1078,6333043086</text:p>
          </table:table-cell>
          <table:table-cell office:value-type="float" office:value="1148.9745578659" calcext:value-type="float">
            <text:p>1148,9745578659</text:p>
          </table:table-cell>
          <table:table-cell office:value-type="float" office:value="1220.8162659069" calcext:value-type="float">
            <text:p>1220,8162659069</text:p>
          </table:table-cell>
          <table:table-cell office:value-type="float" office:value="1294.0239717679" calcext:value-type="float">
            <text:p>1294,0239717679</text:p>
          </table:table-cell>
          <table:table-cell office:value-type="float" office:value="1368.4291213525" calcext:value-type="float">
            <text:p>1368,4291213525</text:p>
          </table:table-cell>
          <table:table-cell office:value-type="float" office:value="1443.8403888196" calcext:value-type="float">
            <text:p>1443,8403888196</text:p>
          </table:table-cell>
          <table:table-cell office:value-type="float" office:value="1520.0517559618" calcext:value-type="float">
            <text:p>1520,0517559618</text:p>
          </table:table-cell>
          <table:table-cell office:value-type="float" office:value="1596.8482207637" calcext:value-type="float">
            <text:p>1596,8482207637</text:p>
          </table:table-cell>
          <table:table-cell office:value-type="float" office:value="1674.0098005734" calcext:value-type="float">
            <text:p>1674,0098005734</text:p>
          </table:table-cell>
          <table:table-cell office:value-type="float" office:value="1751.314321544" calcext:value-type="float">
            <text:p>1751,3143215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BAS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opt-b-3-17-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460.9875577097" calcext:value-type="float">
            <text:p>2460,98755770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41.2474834825" calcext:value-type="float">
            <text:p>41,2474834825</text:p>
          </table:table-cell>
          <table:table-cell office:value-type="float" office:value="44.9284221571" calcext:value-type="float">
            <text:p>44,9284221571</text:p>
          </table:table-cell>
          <table:table-cell office:value-type="float" office:value="48.5742363053" calcext:value-type="float">
            <text:p>48,5742363053</text:p>
          </table:table-cell>
          <table:table-cell office:value-type="float" office:value="52.1606329589" calcext:value-type="float">
            <text:p>52,1606329589</text:p>
          </table:table-cell>
          <table:table-cell office:value-type="float" office:value="55.6661233105" calcext:value-type="float">
            <text:p>55,6661233105</text:p>
          </table:table-cell>
          <table:table-cell office:value-type="float" office:value="59.0681808879" calcext:value-type="float">
            <text:p>59,0681808879</text:p>
          </table:table-cell>
          <table:table-cell office:value-type="float" office:value="62.4844565079" calcext:value-type="float">
            <text:p>62,4844565079</text:p>
          </table:table-cell>
          <table:table-cell office:value-type="float" office:value="65.845606756" calcext:value-type="float">
            <text:p>65,845606756</text:p>
          </table:table-cell>
          <table:table-cell office:value-type="float" office:value="69.1971799792" calcext:value-type="float">
            <text:p>69,1971799792</text:p>
          </table:table-cell>
          <table:table-cell office:value-type="float" office:value="72.5132518558" calcext:value-type="float">
            <text:p>72,5132518558</text:p>
          </table:table-cell>
          <table:table-cell office:value-type="float" office:value="75.7751431837" calcext:value-type="float">
            <text:p>75,7751431837</text:p>
          </table:table-cell>
          <table:table-cell office:value-type="float" office:value="78.9694048277" calcext:value-type="float">
            <text:p>78,9694048277</text:p>
          </table:table-cell>
          <table:table-cell office:value-type="float" office:value="82.0863153966" calcext:value-type="float">
            <text:p>82,0863153966</text:p>
          </table:table-cell>
          <table:table-cell office:value-type="float" office:value="85.118779739" calcext:value-type="float">
            <text:p>85,118779739</text:p>
          </table:table-cell>
          <table:table-cell office:value-type="float" office:value="88.0615314271" calcext:value-type="float">
            <text:p>88,0615314271</text:p>
          </table:table-cell>
          <table:table-cell office:value-type="float" office:value="90.9105617651" calcext:value-type="float">
            <text:p>90,9105617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1.595750201" calcext:value-type="float">
            <text:p>431,595750201</text:p>
          </table:table-cell>
          <table:table-cell office:value-type="float" office:value="448.35504522" calcext:value-type="float">
            <text:p>448,35504522</text:p>
          </table:table-cell>
          <table:table-cell office:value-type="float" office:value="466.5099570968" calcext:value-type="float">
            <text:p>466,5099570968</text:p>
          </table:table-cell>
          <table:table-cell office:value-type="float" office:value="486.0992575034" calcext:value-type="float">
            <text:p>486,0992575034</text:p>
          </table:table-cell>
          <table:table-cell office:value-type="float" office:value="507.151133833" calcext:value-type="float">
            <text:p>507,151133833</text:p>
          </table:table-cell>
          <table:table-cell office:value-type="float" office:value="529.6810518957" calcext:value-type="float">
            <text:p>529,6810518957</text:p>
          </table:table-cell>
          <table:table-cell office:value-type="float" office:value="553.7713387722" calcext:value-type="float">
            <text:p>553,7713387722</text:p>
          </table:table-cell>
          <table:table-cell office:value-type="float" office:value="579.4571097263" calcext:value-type="float">
            <text:p>579,4571097263</text:p>
          </table:table-cell>
          <table:table-cell office:value-type="float" office:value="606.8021799292" calcext:value-type="float">
            <text:p>606,8021799292</text:p>
          </table:table-cell>
          <table:table-cell office:value-type="float" office:value="635.8558458255" calcext:value-type="float">
            <text:p>635,8558458255</text:p>
          </table:table-cell>
          <table:table-cell office:value-type="float" office:value="666.6593177356" calcext:value-type="float">
            <text:p>666,6593177356</text:p>
          </table:table-cell>
          <table:table-cell office:value-type="float" office:value="699.2482789183" calcext:value-type="float">
            <text:p>699,2482789183</text:p>
          </table:table-cell>
          <table:table-cell office:value-type="float" office:value="733.6536984798" calcext:value-type="float">
            <text:p>733,6536984798</text:p>
          </table:table-cell>
          <table:table-cell office:value-type="float" office:value="769.9015296784" calcext:value-type="float">
            <text:p>769,9015296784</text:p>
          </table:table-cell>
          <table:table-cell office:value-type="float" office:value="808.0116063663" calcext:value-type="float">
            <text:p>808,0116063663</text:p>
          </table:table-cell>
          <table:table-cell office:value-type="float" office:value="847.9960389913" calcext:value-type="float">
            <text:p>847,99603899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9.2989479282" calcext:value-type="float">
            <text:p>919,2989479282</text:p>
          </table:table-cell>
          <table:table-cell office:value-type="float" office:value="954.9962463186" calcext:value-type="float">
            <text:p>954,9962463186</text:p>
          </table:table-cell>
          <table:table-cell office:value-type="float" office:value="993.6662086161" calcext:value-type="float">
            <text:p>993,6662086161</text:p>
          </table:table-cell>
          <table:table-cell office:value-type="float" office:value="1035.3914184823" calcext:value-type="float">
            <text:p>1035,3914184823</text:p>
          </table:table-cell>
          <table:table-cell office:value-type="float" office:value="1080.2319150642" calcext:value-type="float">
            <text:p>1080,2319150642</text:p>
          </table:table-cell>
          <table:table-cell office:value-type="float" office:value="1128.2206405379" calcext:value-type="float">
            <text:p>1128,2206405379</text:p>
          </table:table-cell>
          <table:table-cell office:value-type="float" office:value="1179.5329515848" calcext:value-type="float">
            <text:p>1179,5329515848</text:p>
          </table:table-cell>
          <table:table-cell office:value-type="float" office:value="1234.2436437171" calcext:value-type="float">
            <text:p>1234,2436437171</text:p>
          </table:table-cell>
          <table:table-cell office:value-type="float" office:value="1292.4886432492" calcext:value-type="float">
            <text:p>1292,4886432492</text:p>
          </table:table-cell>
          <table:table-cell office:value-type="float" office:value="1354.3729516084" calcext:value-type="float">
            <text:p>1354,3729516084</text:p>
          </table:table-cell>
          <table:table-cell office:value-type="float" office:value="1419.9843467769" calcext:value-type="float">
            <text:p>1419,9843467769</text:p>
          </table:table-cell>
          <table:table-cell office:value-type="float" office:value="1489.398834096" calcext:value-type="float">
            <text:p>1489,398834096</text:p>
          </table:table-cell>
          <table:table-cell office:value-type="float" office:value="1562.682377762" calcext:value-type="float">
            <text:p>1562,682377762</text:p>
          </table:table-cell>
          <table:table-cell office:value-type="float" office:value="1639.8902582151" calcext:value-type="float">
            <text:p>1639,8902582151</text:p>
          </table:table-cell>
          <table:table-cell office:value-type="float" office:value="1721.0647215602" calcext:value-type="float">
            <text:p>1721,0647215602</text:p>
          </table:table-cell>
          <table:table-cell office:value-type="float" office:value="1806.2315630515" calcext:value-type="float">
            <text:p>1806,2315630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318797231" calcext:value-type="float">
            <text:p>1,4318797231</text:p>
          </table:table-cell>
          <table:table-cell office:value-type="float" office:value="1.578889122" calcext:value-type="float">
            <text:p>1,578889122</text:p>
          </table:table-cell>
          <table:table-cell office:value-type="float" office:value="1.7187354677" calcext:value-type="float">
            <text:p>1,7187354677</text:p>
          </table:table-cell>
          <table:table-cell office:value-type="float" office:value="1.8600770539" calcext:value-type="float">
            <text:p>1,8600770539</text:p>
          </table:table-cell>
          <table:table-cell office:value-type="float" office:value="2.0051266386" calcext:value-type="float">
            <text:p>2,0051266386</text:p>
          </table:table-cell>
          <table:table-cell office:value-type="float" office:value="2.1541773068" calcext:value-type="float">
            <text:p>2,1541773068</text:p>
          </table:table-cell>
          <table:table-cell office:value-type="float" office:value="2.3071975666" calcext:value-type="float">
            <text:p>2,3071975666</text:p>
          </table:table-cell>
          <table:table-cell office:value-type="float" office:value="2.463982406" calcext:value-type="float">
            <text:p>2,463982406</text:p>
          </table:table-cell>
          <table:table-cell office:value-type="float" office:value="2.6242940325" calcext:value-type="float">
            <text:p>2,6242940325</text:p>
          </table:table-cell>
          <table:table-cell office:value-type="float" office:value="2.7878444271" calcext:value-type="float">
            <text:p>2,7878444271</text:p>
          </table:table-cell>
          <table:table-cell office:value-type="float" office:value="2.9543181753" calcext:value-type="float">
            <text:p>2,9543181753</text:p>
          </table:table-cell>
          <table:table-cell office:value-type="float" office:value="3.1233913312" calcext:value-type="float">
            <text:p>3,1233913312</text:p>
          </table:table-cell>
          <table:table-cell office:value-type="float" office:value="3.2947422464" calcext:value-type="float">
            <text:p>3,2947422464</text:p>
          </table:table-cell>
          <table:table-cell office:value-type="float" office:value="3.4680562615" calcext:value-type="float">
            <text:p>3,4680562615</text:p>
          </table:table-cell>
          <table:table-cell office:value-type="float" office:value="3.64302646" calcext:value-type="float">
            <text:p>3,64302646</text:p>
          </table:table-cell>
          <table:table-cell office:value-type="float" office:value="3.8193523624" calcext:value-type="float">
            <text:p>3,8193523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360390825" calcext:value-type="float">
            <text:p>3,0360390825</text:p>
          </table:table-cell>
          <table:table-cell office:value-type="float" office:value="3.2904708648" calcext:value-type="float">
            <text:p>3,2904708648</text:p>
          </table:table-cell>
          <table:table-cell office:value-type="float" office:value="3.5541601042" calcext:value-type="float">
            <text:p>3,5541601042</text:p>
          </table:table-cell>
          <table:table-cell office:value-type="float" office:value="3.8261345347" calcext:value-type="float">
            <text:p>3,8261345347</text:p>
          </table:table-cell>
          <table:table-cell office:value-type="float" office:value="4.1053238655" calcext:value-type="float">
            <text:p>4,1053238655</text:p>
          </table:table-cell>
          <table:table-cell office:value-type="float" office:value="4.390571367" calcext:value-type="float">
            <text:p>4,390571367</text:p>
          </table:table-cell>
          <table:table-cell office:value-type="float" office:value="4.6814846048" calcext:value-type="float">
            <text:p>4,6814846048</text:p>
          </table:table-cell>
          <table:table-cell office:value-type="float" office:value="4.9774305108" calcext:value-type="float">
            <text:p>4,9774305108</text:p>
          </table:table-cell>
          <table:table-cell office:value-type="float" office:value="5.2778423098" calcext:value-type="float">
            <text:p>5,2778423098</text:p>
          </table:table-cell>
          <table:table-cell office:value-type="float" office:value="5.5820339242" calcext:value-type="float">
            <text:p>5,5820339242</text:p>
          </table:table-cell>
          <table:table-cell office:value-type="float" office:value="5.8892894029" calcext:value-type="float">
            <text:p>5,8892894029</text:p>
          </table:table-cell>
          <table:table-cell office:value-type="float" office:value="6.1989014529" calcext:value-type="float">
            <text:p>6,1989014529</text:p>
          </table:table-cell>
          <table:table-cell office:value-type="float" office:value="6.5101877876" calcext:value-type="float">
            <text:p>6,5101877876</text:p>
          </table:table-cell>
          <table:table-cell office:value-type="float" office:value="6.8224953354" calcext:value-type="float">
            <text:p>6,8224953354</text:p>
          </table:table-cell>
          <table:table-cell office:value-type="float" office:value="7.1351976676" calcext:value-type="float">
            <text:p>7,1351976676</text:p>
          </table:table-cell>
          <table:table-cell office:value-type="float" office:value="7.4476896254" calcext:value-type="float">
            <text:p>7,44768962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337414825" calcext:value-type="float">
            <text:p>2,5337414825</text:p>
          </table:table-cell>
          <table:table-cell office:value-type="float" office:value="2.7497381064" calcext:value-type="float">
            <text:p>2,7497381064</text:p>
          </table:table-cell>
          <table:table-cell office:value-type="float" office:value="2.9747944371" calcext:value-type="float">
            <text:p>2,9747944371</text:p>
          </table:table-cell>
          <table:table-cell office:value-type="float" office:value="3.208012649" calcext:value-type="float">
            <text:p>3,208012649</text:p>
          </table:table-cell>
          <table:table-cell office:value-type="float" office:value="3.4483903598" calcext:value-type="float">
            <text:p>3,4483903598</text:p>
          </table:table-cell>
          <table:table-cell office:value-type="float" office:value="3.6948334213" calcext:value-type="float">
            <text:p>3,6948334213</text:p>
          </table:table-cell>
          <table:table-cell office:value-type="float" office:value="3.9470077128" calcext:value-type="float">
            <text:p>3,9470077128</text:p>
          </table:table-cell>
          <table:table-cell office:value-type="float" office:value="4.2040748797" calcext:value-type="float">
            <text:p>4,2040748797</text:p>
          </table:table-cell>
          <table:table-cell office:value-type="float" office:value="4.4655157273" calcext:value-type="float">
            <text:p>4,4655157273</text:p>
          </table:table-cell>
          <table:table-cell office:value-type="float" office:value="4.7306864343" calcext:value-type="float">
            <text:p>4,7306864343</text:p>
          </table:table-cell>
          <table:table-cell office:value-type="float" office:value="4.9989087766" calcext:value-type="float">
            <text:p>4,9989087766</text:p>
          </table:table-cell>
          <table:table-cell office:value-type="float" office:value="5.2695093475" calcext:value-type="float">
            <text:p>5,2695093475</text:p>
          </table:table-cell>
          <table:table-cell office:value-type="float" office:value="5.5418364988" calcext:value-type="float">
            <text:p>5,5418364988</text:p>
          </table:table-cell>
          <table:table-cell office:value-type="float" office:value="5.815265065" calcext:value-type="float">
            <text:p>5,815265065</text:p>
          </table:table-cell>
          <table:table-cell office:value-type="float" office:value="6.0891942358" calcext:value-type="float">
            <text:p>6,0891942358</text:p>
          </table:table-cell>
          <table:table-cell office:value-type="float" office:value="6.3630425692" calcext:value-type="float">
            <text:p>6,36304256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48577584" calcext:value-type="float">
            <text:p>0,5548577584</text:p>
          </table:table-cell>
          <table:table-cell office:value-type="float" office:value="0.573553167" calcext:value-type="float">
            <text:p>0,573553167</text:p>
          </table:table-cell>
          <table:table-cell office:value-type="float" office:value="0.5923718857" calcext:value-type="float">
            <text:p>0,5923718857</text:p>
          </table:table-cell>
          <table:table-cell office:value-type="float" office:value="0.6112460057" calcext:value-type="float">
            <text:p>0,6112460057</text:p>
          </table:table-cell>
          <table:table-cell office:value-type="float" office:value="0.6301129457" calcext:value-type="float">
            <text:p>0,6301129457</text:p>
          </table:table-cell>
          <table:table-cell office:value-type="float" office:value="0.648914392" calcext:value-type="float">
            <text:p>0,648914392</text:p>
          </table:table-cell>
          <table:table-cell office:value-type="float" office:value="0.6678556312" calcext:value-type="float">
            <text:p>0,6678556312</text:p>
          </table:table-cell>
          <table:table-cell office:value-type="float" office:value="0.6868890825" calcext:value-type="float">
            <text:p>0,6868890825</text:p>
          </table:table-cell>
          <table:table-cell office:value-type="float" office:value="0.70597249" calcext:value-type="float">
            <text:p>0,70597249</text:p>
          </table:table-cell>
          <table:table-cell office:value-type="float" office:value="0.7250681262" calcext:value-type="float">
            <text:p>0,7250681262</text:p>
          </table:table-cell>
          <table:table-cell office:value-type="float" office:value="0.7441421054" calcext:value-type="float">
            <text:p>0,7441421054</text:p>
          </table:table-cell>
          <table:table-cell office:value-type="float" office:value="0.7631637888" calcext:value-type="float">
            <text:p>0,7631637888</text:p>
          </table:table-cell>
          <table:table-cell office:value-type="float" office:value="0.7821052704" calcext:value-type="float">
            <text:p>0,7821052704</text:p>
          </table:table-cell>
          <table:table-cell office:value-type="float" office:value="0.8009409319" calcext:value-type="float">
            <text:p>0,8009409319</text:p>
          </table:table-cell>
          <table:table-cell office:value-type="float" office:value="0.8196470562" calcext:value-type="float">
            <text:p>0,8196470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6.3060603006" calcext:value-type="float">
            <text:p>6,3060603006</text:p>
          </table:table-cell>
          <table:table-cell office:value-type="float" office:value="6.6277327525" calcext:value-type="float">
            <text:p>6,6277327525</text:p>
          </table:table-cell>
          <table:table-cell office:value-type="float" office:value="6.9658137322" calcext:value-type="float">
            <text:p>6,9658137322</text:p>
          </table:table-cell>
          <table:table-cell office:value-type="float" office:value="7.3211402397" calcext:value-type="float">
            <text:p>7,3211402397</text:p>
          </table:table-cell>
          <table:table-cell office:value-type="float" office:value="7.6945919701" calcext:value-type="float">
            <text:p>7,6945919701</text:p>
          </table:table-cell>
          <table:table-cell office:value-type="float" office:value="8.087093492" calcext:value-type="float">
            <text:p>8,087093492</text:p>
          </table:table-cell>
          <table:table-cell office:value-type="float" office:value="8.4996165362" calcext:value-type="float">
            <text:p>8,4996165362</text:p>
          </table:table-cell>
          <table:table-cell office:value-type="float" office:value="8.9331824015" calcext:value-type="float">
            <text:p>8,9331824015</text:p>
          </table:table-cell>
          <table:table-cell office:value-type="float" office:value="9.3888644834" calcext:value-type="float">
            <text:p>9,3888644834</text:p>
          </table:table-cell>
          <table:table-cell office:value-type="float" office:value="9.8677909311" calcext:value-type="float">
            <text:p>9,8677909311</text:p>
          </table:table-cell>
          <table:table-cell office:value-type="float" office:value="10.3711474408" calcext:value-type="float">
            <text:p>10,3711474408</text:p>
          </table:table-cell>
          <table:table-cell office:value-type="float" office:value="10.9001801914" calcext:value-type="float">
            <text:p>10,9001801914</text:p>
          </table:table-cell>
          <table:table-cell office:value-type="float" office:value="11.456198929" calcext:value-type="float">
            <text:p>11,456198929</text:p>
          </table:table-cell>
          <table:table-cell office:value-type="float" office:value="12.0405802104" calcext:value-type="float">
            <text:p>12,0405802104</text:p>
          </table:table-cell>
          <table:table-cell office:value-type="float" office:value="12.6547708101" calcext:value-type="float">
            <text:p>12,6547708101</text:p>
          </table:table-cell>
          <table:table-cell office:value-type="float" office:value="13.3002913032" calcext:value-type="float">
            <text:p>13,3002913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0545897108" calcext:value-type="float">
            <text:p>0,0545897108</text:p>
          </table:table-cell>
          <table:table-cell office:value-type="float" office:value="0.0581014257" calcext:value-type="float">
            <text:p>0,0581014257</text:p>
          </table:table-cell>
          <table:table-cell office:value-type="float" office:value="0.0618390465" calcext:value-type="float">
            <text:p>0,0618390465</text:p>
          </table:table-cell>
          <table:table-cell office:value-type="float" office:value="0.0658171057" calcext:value-type="float">
            <text:p>0,0658171057</text:p>
          </table:table-cell>
          <table:table-cell office:value-type="float" office:value="0.0700510705" calcext:value-type="float">
            <text:p>0,0700510705</text:p>
          </table:table-cell>
          <table:table-cell office:value-type="float" office:value="0.0745574029" calcext:value-type="float">
            <text:p>0,0745574029</text:p>
          </table:table-cell>
          <table:table-cell office:value-type="float" office:value="0.0771528965" calcext:value-type="float">
            <text:p>0,0771528965</text:p>
          </table:table-cell>
          <table:table-cell office:value-type="float" office:value="0.0798387444" calcext:value-type="float">
            <text:p>0,0798387444</text:p>
          </table:table-cell>
          <table:table-cell office:value-type="float" office:value="0.0826180921" calcext:value-type="float">
            <text:p>0,0826180921</text:p>
          </table:table-cell>
          <table:table-cell office:value-type="float" office:value="0.0854941945" calcext:value-type="float">
            <text:p>0,0854941945</text:p>
          </table:table-cell>
          <table:table-cell office:value-type="float" office:value="0.0884704199" calcext:value-type="float">
            <text:p>0,0884704199</text:p>
          </table:table-cell>
          <table:table-cell office:value-type="float" office:value="0.0915502536" calcext:value-type="float">
            <text:p>0,0915502536</text:p>
          </table:table-cell>
          <table:table-cell office:value-type="float" office:value="0.0947373026" calcext:value-type="float">
            <text:p>0,0947373026</text:p>
          </table:table-cell>
          <table:table-cell office:value-type="float" office:value="0.0980352991" calcext:value-type="float">
            <text:p>0,0980352991</text:p>
          </table:table-cell>
          <table:table-cell office:value-type="float" office:value="0.1014481056" calcext:value-type="float">
            <text:p>0,1014481056</text:p>
          </table:table-cell>
          <table:table-cell office:value-type="float" office:value="0.1049797188" calcext:value-type="float">
            <text:p>0,1049797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40.3182050042" calcext:value-type="float">
            <text:p>40,3182050042</text:p>
          </table:table-cell>
          <table:table-cell office:value-type="float" office:value="47.4331823579" calcext:value-type="float">
            <text:p>47,4331823579</text:p>
          </table:table-cell>
          <table:table-cell office:value-type="float" office:value="54.5994227359" calcext:value-type="float">
            <text:p>54,5994227359</text:p>
          </table:table-cell>
          <table:table-cell office:value-type="float" office:value="61.9700101009" calcext:value-type="float">
            <text:p>61,9700101009</text:p>
          </table:table-cell>
          <table:table-cell office:value-type="float" office:value="69.3712073184" calcext:value-type="float">
            <text:p>69,3712073184</text:p>
          </table:table-cell>
          <table:table-cell office:value-type="float" office:value="76.5702620141" calcext:value-type="float">
            <text:p>76,5702620141</text:p>
          </table:table-cell>
          <table:table-cell office:value-type="float" office:value="83.2991092983" calcext:value-type="float">
            <text:p>83,2991092983</text:p>
          </table:table-cell>
          <table:table-cell office:value-type="float" office:value="88.983517477" calcext:value-type="float">
            <text:p>88,983517477</text:p>
          </table:table-cell>
          <table:table-cell office:value-type="float" office:value="93.2529131122" calcext:value-type="float">
            <text:p>93,2529131122</text:p>
          </table:table-cell>
          <table:table-cell office:value-type="float" office:value="95.8680195444" calcext:value-type="float">
            <text:p>95,8680195444</text:p>
          </table:table-cell>
          <table:table-cell office:value-type="float" office:value="96.2811454912" calcext:value-type="float">
            <text:p>96,2811454912</text:p>
          </table:table-cell>
          <table:table-cell office:value-type="float" office:value="93.8865713091" calcext:value-type="float">
            <text:p>93,8865713091</text:p>
          </table:table-cell>
          <table:table-cell office:value-type="float" office:value="88.0275551833" calcext:value-type="float">
            <text:p>88,0275551833</text:p>
          </table:table-cell>
          <table:table-cell office:value-type="float" office:value="78.0371126702" calcext:value-type="float">
            <text:p>78,0371126702</text:p>
          </table:table-cell>
          <table:table-cell office:value-type="float" office:value="63.3638905799" calcext:value-type="float">
            <text:p>63,3638905799</text:p>
          </table:table-cell>
          <table:table-cell office:value-type="float" office:value="43.9108120189" calcext:value-type="float">
            <text:p>43,9108120189</text:p>
          </table:table-cell>
          <table:table-cell office:value-type="float" office:value="20.9648205678" calcext:value-type="float">
            <text:p>20,96482056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5.1430740475" calcext:value-type="float">
            <text:p>135,1430740475</text:p>
          </table:table-cell>
          <table:table-cell office:value-type="float" office:value="160.2533916144" calcext:value-type="float">
            <text:p>160,2533916144</text:p>
          </table:table-cell>
          <table:table-cell office:value-type="float" office:value="187.9939473521" calcext:value-type="float">
            <text:p>187,9939473521</text:p>
          </table:table-cell>
          <table:table-cell office:value-type="float" office:value="218.3092270834" calcext:value-type="float">
            <text:p>218,3092270834</text:p>
          </table:table-cell>
          <table:table-cell office:value-type="float" office:value="251.1313805799" calcext:value-type="float">
            <text:p>251,1313805799</text:p>
          </table:table-cell>
          <table:table-cell office:value-type="float" office:value="286.3720497537" calcext:value-type="float">
            <text:p>286,3720497537</text:p>
          </table:table-cell>
          <table:table-cell office:value-type="float" office:value="323.9011026907" calcext:value-type="float">
            <text:p>323,9011026907</text:p>
          </table:table-cell>
          <table:table-cell office:value-type="float" office:value="363.4964195926" calcext:value-type="float">
            <text:p>363,4964195926</text:p>
          </table:table-cell>
          <table:table-cell office:value-type="float" office:value="405.3660368542" calcext:value-type="float">
            <text:p>405,3660368542</text:p>
          </table:table-cell>
          <table:table-cell office:value-type="float" office:value="449.7413225968" calcext:value-type="float">
            <text:p>449,7413225968</text:p>
          </table:table-cell>
          <table:table-cell office:value-type="float" office:value="496.4145337878" calcext:value-type="float">
            <text:p>496,4145337878</text:p>
          </table:table-cell>
          <table:table-cell office:value-type="float" office:value="545.1826470927" calcext:value-type="float">
            <text:p>545,1826470927</text:p>
          </table:table-cell>
          <table:table-cell office:value-type="float" office:value="595.8451555993" calcext:value-type="float">
            <text:p>595,8451555993</text:p>
          </table:table-cell>
          <table:table-cell office:value-type="float" office:value="648.2022931831" calcext:value-type="float">
            <text:p>648,2022931831</text:p>
          </table:table-cell>
          <table:table-cell office:value-type="float" office:value="702.053808031" calcext:value-type="float">
            <text:p>702,053808031</text:p>
          </table:table-cell>
          <table:table-cell office:value-type="float" office:value="757.1982993757" calcext:value-type="float">
            <text:p>757,1982993757</text:p>
          </table:table-cell>
          <table:table-cell office:value-type="float" office:value="813.4330792394" calcext:value-type="float">
            <text:p>813,4330792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56450068" calcext:value-type="float">
            <text:p>0,0456450068</text:p>
          </table:table-cell>
          <table:table-cell office:value-type="float" office:value="0.0448414312" calcext:value-type="float">
            <text:p>0,0448414312</text:p>
          </table:table-cell>
          <table:table-cell office:value-type="float" office:value="0.0439811872" calcext:value-type="float">
            <text:p>0,0439811872</text:p>
          </table:table-cell>
          <table:table-cell office:value-type="float" office:value="0.0431161849" calcext:value-type="float">
            <text:p>0,0431161849</text:p>
          </table:table-cell>
          <table:table-cell office:value-type="float" office:value="0.0422896709" calcext:value-type="float">
            <text:p>0,0422896709</text:p>
          </table:table-cell>
          <table:table-cell office:value-type="float" office:value="0.0415504807" calcext:value-type="float">
            <text:p>0,0415504807</text:p>
          </table:table-cell>
          <table:table-cell office:value-type="float" office:value="0.0402930969" calcext:value-type="float">
            <text:p>0,0402930969</text:p>
          </table:table-cell>
          <table:table-cell office:value-type="float" office:value="0.0392251331" calcext:value-type="float">
            <text:p>0,0392251331</text:p>
          </table:table-cell>
          <table:table-cell office:value-type="float" office:value="0.038702469" calcext:value-type="float">
            <text:p>0,038702469</text:p>
          </table:table-cell>
          <table:table-cell office:value-type="float" office:value="0.0381157139" calcext:value-type="float">
            <text:p>0,0381157139</text:p>
          </table:table-cell>
          <table:table-cell office:value-type="float" office:value="0.037496338" calcext:value-type="float">
            <text:p>0,037496338</text:p>
          </table:table-cell>
          <table:table-cell office:value-type="float" office:value="0.0368644836" calcext:value-type="float">
            <text:p>0,0368644836</text:p>
          </table:table-cell>
          <table:table-cell office:value-type="float" office:value="0.0362328622" calcext:value-type="float">
            <text:p>0,0362328622</text:p>
          </table:table-cell>
          <table:table-cell office:value-type="float" office:value="0.0356093687" calcext:value-type="float">
            <text:p>0,0356093687</text:p>
          </table:table-cell>
          <table:table-cell office:value-type="float" office:value="0.0349988029" calcext:value-type="float">
            <text:p>0,0349988029</text:p>
          </table:table-cell>
          <table:table-cell office:value-type="float" office:value="0.0344039918" calcext:value-type="float">
            <text:p>0,0344039918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5.8819591455" calcext:value-type="float">
            <text:p>135,8819591455</text:p>
          </table:table-cell>
          <table:table-cell office:value-type="float" office:value="161.4087552136" calcext:value-type="float">
            <text:p>161,4087552136</text:p>
          </table:table-cell>
          <table:table-cell office:value-type="float" office:value="189.642724299" calcext:value-type="float">
            <text:p>189,642724299</text:p>
          </table:table-cell>
          <table:table-cell office:value-type="float" office:value="220.5800447629" calcext:value-type="float">
            <text:p>220,5800447629</text:p>
          </table:table-cell>
          <table:table-cell office:value-type="float" office:value="254.194548357" calcext:value-type="float">
            <text:p>254,194548357</text:p>
          </table:table-cell>
          <table:table-cell office:value-type="float" office:value="290.4371441812" calcext:value-type="float">
            <text:p>290,4371441812</text:p>
          </table:table-cell>
          <table:table-cell office:value-type="float" office:value="329.2173990722" calcext:value-type="float">
            <text:p>329,2173990722</text:p>
          </table:table-cell>
          <table:table-cell office:value-type="float" office:value="370.3539375865" calcext:value-type="float">
            <text:p>370,3539375865</text:p>
          </table:table-cell>
          <table:table-cell office:value-type="float" office:value="414.1081675791" calcext:value-type="float">
            <text:p>414,1081675791</text:p>
          </table:table-cell>
          <table:table-cell office:value-type="float" office:value="460.7722582388" calcext:value-type="float">
            <text:p>460,7722582388</text:p>
          </table:table-cell>
          <table:table-cell office:value-type="float" office:value="510.1951083441" calcext:value-type="float">
            <text:p>510,1951083441</text:p>
          </table:table-cell>
          <table:table-cell office:value-type="float" office:value="562.2330362006" calcext:value-type="float">
            <text:p>562,2330362006</text:p>
          </table:table-cell>
          <table:table-cell office:value-type="float" office:value="616.7470840789" calcext:value-type="float">
            <text:p>616,7470840789</text:p>
          </table:table-cell>
          <table:table-cell office:value-type="float" office:value="673.6006846663" calcext:value-type="float">
            <text:p>673,6006846663</text:p>
          </table:table-cell>
          <table:table-cell office:value-type="float" office:value="732.6577976882" calcext:value-type="float">
            <text:p>732,6577976882</text:p>
          </table:table-cell>
          <table:table-cell office:value-type="float" office:value="793.7815238612" calcext:value-type="float">
            <text:p>793,7815238612</text:p>
          </table:table-cell>
          <table:table-cell office:value-type="float" office:value="856.833159726" calcext:value-type="float">
            <text:p>856,83315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02" calcext:value-type="float">
            <text:p>302</text:p>
          </table:table-cell>
          <table:table-cell office:value-type="float" office:value="360.0151541218" calcext:value-type="float">
            <text:p>360,0151541218</text:p>
          </table:table-cell>
          <table:table-cell office:value-type="float" office:value="425.0671170156" calcext:value-type="float">
            <text:p>425,0671170156</text:p>
          </table:table-cell>
          <table:table-cell office:value-type="float" office:value="497.1277481432" calcext:value-type="float">
            <text:p>497,1277481432</text:p>
          </table:table-cell>
          <table:table-cell office:value-type="float" office:value="576.0580464246" calcext:value-type="float">
            <text:p>576,0580464246</text:p>
          </table:table-cell>
          <table:table-cell office:value-type="float" office:value="661.592534643" calcext:value-type="float">
            <text:p>661,592534643</text:p>
          </table:table-cell>
          <table:table-cell office:value-type="float" office:value="753.1903674065" calcext:value-type="float">
            <text:p>753,1903674065</text:p>
          </table:table-cell>
          <table:table-cell office:value-type="float" office:value="849.6481376234" calcext:value-type="float">
            <text:p>849,6481376234</text:p>
          </table:table-cell>
          <table:table-cell office:value-type="float" office:value="953.1851735021" calcext:value-type="float">
            <text:p>953,1851735021</text:p>
          </table:table-cell>
          <table:table-cell office:value-type="float" office:value="1066.3264225699" calcext:value-type="float">
            <text:p>1066,3264225699</text:p>
          </table:table-cell>
          <table:table-cell office:value-type="float" office:value="1188.250999495" calcext:value-type="float">
            <text:p>1188,250999495</text:p>
          </table:table-cell>
          <table:table-cell office:value-type="float" office:value="1318.2161549124" calcext:value-type="float">
            <text:p>1318,2161549124</text:p>
          </table:table-cell>
          <table:table-cell office:value-type="float" office:value="1455.531140009" calcext:value-type="float">
            <text:p>1455,531140009</text:p>
          </table:table-cell>
          <table:table-cell office:value-type="float" office:value="1599.5390372706" calcext:value-type="float">
            <text:p>1599,5390372706</text:p>
          </table:table-cell>
          <table:table-cell office:value-type="float" office:value="1749.6038263136" calcext:value-type="float">
            <text:p>1749,6038263136</text:p>
          </table:table-cell>
          <table:table-cell office:value-type="float" office:value="1905.1012230563" calcext:value-type="float">
            <text:p>1905,1012230563</text:p>
          </table:table-cell>
          <table:table-cell office:value-type="float" office:value="2065.4124465417" calcext:value-type="float">
            <text:p>2065,4124465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688812215" calcext:value-type="float">
            <text:p>0,2688812215</text:p>
          </table:table-cell>
          <table:table-cell office:value-type="float" office:value="0.2651822423" calcext:value-type="float">
            <text:p>0,2651822423</text:p>
          </table:table-cell>
          <table:table-cell office:value-type="float" office:value="0.2618487134" calcext:value-type="float">
            <text:p>0,2618487134</text:p>
          </table:table-cell>
          <table:table-cell office:value-type="float" office:value="0.2588155216" calcext:value-type="float">
            <text:p>0,2588155216</text:p>
          </table:table-cell>
          <table:table-cell office:value-type="float" office:value="0.2559903251" calcext:value-type="float">
            <text:p>0,2559903251</text:p>
          </table:table-cell>
          <table:table-cell office:value-type="float" office:value="0.2531857365" calcext:value-type="float">
            <text:p>0,2531857365</text:p>
          </table:table-cell>
          <table:table-cell office:value-type="float" office:value="0.2500125836" calcext:value-type="float">
            <text:p>0,2500125836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6.3374348244" calcext:value-type="float">
            <text:p>36,3374348244</text:p>
          </table:table-cell>
          <table:table-cell office:value-type="float" office:value="42.4963537316" calcext:value-type="float">
            <text:p>42,4963537316</text:p>
          </table:table-cell>
          <table:table-cell office:value-type="float" office:value="49.2259732433" calcext:value-type="float">
            <text:p>49,2259732433</text:p>
          </table:table-cell>
          <table:table-cell office:value-type="float" office:value="56.5018164847" calcext:value-type="float">
            <text:p>56,5018164847</text:p>
          </table:table-cell>
          <table:table-cell office:value-type="float" office:value="64.287203762" calcext:value-type="float">
            <text:p>64,287203762</text:p>
          </table:table-cell>
          <table:table-cell office:value-type="float" office:value="72.505318325" calcext:value-type="float">
            <text:p>72,505318325</text:p>
          </table:table-cell>
          <table:table-cell office:value-type="float" office:value="80.9793515147" calcext:value-type="float">
            <text:p>80,9793515147</text:p>
          </table:table-cell>
          <table:table-cell office:value-type="float" office:value="90.2952889434" calcext:value-type="float">
            <text:p>90,2952889434</text:p>
          </table:table-cell>
          <table:table-cell office:value-type="float" office:value="100.6960218937" calcext:value-type="float">
            <text:p>100,6960218937</text:p>
          </table:table-cell>
          <table:table-cell office:value-type="float" office:value="111.7191820463" calcext:value-type="float">
            <text:p>111,7191820463</text:p>
          </table:table-cell>
          <table:table-cell office:value-type="float" office:value="123.3131644441" calcext:value-type="float">
            <text:p>123,3131644441</text:p>
          </table:table-cell>
          <table:table-cell office:value-type="float" office:value="135.427536539" calcext:value-type="float">
            <text:p>135,427536539</text:p>
          </table:table-cell>
          <table:table-cell office:value-type="float" office:value="148.0124908813" calcext:value-type="float">
            <text:p>148,0124908813</text:p>
          </table:table-cell>
          <table:table-cell office:value-type="float" office:value="161.0184040391" calcext:value-type="float">
            <text:p>161,0184040391</text:p>
          </table:table-cell>
          <table:table-cell office:value-type="float" office:value="174.3955319313" calcext:value-type="float">
            <text:p>174,3955319313</text:p>
          </table:table-cell>
          <table:table-cell office:value-type="float" office:value="188.0938450678" calcext:value-type="float">
            <text:p>188,0938450678</text:p>
          </table:table-cell>
          <table:table-cell office:value-type="float" office:value="202.062994206" calcext:value-type="float">
            <text:p>202,062994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5.1492138755" calcext:value-type="float">
            <text:p>135,1492138755</text:p>
          </table:table-cell>
          <table:table-cell office:value-type="float" office:value="160.2614102647" calcext:value-type="float">
            <text:p>160,2614102647</text:p>
          </table:table-cell>
          <table:table-cell office:value-type="float" office:value="188.0036701842" calcext:value-type="float">
            <text:p>188,0036701842</text:p>
          </table:table-cell>
          <table:table-cell office:value-type="float" office:value="218.3209307967" calcext:value-type="float">
            <text:p>218,3209307967</text:p>
          </table:table-cell>
          <table:table-cell office:value-type="float" office:value="251.1453762074" calcext:value-type="float">
            <text:p>251,1453762074</text:p>
          </table:table-cell>
          <table:table-cell office:value-type="float" office:value="286.3886864165" calcext:value-type="float">
            <text:p>286,3886864165</text:p>
          </table:table-cell>
          <table:table-cell office:value-type="float" office:value="323.9207705583" calcext:value-type="float">
            <text:p>323,9207705583</text:p>
          </table:table-cell>
          <table:table-cell office:value-type="float" office:value="363.518908327" calcext:value-type="float">
            <text:p>363,518908327</text:p>
          </table:table-cell>
          <table:table-cell office:value-type="float" office:value="405.3916533621" calcext:value-type="float">
            <text:p>405,3916533621</text:p>
          </table:table-cell>
          <table:table-cell office:value-type="float" office:value="449.7704226389" calcext:value-type="float">
            <text:p>449,7704226389</text:p>
          </table:table-cell>
          <table:table-cell office:value-type="float" office:value="496.447498403" calcext:value-type="float">
            <text:p>496,447498403</text:p>
          </table:table-cell>
          <table:table-cell office:value-type="float" office:value="545.219886048" calcext:value-type="float">
            <text:p>545,219886048</text:p>
          </table:table-cell>
          <table:table-cell office:value-type="float" office:value="595.8871108027" calcext:value-type="float">
            <text:p>595,8871108027</text:p>
          </table:table-cell>
          <table:table-cell office:value-type="float" office:value="648.2494420941" calcext:value-type="float">
            <text:p>648,2494420941</text:p>
          </table:table-cell>
          <table:table-cell office:value-type="float" office:value="702.106667106" calcext:value-type="float">
            <text:p>702,106667106</text:p>
          </table:table-cell>
          <table:table-cell office:value-type="float" office:value="757.257427585" calcext:value-type="float">
            <text:p>757,257427585</text:p>
          </table:table-cell>
          <table:table-cell office:value-type="float" office:value="813.4990816876" calcext:value-type="float">
            <text:p>813,4990816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443458865" calcext:value-type="float">
            <text:p>12,7443458865</text:p>
          </table:table-cell>
          <table:table-cell office:value-type="float" office:value="14.4711468471" calcext:value-type="float">
            <text:p>14,4711468471</text:p>
          </table:table-cell>
          <table:table-cell office:value-type="float" office:value="16.3618892388" calcext:value-type="float">
            <text:p>16,3618892388</text:p>
          </table:table-cell>
          <table:table-cell office:value-type="float" office:value="18.4152090367" calcext:value-type="float">
            <text:p>18,4152090367</text:p>
          </table:table-cell>
          <table:table-cell office:value-type="float" office:value="20.6309829672" calcext:value-type="float">
            <text:p>20,6309829672</text:p>
          </table:table-cell>
          <table:table-cell office:value-type="float" office:value="23.011805145" calcext:value-type="float">
            <text:p>23,011805145</text:p>
          </table:table-cell>
          <table:table-cell office:value-type="float" office:value="25.5664089679" calcext:value-type="float">
            <text:p>25,5664089679</text:p>
          </table:table-cell>
          <table:table-cell office:value-type="float" office:value="28.2146256221" calcext:value-type="float">
            <text:p>28,2146256221</text:p>
          </table:table-cell>
          <table:table-cell office:value-type="float" office:value="30.9599789254" calcext:value-type="float">
            <text:p>30,9599789254</text:p>
          </table:table-cell>
          <table:table-cell office:value-type="float" office:value="33.8776484667" calcext:value-type="float">
            <text:p>33,8776484667</text:p>
          </table:table-cell>
          <table:table-cell office:value-type="float" office:value="36.9540915551" calcext:value-type="float">
            <text:p>36,9540915551</text:p>
          </table:table-cell>
          <table:table-cell office:value-type="float" office:value="40.1764764305" calcext:value-type="float">
            <text:p>40,1764764305</text:p>
          </table:table-cell>
          <table:table-cell office:value-type="float" office:value="43.532269118" calcext:value-type="float">
            <text:p>43,532269118</text:p>
          </table:table-cell>
          <table:table-cell office:value-type="float" office:value="47.0089506166" calcext:value-type="float">
            <text:p>47,0089506166</text:p>
          </table:table-cell>
          <table:table-cell office:value-type="float" office:value="50.5938395282" calcext:value-type="float">
            <text:p>50,5938395282</text:p>
          </table:table-cell>
          <table:table-cell office:value-type="float" office:value="54.2739980819" calcext:value-type="float">
            <text:p>54,2739980819</text:p>
          </table:table-cell>
          <table:table-cell office:value-type="float" office:value="58.0362032522" calcext:value-type="float">
            <text:p>58,0362032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8056392232" calcext:value-type="float">
            <text:p>98,8056392232</text:p>
          </table:table-cell>
          <table:table-cell office:value-type="float" office:value="117.7570378828" calcext:value-type="float">
            <text:p>117,7570378828</text:p>
          </table:table-cell>
          <table:table-cell office:value-type="float" office:value="138.7679741088" calcext:value-type="float">
            <text:p>138,7679741088</text:p>
          </table:table-cell>
          <table:table-cell office:value-type="float" office:value="161.8074105987" calcext:value-type="float">
            <text:p>161,8074105987</text:p>
          </table:table-cell>
          <table:table-cell office:value-type="float" office:value="186.844176818" calcext:value-type="float">
            <text:p>186,844176818</text:p>
          </table:table-cell>
          <table:table-cell office:value-type="float" office:value="213.8667314286" calcext:value-type="float">
            <text:p>213,8667314286</text:p>
          </table:table-cell>
          <table:table-cell office:value-type="float" office:value="242.921751176" calcext:value-type="float">
            <text:p>242,921751176</text:p>
          </table:table-cell>
          <table:table-cell office:value-type="float" office:value="273.2011306492" calcext:value-type="float">
            <text:p>273,2011306492</text:p>
          </table:table-cell>
          <table:table-cell office:value-type="float" office:value="304.6700149605" calcext:value-type="float">
            <text:p>304,6700149605</text:p>
          </table:table-cell>
          <table:table-cell office:value-type="float" office:value="338.0221405505" calcext:value-type="float">
            <text:p>338,0221405505</text:p>
          </table:table-cell>
          <table:table-cell office:value-type="float" office:value="373.1013693437" calcext:value-type="float">
            <text:p>373,1013693437</text:p>
          </table:table-cell>
          <table:table-cell office:value-type="float" office:value="409.7551105538" calcext:value-type="float">
            <text:p>409,7551105538</text:p>
          </table:table-cell>
          <table:table-cell office:value-type="float" office:value="447.8326647179" calcext:value-type="float">
            <text:p>447,8326647179</text:p>
          </table:table-cell>
          <table:table-cell office:value-type="float" office:value="487.183889144" calcext:value-type="float">
            <text:p>487,183889144</text:p>
          </table:table-cell>
          <table:table-cell office:value-type="float" office:value="527.6582760998" calcext:value-type="float">
            <text:p>527,6582760998</text:p>
          </table:table-cell>
          <table:table-cell office:value-type="float" office:value="569.1044543078" calcext:value-type="float">
            <text:p>569,1044543078</text:p>
          </table:table-cell>
          <table:table-cell office:value-type="float" office:value="611.3700850334" calcext:value-type="float">
            <text:p>611,37008503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1083192" calcext:value-type="float">
            <text:p>0,0071083192</text:p>
          </table:table-cell>
          <table:table-cell office:value-type="float" office:value="0.0086428526" calcext:value-type="float">
            <text:p>0,0086428526</text:p>
          </table:table-cell>
          <table:table-cell office:value-type="float" office:value="0.0102416969" calcext:value-type="float">
            <text:p>0,0102416969</text:p>
          </table:table-cell>
          <table:table-cell office:value-type="float" office:value="0.011995427" calcext:value-type="float">
            <text:p>0,011995427</text:p>
          </table:table-cell>
          <table:table-cell office:value-type="float" office:value="0.0139391873" calcext:value-type="float">
            <text:p>0,0139391873</text:p>
          </table:table-cell>
          <table:table-cell office:value-type="float" office:value="0.0160885437" calcext:value-type="float">
            <text:p>0,0160885437</text:p>
          </table:table-cell>
          <table:table-cell office:value-type="float" office:value="0.0184553978" calcext:value-type="float">
            <text:p>0,0184553978</text:p>
          </table:table-cell>
          <table:table-cell office:value-type="float" office:value="0.0210488826" calcext:value-type="float">
            <text:p>0,0210488826</text:p>
          </table:table-cell>
          <table:table-cell office:value-type="float" office:value="0.0238769488" calcext:value-type="float">
            <text:p>0,0238769488</text:p>
          </table:table-cell>
          <table:table-cell office:value-type="float" office:value="0.0269457894" calcext:value-type="float">
            <text:p>0,0269457894</text:p>
          </table:table-cell>
          <table:table-cell office:value-type="float" office:value="0.0302599617" calcext:value-type="float">
            <text:p>0,0302599617</text:p>
          </table:table-cell>
          <table:table-cell office:value-type="float" office:value="0.033822573" calcext:value-type="float">
            <text:p>0,033822573</text:p>
          </table:table-cell>
          <table:table-cell office:value-type="float" office:value="0.0376354169" calcext:value-type="float">
            <text:p>0,0376354169</text:p>
          </table:table-cell>
          <table:table-cell office:value-type="float" office:value="0.0416990451" calcext:value-type="float">
            <text:p>0,0416990451</text:p>
          </table:table-cell>
          <table:table-cell office:value-type="float" office:value="0.0460127821" calcext:value-type="float">
            <text:p>0,0460127821</text:p>
          </table:table-cell>
          <table:table-cell office:value-type="float" office:value="0.0505746977" calcext:value-type="float">
            <text:p>0,05057469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3274527" calcext:value-type="float">
            <text:p>0,73274527</text:p>
          </table:table-cell>
          <table:table-cell office:value-type="float" office:value="1.1473449489" calcext:value-type="float">
            <text:p>1,1473449489</text:p>
          </table:table-cell>
          <table:table-cell office:value-type="float" office:value="1.6390541148" calcext:value-type="float">
            <text:p>1,6390541148</text:p>
          </table:table-cell>
          <table:table-cell office:value-type="float" office:value="2.2591139662" calcext:value-type="float">
            <text:p>2,2591139662</text:p>
          </table:table-cell>
          <table:table-cell office:value-type="float" office:value="3.0491721496" calcext:value-type="float">
            <text:p>3,0491721496</text:p>
          </table:table-cell>
          <table:table-cell office:value-type="float" office:value="4.0484577647" calcext:value-type="float">
            <text:p>4,0484577647</text:p>
          </table:table-cell>
          <table:table-cell office:value-type="float" office:value="5.2966285139" calcext:value-type="float">
            <text:p>5,2966285139</text:p>
          </table:table-cell>
          <table:table-cell office:value-type="float" office:value="6.8350292594" calcext:value-type="float">
            <text:p>6,8350292594</text:p>
          </table:table-cell>
          <table:table-cell office:value-type="float" office:value="8.716514217" calcext:value-type="float">
            <text:p>8,716514217</text:p>
          </table:table-cell>
          <table:table-cell office:value-type="float" office:value="11.0018355999" calcext:value-type="float">
            <text:p>11,0018355999</text:p>
          </table:table-cell>
          <table:table-cell office:value-type="float" office:value="13.7476099412" calcext:value-type="float">
            <text:p>13,7476099412</text:p>
          </table:table-cell>
          <table:table-cell office:value-type="float" office:value="17.0131501526" calcext:value-type="float">
            <text:p>17,0131501526</text:p>
          </table:table-cell>
          <table:table-cell office:value-type="float" office:value="20.8599732762" calcext:value-type="float">
            <text:p>20,8599732762</text:p>
          </table:table-cell>
          <table:table-cell office:value-type="float" office:value="25.3512425722" calcext:value-type="float">
            <text:p>25,3512425722</text:p>
          </table:table-cell>
          <table:table-cell office:value-type="float" office:value="30.5511305821" calcext:value-type="float">
            <text:p>30,5511305821</text:p>
          </table:table-cell>
          <table:table-cell office:value-type="float" office:value="36.5240962763" calcext:value-type="float">
            <text:p>36,5240962763</text:p>
          </table:table-cell>
          <table:table-cell office:value-type="float" office:value="43.3340780384" calcext:value-type="float">
            <text:p>43,3340780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139828" calcext:value-type="float">
            <text:p>0,006139828</text:p>
          </table:table-cell>
          <table:table-cell office:value-type="float" office:value="0.0080186503" calcext:value-type="float">
            <text:p>0,0080186503</text:p>
          </table:table-cell>
          <table:table-cell office:value-type="float" office:value="0.0097228322" calcext:value-type="float">
            <text:p>0,0097228322</text:p>
          </table:table-cell>
          <table:table-cell office:value-type="float" office:value="0.0117037133" calcext:value-type="float">
            <text:p>0,0117037133</text:p>
          </table:table-cell>
          <table:table-cell office:value-type="float" office:value="0.0139956275" calcext:value-type="float">
            <text:p>0,0139956275</text:p>
          </table:table-cell>
          <table:table-cell office:value-type="float" office:value="0.0166366628" calcext:value-type="float">
            <text:p>0,0166366628</text:p>
          </table:table-cell>
          <table:table-cell office:value-type="float" office:value="0.0196678676" calcext:value-type="float">
            <text:p>0,0196678676</text:p>
          </table:table-cell>
          <table:table-cell office:value-type="float" office:value="0.0224887344" calcext:value-type="float">
            <text:p>0,0224887344</text:p>
          </table:table-cell>
          <table:table-cell office:value-type="float" office:value="0.0256165079" calcext:value-type="float">
            <text:p>0,0256165079</text:p>
          </table:table-cell>
          <table:table-cell office:value-type="float" office:value="0.0291000421" calcext:value-type="float">
            <text:p>0,0291000421</text:p>
          </table:table-cell>
          <table:table-cell office:value-type="float" office:value="0.0329646151" calcext:value-type="float">
            <text:p>0,0329646151</text:p>
          </table:table-cell>
          <table:table-cell office:value-type="float" office:value="0.0372389553" calcext:value-type="float">
            <text:p>0,0372389553</text:p>
          </table:table-cell>
          <table:table-cell office:value-type="float" office:value="0.0419552035" calcext:value-type="float">
            <text:p>0,0419552035</text:p>
          </table:table-cell>
          <table:table-cell office:value-type="float" office:value="0.047148911" calcext:value-type="float">
            <text:p>0,047148911</text:p>
          </table:table-cell>
          <table:table-cell office:value-type="float" office:value="0.052859075" calcext:value-type="float">
            <text:p>0,052859075</text:p>
          </table:table-cell>
          <table:table-cell office:value-type="float" office:value="0.0591282093" calcext:value-type="float">
            <text:p>0,0591282093</text:p>
          </table:table-cell>
          <table:table-cell office:value-type="float" office:value="0.0660024482" calcext:value-type="float">
            <text:p>0,0660024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0500373" calcext:value-type="float">
            <text:p>0,0000500373</text:p>
          </table:table-cell>
          <table:table-cell office:value-type="float" office:value="0.0000517189" calcext:value-type="float">
            <text:p>0,0000517189</text:p>
          </table:table-cell>
          <table:table-cell office:value-type="float" office:value="0.0000536107" calcext:value-type="float">
            <text:p>0,0000536107</text:p>
          </table:table-cell>
          <table:table-cell office:value-type="float" office:value="0.0000557303" calcext:value-type="float">
            <text:p>0,0000557303</text:p>
          </table:table-cell>
          <table:table-cell office:value-type="float" office:value="0.0000580946" calcext:value-type="float">
            <text:p>0,0000580946</text:p>
          </table:table-cell>
          <table:table-cell office:value-type="float" office:value="0.0000607218" calcext:value-type="float">
            <text:p>0,0000607218</text:p>
          </table:table-cell>
          <table:table-cell office:value-type="float" office:value="0.0000618678" calcext:value-type="float">
            <text:p>0,0000618678</text:p>
          </table:table-cell>
          <table:table-cell office:value-type="float" office:value="0.0000631935" calcext:value-type="float">
            <text:p>0,0000631935</text:p>
          </table:table-cell>
          <table:table-cell office:value-type="float" office:value="0.000064704" calcext:value-type="float">
            <text:p>0,000064704</text:p>
          </table:table-cell>
          <table:table-cell office:value-type="float" office:value="0.0000664054" calcext:value-type="float">
            <text:p>0,0000664054</text:p>
          </table:table-cell>
          <table:table-cell office:value-type="float" office:value="0.0000683055" calcext:value-type="float">
            <text:p>0,0000683055</text:p>
          </table:table-cell>
          <table:table-cell office:value-type="float" office:value="0.0000704129" calcext:value-type="float">
            <text:p>0,0000704129</text:p>
          </table:table-cell>
          <table:table-cell office:value-type="float" office:value="0.000072738" calcext:value-type="float">
            <text:p>0,000072738</text:p>
          </table:table-cell>
          <table:table-cell office:value-type="float" office:value="0.0000752921" calcext:value-type="float">
            <text:p>0,0000752921</text:p>
          </table:table-cell>
          <table:table-cell office:value-type="float" office:value="0.0000780881" calcext:value-type="float">
            <text:p>0,0000780881</text:p>
          </table:table-cell>
          <table:table-cell office:value-type="float" office:value="0.0000811406" calcext:value-type="float">
            <text:p>0,0000811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3.2153639315" calcext:value-type="float">
            <text:p>43,2153639315</text:p>
          </table:table-cell>
          <table:table-cell office:value-type="float" office:value="46.2676121181" calcext:value-type="float">
            <text:p>46,2676121181</text:p>
          </table:table-cell>
          <table:table-cell office:value-type="float" office:value="49.4297554437" calcext:value-type="float">
            <text:p>49,4297554437</text:p>
          </table:table-cell>
          <table:table-cell office:value-type="float" office:value="52.6093603822" calcext:value-type="float">
            <text:p>52,6093603822</text:p>
          </table:table-cell>
          <table:table-cell office:value-type="float" office:value="55.7768456009" calcext:value-type="float">
            <text:p>55,7768456009</text:p>
          </table:table-cell>
          <table:table-cell office:value-type="float" office:value="58.9059640166" calcext:value-type="float">
            <text:p>58,9059640166</text:p>
          </table:table-cell>
          <table:table-cell office:value-type="float" office:value="61.9699079093" calcext:value-type="float">
            <text:p>61,9699079093</text:p>
          </table:table-cell>
          <table:table-cell office:value-type="float" office:value="65.0886864697" calcext:value-type="float">
            <text:p>65,0886864697</text:p>
          </table:table-cell>
          <table:table-cell office:value-type="float" office:value="68.1825923218" calcext:value-type="float">
            <text:p>68,1825923218</text:p>
          </table:table-cell>
          <table:table-cell office:value-type="float" office:value="71.2941140086" calcext:value-type="float">
            <text:p>71,2941140086</text:p>
          </table:table-cell>
          <table:table-cell office:value-type="float" office:value="74.3945757563" calcext:value-type="float">
            <text:p>74,3945757563</text:p>
          </table:table-cell>
          <table:table-cell office:value-type="float" office:value="77.462824265" calcext:value-type="float">
            <text:p>77,462824265</text:p>
          </table:table-cell>
          <table:table-cell office:value-type="float" office:value="80.4831857683" calcext:value-type="float">
            <text:p>80,4831857683</text:p>
          </table:table-cell>
          <table:table-cell office:value-type="float" office:value="83.4439386231" calcext:value-type="float">
            <text:p>83,4439386231</text:p>
          </table:table-cell>
          <table:table-cell office:value-type="float" office:value="86.3361892355" calcext:value-type="float">
            <text:p>86,3361892355</text:p>
          </table:table-cell>
          <table:table-cell office:value-type="float" office:value="89.1530542411" calcext:value-type="float">
            <text:p>89,1530542411</text:p>
          </table:table-cell>
          <table:table-cell office:value-type="float" office:value="91.889071249" calcext:value-type="float">
            <text:p>91,889071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6773639315" calcext:value-type="float">
            <text:p>52,6773639315</text:p>
          </table:table-cell>
          <table:table-cell office:value-type="float" office:value="56.0112469111" calcext:value-type="float">
            <text:p>56,0112469111</text:p>
          </table:table-cell>
          <table:table-cell office:value-type="float" office:value="59.4633300065" calcext:value-type="float">
            <text:p>59,4633300065</text:p>
          </table:table-cell>
          <table:table-cell office:value-type="float" office:value="62.927958169" calcext:value-type="float">
            <text:p>62,927958169</text:p>
          </table:table-cell>
          <table:table-cell office:value-type="float" office:value="66.3751505364" calcext:value-type="float">
            <text:p>66,3751505364</text:p>
          </table:table-cell>
          <table:table-cell office:value-type="float" office:value="69.7782294392" calcext:value-type="float">
            <text:p>69,7782294392</text:p>
          </table:table-cell>
          <table:table-cell office:value-type="float" office:value="73.1099231716" calcext:value-type="float">
            <text:p>73,1099231716</text:p>
          </table:table-cell>
          <table:table-cell office:value-type="float" office:value="76.5169942878" calcext:value-type="float">
            <text:p>76,5169942878</text:p>
          </table:table-cell>
          <table:table-cell office:value-type="float" office:value="79.8962451053" calcext:value-type="float">
            <text:p>79,8962451053</text:p>
          </table:table-cell>
          <table:table-cell office:value-type="float" office:value="83.2900291814" calcext:value-type="float">
            <text:p>83,2900291814</text:p>
          </table:table-cell>
          <table:table-cell office:value-type="float" office:value="86.6695299301" calcext:value-type="float">
            <text:p>86,6695299301</text:p>
          </table:table-cell>
          <table:table-cell office:value-type="float" office:value="90.0134471714" calcext:value-type="float">
            <text:p>90,0134471714</text:p>
          </table:table-cell>
          <table:table-cell office:value-type="float" office:value="93.3059539386" calcext:value-type="float">
            <text:p>93,3059539386</text:p>
          </table:table-cell>
          <table:table-cell office:value-type="float" office:value="96.5351688062" calcext:value-type="float">
            <text:p>96,5351688062</text:p>
          </table:table-cell>
          <table:table-cell office:value-type="float" office:value="99.6920315435" calcext:value-type="float">
            <text:p>99,6920315435</text:p>
          </table:table-cell>
          <table:table-cell office:value-type="float" office:value="102.7694850105" calcext:value-type="float">
            <text:p>102,7694850105</text:p>
          </table:table-cell>
          <table:table-cell office:value-type="float" office:value="105.7618856079" calcext:value-type="float">
            <text:p>105,7618856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6103639315" calcext:value-type="float">
            <text:p>37,6103639315</text:p>
          </table:table-cell>
          <table:table-cell office:value-type="float" office:value="41.2474834825" calcext:value-type="float">
            <text:p>41,2474834825</text:p>
          </table:table-cell>
          <table:table-cell office:value-type="float" office:value="44.9284221571" calcext:value-type="float">
            <text:p>44,9284221571</text:p>
          </table:table-cell>
          <table:table-cell office:value-type="float" office:value="48.5742363053" calcext:value-type="float">
            <text:p>48,5742363053</text:p>
          </table:table-cell>
          <table:table-cell office:value-type="float" office:value="52.1606329589" calcext:value-type="float">
            <text:p>52,1606329589</text:p>
          </table:table-cell>
          <table:table-cell office:value-type="float" office:value="55.6661233105" calcext:value-type="float">
            <text:p>55,6661233105</text:p>
          </table:table-cell>
          <table:table-cell office:value-type="float" office:value="59.0681808879" calcext:value-type="float">
            <text:p>59,0681808879</text:p>
          </table:table-cell>
          <table:table-cell office:value-type="float" office:value="62.4844565079" calcext:value-type="float">
            <text:p>62,4844565079</text:p>
          </table:table-cell>
          <table:table-cell office:value-type="float" office:value="65.845606756" calcext:value-type="float">
            <text:p>65,845606756</text:p>
          </table:table-cell>
          <table:table-cell office:value-type="float" office:value="69.1971799792" calcext:value-type="float">
            <text:p>69,1971799792</text:p>
          </table:table-cell>
          <table:table-cell office:value-type="float" office:value="72.5132518558" calcext:value-type="float">
            <text:p>72,5132518558</text:p>
          </table:table-cell>
          <table:table-cell office:value-type="float" office:value="75.7751431837" calcext:value-type="float">
            <text:p>75,7751431837</text:p>
          </table:table-cell>
          <table:table-cell office:value-type="float" office:value="78.9694048277" calcext:value-type="float">
            <text:p>78,9694048277</text:p>
          </table:table-cell>
          <table:table-cell office:value-type="float" office:value="82.0863153966" calcext:value-type="float">
            <text:p>82,0863153966</text:p>
          </table:table-cell>
          <table:table-cell office:value-type="float" office:value="85.118779739" calcext:value-type="float">
            <text:p>85,118779739</text:p>
          </table:table-cell>
          <table:table-cell office:value-type="float" office:value="88.0615314271" calcext:value-type="float">
            <text:p>88,0615314271</text:p>
          </table:table-cell>
          <table:table-cell office:value-type="float" office:value="90.9105617651" calcext:value-type="float">
            <text:p>90,9105617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5.582329964" calcext:value-type="float">
            <text:p>755,582329964</text:p>
          </table:table-cell>
          <table:table-cell office:value-type="float" office:value="822.9987994726" calcext:value-type="float">
            <text:p>822,9987994726</text:p>
          </table:table-cell>
          <table:table-cell office:value-type="float" office:value="894.7518823725" calcext:value-type="float">
            <text:p>894,7518823725</text:p>
          </table:table-cell>
          <table:table-cell office:value-type="float" office:value="970.8250487675" calcext:value-type="float">
            <text:p>970,8250487675</text:p>
          </table:table-cell>
          <table:table-cell office:value-type="float" office:value="1051.165970776" calcext:value-type="float">
            <text:p>1051,165970776</text:p>
          </table:table-cell>
          <table:table-cell office:value-type="float" office:value="1135.6857578863" calcext:value-type="float">
            <text:p>1135,6857578863</text:p>
          </table:table-cell>
          <table:table-cell office:value-type="float" office:value="1224.4591982433" calcext:value-type="float">
            <text:p>1224,4591982433</text:p>
          </table:table-cell>
          <table:table-cell office:value-type="float" office:value="1317.4523683494" calcext:value-type="float">
            <text:p>1317,4523683494</text:p>
          </table:table-cell>
          <table:table-cell office:value-type="float" office:value="1414.6892941657" calcext:value-type="float">
            <text:p>1414,6892941657</text:p>
          </table:table-cell>
          <table:table-cell office:value-type="float" office:value="1516.1548912147" calcext:value-type="float">
            <text:p>1516,1548912147</text:p>
          </table:table-cell>
          <table:table-cell office:value-type="float" office:value="1621.8052243639" calcext:value-type="float">
            <text:p>1621,8052243639</text:p>
          </table:table-cell>
          <table:table-cell office:value-type="float" office:value="1731.5749812765" calcext:value-type="float">
            <text:p>1731,5749812765</text:p>
          </table:table-cell>
          <table:table-cell office:value-type="float" office:value="1845.3828626501" calcext:value-type="float">
            <text:p>1845,3828626501</text:p>
          </table:table-cell>
          <table:table-cell office:value-type="float" office:value="1963.1354393489" calcext:value-type="float">
            <text:p>1963,1354393489</text:p>
          </table:table-cell>
          <table:table-cell office:value-type="float" office:value="2084.7298941239" calcext:value-type="float">
            <text:p>2084,7298941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3.3868196575" calcext:value-type="float">
            <text:p>263,3868196575</text:p>
          </table:table-cell>
          <table:table-cell office:value-type="float" office:value="543.4430542128" calcext:value-type="float">
            <text:p>543,4430542128</text:p>
          </table:table-cell>
          <table:table-cell office:value-type="float" office:value="840.7597042455" calcext:value-type="float">
            <text:p>840,7597042455</text:p>
          </table:table-cell>
          <table:table-cell office:value-type="float" office:value="1155.3994950904" calcext:value-type="float">
            <text:p>1155,3994950904</text:p>
          </table:table-cell>
          <table:table-cell office:value-type="float" office:value="1487.2752477723" calcext:value-type="float">
            <text:p>1487,2752477723</text:p>
          </table:table-cell>
          <table:table-cell office:value-type="float" office:value="1836.1663949682" calcext:value-type="float">
            <text:p>1836,1663949682</text:p>
          </table:table-cell>
          <table:table-cell office:value-type="float" office:value="2201.716010826" calcext:value-type="float">
            <text:p>2201,716010826</text:p>
          </table:table-cell>
          <table:table-cell office:value-type="float" office:value="2584.3009822648" calcext:value-type="float">
            <text:p>2584,3009822648</text:p>
          </table:table-cell>
          <table:table-cell office:value-type="float" office:value="2983.7822077915" calcext:value-type="float">
            <text:p>2983,7822077915</text:p>
          </table:table-cell>
          <table:table-cell office:value-type="float" office:value="3400.2323536982" calcext:value-type="float">
            <text:p>3400,2323536982</text:p>
          </table:table-cell>
          <table:table-cell office:value-type="float" office:value="3833.5800033487" calcext:value-type="float">
            <text:p>3833,5800033487</text:p>
          </table:table-cell>
          <table:table-cell office:value-type="float" office:value="4283.6472392057" calcext:value-type="float">
            <text:p>4283,6472392057</text:p>
          </table:table-cell>
          <table:table-cell office:value-type="float" office:value="4750.1770088985" calcext:value-type="float">
            <text:p>4750,1770088985</text:p>
          </table:table-cell>
          <table:table-cell office:value-type="float" office:value="5232.8528529297" calcext:value-type="float">
            <text:p>5232,8528529297</text:p>
          </table:table-cell>
          <table:table-cell office:value-type="float" office:value="5731.313010647" calcext:value-type="float">
            <text:p>5731,313010647</text:p>
          </table:table-cell>
          <table:table-cell office:value-type="float" office:value="6245.1604356996" calcext:value-type="float">
            <text:p>6245,1604356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84247705" calcext:value-type="float">
            <text:p>0,4784247705</text:p>
          </table:table-cell>
          <table:table-cell office:value-type="float" office:value="0.4857131075" calcext:value-type="float">
            <text:p>0,4857131075</text:p>
          </table:table-cell>
          <table:table-cell office:value-type="float" office:value="0.4929122666" calcext:value-type="float">
            <text:p>0,4929122666</text:p>
          </table:table-cell>
          <table:table-cell office:value-type="float" office:value="0.5000172923" calcext:value-type="float">
            <text:p>0,5000172923</text:p>
          </table:table-cell>
          <table:table-cell office:value-type="float" office:value="0.5070243198" calcext:value-type="float">
            <text:p>0,5070243198</text:p>
          </table:table-cell>
          <table:table-cell office:value-type="float" office:value="0.5139251559" calcext:value-type="float">
            <text:p>0,5139251559</text:p>
          </table:table-cell>
          <table:table-cell office:value-type="float" office:value="0.5208597028" calcext:value-type="float">
            <text:p>0,5208597028</text:p>
          </table:table-cell>
          <table:table-cell office:value-type="float" office:value="0.5277788262" calcext:value-type="float">
            <text:p>0,5277788262</text:p>
          </table:table-cell>
          <table:table-cell office:value-type="float" office:value="0.534735566" calcext:value-type="float">
            <text:p>0,534735566</text:p>
          </table:table-cell>
          <table:table-cell office:value-type="float" office:value="0.5417252745" calcext:value-type="float">
            <text:p>0,5417252745</text:p>
          </table:table-cell>
          <table:table-cell office:value-type="float" office:value="0.54874627" calcext:value-type="float">
            <text:p>0,54874627</text:p>
          </table:table-cell>
          <table:table-cell office:value-type="float" office:value="0.5557996824" calcext:value-type="float">
            <text:p>0,5557996824</text:p>
          </table:table-cell>
          <table:table-cell office:value-type="float" office:value="0.5628877656" calcext:value-type="float">
            <text:p>0,5628877656</text:p>
          </table:table-cell>
          <table:table-cell office:value-type="float" office:value="0.5700119329" calcext:value-type="float">
            <text:p>0,5700119329</text:p>
          </table:table-cell>
          <table:table-cell office:value-type="float" office:value="0.5771709344" calcext:value-type="float">
            <text:p>0,5771709344</text:p>
          </table:table-cell>
          <table:table-cell office:value-type="float" office:value="0.5843594226" calcext:value-type="float">
            <text:p>0,5843594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562558398" calcext:value-type="float">
            <text:p>0,5562558398</text:p>
          </table:table-cell>
          <table:table-cell office:value-type="float" office:value="0.5611353122" calcext:value-type="float">
            <text:p>0,5611353122</text:p>
          </table:table-cell>
          <table:table-cell office:value-type="float" office:value="0.5655700034" calcext:value-type="float">
            <text:p>0,5655700034</text:p>
          </table:table-cell>
          <table:table-cell office:value-type="float" office:value="0.5699488597" calcext:value-type="float">
            <text:p>0,5699488597</text:p>
          </table:table-cell>
          <table:table-cell office:value-type="float" office:value="0.5743447642" calcext:value-type="float">
            <text:p>0,5743447642</text:p>
          </table:table-cell>
          <table:table-cell office:value-type="float" office:value="0.5787633789" calcext:value-type="float">
            <text:p>0,5787633789</text:p>
          </table:table-cell>
          <table:table-cell office:value-type="float" office:value="0.5835335942" calcext:value-type="float">
            <text:p>0,5835335942</text:p>
          </table:table-cell>
          <table:table-cell office:value-type="float" office:value="0.5884554127" calcext:value-type="float">
            <text:p>0,5884554127</text:p>
          </table:table-cell>
          <table:table-cell office:value-type="float" office:value="0.5936061521" calcext:value-type="float">
            <text:p>0,5936061521</text:p>
          </table:table-cell>
          <table:table-cell office:value-type="float" office:value="0.5989365797" calcext:value-type="float">
            <text:p>0,5989365797</text:p>
          </table:table-cell>
          <table:table-cell office:value-type="float" office:value="0.6044202011" calcext:value-type="float">
            <text:p>0,6044202011</text:p>
          </table:table-cell>
          <table:table-cell office:value-type="float" office:value="0.6100434687" calcext:value-type="float">
            <text:p>0,6100434687</text:p>
          </table:table-cell>
          <table:table-cell office:value-type="float" office:value="0.6157984842" calcext:value-type="float">
            <text:p>0,6157984842</text:p>
          </table:table-cell>
          <table:table-cell office:value-type="float" office:value="0.6216780808" calcext:value-type="float">
            <text:p>0,6216780808</text:p>
          </table:table-cell>
          <table:table-cell office:value-type="float" office:value="0.627672577" calcext:value-type="float">
            <text:p>0,627672577</text:p>
          </table:table-cell>
          <table:table-cell office:value-type="float" office:value="0.6337677985" calcext:value-type="float">
            <text:p>0,6337677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800150514" calcext:value-type="float">
            <text:p>163,800150514</text:p>
          </table:table-cell>
          <table:table-cell office:value-type="float" office:value="178.4442592784" calcext:value-type="float">
            <text:p>178,4442592784</text:p>
          </table:table-cell>
          <table:table-cell office:value-type="float" office:value="194.0304962207" calcext:value-type="float">
            <text:p>194,0304962207</text:p>
          </table:table-cell>
          <table:table-cell office:value-type="float" office:value="210.5552718416" calcext:value-type="float">
            <text:p>210,5552718416</text:p>
          </table:table-cell>
          <table:table-cell office:value-type="float" office:value="228.0072207906" calcext:value-type="float">
            <text:p>228,0072207906</text:p>
          </table:table-cell>
          <table:table-cell office:value-type="float" office:value="246.367034708" calcext:value-type="float">
            <text:p>246,367034708</text:p>
          </table:table-cell>
          <table:table-cell office:value-type="float" office:value="265.6509622699" calcext:value-type="float">
            <text:p>265,6509622699</text:p>
          </table:table-cell>
          <table:table-cell office:value-type="float" office:value="285.8516355384" calcext:value-type="float">
            <text:p>285,8516355384</text:p>
          </table:table-cell>
          <table:table-cell office:value-type="float" office:value="306.9742752645" calcext:value-type="float">
            <text:p>306,9742752645</text:p>
          </table:table-cell>
          <table:table-cell office:value-type="float" office:value="329.0156057102" calcext:value-type="float">
            <text:p>329,0156057102</text:p>
          </table:table-cell>
          <table:table-cell office:value-type="float" office:value="351.9660834482" calcext:value-type="float">
            <text:p>351,9660834482</text:p>
          </table:table-cell>
          <table:table-cell office:value-type="float" office:value="375.8115208332" calcext:value-type="float">
            <text:p>375,8115208332</text:p>
          </table:table-cell>
          <table:table-cell office:value-type="float" office:value="400.5342569001" calcext:value-type="float">
            <text:p>400,5342569001</text:p>
          </table:table-cell>
          <table:table-cell office:value-type="float" office:value="426.113995206" calcext:value-type="float">
            <text:p>426,113995206</text:p>
          </table:table-cell>
          <table:table-cell office:value-type="float" office:value="452.5283993655" calcext:value-type="float">
            <text:p>452,5283993655</text:p>
          </table:table-cell>
          <table:table-cell office:value-type="float" office:value="479.753514008" calcext:value-type="float">
            <text:p>479,753514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4.1350955635" calcext:value-type="float">
            <text:p>114,1350955635</text:p>
          </table:table-cell>
          <table:table-cell office:value-type="float" office:value="126.5657097089" calcext:value-type="float">
            <text:p>126,5657097089</text:p>
          </table:table-cell>
          <table:table-cell office:value-type="float" office:value="139.9916484834" calcext:value-type="float">
            <text:p>139,9916484834</text:p>
          </table:table-cell>
          <table:table-cell office:value-type="float" office:value="154.4154367874" calcext:value-type="float">
            <text:p>154,4154367874</text:p>
          </table:table-cell>
          <table:table-cell office:value-type="float" office:value="169.8335967668" calcext:value-type="float">
            <text:p>169,8335967668</text:p>
          </table:table-cell>
          <table:table-cell office:value-type="float" office:value="186.2344769891" calcext:value-type="float">
            <text:p>186,2344769891</text:p>
          </table:table-cell>
          <table:table-cell office:value-type="float" office:value="203.6419267424" calcext:value-type="float">
            <text:p>203,6419267424</text:p>
          </table:table-cell>
          <table:table-cell office:value-type="float" office:value="222.0553864317" calcext:value-type="float">
            <text:p>222,0553864317</text:p>
          </table:table-cell>
          <table:table-cell office:value-type="float" office:value="241.4866491284" calcext:value-type="float">
            <text:p>241,4866491284</text:p>
          </table:table-cell>
          <table:table-cell office:value-type="float" office:value="261.9384480766" calcext:value-type="float">
            <text:p>261,9384480766</text:p>
          </table:table-cell>
          <table:table-cell office:value-type="float" office:value="283.4066613021" calcext:value-type="float">
            <text:p>283,4066613021</text:p>
          </table:table-cell>
          <table:table-cell office:value-type="float" office:value="305.8818329441" calcext:value-type="float">
            <text:p>305,8818329441</text:p>
          </table:table-cell>
          <table:table-cell office:value-type="float" office:value="329.3501924709" calcext:value-type="float">
            <text:p>329,3501924709</text:p>
          </table:table-cell>
          <table:table-cell office:value-type="float" office:value="353.7943145328" calcext:value-type="float">
            <text:p>353,7943145328</text:p>
          </table:table-cell>
          <table:table-cell office:value-type="float" office:value="379.1935362275" calcext:value-type="float">
            <text:p>379,1935362275</text:p>
          </table:table-cell>
          <table:table-cell office:value-type="float" office:value="405.5242320511" calcext:value-type="float">
            <text:p>405,5242320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5.858506231" calcext:value-type="float">
            <text:p>45,858506231</text:p>
          </table:table-cell>
          <table:table-cell office:value-type="float" office:value="53.0317451234" calcext:value-type="float">
            <text:p>53,0317451234</text:p>
          </table:table-cell>
          <table:table-cell office:value-type="float" office:value="61.0509069191" calcext:value-type="float">
            <text:p>61,0509069191</text:p>
          </table:table-cell>
          <table:table-cell office:value-type="float" office:value="69.9541971782" calcext:value-type="float">
            <text:p>69,9541971782</text:p>
          </table:table-cell>
          <table:table-cell office:value-type="float" office:value="79.7837448358" calcext:value-type="float">
            <text:p>79,7837448358</text:p>
          </table:table-cell>
          <table:table-cell office:value-type="float" office:value="90.5756470175" calcext:value-type="float">
            <text:p>90,5756470175</text:p>
          </table:table-cell>
          <table:table-cell office:value-type="float" office:value="102.4083481727" calcext:value-type="float">
            <text:p>102,4083481727</text:p>
          </table:table-cell>
          <table:table-cell office:value-type="float" office:value="115.3312395531" calcext:value-type="float">
            <text:p>115,3312395531</text:p>
          </table:table-cell>
          <table:table-cell office:value-type="float" office:value="129.4094627032" calcext:value-type="float">
            <text:p>129,4094627032</text:p>
          </table:table-cell>
          <table:table-cell office:value-type="float" office:value="144.6981189601" calcext:value-type="float">
            <text:p>144,6981189601</text:p>
          </table:table-cell>
          <table:table-cell office:value-type="float" office:value="161.2450572757" calcext:value-type="float">
            <text:p>161,2450572757</text:p>
          </table:table-cell>
          <table:table-cell office:value-type="float" office:value="179.0920196555" calcext:value-type="float">
            <text:p>179,0920196555</text:p>
          </table:table-cell>
          <table:table-cell office:value-type="float" office:value="198.2746706995" calcext:value-type="float">
            <text:p>198,2746706995</text:p>
          </table:table-cell>
          <table:table-cell office:value-type="float" office:value="218.8218625964" calcext:value-type="float">
            <text:p>218,8218625964</text:p>
          </table:table-cell>
          <table:table-cell office:value-type="float" office:value="240.754431072" calcext:value-type="float">
            <text:p>240,754431072</text:p>
          </table:table-cell>
          <table:table-cell office:value-type="float" office:value="264.0838344891" calcext:value-type="float">
            <text:p>264,0838344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5051956197" calcext:value-type="float">
            <text:p>7,5051956197</text:p>
          </table:table-cell>
          <table:table-cell office:value-type="float" office:value="8.9545322079" calcext:value-type="float">
            <text:p>8,9545322079</text:p>
          </table:table-cell>
          <table:table-cell office:value-type="float" office:value="10.593156993" calcext:value-type="float">
            <text:p>10,593156993</text:p>
          </table:table-cell>
          <table:table-cell office:value-type="float" office:value="12.466512675" calcext:value-type="float">
            <text:p>12,466512675</text:p>
          </table:table-cell>
          <table:table-cell office:value-type="float" office:value="14.607352671" calcext:value-type="float">
            <text:p>14,607352671</text:p>
          </table:table-cell>
          <table:table-cell office:value-type="float" office:value="17.0434818232" calcext:value-type="float">
            <text:p>17,0434818232</text:p>
          </table:table-cell>
          <table:table-cell office:value-type="float" office:value="19.8317143998" calcext:value-type="float">
            <text:p>19,8317143998</text:p>
          </table:table-cell>
          <table:table-cell office:value-type="float" office:value="23.0053821939" calcext:value-type="float">
            <text:p>23,0053821939</text:p>
          </table:table-cell>
          <table:table-cell office:value-type="float" office:value="26.6182561531" calcext:value-type="float">
            <text:p>26,6182561531</text:p>
          </table:table-cell>
          <table:table-cell office:value-type="float" office:value="30.7207788612" calcext:value-type="float">
            <text:p>30,7207788612</text:p>
          </table:table-cell>
          <table:table-cell office:value-type="float" office:value="35.3665447504" calcext:value-type="float">
            <text:p>35,3665447504</text:p>
          </table:table-cell>
          <table:table-cell office:value-type="float" office:value="40.6134606626" calcext:value-type="float">
            <text:p>40,6134606626</text:p>
          </table:table-cell>
          <table:table-cell office:value-type="float" office:value="46.5232576906" calcext:value-type="float">
            <text:p>46,5232576906</text:p>
          </table:table-cell>
          <table:table-cell office:value-type="float" office:value="53.1600858787" calcext:value-type="float">
            <text:p>53,1600858787</text:p>
          </table:table-cell>
          <table:table-cell office:value-type="float" office:value="60.5883548953" calcext:value-type="float">
            <text:p>60,5883548953</text:p>
          </table:table-cell>
          <table:table-cell office:value-type="float" office:value="68.8699825031" calcext:value-type="float">
            <text:p>68,8699825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2250675" calcext:value-type="float">
            <text:p>0,1652250675</text:p>
          </table:table-cell>
          <table:table-cell office:value-type="float" office:value="0.1841108988" calcext:value-type="float">
            <text:p>0,1841108988</text:p>
          </table:table-cell>
          <table:table-cell office:value-type="float" office:value="0.2043918457" calcext:value-type="float">
            <text:p>0,2043918457</text:p>
          </table:table-cell>
          <table:table-cell office:value-type="float" office:value="0.2260949364" calcext:value-type="float">
            <text:p>0,2260949364</text:p>
          </table:table-cell>
          <table:table-cell office:value-type="float" office:value="0.2492393627" calcext:value-type="float">
            <text:p>0,2492393627</text:p>
          </table:table-cell>
          <table:table-cell office:value-type="float" office:value="0.2738360573" calcext:value-type="float">
            <text:p>0,2738360573</text:p>
          </table:table-cell>
          <table:table-cell office:value-type="float" office:value="0.2998930584" calcext:value-type="float">
            <text:p>0,2998930584</text:p>
          </table:table-cell>
          <table:table-cell office:value-type="float" office:value="0.3274139355" calcext:value-type="float">
            <text:p>0,3274139355</text:p>
          </table:table-cell>
          <table:table-cell office:value-type="float" office:value="0.3563983338" calcext:value-type="float">
            <text:p>0,3563983338</text:p>
          </table:table-cell>
          <table:table-cell office:value-type="float" office:value="0.386841246" calcext:value-type="float">
            <text:p>0,386841246</text:p>
          </table:table-cell>
          <table:table-cell office:value-type="float" office:value="0.4187329067" calcext:value-type="float">
            <text:p>0,4187329067</text:p>
          </table:table-cell>
          <table:table-cell office:value-type="float" office:value="0.4520589512" calcext:value-type="float">
            <text:p>0,4520589512</text:p>
          </table:table-cell>
          <table:table-cell office:value-type="float" office:value="0.4868006819" calcext:value-type="float">
            <text:p>0,4868006819</text:p>
          </table:table-cell>
          <table:table-cell office:value-type="float" office:value="0.5229353572" calcext:value-type="float">
            <text:p>0,5229353572</text:p>
          </table:table-cell>
          <table:table-cell office:value-type="float" office:value="0.5604364574" calcext:value-type="float">
            <text:p>0,5604364574</text:p>
          </table:table-cell>
          <table:table-cell office:value-type="float" office:value="0.5992739084" calcext:value-type="float">
            <text:p>0,5992739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66546556" calcext:value-type="float">
            <text:p>1,2666546556</text:p>
          </table:table-cell>
          <table:table-cell office:value-type="float" office:value="1.3947782233" calcext:value-type="float">
            <text:p>1,3947782233</text:p>
          </table:table-cell>
          <table:table-cell office:value-type="float" office:value="1.514343622" calcext:value-type="float">
            <text:p>1,514343622</text:p>
          </table:table-cell>
          <table:table-cell office:value-type="float" office:value="1.6339821175" calcext:value-type="float">
            <text:p>1,6339821175</text:p>
          </table:table-cell>
          <table:table-cell office:value-type="float" office:value="1.7558872759" calcext:value-type="float">
            <text:p>1,7558872759</text:p>
          </table:table-cell>
          <table:table-cell office:value-type="float" office:value="1.8803412495" calcext:value-type="float">
            <text:p>1,8803412495</text:p>
          </table:table-cell>
          <table:table-cell office:value-type="float" office:value="2.0073045082" calcext:value-type="float">
            <text:p>2,0073045082</text:p>
          </table:table-cell>
          <table:table-cell office:value-type="float" office:value="2.1365684705" calcext:value-type="float">
            <text:p>2,1365684705</text:p>
          </table:table-cell>
          <table:table-cell office:value-type="float" office:value="2.2678956987" calcext:value-type="float">
            <text:p>2,2678956987</text:p>
          </table:table-cell>
          <table:table-cell office:value-type="float" office:value="2.4010031811" calcext:value-type="float">
            <text:p>2,4010031811</text:p>
          </table:table-cell>
          <table:table-cell office:value-type="float" office:value="2.5355852686" calcext:value-type="float">
            <text:p>2,5355852686</text:p>
          </table:table-cell>
          <table:table-cell office:value-type="float" office:value="2.6713323799" calcext:value-type="float">
            <text:p>2,6713323799</text:p>
          </table:table-cell>
          <table:table-cell office:value-type="float" office:value="2.8079415644" calcext:value-type="float">
            <text:p>2,8079415644</text:p>
          </table:table-cell>
          <table:table-cell office:value-type="float" office:value="2.9451209043" calcext:value-type="float">
            <text:p>2,9451209043</text:p>
          </table:table-cell>
          <table:table-cell office:value-type="float" office:value="3.0825900026" calcext:value-type="float">
            <text:p>3,0825900026</text:p>
          </table:table-cell>
          <table:table-cell office:value-type="float" office:value="3.220078454" calcext:value-type="float">
            <text:p>3,220078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02488679" calcext:value-type="float">
            <text:p>0,5102488679</text:p>
          </table:table-cell>
          <table:table-cell office:value-type="float" office:value="0.5722853055" calcext:value-type="float">
            <text:p>0,5722853055</text:p>
          </table:table-cell>
          <table:table-cell office:value-type="float" office:value="0.6395472238" calcext:value-type="float">
            <text:p>0,6395472238</text:p>
          </table:table-cell>
          <table:table-cell office:value-type="float" office:value="0.7145765223" calcext:value-type="float">
            <text:p>0,7145765223</text:p>
          </table:table-cell>
          <table:table-cell office:value-type="float" office:value="0.7988149387" calcext:value-type="float">
            <text:p>0,7988149387</text:p>
          </table:table-cell>
          <table:table-cell office:value-type="float" office:value="0.8934766148" calcext:value-type="float">
            <text:p>0,8934766148</text:p>
          </table:table-cell>
          <table:table-cell office:value-type="float" office:value="0.9996688118" calcext:value-type="float">
            <text:p>0,9996688118</text:p>
          </table:table-cell>
          <table:table-cell office:value-type="float" office:value="1.1191359486" calcext:value-type="float">
            <text:p>1,1191359486</text:p>
          </table:table-cell>
          <table:table-cell office:value-type="float" office:value="1.2536883331" calcext:value-type="float">
            <text:p>1,2536883331</text:p>
          </table:table-cell>
          <table:table-cell office:value-type="float" office:value="1.4056650968" calcext:value-type="float">
            <text:p>1,4056650968</text:p>
          </table:table-cell>
          <table:table-cell office:value-type="float" office:value="1.5778056728" calcext:value-type="float">
            <text:p>1,5778056728</text:p>
          </table:table-cell>
          <table:table-cell office:value-type="float" office:value="1.7732881844" calcext:value-type="float">
            <text:p>1,7732881844</text:p>
          </table:table-cell>
          <table:table-cell office:value-type="float" office:value="1.9957484535" calcext:value-type="float">
            <text:p>1,9957484535</text:p>
          </table:table-cell>
          <table:table-cell office:value-type="float" office:value="2.2492638605" calcext:value-type="float">
            <text:p>2,2492638605</text:p>
          </table:table-cell>
          <table:table-cell office:value-type="float" office:value="2.5382865442" calcext:value-type="float">
            <text:p>2,5382865442</text:p>
          </table:table-cell>
          <table:table-cell office:value-type="float" office:value="2.8675178846" calcext:value-type="float">
            <text:p>2,8675178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261935425" calcext:value-type="float">
            <text:p>45,2261935425</text:p>
          </table:table-cell>
          <table:table-cell office:value-type="float" office:value="46.3592087826" calcext:value-type="float">
            <text:p>46,3592087826</text:p>
          </table:table-cell>
          <table:table-cell office:value-type="float" office:value="47.4878524494" calcext:value-type="float">
            <text:p>47,4878524494</text:p>
          </table:table-cell>
          <table:table-cell office:value-type="float" office:value="48.6470697436" calcext:value-type="float">
            <text:p>48,6470697436</text:p>
          </table:table-cell>
          <table:table-cell office:value-type="float" office:value="49.84462199" calcext:value-type="float">
            <text:p>49,84462199</text:p>
          </table:table-cell>
          <table:table-cell office:value-type="float" office:value="51.0801097574" calcext:value-type="float">
            <text:p>51,0801097574</text:p>
          </table:table-cell>
          <table:table-cell office:value-type="float" office:value="52.3483811845" calcext:value-type="float">
            <text:p>52,3483811845</text:p>
          </table:table-cell>
          <table:table-cell office:value-type="float" office:value="53.6485822572" calcext:value-type="float">
            <text:p>53,6485822572</text:p>
          </table:table-cell>
          <table:table-cell office:value-type="float" office:value="54.9764954225" calcext:value-type="float">
            <text:p>54,9764954225</text:p>
          </table:table-cell>
          <table:table-cell office:value-type="float" office:value="56.3293825474" calcext:value-type="float">
            <text:p>56,3293825474</text:p>
          </table:table-cell>
          <table:table-cell office:value-type="float" office:value="57.7039755444" calcext:value-type="float">
            <text:p>57,7039755444</text:p>
          </table:table-cell>
          <table:table-cell office:value-type="float" office:value="59.0966463093" calcext:value-type="float">
            <text:p>59,0966463093</text:p>
          </table:table-cell>
          <table:table-cell office:value-type="float" office:value="60.5035609228" calcext:value-type="float">
            <text:p>60,5035609228</text:p>
          </table:table-cell>
          <table:table-cell office:value-type="float" office:value="61.9208138134" calcext:value-type="float">
            <text:p>61,9208138134</text:p>
          </table:table-cell>
          <table:table-cell office:value-type="float" office:value="63.3445488439" calcext:value-type="float">
            <text:p>63,3445488439</text:p>
          </table:table-cell>
          <table:table-cell office:value-type="float" office:value="64.7710708797" calcext:value-type="float">
            <text:p>64,77107087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1.1797102981" calcext:value-type="float">
            <text:p>361,1797102981</text:p>
          </table:table-cell>
          <table:table-cell office:value-type="float" office:value="388.5860836457" calcext:value-type="float">
            <text:p>388,5860836457</text:p>
          </table:table-cell>
          <table:table-cell office:value-type="float" office:value="417.3325908561" calcext:value-type="float">
            <text:p>417,3325908561</text:p>
          </table:table-cell>
          <table:table-cell office:value-type="float" office:value="447.3604638899" calcext:value-type="float">
            <text:p>447,3604638899</text:p>
          </table:table-cell>
          <table:table-cell office:value-type="float" office:value="478.5931337035" calcext:value-type="float">
            <text:p>478,5931337035</text:p>
          </table:table-cell>
          <table:table-cell office:value-type="float" office:value="510.9453302381" calcext:value-type="float">
            <text:p>510,9453302381</text:p>
          </table:table-cell>
          <table:table-cell office:value-type="float" office:value="544.1528063018" calcext:value-type="float">
            <text:p>544,1528063018</text:p>
          </table:table-cell>
          <table:table-cell office:value-type="float" office:value="578.2155545269" calcext:value-type="float">
            <text:p>578,2155545269</text:p>
          </table:table-cell>
          <table:table-cell office:value-type="float" office:value="612.9637251005" calcext:value-type="float">
            <text:p>612,9637251005</text:p>
          </table:table-cell>
          <table:table-cell office:value-type="float" office:value="648.3163425575" calcext:value-type="float">
            <text:p>648,3163425575</text:p>
          </table:table-cell>
          <table:table-cell office:value-type="float" office:value="684.1705444385" calcext:value-type="float">
            <text:p>684,1705444385</text:p>
          </table:table-cell>
          <table:table-cell office:value-type="float" office:value="720.4063902674" calcext:value-type="float">
            <text:p>720,4063902674</text:p>
          </table:table-cell>
          <table:table-cell office:value-type="float" office:value="756.8926035133" calcext:value-type="float">
            <text:p>756,8926035133</text:p>
          </table:table-cell>
          <table:table-cell office:value-type="float" office:value="793.4926044345" calcext:value-type="float">
            <text:p>793,4926044345</text:p>
          </table:table-cell>
          <table:table-cell office:value-type="float" office:value="830.0707177902" calcext:value-type="float">
            <text:p>830,0707177902</text:p>
          </table:table-cell>
          <table:table-cell office:value-type="float" office:value="866.4983310736" calcext:value-type="float">
            <text:p>866,49833107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2.4786582263" calcext:value-type="float">
            <text:p>692,4786582263</text:p>
          </table:table-cell>
          <table:table-cell office:value-type="float" office:value="755.582329964" calcext:value-type="float">
            <text:p>755,582329964</text:p>
          </table:table-cell>
          <table:table-cell office:value-type="float" office:value="822.9987994726" calcext:value-type="float">
            <text:p>822,9987994726</text:p>
          </table:table-cell>
          <table:table-cell office:value-type="float" office:value="894.7518823725" calcext:value-type="float">
            <text:p>894,7518823725</text:p>
          </table:table-cell>
          <table:table-cell office:value-type="float" office:value="970.8250487675" calcext:value-type="float">
            <text:p>970,8250487675</text:p>
          </table:table-cell>
          <table:table-cell office:value-type="float" office:value="1051.165970776" calcext:value-type="float">
            <text:p>1051,165970776</text:p>
          </table:table-cell>
          <table:table-cell office:value-type="float" office:value="1135.6857578863" calcext:value-type="float">
            <text:p>1135,6857578863</text:p>
          </table:table-cell>
          <table:table-cell office:value-type="float" office:value="1224.4591982433" calcext:value-type="float">
            <text:p>1224,4591982433</text:p>
          </table:table-cell>
          <table:table-cell office:value-type="float" office:value="1317.4523683494" calcext:value-type="float">
            <text:p>1317,4523683494</text:p>
          </table:table-cell>
          <table:table-cell office:value-type="float" office:value="1414.6892941657" calcext:value-type="float">
            <text:p>1414,6892941657</text:p>
          </table:table-cell>
          <table:table-cell office:value-type="float" office:value="1516.1548912147" calcext:value-type="float">
            <text:p>1516,1548912147</text:p>
          </table:table-cell>
          <table:table-cell office:value-type="float" office:value="1621.8052243639" calcext:value-type="float">
            <text:p>1621,8052243639</text:p>
          </table:table-cell>
          <table:table-cell office:value-type="float" office:value="1731.5749812765" calcext:value-type="float">
            <text:p>1731,5749812765</text:p>
          </table:table-cell>
          <table:table-cell office:value-type="float" office:value="1845.3828626501" calcext:value-type="float">
            <text:p>1845,3828626501</text:p>
          </table:table-cell>
          <table:table-cell office:value-type="float" office:value="1963.1354393489" calcext:value-type="float">
            <text:p>1963,1354393489</text:p>
          </table:table-cell>
          <table:table-cell office:value-type="float" office:value="2084.7298941239" calcext:value-type="float">
            <text:p>2084,7298941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5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5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28886.3806134878" calcext:value-type="float">
            <text:p>28886,38061348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7.155649065" calcext:value-type="float">
            <text:p>37,155649065</text:p>
          </table:table-cell>
          <table:table-cell office:value-type="float" office:value="38.6705989564" calcext:value-type="float">
            <text:p>38,6705989564</text:p>
          </table:table-cell>
          <table:table-cell office:value-type="float" office:value="38.5435825433" calcext:value-type="float">
            <text:p>38,5435825433</text:p>
          </table:table-cell>
          <table:table-cell office:value-type="float" office:value="40.72044293" calcext:value-type="float">
            <text:p>40,72044293</text:p>
          </table:table-cell>
          <table:table-cell office:value-type="float" office:value="42.6574378892" calcext:value-type="float">
            <text:p>42,6574378892</text:p>
          </table:table-cell>
          <table:table-cell office:value-type="float" office:value="44.3509003889" calcext:value-type="float">
            <text:p>44,3509003889</text:p>
          </table:table-cell>
          <table:table-cell office:value-type="float" office:value="45.8070713891" calcext:value-type="float">
            <text:p>45,8070713891</text:p>
          </table:table-cell>
          <table:table-cell office:value-type="float" office:value="46.2439916818" calcext:value-type="float">
            <text:p>46,2439916818</text:p>
          </table:table-cell>
          <table:table-cell office:value-type="float" office:value="48.8112007962" calcext:value-type="float">
            <text:p>48,8112007962</text:p>
          </table:table-cell>
          <table:table-cell office:value-type="float" office:value="51.2046427739" calcext:value-type="float">
            <text:p>51,2046427739</text:p>
          </table:table-cell>
          <table:table-cell office:value-type="float" office:value="53.5985273913" calcext:value-type="float">
            <text:p>53,5985273913</text:p>
          </table:table-cell>
          <table:table-cell office:value-type="float" office:value="56.1909651939" calcext:value-type="float">
            <text:p>56,1909651939</text:p>
          </table:table-cell>
          <table:table-cell office:value-type="float" office:value="59.2324695885" calcext:value-type="float">
            <text:p>59,2324695885</text:p>
          </table:table-cell>
          <table:table-cell office:value-type="float" office:value="63.0691203168" calcext:value-type="float">
            <text:p>63,0691203168</text:p>
          </table:table-cell>
          <table:table-cell office:value-type="float" office:value="68.2216837485" calcext:value-type="float">
            <text:p>68,2216837485</text:p>
          </table:table-cell>
          <table:table-cell office:value-type="float" office:value="75.5508819153" calcext:value-type="float">
            <text:p>75,5508819153</text:p>
          </table:table-cell>
          <table:table-cell office:value-type="float" office:value="86.6216017269" calcext:value-type="float">
            <text:p>86,6216017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0.1802945223" calcext:value-type="float">
            <text:p>430,1802945223</text:p>
          </table:table-cell>
          <table:table-cell office:value-type="float" office:value="443.6209752112" calcext:value-type="float">
            <text:p>443,6209752112</text:p>
          </table:table-cell>
          <table:table-cell office:value-type="float" office:value="458.0108250185" calcext:value-type="float">
            <text:p>458,0108250185</text:p>
          </table:table-cell>
          <table:table-cell office:value-type="float" office:value="473.1338259945" calcext:value-type="float">
            <text:p>473,1338259945</text:p>
          </table:table-cell>
          <table:table-cell office:value-type="float" office:value="488.8984432837" calcext:value-type="float">
            <text:p>488,8984432837</text:p>
          </table:table-cell>
          <table:table-cell office:value-type="float" office:value="505.2302964552" calcext:value-type="float">
            <text:p>505,2302964552</text:p>
          </table:table-cell>
          <table:table-cell office:value-type="float" office:value="521.6418301839" calcext:value-type="float">
            <text:p>521,6418301839</text:p>
          </table:table-cell>
          <table:table-cell office:value-type="float" office:value="539.3903603631" calcext:value-type="float">
            <text:p>539,3903603631</text:p>
          </table:table-cell>
          <table:table-cell office:value-type="float" office:value="558.3012115244" calcext:value-type="float">
            <text:p>558,3012115244</text:p>
          </table:table-cell>
          <table:table-cell office:value-type="float" office:value="578.389700279" calcext:value-type="float">
            <text:p>578,389700279</text:p>
          </table:table-cell>
          <table:table-cell office:value-type="float" office:value="599.7976592899" calcext:value-type="float">
            <text:p>599,7976592899</text:p>
          </table:table-cell>
          <table:table-cell office:value-type="float" office:value="622.8049548543" calcext:value-type="float">
            <text:p>622,8049548543</text:p>
          </table:table-cell>
          <table:table-cell office:value-type="float" office:value="647.8788640014" calcext:value-type="float">
            <text:p>647,8788640014</text:p>
          </table:table-cell>
          <table:table-cell office:value-type="float" office:value="675.7719718959" calcext:value-type="float">
            <text:p>675,7719718959</text:p>
          </table:table-cell>
          <table:table-cell office:value-type="float" office:value="707.7154738008" calcext:value-type="float">
            <text:p>707,7154738008</text:p>
          </table:table-cell>
          <table:table-cell office:value-type="float" office:value="745.8207395942" calcext:value-type="float">
            <text:p>745,82073959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6.2840273325" calcext:value-type="float">
            <text:p>916,2840273325</text:p>
          </table:table-cell>
          <table:table-cell office:value-type="float" office:value="944.9126771998" calcext:value-type="float">
            <text:p>944,9126771998</text:p>
          </table:table-cell>
          <table:table-cell office:value-type="float" office:value="975.5630572894" calcext:value-type="float">
            <text:p>975,5630572894</text:p>
          </table:table-cell>
          <table:table-cell office:value-type="float" office:value="1007.7750493683" calcext:value-type="float">
            <text:p>1007,7750493683</text:p>
          </table:table-cell>
          <table:table-cell office:value-type="float" office:value="1041.3536841942" calcext:value-type="float">
            <text:p>1041,3536841942</text:p>
          </table:table-cell>
          <table:table-cell office:value-type="float" office:value="1076.1405314497" calcext:value-type="float">
            <text:p>1076,1405314497</text:p>
          </table:table-cell>
          <table:table-cell office:value-type="float" office:value="1111.0970982917" calcext:value-type="float">
            <text:p>1111,0970982917</text:p>
          </table:table-cell>
          <table:table-cell office:value-type="float" office:value="1148.9014675733" calcext:value-type="float">
            <text:p>1148,9014675733</text:p>
          </table:table-cell>
          <table:table-cell office:value-type="float" office:value="1189.181580547" calcext:value-type="float">
            <text:p>1189,181580547</text:p>
          </table:table-cell>
          <table:table-cell office:value-type="float" office:value="1231.9700615942" calcext:value-type="float">
            <text:p>1231,9700615942</text:p>
          </table:table-cell>
          <table:table-cell office:value-type="float" office:value="1277.5690142875" calcext:value-type="float">
            <text:p>1277,5690142875</text:p>
          </table:table-cell>
          <table:table-cell office:value-type="float" office:value="1326.5745538397" calcext:value-type="float">
            <text:p>1326,5745538397</text:p>
          </table:table-cell>
          <table:table-cell office:value-type="float" office:value="1379.981980323" calcext:value-type="float">
            <text:p>1379,981980323</text:p>
          </table:table-cell>
          <table:table-cell office:value-type="float" office:value="1439.3943001383" calcext:value-type="float">
            <text:p>1439,3943001383</text:p>
          </table:table-cell>
          <table:table-cell office:value-type="float" office:value="1507.4339591958" calcext:value-type="float">
            <text:p>1507,4339591958</text:p>
          </table:table-cell>
          <table:table-cell office:value-type="float" office:value="1588.5981753356" calcext:value-type="float">
            <text:p>1588,59817533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259571072" calcext:value-type="float">
            <text:p>1,4259571072</text:p>
          </table:table-cell>
          <table:table-cell office:value-type="float" office:value="1.5565092952" calcext:value-type="float">
            <text:p>1,5565092952</text:p>
          </table:table-cell>
          <table:table-cell office:value-type="float" office:value="1.6735738745" calcext:value-type="float">
            <text:p>1,6735738745</text:p>
          </table:table-cell>
          <table:table-cell office:value-type="float" office:value="1.7883063395" calcext:value-type="float">
            <text:p>1,7883063395</text:p>
          </table:table-cell>
          <table:table-cell office:value-type="float" office:value="1.9034171973" calcext:value-type="float">
            <text:p>1,9034171973</text:p>
          </table:table-cell>
          <table:table-cell office:value-type="float" office:value="2.0192655458" calcext:value-type="float">
            <text:p>2,0192655458</text:p>
          </table:table-cell>
          <table:table-cell office:value-type="float" office:value="2.1341468886" calcext:value-type="float">
            <text:p>2,1341468886</text:p>
          </table:table-cell>
          <table:table-cell office:value-type="float" office:value="2.2519739197" calcext:value-type="float">
            <text:p>2,2519739197</text:p>
          </table:table-cell>
          <table:table-cell office:value-type="float" office:value="2.3731197204" calcext:value-type="float">
            <text:p>2,3731197204</text:p>
          </table:table-cell>
          <table:table-cell office:value-type="float" office:value="2.4975755877" calcext:value-type="float">
            <text:p>2,4975755877</text:p>
          </table:table-cell>
          <table:table-cell office:value-type="float" office:value="2.6256463186" calcext:value-type="float">
            <text:p>2,6256463186</text:p>
          </table:table-cell>
          <table:table-cell office:value-type="float" office:value="2.7581388157" calcext:value-type="float">
            <text:p>2,7581388157</text:p>
          </table:table-cell>
          <table:table-cell office:value-type="float" office:value="2.896508104" calcext:value-type="float">
            <text:p>2,896508104</text:p>
          </table:table-cell>
          <table:table-cell office:value-type="float" office:value="3.0431009915" calcext:value-type="float">
            <text:p>3,0431009915</text:p>
          </table:table-cell>
          <table:table-cell office:value-type="float" office:value="3.2016275267" calcext:value-type="float">
            <text:p>3,2016275267</text:p>
          </table:table-cell>
          <table:table-cell office:value-type="float" office:value="3.3781065336" calcext:value-type="float">
            <text:p>3,3781065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174139516" calcext:value-type="float">
            <text:p>3,0174139516</text:p>
          </table:table-cell>
          <table:table-cell office:value-type="float" office:value="3.225817148" calcext:value-type="float">
            <text:p>3,225817148</text:p>
          </table:table-cell>
          <table:table-cell office:value-type="float" office:value="3.4339554753" calcext:value-type="float">
            <text:p>3,4339554753</text:p>
          </table:table-cell>
          <table:table-cell office:value-type="float" office:value="3.6449596841" calcext:value-type="float">
            <text:p>3,6449596841</text:p>
          </table:table-cell>
          <table:table-cell office:value-type="float" office:value="3.857088729" calcext:value-type="float">
            <text:p>3,857088729</text:p>
          </table:table-cell>
          <table:table-cell office:value-type="float" office:value="4.0690065655" calcext:value-type="float">
            <text:p>4,0690065655</text:p>
          </table:table-cell>
          <table:table-cell office:value-type="float" office:value="4.2750712515" calcext:value-type="float">
            <text:p>4,2750712515</text:p>
          </table:table-cell>
          <table:table-cell office:value-type="float" office:value="4.4892868438" calcext:value-type="float">
            <text:p>4,4892868438</text:p>
          </table:table-cell>
          <table:table-cell office:value-type="float" office:value="4.7091471985" calcext:value-type="float">
            <text:p>4,7091471985</text:p>
          </table:table-cell>
          <table:table-cell office:value-type="float" office:value="4.9342423611" calcext:value-type="float">
            <text:p>4,9342423611</text:p>
          </table:table-cell>
          <table:table-cell office:value-type="float" office:value="5.1655065441" calcext:value-type="float">
            <text:p>5,1655065441</text:p>
          </table:table-cell>
          <table:table-cell office:value-type="float" office:value="5.4051513402" calcext:value-type="float">
            <text:p>5,4051513402</text:p>
          </table:table-cell>
          <table:table-cell office:value-type="float" office:value="5.6569328322" calcext:value-type="float">
            <text:p>5,6569328322</text:p>
          </table:table-cell>
          <table:table-cell office:value-type="float" office:value="5.9267614448" calcext:value-type="float">
            <text:p>5,9267614448</text:p>
          </table:table-cell>
          <table:table-cell office:value-type="float" office:value="6.223929793" calcext:value-type="float">
            <text:p>6,223929793</text:p>
          </table:table-cell>
          <table:table-cell office:value-type="float" office:value="6.5636043222" calcext:value-type="float">
            <text:p>6,5636043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151163516" calcext:value-type="float">
            <text:p>2,5151163516</text:p>
          </table:table-cell>
          <table:table-cell office:value-type="float" office:value="2.6895538831" calcext:value-type="float">
            <text:p>2,6895538831</text:p>
          </table:table-cell>
          <table:table-cell office:value-type="float" office:value="2.87054656" calcext:value-type="float">
            <text:p>2,87054656</text:p>
          </table:table-cell>
          <table:table-cell office:value-type="float" office:value="3.0547323422" calcext:value-type="float">
            <text:p>3,0547323422</text:p>
          </table:table-cell>
          <table:table-cell office:value-type="float" office:value="3.240568302" calcext:value-type="float">
            <text:p>3,240568302</text:p>
          </table:table-cell>
          <table:table-cell office:value-type="float" office:value="3.4268752269" calcext:value-type="float">
            <text:p>3,4268752269</text:p>
          </table:table-cell>
          <table:table-cell office:value-type="float" office:value="3.6081205755" calcext:value-type="float">
            <text:p>3,6081205755</text:p>
          </table:table-cell>
          <table:table-cell office:value-type="float" office:value="3.7978223661" calcext:value-type="float">
            <text:p>3,7978223661</text:p>
          </table:table-cell>
          <table:table-cell office:value-type="float" office:value="3.9931981814" calcext:value-type="float">
            <text:p>3,9931981814</text:p>
          </table:table-cell>
          <table:table-cell office:value-type="float" office:value="4.1936210084" calcext:value-type="float">
            <text:p>4,1936210084</text:p>
          </table:table-cell>
          <table:table-cell office:value-type="float" office:value="4.3996867482" calcext:value-type="float">
            <text:p>4,3996867482</text:p>
          </table:table-cell>
          <table:table-cell office:value-type="float" office:value="4.6131035512" calcext:value-type="float">
            <text:p>4,6131035512</text:p>
          </table:table-cell>
          <table:table-cell office:value-type="float" office:value="4.8368921777" calcext:value-type="float">
            <text:p>4,8368921777</text:p>
          </table:table-cell>
          <table:table-cell office:value-type="float" office:value="5.0758849962" calcext:value-type="float">
            <text:p>5,0758849962</text:p>
          </table:table-cell>
          <table:table-cell office:value-type="float" office:value="5.3377524833" calcext:value-type="float">
            <text:p>5,3377524833</text:p>
          </table:table-cell>
          <table:table-cell office:value-type="float" office:value="5.6350941312" calcext:value-type="float">
            <text:p>5,6350941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75964153" calcext:value-type="float">
            <text:p>0,5575964153</text:p>
          </table:table-cell>
          <table:table-cell office:value-type="float" office:value="0.564477342" calcext:value-type="float">
            <text:p>0,564477342</text:p>
          </table:table-cell>
          <table:table-cell office:value-type="float" office:value="0.570832927" calcext:value-type="float">
            <text:p>0,570832927</text:p>
          </table:table-cell>
          <table:table-cell office:value-type="float" office:value="0.5765063387" calcext:value-type="float">
            <text:p>0,5765063387</text:p>
          </table:table-cell>
          <table:table-cell office:value-type="float" office:value="0.581388176" calcext:value-type="float">
            <text:p>0,581388176</text:p>
          </table:table-cell>
          <table:table-cell office:value-type="float" office:value="0.5859644777" calcext:value-type="float">
            <text:p>0,5859644777</text:p>
          </table:table-cell>
          <table:table-cell office:value-type="float" office:value="0.5905115171" calcext:value-type="float">
            <text:p>0,5905115171</text:p>
          </table:table-cell>
          <table:table-cell office:value-type="float" office:value="0.5952463527" calcext:value-type="float">
            <text:p>0,5952463527</text:p>
          </table:table-cell>
          <table:table-cell office:value-type="float" office:value="0.6005072959" calcext:value-type="float">
            <text:p>0,6005072959</text:p>
          </table:table-cell>
          <table:table-cell office:value-type="float" office:value="0.6067977889" calcext:value-type="float">
            <text:p>0,6067977889</text:p>
          </table:table-cell>
          <table:table-cell office:value-type="float" office:value="0.6148531545" calcext:value-type="float">
            <text:p>0,6148531545</text:p>
          </table:table-cell>
          <table:table-cell office:value-type="float" office:value="0.6257514486" calcext:value-type="float">
            <text:p>0,6257514486</text:p>
          </table:table-cell>
          <table:table-cell office:value-type="float" office:value="0.6411148097" calcext:value-type="float">
            <text:p>0,6411148097</text:p>
          </table:table-cell>
          <table:table-cell office:value-type="float" office:value="0.663510191" calcext:value-type="float">
            <text:p>0,66351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39.4382122821" calcext:value-type="float">
            <text:p>39,4382122821</text:p>
          </table:table-cell>
          <table:table-cell office:value-type="float" office:value="44.3312823325" calcext:value-type="float">
            <text:p>44,3312823325</text:p>
          </table:table-cell>
          <table:table-cell office:value-type="float" office:value="49.4362005602" calcext:value-type="float">
            <text:p>49,4362005602</text:p>
          </table:table-cell>
          <table:table-cell office:value-type="float" office:value="54.6501792654" calcext:value-type="float">
            <text:p>54,6501792654</text:p>
          </table:table-cell>
          <table:table-cell office:value-type="float" office:value="59.8399024031" calcext:value-type="float">
            <text:p>59,8399024031</text:p>
          </table:table-cell>
          <table:table-cell office:value-type="float" office:value="66.0790536799" calcext:value-type="float">
            <text:p>66,0790536799</text:p>
          </table:table-cell>
          <table:table-cell office:value-type="float" office:value="71.3794300686" calcext:value-type="float">
            <text:p>71,3794300686</text:p>
          </table:table-cell>
          <table:table-cell office:value-type="float" office:value="75.8063216955" calcext:value-type="float">
            <text:p>75,8063216955</text:p>
          </table:table-cell>
          <table:table-cell office:value-type="float" office:value="78.9004461463" calcext:value-type="float">
            <text:p>78,9004461463</text:p>
          </table:table-cell>
          <table:table-cell office:value-type="float" office:value="80.0644844985" calcext:value-type="float">
            <text:p>80,0644844985</text:p>
          </table:table-cell>
          <table:table-cell office:value-type="float" office:value="78.5300811874" calcext:value-type="float">
            <text:p>78,5300811874</text:p>
          </table:table-cell>
          <table:table-cell office:value-type="float" office:value="73.3145735536" calcext:value-type="float">
            <text:p>73,3145735536</text:p>
          </table:table-cell>
          <table:table-cell office:value-type="float" office:value="63.1811618348" calcext:value-type="float">
            <text:p>63,1811618348</text:p>
          </table:table-cell>
          <table:table-cell office:value-type="float" office:value="46.7104632258" calcext:value-type="float">
            <text:p>46,7104632258</text:p>
          </table:table-cell>
          <table:table-cell office:value-type="float" office:value="23.2127177716" calcext:value-type="float">
            <text:p>23,21271777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1771258447" calcext:value-type="float">
            <text:p>0,1771258447</text:p>
          </table:table-cell>
          <table:table-cell office:value-type="float" office:value="0.1966071501" calcext:value-type="float">
            <text:p>0,1966071501</text:p>
          </table:table-cell>
          <table:table-cell office:value-type="float" office:value="0.2171477107" calcext:value-type="float">
            <text:p>0,2171477107</text:p>
          </table:table-cell>
          <table:table-cell office:value-type="float" office:value="0.2385302831" calcext:value-type="float">
            <text:p>0,2385302831</text:p>
          </table:table-cell>
          <table:table-cell office:value-type="float" office:value="0.2604592464" calcext:value-type="float">
            <text:p>0,2604592464</text:p>
          </table:table-cell>
          <table:table-cell office:value-type="float" office:value="0.2779825512" calcext:value-type="float">
            <text:p>0,2779825512</text:p>
          </table:table-cell>
          <table:table-cell office:value-type="float" office:value="0.2926294256" calcext:value-type="float">
            <text:p>0,2926294256</text:p>
          </table:table-cell>
          <table:table-cell office:value-type="float" office:value="0.3047950311" calcext:value-type="float">
            <text:p>0,3047950311</text:p>
          </table:table-cell>
          <table:table-cell office:value-type="float" office:value="0.3134900959" calcext:value-type="float">
            <text:p>0,3134900959</text:p>
          </table:table-cell>
          <table:table-cell office:value-type="float" office:value="0.3173629891" calcext:value-type="float">
            <text:p>0,3173629891</text:p>
          </table:table-cell>
          <table:table-cell office:value-type="float" office:value="0.314529245" calcext:value-type="float">
            <text:p>0,314529245</text:p>
          </table:table-cell>
          <table:table-cell office:value-type="float" office:value="0.3022488236" calcext:value-type="float">
            <text:p>0,3022488236</text:p>
          </table:table-cell>
          <table:table-cell office:value-type="float" office:value="0.2762772337" calcext:value-type="float">
            <text:p>0,2762772337</text:p>
          </table:table-cell>
          <table:table-cell office:value-type="float" office:value="0.2294662789" calcext:value-type="float">
            <text:p>0,2294662789</text:p>
          </table:table-cell>
          <table:table-cell office:value-type="float" office:value="0.1486862913" calcext:value-type="float">
            <text:p>0,14868629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29.5606089491" calcext:value-type="float">
            <text:p>29,5606089491</text:p>
          </table:table-cell>
          <table:table-cell office:value-type="float" office:value="34.777186999" calcext:value-type="float">
            <text:p>34,777186999</text:p>
          </table:table-cell>
          <table:table-cell office:value-type="float" office:value="39.9301379181" calcext:value-type="float">
            <text:p>39,9301379181</text:p>
          </table:table-cell>
          <table:table-cell office:value-type="float" office:value="45.2565749023" calcext:value-type="float">
            <text:p>45,2565749023</text:p>
          </table:table-cell>
          <table:table-cell office:value-type="float" office:value="50.7062009684" calcext:value-type="float">
            <text:p>50,7062009684</text:p>
          </table:table-cell>
          <table:table-cell office:value-type="float" office:value="56.1547923394" calcext:value-type="float">
            <text:p>56,1547923394</text:p>
          </table:table-cell>
          <table:table-cell office:value-type="float" office:value="61.4370538376" calcext:value-type="float">
            <text:p>61,4370538376</text:p>
          </table:table-cell>
          <table:table-cell office:value-type="float" office:value="66.3801022018" calcext:value-type="float">
            <text:p>66,3801022018</text:p>
          </table:table-cell>
          <table:table-cell office:value-type="float" office:value="71.0646060419" calcext:value-type="float">
            <text:p>71,0646060419</text:p>
          </table:table-cell>
          <table:table-cell office:value-type="float" office:value="74.7131247462" calcext:value-type="float">
            <text:p>74,7131247462</text:p>
          </table:table-cell>
          <table:table-cell office:value-type="float" office:value="76.8851329338" calcext:value-type="float">
            <text:p>76,8851329338</text:p>
          </table:table-cell>
          <table:table-cell office:value-type="float" office:value="77.0233296764" calcext:value-type="float">
            <text:p>77,0233296764</text:p>
          </table:table-cell>
          <table:table-cell office:value-type="float" office:value="74.4342067961" calcext:value-type="float">
            <text:p>74,4342067961</text:p>
          </table:table-cell>
          <table:table-cell office:value-type="float" office:value="68.2794468079" calcext:value-type="float">
            <text:p>68,2794468079</text:p>
          </table:table-cell>
          <table:table-cell office:value-type="float" office:value="57.6262334198" calcext:value-type="float">
            <text:p>57,6262334198</text:p>
          </table:table-cell>
          <table:table-cell office:value-type="float" office:value="41.7075721621" calcext:value-type="float">
            <text:p>41,7075721621</text:p>
          </table:table-cell>
          <table:table-cell office:value-type="float" office:value="20.8856433989" calcext:value-type="float">
            <text:p>20,88564339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3.5091742803" calcext:value-type="float">
            <text:p>133,5091742803</text:p>
          </table:table-cell>
          <table:table-cell office:value-type="float" office:value="157.8014636817" calcext:value-type="float">
            <text:p>157,8014636817</text:p>
          </table:table-cell>
          <table:table-cell office:value-type="float" office:value="184.4875202131" calcext:value-type="float">
            <text:p>184,4875202131</text:p>
          </table:table-cell>
          <table:table-cell office:value-type="float" office:value="213.6058798701" calcext:value-type="float">
            <text:p>213,6058798701</text:p>
          </table:table-cell>
          <table:table-cell office:value-type="float" office:value="245.0129460104" calcext:value-type="float">
            <text:p>245,0129460104</text:p>
          </table:table-cell>
          <table:table-cell office:value-type="float" office:value="278.6574602515" calcext:value-type="float">
            <text:p>278,6574602515</text:p>
          </table:table-cell>
          <table:table-cell office:value-type="float" office:value="314.4742376869" calcext:value-type="float">
            <text:p>314,4742376869</text:p>
          </table:table-cell>
          <table:table-cell office:value-type="float" office:value="344.2061303434" calcext:value-type="float">
            <text:p>344,2061303434</text:p>
          </table:table-cell>
          <table:table-cell office:value-type="float" office:value="391.577665322" calcext:value-type="float">
            <text:p>391,577665322</text:p>
          </table:table-cell>
          <table:table-cell office:value-type="float" office:value="440.2982861155" calcext:value-type="float">
            <text:p>440,2982861155</text:p>
          </table:table-cell>
          <table:table-cell office:value-type="float" office:value="490.5398525275" calcext:value-type="float">
            <text:p>490,5398525275</text:p>
          </table:table-cell>
          <table:table-cell office:value-type="float" office:value="542.3926216247" calcext:value-type="float">
            <text:p>542,3926216247</text:p>
          </table:table-cell>
          <table:table-cell office:value-type="float" office:value="595.8819583841" calcext:value-type="float">
            <text:p>595,8819583841</text:p>
          </table:table-cell>
          <table:table-cell office:value-type="float" office:value="650.9731084316" calcext:value-type="float">
            <text:p>650,9731084316</text:p>
          </table:table-cell>
          <table:table-cell office:value-type="float" office:value="707.5617272576" calcext:value-type="float">
            <text:p>707,5617272576</text:p>
          </table:table-cell>
          <table:table-cell office:value-type="float" office:value="765.4391999931" calcext:value-type="float">
            <text:p>765,4391999931</text:p>
          </table:table-cell>
          <table:table-cell office:value-type="float" office:value="824.2020503249" calcext:value-type="float">
            <text:p>824,2020503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500263471" calcext:value-type="float">
            <text:p>0,0500263471</text:p>
          </table:table-cell>
          <table:table-cell office:value-type="float" office:value="0.0500255409" calcext:value-type="float">
            <text:p>0,0500255409</text:p>
          </table:table-cell>
          <table:table-cell office:value-type="float" office:value="0.0500246528" calcext:value-type="float">
            <text:p>0,0500246528</text:p>
          </table:table-cell>
          <table:table-cell office:value-type="float" office:value="0.0500236176" calcext:value-type="float">
            <text:p>0,0500236176</text:p>
          </table:table-cell>
          <table:table-cell office:value-type="float" office:value="0.05002264" calcext:value-type="float">
            <text:p>0,05002264</text:p>
          </table:table-cell>
          <table:table-cell office:value-type="float" office:value="0.0500314566" calcext:value-type="float">
            <text:p>0,0500314566</text:p>
          </table:table-cell>
          <table:table-cell office:value-type="float" office:value="0.0500000792" calcext:value-type="float">
            <text:p>0,0500000792</text:p>
          </table:table-cell>
          <table:table-cell office:value-type="float" office:value="0.0500236834" calcext:value-type="float">
            <text:p>0,0500236834</text:p>
          </table:table-cell>
          <table:table-cell office:value-type="float" office:value="0.050021724" calcext:value-type="float">
            <text:p>0,050021724</text:p>
          </table:table-cell>
          <table:table-cell office:value-type="float" office:value="0.0500202098" calcext:value-type="float">
            <text:p>0,0500202098</text:p>
          </table:table-cell>
          <table:table-cell office:value-type="float" office:value="0.0500189798" calcext:value-type="float">
            <text:p>0,0500189798</text:p>
          </table:table-cell>
          <table:table-cell office:value-type="float" office:value="0.050017937" calcext:value-type="float">
            <text:p>0,050017937</text:p>
          </table:table-cell>
          <table:table-cell office:value-type="float" office:value="0.0500170184" calcext:value-type="float">
            <text:p>0,0500170184</text:p>
          </table:table-cell>
          <table:table-cell office:value-type="float" office:value="0.0500161788" calcext:value-type="float">
            <text:p>0,0500161788</text:p>
          </table:table-cell>
          <table:table-cell office:value-type="float" office:value="0.0500153774" calcext:value-type="float">
            <text:p>0,0500153774</text:p>
          </table:table-cell>
          <table:table-cell office:value-type="float" office:value="0.0500145634" calcext:value-type="float">
            <text:p>0,0500145634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4.239126148" calcext:value-type="float">
            <text:p>134,239126148</text:p>
          </table:table-cell>
          <table:table-cell office:value-type="float" office:value="158.960179616" calcext:value-type="float">
            <text:p>158,960179616</text:p>
          </table:table-cell>
          <table:table-cell office:value-type="float" office:value="186.2249279117" calcext:value-type="float">
            <text:p>186,2249279117</text:p>
          </table:table-cell>
          <table:table-cell office:value-type="float" office:value="215.9345439743" calcext:value-type="float">
            <text:p>215,9345439743</text:p>
          </table:table-cell>
          <table:table-cell office:value-type="float" office:value="248.0677063611" calcext:value-type="float">
            <text:p>248,0677063611</text:p>
          </table:table-cell>
          <table:table-cell office:value-type="float" office:value="282.5986507051" calcext:value-type="float">
            <text:p>282,5986507051</text:p>
          </table:table-cell>
          <table:table-cell office:value-type="float" office:value="319.4839786472" calcext:value-type="float">
            <text:p>319,4839786472</text:p>
          </table:table-cell>
          <table:table-cell office:value-type="float" office:value="350.334045721" calcext:value-type="float">
            <text:p>350,334045721</text:p>
          </table:table-cell>
          <table:table-cell office:value-type="float" office:value="399.3221834946" calcext:value-type="float">
            <text:p>399,3221834946</text:p>
          </table:table-cell>
          <table:table-cell office:value-type="float" office:value="449.9296065807" calcext:value-type="float">
            <text:p>449,9296065807</text:p>
          </table:table-cell>
          <table:table-cell office:value-type="float" office:value="502.3558063552" calcext:value-type="float">
            <text:p>502,3558063552</text:p>
          </table:table-cell>
          <table:table-cell office:value-type="float" office:value="556.7202553464" calcext:value-type="float">
            <text:p>556,7202553464</text:p>
          </table:table-cell>
          <table:table-cell office:value-type="float" office:value="613.0841060766" calcext:value-type="float">
            <text:p>613,0841060766</text:p>
          </table:table-cell>
          <table:table-cell office:value-type="float" office:value="671.463761675" calcext:value-type="float">
            <text:p>671,463761675</text:p>
          </table:table-cell>
          <table:table-cell office:value-type="float" office:value="731.8389635755" calcext:value-type="float">
            <text:p>731,8389635755</text:p>
          </table:table-cell>
          <table:table-cell office:value-type="float" office:value="794.1559700141" calcext:value-type="float">
            <text:p>794,1559700141</text:p>
          </table:table-cell>
          <table:table-cell office:value-type="float" office:value="858.3242521386" calcext:value-type="float">
            <text:p>858,32425213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290" calcext:value-type="float">
            <text:p>290</text:p>
          </table:table-cell>
          <table:table-cell office:value-type="float" office:value="342.1303779976" calcext:value-type="float">
            <text:p>342,1303779976</text:p>
          </table:table-cell>
          <table:table-cell office:value-type="float" office:value="400.0641236919" calcext:value-type="float">
            <text:p>400,0641236919</text:p>
          </table:table-cell>
          <table:table-cell office:value-type="float" office:value="463.078213544" calcext:value-type="float">
            <text:p>463,078213544</text:p>
          </table:table-cell>
          <table:table-cell office:value-type="float" office:value="531.0632440965" calcext:value-type="float">
            <text:p>531,0632440965</text:p>
          </table:table-cell>
          <table:table-cell office:value-type="float" office:value="603.9259390576" calcext:value-type="float">
            <text:p>603,9259390576</text:p>
          </table:table-cell>
          <table:table-cell office:value-type="float" office:value="681.4894015942" calcext:value-type="float">
            <text:p>681,4894015942</text:p>
          </table:table-cell>
          <table:table-cell office:value-type="float" office:value="705.976703226" calcext:value-type="float">
            <text:p>705,976703226</text:p>
          </table:table-cell>
          <table:table-cell office:value-type="float" office:value="844.3893517489" calcext:value-type="float">
            <text:p>844,3893517489</text:p>
          </table:table-cell>
          <table:table-cell office:value-type="float" office:value="984.9578933957" calcext:value-type="float">
            <text:p>984,9578933957</text:p>
          </table:table-cell>
          <table:table-cell office:value-type="float" office:value="1128.4750845128" calcext:value-type="float">
            <text:p>1128,4750845128</text:p>
          </table:table-cell>
          <table:table-cell office:value-type="float" office:value="1275.622496239" calcext:value-type="float">
            <text:p>1275,622496239</text:p>
          </table:table-cell>
          <table:table-cell office:value-type="float" office:value="1426.9146922425" calcext:value-type="float">
            <text:p>1426,9146922425</text:p>
          </table:table-cell>
          <table:table-cell office:value-type="float" office:value="1582.6870214943" calcext:value-type="float">
            <text:p>1582,6870214943</text:p>
          </table:table-cell>
          <table:table-cell office:value-type="float" office:value="1743.0943379474" calcext:value-type="float">
            <text:p>1743,0943379474</text:p>
          </table:table-cell>
          <table:table-cell office:value-type="float" office:value="1908.0984814441" calcext:value-type="float">
            <text:p>1908,0984814441</text:p>
          </table:table-cell>
          <table:table-cell office:value-type="float" office:value="2077.4178111528" calcext:value-type="float">
            <text:p>2077,4178111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559948092" calcext:value-type="float">
            <text:p>0,2559948092</text:p>
          </table:table-cell>
          <table:table-cell office:value-type="float" office:value="0.2509983775" calcext:value-type="float">
            <text:p>0,2509983775</text:p>
          </table:table-cell>
          <table:table-cell office:value-type="float" office:value="0.2459183677" calcext:value-type="float">
            <text:p>0,2459183677</text:p>
          </table:table-cell>
          <table:table-cell office:value-type="float" office:value="0.2412107662" calcext:value-type="float">
            <text:p>0,2412107662</text:p>
          </table:table-cell>
          <table:table-cell office:value-type="float" office:value="0.2369984189" calcext:value-type="float">
            <text:p>0,2369984189</text:p>
          </table:table-cell>
          <table:table-cell office:value-type="float" office:value="0.2331731392" calcext:value-type="float">
            <text:p>0,2331731392</text:p>
          </table:table-cell>
          <table:table-cell office:value-type="float" office:value="0.1930613005" calcext:value-type="float">
            <text:p>0,1930613005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4.1776555995" calcext:value-type="float">
            <text:p>34,1776555995</text:p>
          </table:table-cell>
          <table:table-cell office:value-type="float" office:value="39.6079113576" calcext:value-type="float">
            <text:p>39,6079113576</text:p>
          </table:table-cell>
          <table:table-cell office:value-type="float" office:value="45.368869829" calcext:value-type="float">
            <text:p>45,368869829</text:p>
          </table:table-cell>
          <table:table-cell office:value-type="float" office:value="51.5240379562" calcext:value-type="float">
            <text:p>51,5240379562</text:p>
          </table:table-cell>
          <table:table-cell office:value-type="float" office:value="58.0676808102" calcext:value-type="float">
            <text:p>58,0676808102</text:p>
          </table:table-cell>
          <table:table-cell office:value-type="float" office:value="64.975434768" calcext:value-type="float">
            <text:p>64,975434768</text:p>
          </table:table-cell>
          <table:table-cell office:value-type="float" office:value="60.7128052957" calcext:value-type="float">
            <text:p>60,7128052957</text:p>
          </table:table-cell>
          <table:table-cell office:value-type="float" office:value="85.5034336522" calcext:value-type="float">
            <text:p>85,5034336522</text:p>
          </table:table-cell>
          <table:table-cell office:value-type="float" office:value="97.2708850163" calcext:value-type="float">
            <text:p>97,2708850163</text:p>
          </table:table-cell>
          <table:table-cell office:value-type="float" office:value="109.3734596083" calcext:value-type="float">
            <text:p>109,3734596083</text:p>
          </table:table-cell>
          <table:table-cell office:value-type="float" office:value="121.853848717" calcext:value-type="float">
            <text:p>121,853848717</text:p>
          </table:table-cell>
          <table:table-cell office:value-type="float" office:value="134.7344728877" calcext:value-type="float">
            <text:p>134,7344728877</text:p>
          </table:table-cell>
          <table:table-cell office:value-type="float" office:value="148.0216329744" calcext:value-type="float">
            <text:p>148,0216329744</text:p>
          </table:table-cell>
          <table:table-cell office:value-type="float" office:value="161.706695725" calcext:value-type="float">
            <text:p>161,706695725</text:p>
          </table:table-cell>
          <table:table-cell office:value-type="float" office:value="175.7637411659" calcext:value-type="float">
            <text:p>175,7637411659</text:p>
          </table:table-cell>
          <table:table-cell office:value-type="float" office:value="190.140947769" calcext:value-type="float">
            <text:p>190,140947769</text:p>
          </table:table-cell>
          <table:table-cell office:value-type="float" office:value="204.7380889342" calcext:value-type="float">
            <text:p>204,7380889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3.5152398768" calcext:value-type="float">
            <text:p>133,5152398768</text:p>
          </table:table-cell>
          <table:table-cell office:value-type="float" office:value="157.8395680238" calcext:value-type="float">
            <text:p>157,8395680238</text:p>
          </table:table-cell>
          <table:table-cell office:value-type="float" office:value="184.6607177834" calcext:value-type="float">
            <text:p>184,6607177834</text:p>
          </table:table-cell>
          <table:table-cell office:value-type="float" office:value="213.8377018112" calcext:value-type="float">
            <text:p>213,8377018112</text:p>
          </table:table-cell>
          <table:table-cell office:value-type="float" office:value="245.3172300741" calcext:value-type="float">
            <text:p>245,3172300741</text:p>
          </table:table-cell>
          <table:table-cell office:value-type="float" office:value="279.0489486396" calcext:value-type="float">
            <text:p>279,0489486396</text:p>
          </table:table-cell>
          <table:table-cell office:value-type="float" office:value="314.9676057134" calcext:value-type="float">
            <text:p>314,9676057134</text:p>
          </table:table-cell>
          <table:table-cell office:value-type="float" office:value="344.8020122208" calcext:value-type="float">
            <text:p>344,8020122208</text:p>
          </table:table-cell>
          <table:table-cell office:value-type="float" office:value="392.3011023548" calcext:value-type="float">
            <text:p>392,3011023548</text:p>
          </table:table-cell>
          <table:table-cell office:value-type="float" office:value="441.1446886205" calcext:value-type="float">
            <text:p>441,1446886205</text:p>
          </table:table-cell>
          <table:table-cell office:value-type="float" office:value="491.4914863404" calcext:value-type="float">
            <text:p>491,4914863404</text:p>
          </table:table-cell>
          <table:table-cell office:value-type="float" office:value="543.4137713941" calcext:value-type="float">
            <text:p>543,4137713941</text:p>
          </table:table-cell>
          <table:table-cell office:value-type="float" office:value="596.914250556" calcext:value-type="float">
            <text:p>596,914250556</text:p>
          </table:table-cell>
          <table:table-cell office:value-type="float" office:value="651.9326970674" calcext:value-type="float">
            <text:p>651,9326970674</text:p>
          </table:table-cell>
          <table:table-cell office:value-type="float" office:value="708.3425217184" calcext:value-type="float">
            <text:p>708,3425217184</text:p>
          </table:table-cell>
          <table:table-cell office:value-type="float" office:value="765.9330946945" calcext:value-type="float">
            <text:p>765,9330946945</text:p>
          </table:table-cell>
          <table:table-cell office:value-type="float" office:value="824.3654854973" calcext:value-type="float">
            <text:p>824,3654854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8121759188" calcext:value-type="float">
            <text:p>12,8121759188</text:p>
          </table:table-cell>
          <table:table-cell office:value-type="float" office:value="14.5247900492" calcext:value-type="float">
            <text:p>14,5247900492</text:p>
          </table:table-cell>
          <table:table-cell office:value-type="float" office:value="16.4032368654" calcext:value-type="float">
            <text:p>16,4032368654</text:p>
          </table:table-cell>
          <table:table-cell office:value-type="float" office:value="18.446441908" calcext:value-type="float">
            <text:p>18,446441908</text:p>
          </table:table-cell>
          <table:table-cell office:value-type="float" office:value="20.6421449564" calcext:value-type="float">
            <text:p>20,6421449564</text:p>
          </table:table-cell>
          <table:table-cell office:value-type="float" office:value="22.9919310057" calcext:value-type="float">
            <text:p>22,9919310057</text:p>
          </table:table-cell>
          <table:table-cell office:value-type="float" office:value="26.7072360931" calcext:value-type="float">
            <text:p>26,7072360931</text:p>
          </table:table-cell>
          <table:table-cell office:value-type="float" office:value="26.717311591" calcext:value-type="float">
            <text:p>26,717311591</text:p>
          </table:table-cell>
          <table:table-cell office:value-type="float" office:value="29.9068870202" calcext:value-type="float">
            <text:p>29,9068870202</text:p>
          </table:table-cell>
          <table:table-cell office:value-type="float" office:value="33.1663331966" calcext:value-type="float">
            <text:p>33,1663331966</text:p>
          </table:table-cell>
          <table:table-cell office:value-type="float" office:value="36.5167685229" calcext:value-type="float">
            <text:p>36,5167685229</text:p>
          </table:table-cell>
          <table:table-cell office:value-type="float" office:value="39.9708693866" calcext:value-type="float">
            <text:p>39,9708693866</text:p>
          </table:table-cell>
          <table:table-cell office:value-type="float" office:value="43.5349579185" calcext:value-type="float">
            <text:p>43,5349579185</text:p>
          </table:table-cell>
          <table:table-cell office:value-type="float" office:value="47.2098957823" calcext:value-type="float">
            <text:p>47,2098957823</text:p>
          </table:table-cell>
          <table:table-cell office:value-type="float" office:value="50.9907703308" calcext:value-type="float">
            <text:p>50,9907703308</text:p>
          </table:table-cell>
          <table:table-cell office:value-type="float" office:value="54.8646843324" calcext:value-type="float">
            <text:p>54,8646843324</text:p>
          </table:table-cell>
          <table:table-cell office:value-type="float" office:value="58.804539592" calcext:value-type="float">
            <text:p>58,804539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9.3315186808" calcext:value-type="float">
            <text:p>99,3315186808</text:p>
          </table:table-cell>
          <table:table-cell office:value-type="float" office:value="118.1935523241" calcext:value-type="float">
            <text:p>118,1935523241</text:p>
          </table:table-cell>
          <table:table-cell office:value-type="float" office:value="139.1186503841" calcext:value-type="float">
            <text:p>139,1186503841</text:p>
          </table:table-cell>
          <table:table-cell office:value-type="float" office:value="162.0818419139" calcext:value-type="float">
            <text:p>162,0818419139</text:p>
          </table:table-cell>
          <table:table-cell office:value-type="float" office:value="186.9452652002" calcext:value-type="float">
            <text:p>186,9452652002</text:p>
          </table:table-cell>
          <table:table-cell office:value-type="float" office:value="213.6820254835" calcext:value-type="float">
            <text:p>213,6820254835</text:p>
          </table:table-cell>
          <table:table-cell office:value-type="float" office:value="253.7614323912" calcext:value-type="float">
            <text:p>253,7614323912</text:p>
          </table:table-cell>
          <table:table-cell office:value-type="float" office:value="258.7026966912" calcext:value-type="float">
            <text:p>258,7026966912</text:p>
          </table:table-cell>
          <table:table-cell office:value-type="float" office:value="294.3067803057" calcext:value-type="float">
            <text:p>294,3067803057</text:p>
          </table:table-cell>
          <table:table-cell office:value-type="float" office:value="330.9248265072" calcext:value-type="float">
            <text:p>330,9248265072</text:p>
          </table:table-cell>
          <table:table-cell office:value-type="float" office:value="368.6860038105" calcext:value-type="float">
            <text:p>368,6860038105</text:p>
          </table:table-cell>
          <table:table-cell office:value-type="float" office:value="407.658148737" calcext:value-type="float">
            <text:p>407,658148737</text:p>
          </table:table-cell>
          <table:table-cell office:value-type="float" office:value="447.8603254097" calcext:value-type="float">
            <text:p>447,8603254097</text:p>
          </table:table-cell>
          <table:table-cell office:value-type="float" office:value="489.2664127065" calcext:value-type="float">
            <text:p>489,2664127065</text:p>
          </table:table-cell>
          <table:table-cell office:value-type="float" office:value="531.7979860917" calcext:value-type="float">
            <text:p>531,7979860917</text:p>
          </table:table-cell>
          <table:table-cell office:value-type="float" office:value="575.2982522241" calcext:value-type="float">
            <text:p>575,2982522241</text:p>
          </table:table-cell>
          <table:table-cell office:value-type="float" office:value="619.4639613907" calcext:value-type="float">
            <text:p>619,4639613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0496372" calcext:value-type="float">
            <text:p>0,0070496372</text:p>
          </table:table-cell>
          <table:table-cell office:value-type="float" office:value="0.0083995744" calcext:value-type="float">
            <text:p>0,0083995744</text:p>
          </table:table-cell>
          <table:table-cell office:value-type="float" office:value="0.0097105453" calcext:value-type="float">
            <text:p>0,0097105453</text:p>
          </table:table-cell>
          <table:table-cell office:value-type="float" office:value="0.0110876032" calcext:value-type="float">
            <text:p>0,0110876032</text:p>
          </table:table-cell>
          <table:table-cell office:value-type="float" office:value="0.0125609307" calcext:value-type="float">
            <text:p>0,0125609307</text:p>
          </table:table-cell>
          <table:table-cell office:value-type="float" office:value="0.0141364614" calcext:value-type="float">
            <text:p>0,0141364614</text:p>
          </table:table-cell>
          <table:table-cell office:value-type="float" office:value="0.0157907391" calcext:value-type="float">
            <text:p>0,0157907391</text:p>
          </table:table-cell>
          <table:table-cell office:value-type="float" office:value="0.0175824971" calcext:value-type="float">
            <text:p>0,0175824971</text:p>
          </table:table-cell>
          <table:table-cell office:value-type="float" office:value="0.0195250942" calcext:value-type="float">
            <text:p>0,0195250942</text:p>
          </table:table-cell>
          <table:table-cell office:value-type="float" office:value="0.0216267432" calcext:value-type="float">
            <text:p>0,0216267432</text:p>
          </table:table-cell>
          <table:table-cell office:value-type="float" office:value="0.0239015625" calcext:value-type="float">
            <text:p>0,0239015625</text:p>
          </table:table-cell>
          <table:table-cell office:value-type="float" office:value="0.0263746122" calcext:value-type="float">
            <text:p>0,0263746122</text:p>
          </table:table-cell>
          <table:table-cell office:value-type="float" office:value="0.0290872951" calcext:value-type="float">
            <text:p>0,0290872951</text:p>
          </table:table-cell>
          <table:table-cell office:value-type="float" office:value="0.0321060275" calcext:value-type="float">
            <text:p>0,0321060275</text:p>
          </table:table-cell>
          <table:table-cell office:value-type="float" office:value="0.035538202" calcext:value-type="float">
            <text:p>0,035538202</text:p>
          </table:table-cell>
          <table:table-cell office:value-type="float" office:value="0.0395640302" calcext:value-type="float">
            <text:p>0,0395640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238862712" calcext:value-type="float">
            <text:p>0,7238862712</text:p>
          </table:table-cell>
          <table:table-cell office:value-type="float" office:value="1.1206115922" calcext:value-type="float">
            <text:p>1,1206115922</text:p>
          </table:table-cell>
          <table:table-cell office:value-type="float" office:value="1.5642101283" calcext:value-type="float">
            <text:p>1,5642101283</text:p>
          </table:table-cell>
          <table:table-cell office:value-type="float" office:value="2.0968421631" calcext:value-type="float">
            <text:p>2,0968421631</text:p>
          </table:table-cell>
          <table:table-cell office:value-type="float" office:value="2.750476287" calcext:value-type="float">
            <text:p>2,750476287</text:p>
          </table:table-cell>
          <table:table-cell office:value-type="float" office:value="3.5497020655" calcext:value-type="float">
            <text:p>3,5497020655</text:p>
          </table:table-cell>
          <table:table-cell office:value-type="float" office:value="4.5163729338" calcext:value-type="float">
            <text:p>4,5163729338</text:p>
          </table:table-cell>
          <table:table-cell office:value-type="float" office:value="5.5320335002" calcext:value-type="float">
            <text:p>5,5320335002</text:p>
          </table:table-cell>
          <table:table-cell office:value-type="float" office:value="7.0210811398" calcext:value-type="float">
            <text:p>7,0210811398</text:p>
          </table:table-cell>
          <table:table-cell office:value-type="float" office:value="8.7849179601" calcext:value-type="float">
            <text:p>8,7849179601</text:p>
          </table:table-cell>
          <table:table-cell office:value-type="float" office:value="10.8643200148" calcext:value-type="float">
            <text:p>10,8643200148</text:p>
          </table:table-cell>
          <table:table-cell office:value-type="float" office:value="13.3064839523" calcext:value-type="float">
            <text:p>13,3064839523</text:p>
          </table:table-cell>
          <table:table-cell office:value-type="float" office:value="16.1698555207" calcext:value-type="float">
            <text:p>16,1698555207</text:p>
          </table:table-cell>
          <table:table-cell office:value-type="float" office:value="19.5310646076" calcext:value-type="float">
            <text:p>19,5310646076</text:p>
          </table:table-cell>
          <table:table-cell office:value-type="float" office:value="23.496441857" calcext:value-type="float">
            <text:p>23,496441857</text:p>
          </table:table-cell>
          <table:table-cell office:value-type="float" office:value="28.2228753196" calcext:value-type="float">
            <text:p>28,2228753196</text:p>
          </table:table-cell>
          <table:table-cell office:value-type="float" office:value="33.9587666413" calcext:value-type="float">
            <text:p>33,9587666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0655965" calcext:value-type="float">
            <text:p>0,0060655965</text:p>
          </table:table-cell>
          <table:table-cell office:value-type="float" office:value="0.038104342" calcext:value-type="float">
            <text:p>0,038104342</text:p>
          </table:table-cell>
          <table:table-cell office:value-type="float" office:value="0.1731975703" calcext:value-type="float">
            <text:p>0,1731975703</text:p>
          </table:table-cell>
          <table:table-cell office:value-type="float" office:value="0.2318219411" calcext:value-type="float">
            <text:p>0,2318219411</text:p>
          </table:table-cell>
          <table:table-cell office:value-type="float" office:value="0.3042840637" calcext:value-type="float">
            <text:p>0,3042840637</text:p>
          </table:table-cell>
          <table:table-cell office:value-type="float" office:value="0.3914883881" calcext:value-type="float">
            <text:p>0,3914883881</text:p>
          </table:table-cell>
          <table:table-cell office:value-type="float" office:value="0.4933680265" calcext:value-type="float">
            <text:p>0,4933680265</text:p>
          </table:table-cell>
          <table:table-cell office:value-type="float" office:value="0.5958818774" calcext:value-type="float">
            <text:p>0,5958818774</text:p>
          </table:table-cell>
          <table:table-cell office:value-type="float" office:value="0.7234370327" calcext:value-type="float">
            <text:p>0,7234370327</text:p>
          </table:table-cell>
          <table:table-cell office:value-type="float" office:value="0.846402505" calcext:value-type="float">
            <text:p>0,846402505</text:p>
          </table:table-cell>
          <table:table-cell office:value-type="float" office:value="0.9516338129" calcext:value-type="float">
            <text:p>0,9516338129</text:p>
          </table:table-cell>
          <table:table-cell office:value-type="float" office:value="1.0211497694" calcext:value-type="float">
            <text:p>1,0211497694</text:p>
          </table:table-cell>
          <table:table-cell office:value-type="float" office:value="1.0322921719" calcext:value-type="float">
            <text:p>1,0322921719</text:p>
          </table:table-cell>
          <table:table-cell office:value-type="float" office:value="0.9595886358" calcext:value-type="float">
            <text:p>0,9595886358</text:p>
          </table:table-cell>
          <table:table-cell office:value-type="float" office:value="0.7807944608" calcext:value-type="float">
            <text:p>0,7807944608</text:p>
          </table:table-cell>
          <table:table-cell office:value-type="float" office:value="0.4938947014" calcext:value-type="float">
            <text:p>0,4938947014</text:p>
          </table:table-cell>
          <table:table-cell office:value-type="float" office:value="0.1634351724" calcext:value-type="float">
            <text:p>0,16343517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4701" calcext:value-type="float">
            <text:p>0,0002414701</text:p>
          </table:table-cell>
          <table:table-cell office:value-type="float" office:value="0.0009388037" calcext:value-type="float">
            <text:p>0,0009388037</text:p>
          </table:table-cell>
          <table:table-cell office:value-type="float" office:value="0.0010852788" calcext:value-type="float">
            <text:p>0,0010852788</text:p>
          </table:table-cell>
          <table:table-cell office:value-type="float" office:value="0.0012419101" calcext:value-type="float">
            <text:p>0,0012419101</text:p>
          </table:table-cell>
          <table:table-cell office:value-type="float" office:value="0.0014049091" calcext:value-type="float">
            <text:p>0,0014049091</text:p>
          </table:table-cell>
          <table:table-cell office:value-type="float" office:value="0.0015688663" calcext:value-type="float">
            <text:p>0,0015688663</text:p>
          </table:table-cell>
          <table:table-cell office:value-type="float" office:value="0.0017311774" calcext:value-type="float">
            <text:p>0,0017311774</text:p>
          </table:table-cell>
          <table:table-cell office:value-type="float" office:value="0.0018474931" calcext:value-type="float">
            <text:p>0,0018474931</text:p>
          </table:table-cell>
          <table:table-cell office:value-type="float" office:value="0.0019223389" calcext:value-type="float">
            <text:p>0,0019223389</text:p>
          </table:table-cell>
          <table:table-cell office:value-type="float" office:value="0.0019399725" calcext:value-type="float">
            <text:p>0,0019399725</text:p>
          </table:table-cell>
          <table:table-cell office:value-type="float" office:value="0.0018826764" calcext:value-type="float">
            <text:p>0,0018826764</text:p>
          </table:table-cell>
          <table:table-cell office:value-type="float" office:value="0.001732377" calcext:value-type="float">
            <text:p>0,001732377</text:p>
          </table:table-cell>
          <table:table-cell office:value-type="float" office:value="0.0014740834" calcext:value-type="float">
            <text:p>0,0014740834</text:p>
          </table:table-cell>
          <table:table-cell office:value-type="float" office:value="0.0011035001" calcext:value-type="float">
            <text:p>0,0011035001</text:p>
          </table:table-cell>
          <table:table-cell office:value-type="float" office:value="0.0006452435" calcext:value-type="float">
            <text:p>0,0006452435</text:p>
          </table:table-cell>
          <table:table-cell office:value-type="float" office:value="0.000198295" calcext:value-type="float">
            <text:p>0,000198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2.760649065" calcext:value-type="float">
            <text:p>42,760649065</text:p>
          </table:table-cell>
          <table:table-cell office:value-type="float" office:value="43.4495989564" calcext:value-type="float">
            <text:p>43,4495989564</text:p>
          </table:table-cell>
          <table:table-cell office:value-type="float" office:value="42.4760981316" calcext:value-type="float">
            <text:p>42,4760981316</text:p>
          </table:table-cell>
          <table:table-cell office:value-type="float" office:value="44.1759159168" calcext:value-type="float">
            <text:p>44,1759159168</text:p>
          </table:table-cell>
          <table:table-cell office:value-type="float" office:value="45.6878512725" calcext:value-type="float">
            <text:p>45,6878512725</text:p>
          </table:table-cell>
          <table:table-cell office:value-type="float" office:value="47.0037778825" calcext:value-type="float">
            <text:p>47,0037778825</text:p>
          </table:table-cell>
          <table:table-cell office:value-type="float" office:value="48.1259028271" calcext:value-type="float">
            <text:p>48,1259028271</text:p>
          </table:table-cell>
          <table:table-cell office:value-type="float" office:value="48.2814900561" calcext:value-type="float">
            <text:p>48,2814900561</text:p>
          </table:table-cell>
          <table:table-cell office:value-type="float" office:value="50.607749838" calcext:value-type="float">
            <text:p>50,607749838</text:p>
          </table:table-cell>
          <table:table-cell office:value-type="float" office:value="52.793729003" calcext:value-type="float">
            <text:p>52,793729003</text:p>
          </table:table-cell>
          <table:table-cell office:value-type="float" office:value="55.0108174858" calcext:value-type="float">
            <text:p>55,0108174858</text:p>
          </table:table-cell>
          <table:table-cell office:value-type="float" office:value="57.4548556849" calcext:value-type="float">
            <text:p>57,4548556849</text:p>
          </table:table-cell>
          <table:table-cell office:value-type="float" office:value="60.3746929955" calcext:value-type="float">
            <text:p>60,3746929955</text:p>
          </table:table-cell>
          <table:table-cell office:value-type="float" office:value="64.1155383413" calcext:value-type="float">
            <text:p>64,1155383413</text:p>
          </table:table-cell>
          <table:table-cell office:value-type="float" office:value="69.1985146242" calcext:value-type="float">
            <text:p>69,1985146242</text:p>
          </table:table-cell>
          <table:table-cell office:value-type="float" office:value="76.4868936702" calcext:value-type="float">
            <text:p>76,4868936702</text:p>
          </table:table-cell>
          <table:table-cell office:value-type="float" office:value="87.5523276056" calcext:value-type="float">
            <text:p>87,5523276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2.222649065" calcext:value-type="float">
            <text:p>52,222649065</text:p>
          </table:table-cell>
          <table:table-cell office:value-type="float" office:value="52.7252239564" calcext:value-type="float">
            <text:p>52,7252239564</text:p>
          </table:table-cell>
          <table:table-cell office:value-type="float" office:value="51.2417650712" calcext:value-type="float">
            <text:p>51,2417650712</text:p>
          </table:table-cell>
          <table:table-cell office:value-type="float" office:value="53.0122330251" calcext:value-type="float">
            <text:p>53,0122330251</text:p>
          </table:table-cell>
          <table:table-cell office:value-type="float" office:value="54.5693104945" calcext:value-type="float">
            <text:p>54,5693104945</text:p>
          </table:table-cell>
          <table:table-cell office:value-type="float" office:value="55.9063107104" calcext:value-type="float">
            <text:p>55,9063107104</text:p>
          </table:table-cell>
          <table:table-cell office:value-type="float" office:value="57.0281246484" calcext:value-type="float">
            <text:p>57,0281246484</text:p>
          </table:table-cell>
          <table:table-cell office:value-type="float" office:value="57.2227736377" calcext:value-type="float">
            <text:p>57,2227736377</text:p>
          </table:table-cell>
          <table:table-cell office:value-type="float" office:value="59.61257725" calcext:value-type="float">
            <text:p>59,61257725</text:p>
          </table:table-cell>
          <table:table-cell office:value-type="float" office:value="61.8844029772" calcext:value-type="float">
            <text:p>61,8844029772</text:p>
          </table:table-cell>
          <table:table-cell office:value-type="float" office:value="64.2254966735" calcext:value-type="float">
            <text:p>64,2254966735</text:p>
          </table:table-cell>
          <table:table-cell office:value-type="float" office:value="66.8539140281" calcext:value-type="float">
            <text:p>66,8539140281</text:p>
          </table:table-cell>
          <table:table-cell office:value-type="float" office:value="70.0501127028" calcext:value-type="float">
            <text:p>70,0501127028</text:p>
          </table:table-cell>
          <table:table-cell office:value-type="float" office:value="74.2058925418" calcext:value-type="float">
            <text:p>74,2058925418</text:p>
          </table:table-cell>
          <table:table-cell office:value-type="float" office:value="79.9150394867" calcext:value-type="float">
            <text:p>79,9150394867</text:p>
          </table:table-cell>
          <table:table-cell office:value-type="float" office:value="88.1633690465" calcext:value-type="float">
            <text:p>88,1633690465</text:p>
          </table:table-cell>
          <table:table-cell office:value-type="float" office:value="100.7476900908" calcext:value-type="float">
            <text:p>100,7476900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7.155649065" calcext:value-type="float">
            <text:p>37,155649065</text:p>
          </table:table-cell>
          <table:table-cell office:value-type="float" office:value="38.6705989564" calcext:value-type="float">
            <text:p>38,6705989564</text:p>
          </table:table-cell>
          <table:table-cell office:value-type="float" office:value="38.5435825433" calcext:value-type="float">
            <text:p>38,5435825433</text:p>
          </table:table-cell>
          <table:table-cell office:value-type="float" office:value="40.72044293" calcext:value-type="float">
            <text:p>40,72044293</text:p>
          </table:table-cell>
          <table:table-cell office:value-type="float" office:value="42.6574378892" calcext:value-type="float">
            <text:p>42,6574378892</text:p>
          </table:table-cell>
          <table:table-cell office:value-type="float" office:value="44.3509003889" calcext:value-type="float">
            <text:p>44,3509003889</text:p>
          </table:table-cell>
          <table:table-cell office:value-type="float" office:value="45.8070713891" calcext:value-type="float">
            <text:p>45,8070713891</text:p>
          </table:table-cell>
          <table:table-cell office:value-type="float" office:value="46.2439916818" calcext:value-type="float">
            <text:p>46,2439916818</text:p>
          </table:table-cell>
          <table:table-cell office:value-type="float" office:value="48.8112007962" calcext:value-type="float">
            <text:p>48,8112007962</text:p>
          </table:table-cell>
          <table:table-cell office:value-type="float" office:value="51.2046427739" calcext:value-type="float">
            <text:p>51,2046427739</text:p>
          </table:table-cell>
          <table:table-cell office:value-type="float" office:value="53.5985273913" calcext:value-type="float">
            <text:p>53,5985273913</text:p>
          </table:table-cell>
          <table:table-cell office:value-type="float" office:value="56.1909651939" calcext:value-type="float">
            <text:p>56,1909651939</text:p>
          </table:table-cell>
          <table:table-cell office:value-type="float" office:value="59.2324695885" calcext:value-type="float">
            <text:p>59,2324695885</text:p>
          </table:table-cell>
          <table:table-cell office:value-type="float" office:value="63.0691203168" calcext:value-type="float">
            <text:p>63,0691203168</text:p>
          </table:table-cell>
          <table:table-cell office:value-type="float" office:value="68.2216837485" calcext:value-type="float">
            <text:p>68,2216837485</text:p>
          </table:table-cell>
          <table:table-cell office:value-type="float" office:value="75.5508819153" calcext:value-type="float">
            <text:p>75,5508819153</text:p>
          </table:table-cell>
          <table:table-cell office:value-type="float" office:value="86.6216017269" calcext:value-type="float">
            <text:p>86,6216017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1.8584797395" calcext:value-type="float">
            <text:p>691,8584797395</text:p>
          </table:table-cell>
          <table:table-cell office:value-type="float" office:value="751.1187074488" calcext:value-type="float">
            <text:p>751,1187074488</text:p>
          </table:table-cell>
          <table:table-cell office:value-type="float" office:value="809.0511926255" calcext:value-type="float">
            <text:p>809,0511926255</text:p>
          </table:table-cell>
          <table:table-cell office:value-type="float" office:value="869.3020326648" calcext:value-type="float">
            <text:p>869,3020326648</text:p>
          </table:table-cell>
          <table:table-cell office:value-type="float" office:value="931.6149776628" calcext:value-type="float">
            <text:p>931,6149776628</text:p>
          </table:table-cell>
          <table:table-cell office:value-type="float" office:value="995.7226943601" calcext:value-type="float">
            <text:p>995,7226943601</text:p>
          </table:table-cell>
          <table:table-cell office:value-type="float" office:value="1061.3608596999" calcext:value-type="float">
            <text:p>1061,3608596999</text:p>
          </table:table-cell>
          <table:table-cell office:value-type="float" office:value="1127.2112280252" calcext:value-type="float">
            <text:p>1127,2112280252</text:p>
          </table:table-cell>
          <table:table-cell office:value-type="float" office:value="1196.2343456439" calcext:value-type="float">
            <text:p>1196,2343456439</text:p>
          </table:table-cell>
          <table:table-cell office:value-type="float" office:value="1268.2388860189" calcext:value-type="float">
            <text:p>1268,2388860189</text:p>
          </table:table-cell>
          <table:table-cell office:value-type="float" office:value="1343.2672786619" calcext:value-type="float">
            <text:p>1343,2672786619</text:p>
          </table:table-cell>
          <table:table-cell office:value-type="float" office:value="1421.6290567374" calcext:value-type="float">
            <text:p>1421,6290567374</text:p>
          </table:table-cell>
          <table:table-cell office:value-type="float" office:value="1503.9731552036" calcext:value-type="float">
            <text:p>1503,9731552036</text:p>
          </table:table-cell>
          <table:table-cell office:value-type="float" office:value="1591.4193340652" calcext:value-type="float">
            <text:p>1591,4193340652</text:p>
          </table:table-cell>
          <table:table-cell office:value-type="float" office:value="1685.7981046929" calcext:value-type="float">
            <text:p>1685,7981046929</text:p>
          </table:table-cell>
          <table:table-cell office:value-type="float" office:value="1790.1173813844" calcext:value-type="float">
            <text:p>1790,11738138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1.113245325" calcext:value-type="float">
            <text:p>261,113245325</text:p>
          </table:table-cell>
          <table:table-cell office:value-type="float" office:value="524.7393651071" calcext:value-type="float">
            <text:p>524,7393651071</text:p>
          </table:table-cell>
          <table:table-cell office:value-type="float" office:value="780.948190463" calcext:value-type="float">
            <text:p>780,948190463</text:p>
          </table:table-cell>
          <table:table-cell office:value-type="float" office:value="1046.0093555884" calcext:value-type="float">
            <text:p>1046,0093555884</text:p>
          </table:table-cell>
          <table:table-cell office:value-type="float" office:value="1318.8559080608" calcext:value-type="float">
            <text:p>1318,8559080608</text:p>
          </table:table-cell>
          <table:table-cell office:value-type="float" office:value="1598.3874616128" calcext:value-type="float">
            <text:p>1598,3874616128</text:p>
          </table:table-cell>
          <table:table-cell office:value-type="float" office:value="1883.5280848548" calcext:value-type="float">
            <text:p>1883,5280848548</text:p>
          </table:table-cell>
          <table:table-cell office:value-type="float" office:value="2169.6419530435" calcext:value-type="float">
            <text:p>2169,6419530435</text:p>
          </table:table-cell>
          <table:table-cell office:value-type="float" office:value="2467.7048392933" calcext:value-type="float">
            <text:p>2467,7048392933</text:p>
          </table:table-cell>
          <table:table-cell office:value-type="float" office:value="2777.1268541794" calcext:value-type="float">
            <text:p>2777,1268541794</text:p>
          </table:table-cell>
          <table:table-cell office:value-type="float" office:value="3098.2543375469" calcext:value-type="float">
            <text:p>3098,2543375469</text:p>
          </table:table-cell>
          <table:table-cell office:value-type="float" office:value="3432.5239076873" calcext:value-type="float">
            <text:p>3432,5239076873</text:p>
          </table:table-cell>
          <table:table-cell office:value-type="float" office:value="3782.7744712011" calcext:value-type="float">
            <text:p>3782,7744712011</text:p>
          </table:table-cell>
          <table:table-cell office:value-type="float" office:value="4153.8039339099" calcext:value-type="float">
            <text:p>4153,8039339099</text:p>
          </table:table-cell>
          <table:table-cell office:value-type="float" office:value="4553.3791313434" calcext:value-type="float">
            <text:p>4553,3791313434</text:p>
          </table:table-cell>
          <table:table-cell office:value-type="float" office:value="4994.1959765758" calcext:value-type="float">
            <text:p>4994,1959765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44959153" calcext:value-type="float">
            <text:p>0,4744959153</text:p>
          </table:table-cell>
          <table:table-cell office:value-type="float" office:value="0.4751747878" calcext:value-type="float">
            <text:p>0,4751747878</text:p>
          </table:table-cell>
          <table:table-cell office:value-type="float" office:value="0.479034029" calcext:value-type="float">
            <text:p>0,479034029</text:p>
          </table:table-cell>
          <table:table-cell office:value-type="float" office:value="0.4828874531" calcext:value-type="float">
            <text:p>0,4828874531</text:p>
          </table:table-cell>
          <table:table-cell office:value-type="float" office:value="0.486632021" calcext:value-type="float">
            <text:p>0,486632021</text:p>
          </table:table-cell>
          <table:table-cell office:value-type="float" office:value="0.4902374218" calcext:value-type="float">
            <text:p>0,4902374218</text:p>
          </table:table-cell>
          <table:table-cell office:value-type="float" office:value="0.4928550818" calcext:value-type="float">
            <text:p>0,4928550818</text:p>
          </table:table-cell>
          <table:table-cell office:value-type="float" office:value="0.4976010251" calcext:value-type="float">
            <text:p>0,4976010251</text:p>
          </table:table-cell>
          <table:table-cell office:value-type="float" office:value="0.5025617077" calcext:value-type="float">
            <text:p>0,5025617077</text:p>
          </table:table-cell>
          <table:table-cell office:value-type="float" office:value="0.5077671593" calcext:value-type="float">
            <text:p>0,5077671593</text:p>
          </table:table-cell>
          <table:table-cell office:value-type="float" office:value="0.5133520485" calcext:value-type="float">
            <text:p>0,5133520485</text:p>
          </table:table-cell>
          <table:table-cell office:value-type="float" office:value="0.5195269083" calcext:value-type="float">
            <text:p>0,5195269083</text:p>
          </table:table-cell>
          <table:table-cell office:value-type="float" office:value="0.5265931591" calcext:value-type="float">
            <text:p>0,5265931591</text:p>
          </table:table-cell>
          <table:table-cell office:value-type="float" office:value="0.5349905437" calcext:value-type="float">
            <text:p>0,5349905437</text:p>
          </table:table-cell>
          <table:table-cell office:value-type="float" office:value="0.5453998027" calcext:value-type="float">
            <text:p>0,5453998027</text:p>
          </table:table-cell>
          <table:table-cell office:value-type="float" office:value="0.5589567367" calcext:value-type="float">
            <text:p>0,5589567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104753924" calcext:value-type="float">
            <text:p>0,5104753924</text:p>
          </table:table-cell>
          <table:table-cell office:value-type="float" office:value="0.4966786" calcext:value-type="float">
            <text:p>0,4966786</text:p>
          </table:table-cell>
          <table:table-cell office:value-type="float" office:value="0.5073704076" calcext:value-type="float">
            <text:p>0,5073704076</text:p>
          </table:table-cell>
          <table:table-cell office:value-type="float" office:value="0.5143371108" calcext:value-type="float">
            <text:p>0,5143371108</text:p>
          </table:table-cell>
          <table:table-cell office:value-type="float" office:value="0.5194659006" calcext:value-type="float">
            <text:p>0,5194659006</text:p>
          </table:table-cell>
          <table:table-cell office:value-type="float" office:value="0.523566223" calcext:value-type="float">
            <text:p>0,523566223</text:p>
          </table:table-cell>
          <table:table-cell office:value-type="float" office:value="0.5249467953" calcext:value-type="float">
            <text:p>0,5249467953</text:p>
          </table:table-cell>
          <table:table-cell office:value-type="float" office:value="0.531502607" calcext:value-type="float">
            <text:p>0,531502607</text:p>
          </table:table-cell>
          <table:table-cell office:value-type="float" office:value="0.5378899691" calcext:value-type="float">
            <text:p>0,5378899691</text:p>
          </table:table-cell>
          <table:table-cell office:value-type="float" office:value="0.5442834695" calcext:value-type="float">
            <text:p>0,5442834695</text:p>
          </table:table-cell>
          <table:table-cell office:value-type="float" office:value="0.5509934056" calcext:value-type="float">
            <text:p>0,5509934056</text:p>
          </table:table-cell>
          <table:table-cell office:value-type="float" office:value="0.5583893984" calcext:value-type="float">
            <text:p>0,5583893984</text:p>
          </table:table-cell>
          <table:table-cell office:value-type="float" office:value="0.5669223188" calcext:value-type="float">
            <text:p>0,5669223188</text:p>
          </table:table-cell>
          <table:table-cell office:value-type="float" office:value="0.5771919919" calcext:value-type="float">
            <text:p>0,5771919919</text:p>
          </table:table-cell>
          <table:table-cell office:value-type="float" office:value="0.590083279" calcext:value-type="float">
            <text:p>0,590083279</text:p>
          </table:table-cell>
          <table:table-cell office:value-type="float" office:value="0.6070359877" calcext:value-type="float">
            <text:p>0,60703598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2.9652052496" calcext:value-type="float">
            <text:p>162,9652052496</text:p>
          </table:table-cell>
          <table:table-cell office:value-type="float" office:value="175.5490245198" calcext:value-type="float">
            <text:p>175,5490245198</text:p>
          </table:table-cell>
          <table:table-cell office:value-type="float" office:value="188.6365229107" calcext:value-type="float">
            <text:p>188,6365229107</text:p>
          </table:table-cell>
          <table:table-cell office:value-type="float" office:value="202.1720322637" calcext:value-type="float">
            <text:p>202,1720322637</text:p>
          </table:table-cell>
          <table:table-cell office:value-type="float" office:value="216.0974782022" calcext:value-type="float">
            <text:p>216,0974782022</text:p>
          </table:table-cell>
          <table:table-cell office:value-type="float" office:value="230.3554402784" calcext:value-type="float">
            <text:p>230,3554402784</text:p>
          </table:table-cell>
          <table:table-cell office:value-type="float" office:value="244.6595446659" calcext:value-type="float">
            <text:p>244,6595446659</text:p>
          </table:table-cell>
          <table:table-cell office:value-type="float" office:value="259.6529376359" calcext:value-type="float">
            <text:p>259,6529376359</text:p>
          </table:table-cell>
          <table:table-cell office:value-type="float" office:value="275.2940563569" calcext:value-type="float">
            <text:p>275,2940563569</text:p>
          </table:table-cell>
          <table:table-cell office:value-type="float" office:value="291.5921190829" calcext:value-type="float">
            <text:p>291,5921190829</text:p>
          </table:table-cell>
          <table:table-cell office:value-type="float" office:value="308.6143694969" calcext:value-type="float">
            <text:p>308,6143694969</text:p>
          </table:table-cell>
          <table:table-cell office:value-type="float" office:value="326.5017828064" calcext:value-type="float">
            <text:p>326,5017828064</text:p>
          </table:table-cell>
          <table:table-cell office:value-type="float" office:value="345.497616195" calcext:value-type="float">
            <text:p>345,497616195</text:p>
          </table:table-cell>
          <table:table-cell office:value-type="float" office:value="365.9995304773" calcext:value-type="float">
            <text:p>365,9995304773</text:p>
          </table:table-cell>
          <table:table-cell office:value-type="float" office:value="388.6609655133" calcext:value-type="float">
            <text:p>388,6609655133</text:p>
          </table:table-cell>
          <table:table-cell office:value-type="float" office:value="414.6010263359" calcext:value-type="float">
            <text:p>414,6010263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3.2906662123" calcext:value-type="float">
            <text:p>113,2906662123</text:p>
          </table:table-cell>
          <table:table-cell office:value-type="float" office:value="123.6428133293" calcext:value-type="float">
            <text:p>123,6428133293</text:p>
          </table:table-cell>
          <table:table-cell office:value-type="float" office:value="134.5486512961" calcext:value-type="float">
            <text:p>134,5486512961</text:p>
          </table:table-cell>
          <table:table-cell office:value-type="float" office:value="145.9529569173" calcext:value-type="float">
            <text:p>145,9529569173</text:p>
          </table:table-cell>
          <table:table-cell office:value-type="float" office:value="157.8010449918" calcext:value-type="float">
            <text:p>157,8010449918</text:p>
          </table:table-cell>
          <table:table-cell office:value-type="float" office:value="170.0390148567" calcext:value-type="float">
            <text:p>170,0390148567</text:p>
          </table:table-cell>
          <table:table-cell office:value-type="float" office:value="182.3803296304" calcext:value-type="float">
            <text:p>182,3803296304</text:p>
          </table:table-cell>
          <table:table-cell office:value-type="float" office:value="195.480867376" calcext:value-type="float">
            <text:p>195,480867376</text:p>
          </table:table-cell>
          <table:table-cell office:value-type="float" office:value="209.3010800783" calcext:value-type="float">
            <text:p>209,3010800783</text:p>
          </table:table-cell>
          <table:table-cell office:value-type="float" office:value="223.8535599198" calcext:value-type="float">
            <text:p>223,8535599198</text:p>
          </table:table-cell>
          <table:table-cell office:value-type="float" office:value="239.2100612677" calcext:value-type="float">
            <text:p>239,2100612677</text:p>
          </table:table-cell>
          <table:table-cell office:value-type="float" office:value="255.5175172739" calcext:value-type="float">
            <text:p>255,5175172739</text:p>
          </table:table-cell>
          <table:table-cell office:value-type="float" office:value="273.0272830732" calcext:value-type="float">
            <text:p>273,0272830732</text:p>
          </table:table-cell>
          <table:table-cell office:value-type="float" office:value="292.1485095691" calcext:value-type="float">
            <text:p>292,1485095691</text:p>
          </table:table-cell>
          <table:table-cell office:value-type="float" office:value="313.5518644154" calcext:value-type="float">
            <text:p>313,5518644154</text:p>
          </table:table-cell>
          <table:table-cell office:value-type="float" office:value="338.3841079836" calcext:value-type="float">
            <text:p>338,3841079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4.9281104324" calcext:value-type="float">
            <text:p>44,9281104324</text:p>
          </table:table-cell>
          <table:table-cell office:value-type="float" office:value="49.9315544106" calcext:value-type="float">
            <text:p>49,9315544106</text:p>
          </table:table-cell>
          <table:table-cell office:value-type="float" office:value="55.5158926959" calcext:value-type="float">
            <text:p>55,5158926959</text:p>
          </table:table-cell>
          <table:table-cell office:value-type="float" office:value="61.5956872785" calcext:value-type="float">
            <text:p>61,5956872785</text:p>
          </table:table-cell>
          <table:table-cell office:value-type="float" office:value="68.1152130462" calcext:value-type="float">
            <text:p>68,1152130462</text:p>
          </table:table-cell>
          <table:table-cell office:value-type="float" office:value="75.0309095679" calcext:value-type="float">
            <text:p>75,0309095679</text:p>
          </table:table-cell>
          <table:table-cell office:value-type="float" office:value="82.0369598131" calcext:value-type="float">
            <text:p>82,0369598131</text:p>
          </table:table-cell>
          <table:table-cell office:value-type="float" office:value="89.9338870382" calcext:value-type="float">
            <text:p>89,9338870382</text:p>
          </table:table-cell>
          <table:table-cell office:value-type="float" office:value="98.6603218557" calcext:value-type="float">
            <text:p>98,6603218557</text:p>
          </table:table-cell>
          <table:table-cell office:value-type="float" office:value="108.2337152782" calcext:value-type="float">
            <text:p>108,2337152782</text:p>
          </table:table-cell>
          <table:table-cell office:value-type="float" office:value="118.749227622" calcext:value-type="float">
            <text:p>118,749227622</text:p>
          </table:table-cell>
          <table:table-cell office:value-type="float" office:value="130.3938188031" calcext:value-type="float">
            <text:p>130,3938188031</text:p>
          </table:table-cell>
          <table:table-cell office:value-type="float" office:value="143.478299774" calcext:value-type="float">
            <text:p>143,478299774</text:p>
          </table:table-cell>
          <table:table-cell office:value-type="float" office:value="158.4993272485" calcext:value-type="float">
            <text:p>158,4993272485</text:p>
          </table:table-cell>
          <table:table-cell office:value-type="float" office:value="176.2619253244" calcext:value-type="float">
            <text:p>176,2619253244</text:p>
          </table:table-cell>
          <table:table-cell office:value-type="float" office:value="198.1338292605" calcext:value-type="float">
            <text:p>198,1338292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1000454382" calcext:value-type="float">
            <text:p>7,1000454382</text:p>
          </table:table-cell>
          <table:table-cell office:value-type="float" office:value="7.7892849401" calcext:value-type="float">
            <text:p>7,7892849401</text:p>
          </table:table-cell>
          <table:table-cell office:value-type="float" office:value="8.8619903866" calcext:value-type="float">
            <text:p>8,8619903866</text:p>
          </table:table-cell>
          <table:table-cell office:value-type="float" office:value="10.0543729086" calcext:value-type="float">
            <text:p>10,0543729086</text:p>
          </table:table-cell>
          <table:table-cell office:value-type="float" office:value="11.3399479539" calcext:value-type="float">
            <text:p>11,3399479539</text:p>
          </table:table-cell>
          <table:table-cell office:value-type="float" office:value="12.7151667466" calcext:value-type="float">
            <text:p>12,7151667466</text:p>
          </table:table-cell>
          <table:table-cell office:value-type="float" office:value="14.0202641821" calcext:value-type="float">
            <text:p>14,0202641821</text:p>
          </table:table-cell>
          <table:table-cell office:value-type="float" office:value="15.8337755232" calcext:value-type="float">
            <text:p>15,8337755232</text:p>
          </table:table-cell>
          <table:table-cell office:value-type="float" office:value="17.9261222561" calcext:value-type="float">
            <text:p>17,9261222561</text:p>
          </table:table-cell>
          <table:table-cell office:value-type="float" office:value="20.2906673136" calcext:value-type="float">
            <text:p>20,2906673136</text:p>
          </table:table-cell>
          <table:table-cell office:value-type="float" office:value="22.9953559011" calcext:value-type="float">
            <text:p>22,9953559011</text:p>
          </table:table-cell>
          <table:table-cell office:value-type="float" office:value="26.1614349568" calcext:value-type="float">
            <text:p>26,1614349568</text:p>
          </table:table-cell>
          <table:table-cell office:value-type="float" office:value="29.9787812808" calcext:value-type="float">
            <text:p>29,9787812808</text:p>
          </table:table-cell>
          <table:table-cell office:value-type="float" office:value="34.7469328433" calcext:value-type="float">
            <text:p>34,7469328433</text:p>
          </table:table-cell>
          <table:table-cell office:value-type="float" office:value="40.9592039429" calcext:value-type="float">
            <text:p>40,9592039429</text:p>
          </table:table-cell>
          <table:table-cell office:value-type="float" office:value="49.4792117563" calcext:value-type="float">
            <text:p>49,4792117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0985619" calcext:value-type="float">
            <text:p>0,1650985619</text:p>
          </table:table-cell>
          <table:table-cell office:value-type="float" office:value="0.1835479041" calcext:value-type="float">
            <text:p>0,1835479041</text:p>
          </table:table-cell>
          <table:table-cell office:value-type="float" office:value="0.2030241993" calcext:value-type="float">
            <text:p>0,2030241993</text:p>
          </table:table-cell>
          <table:table-cell office:value-type="float" office:value="0.2235253847" calcext:value-type="float">
            <text:p>0,2235253847</text:p>
          </table:table-cell>
          <table:table-cell office:value-type="float" office:value="0.245037615" calcext:value-type="float">
            <text:p>0,245037615</text:p>
          </table:table-cell>
          <table:table-cell office:value-type="float" office:value="0.2675382604" calcext:value-type="float">
            <text:p>0,2675382604</text:p>
          </table:table-cell>
          <table:table-cell office:value-type="float" office:value="0.2909668445" calcext:value-type="float">
            <text:p>0,2909668445</text:p>
          </table:table-cell>
          <table:table-cell office:value-type="float" office:value="0.3153592769" calcext:value-type="float">
            <text:p>0,3153592769</text:p>
          </table:table-cell>
          <table:table-cell office:value-type="float" office:value="0.3407336924" calcext:value-type="float">
            <text:p>0,3407336924</text:p>
          </table:table-cell>
          <table:table-cell office:value-type="float" office:value="0.3671050608" calcext:value-type="float">
            <text:p>0,3671050608</text:p>
          </table:table-cell>
          <table:table-cell office:value-type="float" office:value="0.3944943837" calcext:value-type="float">
            <text:p>0,3944943837</text:p>
          </table:table-cell>
          <table:table-cell office:value-type="float" office:value="0.422937244" calcext:value-type="float">
            <text:p>0,422937244</text:p>
          </table:table-cell>
          <table:table-cell office:value-type="float" office:value="0.4524939905" calcext:value-type="float">
            <text:p>0,4524939905</text:p>
          </table:table-cell>
          <table:table-cell office:value-type="float" office:value="0.483263852" calcext:value-type="float">
            <text:p>0,483263852</text:p>
          </table:table-cell>
          <table:table-cell office:value-type="float" office:value="0.5154070942" calcext:value-type="float">
            <text:p>0,5154070942</text:p>
          </table:table-cell>
          <table:table-cell office:value-type="float" office:value="0.5491836366" calcext:value-type="float">
            <text:p>0,5491836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08585453" calcext:value-type="float">
            <text:p>1,2608585453</text:p>
          </table:table-cell>
          <table:table-cell office:value-type="float" office:value="1.3729613912" calcext:value-type="float">
            <text:p>1,3729613912</text:p>
          </table:table-cell>
          <table:table-cell office:value-type="float" office:value="1.4705496752" calcext:value-type="float">
            <text:p>1,4705496752</text:p>
          </table:table-cell>
          <table:table-cell office:value-type="float" office:value="1.5647809548" calcext:value-type="float">
            <text:p>1,5647809548</text:p>
          </table:table-cell>
          <table:table-cell office:value-type="float" office:value="1.6583795824" calcext:value-type="float">
            <text:p>1,6583795824</text:p>
          </table:table-cell>
          <table:table-cell office:value-type="float" office:value="1.7517272854" calcext:value-type="float">
            <text:p>1,7517272854</text:p>
          </table:table-cell>
          <table:table-cell office:value-type="float" office:value="1.8431800442" calcext:value-type="float">
            <text:p>1,8431800442</text:p>
          </table:table-cell>
          <table:table-cell office:value-type="float" office:value="1.9366146427" calcext:value-type="float">
            <text:p>1,9366146427</text:p>
          </table:table-cell>
          <table:table-cell office:value-type="float" office:value="2.0323860281" calcext:value-type="float">
            <text:p>2,0323860281</text:p>
          </table:table-cell>
          <table:table-cell office:value-type="float" office:value="2.1304705269" calcext:value-type="float">
            <text:p>2,1304705269</text:p>
          </table:table-cell>
          <table:table-cell office:value-type="float" office:value="2.2311519349" calcext:value-type="float">
            <text:p>2,2311519349</text:p>
          </table:table-cell>
          <table:table-cell office:value-type="float" office:value="2.3352015717" calcext:value-type="float">
            <text:p>2,3352015717</text:p>
          </table:table-cell>
          <table:table-cell office:value-type="float" office:value="2.4440141135" calcext:value-type="float">
            <text:p>2,4440141135</text:p>
          </table:table-cell>
          <table:table-cell office:value-type="float" office:value="2.5598371395" calcext:value-type="float">
            <text:p>2,5598371395</text:p>
          </table:table-cell>
          <table:table-cell office:value-type="float" office:value="2.6862204325" calcext:value-type="float">
            <text:p>2,6862204325</text:p>
          </table:table-cell>
          <table:table-cell office:value-type="float" office:value="2.828922897" calcext:value-type="float">
            <text:p>2,828922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13411025" calcext:value-type="float">
            <text:p>0,5113411025</text:p>
          </table:table-cell>
          <table:table-cell office:value-type="float" office:value="0.5730610185" calcext:value-type="float">
            <text:p>0,5730610185</text:p>
          </table:table-cell>
          <table:table-cell office:value-type="float" office:value="0.6327982143" calcext:value-type="float">
            <text:p>0,6327982143</text:p>
          </table:table-cell>
          <table:table-cell office:value-type="float" office:value="0.6973549313" calcext:value-type="float">
            <text:p>0,6973549313</text:p>
          </table:table-cell>
          <table:table-cell office:value-type="float" office:value="0.7677549951" calcext:value-type="float">
            <text:p>0,7677549951</text:p>
          </table:table-cell>
          <table:table-cell office:value-type="float" office:value="0.844499557" calcext:value-type="float">
            <text:p>0,844499557</text:p>
          </table:table-cell>
          <table:table-cell office:value-type="float" office:value="0.928872548" calcext:value-type="float">
            <text:p>0,928872548</text:p>
          </table:table-cell>
          <table:table-cell office:value-type="float" office:value="1.0165136205" calcext:value-type="float">
            <text:p>1,0165136205</text:p>
          </table:table-cell>
          <table:table-cell office:value-type="float" office:value="1.1135081272" calcext:value-type="float">
            <text:p>1,1135081272</text:p>
          </table:table-cell>
          <table:table-cell office:value-type="float" office:value="1.2207438017" calcext:value-type="float">
            <text:p>1,2207438017</text:p>
          </table:table-cell>
          <table:table-cell office:value-type="float" office:value="1.3392924961" calcext:value-type="float">
            <text:p>1,3392924961</text:p>
          </table:table-cell>
          <table:table-cell office:value-type="float" office:value="1.4705574953" calcext:value-type="float">
            <text:p>1,4705574953</text:p>
          </table:table-cell>
          <table:table-cell office:value-type="float" office:value="1.6163620634" calcext:value-type="float">
            <text:p>1,6163620634</text:p>
          </table:table-cell>
          <table:table-cell office:value-type="float" office:value="1.7790016326" calcext:value-type="float">
            <text:p>1,7790016326</text:p>
          </table:table-cell>
          <table:table-cell office:value-type="float" office:value="1.9611517741" calcext:value-type="float">
            <text:p>1,9611517741</text:p>
          </table:table-cell>
          <table:table-cell office:value-type="float" office:value="2.1652766529" calcext:value-type="float">
            <text:p>2,1652766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470259472" calcext:value-type="float">
            <text:p>45,2470259472</text:p>
          </table:table-cell>
          <table:table-cell office:value-type="float" office:value="46.3727757894" calcext:value-type="float">
            <text:p>46,3727757894</text:p>
          </table:table-cell>
          <table:table-cell office:value-type="float" office:value="47.3787097586" calcext:value-type="float">
            <text:p>47,3787097586</text:p>
          </table:table-cell>
          <table:table-cell office:value-type="float" office:value="48.3893085867" calcext:value-type="float">
            <text:p>48,3893085867</text:p>
          </table:table-cell>
          <table:table-cell office:value-type="float" office:value="49.4146972028" calcext:value-type="float">
            <text:p>49,4146972028</text:p>
          </table:table-cell>
          <table:table-cell office:value-type="float" office:value="50.4543020936" calcext:value-type="float">
            <text:p>50,4543020936</text:p>
          </table:table-cell>
          <table:table-cell office:value-type="float" office:value="51.515733258" calcext:value-type="float">
            <text:p>51,515733258</text:p>
          </table:table-cell>
          <table:table-cell office:value-type="float" office:value="52.539356824" calcext:value-type="float">
            <text:p>52,539356824</text:p>
          </table:table-cell>
          <table:table-cell office:value-type="float" office:value="53.5900461725" calcext:value-type="float">
            <text:p>53,5900461725</text:p>
          </table:table-cell>
          <table:table-cell office:value-type="float" office:value="54.663509987" calcext:value-type="float">
            <text:p>54,663509987</text:p>
          </table:table-cell>
          <table:table-cell office:value-type="float" office:value="55.7560839402" calcext:value-type="float">
            <text:p>55,7560839402</text:p>
          </table:table-cell>
          <table:table-cell office:value-type="float" office:value="56.8656837224" calcext:value-type="float">
            <text:p>56,8656837224</text:p>
          </table:table-cell>
          <table:table-cell office:value-type="float" office:value="57.9917885758" calcext:value-type="float">
            <text:p>57,9917885758</text:p>
          </table:table-cell>
          <table:table-cell office:value-type="float" office:value="59.1349912741" calcext:value-type="float">
            <text:p>59,1349912741</text:p>
          </table:table-cell>
          <table:table-cell office:value-type="float" office:value="60.2956974131" calcext:value-type="float">
            <text:p>60,2956974131</text:p>
          </table:table-cell>
          <table:table-cell office:value-type="float" office:value="61.4706786274" calcext:value-type="float">
            <text:p>61,4706786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574452407" calcext:value-type="float">
            <text:p>363,574452407</text:p>
          </table:table-cell>
          <table:table-cell office:value-type="float" office:value="394.2060302489" calcext:value-type="float">
            <text:p>394,2060302489</text:p>
          </table:table-cell>
          <table:table-cell office:value-type="float" office:value="421.488135336" calcext:value-type="float">
            <text:p>421,488135336</text:p>
          </table:table-cell>
          <table:table-cell office:value-type="float" office:value="449.5269832962" calcext:value-type="float">
            <text:p>449,5269832962</text:p>
          </table:table-cell>
          <table:table-cell office:value-type="float" office:value="478.2612934679" calcext:value-type="float">
            <text:p>478,2612934679</text:p>
          </table:table-cell>
          <table:table-cell office:value-type="float" office:value="507.5821629105" calcext:value-type="float">
            <text:p>507,5821629105</text:p>
          </table:table-cell>
          <table:table-cell office:value-type="float" office:value="538.2637614074" calcext:value-type="float">
            <text:p>538,2637614074</text:p>
          </table:table-cell>
          <table:table-cell office:value-type="float" office:value="566.3097604516" calcext:value-type="float">
            <text:p>566,3097604516</text:p>
          </table:table-cell>
          <table:table-cell office:value-type="float" office:value="595.0527650979" calcext:value-type="float">
            <text:p>595,0527650979</text:p>
          </table:table-cell>
          <table:table-cell office:value-type="float" office:value="624.2688244243" calcext:value-type="float">
            <text:p>624,2688244243</text:p>
          </table:table-cell>
          <table:table-cell office:value-type="float" office:value="653.6982643749" calcext:value-type="float">
            <text:p>653,6982643749</text:p>
          </table:table-cell>
          <table:table-cell office:value-type="float" office:value="683.0545028977" calcext:value-type="float">
            <text:p>683,0545028977</text:p>
          </table:table-cell>
          <table:table-cell office:value-type="float" office:value="711.9911748817" calcext:value-type="float">
            <text:p>711,9911748817</text:p>
          </table:table-cell>
          <table:table-cell office:value-type="float" office:value="740.0250339274" calcext:value-type="float">
            <text:p>740,0250339274</text:p>
          </table:table-cell>
          <table:table-cell office:value-type="float" office:value="766.3641454981" calcext:value-type="float">
            <text:p>766,3641454981</text:p>
          </table:table-cell>
          <table:table-cell office:value-type="float" office:value="789.5192060477" calcext:value-type="float">
            <text:p>789,51920604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1.8584797395" calcext:value-type="float">
            <text:p>691,8584797395</text:p>
          </table:table-cell>
          <table:table-cell office:value-type="float" office:value="751.1187074488" calcext:value-type="float">
            <text:p>751,1187074488</text:p>
          </table:table-cell>
          <table:table-cell office:value-type="float" office:value="809.0511926255" calcext:value-type="float">
            <text:p>809,0511926255</text:p>
          </table:table-cell>
          <table:table-cell office:value-type="float" office:value="869.3020326648" calcext:value-type="float">
            <text:p>869,3020326648</text:p>
          </table:table-cell>
          <table:table-cell office:value-type="float" office:value="931.6149776628" calcext:value-type="float">
            <text:p>931,6149776628</text:p>
          </table:table-cell>
          <table:table-cell office:value-type="float" office:value="995.7226943601" calcext:value-type="float">
            <text:p>995,7226943601</text:p>
          </table:table-cell>
          <table:table-cell office:value-type="float" office:value="1061.3608596999" calcext:value-type="float">
            <text:p>1061,3608596999</text:p>
          </table:table-cell>
          <table:table-cell office:value-type="float" office:value="1127.2112280252" calcext:value-type="float">
            <text:p>1127,2112280252</text:p>
          </table:table-cell>
          <table:table-cell office:value-type="float" office:value="1196.2343456439" calcext:value-type="float">
            <text:p>1196,2343456439</text:p>
          </table:table-cell>
          <table:table-cell office:value-type="float" office:value="1268.2388860189" calcext:value-type="float">
            <text:p>1268,2388860189</text:p>
          </table:table-cell>
          <table:table-cell office:value-type="float" office:value="1343.2672786619" calcext:value-type="float">
            <text:p>1343,2672786619</text:p>
          </table:table-cell>
          <table:table-cell office:value-type="float" office:value="1421.6290567374" calcext:value-type="float">
            <text:p>1421,6290567374</text:p>
          </table:table-cell>
          <table:table-cell office:value-type="float" office:value="1503.9731552036" calcext:value-type="float">
            <text:p>1503,9731552036</text:p>
          </table:table-cell>
          <table:table-cell office:value-type="float" office:value="1591.4193340652" calcext:value-type="float">
            <text:p>1591,4193340652</text:p>
          </table:table-cell>
          <table:table-cell office:value-type="float" office:value="1685.7981046929" calcext:value-type="float">
            <text:p>1685,7981046929</text:p>
          </table:table-cell>
          <table:table-cell office:value-type="float" office:value="1790.1173813844" calcext:value-type="float">
            <text:p>1790,11738138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4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4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41229.3274691439" calcext:value-type="float">
            <text:p>41229,3274691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8.4477085416" calcext:value-type="float">
            <text:p>38,4477085416</text:p>
          </table:table-cell>
          <table:table-cell office:value-type="float" office:value="40.152259628" calcext:value-type="float">
            <text:p>40,152259628</text:p>
          </table:table-cell>
          <table:table-cell office:value-type="float" office:value="38.3679237" calcext:value-type="float">
            <text:p>38,3679237</text:p>
          </table:table-cell>
          <table:table-cell office:value-type="float" office:value="40.4320151245" calcext:value-type="float">
            <text:p>40,4320151245</text:p>
          </table:table-cell>
          <table:table-cell office:value-type="float" office:value="42.2516034499" calcext:value-type="float">
            <text:p>42,2516034499</text:p>
          </table:table-cell>
          <table:table-cell office:value-type="float" office:value="43.8307317278" calcext:value-type="float">
            <text:p>43,8307317278</text:p>
          </table:table-cell>
          <table:table-cell office:value-type="float" office:value="45.1894794904" calcext:value-type="float">
            <text:p>45,1894794904</text:p>
          </table:table-cell>
          <table:table-cell office:value-type="float" office:value="46.5722689447" calcext:value-type="float">
            <text:p>46,5722689447</text:p>
          </table:table-cell>
          <table:table-cell office:value-type="float" office:value="48.3964743008" calcext:value-type="float">
            <text:p>48,3964743008</text:p>
          </table:table-cell>
          <table:table-cell office:value-type="float" office:value="50.3513593394" calcext:value-type="float">
            <text:p>50,3513593394</text:p>
          </table:table-cell>
          <table:table-cell office:value-type="float" office:value="52.5356240717" calcext:value-type="float">
            <text:p>52,5356240717</text:p>
          </table:table-cell>
          <table:table-cell office:value-type="float" office:value="55.0959048012" calcext:value-type="float">
            <text:p>55,0959048012</text:p>
          </table:table-cell>
          <table:table-cell office:value-type="float" office:value="58.2449910532" calcext:value-type="float">
            <text:p>58,2449910532</text:p>
          </table:table-cell>
          <table:table-cell office:value-type="float" office:value="62.2975864666" calcext:value-type="float">
            <text:p>62,2975864666</text:p>
          </table:table-cell>
          <table:table-cell office:value-type="float" office:value="67.7432762774" calcext:value-type="float">
            <text:p>67,7432762774</text:p>
          </table:table-cell>
          <table:table-cell office:value-type="float" office:value="75.4030765942" calcext:value-type="float">
            <text:p>75,4030765942</text:p>
          </table:table-cell>
          <table:table-cell office:value-type="float" office:value="86.7664865903" calcext:value-type="float">
            <text:p>86,7664865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0.9491910722" calcext:value-type="float">
            <text:p>430,9491910722</text:p>
          </table:table-cell>
          <table:table-cell office:value-type="float" office:value="444.1229591274" calcext:value-type="float">
            <text:p>444,1229591274</text:p>
          </table:table-cell>
          <table:table-cell office:value-type="float" office:value="458.2900038504" calcext:value-type="float">
            <text:p>458,2900038504</text:p>
          </table:table-cell>
          <table:table-cell office:value-type="float" office:value="473.1583596635" calcext:value-type="float">
            <text:p>473,1583596635</text:p>
          </table:table-cell>
          <table:table-cell office:value-type="float" office:value="488.6275254294" calcext:value-type="float">
            <text:p>488,6275254294</text:p>
          </table:table-cell>
          <table:table-cell office:value-type="float" office:value="504.6289784933" calcext:value-type="float">
            <text:p>504,6289784933</text:p>
          </table:table-cell>
          <table:table-cell office:value-type="float" office:value="521.237859339" calcext:value-type="float">
            <text:p>521,237859339</text:p>
          </table:table-cell>
          <table:table-cell office:value-type="float" office:value="538.7271860658" calcext:value-type="float">
            <text:p>538,7271860658</text:p>
          </table:table-cell>
          <table:table-cell office:value-type="float" office:value="557.1741831574" calcext:value-type="float">
            <text:p>557,1741831574</text:p>
          </table:table-cell>
          <table:table-cell office:value-type="float" office:value="576.7236687839" calcext:value-type="float">
            <text:p>576,7236687839</text:p>
          </table:table-cell>
          <table:table-cell office:value-type="float" office:value="597.6023323168" calcext:value-type="float">
            <text:p>597,6023323168</text:p>
          </table:table-cell>
          <table:table-cell office:value-type="float" office:value="620.1523898214" calcext:value-type="float">
            <text:p>620,1523898214</text:p>
          </table:table-cell>
          <table:table-cell office:value-type="float" office:value="644.8878961051" calcext:value-type="float">
            <text:p>644,8878961051</text:p>
          </table:table-cell>
          <table:table-cell office:value-type="float" office:value="672.593506953" calcext:value-type="float">
            <text:p>672,593506953</text:p>
          </table:table-cell>
          <table:table-cell office:value-type="float" office:value="704.5130637155" calcext:value-type="float">
            <text:p>704,5130637155</text:p>
          </table:table-cell>
          <table:table-cell office:value-type="float" office:value="742.7307482724" calcext:value-type="float">
            <text:p>742,73074827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7.9217769837" calcext:value-type="float">
            <text:p>917,9217769837</text:p>
          </table:table-cell>
          <table:table-cell office:value-type="float" office:value="945.9819029414" calcext:value-type="float">
            <text:p>945,9819029414</text:p>
          </table:table-cell>
          <table:table-cell office:value-type="float" office:value="976.1577082014" calcext:value-type="float">
            <text:p>976,1577082014</text:p>
          </table:table-cell>
          <table:table-cell office:value-type="float" office:value="1007.8273060832" calcext:value-type="float">
            <text:p>1007,8273060832</text:p>
          </table:table-cell>
          <table:table-cell office:value-type="float" office:value="1040.7766291645" calcext:value-type="float">
            <text:p>1040,7766291645</text:p>
          </table:table-cell>
          <table:table-cell office:value-type="float" office:value="1074.8597241906" calcext:value-type="float">
            <text:p>1074,8597241906</text:p>
          </table:table-cell>
          <table:table-cell office:value-type="float" office:value="1110.2366403922" calcext:value-type="float">
            <text:p>1110,2366403922</text:p>
          </table:table-cell>
          <table:table-cell office:value-type="float" office:value="1147.4889063201" calcext:value-type="float">
            <text:p>1147,4889063201</text:p>
          </table:table-cell>
          <table:table-cell office:value-type="float" office:value="1186.7810101253" calcext:value-type="float">
            <text:p>1186,7810101253</text:p>
          </table:table-cell>
          <table:table-cell office:value-type="float" office:value="1228.4214145097" calcext:value-type="float">
            <text:p>1228,4214145097</text:p>
          </table:table-cell>
          <table:table-cell office:value-type="float" office:value="1272.8929678347" calcext:value-type="float">
            <text:p>1272,8929678347</text:p>
          </table:table-cell>
          <table:table-cell office:value-type="float" office:value="1320.9245903196" calcext:value-type="float">
            <text:p>1320,9245903196</text:p>
          </table:table-cell>
          <table:table-cell office:value-type="float" office:value="1373.6112187039" calcext:value-type="float">
            <text:p>1373,6112187039</text:p>
          </table:table-cell>
          <table:table-cell office:value-type="float" office:value="1432.6241698098" calcext:value-type="float">
            <text:p>1432,6241698098</text:p>
          </table:table-cell>
          <table:table-cell office:value-type="float" office:value="1500.6128257139" calcext:value-type="float">
            <text:p>1500,6128257139</text:p>
          </table:table-cell>
          <table:table-cell office:value-type="float" office:value="1582.0164938201" calcext:value-type="float">
            <text:p>1582,0164938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291767737" calcext:value-type="float">
            <text:p>1,4291767737</text:p>
          </table:table-cell>
          <table:table-cell office:value-type="float" office:value="1.5595379718" calcext:value-type="float">
            <text:p>1,5595379718</text:p>
          </table:table-cell>
          <table:table-cell office:value-type="float" office:value="1.6745335081" calcext:value-type="float">
            <text:p>1,6745335081</text:p>
          </table:table-cell>
          <table:table-cell office:value-type="float" office:value="1.7866292315" calcext:value-type="float">
            <text:p>1,7866292315</text:p>
          </table:table-cell>
          <table:table-cell office:value-type="float" office:value="1.8988910003" calcext:value-type="float">
            <text:p>1,8988910003</text:p>
          </table:table-cell>
          <table:table-cell office:value-type="float" office:value="2.0118133731" calcext:value-type="float">
            <text:p>2,0118133731</text:p>
          </table:table-cell>
          <table:table-cell office:value-type="float" office:value="2.1256897607" calcext:value-type="float">
            <text:p>2,1256897607</text:p>
          </table:table-cell>
          <table:table-cell office:value-type="float" office:value="2.2417135879" calcext:value-type="float">
            <text:p>2,2417135879</text:p>
          </table:table-cell>
          <table:table-cell office:value-type="float" office:value="2.3603585155" calcext:value-type="float">
            <text:p>2,3603585155</text:p>
          </table:table-cell>
          <table:table-cell office:value-type="float" office:value="2.4821052796" calcext:value-type="float">
            <text:p>2,4821052796</text:p>
          </table:table-cell>
          <table:table-cell office:value-type="float" office:value="2.6076813326" calcext:value-type="float">
            <text:p>2,6076813326</text:p>
          </table:table-cell>
          <table:table-cell office:value-type="float" office:value="2.7382016634" calcext:value-type="float">
            <text:p>2,7382016634</text:p>
          </table:table-cell>
          <table:table-cell office:value-type="float" office:value="2.8753296425" calcext:value-type="float">
            <text:p>2,8753296425</text:p>
          </table:table-cell>
          <table:table-cell office:value-type="float" office:value="3.0215321325" calcext:value-type="float">
            <text:p>3,0215321325</text:p>
          </table:table-cell>
          <table:table-cell office:value-type="float" office:value="3.1805451179" calcext:value-type="float">
            <text:p>3,1805451179</text:p>
          </table:table-cell>
          <table:table-cell office:value-type="float" office:value="3.3582707655" calcext:value-type="float">
            <text:p>3,3582707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275389894" calcext:value-type="float">
            <text:p>3,0275389894</text:p>
          </table:table-cell>
          <table:table-cell office:value-type="float" office:value="3.2322292322" calcext:value-type="float">
            <text:p>3,2322292322</text:p>
          </table:table-cell>
          <table:table-cell office:value-type="float" office:value="3.4339458756" calcext:value-type="float">
            <text:p>3,4339458756</text:p>
          </table:table-cell>
          <table:table-cell office:value-type="float" office:value="3.6385680442" calcext:value-type="float">
            <text:p>3,6385680442</text:p>
          </table:table-cell>
          <table:table-cell office:value-type="float" office:value="3.8442633217" calcext:value-type="float">
            <text:p>3,8442633217</text:p>
          </table:table-cell>
          <table:table-cell office:value-type="float" office:value="4.0497933288" calcext:value-type="float">
            <text:p>4,0497933288</text:p>
          </table:table-cell>
          <table:table-cell office:value-type="float" office:value="4.2556717287" calcext:value-type="float">
            <text:p>4,2556717287</text:p>
          </table:table-cell>
          <table:table-cell office:value-type="float" office:value="4.4654191714" calcext:value-type="float">
            <text:p>4,4654191714</text:p>
          </table:table-cell>
          <table:table-cell office:value-type="float" office:value="4.6794119083" calcext:value-type="float">
            <text:p>4,6794119083</text:p>
          </table:table-cell>
          <table:table-cell office:value-type="float" office:value="4.8987058221" calcext:value-type="float">
            <text:p>4,8987058221</text:p>
          </table:table-cell>
          <table:table-cell office:value-type="float" office:value="5.1251110809" calcext:value-type="float">
            <text:p>5,1251110809</text:p>
          </table:table-cell>
          <table:table-cell office:value-type="float" office:value="5.3614036354" calcext:value-type="float">
            <text:p>5,3614036354</text:p>
          </table:table-cell>
          <table:table-cell office:value-type="float" office:value="5.6116877851" calcext:value-type="float">
            <text:p>5,6116877851</text:p>
          </table:table-cell>
          <table:table-cell office:value-type="float" office:value="5.8820317223" calcext:value-type="float">
            <text:p>5,8820317223</text:p>
          </table:table-cell>
          <table:table-cell office:value-type="float" office:value="6.1816694004" calcext:value-type="float">
            <text:p>6,1816694004</text:p>
          </table:table-cell>
          <table:table-cell office:value-type="float" office:value="6.5253483103" calcext:value-type="float">
            <text:p>6,5253483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252413894" calcext:value-type="float">
            <text:p>2,5252413894</text:p>
          </table:table-cell>
          <table:table-cell office:value-type="float" office:value="2.6959659674" calcext:value-type="float">
            <text:p>2,6959659674</text:p>
          </table:table-cell>
          <table:table-cell office:value-type="float" office:value="2.8740015079" calcext:value-type="float">
            <text:p>2,8740015079</text:p>
          </table:table-cell>
          <table:table-cell office:value-type="float" office:value="3.0550263334" calcext:value-type="float">
            <text:p>3,0550263334</text:p>
          </table:table-cell>
          <table:table-cell office:value-type="float" office:value="3.2374255767" calcext:value-type="float">
            <text:p>3,2374255767</text:p>
          </table:table-cell>
          <table:table-cell office:value-type="float" office:value="3.4201231022" calcext:value-type="float">
            <text:p>3,4201231022</text:p>
          </table:table-cell>
          <table:table-cell office:value-type="float" office:value="3.6037280639" calcext:value-type="float">
            <text:p>3,6037280639</text:p>
          </table:table-cell>
          <table:table-cell office:value-type="float" office:value="3.7908471332" calcext:value-type="float">
            <text:p>3,7908471332</text:p>
          </table:table-cell>
          <table:table-cell office:value-type="float" office:value="3.9817411505" calcext:value-type="float">
            <text:p>3,9817411505</text:p>
          </table:table-cell>
          <table:table-cell office:value-type="float" office:value="4.1772658037" calcext:value-type="float">
            <text:p>4,1772658037</text:p>
          </table:table-cell>
          <table:table-cell office:value-type="float" office:value="4.3788966025" calcext:value-type="float">
            <text:p>4,3788966025</text:p>
          </table:table-cell>
          <table:table-cell office:value-type="float" office:value="4.5889039862" calcext:value-type="float">
            <text:p>4,5889039862</text:p>
          </table:table-cell>
          <table:table-cell office:value-type="float" office:value="4.8106566723" calcext:value-type="float">
            <text:p>4,8106566723</text:p>
          </table:table-cell>
          <table:table-cell office:value-type="float" office:value="5.0491544588" calcext:value-type="float">
            <text:p>5,0491544588</text:p>
          </table:table-cell>
          <table:table-cell office:value-type="float" office:value="5.3120384743" calcext:value-type="float">
            <text:p>5,3120384743</text:p>
          </table:table-cell>
          <table:table-cell office:value-type="float" office:value="5.6115549633" calcext:value-type="float">
            <text:p>5,6115549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41318677" calcext:value-type="float">
            <text:p>0,5541318677</text:p>
          </table:table-cell>
          <table:table-cell office:value-type="float" office:value="0.5577917108" calcext:value-type="float">
            <text:p>0,5577917108</text:p>
          </table:table-cell>
          <table:table-cell office:value-type="float" office:value="0.5611502451" calcext:value-type="float">
            <text:p>0,5611502451</text:p>
          </table:table-cell>
          <table:table-cell office:value-type="float" office:value="0.5640452266" calcext:value-type="float">
            <text:p>0,5640452266</text:p>
          </table:table-cell>
          <table:table-cell office:value-type="float" office:value="0.5663811649" calcext:value-type="float">
            <text:p>0,5663811649</text:p>
          </table:table-cell>
          <table:table-cell office:value-type="float" office:value="0.5690720381" calcext:value-type="float">
            <text:p>0,5690720381</text:p>
          </table:table-cell>
          <table:table-cell office:value-type="float" office:value="0.5722332579" calcext:value-type="float">
            <text:p>0,5722332579</text:p>
          </table:table-cell>
          <table:table-cell office:value-type="float" office:value="0.5760650184" calcext:value-type="float">
            <text:p>0,5760650184</text:p>
          </table:table-cell>
          <table:table-cell office:value-type="float" office:value="0.5809019785" calcext:value-type="float">
            <text:p>0,5809019785</text:p>
          </table:table-cell>
          <table:table-cell office:value-type="float" office:value="0.5872496491" calcext:value-type="float">
            <text:p>0,5872496491</text:p>
          </table:table-cell>
          <table:table-cell office:value-type="float" office:value="0.5958436128" calcext:value-type="float">
            <text:p>0,5958436128</text:p>
          </table:table-cell>
          <table:table-cell office:value-type="float" office:value="0.6077522635" calcext:value-type="float">
            <text:p>0,6077522635</text:p>
          </table:table-cell>
          <table:table-cell office:value-type="float" office:value="0.6245684261" calcext:value-type="float">
            <text:p>0,6245684261</text:p>
          </table:table-cell>
          <table:table-cell office:value-type="float" office:value="0.6487933469" calcext:value-type="float">
            <text:p>0,6487933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52.2535897282" calcext:value-type="float">
            <text:p>52,2535897282</text:p>
          </table:table-cell>
          <table:table-cell office:value-type="float" office:value="57.7173012486" calcext:value-type="float">
            <text:p>57,7173012486</text:p>
          </table:table-cell>
          <table:table-cell office:value-type="float" office:value="63.283724198" calcext:value-type="float">
            <text:p>63,283724198</text:p>
          </table:table-cell>
          <table:table-cell office:value-type="float" office:value="68.8081254197" calcext:value-type="float">
            <text:p>68,8081254197</text:p>
          </table:table-cell>
          <table:table-cell office:value-type="float" office:value="74.0951425039" calcext:value-type="float">
            <text:p>74,0951425039</text:p>
          </table:table-cell>
          <table:table-cell office:value-type="float" office:value="79.3066290368" calcext:value-type="float">
            <text:p>79,3066290368</text:p>
          </table:table-cell>
          <table:table-cell office:value-type="float" office:value="83.7385345458" calcext:value-type="float">
            <text:p>83,7385345458</text:p>
          </table:table-cell>
          <table:table-cell office:value-type="float" office:value="87.0746532384" calcext:value-type="float">
            <text:p>87,0746532384</text:p>
          </table:table-cell>
          <table:table-cell office:value-type="float" office:value="88.8300358538" calcext:value-type="float">
            <text:p>88,8300358538</text:p>
          </table:table-cell>
          <table:table-cell office:value-type="float" office:value="88.410284662" calcext:value-type="float">
            <text:p>88,410284662</text:p>
          </table:table-cell>
          <table:table-cell office:value-type="float" office:value="85.0852855201" calcext:value-type="float">
            <text:p>85,0852855201</text:p>
          </table:table-cell>
          <table:table-cell office:value-type="float" office:value="77.954241063" calcext:value-type="float">
            <text:p>77,954241063</text:p>
          </table:table-cell>
          <table:table-cell office:value-type="float" office:value="65.9174407267" calcext:value-type="float">
            <text:p>65,9174407267</text:p>
          </table:table-cell>
          <table:table-cell office:value-type="float" office:value="47.7736376029" calcext:value-type="float">
            <text:p>47,7736376029</text:p>
          </table:table-cell>
          <table:table-cell office:value-type="float" office:value="23.1989008359" calcext:value-type="float">
            <text:p>23,1989008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111816863" calcext:value-type="float">
            <text:p>0,2111816863</text:p>
          </table:table-cell>
          <table:table-cell office:value-type="float" office:value="0.2318577592" calcext:value-type="float">
            <text:p>0,2318577592</text:p>
          </table:table-cell>
          <table:table-cell office:value-type="float" office:value="0.2533871548" calcext:value-type="float">
            <text:p>0,2533871548</text:p>
          </table:table-cell>
          <table:table-cell office:value-type="float" office:value="0.2754695555" calcext:value-type="float">
            <text:p>0,2754695555</text:p>
          </table:table-cell>
          <table:table-cell office:value-type="float" office:value="0.2976727419" calcext:value-type="float">
            <text:p>0,2976727419</text:p>
          </table:table-cell>
          <table:table-cell office:value-type="float" office:value="0.3115631482" calcext:value-type="float">
            <text:p>0,3115631482</text:p>
          </table:table-cell>
          <table:table-cell office:value-type="float" office:value="0.3233427816" calcext:value-type="float">
            <text:p>0,3233427816</text:p>
          </table:table-cell>
          <table:table-cell office:value-type="float" office:value="0.3323719298" calcext:value-type="float">
            <text:p>0,3323719298</text:p>
          </table:table-cell>
          <table:table-cell office:value-type="float" office:value="0.3375973751" calcext:value-type="float">
            <text:p>0,3375973751</text:p>
          </table:table-cell>
          <table:table-cell office:value-type="float" office:value="0.3376529716" calcext:value-type="float">
            <text:p>0,3376529716</text:p>
          </table:table-cell>
          <table:table-cell office:value-type="float" office:value="0.3306911262" calcext:value-type="float">
            <text:p>0,3306911262</text:p>
          </table:table-cell>
          <table:table-cell office:value-type="float" office:value="0.3140657054" calcext:value-type="float">
            <text:p>0,3140657054</text:p>
          </table:table-cell>
          <table:table-cell office:value-type="float" office:value="0.283695897" calcext:value-type="float">
            <text:p>0,283695897</text:p>
          </table:table-cell>
          <table:table-cell office:value-type="float" office:value="0.232716785" calcext:value-type="float">
            <text:p>0,232716785</text:p>
          </table:table-cell>
          <table:table-cell office:value-type="float" office:value="0.1486309709" calcext:value-type="float">
            <text:p>0,1486309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40.4457278307" calcext:value-type="float">
            <text:p>40,4457278307</text:p>
          </table:table-cell>
          <table:table-cell office:value-type="float" office:value="47.5832092126" calcext:value-type="float">
            <text:p>47,5832092126</text:p>
          </table:table-cell>
          <table:table-cell office:value-type="float" office:value="53.5418185663" calcext:value-type="float">
            <text:p>53,5418185663</text:p>
          </table:table-cell>
          <table:table-cell office:value-type="float" office:value="59.5311431652" calcext:value-type="float">
            <text:p>59,5311431652</text:p>
          </table:table-cell>
          <table:table-cell office:value-type="float" office:value="65.4834445235" calcext:value-type="float">
            <text:p>65,4834445235</text:p>
          </table:table-cell>
          <table:table-cell office:value-type="float" office:value="71.2362430078" calcext:value-type="float">
            <text:p>71,2362430078</text:p>
          </table:table-cell>
          <table:table-cell office:value-type="float" office:value="76.575927497" calcext:value-type="float">
            <text:p>76,575927497</text:p>
          </table:table-cell>
          <table:table-cell office:value-type="float" office:value="81.243885256" calcext:value-type="float">
            <text:p>81,243885256</text:p>
          </table:table-cell>
          <table:table-cell office:value-type="float" office:value="85.0322580673" calcext:value-type="float">
            <text:p>85,0322580673</text:p>
          </table:table-cell>
          <table:table-cell office:value-type="float" office:value="87.4871013055" calcext:value-type="float">
            <text:p>87,4871013055</text:p>
          </table:table-cell>
          <table:table-cell office:value-type="float" office:value="88.1468006745" calcext:value-type="float">
            <text:p>88,1468006745</text:p>
          </table:table-cell>
          <table:table-cell office:value-type="float" office:value="86.4628808772" calcext:value-type="float">
            <text:p>86,4628808772</text:p>
          </table:table-cell>
          <table:table-cell office:value-type="float" office:value="81.7911055949" calcext:value-type="float">
            <text:p>81,7911055949</text:p>
          </table:table-cell>
          <table:table-cell office:value-type="float" office:value="73.4005019813" calcext:value-type="float">
            <text:p>73,4005019813</text:p>
          </table:table-cell>
          <table:table-cell office:value-type="float" office:value="60.5496769662" calcext:value-type="float">
            <text:p>60,5496769662</text:p>
          </table:table-cell>
          <table:table-cell office:value-type="float" office:value="42.7785066155" calcext:value-type="float">
            <text:p>42,7785066155</text:p>
          </table:table-cell>
          <table:table-cell office:value-type="float" office:value="20.8736801472" calcext:value-type="float">
            <text:p>20,87368014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38.1518544158" calcext:value-type="float">
            <text:p>138,1518544158</text:p>
          </table:table-cell>
          <table:table-cell office:value-type="float" office:value="163.8423529071" calcext:value-type="float">
            <text:p>163,8423529071</text:p>
          </table:table-cell>
          <table:table-cell office:value-type="float" office:value="191.4647732294" calcext:value-type="float">
            <text:p>191,4647732294</text:p>
          </table:table-cell>
          <table:table-cell office:value-type="float" office:value="221.6945924087" calcext:value-type="float">
            <text:p>221,6945924087</text:p>
          </table:table-cell>
          <table:table-cell office:value-type="float" office:value="254.310674139" calcext:value-type="float">
            <text:p>254,310674139</text:p>
          </table:table-cell>
          <table:table-cell office:value-type="float" office:value="289.2624932811" calcext:value-type="float">
            <text:p>289,2624932811</text:p>
          </table:table-cell>
          <table:table-cell office:value-type="float" office:value="326.4942276307" calcext:value-type="float">
            <text:p>326,4942276307</text:p>
          </table:table-cell>
          <table:table-cell office:value-type="float" office:value="363.3874483825" calcext:value-type="float">
            <text:p>363,3874483825</text:p>
          </table:table-cell>
          <table:table-cell office:value-type="float" office:value="405.7172385762" calcext:value-type="float">
            <text:p>405,7172385762</text:p>
          </table:table-cell>
          <table:table-cell office:value-type="float" office:value="450.7224555239" calcext:value-type="float">
            <text:p>450,7224555239</text:p>
          </table:table-cell>
          <table:table-cell office:value-type="float" office:value="498.2415101543" calcext:value-type="float">
            <text:p>498,2415101543</text:p>
          </table:table-cell>
          <table:table-cell office:value-type="float" office:value="548.1168932025" calcext:value-type="float">
            <text:p>548,1168932025</text:p>
          </table:table-cell>
          <table:table-cell office:value-type="float" office:value="600.1867350363" calcext:value-type="float">
            <text:p>600,1867350363</text:p>
          </table:table-cell>
          <table:table-cell office:value-type="float" office:value="654.2718887282" calcext:value-type="float">
            <text:p>654,2718887282</text:p>
          </table:table-cell>
          <table:table-cell office:value-type="float" office:value="710.1537612341" calcext:value-type="float">
            <text:p>710,1537612341</text:p>
          </table:table-cell>
          <table:table-cell office:value-type="float" office:value="767.5309383613" calcext:value-type="float">
            <text:p>767,5309383613</text:p>
          </table:table-cell>
          <table:table-cell office:value-type="float" office:value="825.9254098287" calcext:value-type="float">
            <text:p>825,9254098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400281189" calcext:value-type="float">
            <text:p>0,0400281189</text:p>
          </table:table-cell>
          <table:table-cell office:value-type="float" office:value="0.0400253438" calcext:value-type="float">
            <text:p>0,0400253438</text:p>
          </table:table-cell>
          <table:table-cell office:value-type="float" office:value="0.0400245714" calcext:value-type="float">
            <text:p>0,0400245714</text:p>
          </table:table-cell>
          <table:table-cell office:value-type="float" office:value="0.040023534" calcext:value-type="float">
            <text:p>0,040023534</text:p>
          </table:table-cell>
          <table:table-cell office:value-type="float" office:value="0.0400225451" calcext:value-type="float">
            <text:p>0,0400225451</text:p>
          </table:table-cell>
          <table:table-cell office:value-type="float" office:value="0.0400250086" calcext:value-type="float">
            <text:p>0,0400250086</text:p>
          </table:table-cell>
          <table:table-cell office:value-type="float" office:value="0.0400157782" calcext:value-type="float">
            <text:p>0,0400157782</text:p>
          </table:table-cell>
          <table:table-cell office:value-type="float" office:value="0.0400195565" calcext:value-type="float">
            <text:p>0,0400195565</text:p>
          </table:table-cell>
          <table:table-cell office:value-type="float" office:value="0.0400190058" calcext:value-type="float">
            <text:p>0,0400190058</text:p>
          </table:table-cell>
          <table:table-cell office:value-type="float" office:value="0.0400183906" calcext:value-type="float">
            <text:p>0,0400183906</text:p>
          </table:table-cell>
          <table:table-cell office:value-type="float" office:value="0.0400177424" calcext:value-type="float">
            <text:p>0,0400177424</text:p>
          </table:table-cell>
          <table:table-cell office:value-type="float" office:value="0.0400170797" calcext:value-type="float">
            <text:p>0,0400170797</text:p>
          </table:table-cell>
          <table:table-cell office:value-type="float" office:value="0.0400164104" calcext:value-type="float">
            <text:p>0,0400164104</text:p>
          </table:table-cell>
          <table:table-cell office:value-type="float" office:value="0.0400157339" calcext:value-type="float">
            <text:p>0,0400157339</text:p>
          </table:table-cell>
          <table:table-cell office:value-type="float" office:value="0.040015038" calcext:value-type="float">
            <text:p>0,040015038</text:p>
          </table:table-cell>
          <table:table-cell office:value-type="float" office:value="0.0400142916" calcext:value-type="float">
            <text:p>0,0400142916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38.9071898054" calcext:value-type="float">
            <text:p>138,9071898054</text:p>
          </table:table-cell>
          <table:table-cell office:value-type="float" office:value="165.05072522" calcext:value-type="float">
            <text:p>165,05072522</text:p>
          </table:table-cell>
          <table:table-cell office:value-type="float" office:value="193.3795169612" calcext:value-type="float">
            <text:p>193,3795169612</text:p>
          </table:table-cell>
          <table:table-cell office:value-type="float" office:value="224.2442582569" calcext:value-type="float">
            <text:p>224,2442582569</text:p>
          </table:table-cell>
          <table:table-cell office:value-type="float" office:value="257.6339116963" calcext:value-type="float">
            <text:p>257,6339116963</text:p>
          </table:table-cell>
          <table:table-cell office:value-type="float" office:value="293.5231511657" calcext:value-type="float">
            <text:p>293,5231511657</text:p>
          </table:table-cell>
          <table:table-cell office:value-type="float" office:value="331.8764866531" calcext:value-type="float">
            <text:p>331,8764866531</text:p>
          </table:table-cell>
          <table:table-cell office:value-type="float" office:value="370.0309153851" calcext:value-type="float">
            <text:p>370,0309153851</text:p>
          </table:table-cell>
          <table:table-cell office:value-type="float" office:value="413.9004898335" calcext:value-type="float">
            <text:p>413,9004898335</text:p>
          </table:table-cell>
          <table:table-cell office:value-type="float" office:value="460.7068931356" calcext:value-type="float">
            <text:p>460,7068931356</text:p>
          </table:table-cell>
          <table:table-cell office:value-type="float" office:value="510.3136986903" calcext:value-type="float">
            <text:p>510,3136986903</text:p>
          </table:table-cell>
          <table:table-cell office:value-type="float" office:value="562.5926952259" calcext:value-type="float">
            <text:p>562,5926952259</text:p>
          </table:table-cell>
          <table:table-cell office:value-type="float" office:value="617.4206462046" calcext:value-type="float">
            <text:p>617,4206462046</text:p>
          </table:table-cell>
          <table:table-cell office:value-type="float" office:value="674.6757302572" calcext:value-type="float">
            <text:p>674,6757302572</text:p>
          </table:table-cell>
          <table:table-cell office:value-type="float" office:value="734.2333153528" calcext:value-type="float">
            <text:p>734,2333153528</text:p>
          </table:table-cell>
          <table:table-cell office:value-type="float" office:value="795.9600762251" calcext:value-type="float">
            <text:p>795,9600762251</text:p>
          </table:table-cell>
          <table:table-cell office:value-type="float" office:value="859.7040352572" calcext:value-type="float">
            <text:p>859,7040352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25" calcext:value-type="float">
            <text:p>325</text:p>
          </table:table-cell>
          <table:table-cell office:value-type="float" office:value="387.8126259267" calcext:value-type="float">
            <text:p>387,8126259267</text:p>
          </table:table-cell>
          <table:table-cell office:value-type="float" office:value="453.6335094897" calcext:value-type="float">
            <text:p>453,6335094897</text:p>
          </table:table-cell>
          <table:table-cell office:value-type="float" office:value="525.1923309842" calcext:value-type="float">
            <text:p>525,1923309842</text:p>
          </table:table-cell>
          <table:table-cell office:value-type="float" office:value="602.4516968759" calcext:value-type="float">
            <text:p>602,4516968759</text:p>
          </table:table-cell>
          <table:table-cell office:value-type="float" office:value="685.3166356655" calcext:value-type="float">
            <text:p>685,3166356655</text:p>
          </table:table-cell>
          <table:table-cell office:value-type="float" office:value="773.6605253494" calcext:value-type="float">
            <text:p>773,6605253494</text:p>
          </table:table-cell>
          <table:table-cell office:value-type="float" office:value="847.1804437397" calcext:value-type="float">
            <text:p>847,1804437397</text:p>
          </table:table-cell>
          <table:table-cell office:value-type="float" office:value="951.5926785334" calcext:value-type="float">
            <text:p>951,5926785334</text:p>
          </table:table-cell>
          <table:table-cell office:value-type="float" office:value="1065.8222761763" calcext:value-type="float">
            <text:p>1065,8222761763</text:p>
          </table:table-cell>
          <table:table-cell office:value-type="float" office:value="1189.171910682" calcext:value-type="float">
            <text:p>1189,171910682</text:p>
          </table:table-cell>
          <table:table-cell office:value-type="float" office:value="1321.0291182271" calcext:value-type="float">
            <text:p>1321,0291182271</text:p>
          </table:table-cell>
          <table:table-cell office:value-type="float" office:value="1460.8366125218" calcext:value-type="float">
            <text:p>1460,8366125218</text:p>
          </table:table-cell>
          <table:table-cell office:value-type="float" office:value="1608.0642733158" calcext:value-type="float">
            <text:p>1608,0642733158</text:p>
          </table:table-cell>
          <table:table-cell office:value-type="float" office:value="1762.1765625719" calcext:value-type="float">
            <text:p>1762,1765625719</text:p>
          </table:table-cell>
          <table:table-cell office:value-type="float" office:value="1922.5857495201" calcext:value-type="float">
            <text:p>1922,5857495201</text:p>
          </table:table-cell>
          <table:table-cell office:value-type="float" office:value="2088.5704170713" calcext:value-type="float">
            <text:p>2088,5704170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2836058579" calcext:value-type="float">
            <text:p>0,2836058579</text:p>
          </table:table-cell>
          <table:table-cell office:value-type="float" office:value="0.274207527" calcext:value-type="float">
            <text:p>0,274207527</text:p>
          </table:table-cell>
          <table:table-cell office:value-type="float" office:value="0.2687975189" calcext:value-type="float">
            <text:p>0,2687975189</text:p>
          </table:table-cell>
          <table:table-cell office:value-type="float" office:value="0.2637239584" calcext:value-type="float">
            <text:p>0,2637239584</text:p>
          </table:table-cell>
          <table:table-cell office:value-type="float" office:value="0.2591907983" calcext:value-type="float">
            <text:p>0,2591907983</text:p>
          </table:table-cell>
          <table:table-cell office:value-type="float" office:value="0.255123228" calcext:value-type="float">
            <text:p>0,255123228</text:p>
          </table:table-cell>
          <table:table-cell office:value-type="float" office:value="0.2391108982" calcext:value-type="float">
            <text:p>0,2391108982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39.1806751853" calcext:value-type="float">
            <text:p>39,1806751853</text:p>
          </table:table-cell>
          <table:table-cell office:value-type="float" office:value="44.9268064012" calcext:value-type="float">
            <text:p>44,9268064012</text:p>
          </table:table-cell>
          <table:table-cell office:value-type="float" office:value="51.4652559931" calcext:value-type="float">
            <text:p>51,4652559931</text:p>
          </table:table-cell>
          <table:table-cell office:value-type="float" office:value="58.4661754706" calcext:value-type="float">
            <text:p>58,4661754706</text:p>
          </table:table-cell>
          <table:table-cell office:value-type="float" office:value="65.9149866355" calcext:value-type="float">
            <text:p>65,9149866355</text:p>
          </table:table-cell>
          <table:table-cell office:value-type="float" office:value="73.7975810311" calcext:value-type="float">
            <text:p>73,7975810311</text:p>
          </table:table-cell>
          <table:table-cell office:value-type="float" office:value="78.0683280252" calcext:value-type="float">
            <text:p>78,0683280252</text:p>
          </table:table-cell>
          <table:table-cell office:value-type="float" office:value="90.2682196619" calcext:value-type="float">
            <text:p>90,2682196619</text:p>
          </table:table-cell>
          <table:table-cell office:value-type="float" office:value="100.7832630858" calcext:value-type="float">
            <text:p>100,7832630858</text:p>
          </table:table-cell>
          <table:table-cell office:value-type="float" office:value="111.9629029645" calcext:value-type="float">
            <text:p>111,9629029645</text:p>
          </table:table-cell>
          <table:table-cell office:value-type="float" office:value="123.7669993377" calcext:value-type="float">
            <text:p>123,7669993377</text:p>
          </table:table-cell>
          <table:table-cell office:value-type="float" office:value="136.1564257" calcext:value-type="float">
            <text:p>136,1564257</text:p>
          </table:table-cell>
          <table:table-cell office:value-type="float" office:value="149.0909723976" calcext:value-type="float">
            <text:p>149,0909723976</text:p>
          </table:table-cell>
          <table:table-cell office:value-type="float" office:value="162.5261379643" calcext:value-type="float">
            <text:p>162,5261379643</text:p>
          </table:table-cell>
          <table:table-cell office:value-type="float" office:value="176.4076222174" calcext:value-type="float">
            <text:p>176,4076222174</text:p>
          </table:table-cell>
          <table:table-cell office:value-type="float" office:value="190.6605515674" calcext:value-type="float">
            <text:p>190,6605515674</text:p>
          </table:table-cell>
          <table:table-cell office:value-type="float" office:value="205.1661846071" calcext:value-type="float">
            <text:p>205,1661846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38.1581309389" calcext:value-type="float">
            <text:p>138,1581309389</text:p>
          </table:table-cell>
          <table:table-cell office:value-type="float" office:value="163.8819172137" calcext:value-type="float">
            <text:p>163,8819172137</text:p>
          </table:table-cell>
          <table:table-cell office:value-type="float" office:value="191.7488839891" calcext:value-type="float">
            <text:p>191,7488839891</text:p>
          </table:table-cell>
          <table:table-cell office:value-type="float" office:value="222.0642263086" calcext:value-type="float">
            <text:p>222,0642263086</text:p>
          </table:table-cell>
          <table:table-cell office:value-type="float" office:value="254.7827244493" calcext:value-type="float">
            <text:p>254,7827244493</text:p>
          </table:table-cell>
          <table:table-cell office:value-type="float" office:value="289.8537408694" calcext:value-type="float">
            <text:p>289,8537408694</text:p>
          </table:table-cell>
          <table:table-cell office:value-type="float" office:value="327.2194923471" calcext:value-type="float">
            <text:p>327,2194923471</text:p>
          </table:table-cell>
          <table:table-cell office:value-type="float" office:value="364.2340713887" calcext:value-type="float">
            <text:p>364,2340713887</text:p>
          </table:table-cell>
          <table:table-cell office:value-type="float" office:value="406.6892484919" calcext:value-type="float">
            <text:p>406,6892484919</text:p>
          </table:table-cell>
          <table:table-cell office:value-type="float" office:value="451.8080306003" calcext:value-type="float">
            <text:p>451,8080306003</text:p>
          </table:table-cell>
          <table:table-cell office:value-type="float" office:value="499.4135740279" calcext:value-type="float">
            <text:p>499,4135740279</text:p>
          </table:table-cell>
          <table:table-cell office:value-type="float" office:value="549.3292311109" calcext:value-type="float">
            <text:p>549,3292311109</text:p>
          </table:table-cell>
          <table:table-cell office:value-type="float" office:value="601.3709857292" calcext:value-type="float">
            <text:p>601,3709857292</text:p>
          </table:table-cell>
          <table:table-cell office:value-type="float" office:value="655.3371666754" calcext:value-type="float">
            <text:p>655,3371666754</text:p>
          </table:table-cell>
          <table:table-cell office:value-type="float" office:value="710.9929815092" calcext:value-type="float">
            <text:p>710,9929815092</text:p>
          </table:table-cell>
          <table:table-cell office:value-type="float" office:value="768.0443938714" calcext:value-type="float">
            <text:p>768,0443938714</text:p>
          </table:table-cell>
          <table:table-cell office:value-type="float" office:value="826.0889494208" calcext:value-type="float">
            <text:p>826,08894942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7656978976" calcext:value-type="float">
            <text:p>12,7656978976</text:p>
          </table:table-cell>
          <table:table-cell office:value-type="float" office:value="14.6135158189" calcext:value-type="float">
            <text:p>14,6135158189</text:p>
          </table:table-cell>
          <table:table-cell office:value-type="float" office:value="16.507098336" calcext:value-type="float">
            <text:p>16,507098336</text:p>
          </table:table-cell>
          <table:table-cell office:value-type="float" office:value="18.576932957" calcext:value-type="float">
            <text:p>18,576932957</text:p>
          </table:table-cell>
          <table:table-cell office:value-type="float" office:value="20.8022978621" calcext:value-type="float">
            <text:p>20,8022978621</text:p>
          </table:table-cell>
          <table:table-cell office:value-type="float" office:value="23.1837674947" calcext:value-type="float">
            <text:p>23,1837674947</text:p>
          </table:table-cell>
          <table:table-cell office:value-type="float" office:value="26.1456955451" calcext:value-type="float">
            <text:p>26,1456955451</text:p>
          </table:table-cell>
          <table:table-cell office:value-type="float" office:value="28.2061672667" calcext:value-type="float">
            <text:p>28,2061672667</text:p>
          </table:table-cell>
          <table:table-cell office:value-type="float" office:value="30.986802085" calcext:value-type="float">
            <text:p>30,986802085</text:p>
          </table:table-cell>
          <table:table-cell office:value-type="float" office:value="33.9515542315" calcext:value-type="float">
            <text:p>33,9515542315</text:p>
          </table:table-cell>
          <table:table-cell office:value-type="float" office:value="37.0900953328" calcext:value-type="float">
            <text:p>37,0900953328</text:p>
          </table:table-cell>
          <table:table-cell office:value-type="float" office:value="40.3927116139" calcext:value-type="float">
            <text:p>40,3927116139</text:p>
          </table:table-cell>
          <table:table-cell office:value-type="float" office:value="43.8494636151" calcext:value-type="float">
            <text:p>43,8494636151</text:p>
          </table:table-cell>
          <table:table-cell office:value-type="float" office:value="47.4491300486" calcext:value-type="float">
            <text:p>47,4491300486</text:p>
          </table:table-cell>
          <table:table-cell office:value-type="float" office:value="51.1775664845" calcext:value-type="float">
            <text:p>51,1775664845</text:p>
          </table:table-cell>
          <table:table-cell office:value-type="float" office:value="55.0146146799" calcext:value-type="float">
            <text:p>55,0146146799</text:p>
          </table:table-cell>
          <table:table-cell office:value-type="float" office:value="58.9274965321" calcext:value-type="float">
            <text:p>58,9274965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8.9711792305" calcext:value-type="float">
            <text:p>98,9711792305</text:p>
          </table:table-cell>
          <table:table-cell office:value-type="float" office:value="118.9155465058" calcext:value-type="float">
            <text:p>118,9155465058</text:p>
          </table:table-cell>
          <table:table-cell office:value-type="float" office:value="139.9995172362" calcext:value-type="float">
            <text:p>139,9995172362</text:p>
          </table:table-cell>
          <table:table-cell office:value-type="float" office:value="163.2284169381" calcext:value-type="float">
            <text:p>163,2284169381</text:p>
          </table:table-cell>
          <table:table-cell office:value-type="float" office:value="188.3956875036" calcext:value-type="float">
            <text:p>188,3956875036</text:p>
          </table:table-cell>
          <table:table-cell office:value-type="float" office:value="215.46491225" calcext:value-type="float">
            <text:p>215,46491225</text:p>
          </table:table-cell>
          <table:table-cell office:value-type="float" office:value="248.4258996055" calcext:value-type="float">
            <text:p>248,4258996055</text:p>
          </table:table-cell>
          <table:table-cell office:value-type="float" office:value="273.1192287206" calcext:value-type="float">
            <text:p>273,1192287206</text:p>
          </table:table-cell>
          <table:table-cell office:value-type="float" office:value="304.9339754904" calcext:value-type="float">
            <text:p>304,9339754904</text:p>
          </table:table-cell>
          <table:table-cell office:value-type="float" office:value="338.7595525594" calcext:value-type="float">
            <text:p>338,7595525594</text:p>
          </table:table-cell>
          <table:table-cell office:value-type="float" office:value="374.4745108166" calcext:value-type="float">
            <text:p>374,4745108166</text:p>
          </table:table-cell>
          <table:table-cell office:value-type="float" office:value="411.9604675025" calcext:value-type="float">
            <text:p>411,9604675025</text:p>
          </table:table-cell>
          <table:table-cell office:value-type="float" office:value="451.0957626388" calcext:value-type="float">
            <text:p>451,0957626388</text:p>
          </table:table-cell>
          <table:table-cell office:value-type="float" office:value="491.7457507638" calcext:value-type="float">
            <text:p>491,7457507638</text:p>
          </table:table-cell>
          <table:table-cell office:value-type="float" office:value="533.7461390167" calcext:value-type="float">
            <text:p>533,7461390167</text:p>
          </table:table-cell>
          <table:table-cell office:value-type="float" office:value="576.8703867938" calcext:value-type="float">
            <text:p>576,8703867938</text:p>
          </table:table-cell>
          <table:table-cell office:value-type="float" office:value="620.7592252216" calcext:value-type="float">
            <text:p>620,7592252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0815079" calcext:value-type="float">
            <text:p>0,0070815079</text:p>
          </table:table-cell>
          <table:table-cell office:value-type="float" office:value="0.0084322942" calcext:value-type="float">
            <text:p>0,0084322942</text:p>
          </table:table-cell>
          <table:table-cell office:value-type="float" office:value="0.0097216846" calcext:value-type="float">
            <text:p>0,0097216846</text:p>
          </table:table-cell>
          <table:table-cell office:value-type="float" office:value="0.0110668166" calcext:value-type="float">
            <text:p>0,0110668166</text:p>
          </table:table-cell>
          <table:table-cell office:value-type="float" office:value="0.0125012636" calcext:value-type="float">
            <text:p>0,0125012636</text:p>
          </table:table-cell>
          <table:table-cell office:value-type="float" office:value="0.0140323117" calcext:value-type="float">
            <text:p>0,0140323117</text:p>
          </table:table-cell>
          <table:table-cell office:value-type="float" office:value="0.015665837" calcext:value-type="float">
            <text:p>0,015665837</text:p>
          </table:table-cell>
          <table:table-cell office:value-type="float" office:value="0.0174226451" calcext:value-type="float">
            <text:p>0,0174226451</text:p>
          </table:table-cell>
          <table:table-cell office:value-type="float" office:value="0.0193156705" calcext:value-type="float">
            <text:p>0,0193156705</text:p>
          </table:table-cell>
          <table:table-cell office:value-type="float" office:value="0.0213596552" calcext:value-type="float">
            <text:p>0,0213596552</text:p>
          </table:table-cell>
          <table:table-cell office:value-type="float" office:value="0.0235756067" calcext:value-type="float">
            <text:p>0,0235756067</text:p>
          </table:table-cell>
          <table:table-cell office:value-type="float" office:value="0.0259946935" calcext:value-type="float">
            <text:p>0,0259946935</text:p>
          </table:table-cell>
          <table:table-cell office:value-type="float" office:value="0.0286634938" calcext:value-type="float">
            <text:p>0,0286634938</text:p>
          </table:table-cell>
          <table:table-cell office:value-type="float" office:value="0.0316525188" calcext:value-type="float">
            <text:p>0,0316525188</text:p>
          </table:table-cell>
          <table:table-cell office:value-type="float" office:value="0.0350717117" calcext:value-type="float">
            <text:p>0,0350717117</text:p>
          </table:table-cell>
          <table:table-cell office:value-type="float" office:value="0.0391007654" calcext:value-type="float">
            <text:p>0,03910076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490588665" calcext:value-type="float">
            <text:p>0,7490588665</text:p>
          </table:table-cell>
          <table:table-cell office:value-type="float" office:value="1.1688080064" calcext:value-type="float">
            <text:p>1,1688080064</text:p>
          </table:table-cell>
          <table:table-cell office:value-type="float" office:value="1.6306329721" calcext:value-type="float">
            <text:p>1,6306329721</text:p>
          </table:table-cell>
          <table:table-cell office:value-type="float" office:value="2.1800319483" calcext:value-type="float">
            <text:p>2,1800319483</text:p>
          </table:table-cell>
          <table:table-cell office:value-type="float" office:value="2.851187247" calcext:value-type="float">
            <text:p>2,851187247</text:p>
          </table:table-cell>
          <table:table-cell office:value-type="float" office:value="3.6694102963" calcext:value-type="float">
            <text:p>3,6694102963</text:p>
          </table:table-cell>
          <table:table-cell office:value-type="float" office:value="4.656994306" calcext:value-type="float">
            <text:p>4,656994306</text:p>
          </table:table-cell>
          <table:table-cell office:value-type="float" office:value="5.7968439964" calcext:value-type="float">
            <text:p>5,7968439964</text:p>
          </table:table-cell>
          <table:table-cell office:value-type="float" office:value="7.2112413416" calcext:value-type="float">
            <text:p>7,2112413416</text:p>
          </table:table-cell>
          <table:table-cell office:value-type="float" office:value="8.8988625354" calcext:value-type="float">
            <text:p>8,8988625354</text:p>
          </table:table-cell>
          <table:table-cell office:value-type="float" office:value="10.9001246623" calcext:value-type="float">
            <text:p>10,9001246623</text:p>
          </table:table-cell>
          <table:table-cell office:value-type="float" office:value="13.263464115" calcext:value-type="float">
            <text:p>13,263464115</text:p>
          </table:table-cell>
          <table:table-cell office:value-type="float" office:value="16.0496604755" calcext:value-type="float">
            <text:p>16,0496604755</text:p>
          </table:table-cell>
          <table:table-cell office:value-type="float" office:value="19.3385635818" calcext:value-type="float">
            <text:p>19,3385635818</text:p>
          </table:table-cell>
          <table:table-cell office:value-type="float" office:value="23.2403338436" calcext:value-type="float">
            <text:p>23,2403338436</text:p>
          </table:table-cell>
          <table:table-cell office:value-type="float" office:value="27.9156823536" calcext:value-type="float">
            <text:p>27,9156823536</text:p>
          </table:table-cell>
          <table:table-cell office:value-type="float" office:value="33.6150858364" calcext:value-type="float">
            <text:p>33,61508583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2765231" calcext:value-type="float">
            <text:p>0,0062765231</text:p>
          </table:table-cell>
          <table:table-cell office:value-type="float" office:value="0.0395643066" calcext:value-type="float">
            <text:p>0,0395643066</text:p>
          </table:table-cell>
          <table:table-cell office:value-type="float" office:value="0.2841107597" calcext:value-type="float">
            <text:p>0,2841107597</text:p>
          </table:table-cell>
          <table:table-cell office:value-type="float" office:value="0.3696338999" calcext:value-type="float">
            <text:p>0,3696338999</text:p>
          </table:table-cell>
          <table:table-cell office:value-type="float" office:value="0.4720503103" calcext:value-type="float">
            <text:p>0,4720503103</text:p>
          </table:table-cell>
          <table:table-cell office:value-type="float" office:value="0.5912475883" calcext:value-type="float">
            <text:p>0,5912475883</text:p>
          </table:table-cell>
          <table:table-cell office:value-type="float" office:value="0.7252647164" calcext:value-type="float">
            <text:p>0,7252647164</text:p>
          </table:table-cell>
          <table:table-cell office:value-type="float" office:value="0.8466230062" calcext:value-type="float">
            <text:p>0,8466230062</text:p>
          </table:table-cell>
          <table:table-cell office:value-type="float" office:value="0.9720099156" calcext:value-type="float">
            <text:p>0,9720099156</text:p>
          </table:table-cell>
          <table:table-cell office:value-type="float" office:value="1.0855750764" calcext:value-type="float">
            <text:p>1,0855750764</text:p>
          </table:table-cell>
          <table:table-cell office:value-type="float" office:value="1.1720638736" calcext:value-type="float">
            <text:p>1,1720638736</text:p>
          </table:table-cell>
          <table:table-cell office:value-type="float" office:value="1.2123379084" calcext:value-type="float">
            <text:p>1,2123379084</text:p>
          </table:table-cell>
          <table:table-cell office:value-type="float" office:value="1.1842506928" calcext:value-type="float">
            <text:p>1,1842506928</text:p>
          </table:table-cell>
          <table:table-cell office:value-type="float" office:value="1.0652779472" calcext:value-type="float">
            <text:p>1,0652779472</text:p>
          </table:table-cell>
          <table:table-cell office:value-type="float" office:value="0.8392202751" calcext:value-type="float">
            <text:p>0,8392202751</text:p>
          </table:table-cell>
          <table:table-cell office:value-type="float" office:value="0.5134555102" calcext:value-type="float">
            <text:p>0,5134555102</text:p>
          </table:table-cell>
          <table:table-cell office:value-type="float" office:value="0.1635395921" calcext:value-type="float">
            <text:p>0,1635395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4779" calcext:value-type="float">
            <text:p>0,0002414779</text:p>
          </table:table-cell>
          <table:table-cell office:value-type="float" office:value="0.0014838801" calcext:value-type="float">
            <text:p>0,0014838801</text:p>
          </table:table-cell>
          <table:table-cell office:value-type="float" office:value="0.0016673113" calcext:value-type="float">
            <text:p>0,0016673113</text:p>
          </table:table-cell>
          <table:table-cell office:value-type="float" office:value="0.0018561954" calcext:value-type="float">
            <text:p>0,0018561954</text:p>
          </table:table-cell>
          <table:table-cell office:value-type="float" office:value="0.0020439829" calcext:value-type="float">
            <text:p>0,0020439829</text:p>
          </table:table-cell>
          <table:table-cell office:value-type="float" office:value="0.0022213707" calcext:value-type="float">
            <text:p>0,0022213707</text:p>
          </table:table-cell>
          <table:table-cell office:value-type="float" office:value="0.0023298081" calcext:value-type="float">
            <text:p>0,0023298081</text:p>
          </table:table-cell>
          <table:table-cell office:value-type="float" office:value="0.0023957817" calcext:value-type="float">
            <text:p>0,0023957817</text:p>
          </table:table-cell>
          <table:table-cell office:value-type="float" office:value="0.0024085223" calcext:value-type="float">
            <text:p>0,0024085223</text:p>
          </table:table-cell>
          <table:table-cell office:value-type="float" office:value="0.0023524011" calcext:value-type="float">
            <text:p>0,0023524011</text:p>
          </table:table-cell>
          <table:table-cell office:value-type="float" office:value="0.0022118237" calcext:value-type="float">
            <text:p>0,0022118237</text:p>
          </table:table-cell>
          <table:table-cell office:value-type="float" office:value="0.0019731371" calcext:value-type="float">
            <text:p>0,0019731371</text:p>
          </table:table-cell>
          <table:table-cell office:value-type="float" office:value="0.0016281885" calcext:value-type="float">
            <text:p>0,0016281885</text:p>
          </table:table-cell>
          <table:table-cell office:value-type="float" office:value="0.0011817445" calcext:value-type="float">
            <text:p>0,0011817445</text:p>
          </table:table-cell>
          <table:table-cell office:value-type="float" office:value="0.0006689704" calcext:value-type="float">
            <text:p>0,0006689704</text:p>
          </table:table-cell>
          <table:table-cell office:value-type="float" office:value="0.0001980077" calcext:value-type="float">
            <text:p>0,0001980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4.0527085416" calcext:value-type="float">
            <text:p>44,0527085416</text:p>
          </table:table-cell>
          <table:table-cell office:value-type="float" office:value="44.931259628" calcext:value-type="float">
            <text:p>44,931259628</text:p>
          </table:table-cell>
          <table:table-cell office:value-type="float" office:value="42.137686421" calcext:value-type="float">
            <text:p>42,137686421</text:p>
          </table:table-cell>
          <table:table-cell office:value-type="float" office:value="43.7358717165" calcext:value-type="float">
            <text:p>43,7358717165</text:p>
          </table:table-cell>
          <table:table-cell office:value-type="float" office:value="45.1417343076" calcext:value-type="float">
            <text:p>45,1417343076</text:p>
          </table:table-cell>
          <table:table-cell office:value-type="float" office:value="46.3549168227" calcext:value-type="float">
            <text:p>46,3549168227</text:p>
          </table:table-cell>
          <table:table-cell office:value-type="float" office:value="47.3916279425" calcext:value-type="float">
            <text:p>47,3916279425</text:p>
          </table:table-cell>
          <table:table-cell office:value-type="float" office:value="48.5150044957" calcext:value-type="float">
            <text:p>48,5150044957</text:p>
          </table:table-cell>
          <table:table-cell office:value-type="float" office:value="50.1150188959" calcext:value-type="float">
            <text:p>50,1150188959</text:p>
          </table:table-cell>
          <table:table-cell office:value-type="float" office:value="51.8774108207" calcext:value-type="float">
            <text:p>51,8774108207</text:p>
          </table:table-cell>
          <table:table-cell office:value-type="float" office:value="53.8983206041" calcext:value-type="float">
            <text:p>53,8983206041</text:p>
          </table:table-cell>
          <table:table-cell office:value-type="float" office:value="56.3222287444" calcext:value-type="float">
            <text:p>56,3222287444</text:p>
          </table:table-cell>
          <table:table-cell office:value-type="float" office:value="59.3602833636" calcext:value-type="float">
            <text:p>59,3602833636</text:p>
          </table:table-cell>
          <table:table-cell office:value-type="float" office:value="63.3262827035" calcext:value-type="float">
            <text:p>63,3262827035</text:p>
          </table:table-cell>
          <table:table-cell office:value-type="float" office:value="68.7100939551" calcext:value-type="float">
            <text:p>68,7100939551</text:p>
          </table:table-cell>
          <table:table-cell office:value-type="float" office:value="76.3351397719" calcext:value-type="float">
            <text:p>76,3351397719</text:p>
          </table:table-cell>
          <table:table-cell office:value-type="float" office:value="87.6972729497" calcext:value-type="float">
            <text:p>87,69727294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3.5147085416" calcext:value-type="float">
            <text:p>53,5147085416</text:p>
          </table:table-cell>
          <table:table-cell office:value-type="float" office:value="54.206884628" calcext:value-type="float">
            <text:p>54,206884628</text:p>
          </table:table-cell>
          <table:table-cell office:value-type="float" office:value="50.5405735071" calcext:value-type="float">
            <text:p>50,5405735071</text:p>
          </table:table-cell>
          <table:table-cell office:value-type="float" office:value="52.1844761878" calcext:value-type="float">
            <text:p>52,1844761878</text:p>
          </table:table-cell>
          <table:table-cell office:value-type="float" office:value="53.6120570368" calcext:value-type="float">
            <text:p>53,6120570368</text:p>
          </table:table-cell>
          <table:table-cell office:value-type="float" office:value="54.8255833822" calcext:value-type="float">
            <text:p>54,8255833822</text:p>
          </table:table-cell>
          <table:table-cell office:value-type="float" office:value="55.8458923114" calcext:value-type="float">
            <text:p>55,8458923114</text:p>
          </table:table-cell>
          <table:table-cell office:value-type="float" office:value="57.0404343586" calcext:value-type="float">
            <text:p>57,0404343586</text:p>
          </table:table-cell>
          <table:table-cell office:value-type="float" office:value="58.7288652863" calcext:value-type="float">
            <text:p>58,7288652863</text:p>
          </table:table-cell>
          <table:table-cell office:value-type="float" office:value="60.6074823741" calcext:value-type="float">
            <text:p>60,6074823741</text:p>
          </table:table-cell>
          <table:table-cell office:value-type="float" office:value="62.7894198365" calcext:value-type="float">
            <text:p>62,7894198365</text:p>
          </table:table-cell>
          <table:table-cell office:value-type="float" office:value="65.4419193916" calcext:value-type="float">
            <text:p>65,4419193916</text:p>
          </table:table-cell>
          <table:table-cell office:value-type="float" office:value="68.8075781166" calcext:value-type="float">
            <text:p>68,8075781166</text:p>
          </table:table-cell>
          <table:table-cell office:value-type="float" office:value="73.2457500207" calcext:value-type="float">
            <text:p>73,2457500207</text:p>
          </table:table-cell>
          <table:table-cell office:value-type="float" office:value="79.3167669607" calcext:value-type="float">
            <text:p>79,3167669607</text:p>
          </table:table-cell>
          <table:table-cell office:value-type="float" office:value="87.9623577918" calcext:value-type="float">
            <text:p>87,9623577918</text:p>
          </table:table-cell>
          <table:table-cell office:value-type="float" office:value="100.8934929008" calcext:value-type="float">
            <text:p>100,8934929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8.4477085416" calcext:value-type="float">
            <text:p>38,4477085416</text:p>
          </table:table-cell>
          <table:table-cell office:value-type="float" office:value="40.152259628" calcext:value-type="float">
            <text:p>40,152259628</text:p>
          </table:table-cell>
          <table:table-cell office:value-type="float" office:value="38.3679237" calcext:value-type="float">
            <text:p>38,3679237</text:p>
          </table:table-cell>
          <table:table-cell office:value-type="float" office:value="40.4320151245" calcext:value-type="float">
            <text:p>40,4320151245</text:p>
          </table:table-cell>
          <table:table-cell office:value-type="float" office:value="42.2516034499" calcext:value-type="float">
            <text:p>42,2516034499</text:p>
          </table:table-cell>
          <table:table-cell office:value-type="float" office:value="43.8307317278" calcext:value-type="float">
            <text:p>43,8307317278</text:p>
          </table:table-cell>
          <table:table-cell office:value-type="float" office:value="45.1894794904" calcext:value-type="float">
            <text:p>45,1894794904</text:p>
          </table:table-cell>
          <table:table-cell office:value-type="float" office:value="46.5722689447" calcext:value-type="float">
            <text:p>46,5722689447</text:p>
          </table:table-cell>
          <table:table-cell office:value-type="float" office:value="48.3964743008" calcext:value-type="float">
            <text:p>48,3964743008</text:p>
          </table:table-cell>
          <table:table-cell office:value-type="float" office:value="50.3513593394" calcext:value-type="float">
            <text:p>50,3513593394</text:p>
          </table:table-cell>
          <table:table-cell office:value-type="float" office:value="52.5356240717" calcext:value-type="float">
            <text:p>52,5356240717</text:p>
          </table:table-cell>
          <table:table-cell office:value-type="float" office:value="55.0959048012" calcext:value-type="float">
            <text:p>55,0959048012</text:p>
          </table:table-cell>
          <table:table-cell office:value-type="float" office:value="58.2449910532" calcext:value-type="float">
            <text:p>58,2449910532</text:p>
          </table:table-cell>
          <table:table-cell office:value-type="float" office:value="62.2975864666" calcext:value-type="float">
            <text:p>62,2975864666</text:p>
          </table:table-cell>
          <table:table-cell office:value-type="float" office:value="67.7432762774" calcext:value-type="float">
            <text:p>67,7432762774</text:p>
          </table:table-cell>
          <table:table-cell office:value-type="float" office:value="75.4030765942" calcext:value-type="float">
            <text:p>75,4030765942</text:p>
          </table:table-cell>
          <table:table-cell office:value-type="float" office:value="86.7664865903" calcext:value-type="float">
            <text:p>86,7664865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3.6206994293" calcext:value-type="float">
            <text:p>693,6206994293</text:p>
          </table:table-cell>
          <table:table-cell office:value-type="float" office:value="754.9017409295" calcext:value-type="float">
            <text:p>754,9017409295</text:p>
          </table:table-cell>
          <table:table-cell office:value-type="float" office:value="812.3726716728" calcext:value-type="float">
            <text:p>812,3726716728</text:p>
          </table:table-cell>
          <table:table-cell office:value-type="float" office:value="872.0233423173" calcext:value-type="float">
            <text:p>872,0233423173</text:p>
          </table:table-cell>
          <table:table-cell office:value-type="float" office:value="933.5914469376" calcext:value-type="float">
            <text:p>933,5914469376</text:p>
          </table:table-cell>
          <table:table-cell office:value-type="float" office:value="996.814192195" calcext:value-type="float">
            <text:p>996,814192195</text:p>
          </table:table-cell>
          <table:table-cell office:value-type="float" office:value="1061.4508915164" calcext:value-type="float">
            <text:p>1061,4508915164</text:p>
          </table:table-cell>
          <table:table-cell office:value-type="float" office:value="1127.6197465296" calcext:value-type="float">
            <text:p>1127,6197465296</text:p>
          </table:table-cell>
          <table:table-cell office:value-type="float" office:value="1195.9708361312" calcext:value-type="float">
            <text:p>1195,9708361312</text:p>
          </table:table-cell>
          <table:table-cell office:value-type="float" office:value="1266.7256244846" calcext:value-type="float">
            <text:p>1266,7256244846</text:p>
          </table:table-cell>
          <table:table-cell office:value-type="float" office:value="1340.2367000493" calcext:value-type="float">
            <text:p>1340,2367000493</text:p>
          </table:table-cell>
          <table:table-cell office:value-type="float" office:value="1417.0537059746" calcext:value-type="float">
            <text:p>1417,0537059746</text:p>
          </table:table-cell>
          <table:table-cell office:value-type="float" office:value="1498.014267027" calcext:value-type="float">
            <text:p>1498,014267027</text:p>
          </table:table-cell>
          <table:table-cell office:value-type="float" office:value="1584.3839924818" calcext:value-type="float">
            <text:p>1584,3839924818</text:p>
          </table:table-cell>
          <table:table-cell office:value-type="float" office:value="1678.0966138062" calcext:value-type="float">
            <text:p>1678,0966138062</text:p>
          </table:table-cell>
          <table:table-cell office:value-type="float" office:value="1782.2089157319" calcext:value-type="float">
            <text:p>1782,2089157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67.5735427078" calcext:value-type="float">
            <text:p>267,5735427078</text:p>
          </table:table-cell>
          <table:table-cell office:value-type="float" office:value="538.6079658477" calcext:value-type="float">
            <text:p>538,6079658477</text:p>
          </table:table-cell>
          <table:table-cell office:value-type="float" office:value="791.3108333834" calcext:value-type="float">
            <text:p>791,3108333834</text:p>
          </table:table-cell>
          <table:table-cell office:value-type="float" office:value="1052.2332143224" calcext:value-type="float">
            <text:p>1052,2332143224</text:p>
          </table:table-cell>
          <table:table-cell office:value-type="float" office:value="1320.2934995065" calcext:value-type="float">
            <text:p>1320,2934995065</text:p>
          </table:table-cell>
          <table:table-cell office:value-type="float" office:value="1594.4214164173" calcext:value-type="float">
            <text:p>1594,4214164173</text:p>
          </table:table-cell>
          <table:table-cell office:value-type="float" office:value="1873.6508779745" calcext:value-type="float">
            <text:p>1873,6508779745</text:p>
          </table:table-cell>
          <table:table-cell office:value-type="float" office:value="2158.8530497676" calcext:value-type="float">
            <text:p>2158,8530497676</text:p>
          </table:table-cell>
          <table:table-cell office:value-type="float" office:value="2452.4973761989" calcext:value-type="float">
            <text:p>2452,4973761989</text:p>
          </table:table-cell>
          <table:table-cell office:value-type="float" office:value="2755.5347880694" calcext:value-type="float">
            <text:p>2755,5347880694</text:p>
          </table:table-cell>
          <table:table-cell office:value-type="float" office:value="3069.481887252" calcext:value-type="float">
            <text:p>3069,481887252</text:p>
          </table:table-cell>
          <table:table-cell office:value-type="float" office:value="3396.6914842102" calcext:value-type="float">
            <text:p>3396,6914842102</text:p>
          </table:table-cell>
          <table:table-cell office:value-type="float" office:value="3740.7293747931" calcext:value-type="float">
            <text:p>3740,7293747931</text:p>
          </table:table-cell>
          <table:table-cell office:value-type="float" office:value="4106.9581248965" calcext:value-type="float">
            <text:p>4106,9581248965</text:p>
          </table:table-cell>
          <table:table-cell office:value-type="float" office:value="4503.5419597" calcext:value-type="float">
            <text:p>4503,5419597</text:p>
          </table:table-cell>
          <table:table-cell office:value-type="float" office:value="4943.353748659" calcext:value-type="float">
            <text:p>4943,353748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56515665" calcext:value-type="float">
            <text:p>0,4756515665</text:p>
          </table:table-cell>
          <table:table-cell office:value-type="float" office:value="0.4742099253" calcext:value-type="float">
            <text:p>0,4742099253</text:p>
          </table:table-cell>
          <table:table-cell office:value-type="float" office:value="0.4778074361" calcext:value-type="float">
            <text:p>0,4778074361</text:p>
          </table:table-cell>
          <table:table-cell office:value-type="float" office:value="0.4814404396" calcext:value-type="float">
            <text:p>0,4814404396</text:p>
          </table:table-cell>
          <table:table-cell office:value-type="float" office:value="0.4849836894" calcext:value-type="float">
            <text:p>0,4849836894</text:p>
          </table:table-cell>
          <table:table-cell office:value-type="float" office:value="0.4884157179" calcext:value-type="float">
            <text:p>0,4884157179</text:p>
          </table:table-cell>
          <table:table-cell office:value-type="float" office:value="0.4920026349" calcext:value-type="float">
            <text:p>0,4920026349</text:p>
          </table:table-cell>
          <table:table-cell office:value-type="float" office:value="0.4961680594" calcext:value-type="float">
            <text:p>0,4961680594</text:p>
          </table:table-cell>
          <table:table-cell office:value-type="float" office:value="0.5006652228" calcext:value-type="float">
            <text:p>0,5006652228</text:p>
          </table:table-cell>
          <table:table-cell office:value-type="float" office:value="0.5055723174" calcext:value-type="float">
            <text:p>0,5055723174</text:p>
          </table:table-cell>
          <table:table-cell office:value-type="float" office:value="0.5110238831" calcext:value-type="float">
            <text:p>0,5110238831</text:p>
          </table:table-cell>
          <table:table-cell office:value-type="float" office:value="0.5172172248" calcext:value-type="float">
            <text:p>0,5172172248</text:p>
          </table:table-cell>
          <table:table-cell office:value-type="float" office:value="0.5244350676" calcext:value-type="float">
            <text:p>0,5244350676</text:p>
          </table:table-cell>
          <table:table-cell office:value-type="float" office:value="0.5330930939" calcext:value-type="float">
            <text:p>0,5330930939</text:p>
          </table:table-cell>
          <table:table-cell office:value-type="float" office:value="0.5438380679" calcext:value-type="float">
            <text:p>0,5438380679</text:p>
          </table:table-cell>
          <table:table-cell office:value-type="float" office:value="0.5577440891" calcext:value-type="float">
            <text:p>0,5577440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227614335" calcext:value-type="float">
            <text:p>0,5227614335</text:p>
          </table:table-cell>
          <table:table-cell office:value-type="float" office:value="0.4900067119" calcext:value-type="float">
            <text:p>0,4900067119</text:p>
          </table:table-cell>
          <table:table-cell office:value-type="float" office:value="0.5012722132" calcext:value-type="float">
            <text:p>0,5012722132</text:p>
          </table:table-cell>
          <table:table-cell office:value-type="float" office:value="0.5086872323" calcext:value-type="float">
            <text:p>0,5086872323</text:p>
          </table:table-cell>
          <table:table-cell office:value-type="float" office:value="0.5141209767" calcext:value-type="float">
            <text:p>0,5141209767</text:p>
          </table:table-cell>
          <table:table-cell office:value-type="float" office:value="0.518467408" calcext:value-type="float">
            <text:p>0,518467408</text:p>
          </table:table-cell>
          <table:table-cell office:value-type="float" office:value="0.5228255234" calcext:value-type="float">
            <text:p>0,5228255234</text:p>
          </table:table-cell>
          <table:table-cell office:value-type="float" office:value="0.5282041862" calcext:value-type="float">
            <text:p>0,5282041862</text:p>
          </table:table-cell>
          <table:table-cell office:value-type="float" office:value="0.5338737903" calcext:value-type="float">
            <text:p>0,5338737903</text:p>
          </table:table-cell>
          <table:table-cell office:value-type="float" office:value="0.5399798425" calcext:value-type="float">
            <text:p>0,5399798425</text:p>
          </table:table-cell>
          <table:table-cell office:value-type="float" office:value="0.5467395175" calcext:value-type="float">
            <text:p>0,5467395175</text:p>
          </table:table-cell>
          <table:table-cell office:value-type="float" office:value="0.554439081" calcext:value-type="float">
            <text:p>0,554439081</text:p>
          </table:table-cell>
          <table:table-cell office:value-type="float" office:value="0.5634606454" calcext:value-type="float">
            <text:p>0,5634606454</text:p>
          </table:table-cell>
          <table:table-cell office:value-type="float" office:value="0.5743425429" calcext:value-type="float">
            <text:p>0,5743425429</text:p>
          </table:table-cell>
          <table:table-cell office:value-type="float" office:value="0.5879037821" calcext:value-type="float">
            <text:p>0,5879037821</text:p>
          </table:table-cell>
          <table:table-cell office:value-type="float" office:value="0.6054855366" calcext:value-type="float">
            <text:p>0,6054855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4042086687" calcext:value-type="float">
            <text:p>163,4042086687</text:p>
          </table:table-cell>
          <table:table-cell office:value-type="float" office:value="175.8877655633" calcext:value-type="float">
            <text:p>175,8877655633</text:p>
          </table:table-cell>
          <table:table-cell office:value-type="float" office:value="188.8448883488" calcext:value-type="float">
            <text:p>188,8448883488</text:p>
          </table:table-cell>
          <table:table-cell office:value-type="float" office:value="202.2185929166" calcext:value-type="float">
            <text:p>202,2185929166</text:p>
          </table:table-cell>
          <table:table-cell office:value-type="float" office:value="215.9517910633" calcext:value-type="float">
            <text:p>215,9517910633</text:p>
          </table:table-cell>
          <table:table-cell office:value-type="float" office:value="229.9921971035" calcext:value-type="float">
            <text:p>229,9921971035</text:p>
          </table:table-cell>
          <table:table-cell office:value-type="float" office:value="244.3654895959" calcext:value-type="float">
            <text:p>244,3654895959</text:p>
          </table:table-cell>
          <table:table-cell office:value-type="float" office:value="259.2128916259" calcext:value-type="float">
            <text:p>259,2128916259</text:p>
          </table:table-cell>
          <table:table-cell office:value-type="float" office:value="274.5825145797" calcext:value-type="float">
            <text:p>274,5825145797</text:p>
          </table:table-cell>
          <table:table-cell office:value-type="float" office:value="290.5509552643" calcext:value-type="float">
            <text:p>290,5509552643</text:p>
          </table:table-cell>
          <table:table-cell office:value-type="float" office:value="307.2376186284" calcext:value-type="float">
            <text:p>307,2376186284</text:p>
          </table:table-cell>
          <table:table-cell office:value-type="float" office:value="324.8244707638" calcext:value-type="float">
            <text:p>324,8244707638</text:p>
          </table:table-cell>
          <table:table-cell office:value-type="float" office:value="343.5864531728" calcext:value-type="float">
            <text:p>343,5864531728</text:p>
          </table:table-cell>
          <table:table-cell office:value-type="float" office:value="363.943650316" calcext:value-type="float">
            <text:p>363,943650316</text:p>
          </table:table-cell>
          <table:table-cell office:value-type="float" office:value="386.560118852" calcext:value-type="float">
            <text:p>386,560118852</text:p>
          </table:table-cell>
          <table:table-cell office:value-type="float" office:value="412.5431220744" calcext:value-type="float">
            <text:p>412,5431220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3.7419287292" calcext:value-type="float">
            <text:p>113,7419287292</text:p>
          </table:table-cell>
          <table:table-cell office:value-type="float" office:value="123.9985779888" calcext:value-type="float">
            <text:p>123,9985779888</text:p>
          </table:table-cell>
          <table:table-cell office:value-type="float" office:value="134.7781922653" calcext:value-type="float">
            <text:p>134,7781922653</text:p>
          </table:table-cell>
          <table:table-cell office:value-type="float" office:value="146.0235463185" calcext:value-type="float">
            <text:p>146,0235463185</text:p>
          </table:table-cell>
          <table:table-cell office:value-type="float" office:value="157.6807536923" calcext:value-type="float">
            <text:p>157,6807536923</text:p>
          </table:table-cell>
          <table:table-cell office:value-type="float" office:value="169.7010246522" calcext:value-type="float">
            <text:p>169,7010246522</text:p>
          </table:table-cell>
          <table:table-cell office:value-type="float" office:value="182.1141181867" calcext:value-type="float">
            <text:p>182,1141181867</text:p>
          </table:table-cell>
          <table:table-cell office:value-type="float" office:value="195.0667346556" calcext:value-type="float">
            <text:p>195,0667346556</text:p>
          </table:table-cell>
          <table:table-cell office:value-type="float" office:value="208.6108829595" calcext:value-type="float">
            <text:p>208,6108829595</text:p>
          </table:table-cell>
          <table:table-cell office:value-type="float" office:value="222.827567356" calcext:value-type="float">
            <text:p>222,827567356</text:p>
          </table:table-cell>
          <table:table-cell office:value-type="float" office:value="237.8414277375" calcext:value-type="float">
            <text:p>237,8414277375</text:p>
          </table:table-cell>
          <table:table-cell office:value-type="float" office:value="253.8409949645" calcext:value-type="float">
            <text:p>253,8409949645</text:p>
          </table:table-cell>
          <table:table-cell office:value-type="float" office:value="271.1098686054" calcext:value-type="float">
            <text:p>271,1098686054</text:p>
          </table:table-cell>
          <table:table-cell office:value-type="float" office:value="290.0801419445" calcext:value-type="float">
            <text:p>290,0801419445</text:p>
          </table:table-cell>
          <table:table-cell office:value-type="float" office:value="311.433512906" calcext:value-type="float">
            <text:p>311,433512906</text:p>
          </table:table-cell>
          <table:table-cell office:value-type="float" office:value="336.3049696312" calcext:value-type="float">
            <text:p>336,3049696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5.4448920811" calcext:value-type="float">
            <text:p>45,4448920811</text:p>
          </table:table-cell>
          <table:table-cell office:value-type="float" office:value="50.2877765833" calcext:value-type="float">
            <text:p>50,2877765833</text:p>
          </table:table-cell>
          <table:table-cell office:value-type="float" office:value="55.7064659077" calcext:value-type="float">
            <text:p>55,7064659077</text:p>
          </table:table-cell>
          <table:table-cell office:value-type="float" office:value="61.6047867258" calcext:value-type="float">
            <text:p>61,6047867258</text:p>
          </table:table-cell>
          <table:table-cell office:value-type="float" office:value="67.9230957063" calcext:value-type="float">
            <text:p>67,9230957063</text:p>
          </table:table-cell>
          <table:table-cell office:value-type="float" office:value="74.6201148198" calcext:value-type="float">
            <text:p>74,6201148198</text:p>
          </table:table-cell>
          <table:table-cell office:value-type="float" office:value="81.7496679052" calcext:value-type="float">
            <text:p>81,7496679052</text:p>
          </table:table-cell>
          <table:table-cell office:value-type="float" office:value="89.497593197" calcext:value-type="float">
            <text:p>89,497593197</text:p>
          </table:table-cell>
          <table:table-cell office:value-type="float" office:value="97.9307368941" calcext:value-type="float">
            <text:p>97,9307368941</text:p>
          </table:table-cell>
          <table:table-cell office:value-type="float" office:value="107.1523429512" calcext:value-type="float">
            <text:p>107,1523429512</text:p>
          </table:table-cell>
          <table:table-cell office:value-type="float" office:value="117.3180530602" calcext:value-type="float">
            <text:p>117,3180530602</text:p>
          </table:table-cell>
          <table:table-cell office:value-type="float" office:value="128.6590797269" calcext:value-type="float">
            <text:p>128,6590797269</text:p>
          </table:table-cell>
          <table:table-cell office:value-type="float" office:value="141.5187160525" calcext:value-type="float">
            <text:p>141,5187160525</text:p>
          </table:table-cell>
          <table:table-cell office:value-type="float" office:value="156.415580606" calcext:value-type="float">
            <text:p>156,415580606</text:p>
          </table:table-cell>
          <table:table-cell office:value-type="float" office:value="174.1637071438" calcext:value-type="float">
            <text:p>174,1637071438</text:p>
          </table:table-cell>
          <table:table-cell office:value-type="float" office:value="196.1143663532" calcext:value-type="float">
            <text:p>196,1143663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3307475047" calcext:value-type="float">
            <text:p>7,3307475047</text:p>
          </table:table-cell>
          <table:table-cell office:value-type="float" office:value="7.807782806" calcext:value-type="float">
            <text:p>7,807782806</text:p>
          </table:table-cell>
          <table:table-cell office:value-type="float" office:value="8.8281616796" calcext:value-type="float">
            <text:p>8,8281616796</text:p>
          </table:table-cell>
          <table:table-cell office:value-type="float" office:value="9.9803801222" calcext:value-type="float">
            <text:p>9,9803801222</text:p>
          </table:table-cell>
          <table:table-cell office:value-type="float" office:value="11.2209887026" calcext:value-type="float">
            <text:p>11,2209887026</text:p>
          </table:table-cell>
          <table:table-cell office:value-type="float" office:value="12.5463876151" calcext:value-type="float">
            <text:p>12,5463876151</text:p>
          </table:table-cell>
          <table:table-cell office:value-type="float" office:value="14.0073647044" calcext:value-type="float">
            <text:p>14,0073647044</text:p>
          </table:table-cell>
          <table:table-cell office:value-type="float" office:value="15.7116868418" calcext:value-type="float">
            <text:p>15,7116868418</text:p>
          </table:table-cell>
          <table:table-cell office:value-type="float" office:value="17.656875692" calcext:value-type="float">
            <text:p>17,656875692</text:p>
          </table:table-cell>
          <table:table-cell office:value-type="float" office:value="19.8905489384" calcext:value-type="float">
            <text:p>19,8905489384</text:p>
          </table:table-cell>
          <table:table-cell office:value-type="float" office:value="22.4958684087" calcext:value-type="float">
            <text:p>22,4958684087</text:p>
          </table:table-cell>
          <table:table-cell office:value-type="float" office:value="25.6000448646" calcext:value-type="float">
            <text:p>25,6000448646</text:p>
          </table:table-cell>
          <table:table-cell office:value-type="float" office:value="29.3961808733" calcext:value-type="float">
            <text:p>29,3961808733</text:p>
          </table:table-cell>
          <table:table-cell office:value-type="float" office:value="34.1847969435" calcext:value-type="float">
            <text:p>34,1847969435</text:p>
          </table:table-cell>
          <table:table-cell office:value-type="float" office:value="40.4554868123" calcext:value-type="float">
            <text:p>40,4554868123</text:p>
          </table:table-cell>
          <table:table-cell office:value-type="float" office:value="49.0540357615" calcext:value-type="float">
            <text:p>49,05403576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1673332" calcext:value-type="float">
            <text:p>0,1651673332</text:p>
          </table:table-cell>
          <table:table-cell office:value-type="float" office:value="0.1836587858" calcext:value-type="float">
            <text:p>0,1836587858</text:p>
          </table:table-cell>
          <table:table-cell office:value-type="float" office:value="0.2031326914" calcext:value-type="float">
            <text:p>0,2031326914</text:p>
          </table:table-cell>
          <table:table-cell office:value-type="float" office:value="0.2235881891" calcext:value-type="float">
            <text:p>0,2235881891</text:p>
          </table:table-cell>
          <table:table-cell office:value-type="float" office:value="0.24501199" calcext:value-type="float">
            <text:p>0,24501199</text:p>
          </table:table-cell>
          <table:table-cell office:value-type="float" office:value="0.2673826725" calcext:value-type="float">
            <text:p>0,2673826725</text:p>
          </table:table-cell>
          <table:table-cell office:value-type="float" office:value="0.2906827528" calcext:value-type="float">
            <text:p>0,2906827528</text:p>
          </table:table-cell>
          <table:table-cell office:value-type="float" office:value="0.3149190268" calcext:value-type="float">
            <text:p>0,3149190268</text:p>
          </table:table-cell>
          <table:table-cell office:value-type="float" office:value="0.3401007033" calcext:value-type="float">
            <text:p>0,3401007033</text:p>
          </table:table-cell>
          <table:table-cell office:value-type="float" office:value="0.3662439701" calcext:value-type="float">
            <text:p>0,3662439701</text:p>
          </table:table-cell>
          <table:table-cell office:value-type="float" office:value="0.3933769705" calcext:value-type="float">
            <text:p>0,3933769705</text:p>
          </table:table-cell>
          <table:table-cell office:value-type="float" office:value="0.4215461125" calcext:value-type="float">
            <text:p>0,4215461125</text:p>
          </table:table-cell>
          <table:table-cell office:value-type="float" office:value="0.4508247087" calcext:value-type="float">
            <text:p>0,4508247087</text:p>
          </table:table-cell>
          <table:table-cell office:value-type="float" office:value="0.481325751" calcext:value-type="float">
            <text:p>0,481325751</text:p>
          </table:table-cell>
          <table:table-cell office:value-type="float" office:value="0.5132225816" calcext:value-type="float">
            <text:p>0,5132225816</text:p>
          </table:table-cell>
          <table:table-cell office:value-type="float" office:value="0.5467850767" calcext:value-type="float">
            <text:p>0,5467850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40094405" calcext:value-type="float">
            <text:p>1,2640094405</text:p>
          </table:table-cell>
          <table:table-cell office:value-type="float" office:value="1.375879186" calcext:value-type="float">
            <text:p>1,375879186</text:p>
          </table:table-cell>
          <table:table-cell office:value-type="float" office:value="1.4714008167" calcext:value-type="float">
            <text:p>1,4714008167</text:p>
          </table:table-cell>
          <table:table-cell office:value-type="float" office:value="1.5630410424" calcext:value-type="float">
            <text:p>1,5630410424</text:p>
          </table:table-cell>
          <table:table-cell office:value-type="float" office:value="1.6538790103" calcext:value-type="float">
            <text:p>1,6538790103</text:p>
          </table:table-cell>
          <table:table-cell office:value-type="float" office:value="1.7444307006" calcext:value-type="float">
            <text:p>1,7444307006</text:p>
          </table:table-cell>
          <table:table-cell office:value-type="float" office:value="1.8350070079" calcext:value-type="float">
            <text:p>1,8350070079</text:p>
          </table:table-cell>
          <table:table-cell office:value-type="float" office:value="1.9267945611" calcext:value-type="float">
            <text:p>1,9267945611</text:p>
          </table:table-cell>
          <table:table-cell office:value-type="float" office:value="2.0202578122" calcext:value-type="float">
            <text:p>2,0202578122</text:p>
          </table:table-cell>
          <table:table-cell office:value-type="float" office:value="2.1158613095" calcext:value-type="float">
            <text:p>2,1158613095</text:p>
          </table:table-cell>
          <table:table-cell office:value-type="float" office:value="2.2143043622" calcext:value-type="float">
            <text:p>2,2143043622</text:p>
          </table:table-cell>
          <table:table-cell office:value-type="float" office:value="2.3166555509" calcext:value-type="float">
            <text:p>2,3166555509</text:p>
          </table:table-cell>
          <table:table-cell office:value-type="float" office:value="2.4245049338" calcext:value-type="float">
            <text:p>2,4245049338</text:p>
          </table:table-cell>
          <table:table-cell office:value-type="float" office:value="2.5402063815" calcext:value-type="float">
            <text:p>2,5402063815</text:p>
          </table:table-cell>
          <table:table-cell office:value-type="float" office:value="2.6673225363" calcext:value-type="float">
            <text:p>2,6673225363</text:p>
          </table:table-cell>
          <table:table-cell office:value-type="float" office:value="2.8114856888" calcext:value-type="float">
            <text:p>2,81148568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21693651" calcext:value-type="float">
            <text:p>0,5121693651</text:p>
          </table:table-cell>
          <table:table-cell office:value-type="float" office:value="0.5767411002" calcext:value-type="float">
            <text:p>0,5767411002</text:p>
          </table:table-cell>
          <table:table-cell office:value-type="float" office:value="0.6362424601" calcext:value-type="float">
            <text:p>0,6362424601</text:p>
          </table:table-cell>
          <table:table-cell office:value-type="float" office:value="0.700254366" calcext:value-type="float">
            <text:p>0,700254366</text:p>
          </table:table-cell>
          <table:table-cell office:value-type="float" office:value="0.7698682123" calcext:value-type="float">
            <text:p>0,7698682123</text:p>
          </table:table-cell>
          <table:table-cell office:value-type="float" office:value="0.8455744872" calcext:value-type="float">
            <text:p>0,8455744872</text:p>
          </table:table-cell>
          <table:table-cell office:value-type="float" office:value="0.9274570246" calcext:value-type="float">
            <text:p>0,9274570246</text:p>
          </table:table-cell>
          <table:table-cell office:value-type="float" office:value="1.0157914283" calcext:value-type="float">
            <text:p>1,0157914283</text:p>
          </table:table-cell>
          <table:table-cell office:value-type="float" office:value="1.1123050764" calcext:value-type="float">
            <text:p>1,1123050764</text:p>
          </table:table-cell>
          <table:table-cell office:value-type="float" office:value="1.2180671217" calcext:value-type="float">
            <text:p>1,2180671217</text:p>
          </table:table-cell>
          <table:table-cell office:value-type="float" office:value="1.3343709208" calcext:value-type="float">
            <text:p>1,3343709208</text:p>
          </table:table-cell>
          <table:table-cell office:value-type="float" office:value="1.4628354712" calcext:value-type="float">
            <text:p>1,4628354712</text:p>
          </table:table-cell>
          <table:table-cell office:value-type="float" office:value="1.6055011461" calcext:value-type="float">
            <text:p>1,6055011461</text:p>
          </table:table-cell>
          <table:table-cell office:value-type="float" office:value="1.7648993037" calcext:value-type="float">
            <text:p>1,7648993037</text:p>
          </table:table-cell>
          <table:table-cell office:value-type="float" office:value="1.9439883503" calcext:value-type="float">
            <text:p>1,9439883503</text:p>
          </table:table-cell>
          <table:table-cell office:value-type="float" office:value="2.1456517217" calcext:value-type="float">
            <text:p>2,1456517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628007889" calcext:value-type="float">
            <text:p>45,2628007889</text:p>
          </table:table-cell>
          <table:table-cell office:value-type="float" office:value="46.4369525744" calcext:value-type="float">
            <text:p>46,4369525744</text:p>
          </table:table-cell>
          <table:table-cell office:value-type="float" office:value="47.4345163673" calcext:value-type="float">
            <text:p>47,4345163673</text:p>
          </table:table-cell>
          <table:table-cell office:value-type="float" office:value="48.4330354377" calcext:value-type="float">
            <text:p>48,4330354377</text:p>
          </table:table-cell>
          <table:table-cell office:value-type="float" office:value="49.4443625541" calcext:value-type="float">
            <text:p>49,4443625541</text:p>
          </table:table-cell>
          <table:table-cell office:value-type="float" office:value="50.4683375911" calcext:value-type="float">
            <text:p>50,4683375911</text:p>
          </table:table-cell>
          <table:table-cell office:value-type="float" office:value="51.4985686246" calcext:value-type="float">
            <text:p>51,4985686246</text:p>
          </table:table-cell>
          <table:table-cell office:value-type="float" office:value="52.5312230574" calcext:value-type="float">
            <text:p>52,5312230574</text:p>
          </table:table-cell>
          <table:table-cell office:value-type="float" office:value="53.5774999112" calcext:value-type="float">
            <text:p>53,5774999112</text:p>
          </table:table-cell>
          <table:table-cell office:value-type="float" office:value="54.6377484791" calcext:value-type="float">
            <text:p>54,6377484791</text:p>
          </table:table-cell>
          <table:table-cell office:value-type="float" office:value="55.7125236625" calcext:value-type="float">
            <text:p>55,7125236625</text:p>
          </table:table-cell>
          <table:table-cell office:value-type="float" office:value="56.8030631255" calcext:value-type="float">
            <text:p>56,8030631255</text:p>
          </table:table-cell>
          <table:table-cell office:value-type="float" office:value="57.911405879" calcext:value-type="float">
            <text:p>57,911405879</text:p>
          </table:table-cell>
          <table:table-cell office:value-type="float" office:value="59.0401179626" calcext:value-type="float">
            <text:p>59,0401179626</text:p>
          </table:table-cell>
          <table:table-cell office:value-type="float" office:value="60.1911623897" calcext:value-type="float">
            <text:p>60,1911623897</text:p>
          </table:table-cell>
          <table:table-cell office:value-type="float" office:value="61.3628537547" calcext:value-type="float">
            <text:p>61,36285375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6989224456" calcext:value-type="float">
            <text:p>363,6989224456</text:p>
          </table:table-cell>
          <table:table-cell office:value-type="float" office:value="396.9198379878" calcext:value-type="float">
            <text:p>396,9198379878</text:p>
          </table:table-cell>
          <table:table-cell office:value-type="float" office:value="424.2149634711" calcext:value-type="float">
            <text:p>424,2149634711</text:p>
          </table:table-cell>
          <table:table-cell office:value-type="float" office:value="452.1960362334" calcext:value-type="float">
            <text:p>452,1960362334</text:p>
          </table:table-cell>
          <table:table-cell office:value-type="float" office:value="480.814817773" calcext:value-type="float">
            <text:p>480,814817773</text:p>
          </table:table-cell>
          <table:table-cell office:value-type="float" office:value="509.9544680041" calcext:value-type="float">
            <text:p>509,9544680041</text:p>
          </table:table-cell>
          <table:table-cell office:value-type="float" office:value="539.2142511241" calcext:value-type="float">
            <text:p>539,2142511241</text:p>
          </table:table-cell>
          <table:table-cell office:value-type="float" office:value="568.1308402094" calcext:value-type="float">
            <text:p>568,1308402094</text:p>
          </table:table-cell>
          <table:table-cell office:value-type="float" office:value="597.1898260062" calcext:value-type="float">
            <text:p>597,1898260062</text:p>
          </table:table-cell>
          <table:table-cell office:value-type="float" office:value="626.3042099745" calcext:value-type="float">
            <text:p>626,3042099745</text:p>
          </table:table-cell>
          <table:table-cell office:value-type="float" office:value="655.3437322136" calcext:value-type="float">
            <text:p>655,3437322136</text:p>
          </table:table-cell>
          <table:table-cell office:value-type="float" office:value="684.1291156556" calcext:value-type="float">
            <text:p>684,1291156556</text:p>
          </table:table-cell>
          <table:table-cell office:value-type="float" office:value="712.4030483235" calcext:value-type="float">
            <text:p>712,4030483235</text:p>
          </table:table-cell>
          <table:table-cell office:value-type="float" office:value="739.7598226714" calcext:value-type="float">
            <text:p>739,7598226714</text:p>
          </table:table-cell>
          <table:table-cell office:value-type="float" office:value="765.4837880935" calcext:value-type="float">
            <text:p>765,4837880935</text:p>
          </table:table-cell>
          <table:table-cell office:value-type="float" office:value="788.1924219122" calcext:value-type="float">
            <text:p>788,1924219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3.6206994293" calcext:value-type="float">
            <text:p>693,6206994293</text:p>
          </table:table-cell>
          <table:table-cell office:value-type="float" office:value="754.9017409295" calcext:value-type="float">
            <text:p>754,9017409295</text:p>
          </table:table-cell>
          <table:table-cell office:value-type="float" office:value="812.3726716728" calcext:value-type="float">
            <text:p>812,3726716728</text:p>
          </table:table-cell>
          <table:table-cell office:value-type="float" office:value="872.0233423173" calcext:value-type="float">
            <text:p>872,0233423173</text:p>
          </table:table-cell>
          <table:table-cell office:value-type="float" office:value="933.5914469376" calcext:value-type="float">
            <text:p>933,5914469376</text:p>
          </table:table-cell>
          <table:table-cell office:value-type="float" office:value="996.814192195" calcext:value-type="float">
            <text:p>996,814192195</text:p>
          </table:table-cell>
          <table:table-cell office:value-type="float" office:value="1061.4508915164" calcext:value-type="float">
            <text:p>1061,4508915164</text:p>
          </table:table-cell>
          <table:table-cell office:value-type="float" office:value="1127.6197465296" calcext:value-type="float">
            <text:p>1127,6197465296</text:p>
          </table:table-cell>
          <table:table-cell office:value-type="float" office:value="1195.9708361312" calcext:value-type="float">
            <text:p>1195,9708361312</text:p>
          </table:table-cell>
          <table:table-cell office:value-type="float" office:value="1266.7256244846" calcext:value-type="float">
            <text:p>1266,7256244846</text:p>
          </table:table-cell>
          <table:table-cell office:value-type="float" office:value="1340.2367000493" calcext:value-type="float">
            <text:p>1340,2367000493</text:p>
          </table:table-cell>
          <table:table-cell office:value-type="float" office:value="1417.0537059746" calcext:value-type="float">
            <text:p>1417,0537059746</text:p>
          </table:table-cell>
          <table:table-cell office:value-type="float" office:value="1498.014267027" calcext:value-type="float">
            <text:p>1498,014267027</text:p>
          </table:table-cell>
          <table:table-cell office:value-type="float" office:value="1584.3839924818" calcext:value-type="float">
            <text:p>1584,3839924818</text:p>
          </table:table-cell>
          <table:table-cell office:value-type="float" office:value="1678.0966138062" calcext:value-type="float">
            <text:p>1678,0966138062</text:p>
          </table:table-cell>
          <table:table-cell office:value-type="float" office:value="1782.2089157319" calcext:value-type="float">
            <text:p>1782,2089157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3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3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61050.0764268137" calcext:value-type="float">
            <text:p>61050,07642681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39.8101040134" calcext:value-type="float">
            <text:p>39,8101040134</text:p>
          </table:table-cell>
          <table:table-cell office:value-type="float" office:value="41.7486721855" calcext:value-type="float">
            <text:p>41,7486721855</text:p>
          </table:table-cell>
          <table:table-cell office:value-type="float" office:value="38.4487394125" calcext:value-type="float">
            <text:p>38,4487394125</text:p>
          </table:table-cell>
          <table:table-cell office:value-type="float" office:value="39.4881862602" calcext:value-type="float">
            <text:p>39,4881862602</text:p>
          </table:table-cell>
          <table:table-cell office:value-type="float" office:value="41.176799179" calcext:value-type="float">
            <text:p>41,176799179</text:p>
          </table:table-cell>
          <table:table-cell office:value-type="float" office:value="42.6420803193" calcext:value-type="float">
            <text:p>42,6420803193</text:p>
          </table:table-cell>
          <table:table-cell office:value-type="float" office:value="43.9221546629" calcext:value-type="float">
            <text:p>43,9221546629</text:p>
          </table:table-cell>
          <table:table-cell office:value-type="float" office:value="46.5322555672" calcext:value-type="float">
            <text:p>46,5322555672</text:p>
          </table:table-cell>
          <table:table-cell office:value-type="float" office:value="47.700492692" calcext:value-type="float">
            <text:p>47,700492692</text:p>
          </table:table-cell>
          <table:table-cell office:value-type="float" office:value="49.2840195971" calcext:value-type="float">
            <text:p>49,2840195971</text:p>
          </table:table-cell>
          <table:table-cell office:value-type="float" office:value="51.3187492445" calcext:value-type="float">
            <text:p>51,3187492445</text:p>
          </table:table-cell>
          <table:table-cell office:value-type="float" office:value="53.9023704826" calcext:value-type="float">
            <text:p>53,9023704826</text:p>
          </table:table-cell>
          <table:table-cell office:value-type="float" office:value="57.2081857147" calcext:value-type="float">
            <text:p>57,2081857147</text:p>
          </table:table-cell>
          <table:table-cell office:value-type="float" office:value="61.5165430775" calcext:value-type="float">
            <text:p>61,5165430775</text:p>
          </table:table-cell>
          <table:table-cell office:value-type="float" office:value="67.2833961496" calcext:value-type="float">
            <text:p>67,2833961496</text:p>
          </table:table-cell>
          <table:table-cell office:value-type="float" office:value="75.2888853805" calcext:value-type="float">
            <text:p>75,2888853805</text:p>
          </table:table-cell>
          <table:table-cell office:value-type="float" office:value="86.9467381703" calcext:value-type="float">
            <text:p>86,9467381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1.7772828785" calcext:value-type="float">
            <text:p>431,7772828785</text:p>
          </table:table-cell>
          <table:table-cell office:value-type="float" office:value="444.8194704687" calcext:value-type="float">
            <text:p>444,8194704687</text:p>
          </table:table-cell>
          <table:table-cell office:value-type="float" office:value="458.3776507143" calcext:value-type="float">
            <text:p>458,3776507143</text:p>
          </table:table-cell>
          <table:table-cell office:value-type="float" office:value="472.6668508037" calcext:value-type="float">
            <text:p>472,6668508037</text:p>
          </table:table-cell>
          <table:table-cell office:value-type="float" office:value="487.5350247555" calcext:value-type="float">
            <text:p>487,5350247555</text:p>
          </table:table-cell>
          <table:table-cell office:value-type="float" office:value="502.9183175227" calcext:value-type="float">
            <text:p>502,9183175227</text:p>
          </table:table-cell>
          <table:table-cell office:value-type="float" office:value="519.5921618863" calcext:value-type="float">
            <text:p>519,5921618863</text:p>
          </table:table-cell>
          <table:table-cell office:value-type="float" office:value="536.7192880923" calcext:value-type="float">
            <text:p>536,7192880923</text:p>
          </table:table-cell>
          <table:table-cell office:value-type="float" office:value="554.6248837858" calcext:value-type="float">
            <text:p>554,6248837858</text:p>
          </table:table-cell>
          <table:table-cell office:value-type="float" office:value="573.5818603667" calcext:value-type="float">
            <text:p>573,5818603667</text:p>
          </table:table-cell>
          <table:table-cell office:value-type="float" office:value="593.9001145337" calcext:value-type="float">
            <text:p>593,9001145337</text:p>
          </table:table-cell>
          <table:table-cell office:value-type="float" office:value="615.9809656381" calcext:value-type="float">
            <text:p>615,9809656381</text:p>
          </table:table-cell>
          <table:table-cell office:value-type="float" office:value="640.3802061039" calcext:value-type="float">
            <text:p>640,3802061039</text:p>
          </table:table-cell>
          <table:table-cell office:value-type="float" office:value="667.9082212925" calcext:value-type="float">
            <text:p>667,9082212925</text:p>
          </table:table-cell>
          <table:table-cell office:value-type="float" office:value="699.8145875912" calcext:value-type="float">
            <text:p>699,8145875912</text:p>
          </table:table-cell>
          <table:table-cell office:value-type="float" office:value="738.1491447134" calcext:value-type="float">
            <text:p>738,1491447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19.6856125312" calcext:value-type="float">
            <text:p>919,6856125312</text:p>
          </table:table-cell>
          <table:table-cell office:value-type="float" office:value="947.4654720982" calcext:value-type="float">
            <text:p>947,4654720982</text:p>
          </table:table-cell>
          <table:table-cell office:value-type="float" office:value="976.3443960215" calcext:value-type="float">
            <text:p>976,3443960215</text:p>
          </table:table-cell>
          <table:table-cell office:value-type="float" office:value="1006.7803922119" calcext:value-type="float">
            <text:p>1006,7803922119</text:p>
          </table:table-cell>
          <table:table-cell office:value-type="float" office:value="1038.4496027291" calcext:value-type="float">
            <text:p>1038,4496027291</text:p>
          </table:table-cell>
          <table:table-cell office:value-type="float" office:value="1071.2160163234" calcext:value-type="float">
            <text:p>1071,2160163234</text:p>
          </table:table-cell>
          <table:table-cell office:value-type="float" office:value="1106.7313048178" calcext:value-type="float">
            <text:p>1106,7313048178</text:p>
          </table:table-cell>
          <table:table-cell office:value-type="float" office:value="1143.2120836366" calcext:value-type="float">
            <text:p>1143,2120836366</text:p>
          </table:table-cell>
          <table:table-cell office:value-type="float" office:value="1181.3510024637" calcext:value-type="float">
            <text:p>1181,3510024637</text:p>
          </table:table-cell>
          <table:table-cell office:value-type="float" office:value="1221.7293625811" calcext:value-type="float">
            <text:p>1221,7293625811</text:p>
          </table:table-cell>
          <table:table-cell office:value-type="float" office:value="1265.0072439568" calcext:value-type="float">
            <text:p>1265,0072439568</text:p>
          </table:table-cell>
          <table:table-cell office:value-type="float" office:value="1312.0394568091" calcext:value-type="float">
            <text:p>1312,0394568091</text:p>
          </table:table-cell>
          <table:table-cell office:value-type="float" office:value="1364.0098390013" calcext:value-type="float">
            <text:p>1364,0098390013</text:p>
          </table:table-cell>
          <table:table-cell office:value-type="float" office:value="1422.644511353" calcext:value-type="float">
            <text:p>1422,644511353</text:p>
          </table:table-cell>
          <table:table-cell office:value-type="float" office:value="1490.6050715694" calcext:value-type="float">
            <text:p>1490,6050715694</text:p>
          </table:table-cell>
          <table:table-cell office:value-type="float" office:value="1572.2576782396" calcext:value-type="float">
            <text:p>1572,2576782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32637895" calcext:value-type="float">
            <text:p>1,432637895</text:p>
          </table:table-cell>
          <table:table-cell office:value-type="float" office:value="1.563427196" calcext:value-type="float">
            <text:p>1,563427196</text:p>
          </table:table-cell>
          <table:table-cell office:value-type="float" office:value="1.6751756093" calcext:value-type="float">
            <text:p>1,6751756093</text:p>
          </table:table-cell>
          <table:table-cell office:value-type="float" office:value="1.7826534132" calcext:value-type="float">
            <text:p>1,7826534132</text:p>
          </table:table-cell>
          <table:table-cell office:value-type="float" office:value="1.8900394931" calcext:value-type="float">
            <text:p>1,8900394931</text:p>
          </table:table-cell>
          <table:table-cell office:value-type="float" office:value="1.9981710455" calcext:value-type="float">
            <text:p>1,9981710455</text:p>
          </table:table-cell>
          <table:table-cell office:value-type="float" office:value="2.1098802285" calcext:value-type="float">
            <text:p>2,1098802285</text:p>
          </table:table-cell>
          <table:table-cell office:value-type="float" office:value="2.2233543709" calcext:value-type="float">
            <text:p>2,2233543709</text:p>
          </table:table-cell>
          <table:table-cell office:value-type="float" office:value="2.3390360174" calcext:value-type="float">
            <text:p>2,3390360174</text:p>
          </table:table-cell>
          <table:table-cell office:value-type="float" office:value="2.4578365439" calcext:value-type="float">
            <text:p>2,4578365439</text:p>
          </table:table-cell>
          <table:table-cell office:value-type="float" office:value="2.5808700235" calcext:value-type="float">
            <text:p>2,5808700235</text:p>
          </table:table-cell>
          <table:table-cell office:value-type="float" office:value="2.709527165" calcext:value-type="float">
            <text:p>2,709527165</text:p>
          </table:table-cell>
          <table:table-cell office:value-type="float" office:value="2.845644838" calcext:value-type="float">
            <text:p>2,845644838</text:p>
          </table:table-cell>
          <table:table-cell office:value-type="float" office:value="2.9917727422" calcext:value-type="float">
            <text:p>2,9917727422</text:p>
          </table:table-cell>
          <table:table-cell office:value-type="float" office:value="3.1516362644" calcext:value-type="float">
            <text:p>3,1516362644</text:p>
          </table:table-cell>
          <table:table-cell office:value-type="float" office:value="3.3309882849" calcext:value-type="float">
            <text:p>3,33098828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384233415" calcext:value-type="float">
            <text:p>3,0384233415</text:p>
          </table:table-cell>
          <table:table-cell office:value-type="float" office:value="3.2411141156" calcext:value-type="float">
            <text:p>3,2411141156</text:p>
          </table:table-cell>
          <table:table-cell office:value-type="float" office:value="3.4320983793" calcext:value-type="float">
            <text:p>3,4320983793</text:p>
          </table:table-cell>
          <table:table-cell office:value-type="float" office:value="3.6252206337" calcext:value-type="float">
            <text:p>3,6252206337</text:p>
          </table:table-cell>
          <table:table-cell office:value-type="float" office:value="3.820035172" calcext:value-type="float">
            <text:p>3,820035172</text:p>
          </table:table-cell>
          <table:table-cell office:value-type="float" office:value="4.0153439143" calcext:value-type="float">
            <text:p>4,0153439143</text:p>
          </table:table-cell>
          <table:table-cell office:value-type="float" office:value="4.2193158997" calcext:value-type="float">
            <text:p>4,2193158997</text:p>
          </table:table-cell>
          <table:table-cell office:value-type="float" office:value="4.4235564086" calcext:value-type="float">
            <text:p>4,4235564086</text:p>
          </table:table-cell>
          <table:table-cell office:value-type="float" office:value="4.6311635618" calcext:value-type="float">
            <text:p>4,6311635618</text:p>
          </table:table-cell>
          <table:table-cell office:value-type="float" office:value="4.8445875547" calcext:value-type="float">
            <text:p>4,8445875547</text:p>
          </table:table-cell>
          <table:table-cell office:value-type="float" office:value="5.0664486835" calcext:value-type="float">
            <text:p>5,0664486835</text:p>
          </table:table-cell>
          <table:table-cell office:value-type="float" office:value="5.3000131133" calcext:value-type="float">
            <text:p>5,3000131133</text:p>
          </table:table-cell>
          <table:table-cell office:value-type="float" office:value="5.5496492437" calcext:value-type="float">
            <text:p>5,5496492437</text:p>
          </table:table-cell>
          <table:table-cell office:value-type="float" office:value="5.8214950669" calcext:value-type="float">
            <text:p>5,8214950669</text:p>
          </table:table-cell>
          <table:table-cell office:value-type="float" office:value="6.1246435951" calcext:value-type="float">
            <text:p>6,1246435951</text:p>
          </table:table-cell>
          <table:table-cell office:value-type="float" office:value="6.4733539726" calcext:value-type="float">
            <text:p>6,473353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361257415" calcext:value-type="float">
            <text:p>2,5361257415</text:p>
          </table:table-cell>
          <table:table-cell office:value-type="float" office:value="2.7048508508" calcext:value-type="float">
            <text:p>2,7048508508</text:p>
          </table:table-cell>
          <table:table-cell office:value-type="float" office:value="2.8750857382" calcext:value-type="float">
            <text:p>2,8750857382</text:p>
          </table:table-cell>
          <table:table-cell office:value-type="float" office:value="3.0491335892" calcext:value-type="float">
            <text:p>3,0491335892</text:p>
          </table:table-cell>
          <table:table-cell office:value-type="float" office:value="3.2247345476" calcext:value-type="float">
            <text:p>3,2247345476</text:p>
          </table:table-cell>
          <table:table-cell office:value-type="float" office:value="3.4008702087" calcext:value-type="float">
            <text:p>3,4008702087</text:p>
          </table:table-cell>
          <table:table-cell office:value-type="float" office:value="3.5857985864" calcext:value-type="float">
            <text:p>3,5857985864</text:p>
          </table:table-cell>
          <table:table-cell office:value-type="float" office:value="3.7696756916" calcext:value-type="float">
            <text:p>3,7696756916</text:p>
          </table:table-cell>
          <table:table-cell office:value-type="float" office:value="3.9557400111" calcext:value-type="float">
            <text:p>3,9557400111</text:p>
          </table:table-cell>
          <table:table-cell office:value-type="float" office:value="4.1462941314" calcext:value-type="float">
            <text:p>4,1462941314</text:p>
          </table:table-cell>
          <table:table-cell office:value-type="float" office:value="4.3436623139" calcext:value-type="float">
            <text:p>4,3436623139</text:p>
          </table:table-cell>
          <table:table-cell office:value-type="float" office:value="4.5506375725" calcext:value-type="float">
            <text:p>4,5506375725</text:p>
          </table:table-cell>
          <table:table-cell office:value-type="float" office:value="4.7708863439" calcext:value-type="float">
            <text:p>4,7708863439</text:p>
          </table:table-cell>
          <table:table-cell office:value-type="float" office:value="5.0095204911" calcext:value-type="float">
            <text:p>5,0095204911</text:p>
          </table:table-cell>
          <table:table-cell office:value-type="float" office:value="5.2740993518" calcext:value-type="float">
            <text:p>5,2740993518</text:p>
          </table:table-cell>
          <table:table-cell office:value-type="float" office:value="5.5764720103" calcext:value-type="float">
            <text:p>5,5764720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503370445" calcext:value-type="float">
            <text:p>0,5503370445</text:p>
          </table:table-cell>
          <table:table-cell office:value-type="float" office:value="0.5496131244" calcext:value-type="float">
            <text:p>0,5496131244</text:p>
          </table:table-cell>
          <table:table-cell office:value-type="float" office:value="0.5488487056" calcext:value-type="float">
            <text:p>0,5488487056</text:p>
          </table:table-cell>
          <table:table-cell office:value-type="float" office:value="0.5479548133" calcext:value-type="float">
            <text:p>0,5479548133</text:p>
          </table:table-cell>
          <table:table-cell office:value-type="float" office:value="0.5483807169" calcext:value-type="float">
            <text:p>0,5483807169</text:p>
          </table:table-cell>
          <table:table-cell office:value-type="float" office:value="0.5499860508" calcext:value-type="float">
            <text:p>0,5499860508</text:p>
          </table:table-cell>
          <table:table-cell office:value-type="float" office:value="0.5529184234" calcext:value-type="float">
            <text:p>0,5529184234</text:p>
          </table:table-cell>
          <table:table-cell office:value-type="float" office:value="0.5574738696" calcext:value-type="float">
            <text:p>0,5574738696</text:p>
          </table:table-cell>
          <table:table-cell office:value-type="float" office:value="0.5641255408" calcext:value-type="float">
            <text:p>0,5641255408</text:p>
          </table:table-cell>
          <table:table-cell office:value-type="float" office:value="0.5735753998" calcext:value-type="float">
            <text:p>0,5735753998</text:p>
          </table:table-cell>
          <table:table-cell office:value-type="float" office:value="0.5868495757" calcext:value-type="float">
            <text:p>0,5868495757</text:p>
          </table:table-cell>
          <table:table-cell office:value-type="float" office:value="0.6054817433" calcext:value-type="float">
            <text:p>0,6054817433</text:p>
          </table:table-cell>
          <table:table-cell office:value-type="float" office:value="0.6318819623" calcext:value-type="float">
            <text:p>0,6318819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77.5199293397" calcext:value-type="float">
            <text:p>77,5199293397</text:p>
          </table:table-cell>
          <table:table-cell office:value-type="float" office:value="83.1938733973" calcext:value-type="float">
            <text:p>83,1938733973</text:p>
          </table:table-cell>
          <table:table-cell office:value-type="float" office:value="88.5935034849" calcext:value-type="float">
            <text:p>88,5935034849</text:p>
          </table:table-cell>
          <table:table-cell office:value-type="float" office:value="93.4522506479" calcext:value-type="float">
            <text:p>93,4522506479</text:p>
          </table:table-cell>
          <table:table-cell office:value-type="float" office:value="96.5689861676" calcext:value-type="float">
            <text:p>96,5689861676</text:p>
          </table:table-cell>
          <table:table-cell office:value-type="float" office:value="99.3480373275" calcext:value-type="float">
            <text:p>99,3480373275</text:p>
          </table:table-cell>
          <table:table-cell office:value-type="float" office:value="100.8551788703" calcext:value-type="float">
            <text:p>100,8551788703</text:p>
          </table:table-cell>
          <table:table-cell office:value-type="float" office:value="100.5972838584" calcext:value-type="float">
            <text:p>100,5972838584</text:p>
          </table:table-cell>
          <table:table-cell office:value-type="float" office:value="98.0031965109" calcext:value-type="float">
            <text:p>98,0031965109</text:p>
          </table:table-cell>
          <table:table-cell office:value-type="float" office:value="92.4012035814" calcext:value-type="float">
            <text:p>92,4012035814</text:p>
          </table:table-cell>
          <table:table-cell office:value-type="float" office:value="82.9875441628" calcext:value-type="float">
            <text:p>82,9875441628</text:p>
          </table:table-cell>
          <table:table-cell office:value-type="float" office:value="68.8048485211" calcext:value-type="float">
            <text:p>68,8048485211</text:p>
          </table:table-cell>
          <table:table-cell office:value-type="float" office:value="48.8625660446" calcext:value-type="float">
            <text:p>48,8625660446</text:p>
          </table:table-cell>
          <table:table-cell office:value-type="float" office:value="23.1809394093" calcext:value-type="float">
            <text:p>23,1809394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2787974064" calcext:value-type="float">
            <text:p>0,2787974064</text:p>
          </table:table-cell>
          <table:table-cell office:value-type="float" office:value="0.3006312809" calcext:value-type="float">
            <text:p>0,3006312809</text:p>
          </table:table-cell>
          <table:table-cell office:value-type="float" office:value="0.3226078658" calcext:value-type="float">
            <text:p>0,3226078658</text:p>
          </table:table-cell>
          <table:table-cell office:value-type="float" office:value="0.3441431147" calcext:value-type="float">
            <text:p>0,3441431147</text:p>
          </table:table-cell>
          <table:table-cell office:value-type="float" office:value="0.3523718423" calcext:value-type="float">
            <text:p>0,3523718423</text:p>
          </table:table-cell>
          <table:table-cell office:value-type="float" office:value="0.3597985259" calcext:value-type="float">
            <text:p>0,3597985259</text:p>
          </table:table-cell>
          <table:table-cell office:value-type="float" office:value="0.3643370773" calcext:value-type="float">
            <text:p>0,3643370773</text:p>
          </table:table-cell>
          <table:table-cell office:value-type="float" office:value="0.3648930337" calcext:value-type="float">
            <text:p>0,3648930337</text:p>
          </table:table-cell>
          <table:table-cell office:value-type="float" office:value="0.3601069339" calcext:value-type="float">
            <text:p>0,3601069339</text:p>
          </table:table-cell>
          <table:table-cell office:value-type="float" office:value="0.3481865742" calcext:value-type="float">
            <text:p>0,3481865742</text:p>
          </table:table-cell>
          <table:table-cell office:value-type="float" office:value="0.3265906478" calcext:value-type="float">
            <text:p>0,3265906478</text:p>
          </table:table-cell>
          <table:table-cell office:value-type="float" office:value="0.2914001331" calcext:value-type="float">
            <text:p>0,2914001331</text:p>
          </table:table-cell>
          <table:table-cell office:value-type="float" office:value="0.2360180312" calcext:value-type="float">
            <text:p>0,2360180312</text:p>
          </table:table-cell>
          <table:table-cell office:value-type="float" office:value="0.1485590383" calcext:value-type="float">
            <text:p>0,14855903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57.7511771682" calcext:value-type="float">
            <text:p>57,7511771682</text:p>
          </table:table-cell>
          <table:table-cell office:value-type="float" office:value="67.9425613744" calcext:value-type="float">
            <text:p>67,9425613744</text:p>
          </table:table-cell>
          <table:table-cell office:value-type="float" office:value="74.5381345914" calcext:value-type="float">
            <text:p>74,5381345914</text:p>
          </table:table-cell>
          <table:table-cell office:value-type="float" office:value="80.9182157365" calcext:value-type="float">
            <text:p>80,9182157365</text:p>
          </table:table-cell>
          <table:table-cell office:value-type="float" office:value="86.9857411116" calcext:value-type="float">
            <text:p>86,9857411116</text:p>
          </table:table-cell>
          <table:table-cell office:value-type="float" office:value="92.5526026169" calcext:value-type="float">
            <text:p>92,5526026169</text:p>
          </table:table-cell>
          <table:table-cell office:value-type="float" office:value="97.3579408122" calcext:value-type="float">
            <text:p>97,3579408122</text:p>
          </table:table-cell>
          <table:table-cell office:value-type="float" office:value="101.0628933469" calcext:value-type="float">
            <text:p>101,0628933469</text:p>
          </table:table-cell>
          <table:table-cell office:value-type="float" office:value="103.1563770666" calcext:value-type="float">
            <text:p>103,1563770666</text:p>
          </table:table-cell>
          <table:table-cell office:value-type="float" office:value="103.6005040804" calcext:value-type="float">
            <text:p>103,6005040804</text:p>
          </table:table-cell>
          <table:table-cell office:value-type="float" office:value="101.9454896531" calcext:value-type="float">
            <text:p>101,9454896531</text:p>
          </table:table-cell>
          <table:table-cell office:value-type="float" office:value="97.6893694891" calcext:value-type="float">
            <text:p>97,6893694891</text:p>
          </table:table-cell>
          <table:table-cell office:value-type="float" office:value="90.2775606639" calcext:value-type="float">
            <text:p>90,2775606639</text:p>
          </table:table-cell>
          <table:table-cell office:value-type="float" office:value="79.1253998982" calcext:value-type="float">
            <text:p>79,1253998982</text:p>
          </table:table-cell>
          <table:table-cell office:value-type="float" office:value="63.7131861539" calcext:value-type="float">
            <text:p>63,7131861539</text:p>
          </table:table-cell>
          <table:table-cell office:value-type="float" office:value="43.8970707038" calcext:value-type="float">
            <text:p>43,8970707038</text:p>
          </table:table-cell>
          <table:table-cell office:value-type="float" office:value="20.8580116818" calcext:value-type="float">
            <text:p>20,8580116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43.0472686815" calcext:value-type="float">
            <text:p>143,0472686815</text:p>
          </table:table-cell>
          <table:table-cell office:value-type="float" office:value="170.3506630424" calcext:value-type="float">
            <text:p>170,3506630424</text:p>
          </table:table-cell>
          <table:table-cell office:value-type="float" office:value="199.0184056901" calcext:value-type="float">
            <text:p>199,0184056901</text:p>
          </table:table-cell>
          <table:table-cell office:value-type="float" office:value="230.3734523822" calcext:value-type="float">
            <text:p>230,3734523822</text:p>
          </table:table-cell>
          <table:table-cell office:value-type="float" office:value="264.3220838142" calcext:value-type="float">
            <text:p>264,3220838142</text:p>
          </table:table-cell>
          <table:table-cell office:value-type="float" office:value="300.7242880025" calcext:value-type="float">
            <text:p>300,7242880025</text:p>
          </table:table-cell>
          <table:table-cell office:value-type="float" office:value="339.5422668459" calcext:value-type="float">
            <text:p>339,5422668459</text:p>
          </table:table-cell>
          <table:table-cell office:value-type="float" office:value="385.7056323301" calcext:value-type="float">
            <text:p>385,7056323301</text:p>
          </table:table-cell>
          <table:table-cell office:value-type="float" office:value="422.4520200113" calcext:value-type="float">
            <text:p>422,4520200113</text:p>
          </table:table-cell>
          <table:table-cell office:value-type="float" office:value="463.2164388723" calcext:value-type="float">
            <text:p>463,2164388723</text:p>
          </table:table-cell>
          <table:table-cell office:value-type="float" office:value="507.5668473591" calcext:value-type="float">
            <text:p>507,5668473591</text:p>
          </table:table-cell>
          <table:table-cell office:value-type="float" office:value="555.111051506" calcext:value-type="float">
            <text:p>555,111051506</text:p>
          </table:table-cell>
          <table:table-cell office:value-type="float" office:value="605.491840002" calcext:value-type="float">
            <text:p>605,491840002</text:p>
          </table:table-cell>
          <table:table-cell office:value-type="float" office:value="658.3704022881" calcext:value-type="float">
            <text:p>658,3704022881</text:p>
          </table:table-cell>
          <table:table-cell office:value-type="float" office:value="713.3981195703" calcext:value-type="float">
            <text:p>713,3981195703</text:p>
          </table:table-cell>
          <table:table-cell office:value-type="float" office:value="770.1675085688" calcext:value-type="float">
            <text:p>770,1675085688</text:p>
          </table:table-cell>
          <table:table-cell office:value-type="float" office:value="828.1165400043" calcext:value-type="float">
            <text:p>828,11654000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300305205" calcext:value-type="float">
            <text:p>0,0300305205</text:p>
          </table:table-cell>
          <table:table-cell office:value-type="float" office:value="0.0300252681" calcext:value-type="float">
            <text:p>0,0300252681</text:p>
          </table:table-cell>
          <table:table-cell office:value-type="float" office:value="0.0300243834" calcext:value-type="float">
            <text:p>0,0300243834</text:p>
          </table:table-cell>
          <table:table-cell office:value-type="float" office:value="0.0300234905" calcext:value-type="float">
            <text:p>0,0300234905</text:p>
          </table:table-cell>
          <table:table-cell office:value-type="float" office:value="0.0300224769" calcext:value-type="float">
            <text:p>0,0300224769</text:p>
          </table:table-cell>
          <table:table-cell office:value-type="float" office:value="0.0300140948" calcext:value-type="float">
            <text:p>0,0300140948</text:p>
          </table:table-cell>
          <table:table-cell office:value-type="float" office:value="0.0300377568" calcext:value-type="float">
            <text:p>0,0300377568</text:p>
          </table:table-cell>
          <table:table-cell office:value-type="float" office:value="0.0300154162" calcext:value-type="float">
            <text:p>0,0300154162</text:p>
          </table:table-cell>
          <table:table-cell office:value-type="float" office:value="0.0300161292" calcext:value-type="float">
            <text:p>0,0300161292</text:p>
          </table:table-cell>
          <table:table-cell office:value-type="float" office:value="0.0300164011" calcext:value-type="float">
            <text:p>0,0300164011</text:p>
          </table:table-cell>
          <table:table-cell office:value-type="float" office:value="0.0300163638" calcext:value-type="float">
            <text:p>0,0300163638</text:p>
          </table:table-cell>
          <table:table-cell office:value-type="float" office:value="0.0300161163" calcext:value-type="float">
            <text:p>0,0300161163</text:p>
          </table:table-cell>
          <table:table-cell office:value-type="float" office:value="0.0300157262" calcext:value-type="float">
            <text:p>0,0300157262</text:p>
          </table:table-cell>
          <table:table-cell office:value-type="float" office:value="0.0300152352" calcext:value-type="float">
            <text:p>0,0300152352</text:p>
          </table:table-cell>
          <table:table-cell office:value-type="float" office:value="0.0300146609" calcext:value-type="float">
            <text:p>0,0300146609</text:p>
          </table:table-cell>
          <table:table-cell office:value-type="float" office:value="0.0300139935" calcext:value-type="float">
            <text:p>0,0300139935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43.8293693986" calcext:value-type="float">
            <text:p>143,8293693986</text:p>
          </table:table-cell>
          <table:table-cell office:value-type="float" office:value="171.6129723467" calcext:value-type="float">
            <text:p>171,6129723467</text:p>
          </table:table-cell>
          <table:table-cell office:value-type="float" office:value="201.1350100002" calcext:value-type="float">
            <text:p>201,1350100002</text:p>
          </table:table-cell>
          <table:table-cell office:value-type="float" office:value="233.2638822795" calcext:value-type="float">
            <text:p>233,2638822795</text:p>
          </table:table-cell>
          <table:table-cell office:value-type="float" office:value="268.0412723303" calcext:value-type="float">
            <text:p>268,0412723303</text:p>
          </table:table-cell>
          <table:table-cell office:value-type="float" office:value="305.4347975332" calcext:value-type="float">
            <text:p>305,4347975332</text:p>
          </table:table-cell>
          <table:table-cell office:value-type="float" office:value="345.4245685101" calcext:value-type="float">
            <text:p>345,4245685101</text:p>
          </table:table-cell>
          <table:table-cell office:value-type="float" office:value="393.009551232" calcext:value-type="float">
            <text:p>393,009551232</text:p>
          </table:table-cell>
          <table:table-cell office:value-type="float" office:value="431.1785326737" calcext:value-type="float">
            <text:p>431,1785326737</text:p>
          </table:table-cell>
          <table:table-cell office:value-type="float" office:value="473.6170625239" calcext:value-type="float">
            <text:p>473,6170625239</text:p>
          </table:table-cell>
          <table:table-cell office:value-type="float" office:value="519.9176516241" calcext:value-type="float">
            <text:p>519,9176516241</text:p>
          </table:table-cell>
          <table:table-cell office:value-type="float" office:value="569.719155794" calcext:value-type="float">
            <text:p>569,719155794</text:p>
          </table:table-cell>
          <table:table-cell office:value-type="float" office:value="622.7073921134" calcext:value-type="float">
            <text:p>622,7073921134</text:p>
          </table:table-cell>
          <table:table-cell office:value-type="float" office:value="678.6082915838" calcext:value-type="float">
            <text:p>678,6082915838</text:p>
          </table:table-cell>
          <table:table-cell office:value-type="float" office:value="737.1776619119" calcext:value-type="float">
            <text:p>737,1776619119</text:p>
          </table:table-cell>
          <table:table-cell office:value-type="float" office:value="798.1888841366" calcext:value-type="float">
            <text:p>798,1888841366</text:p>
          </table:table-cell>
          <table:table-cell office:value-type="float" office:value="861.4172313764" calcext:value-type="float">
            <text:p>861,41723137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365" calcext:value-type="float">
            <text:p>365</text:p>
          </table:table-cell>
          <table:table-cell office:value-type="float" office:value="441.6357267904" calcext:value-type="float">
            <text:p>441,6357267904</text:p>
          </table:table-cell>
          <table:table-cell office:value-type="float" office:value="517.1650042208" calcext:value-type="float">
            <text:p>517,1650042208</text:p>
          </table:table-cell>
          <table:table-cell office:value-type="float" office:value="598.9707314311" calcext:value-type="float">
            <text:p>598,9707314311</text:p>
          </table:table-cell>
          <table:table-cell office:value-type="float" office:value="687.4657128737" calcext:value-type="float">
            <text:p>687,4657128737</text:p>
          </table:table-cell>
          <table:table-cell office:value-type="float" office:value="782.4893753822" calcext:value-type="float">
            <text:p>782,4893753822</text:p>
          </table:table-cell>
          <table:table-cell office:value-type="float" office:value="884.0420126327" calcext:value-type="float">
            <text:p>884,0420126327</text:p>
          </table:table-cell>
          <table:table-cell office:value-type="float" office:value="1035.6020592659" calcext:value-type="float">
            <text:p>1035,6020592659</text:p>
          </table:table-cell>
          <table:table-cell office:value-type="float" office:value="1090.5737956725" calcext:value-type="float">
            <text:p>1090,5737956725</text:p>
          </table:table-cell>
          <table:table-cell office:value-type="float" office:value="1168.6744741239" calcext:value-type="float">
            <text:p>1168,6744741239</text:p>
          </table:table-cell>
          <table:table-cell office:value-type="float" office:value="1265.4231098438" calcext:value-type="float">
            <text:p>1265,4231098438</text:p>
          </table:table-cell>
          <table:table-cell office:value-type="float" office:value="1377.6371140109" calcext:value-type="float">
            <text:p>1377,6371140109</text:p>
          </table:table-cell>
          <table:table-cell office:value-type="float" office:value="1502.9500798578" calcext:value-type="float">
            <text:p>1502,9500798578</text:p>
          </table:table-cell>
          <table:table-cell office:value-type="float" office:value="1639.5209977532" calcext:value-type="float">
            <text:p>1639,5209977532</text:p>
          </table:table-cell>
          <table:table-cell office:value-type="float" office:value="1785.8419542574" calcext:value-type="float">
            <text:p>1785,8419542574</text:p>
          </table:table-cell>
          <table:table-cell office:value-type="float" office:value="1940.5895436982" calcext:value-type="float">
            <text:p>1940,5895436982</text:p>
          </table:table-cell>
          <table:table-cell office:value-type="float" office:value="2102.476198454" calcext:value-type="float">
            <text:p>2102,4761984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3161288976" calcext:value-type="float">
            <text:p>0,3161288976</text:p>
          </table:table-cell>
          <table:table-cell office:value-type="float" office:value="0.3010067813" calcext:value-type="float">
            <text:p>0,3010067813</text:p>
          </table:table-cell>
          <table:table-cell office:value-type="float" office:value="0.2950380062" calcext:value-type="float">
            <text:p>0,2950380062</text:p>
          </table:table-cell>
          <table:table-cell office:value-type="float" office:value="0.2897725256" calcext:value-type="float">
            <text:p>0,2897725256</text:p>
          </table:table-cell>
          <table:table-cell office:value-type="float" office:value="0.2849158429" calcext:value-type="float">
            <text:p>0,2849158429</text:p>
          </table:table-cell>
          <table:table-cell office:value-type="float" office:value="0.2806490052" calcext:value-type="float">
            <text:p>0,2806490052</text:p>
          </table:table-cell>
          <table:table-cell office:value-type="float" office:value="0.3025155578" calcext:value-type="float">
            <text:p>0,3025155578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45.2213753581" calcext:value-type="float">
            <text:p>45,2213753581</text:p>
          </table:table-cell>
          <table:table-cell office:value-type="float" office:value="51.2767047817" calcext:value-type="float">
            <text:p>51,2767047817</text:p>
          </table:table-cell>
          <table:table-cell office:value-type="float" office:value="58.7179936178" calcext:value-type="float">
            <text:p>58,7179936178</text:p>
          </table:table-cell>
          <table:table-cell office:value-type="float" office:value="66.7558971342" calcext:value-type="float">
            <text:p>66,7558971342</text:p>
          </table:table-cell>
          <table:table-cell office:value-type="float" office:value="75.3095493175" calcext:value-type="float">
            <text:p>75,3095493175</text:p>
          </table:table-cell>
          <table:table-cell office:value-type="float" office:value="84.3979722726" calcext:value-type="float">
            <text:p>84,3979722726</text:p>
          </table:table-cell>
          <table:table-cell office:value-type="float" office:value="102.7168182453" calcext:value-type="float">
            <text:p>102,7168182453</text:p>
          </table:table-cell>
          <table:table-cell office:value-type="float" office:value="95.8122271393" calcext:value-type="float">
            <text:p>95,8122271393</text:p>
          </table:table-cell>
          <table:table-cell office:value-type="float" office:value="104.9403107034" calcext:value-type="float">
            <text:p>104,9403107034</text:p>
          </table:table-cell>
          <table:table-cell office:value-type="float" office:value="115.0665039237" calcext:value-type="float">
            <text:p>115,0665039237</text:p>
          </table:table-cell>
          <table:table-cell office:value-type="float" office:value="126.0834843758" calcext:value-type="float">
            <text:p>126,0834843758</text:p>
          </table:table-cell>
          <table:table-cell office:value-type="float" office:value="137.8938280811" calcext:value-type="float">
            <text:p>137,8938280811</text:p>
          </table:table-cell>
          <table:table-cell office:value-type="float" office:value="150.4088010196" calcext:value-type="float">
            <text:p>150,4088010196</text:p>
          </table:table-cell>
          <table:table-cell office:value-type="float" office:value="163.5442400588" calcext:value-type="float">
            <text:p>163,5442400588</text:p>
          </table:table-cell>
          <table:table-cell office:value-type="float" office:value="177.2135456258" calcext:value-type="float">
            <text:p>177,2135456258</text:p>
          </table:table-cell>
          <table:table-cell office:value-type="float" office:value="191.3154957591" calcext:value-type="float">
            <text:p>191,3154957591</text:p>
          </table:table-cell>
          <table:table-cell office:value-type="float" office:value="205.7104780902" calcext:value-type="float">
            <text:p>205,7104780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43.0537676133" calcext:value-type="float">
            <text:p>143,0537676133</text:p>
          </table:table-cell>
          <table:table-cell office:value-type="float" office:value="170.3918003852" calcext:value-type="float">
            <text:p>170,3918003852</text:p>
          </table:table-cell>
          <table:table-cell office:value-type="float" office:value="199.4305106591" calcext:value-type="float">
            <text:p>199,4305106591</text:p>
          </table:table-cell>
          <table:table-cell office:value-type="float" office:value="230.9944249416" calcext:value-type="float">
            <text:p>230,9944249416</text:p>
          </table:table-cell>
          <table:table-cell office:value-type="float" office:value="265.0880962476" calcext:value-type="float">
            <text:p>265,0880962476</text:p>
          </table:table-cell>
          <table:table-cell office:value-type="float" office:value="301.6519911476" calcext:value-type="float">
            <text:p>301,6519911476</text:p>
          </table:table-cell>
          <table:table-cell office:value-type="float" office:value="340.6429779164" calcext:value-type="float">
            <text:p>340,6429779164</text:p>
          </table:table-cell>
          <table:table-cell office:value-type="float" office:value="386.9439682084" calcext:value-type="float">
            <text:p>386,9439682084</text:p>
          </table:table-cell>
          <table:table-cell office:value-type="float" office:value="423.7888064476" calcext:value-type="float">
            <text:p>423,7888064476</text:p>
          </table:table-cell>
          <table:table-cell office:value-type="float" office:value="464.6333675012" calcext:value-type="float">
            <text:p>464,6333675012</text:p>
          </table:table-cell>
          <table:table-cell office:value-type="float" office:value="509.0284911436" calcext:value-type="float">
            <text:p>509,0284911436</text:p>
          </table:table-cell>
          <table:table-cell office:value-type="float" office:value="556.5624570516" calcext:value-type="float">
            <text:p>556,5624570516</text:p>
          </table:table-cell>
          <table:table-cell office:value-type="float" office:value="606.8575521365" calcext:value-type="float">
            <text:p>606,8575521365</text:p>
          </table:table-cell>
          <table:table-cell office:value-type="float" office:value="659.5565626409" calcext:value-type="float">
            <text:p>659,5565626409</text:p>
          </table:table-cell>
          <table:table-cell office:value-type="float" office:value="714.3014974344" calcext:value-type="float">
            <text:p>714,3014974344</text:p>
          </table:table-cell>
          <table:table-cell office:value-type="float" office:value="770.7016086496" calcext:value-type="float">
            <text:p>770,7016086496</text:p>
          </table:table-cell>
          <table:table-cell office:value-type="float" office:value="828.2801993791" calcext:value-type="float">
            <text:p>828,2801993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6179743481" calcext:value-type="float">
            <text:p>12,6179743481</text:p>
          </table:table-cell>
          <table:table-cell office:value-type="float" office:value="14.6329830186" calcext:value-type="float">
            <text:p>14,6329830186</text:p>
          </table:table-cell>
          <table:table-cell office:value-type="float" office:value="16.5425763201" calcext:value-type="float">
            <text:p>16,5425763201</text:p>
          </table:table-cell>
          <table:table-cell office:value-type="float" office:value="18.621220566" calcext:value-type="float">
            <text:p>18,621220566</text:p>
          </table:table-cell>
          <table:table-cell office:value-type="float" office:value="20.8704089482" calcext:value-type="float">
            <text:p>20,8704089482</text:p>
          </table:table-cell>
          <table:table-cell office:value-type="float" office:value="23.2764534814" calcext:value-type="float">
            <text:p>23,2764534814</text:p>
          </table:table-cell>
          <table:table-cell office:value-type="float" office:value="24.9248008613" calcext:value-type="float">
            <text:p>24,9248008613</text:p>
          </table:table-cell>
          <table:table-cell office:value-type="float" office:value="29.9385067637" calcext:value-type="float">
            <text:p>29,9385067637</text:p>
          </table:table-cell>
          <table:table-cell office:value-type="float" office:value="32.2649271212" calcext:value-type="float">
            <text:p>32,2649271212</text:p>
          </table:table-cell>
          <table:table-cell office:value-type="float" office:value="34.8926880668" calcext:value-type="float">
            <text:p>34,8926880668</text:p>
          </table:table-cell>
          <table:table-cell office:value-type="float" office:value="37.7842921006" calcext:value-type="float">
            <text:p>37,7842921006</text:p>
          </table:table-cell>
          <table:table-cell office:value-type="float" office:value="40.9081363761" calcext:value-type="float">
            <text:p>40,9081363761</text:p>
          </table:table-cell>
          <table:table-cell office:value-type="float" office:value="44.2370529995" calcext:value-type="float">
            <text:p>44,2370529995</text:p>
          </table:table-cell>
          <table:table-cell office:value-type="float" office:value="47.7463626002" calcext:value-type="float">
            <text:p>47,7463626002</text:p>
          </table:table-cell>
          <table:table-cell office:value-type="float" office:value="51.4113727016" calcext:value-type="float">
            <text:p>51,4113727016</text:p>
          </table:table-cell>
          <table:table-cell office:value-type="float" office:value="55.2035971519" calcext:value-type="float">
            <text:p>55,2035971519</text:p>
          </table:table-cell>
          <table:table-cell office:value-type="float" office:value="59.0838276176" calcext:value-type="float">
            <text:p>59,0838276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7.8258933234" calcext:value-type="float">
            <text:p>97,8258933234</text:p>
          </table:table-cell>
          <table:table-cell office:value-type="float" office:value="119.0739582608" calcext:value-type="float">
            <text:p>119,0739582608</text:p>
          </table:table-cell>
          <table:table-cell office:value-type="float" office:value="140.3004120724" calcext:value-type="float">
            <text:p>140,3004120724</text:p>
          </table:table-cell>
          <table:table-cell office:value-type="float" office:value="163.6175552481" calcext:value-type="float">
            <text:p>163,6175552481</text:p>
          </table:table-cell>
          <table:table-cell office:value-type="float" office:value="189.0125344967" calcext:value-type="float">
            <text:p>189,0125344967</text:p>
          </table:table-cell>
          <table:table-cell office:value-type="float" office:value="216.3263157299" calcext:value-type="float">
            <text:p>216,3263157299</text:p>
          </table:table-cell>
          <table:table-cell office:value-type="float" office:value="236.8254486006" calcext:value-type="float">
            <text:p>236,8254486006</text:p>
          </table:table-cell>
          <table:table-cell office:value-type="float" office:value="289.8934051908" calcext:value-type="float">
            <text:p>289,8934051908</text:p>
          </table:table-cell>
          <table:table-cell office:value-type="float" office:value="317.5117093079" calcext:value-type="float">
            <text:p>317,5117093079</text:p>
          </table:table-cell>
          <table:table-cell office:value-type="float" office:value="348.1499349486" calcext:value-type="float">
            <text:p>348,1499349486</text:p>
          </table:table-cell>
          <table:table-cell office:value-type="float" office:value="381.4833629833" calcext:value-type="float">
            <text:p>381,4833629833</text:p>
          </table:table-cell>
          <table:table-cell office:value-type="float" office:value="417.2172234249" calcext:value-type="float">
            <text:p>417,2172234249</text:p>
          </table:table-cell>
          <table:table-cell office:value-type="float" office:value="455.0830389824" calcext:value-type="float">
            <text:p>455,0830389824</text:p>
          </table:table-cell>
          <table:table-cell office:value-type="float" office:value="494.8261622293" calcext:value-type="float">
            <text:p>494,8261622293</text:p>
          </table:table-cell>
          <table:table-cell office:value-type="float" office:value="536.1845739446" calcext:value-type="float">
            <text:p>536,1845739446</text:p>
          </table:table-cell>
          <table:table-cell office:value-type="float" office:value="578.8520128096" calcext:value-type="float">
            <text:p>578,8520128096</text:p>
          </table:table-cell>
          <table:table-cell office:value-type="float" office:value="622.406061914" calcext:value-type="float">
            <text:p>622,406061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1158488" calcext:value-type="float">
            <text:p>0,0071158488</text:p>
          </table:table-cell>
          <table:table-cell office:value-type="float" office:value="0.008474404" calcext:value-type="float">
            <text:p>0,008474404</text:p>
          </table:table-cell>
          <table:table-cell office:value-type="float" office:value="0.0097291416" calcext:value-type="float">
            <text:p>0,0097291416</text:p>
          </table:table-cell>
          <table:table-cell office:value-type="float" office:value="0.011017617" calcext:value-type="float">
            <text:p>0,011017617</text:p>
          </table:table-cell>
          <table:table-cell office:value-type="float" office:value="0.0123849883" calcext:value-type="float">
            <text:p>0,0123849883</text:p>
          </table:table-cell>
          <table:table-cell office:value-type="float" office:value="0.0138426477" calcext:value-type="float">
            <text:p>0,0138426477</text:p>
          </table:table-cell>
          <table:table-cell office:value-type="float" office:value="0.0154336784" calcext:value-type="float">
            <text:p>0,0154336784</text:p>
          </table:table-cell>
          <table:table-cell office:value-type="float" office:value="0.0171384373" calcext:value-type="float">
            <text:p>0,0171384373</text:p>
          </table:table-cell>
          <table:table-cell office:value-type="float" office:value="0.0189682673" calcext:value-type="float">
            <text:p>0,0189682673</text:p>
          </table:table-cell>
          <table:table-cell office:value-type="float" office:value="0.02094401" calcext:value-type="float">
            <text:p>0,02094401</text:p>
          </table:table-cell>
          <table:table-cell office:value-type="float" office:value="0.0230933059" calcext:value-type="float">
            <text:p>0,0230933059</text:p>
          </table:table-cell>
          <table:table-cell office:value-type="float" office:value="0.0254531104" calcext:value-type="float">
            <text:p>0,0254531104</text:p>
          </table:table-cell>
          <table:table-cell office:value-type="float" office:value="0.028074707" calcext:value-type="float">
            <text:p>0,028074707</text:p>
          </table:table-cell>
          <table:table-cell office:value-type="float" office:value="0.0310320913" calcext:value-type="float">
            <text:p>0,0310320913</text:p>
          </table:table-cell>
          <table:table-cell office:value-type="float" office:value="0.0344370562" calcext:value-type="float">
            <text:p>0,0344370562</text:p>
          </table:table-cell>
          <table:table-cell office:value-type="float" office:value="0.0384680394" calcext:value-type="float">
            <text:p>0,0384680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7756017854" calcext:value-type="float">
            <text:p>0,7756017854</text:p>
          </table:table-cell>
          <table:table-cell office:value-type="float" office:value="1.2211719615" calcext:value-type="float">
            <text:p>1,2211719615</text:p>
          </table:table-cell>
          <table:table-cell office:value-type="float" office:value="1.7044993411" calcext:value-type="float">
            <text:p>1,7044993411</text:p>
          </table:table-cell>
          <table:table-cell office:value-type="float" office:value="2.2694573379" calcext:value-type="float">
            <text:p>2,2694573379</text:p>
          </table:table-cell>
          <table:table-cell office:value-type="float" office:value="2.9531760827" calcext:value-type="float">
            <text:p>2,9531760827</text:p>
          </table:table-cell>
          <table:table-cell office:value-type="float" office:value="3.7828063856" calcext:value-type="float">
            <text:p>3,7828063856</text:p>
          </table:table-cell>
          <table:table-cell office:value-type="float" office:value="4.7815905937" calcext:value-type="float">
            <text:p>4,7815905937</text:p>
          </table:table-cell>
          <table:table-cell office:value-type="float" office:value="6.0655830236" calcext:value-type="float">
            <text:p>6,0655830236</text:p>
          </table:table-cell>
          <table:table-cell office:value-type="float" office:value="7.3897262262" calcext:value-type="float">
            <text:p>7,3897262262</text:p>
          </table:table-cell>
          <table:table-cell office:value-type="float" office:value="8.9836950227" calcext:value-type="float">
            <text:p>8,9836950227</text:p>
          </table:table-cell>
          <table:table-cell office:value-type="float" office:value="10.8891604805" calcext:value-type="float">
            <text:p>10,8891604805</text:p>
          </table:table-cell>
          <table:table-cell office:value-type="float" office:value="13.1566987424" calcext:value-type="float">
            <text:p>13,1566987424</text:p>
          </table:table-cell>
          <table:table-cell office:value-type="float" office:value="15.8498399769" calcext:value-type="float">
            <text:p>15,8498399769</text:p>
          </table:table-cell>
          <table:table-cell office:value-type="float" office:value="19.0517289429" calcext:value-type="float">
            <text:p>19,0517289429</text:p>
          </table:table-cell>
          <table:table-cell office:value-type="float" office:value="22.8761644775" calcext:value-type="float">
            <text:p>22,8761644775</text:p>
          </table:table-cell>
          <table:table-cell office:value-type="float" office:value="27.487275487" calcext:value-type="float">
            <text:p>27,487275487</text:p>
          </table:table-cell>
          <table:table-cell office:value-type="float" office:value="33.1370319974" calcext:value-type="float">
            <text:p>33,1370319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4989318" calcext:value-type="float">
            <text:p>0,0064989318</text:p>
          </table:table-cell>
          <table:table-cell office:value-type="float" office:value="0.0411373428" calcext:value-type="float">
            <text:p>0,0411373428</text:p>
          </table:table-cell>
          <table:table-cell office:value-type="float" office:value="0.412104969" calcext:value-type="float">
            <text:p>0,412104969</text:p>
          </table:table-cell>
          <table:table-cell office:value-type="float" office:value="0.6209725593" calcext:value-type="float">
            <text:p>0,6209725593</text:p>
          </table:table-cell>
          <table:table-cell office:value-type="float" office:value="0.7660124334" calcext:value-type="float">
            <text:p>0,7660124334</text:p>
          </table:table-cell>
          <table:table-cell office:value-type="float" office:value="0.927703145" calcext:value-type="float">
            <text:p>0,927703145</text:p>
          </table:table-cell>
          <table:table-cell office:value-type="float" office:value="1.1007110705" calcext:value-type="float">
            <text:p>1,1007110705</text:p>
          </table:table-cell>
          <table:table-cell office:value-type="float" office:value="1.2383358783" calcext:value-type="float">
            <text:p>1,2383358783</text:p>
          </table:table-cell>
          <table:table-cell office:value-type="float" office:value="1.3367864363" calcext:value-type="float">
            <text:p>1,3367864363</text:p>
          </table:table-cell>
          <table:table-cell office:value-type="float" office:value="1.4169286289" calcext:value-type="float">
            <text:p>1,4169286289</text:p>
          </table:table-cell>
          <table:table-cell office:value-type="float" office:value="1.4616437845" calcext:value-type="float">
            <text:p>1,4616437845</text:p>
          </table:table-cell>
          <table:table-cell office:value-type="float" office:value="1.4514055456" calcext:value-type="float">
            <text:p>1,4514055456</text:p>
          </table:table-cell>
          <table:table-cell office:value-type="float" office:value="1.3657121345" calcext:value-type="float">
            <text:p>1,3657121345</text:p>
          </table:table-cell>
          <table:table-cell office:value-type="float" office:value="1.1861603528" calcext:value-type="float">
            <text:p>1,1861603528</text:p>
          </table:table-cell>
          <table:table-cell office:value-type="float" office:value="0.9033778641" calcext:value-type="float">
            <text:p>0,9033778641</text:p>
          </table:table-cell>
          <table:table-cell office:value-type="float" office:value="0.5341000808" calcext:value-type="float">
            <text:p>0,5341000808</text:p>
          </table:table-cell>
          <table:table-cell office:value-type="float" office:value="0.1636593748" calcext:value-type="float">
            <text:p>0,1636593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4862" calcext:value-type="float">
            <text:p>0,0002414862</text:p>
          </table:table-cell>
          <table:table-cell office:value-type="float" office:value="0.0020706877" calcext:value-type="float">
            <text:p>0,0020706877</text:p>
          </table:table-cell>
          <table:table-cell office:value-type="float" office:value="0.002695504" calcext:value-type="float">
            <text:p>0,002695504</text:p>
          </table:table-cell>
          <table:table-cell office:value-type="float" office:value="0.0028980266" calcext:value-type="float">
            <text:p>0,0028980266</text:p>
          </table:table-cell>
          <table:table-cell office:value-type="float" office:value="0.003084896" calcext:value-type="float">
            <text:p>0,003084896</text:p>
          </table:table-cell>
          <table:table-cell office:value-type="float" office:value="0.0032417498" calcext:value-type="float">
            <text:p>0,0032417498</text:p>
          </table:table-cell>
          <table:table-cell office:value-type="float" office:value="0.0032105725" calcext:value-type="float">
            <text:p>0,0032105725</text:p>
          </table:table-cell>
          <table:table-cell office:value-type="float" office:value="0.0031643509" calcext:value-type="float">
            <text:p>0,0031643509</text:p>
          </table:table-cell>
          <table:table-cell office:value-type="float" office:value="0.0030588911" calcext:value-type="float">
            <text:p>0,0030588911</text:p>
          </table:table-cell>
          <table:table-cell office:value-type="float" office:value="0.002879707" calcext:value-type="float">
            <text:p>0,002879707</text:p>
          </table:table-cell>
          <table:table-cell office:value-type="float" office:value="0.002614622" calcext:value-type="float">
            <text:p>0,002614622</text:p>
          </table:table-cell>
          <table:table-cell office:value-type="float" office:value="0.0022555418" calcext:value-type="float">
            <text:p>0,0022555418</text:p>
          </table:table-cell>
          <table:table-cell office:value-type="float" office:value="0.0018016611" calcext:value-type="float">
            <text:p>0,0018016611</text:p>
          </table:table-cell>
          <table:table-cell office:value-type="float" office:value="0.0012663026" calcext:value-type="float">
            <text:p>0,0012663026</text:p>
          </table:table-cell>
          <table:table-cell office:value-type="float" office:value="0.0006934856" calcext:value-type="float">
            <text:p>0,0006934856</text:p>
          </table:table-cell>
          <table:table-cell office:value-type="float" office:value="0.0001976284" calcext:value-type="float">
            <text:p>0,0001976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5.4151040134" calcext:value-type="float">
            <text:p>45,4151040134</text:p>
          </table:table-cell>
          <table:table-cell office:value-type="float" office:value="46.5276721855" calcext:value-type="float">
            <text:p>46,5276721855</text:p>
          </table:table-cell>
          <table:table-cell office:value-type="float" office:value="42.0807794125" calcext:value-type="float">
            <text:p>42,0807794125</text:p>
          </table:table-cell>
          <table:table-cell office:value-type="float" office:value="42.5901507356" calcext:value-type="float">
            <text:p>42,5901507356</text:p>
          </table:table-cell>
          <table:table-cell office:value-type="float" office:value="43.8840484967" calcext:value-type="float">
            <text:p>43,8840484967</text:p>
          </table:table-cell>
          <table:table-cell office:value-type="float" office:value="45.0020406792" calcext:value-type="float">
            <text:p>45,0020406792</text:p>
          </table:table-cell>
          <table:table-cell office:value-type="float" office:value="45.9785951728" calcext:value-type="float">
            <text:p>45,9785951728</text:p>
          </table:table-cell>
          <table:table-cell office:value-type="float" office:value="48.3598309542" calcext:value-type="float">
            <text:p>48,3598309542</text:p>
          </table:table-cell>
          <table:table-cell office:value-type="float" office:value="49.326448572" calcext:value-type="float">
            <text:p>49,326448572</text:p>
          </table:table-cell>
          <table:table-cell office:value-type="float" office:value="50.7370057552" calcext:value-type="float">
            <text:p>50,7370057552</text:p>
          </table:table-cell>
          <table:table-cell office:value-type="float" office:value="52.6252930717" calcext:value-type="float">
            <text:p>52,6252930717</text:p>
          </table:table-cell>
          <table:table-cell office:value-type="float" office:value="55.0871213073" calcext:value-type="float">
            <text:p>55,0871213073</text:p>
          </table:table-cell>
          <table:table-cell office:value-type="float" office:value="58.2943247607" calcext:value-type="float">
            <text:p>58,2943247607</text:p>
          </table:table-cell>
          <table:table-cell office:value-type="float" office:value="62.5264556479" calcext:value-type="float">
            <text:p>62,5264556479</text:p>
          </table:table-cell>
          <table:table-cell office:value-type="float" office:value="68.2398151829" calcext:value-type="float">
            <text:p>68,2398151829</text:p>
          </table:table-cell>
          <table:table-cell office:value-type="float" office:value="76.216938344" calcext:value-type="float">
            <text:p>76,216938344</text:p>
          </table:table-cell>
          <table:table-cell office:value-type="float" office:value="87.8776031724" calcext:value-type="float">
            <text:p>87,87760317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4.8771040134" calcext:value-type="float">
            <text:p>54,8771040134</text:p>
          </table:table-cell>
          <table:table-cell office:value-type="float" office:value="55.8032971855" calcext:value-type="float">
            <text:p>55,8032971855</text:p>
          </table:table-cell>
          <table:table-cell office:value-type="float" office:value="50.1766794125" calcext:value-type="float">
            <text:p>50,1766794125</text:p>
          </table:table-cell>
          <table:table-cell office:value-type="float" office:value="50.5224777619" calcext:value-type="float">
            <text:p>50,5224777619</text:p>
          </table:table-cell>
          <table:table-cell office:value-type="float" office:value="51.8183866144" calcext:value-type="float">
            <text:p>51,8183866144</text:p>
          </table:table-cell>
          <table:table-cell office:value-type="float" office:value="52.9216014684" calcext:value-type="float">
            <text:p>52,9216014684</text:p>
          </table:table-cell>
          <table:table-cell office:value-type="float" office:value="53.8734724292" calcext:value-type="float">
            <text:p>53,8734724292</text:p>
          </table:table-cell>
          <table:table-cell office:value-type="float" office:value="56.3798961519" calcext:value-type="float">
            <text:p>56,3798961519</text:p>
          </table:table-cell>
          <table:table-cell office:value-type="float" office:value="57.4762133368" calcext:value-type="float">
            <text:p>57,4762133368</text:p>
          </table:table-cell>
          <table:table-cell office:value-type="float" office:value="59.0490930484" calcext:value-type="float">
            <text:p>59,0490930484</text:p>
          </table:table-cell>
          <table:table-cell office:value-type="float" office:value="61.1500163271" calcext:value-type="float">
            <text:p>61,1500163271</text:p>
          </table:table-cell>
          <table:table-cell office:value-type="float" office:value="63.8976489618" calcext:value-type="float">
            <text:p>63,8976489618</text:p>
          </table:table-cell>
          <table:table-cell office:value-type="float" office:value="67.4946712663" calcext:value-type="float">
            <text:p>67,4946712663</text:p>
          </table:table-cell>
          <table:table-cell office:value-type="float" office:value="72.2647966431" calcext:value-type="float">
            <text:p>72,2647966431</text:p>
          </table:table-cell>
          <table:table-cell office:value-type="float" office:value="78.7324077119" calcext:value-type="float">
            <text:p>78,7324077119</text:p>
          </table:table-cell>
          <table:table-cell office:value-type="float" office:value="87.7941301045" calcext:value-type="float">
            <text:p>87,7941301045</text:p>
          </table:table-cell>
          <table:table-cell office:value-type="float" office:value="101.074938079" calcext:value-type="float">
            <text:p>101,074938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39.8101040134" calcext:value-type="float">
            <text:p>39,8101040134</text:p>
          </table:table-cell>
          <table:table-cell office:value-type="float" office:value="41.7486721855" calcext:value-type="float">
            <text:p>41,7486721855</text:p>
          </table:table-cell>
          <table:table-cell office:value-type="float" office:value="38.4487394125" calcext:value-type="float">
            <text:p>38,4487394125</text:p>
          </table:table-cell>
          <table:table-cell office:value-type="float" office:value="39.4881862602" calcext:value-type="float">
            <text:p>39,4881862602</text:p>
          </table:table-cell>
          <table:table-cell office:value-type="float" office:value="41.176799179" calcext:value-type="float">
            <text:p>41,176799179</text:p>
          </table:table-cell>
          <table:table-cell office:value-type="float" office:value="42.6420803193" calcext:value-type="float">
            <text:p>42,6420803193</text:p>
          </table:table-cell>
          <table:table-cell office:value-type="float" office:value="43.9221546629" calcext:value-type="float">
            <text:p>43,9221546629</text:p>
          </table:table-cell>
          <table:table-cell office:value-type="float" office:value="46.5322555672" calcext:value-type="float">
            <text:p>46,5322555672</text:p>
          </table:table-cell>
          <table:table-cell office:value-type="float" office:value="47.700492692" calcext:value-type="float">
            <text:p>47,700492692</text:p>
          </table:table-cell>
          <table:table-cell office:value-type="float" office:value="49.2840195971" calcext:value-type="float">
            <text:p>49,2840195971</text:p>
          </table:table-cell>
          <table:table-cell office:value-type="float" office:value="51.3187492445" calcext:value-type="float">
            <text:p>51,3187492445</text:p>
          </table:table-cell>
          <table:table-cell office:value-type="float" office:value="53.9023704826" calcext:value-type="float">
            <text:p>53,9023704826</text:p>
          </table:table-cell>
          <table:table-cell office:value-type="float" office:value="57.2081857147" calcext:value-type="float">
            <text:p>57,2081857147</text:p>
          </table:table-cell>
          <table:table-cell office:value-type="float" office:value="61.5165430775" calcext:value-type="float">
            <text:p>61,5165430775</text:p>
          </table:table-cell>
          <table:table-cell office:value-type="float" office:value="67.2833961496" calcext:value-type="float">
            <text:p>67,2833961496</text:p>
          </table:table-cell>
          <table:table-cell office:value-type="float" office:value="75.2888853805" calcext:value-type="float">
            <text:p>75,2888853805</text:p>
          </table:table-cell>
          <table:table-cell office:value-type="float" office:value="86.9467381703" calcext:value-type="float">
            <text:p>86,9467381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5.4788492817" calcext:value-type="float">
            <text:p>695,4788492817</text:p>
          </table:table-cell>
          <table:table-cell office:value-type="float" office:value="758.9372128736" calcext:value-type="float">
            <text:p>758,9372128736</text:p>
          </table:table-cell>
          <table:table-cell office:value-type="float" office:value="816.330529039" calcext:value-type="float">
            <text:p>816,330529039</text:p>
          </table:table-cell>
          <table:table-cell office:value-type="float" office:value="874.4185687765" calcext:value-type="float">
            <text:p>874,4185687765</text:p>
          </table:table-cell>
          <table:table-cell office:value-type="float" office:value="934.2713354115" calcext:value-type="float">
            <text:p>934,2713354115</text:p>
          </table:table-cell>
          <table:table-cell office:value-type="float" office:value="995.6489140792" calcext:value-type="float">
            <text:p>995,6489140792</text:p>
          </table:table-cell>
          <table:table-cell office:value-type="float" office:value="1058.3584001305" calcext:value-type="float">
            <text:p>1058,3584001305</text:p>
          </table:table-cell>
          <table:table-cell office:value-type="float" office:value="1124.3156163801" calcext:value-type="float">
            <text:p>1124,3156163801</text:p>
          </table:table-cell>
          <table:table-cell office:value-type="float" office:value="1191.591187264" calcext:value-type="float">
            <text:p>1191,591187264</text:p>
          </table:table-cell>
          <table:table-cell office:value-type="float" office:value="1260.7905950043" calcext:value-type="float">
            <text:p>1260,7905950043</text:p>
          </table:table-cell>
          <table:table-cell office:value-type="float" office:value="1332.56540825" calcext:value-type="float">
            <text:p>1332,56540825</text:p>
          </table:table-cell>
          <table:table-cell office:value-type="float" office:value="1407.6978704803" calcext:value-type="float">
            <text:p>1407,6978704803</text:p>
          </table:table-cell>
          <table:table-cell office:value-type="float" office:value="1487.2045872843" calcext:value-type="float">
            <text:p>1487,2045872843</text:p>
          </table:table-cell>
          <table:table-cell office:value-type="float" office:value="1572.4834411412" calcext:value-type="float">
            <text:p>1572,4834411412</text:p>
          </table:table-cell>
          <table:table-cell office:value-type="float" office:value="1665.5546566116" calcext:value-type="float">
            <text:p>1665,5546566116</text:p>
          </table:table-cell>
          <table:table-cell office:value-type="float" office:value="1769.5057454605" calcext:value-type="float">
            <text:p>1769,5057454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74.3855200668" calcext:value-type="float">
            <text:p>274,3855200668</text:p>
          </table:table-cell>
          <table:table-cell office:value-type="float" office:value="553.4020059944" calcext:value-type="float">
            <text:p>553,4020059944</text:p>
          </table:table-cell>
          <table:table-cell office:value-type="float" office:value="804.285403057" calcext:value-type="float">
            <text:p>804,285403057</text:p>
          </table:table-cell>
          <table:table-cell office:value-type="float" office:value="1056.8977918667" calcext:value-type="float">
            <text:p>1056,8977918667</text:p>
          </table:table-cell>
          <table:table-cell office:value-type="float" office:value="1315.9897249385" calcext:value-type="float">
            <text:p>1315,9897249385</text:p>
          </table:table-cell>
          <table:table-cell office:value-type="float" office:value="1580.5977322807" calcext:value-type="float">
            <text:p>1580,5977322807</text:p>
          </table:table-cell>
          <table:table-cell office:value-type="float" office:value="1849.9650944267" calcext:value-type="float">
            <text:p>1849,9650944267</text:p>
          </table:table-cell>
          <table:table-cell office:value-type="float" office:value="2131.8645751863" calcext:value-type="float">
            <text:p>2131,8645751863</text:p>
          </table:table-cell>
          <table:table-cell office:value-type="float" office:value="2419.2456418705" calcext:value-type="float">
            <text:p>2419,2456418705</text:p>
          </table:table-cell>
          <table:table-cell office:value-type="float" office:value="2714.4911071123" calcext:value-type="float">
            <text:p>2714,4911071123</text:p>
          </table:table-cell>
          <table:table-cell office:value-type="float" office:value="3020.2411887476" calcext:value-type="float">
            <text:p>3020,2411887476</text:p>
          </table:table-cell>
          <table:table-cell office:value-type="float" office:value="3339.7294335567" calcext:value-type="float">
            <text:p>3339,7294335567</text:p>
          </table:table-cell>
          <table:table-cell office:value-type="float" office:value="3677.2027898883" calcext:value-type="float">
            <text:p>3677,2027898883</text:p>
          </table:table-cell>
          <table:table-cell office:value-type="float" office:value="4038.5267731038" calcext:value-type="float">
            <text:p>4038,5267731038</text:p>
          </table:table-cell>
          <table:table-cell office:value-type="float" office:value="4432.1888116634" calcext:value-type="float">
            <text:p>4432,1888116634</text:p>
          </table:table-cell>
          <table:table-cell office:value-type="float" office:value="4871.1594621858" calcext:value-type="float">
            <text:p>4871,1594621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6916887" calcext:value-type="float">
            <text:p>0,476916887</text:p>
          </table:table-cell>
          <table:table-cell office:value-type="float" office:value="0.4736432227" calcext:value-type="float">
            <text:p>0,4736432227</text:p>
          </table:table-cell>
          <table:table-cell office:value-type="float" office:value="0.4757195492" calcext:value-type="float">
            <text:p>0,4757195492</text:p>
          </table:table-cell>
          <table:table-cell office:value-type="float" office:value="0.4789243989" calcext:value-type="float">
            <text:p>0,4789243989</text:p>
          </table:table-cell>
          <table:table-cell office:value-type="float" office:value="0.4821400174" calcext:value-type="float">
            <text:p>0,4821400174</text:p>
          </table:table-cell>
          <table:table-cell office:value-type="float" office:value="0.4853277141" calcext:value-type="float">
            <text:p>0,4853277141</text:p>
          </table:table-cell>
          <table:table-cell office:value-type="float" office:value="0.4901282022" calcext:value-type="float">
            <text:p>0,4901282022</text:p>
          </table:table-cell>
          <table:table-cell office:value-type="float" office:value="0.4938222601" calcext:value-type="float">
            <text:p>0,4938222601</text:p>
          </table:table-cell>
          <table:table-cell office:value-type="float" office:value="0.4979484607" calcext:value-type="float">
            <text:p>0,4979484607</text:p>
          </table:table-cell>
          <table:table-cell office:value-type="float" office:value="0.5026444201" calcext:value-type="float">
            <text:p>0,5026444201</text:p>
          </table:table-cell>
          <table:table-cell office:value-type="float" office:value="0.5080480363" calcext:value-type="float">
            <text:p>0,5080480363</text:p>
          </table:table-cell>
          <table:table-cell office:value-type="float" office:value="0.5143429331" calcext:value-type="float">
            <text:p>0,5143429331</text:p>
          </table:table-cell>
          <table:table-cell office:value-type="float" office:value="0.5217909092" calcext:value-type="float">
            <text:p>0,5217909092</text:p>
          </table:table-cell>
          <table:table-cell office:value-type="float" office:value="0.5307811098" calcext:value-type="float">
            <text:p>0,5307811098</text:p>
          </table:table-cell>
          <table:table-cell office:value-type="float" office:value="0.5419246151" calcext:value-type="float">
            <text:p>0,5419246151</text:p>
          </table:table-cell>
          <table:table-cell office:value-type="float" office:value="0.5562331036" calcext:value-type="float">
            <text:p>0,5562331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355553339" calcext:value-type="float">
            <text:p>0,5355553339</text:p>
          </table:table-cell>
          <table:table-cell office:value-type="float" office:value="0.4860685792" calcext:value-type="float">
            <text:p>0,4860685792</text:p>
          </table:table-cell>
          <table:table-cell office:value-type="float" office:value="0.4914398911" calcext:value-type="float">
            <text:p>0,4914398911</text:p>
          </table:table-cell>
          <table:table-cell office:value-type="float" office:value="0.4992828459" calcext:value-type="float">
            <text:p>0,4992828459</text:p>
          </table:table-cell>
          <table:table-cell office:value-type="float" office:value="0.5052208314" calcext:value-type="float">
            <text:p>0,5052208314</text:p>
          </table:table-cell>
          <table:table-cell office:value-type="float" office:value="0.5100734378" calcext:value-type="float">
            <text:p>0,5100734378</text:p>
          </table:table-cell>
          <table:table-cell office:value-type="float" office:value="0.5183801115" calcext:value-type="float">
            <text:p>0,5183801115</text:p>
          </table:table-cell>
          <table:table-cell office:value-type="float" office:value="0.5230459095" calcext:value-type="float">
            <text:p>0,5230459095</text:p>
          </table:table-cell>
          <table:table-cell office:value-type="float" office:value="0.5283334092" calcext:value-type="float">
            <text:p>0,5283334092</text:p>
          </table:table-cell>
          <table:table-cell office:value-type="float" office:value="0.5344202719" calcext:value-type="float">
            <text:p>0,5344202719</text:p>
          </table:table-cell>
          <table:table-cell office:value-type="float" office:value="0.5414585731" calcext:value-type="float">
            <text:p>0,5414585731</text:p>
          </table:table-cell>
          <table:table-cell office:value-type="float" office:value="0.5496624291" calcext:value-type="float">
            <text:p>0,5496624291</text:p>
          </table:table-cell>
          <table:table-cell office:value-type="float" office:value="0.5593483254" calcext:value-type="float">
            <text:p>0,5593483254</text:p>
          </table:table-cell>
          <table:table-cell office:value-type="float" office:value="0.5709933971" calcext:value-type="float">
            <text:p>0,5709933971</text:p>
          </table:table-cell>
          <table:table-cell office:value-type="float" office:value="0.5853512169" calcext:value-type="float">
            <text:p>0,5853512169</text:p>
          </table:table-cell>
          <table:table-cell office:value-type="float" office:value="0.6036657407" calcext:value-type="float">
            <text:p>0,6036657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3.8772119715" calcext:value-type="float">
            <text:p>163,8772119715</text:p>
          </table:table-cell>
          <table:table-cell office:value-type="float" office:value="176.3439132592" calcext:value-type="float">
            <text:p>176,3439132592</text:p>
          </table:table-cell>
          <table:table-cell office:value-type="float" office:value="188.9615770196" calcext:value-type="float">
            <text:p>188,9615770196</text:p>
          </table:table-cell>
          <table:table-cell office:value-type="float" office:value="201.9626472344" calcext:value-type="float">
            <text:p>201,9626472344</text:p>
          </table:table-cell>
          <table:table-cell office:value-type="float" office:value="215.2950055267" calcext:value-type="float">
            <text:p>215,2950055267</text:p>
          </table:table-cell>
          <table:table-cell office:value-type="float" office:value="228.9167462897" calcext:value-type="float">
            <text:p>228,9167462897</text:p>
          </table:table-cell>
          <table:table-cell office:value-type="float" office:value="243.2440615616" calcext:value-type="float">
            <text:p>243,2440615616</text:p>
          </table:table-cell>
          <table:table-cell office:value-type="float" office:value="257.857816935" calcext:value-type="float">
            <text:p>257,857816935</text:p>
          </table:table-cell>
          <table:table-cell office:value-type="float" office:value="272.8895476002" calcext:value-type="float">
            <text:p>272,8895476002</text:p>
          </table:table-cell>
          <table:table-cell office:value-type="float" office:value="288.480800547" calcext:value-type="float">
            <text:p>288,480800547</text:p>
          </table:table-cell>
          <table:table-cell office:value-type="float" office:value="304.8015106734" calcext:value-type="float">
            <text:p>304,8015106734</text:p>
          </table:table-cell>
          <table:table-cell office:value-type="float" office:value="322.0725258427" calcext:value-type="float">
            <text:p>322,0725258427</text:p>
          </table:table-cell>
          <table:table-cell office:value-type="float" office:value="340.5975226686" calcext:value-type="float">
            <text:p>340,5975226686</text:p>
          </table:table-cell>
          <table:table-cell office:value-type="float" office:value="360.8153755322" calcext:value-type="float">
            <text:p>360,8153755322</text:p>
          </table:table-cell>
          <table:table-cell office:value-type="float" office:value="383.3968164546" calcext:value-type="float">
            <text:p>383,3968164546</text:p>
          </table:table-cell>
          <table:table-cell office:value-type="float" office:value="409.4332439374" calcext:value-type="float">
            <text:p>409,4332439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4.2279369993" calcext:value-type="float">
            <text:p>114,2279369993</text:p>
          </table:table-cell>
          <table:table-cell office:value-type="float" office:value="124.4734947939" calcext:value-type="float">
            <text:p>124,4734947939</text:p>
          </table:table-cell>
          <table:table-cell office:value-type="float" office:value="134.9156753162" calcext:value-type="float">
            <text:p>134,9156753162</text:p>
          </table:table-cell>
          <table:table-cell office:value-type="float" office:value="145.7895208605" calcext:value-type="float">
            <text:p>145,7895208605</text:p>
          </table:table-cell>
          <table:table-cell office:value-type="float" office:value="157.0453667647" calcext:value-type="float">
            <text:p>157,0453667647</text:p>
          </table:table-cell>
          <table:table-cell office:value-type="float" office:value="168.6445957734" calcext:value-type="float">
            <text:p>168,6445957734</text:p>
          </table:table-cell>
          <table:table-cell office:value-type="float" office:value="181.0126861697" calcext:value-type="float">
            <text:p>181,0126861697</text:p>
          </table:table-cell>
          <table:table-cell office:value-type="float" office:value="193.7277979536" calcext:value-type="float">
            <text:p>193,7277979536</text:p>
          </table:table-cell>
          <table:table-cell office:value-type="float" office:value="206.9272710382" calcext:value-type="float">
            <text:p>206,9272710382</text:p>
          </table:table-cell>
          <table:table-cell office:value-type="float" office:value="220.7581603732" calcext:value-type="float">
            <text:p>220,7581603732</text:p>
          </table:table-cell>
          <table:table-cell office:value-type="float" office:value="235.3964279294" calcext:value-type="float">
            <text:p>235,3964279294</text:p>
          </table:table-cell>
          <table:table-cell office:value-type="float" office:value="251.0701416646" calcext:value-type="float">
            <text:p>251,0701416646</text:p>
          </table:table-cell>
          <table:table-cell office:value-type="float" office:value="268.0922184155" calcext:value-type="float">
            <text:p>268,0922184155</text:p>
          </table:table-cell>
          <table:table-cell office:value-type="float" office:value="286.9140570158" calcext:value-type="float">
            <text:p>286,9140570158</text:p>
          </table:table-cell>
          <table:table-cell office:value-type="float" office:value="308.2244215987" calcext:value-type="float">
            <text:p>308,2244215987</text:p>
          </table:table-cell>
          <table:table-cell office:value-type="float" office:value="333.1424664976" calcext:value-type="float">
            <text:p>333,1424664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6.0010844534" calcext:value-type="float">
            <text:p>46,0010844534</text:p>
          </table:table-cell>
          <table:table-cell office:value-type="float" office:value="50.7728505833" calcext:value-type="float">
            <text:p>50,7728505833</text:p>
          </table:table-cell>
          <table:table-cell office:value-type="float" office:value="55.7751161293" calcext:value-type="float">
            <text:p>55,7751161293</text:p>
          </table:table-cell>
          <table:table-cell office:value-type="float" office:value="61.2694948413" calcext:value-type="float">
            <text:p>61,2694948413</text:p>
          </table:table-cell>
          <table:table-cell office:value-type="float" office:value="67.1848317726" calcext:value-type="float">
            <text:p>67,1848317726</text:p>
          </table:table-cell>
          <table:table-cell office:value-type="float" office:value="73.4805453841" calcext:value-type="float">
            <text:p>73,4805453841</text:p>
          </table:table-cell>
          <table:table-cell office:value-type="float" office:value="80.6561065626" calcext:value-type="float">
            <text:p>80,6561065626</text:p>
          </table:table-cell>
          <table:table-cell office:value-type="float" office:value="88.2036151523" calcext:value-type="float">
            <text:p>88,2036151523</text:p>
          </table:table-cell>
          <table:table-cell office:value-type="float" office:value="96.3097018188" calcext:value-type="float">
            <text:p>96,3097018188</text:p>
          </table:table-cell>
          <table:table-cell office:value-type="float" office:value="105.1603959092" calcext:value-type="float">
            <text:p>105,1603959092</text:p>
          </table:table-cell>
          <table:table-cell office:value-type="float" office:value="114.9700777691" calcext:value-type="float">
            <text:p>114,9700777691</text:p>
          </table:table-cell>
          <table:table-cell office:value-type="float" office:value="126.0119979319" calcext:value-type="float">
            <text:p>126,0119979319</text:p>
          </table:table-cell>
          <table:table-cell office:value-type="float" office:value="138.6587489302" calcext:value-type="float">
            <text:p>138,6587489302</text:p>
          </table:table-cell>
          <table:table-cell office:value-type="float" office:value="153.4469343481" calcext:value-type="float">
            <text:p>153,4469343481</text:p>
          </table:table-cell>
          <table:table-cell office:value-type="float" office:value="171.1952689456" calcext:value-type="float">
            <text:p>171,1952689456</text:p>
          </table:table-cell>
          <table:table-cell office:value-type="float" office:value="193.234124384" calcext:value-type="float">
            <text:p>193,234124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5793791071" calcext:value-type="float">
            <text:p>7,5793791071</text:p>
          </table:table-cell>
          <table:table-cell office:value-type="float" office:value="7.8752134619" calcext:value-type="float">
            <text:p>7,8752134619</text:p>
          </table:table-cell>
          <table:table-cell office:value-type="float" office:value="8.6920275564" calcext:value-type="float">
            <text:p>8,6920275564</text:p>
          </table:table-cell>
          <table:table-cell office:value-type="float" office:value="9.7587292759" calcext:value-type="float">
            <text:p>9,7587292759</text:p>
          </table:table-cell>
          <table:table-cell office:value-type="float" office:value="10.9243986653" calcext:value-type="float">
            <text:p>10,9243986653</text:p>
          </table:table-cell>
          <table:table-cell office:value-type="float" office:value="12.1741288765" calcext:value-type="float">
            <text:p>12,1741288765</text:p>
          </table:table-cell>
          <table:table-cell office:value-type="float" office:value="13.8184505242" calcext:value-type="float">
            <text:p>13,8184505242</text:p>
          </table:table-cell>
          <table:table-cell office:value-type="float" office:value="15.422853596" calcext:value-type="float">
            <text:p>15,422853596</text:p>
          </table:table-cell>
          <table:table-cell office:value-type="float" office:value="17.2244820069" calcext:value-type="float">
            <text:p>17,2244820069</text:p>
          </table:table-cell>
          <table:table-cell office:value-type="float" office:value="19.3300057521" calcext:value-type="float">
            <text:p>19,3300057521</text:p>
          </table:table-cell>
          <table:table-cell office:value-type="float" office:value="21.8392275854" calcext:value-type="float">
            <text:p>21,8392275854</text:p>
          </table:table-cell>
          <table:table-cell office:value-type="float" office:value="24.8847913708" calcext:value-type="float">
            <text:p>24,8847913708</text:p>
          </table:table-cell>
          <table:table-cell office:value-type="float" office:value="28.6613489879" calcext:value-type="float">
            <text:p>28,6613489879</text:p>
          </table:table-cell>
          <table:table-cell office:value-type="float" office:value="33.4681444578" calcext:value-type="float">
            <text:p>33,4681444578</text:p>
          </table:table-cell>
          <table:table-cell office:value-type="float" office:value="39.7885645714" calcext:value-type="float">
            <text:p>39,7885645714</text:p>
          </table:table-cell>
          <table:table-cell office:value-type="float" office:value="48.4478434212" calcext:value-type="float">
            <text:p>48,4478434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2412619" calcext:value-type="float">
            <text:p>0,1652412619</text:p>
          </table:table-cell>
          <table:table-cell office:value-type="float" office:value="0.1837915127" calcext:value-type="float">
            <text:p>0,1837915127</text:p>
          </table:table-cell>
          <table:table-cell office:value-type="float" office:value="0.2032500872" calcext:value-type="float">
            <text:p>0,2032500872</text:p>
          </table:table-cell>
          <table:table-cell office:value-type="float" office:value="0.2236124656" calcext:value-type="float">
            <text:p>0,2236124656</text:p>
          </table:table-cell>
          <table:table-cell office:value-type="float" office:value="0.2448711951" calcext:value-type="float">
            <text:p>0,2448711951</text:p>
          </table:table-cell>
          <table:table-cell office:value-type="float" office:value="0.2670108418" calcext:value-type="float">
            <text:p>0,2670108418</text:p>
          </table:table-cell>
          <table:table-cell office:value-type="float" office:value="0.2900717809" calcext:value-type="float">
            <text:p>0,2900717809</text:p>
          </table:table-cell>
          <table:table-cell office:value-type="float" office:value="0.3140365227" calcext:value-type="float">
            <text:p>0,3140365227</text:p>
          </table:table-cell>
          <table:table-cell office:value-type="float" office:value="0.3389089872" calcext:value-type="float">
            <text:p>0,3389089872</text:p>
          </table:table-cell>
          <table:table-cell office:value-type="float" office:value="0.3647096545" calcext:value-type="float">
            <text:p>0,3647096545</text:p>
          </table:table-cell>
          <table:table-cell office:value-type="float" office:value="0.3914763728" calcext:value-type="float">
            <text:p>0,3914763728</text:p>
          </table:table-cell>
          <table:table-cell office:value-type="float" office:value="0.4192683813" calcext:value-type="float">
            <text:p>0,4192683813</text:p>
          </table:table-cell>
          <table:table-cell office:value-type="float" office:value="0.4481733487" calcext:value-type="float">
            <text:p>0,4481733487</text:p>
          </table:table-cell>
          <table:table-cell office:value-type="float" office:value="0.4783187958" calcext:value-type="float">
            <text:p>0,4783187958</text:p>
          </table:table-cell>
          <table:table-cell office:value-type="float" office:value="0.5098913322" calcext:value-type="float">
            <text:p>0,5098913322</text:p>
          </table:table-cell>
          <table:table-cell office:value-type="float" office:value="0.5431705062" calcext:value-type="float">
            <text:p>0,54317050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673966331" calcext:value-type="float">
            <text:p>1,2673966331</text:p>
          </table:table-cell>
          <table:table-cell office:value-type="float" office:value="1.3796356834" calcext:value-type="float">
            <text:p>1,3796356834</text:p>
          </table:table-cell>
          <table:table-cell office:value-type="float" office:value="1.4719255221" calcext:value-type="float">
            <text:p>1,4719255221</text:p>
          </table:table-cell>
          <table:table-cell office:value-type="float" office:value="1.5590409476" calcext:value-type="float">
            <text:p>1,5590409476</text:p>
          </table:table-cell>
          <table:table-cell office:value-type="float" office:value="1.645168298" calcext:value-type="float">
            <text:p>1,645168298</text:p>
          </table:table-cell>
          <table:table-cell office:value-type="float" office:value="1.7311602037" calcext:value-type="float">
            <text:p>1,7311602037</text:p>
          </table:table-cell>
          <table:table-cell office:value-type="float" office:value="1.8198084477" calcext:value-type="float">
            <text:p>1,8198084477</text:p>
          </table:table-cell>
          <table:table-cell office:value-type="float" office:value="1.9093178482" calcext:value-type="float">
            <text:p>1,9093178482</text:p>
          </table:table-cell>
          <table:table-cell office:value-type="float" office:value="2.0001270302" calcext:value-type="float">
            <text:p>2,0001270302</text:p>
          </table:table-cell>
          <table:table-cell office:value-type="float" office:value="2.0931268894" calcext:value-type="float">
            <text:p>2,0931268894</text:p>
          </table:table-cell>
          <table:table-cell office:value-type="float" office:value="2.1893936507" calcext:value-type="float">
            <text:p>2,1893936507</text:p>
          </table:table-cell>
          <table:table-cell office:value-type="float" office:value="2.2902587836" calcext:value-type="float">
            <text:p>2,2902587836</text:p>
          </table:table-cell>
          <table:table-cell office:value-type="float" office:value="2.3974714893" calcext:value-type="float">
            <text:p>2,3974714893</text:p>
          </table:table-cell>
          <table:table-cell office:value-type="float" office:value="2.5134539464" calcext:value-type="float">
            <text:p>2,5134539464</text:p>
          </table:table-cell>
          <table:table-cell office:value-type="float" office:value="2.6417449321" calcext:value-type="float">
            <text:p>2,6417449321</text:p>
          </table:table-cell>
          <table:table-cell office:value-type="float" office:value="2.7878177786" calcext:value-type="float">
            <text:p>2,7878177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30214191" calcext:value-type="float">
            <text:p>0,5130214191</text:p>
          </table:table-cell>
          <table:table-cell office:value-type="float" office:value="0.580468187" calcext:value-type="float">
            <text:p>0,580468187</text:p>
          </table:table-cell>
          <table:table-cell office:value-type="float" office:value="0.6408513072" calcext:value-type="float">
            <text:p>0,6408513072</text:p>
          </table:table-cell>
          <table:table-cell office:value-type="float" office:value="0.7035035539" calcext:value-type="float">
            <text:p>0,7035035539</text:p>
          </table:table-cell>
          <table:table-cell office:value-type="float" office:value="0.7713143139" calcext:value-type="float">
            <text:p>0,7713143139</text:p>
          </table:table-cell>
          <table:table-cell office:value-type="float" office:value="0.8448291774" calcext:value-type="float">
            <text:p>0,8448291774</text:p>
          </table:table-cell>
          <table:table-cell office:value-type="float" office:value="0.9226864715" calcext:value-type="float">
            <text:p>0,9226864715</text:p>
          </table:table-cell>
          <table:table-cell office:value-type="float" office:value="1.0106552998" calcext:value-type="float">
            <text:p>1,0106552998</text:p>
          </table:table-cell>
          <table:table-cell office:value-type="float" office:value="1.1057228743" calcext:value-type="float">
            <text:p>1,1057228743</text:p>
          </table:table-cell>
          <table:table-cell office:value-type="float" office:value="1.2090977083" calcext:value-type="float">
            <text:p>1,2090977083</text:p>
          </table:table-cell>
          <table:table-cell office:value-type="float" office:value="1.3222862333" calcext:value-type="float">
            <text:p>1,3222862333</text:p>
          </table:table-cell>
          <table:table-cell office:value-type="float" office:value="1.4471265352" calcext:value-type="float">
            <text:p>1,4471265352</text:p>
          </table:table-cell>
          <table:table-cell office:value-type="float" office:value="1.585879114" calcext:value-type="float">
            <text:p>1,585879114</text:p>
          </table:table-cell>
          <table:table-cell office:value-type="float" office:value="1.741307247" calcext:value-type="float">
            <text:p>1,741307247</text:p>
          </table:table-cell>
          <table:table-cell office:value-type="float" office:value="1.9166397457" calcext:value-type="float">
            <text:p>1,9166397457</text:p>
          </table:table-cell>
          <table:table-cell office:value-type="float" office:value="2.1151642244" calcext:value-type="float">
            <text:p>2,1151642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790083309" calcext:value-type="float">
            <text:p>45,2790083309</text:p>
          </table:table-cell>
          <table:table-cell office:value-type="float" office:value="46.5016373462" calcext:value-type="float">
            <text:p>46,5016373462</text:p>
          </table:table-cell>
          <table:table-cell office:value-type="float" office:value="47.50884294" calcext:value-type="float">
            <text:p>47,50884294</text:p>
          </table:table-cell>
          <table:table-cell office:value-type="float" office:value="48.4818768206" calcext:value-type="float">
            <text:p>48,4818768206</text:p>
          </table:table-cell>
          <table:table-cell office:value-type="float" office:value="49.4646274098" calcext:value-type="float">
            <text:p>49,4646274098</text:p>
          </table:table-cell>
          <table:table-cell office:value-type="float" office:value="50.4586074618" calcext:value-type="float">
            <text:p>50,4586074618</text:p>
          </table:table-cell>
          <table:table-cell office:value-type="float" office:value="51.4405659628" calcext:value-type="float">
            <text:p>51,4405659628</text:p>
          </table:table-cell>
          <table:table-cell office:value-type="float" office:value="52.4732380768" calcext:value-type="float">
            <text:p>52,4732380768</text:p>
          </table:table-cell>
          <table:table-cell office:value-type="float" office:value="53.5086485236" calcext:value-type="float">
            <text:p>53,5086485236</text:p>
          </table:table-cell>
          <table:table-cell office:value-type="float" office:value="54.5510526215" calcext:value-type="float">
            <text:p>54,5510526215</text:p>
          </table:table-cell>
          <table:table-cell office:value-type="float" office:value="55.6049287694" calcext:value-type="float">
            <text:p>55,6049287694</text:p>
          </table:table-cell>
          <table:table-cell office:value-type="float" office:value="56.6746905018" calcext:value-type="float">
            <text:p>56,6746905018</text:p>
          </table:table-cell>
          <table:table-cell office:value-type="float" office:value="57.7648109675" calcext:value-type="float">
            <text:p>57,7648109675</text:p>
          </table:table-cell>
          <table:table-cell office:value-type="float" office:value="58.8796731374" calcext:value-type="float">
            <text:p>58,8796731374</text:p>
          </table:table-cell>
          <table:table-cell office:value-type="float" office:value="60.0226071569" calcext:value-type="float">
            <text:p>60,0226071569</text:p>
          </table:table-cell>
          <table:table-cell office:value-type="float" office:value="61.1932794836" calcext:value-type="float">
            <text:p>61,1932794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7932367505" calcext:value-type="float">
            <text:p>363,7932367505</text:p>
          </table:table-cell>
          <table:table-cell office:value-type="float" office:value="399.4717407752" calcext:value-type="float">
            <text:p>399,4717407752</text:p>
          </table:table-cell>
          <table:table-cell office:value-type="float" office:value="427.986133017" calcext:value-type="float">
            <text:p>427,986133017</text:p>
          </table:table-cell>
          <table:table-cell office:value-type="float" office:value="455.6381765647" calcext:value-type="float">
            <text:p>455,6381765647</text:p>
          </table:table-cell>
          <table:table-cell office:value-type="float" office:value="483.8217326815" calcext:value-type="float">
            <text:p>483,8217326815</text:p>
          </table:table-cell>
          <table:table-cell office:value-type="float" office:value="512.4328977553" calcext:value-type="float">
            <text:p>512,4328977553</text:p>
          </table:table-cell>
          <table:table-cell office:value-type="float" office:value="539.6270953117" calcext:value-type="float">
            <text:p>539,6270953117</text:p>
          </table:table-cell>
          <table:table-cell office:value-type="float" office:value="569.1035327434" calcext:value-type="float">
            <text:p>569,1035327434</text:p>
          </table:table-cell>
          <table:table-cell office:value-type="float" office:value="598.2401848009" calcext:value-type="float">
            <text:p>598,2401848009</text:p>
          </table:table-cell>
          <table:table-cell office:value-type="float" office:value="627.0612324234" calcext:value-type="float">
            <text:p>627,0612324234</text:p>
          </table:table-cell>
          <table:table-cell office:value-type="float" office:value="655.5581642935" calcext:value-type="float">
            <text:p>655,5581642935</text:p>
          </table:table-cell>
          <table:table-cell office:value-type="float" office:value="683.6584136711" calcext:value-type="float">
            <text:p>683,6584136711</text:p>
          </table:table-cell>
          <table:table-cell office:value-type="float" office:value="711.1947482814" calcext:value-type="float">
            <text:p>711,1947482814</text:p>
          </table:table-cell>
          <table:table-cell office:value-type="float" office:value="737.8389297878" calcext:value-type="float">
            <text:p>737,8389297878</text:p>
          </table:table-cell>
          <table:table-cell office:value-type="float" office:value="762.9495850411" calcext:value-type="float">
            <text:p>762,9495850411</text:p>
          </table:table-cell>
          <table:table-cell office:value-type="float" office:value="785.2480672188" calcext:value-type="float">
            <text:p>785,2480672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5.4788492817" calcext:value-type="float">
            <text:p>695,4788492817</text:p>
          </table:table-cell>
          <table:table-cell office:value-type="float" office:value="758.9372128736" calcext:value-type="float">
            <text:p>758,9372128736</text:p>
          </table:table-cell>
          <table:table-cell office:value-type="float" office:value="816.330529039" calcext:value-type="float">
            <text:p>816,330529039</text:p>
          </table:table-cell>
          <table:table-cell office:value-type="float" office:value="874.4185687765" calcext:value-type="float">
            <text:p>874,4185687765</text:p>
          </table:table-cell>
          <table:table-cell office:value-type="float" office:value="934.2713354115" calcext:value-type="float">
            <text:p>934,2713354115</text:p>
          </table:table-cell>
          <table:table-cell office:value-type="float" office:value="995.6489140792" calcext:value-type="float">
            <text:p>995,6489140792</text:p>
          </table:table-cell>
          <table:table-cell office:value-type="float" office:value="1058.3584001305" calcext:value-type="float">
            <text:p>1058,3584001305</text:p>
          </table:table-cell>
          <table:table-cell office:value-type="float" office:value="1124.3156163801" calcext:value-type="float">
            <text:p>1124,3156163801</text:p>
          </table:table-cell>
          <table:table-cell office:value-type="float" office:value="1191.591187264" calcext:value-type="float">
            <text:p>1191,591187264</text:p>
          </table:table-cell>
          <table:table-cell office:value-type="float" office:value="1260.7905950043" calcext:value-type="float">
            <text:p>1260,7905950043</text:p>
          </table:table-cell>
          <table:table-cell office:value-type="float" office:value="1332.56540825" calcext:value-type="float">
            <text:p>1332,56540825</text:p>
          </table:table-cell>
          <table:table-cell office:value-type="float" office:value="1407.6978704803" calcext:value-type="float">
            <text:p>1407,6978704803</text:p>
          </table:table-cell>
          <table:table-cell office:value-type="float" office:value="1487.2045872843" calcext:value-type="float">
            <text:p>1487,2045872843</text:p>
          </table:table-cell>
          <table:table-cell office:value-type="float" office:value="1572.4834411412" calcext:value-type="float">
            <text:p>1572,4834411412</text:p>
          </table:table-cell>
          <table:table-cell office:value-type="float" office:value="1665.5546566116" calcext:value-type="float">
            <text:p>1665,5546566116</text:p>
          </table:table-cell>
          <table:table-cell office:value-type="float" office:value="1769.5057454605" calcext:value-type="float">
            <text:p>1769,5057454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2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-2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94237.5742704894" calcext:value-type="float">
            <text:p>94237,57427048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41.0716319835" calcext:value-type="float">
            <text:p>41,0716319835</text:p>
          </table:table-cell>
          <table:table-cell office:value-type="float" office:value="43.4568239106" calcext:value-type="float">
            <text:p>43,4568239106</text:p>
          </table:table-cell>
          <table:table-cell office:value-type="float" office:value="40.0533522175" calcext:value-type="float">
            <text:p>40,0533522175</text:p>
          </table:table-cell>
          <table:table-cell office:value-type="float" office:value="37.5279887509" calcext:value-type="float">
            <text:p>37,5279887509</text:p>
          </table:table-cell>
          <table:table-cell office:value-type="float" office:value="39.0926476136" calcext:value-type="float">
            <text:p>39,0926476136</text:p>
          </table:table-cell>
          <table:table-cell office:value-type="float" office:value="40.4717691574" calcext:value-type="float">
            <text:p>40,4717691574</text:p>
          </table:table-cell>
          <table:table-cell office:value-type="float" office:value="41.7262444908" calcext:value-type="float">
            <text:p>41,7262444908</text:p>
          </table:table-cell>
          <table:table-cell office:value-type="float" office:value="45.9137441055" calcext:value-type="float">
            <text:p>45,9137441055</text:p>
          </table:table-cell>
          <table:table-cell office:value-type="float" office:value="46.603515487" calcext:value-type="float">
            <text:p>46,603515487</text:p>
          </table:table-cell>
          <table:table-cell office:value-type="float" office:value="47.9422710334" calcext:value-type="float">
            <text:p>47,9422710334</text:p>
          </table:table-cell>
          <table:table-cell office:value-type="float" office:value="49.924744412" calcext:value-type="float">
            <text:p>49,924744412</text:p>
          </table:table-cell>
          <table:table-cell office:value-type="float" office:value="52.609050479" calcext:value-type="float">
            <text:p>52,609050479</text:p>
          </table:table-cell>
          <table:table-cell office:value-type="float" office:value="56.1321139889" calcext:value-type="float">
            <text:p>56,1321139889</text:p>
          </table:table-cell>
          <table:table-cell office:value-type="float" office:value="60.7405290507" calcext:value-type="float">
            <text:p>60,7405290507</text:p>
          </table:table-cell>
          <table:table-cell office:value-type="float" office:value="66.8569239896" calcext:value-type="float">
            <text:p>66,8569239896</text:p>
          </table:table-cell>
          <table:table-cell office:value-type="float" office:value="75.2214595895" calcext:value-type="float">
            <text:p>75,2214595895</text:p>
          </table:table-cell>
          <table:table-cell office:value-type="float" office:value="87.1730480717" calcext:value-type="float">
            <text:p>87,1730480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2.659029962" calcext:value-type="float">
            <text:p>432,659029962</text:p>
          </table:table-cell>
          <table:table-cell office:value-type="float" office:value="446.4039853828" calcext:value-type="float">
            <text:p>446,4039853828</text:p>
          </table:table-cell>
          <table:table-cell office:value-type="float" office:value="458.6644045959" calcext:value-type="float">
            <text:p>458,6644045959</text:p>
          </table:table-cell>
          <table:table-cell office:value-type="float" office:value="471.8607810209" calcext:value-type="float">
            <text:p>471,8607810209</text:p>
          </table:table-cell>
          <table:table-cell office:value-type="float" office:value="485.6709332886" calcext:value-type="float">
            <text:p>485,6709332886</text:p>
          </table:table-cell>
          <table:table-cell office:value-type="float" office:value="500.0229662755" calcext:value-type="float">
            <text:p>500,0229662755</text:p>
          </table:table-cell>
          <table:table-cell office:value-type="float" office:value="516.543830013" calcext:value-type="float">
            <text:p>516,543830013</text:p>
          </table:table-cell>
          <table:table-cell office:value-type="float" office:value="533.1655040848" calcext:value-type="float">
            <text:p>533,1655040848</text:p>
          </table:table-cell>
          <table:table-cell office:value-type="float" office:value="550.4385180034" calcext:value-type="float">
            <text:p>550,4385180034</text:p>
          </table:table-cell>
          <table:table-cell office:value-type="float" office:value="568.7507259487" calcext:value-type="float">
            <text:p>568,7507259487</text:p>
          </table:table-cell>
          <table:table-cell office:value-type="float" office:value="588.4860643737" calcext:value-type="float">
            <text:p>588,4860643737</text:p>
          </table:table-cell>
          <table:table-cell office:value-type="float" office:value="610.0968567235" calcext:value-type="float">
            <text:p>610,0968567235</text:p>
          </table:table-cell>
          <table:table-cell office:value-type="float" office:value="634.1725765492" calcext:value-type="float">
            <text:p>634,1725765492</text:p>
          </table:table-cell>
          <table:table-cell office:value-type="float" office:value="661.541349011" calcext:value-type="float">
            <text:p>661,541349011</text:p>
          </table:table-cell>
          <table:table-cell office:value-type="float" office:value="693.4509165958" calcext:value-type="float">
            <text:p>693,4509165958</text:p>
          </table:table-cell>
          <table:table-cell office:value-type="float" office:value="731.9095715651" calcext:value-type="float">
            <text:p>731,9095715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21.5637338191" calcext:value-type="float">
            <text:p>921,5637338191</text:p>
          </table:table-cell>
          <table:table-cell office:value-type="float" office:value="950.8404888653" calcext:value-type="float">
            <text:p>950,8404888653</text:p>
          </table:table-cell>
          <table:table-cell office:value-type="float" office:value="976.9551817893" calcext:value-type="float">
            <text:p>976,9551817893</text:p>
          </table:table-cell>
          <table:table-cell office:value-type="float" office:value="1005.0634635745" calcext:value-type="float">
            <text:p>1005,0634635745</text:p>
          </table:table-cell>
          <table:table-cell office:value-type="float" office:value="1034.4790879047" calcext:value-type="float">
            <text:p>1034,4790879047</text:p>
          </table:table-cell>
          <table:table-cell office:value-type="float" office:value="1065.0489181668" calcext:value-type="float">
            <text:p>1065,0489181668</text:p>
          </table:table-cell>
          <table:table-cell office:value-type="float" office:value="1100.2383579278" calcext:value-type="float">
            <text:p>1100,2383579278</text:p>
          </table:table-cell>
          <table:table-cell office:value-type="float" office:value="1135.6425237006" calcext:value-type="float">
            <text:p>1135,6425237006</text:p>
          </table:table-cell>
          <table:table-cell office:value-type="float" office:value="1172.4340433472" calcext:value-type="float">
            <text:p>1172,4340433472</text:p>
          </table:table-cell>
          <table:table-cell office:value-type="float" office:value="1211.4390462707" calcext:value-type="float">
            <text:p>1211,4390462707</text:p>
          </table:table-cell>
          <table:table-cell office:value-type="float" office:value="1253.4753171159" calcext:value-type="float">
            <text:p>1253,4753171159</text:p>
          </table:table-cell>
          <table:table-cell office:value-type="float" office:value="1299.5063048211" calcext:value-type="float">
            <text:p>1299,5063048211</text:p>
          </table:table-cell>
          <table:table-cell office:value-type="float" office:value="1350.7875880498" calcext:value-type="float">
            <text:p>1350,7875880498</text:p>
          </table:table-cell>
          <table:table-cell office:value-type="float" office:value="1409.0830733933" calcext:value-type="float">
            <text:p>1409,0830733933</text:p>
          </table:table-cell>
          <table:table-cell office:value-type="float" office:value="1477.050452349" calcext:value-type="float">
            <text:p>1477,050452349</text:p>
          </table:table-cell>
          <table:table-cell office:value-type="float" office:value="1558.9673874336" calcext:value-type="float">
            <text:p>1558,9673874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363159863" calcext:value-type="float">
            <text:p>1,4363159863</text:p>
          </table:table-cell>
          <table:table-cell office:value-type="float" office:value="1.5709687426" calcext:value-type="float">
            <text:p>1,5709687426</text:p>
          </table:table-cell>
          <table:table-cell office:value-type="float" office:value="1.6786575601" calcext:value-type="float">
            <text:p>1,6786575601</text:p>
          </table:table-cell>
          <table:table-cell office:value-type="float" office:value="1.7786361432" calcext:value-type="float">
            <text:p>1,7786361432</text:p>
          </table:table-cell>
          <table:table-cell office:value-type="float" office:value="1.8780629032" calcext:value-type="float">
            <text:p>1,8780629032</text:p>
          </table:table-cell>
          <table:table-cell office:value-type="float" office:value="1.9785935578" calcext:value-type="float">
            <text:p>1,9785935578</text:p>
          </table:table-cell>
          <table:table-cell office:value-type="float" office:value="2.0862811938" calcext:value-type="float">
            <text:p>2,0862811938</text:p>
          </table:table-cell>
          <table:table-cell office:value-type="float" office:value="2.1960442093" calcext:value-type="float">
            <text:p>2,1960442093</text:p>
          </table:table-cell>
          <table:table-cell office:value-type="float" office:value="2.3080878182" calcext:value-type="float">
            <text:p>2,3080878182</text:p>
          </table:table-cell>
          <table:table-cell office:value-type="float" office:value="2.4236251164" calcext:value-type="float">
            <text:p>2,4236251164</text:p>
          </table:table-cell>
          <table:table-cell office:value-type="float" office:value="2.5440687712" calcext:value-type="float">
            <text:p>2,5440687712</text:p>
          </table:table-cell>
          <table:table-cell office:value-type="float" office:value="2.6710168854" calcext:value-type="float">
            <text:p>2,6710168854</text:p>
          </table:table-cell>
          <table:table-cell office:value-type="float" office:value="2.8064211067" calcext:value-type="float">
            <text:p>2,8064211067</text:p>
          </table:table-cell>
          <table:table-cell office:value-type="float" office:value="2.9528619209" calcext:value-type="float">
            <text:p>2,9528619209</text:p>
          </table:table-cell>
          <table:table-cell office:value-type="float" office:value="3.1140094493" calcext:value-type="float">
            <text:p>3,1140094493</text:p>
          </table:table-cell>
          <table:table-cell office:value-type="float" office:value="3.2954309776" calcext:value-type="float">
            <text:p>3,2954309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499900094" calcext:value-type="float">
            <text:p>3,0499900094</text:p>
          </table:table-cell>
          <table:table-cell office:value-type="float" office:value="3.2612748926" calcext:value-type="float">
            <text:p>3,2612748926</text:p>
          </table:table-cell>
          <table:table-cell office:value-type="float" office:value="3.4356442031" calcext:value-type="float">
            <text:p>3,4356442031</text:p>
          </table:table-cell>
          <table:table-cell office:value-type="float" office:value="3.6088781208" calcext:value-type="float">
            <text:p>3,6088781208</text:p>
          </table:table-cell>
          <table:table-cell office:value-type="float" office:value="3.7858162613" calcext:value-type="float">
            <text:p>3,7858162613</text:p>
          </table:table-cell>
          <table:table-cell office:value-type="float" office:value="3.9650561166" calcext:value-type="float">
            <text:p>3,9650561166</text:p>
          </table:table-cell>
          <table:table-cell office:value-type="float" office:value="4.1641103492" calcext:value-type="float">
            <text:p>4,1641103492</text:p>
          </table:table-cell>
          <table:table-cell office:value-type="float" office:value="4.3611710215" calcext:value-type="float">
            <text:p>4,3611710215</text:p>
          </table:table-cell>
          <table:table-cell office:value-type="float" office:value="4.5616311425" calcext:value-type="float">
            <text:p>4,5616311425</text:p>
          </table:table-cell>
          <table:table-cell office:value-type="float" office:value="4.7691058788" calcext:value-type="float">
            <text:p>4,7691058788</text:p>
          </table:table-cell>
          <table:table-cell office:value-type="float" office:value="4.9868574078" calcext:value-type="float">
            <text:p>4,9868574078</text:p>
          </table:table-cell>
          <table:table-cell office:value-type="float" office:value="5.2185008473" calcext:value-type="float">
            <text:p>5,2185008473</text:p>
          </table:table-cell>
          <table:table-cell office:value-type="float" office:value="5.4685417326" calcext:value-type="float">
            <text:p>5,4685417326</text:p>
          </table:table-cell>
          <table:table-cell office:value-type="float" office:value="5.7430749953" calcext:value-type="float">
            <text:p>5,7430749953</text:p>
          </table:table-cell>
          <table:table-cell office:value-type="float" office:value="6.0509586457" calcext:value-type="float">
            <text:p>6,0509586457</text:p>
          </table:table-cell>
          <table:table-cell office:value-type="float" office:value="6.4058903229" calcext:value-type="float">
            <text:p>6,4058903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476924094" calcext:value-type="float">
            <text:p>2,5476924094</text:p>
          </table:table-cell>
          <table:table-cell office:value-type="float" office:value="2.7250116277" calcext:value-type="float">
            <text:p>2,7250116277</text:p>
          </table:table-cell>
          <table:table-cell office:value-type="float" office:value="2.878631562" calcext:value-type="float">
            <text:p>2,878631562</text:p>
          </table:table-cell>
          <table:table-cell office:value-type="float" office:value="3.0394562678" calcext:value-type="float">
            <text:p>3,0394562678</text:p>
          </table:table-cell>
          <table:table-cell office:value-type="float" office:value="3.2030145349" calcext:value-type="float">
            <text:p>3,2030145349</text:p>
          </table:table-cell>
          <table:table-cell office:value-type="float" office:value="3.3681343272" calcext:value-type="float">
            <text:p>3,3681343272</text:p>
          </table:table-cell>
          <table:table-cell office:value-type="float" office:value="3.5524372204" calcext:value-type="float">
            <text:p>3,5524372204</text:p>
          </table:table-cell>
          <table:table-cell office:value-type="float" office:value="3.7320094146" calcext:value-type="float">
            <text:p>3,7320094146</text:p>
          </table:table-cell>
          <table:table-cell office:value-type="float" office:value="3.9127815081" calcext:value-type="float">
            <text:p>3,9127815081</text:p>
          </table:table-cell>
          <table:table-cell office:value-type="float" office:value="4.0983366651" calcext:value-type="float">
            <text:p>4,0983366651</text:p>
          </table:table-cell>
          <table:table-cell office:value-type="float" office:value="4.2917389225" calcext:value-type="float">
            <text:p>4,2917389225</text:p>
          </table:table-cell>
          <table:table-cell office:value-type="float" office:value="4.4962170026" calcext:value-type="float">
            <text:p>4,4962170026</text:p>
          </table:table-cell>
          <table:table-cell office:value-type="float" office:value="4.7156571778" calcext:value-type="float">
            <text:p>4,7156571778</text:p>
          </table:table-cell>
          <table:table-cell office:value-type="float" office:value="4.9552136333" calcext:value-type="float">
            <text:p>4,9552136333</text:p>
          </table:table-cell>
          <table:table-cell office:value-type="float" office:value="5.2223060093" calcext:value-type="float">
            <text:p>5,2223060093</text:p>
          </table:table-cell>
          <table:table-cell office:value-type="float" office:value="5.5283415636" calcext:value-type="float">
            <text:p>5,5283415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43671853" calcext:value-type="float">
            <text:p>0,543671853</text:p>
          </table:table-cell>
          <table:table-cell office:value-type="float" office:value="0.5371142264" calcext:value-type="float">
            <text:p>0,5371142264</text:p>
          </table:table-cell>
          <table:table-cell office:value-type="float" office:value="0.5312967894" calcext:value-type="float">
            <text:p>0,5312967894</text:p>
          </table:table-cell>
          <table:table-cell office:value-type="float" office:value="0.5261106288" calcext:value-type="float">
            <text:p>0,5261106288</text:p>
          </table:table-cell>
          <table:table-cell office:value-type="float" office:value="0.5236616069" calcext:value-type="float">
            <text:p>0,5236616069</text:p>
          </table:table-cell>
          <table:table-cell office:value-type="float" office:value="0.5234121344" calcext:value-type="float">
            <text:p>0,5234121344</text:p>
          </table:table-cell>
          <table:table-cell office:value-type="float" office:value="0.5253942136" calcext:value-type="float">
            <text:p>0,5253942136</text:p>
          </table:table-cell>
          <table:table-cell office:value-type="float" office:value="0.5298059852" calcext:value-type="float">
            <text:p>0,5298059852</text:p>
          </table:table-cell>
          <table:table-cell office:value-type="float" office:value="0.5370338447" calcext:value-type="float">
            <text:p>0,5370338447</text:p>
          </table:table-cell>
          <table:table-cell office:value-type="float" office:value="0.5476970548" calcext:value-type="float">
            <text:p>0,5476970548</text:p>
          </table:table-cell>
          <table:table-cell office:value-type="float" office:value="0.5627363619" calcext:value-type="float">
            <text:p>0,5627363619</text:p>
          </table:table-cell>
          <table:table-cell office:value-type="float" office:value="0.5835901364" calcext:value-type="float">
            <text:p>0,5835901364</text:p>
          </table:table-cell>
          <table:table-cell office:value-type="float" office:value="0.6125487592" calcext:value-type="float">
            <text:p>0,6125487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107.6231853782" calcext:value-type="float">
            <text:p>107,6231853782</text:p>
          </table:table-cell>
          <table:table-cell office:value-type="float" office:value="112.4961186501" calcext:value-type="float">
            <text:p>112,4961186501</text:p>
          </table:table-cell>
          <table:table-cell office:value-type="float" office:value="116.7915329333" calcext:value-type="float">
            <text:p>116,7915329333</text:p>
          </table:table-cell>
          <table:table-cell office:value-type="float" office:value="120.1665973896" calcext:value-type="float">
            <text:p>120,1665973896</text:p>
          </table:table-cell>
          <table:table-cell office:value-type="float" office:value="119.4018537565" calcext:value-type="float">
            <text:p>119,4018537565</text:p>
          </table:table-cell>
          <table:table-cell office:value-type="float" office:value="119.2616863487" calcext:value-type="float">
            <text:p>119,2616863487</text:p>
          </table:table-cell>
          <table:table-cell office:value-type="float" office:value="117.824185226" calcext:value-type="float">
            <text:p>117,824185226</text:p>
          </table:table-cell>
          <table:table-cell office:value-type="float" office:value="114.6010303167" calcext:value-type="float">
            <text:p>114,6010303167</text:p>
          </table:table-cell>
          <table:table-cell office:value-type="float" office:value="109.0530676842" calcext:value-type="float">
            <text:p>109,0530676842</text:p>
          </table:table-cell>
          <table:table-cell office:value-type="float" office:value="100.5713086995" calcext:value-type="float">
            <text:p>100,5713086995</text:p>
          </table:table-cell>
          <table:table-cell office:value-type="float" office:value="88.4459722311" calcext:value-type="float">
            <text:p>88,4459722311</text:p>
          </table:table-cell>
          <table:table-cell office:value-type="float" office:value="71.848803944" calcext:value-type="float">
            <text:p>71,848803944</text:p>
          </table:table-cell>
          <table:table-cell office:value-type="float" office:value="49.9763184765" calcext:value-type="float">
            <text:p>49,9763184765</text:p>
          </table:table-cell>
          <table:table-cell office:value-type="float" office:value="23.1590924458" calcext:value-type="float">
            <text:p>23,1590924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3422524182" calcext:value-type="float">
            <text:p>0,3422524182</text:p>
          </table:table-cell>
          <table:table-cell office:value-type="float" office:value="0.3630262574" calcext:value-type="float">
            <text:p>0,3630262574</text:p>
          </table:table-cell>
          <table:table-cell office:value-type="float" office:value="0.3834253993" calcext:value-type="float">
            <text:p>0,3834253993</text:p>
          </table:table-cell>
          <table:table-cell office:value-type="float" office:value="0.4027034352" calcext:value-type="float">
            <text:p>0,4027034352</text:p>
          </table:table-cell>
          <table:table-cell office:value-type="float" office:value="0.4023551555" calcext:value-type="float">
            <text:p>0,4023551555</text:p>
          </table:table-cell>
          <table:table-cell office:value-type="float" office:value="0.4033182866" calcext:value-type="float">
            <text:p>0,4033182866</text:p>
          </table:table-cell>
          <table:table-cell office:value-type="float" office:value="0.4015258599" calcext:value-type="float">
            <text:p>0,4015258599</text:p>
          </table:table-cell>
          <table:table-cell office:value-type="float" office:value="0.3958603363" calcext:value-type="float">
            <text:p>0,3958603363</text:p>
          </table:table-cell>
          <table:table-cell office:value-type="float" office:value="0.3849727704" calcext:value-type="float">
            <text:p>0,3849727704</text:p>
          </table:table-cell>
          <table:table-cell office:value-type="float" office:value="0.367121498" calcext:value-type="float">
            <text:p>0,367121498</text:p>
          </table:table-cell>
          <table:table-cell office:value-type="float" office:value="0.3398556241" calcext:value-type="float">
            <text:p>0,3398556241</text:p>
          </table:table-cell>
          <table:table-cell office:value-type="float" office:value="0.2993919081" calcext:value-type="float">
            <text:p>0,2993919081</text:p>
          </table:table-cell>
          <table:table-cell office:value-type="float" office:value="0.2393661182" calcext:value-type="float">
            <text:p>0,2393661182</text:p>
          </table:table-cell>
          <table:table-cell office:value-type="float" office:value="0.1484715166" calcext:value-type="float">
            <text:p>0,14847151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86.2439160122" calcext:value-type="float">
            <text:p>86,2439160122</text:p>
          </table:table-cell>
          <table:table-cell office:value-type="float" office:value="101.4634306025" calcext:value-type="float">
            <text:p>101,4634306025</text:p>
          </table:table-cell>
          <table:table-cell office:value-type="float" office:value="107.9369141466" calcext:value-type="float">
            <text:p>107,9369141466</text:p>
          </table:table-cell>
          <table:table-cell office:value-type="float" office:value="113.8514699664" calcext:value-type="float">
            <text:p>113,8514699664</text:p>
          </table:table-cell>
          <table:table-cell office:value-type="float" office:value="119.0217369796" calcext:value-type="float">
            <text:p>119,0217369796</text:p>
          </table:table-cell>
          <table:table-cell office:value-type="float" office:value="123.292427555" calcext:value-type="float">
            <text:p>123,292427555</text:p>
          </table:table-cell>
          <table:table-cell office:value-type="float" office:value="126.3682968175" calcext:value-type="float">
            <text:p>126,3682968175</text:p>
          </table:table-cell>
          <table:table-cell office:value-type="float" office:value="127.8623605938" calcext:value-type="float">
            <text:p>127,8623605938</text:p>
          </table:table-cell>
          <table:table-cell office:value-type="float" office:value="126.9396511169" calcext:value-type="float">
            <text:p>126,9396511169</text:p>
          </table:table-cell>
          <table:table-cell office:value-type="float" office:value="124.1062286996" calcext:value-type="float">
            <text:p>124,1062286996</text:p>
          </table:table-cell>
          <table:table-cell office:value-type="float" office:value="118.9656205028" calcext:value-type="float">
            <text:p>118,9656205028</text:p>
          </table:table-cell>
          <table:table-cell office:value-type="float" office:value="111.1044869818" calcext:value-type="float">
            <text:p>111,1044869818</text:p>
          </table:table-cell>
          <table:table-cell office:value-type="float" office:value="100.0970333505" calcext:value-type="float">
            <text:p>100,0970333505</text:p>
          </table:table-cell>
          <table:table-cell office:value-type="float" office:value="85.5359140434" calcext:value-type="float">
            <text:p>85,5359140434</text:p>
          </table:table-cell>
          <table:table-cell office:value-type="float" office:value="67.1383852874" calcext:value-type="float">
            <text:p>67,1383852874</text:p>
          </table:table-cell>
          <table:table-cell office:value-type="float" office:value="45.065352414" calcext:value-type="float">
            <text:p>45,065352414</text:p>
          </table:table-cell>
          <table:table-cell office:value-type="float" office:value="20.8389289461" calcext:value-type="float">
            <text:p>20,83892894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47.5802417786" calcext:value-type="float">
            <text:p>147,5802417786</text:p>
          </table:table-cell>
          <table:table-cell office:value-type="float" office:value="177.3140447202" calcext:value-type="float">
            <text:p>177,3140447202</text:p>
          </table:table-cell>
          <table:table-cell office:value-type="float" office:value="207.3070325213" calcext:value-type="float">
            <text:p>207,3070325213</text:p>
          </table:table-cell>
          <table:table-cell office:value-type="float" office:value="239.5937191098" calcext:value-type="float">
            <text:p>239,5937191098</text:p>
          </table:table-cell>
          <table:table-cell office:value-type="float" office:value="275.0332844542" calcext:value-type="float">
            <text:p>275,0332844542</text:p>
          </table:table-cell>
          <table:table-cell office:value-type="float" office:value="313.0732159842" calcext:value-type="float">
            <text:p>313,0732159842</text:p>
          </table:table-cell>
          <table:table-cell office:value-type="float" office:value="353.7096576743" calcext:value-type="float">
            <text:p>353,7096576743</text:p>
          </table:table-cell>
          <table:table-cell office:value-type="float" office:value="412.0070292785" calcext:value-type="float">
            <text:p>412,0070292785</text:p>
          </table:table-cell>
          <table:table-cell office:value-type="float" office:value="442.5450919267" calcext:value-type="float">
            <text:p>442,5450919267</text:p>
          </table:table-cell>
          <table:table-cell office:value-type="float" office:value="478.4288817728" calcext:value-type="float">
            <text:p>478,4288817728</text:p>
          </table:table-cell>
          <table:table-cell office:value-type="float" office:value="519.0451335052" calcext:value-type="float">
            <text:p>519,0451335052</text:p>
          </table:table-cell>
          <table:table-cell office:value-type="float" office:value="563.7956245504" calcext:value-type="float">
            <text:p>563,7956245504</text:p>
          </table:table-cell>
          <table:table-cell office:value-type="float" office:value="612.1258321524" calcext:value-type="float">
            <text:p>612,1258321524</text:p>
          </table:table-cell>
          <table:table-cell office:value-type="float" office:value="663.5227479784" calcext:value-type="float">
            <text:p>663,5227479784</text:p>
          </table:table-cell>
          <table:table-cell office:value-type="float" office:value="717.490343628" calcext:value-type="float">
            <text:p>717,490343628</text:p>
          </table:table-cell>
          <table:table-cell office:value-type="float" office:value="773.4994969591" calcext:value-type="float">
            <text:p>773,4994969591</text:p>
          </table:table-cell>
          <table:table-cell office:value-type="float" office:value="830.8923619494" calcext:value-type="float">
            <text:p>830,8923619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200362183" calcext:value-type="float">
            <text:p>0,0200362183</text:p>
          </table:table-cell>
          <table:table-cell office:value-type="float" office:value="0.0200255778" calcext:value-type="float">
            <text:p>0,0200255778</text:p>
          </table:table-cell>
          <table:table-cell office:value-type="float" office:value="0.0200237931" calcext:value-type="float">
            <text:p>0,0200237931</text:p>
          </table:table-cell>
          <table:table-cell office:value-type="float" office:value="0.020023517" calcext:value-type="float">
            <text:p>0,020023517</text:p>
          </table:table-cell>
          <table:table-cell office:value-type="float" office:value="0.0200224466" calcext:value-type="float">
            <text:p>0,0200224466</text:p>
          </table:table-cell>
          <table:table-cell office:value-type="float" office:value="0.0199947604" calcext:value-type="float">
            <text:p>0,0199947604</text:p>
          </table:table-cell>
          <table:table-cell office:value-type="float" office:value="0.0200705712" calcext:value-type="float">
            <text:p>0,0200705712</text:p>
          </table:table-cell>
          <table:table-cell office:value-type="float" office:value="0.0200112886" calcext:value-type="float">
            <text:p>0,0200112886</text:p>
          </table:table-cell>
          <table:table-cell office:value-type="float" office:value="0.0200130853" calcext:value-type="float">
            <text:p>0,0200130853</text:p>
          </table:table-cell>
          <table:table-cell office:value-type="float" office:value="0.0200142118" calcext:value-type="float">
            <text:p>0,0200142118</text:p>
          </table:table-cell>
          <table:table-cell office:value-type="float" office:value="0.0200148098" calcext:value-type="float">
            <text:p>0,0200148098</text:p>
          </table:table-cell>
          <table:table-cell office:value-type="float" office:value="0.0200150159" calcext:value-type="float">
            <text:p>0,0200150159</text:p>
          </table:table-cell>
          <table:table-cell office:value-type="float" office:value="0.0200149408" calcext:value-type="float">
            <text:p>0,0200149408</text:p>
          </table:table-cell>
          <table:table-cell office:value-type="float" office:value="0.0200146638" calcext:value-type="float">
            <text:p>0,0200146638</text:p>
          </table:table-cell>
          <table:table-cell office:value-type="float" office:value="0.0200142323" calcext:value-type="float">
            <text:p>0,0200142323</text:p>
          </table:table-cell>
          <table:table-cell office:value-type="float" office:value="0.0200136596" calcext:value-type="float">
            <text:p>0,0200136596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48.3871262022" calcext:value-type="float">
            <text:p>148,3871262022</text:p>
          </table:table-cell>
          <table:table-cell office:value-type="float" office:value="178.634536852" calcext:value-type="float">
            <text:p>178,634536852</text:p>
          </table:table-cell>
          <table:table-cell office:value-type="float" office:value="209.5291424872" calcext:value-type="float">
            <text:p>209,5291424872</text:p>
          </table:table-cell>
          <table:table-cell office:value-type="float" office:value="243.0712657345" calcext:value-type="float">
            <text:p>243,0712657345</text:p>
          </table:table-cell>
          <table:table-cell office:value-type="float" office:value="279.4015715576" calcext:value-type="float">
            <text:p>279,4015715576</text:p>
          </table:table-cell>
          <table:table-cell office:value-type="float" office:value="318.4834273426" calcext:value-type="float">
            <text:p>318,4834273426</text:p>
          </table:table-cell>
          <table:table-cell office:value-type="float" office:value="360.3279496667" calcext:value-type="float">
            <text:p>360,3279496667</text:p>
          </table:table-cell>
          <table:table-cell office:value-type="float" office:value="420.2176165818" calcext:value-type="float">
            <text:p>420,2176165818</text:p>
          </table:table-cell>
          <table:table-cell office:value-type="float" office:value="451.9879800433" calcext:value-type="float">
            <text:p>451,9879800433</text:p>
          </table:table-cell>
          <table:table-cell office:value-type="float" office:value="489.3519374322" calcext:value-type="float">
            <text:p>489,3519374322</text:p>
          </table:table-cell>
          <table:table-cell office:value-type="float" office:value="531.721077735" calcext:value-type="float">
            <text:p>531,721077735</text:p>
          </table:table-cell>
          <table:table-cell office:value-type="float" office:value="578.530794597" calcext:value-type="float">
            <text:p>578,530794597</text:p>
          </table:table-cell>
          <table:table-cell office:value-type="float" office:value="629.2746010057" calcext:value-type="float">
            <text:p>629,2746010057</text:p>
          </table:table-cell>
          <table:table-cell office:value-type="float" office:value="683.5118143943" calcext:value-type="float">
            <text:p>683,5118143943</text:p>
          </table:table-cell>
          <table:table-cell office:value-type="float" office:value="740.8607226787" calcext:value-type="float">
            <text:p>740,8607226787</text:p>
          </table:table-cell>
          <table:table-cell office:value-type="float" office:value="800.9843040143" calcext:value-type="float">
            <text:p>800,9843040143</text:p>
          </table:table-cell>
          <table:table-cell office:value-type="float" office:value="863.5706084312" calcext:value-type="float">
            <text:p>863,5706084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405" calcext:value-type="float">
            <text:p>405</text:p>
          </table:table-cell>
          <table:table-cell office:value-type="float" office:value="504.7952374243" calcext:value-type="float">
            <text:p>504,7952374243</text:p>
          </table:table-cell>
          <table:table-cell office:value-type="float" office:value="592.6773673695" calcext:value-type="float">
            <text:p>592,6773673695</text:p>
          </table:table-cell>
          <table:table-cell office:value-type="float" office:value="687.1095920411" calcext:value-type="float">
            <text:p>687,1095920411</text:p>
          </table:table-cell>
          <table:table-cell office:value-type="float" office:value="789.480890133" calcext:value-type="float">
            <text:p>789,480890133</text:p>
          </table:table-cell>
          <table:table-cell office:value-type="float" office:value="899.5794605571" calcext:value-type="float">
            <text:p>899,5794605571</text:p>
          </table:table-cell>
          <table:table-cell office:value-type="float" office:value="1017.705200299" calcext:value-type="float">
            <text:p>1017,705200299</text:p>
          </table:table-cell>
          <table:table-cell office:value-type="float" office:value="1294.484155396" calcext:value-type="float">
            <text:p>1294,484155396</text:p>
          </table:table-cell>
          <table:table-cell office:value-type="float" office:value="1276.1084247753" calcext:value-type="float">
            <text:p>1276,1084247753</text:p>
          </table:table-cell>
          <table:table-cell office:value-type="float" office:value="1303.1871804698" calcext:value-type="float">
            <text:p>1303,1871804698</text:p>
          </table:table-cell>
          <table:table-cell office:value-type="float" office:value="1363.7459532638" calcext:value-type="float">
            <text:p>1363,7459532638</text:p>
          </table:table-cell>
          <table:table-cell office:value-type="float" office:value="1449.952239876" calcext:value-type="float">
            <text:p>1449,952239876</text:p>
          </table:table-cell>
          <table:table-cell office:value-type="float" office:value="1556.4380101455" calcext:value-type="float">
            <text:p>1556,4380101455</text:p>
          </table:table-cell>
          <table:table-cell office:value-type="float" office:value="1679.344757488" calcext:value-type="float">
            <text:p>1679,344757488</text:p>
          </table:table-cell>
          <table:table-cell office:value-type="float" office:value="1815.7568963955" calcext:value-type="float">
            <text:p>1815,7568963955</text:p>
          </table:table-cell>
          <table:table-cell office:value-type="float" office:value="1963.3367165518" calcext:value-type="float">
            <text:p>1963,3367165518</text:p>
          </table:table-cell>
          <table:table-cell office:value-type="float" office:value="2120.0466334702" calcext:value-type="float">
            <text:p>2120,0466334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3600031877" calcext:value-type="float">
            <text:p>0,3600031877</text:p>
          </table:table-cell>
          <table:table-cell office:value-type="float" office:value="0.3322927161" calcext:value-type="float">
            <text:p>0,3322927161</text:p>
          </table:table-cell>
          <table:table-cell office:value-type="float" office:value="0.3252562436" calcext:value-type="float">
            <text:p>0,3252562436</text:p>
          </table:table-cell>
          <table:table-cell office:value-type="float" office:value="0.3203335618" calcext:value-type="float">
            <text:p>0,3203335618</text:p>
          </table:table-cell>
          <table:table-cell office:value-type="float" office:value="0.3151610472" calcext:value-type="float">
            <text:p>0,3151610472</text:p>
          </table:table-cell>
          <table:table-cell office:value-type="float" office:value="0.3107979219" calcext:value-type="float">
            <text:p>0,3107979219</text:p>
          </table:table-cell>
          <table:table-cell office:value-type="float" office:value="0.3921518096" calcext:value-type="float">
            <text:p>0,3921518096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53.1293574849" calcext:value-type="float">
            <text:p>53,1293574849</text:p>
          </table:table-cell>
          <table:table-cell office:value-type="float" office:value="58.9201655246" calcext:value-type="float">
            <text:p>58,9201655246</text:p>
          </table:table-cell>
          <table:table-cell office:value-type="float" office:value="67.4279066766" calcext:value-type="float">
            <text:p>67,4279066766</text:p>
          </table:table-cell>
          <table:table-cell office:value-type="float" office:value="76.7499094257" calcext:value-type="float">
            <text:p>76,7499094257</text:p>
          </table:table-cell>
          <table:table-cell office:value-type="float" office:value="86.6797779485" calcext:value-type="float">
            <text:p>86,6797779485</text:p>
          </table:table-cell>
          <table:table-cell office:value-type="float" office:value="97.3025049269" calcext:value-type="float">
            <text:p>97,3025049269</text:p>
          </table:table-cell>
          <table:table-cell office:value-type="float" office:value="138.7078823343" calcext:value-type="float">
            <text:p>138,7078823343</text:p>
          </table:table-cell>
          <table:table-cell office:value-type="float" office:value="102.3456951711" calcext:value-type="float">
            <text:p>102,3456951711</text:p>
          </table:table-cell>
          <table:table-cell office:value-type="float" office:value="109.9315833448" calcext:value-type="float">
            <text:p>109,9315833448</text:p>
          </table:table-cell>
          <table:table-cell office:value-type="float" office:value="118.8453910136" calcext:value-type="float">
            <text:p>118,8453910136</text:p>
          </table:table-cell>
          <table:table-cell office:value-type="float" office:value="128.9347783866" calcext:value-type="float">
            <text:p>128,9347783866</text:p>
          </table:table-cell>
          <table:table-cell office:value-type="float" office:value="140.0511424042" calcext:value-type="float">
            <text:p>140,0511424042</text:p>
          </table:table-cell>
          <table:table-cell office:value-type="float" office:value="152.0567353754" calcext:value-type="float">
            <text:p>152,0567353754</text:p>
          </table:table-cell>
          <table:table-cell office:value-type="float" office:value="164.8241221093" calcext:value-type="float">
            <text:p>164,8241221093</text:p>
          </table:table-cell>
          <table:table-cell office:value-type="float" office:value="178.2300853598" calcext:value-type="float">
            <text:p>178,2300853598</text:p>
          </table:table-cell>
          <table:table-cell office:value-type="float" office:value="192.1431871427" calcext:value-type="float">
            <text:p>192,1431871427</text:p>
          </table:table-cell>
          <table:table-cell office:value-type="float" office:value="206.4000134779" calcext:value-type="float">
            <text:p>206,4000134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47.5869466527" calcext:value-type="float">
            <text:p>147,5869466527</text:p>
          </table:table-cell>
          <table:table-cell office:value-type="float" office:value="177.3568652021" calcext:value-type="float">
            <text:p>177,3568652021</text:p>
          </table:table-cell>
          <table:table-cell office:value-type="float" office:value="207.7363362053" calcext:value-type="float">
            <text:p>207,7363362053</text:p>
          </table:table-cell>
          <table:table-cell office:value-type="float" office:value="240.6965496952" calcext:value-type="float">
            <text:p>240,6965496952</text:p>
          </table:table-cell>
          <table:table-cell office:value-type="float" office:value="276.3370907007" calcext:value-type="float">
            <text:p>276,3370907007</text:p>
          </table:table-cell>
          <table:table-cell office:value-type="float" office:value="314.5888444803" calcext:value-type="float">
            <text:p>314,5888444803</text:p>
          </table:table-cell>
          <table:table-cell office:value-type="float" office:value="355.4373177977" calcext:value-type="float">
            <text:p>355,4373177977</text:p>
          </table:table-cell>
          <table:table-cell office:value-type="float" office:value="413.8763825263" calcext:value-type="float">
            <text:p>413,8763825263</text:p>
          </table:table-cell>
          <table:table-cell office:value-type="float" office:value="444.4307457826" calcext:value-type="float">
            <text:p>444,4307457826</text:p>
          </table:table-cell>
          <table:table-cell office:value-type="float" office:value="480.3137818818" calcext:value-type="float">
            <text:p>480,3137818818</text:p>
          </table:table-cell>
          <table:table-cell office:value-type="float" office:value="520.8925701018" calcext:value-type="float">
            <text:p>520,8925701018</text:p>
          </table:table-cell>
          <table:table-cell office:value-type="float" office:value="565.5489018565" calcext:value-type="float">
            <text:p>565,5489018565</text:p>
          </table:table-cell>
          <table:table-cell office:value-type="float" office:value="613.7096659967" calcext:value-type="float">
            <text:p>613,7096659967</text:p>
          </table:table-cell>
          <table:table-cell office:value-type="float" office:value="664.8477792629" calcext:value-type="float">
            <text:p>664,8477792629</text:p>
          </table:table-cell>
          <table:table-cell office:value-type="float" office:value="718.4644012769" calcext:value-type="float">
            <text:p>718,4644012769</text:p>
          </table:table-cell>
          <table:table-cell office:value-type="float" office:value="774.0554606861" calcext:value-type="float">
            <text:p>774,0554606861</text:p>
          </table:table-cell>
          <table:table-cell office:value-type="float" office:value="831.0561792462" calcext:value-type="float">
            <text:p>831,0561792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2.1826522068" calcext:value-type="float">
            <text:p>12,1826522068</text:p>
          </table:table-cell>
          <table:table-cell office:value-type="float" office:value="14.549408192" calcext:value-type="float">
            <text:p>14,549408192</text:p>
          </table:table-cell>
          <table:table-cell office:value-type="float" office:value="16.4929031975" calcext:value-type="float">
            <text:p>16,4929031975</text:p>
          </table:table-cell>
          <table:table-cell office:value-type="float" office:value="18.533161025" calcext:value-type="float">
            <text:p>18,533161025</text:p>
          </table:table-cell>
          <table:table-cell office:value-type="float" office:value="20.7976403156" calcext:value-type="float">
            <text:p>20,7976403156</text:p>
          </table:table-cell>
          <table:table-cell office:value-type="float" office:value="23.2166710815" calcext:value-type="float">
            <text:p>23,2166710815</text:p>
          </table:table-cell>
          <table:table-cell office:value-type="float" office:value="22.6279585527" calcext:value-type="float">
            <text:p>22,6279585527</text:p>
          </table:table-cell>
          <table:table-cell office:value-type="float" office:value="31.9800236212" calcext:value-type="float">
            <text:p>31,9800236212</text:p>
          </table:table-cell>
          <table:table-cell office:value-type="float" office:value="33.7995428179" calcext:value-type="float">
            <text:p>33,7995428179</text:p>
          </table:table-cell>
          <table:table-cell office:value-type="float" office:value="36.0385952072" calcext:value-type="float">
            <text:p>36,0385952072</text:p>
          </table:table-cell>
          <table:table-cell office:value-type="float" office:value="38.6387586971" calcext:value-type="float">
            <text:p>38,6387586971</text:p>
          </table:table-cell>
          <table:table-cell office:value-type="float" office:value="41.5481339" calcext:value-type="float">
            <text:p>41,5481339</text:p>
          </table:table-cell>
          <table:table-cell office:value-type="float" office:value="44.7217304848" calcext:value-type="float">
            <text:p>44,7217304848</text:p>
          </table:table-cell>
          <table:table-cell office:value-type="float" office:value="48.1200212044" calcext:value-type="float">
            <text:p>48,1200212044</text:p>
          </table:table-cell>
          <table:table-cell office:value-type="float" office:value="51.7062807627" calcext:value-type="float">
            <text:p>51,7062807627</text:p>
          </table:table-cell>
          <table:table-cell office:value-type="float" office:value="55.4424253844" calcext:value-type="float">
            <text:p>55,4424253844</text:p>
          </table:table-cell>
          <table:table-cell office:value-type="float" office:value="59.2818748457" calcext:value-type="float">
            <text:p>59,28187484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94.4508842938" calcext:value-type="float">
            <text:p>94,4508842938</text:p>
          </table:table-cell>
          <table:table-cell office:value-type="float" office:value="118.3938791956" calcext:value-type="float">
            <text:p>118,3938791956</text:p>
          </table:table-cell>
          <table:table-cell office:value-type="float" office:value="139.8791258447" calcext:value-type="float">
            <text:p>139,8791258447</text:p>
          </table:table-cell>
          <table:table-cell office:value-type="float" office:value="162.8438096841" calcext:value-type="float">
            <text:p>162,8438096841</text:p>
          </table:table-cell>
          <table:table-cell office:value-type="float" office:value="188.3535065057" calcext:value-type="float">
            <text:p>188,3535065057</text:p>
          </table:table-cell>
          <table:table-cell office:value-type="float" office:value="215.7707110572" calcext:value-type="float">
            <text:p>215,7707110572</text:p>
          </table:table-cell>
          <table:table-cell office:value-type="float" office:value="215.00177534" calcext:value-type="float">
            <text:p>215,00177534</text:p>
          </table:table-cell>
          <table:table-cell office:value-type="float" office:value="309.6613341074" calcext:value-type="float">
            <text:p>309,6613341074</text:p>
          </table:table-cell>
          <table:table-cell office:value-type="float" office:value="332.6135085819" calcext:value-type="float">
            <text:p>332,6135085819</text:p>
          </table:table-cell>
          <table:table-cell office:value-type="float" office:value="359.5834907592" calcext:value-type="float">
            <text:p>359,5834907592</text:p>
          </table:table-cell>
          <table:table-cell office:value-type="float" office:value="390.1103551186" calcext:value-type="float">
            <text:p>390,1103551186</text:p>
          </table:table-cell>
          <table:table-cell office:value-type="float" office:value="423.7444821462" calcext:value-type="float">
            <text:p>423,7444821462</text:p>
          </table:table-cell>
          <table:table-cell office:value-type="float" office:value="460.0690967769" calcext:value-type="float">
            <text:p>460,0690967769</text:p>
          </table:table-cell>
          <table:table-cell office:value-type="float" office:value="498.6986258691" calcext:value-type="float">
            <text:p>498,6986258691</text:p>
          </table:table-cell>
          <table:table-cell office:value-type="float" office:value="539.2602582682" calcext:value-type="float">
            <text:p>539,2602582682</text:p>
          </table:table-cell>
          <table:table-cell office:value-type="float" office:value="581.3563098164" calcext:value-type="float">
            <text:p>581,3563098164</text:p>
          </table:table-cell>
          <table:table-cell office:value-type="float" office:value="624.4923484715" calcext:value-type="float">
            <text:p>624,4923484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1524335" calcext:value-type="float">
            <text:p>0,0071524335</text:p>
          </table:table-cell>
          <table:table-cell office:value-type="float" office:value="0.0085563577" calcext:value-type="float">
            <text:p>0,0085563577</text:p>
          </table:table-cell>
          <table:table-cell office:value-type="float" office:value="0.0097696288" calcext:value-type="float">
            <text:p>0,0097696288</text:p>
          </table:table-cell>
          <table:table-cell office:value-type="float" office:value="0.0109680158" calcext:value-type="float">
            <text:p>0,0109680158</text:p>
          </table:table-cell>
          <table:table-cell office:value-type="float" office:value="0.012228526" calcext:value-type="float">
            <text:p>0,012228526</text:p>
          </table:table-cell>
          <table:table-cell office:value-type="float" office:value="0.0135727242" calcext:value-type="float">
            <text:p>0,0135727242</text:p>
          </table:table-cell>
          <table:table-cell office:value-type="float" office:value="0.0150903575" calcext:value-type="float">
            <text:p>0,0150903575</text:p>
          </table:table-cell>
          <table:table-cell office:value-type="float" office:value="0.0167199895" calcext:value-type="float">
            <text:p>0,0167199895</text:p>
          </table:table-cell>
          <table:table-cell office:value-type="float" office:value="0.0184696429" calcext:value-type="float">
            <text:p>0,0184696429</text:p>
          </table:table-cell>
          <table:table-cell office:value-type="float" office:value="0.0203650148" calcext:value-type="float">
            <text:p>0,0203650148</text:p>
          </table:table-cell>
          <table:table-cell office:value-type="float" office:value="0.0224394153" calcext:value-type="float">
            <text:p>0,0224394153</text:p>
          </table:table-cell>
          <table:table-cell office:value-type="float" office:value="0.0247347263" calcext:value-type="float">
            <text:p>0,0247347263</text:p>
          </table:table-cell>
          <table:table-cell office:value-type="float" office:value="0.02730609" calcext:value-type="float">
            <text:p>0,02730609</text:p>
          </table:table-cell>
          <table:table-cell office:value-type="float" office:value="0.0302301373" calcext:value-type="float">
            <text:p>0,0302301373</text:p>
          </table:table-cell>
          <table:table-cell office:value-type="float" office:value="0.0336196892" calcext:value-type="float">
            <text:p>0,0336196892</text:p>
          </table:table-cell>
          <table:table-cell office:value-type="float" office:value="0.0376511531" calcext:value-type="float">
            <text:p>0,0376511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8001795495" calcext:value-type="float">
            <text:p>0,8001795495</text:p>
          </table:table-cell>
          <table:table-cell office:value-type="float" office:value="1.27767165" calcext:value-type="float">
            <text:p>1,27767165</text:p>
          </table:table-cell>
          <table:table-cell office:value-type="float" office:value="1.7928062819" calcext:value-type="float">
            <text:p>1,7928062819</text:p>
          </table:table-cell>
          <table:table-cell office:value-type="float" office:value="2.3747160393" calcext:value-type="float">
            <text:p>2,3747160393</text:p>
          </table:table-cell>
          <table:table-cell office:value-type="float" office:value="3.0644808569" calcext:value-type="float">
            <text:p>3,0644808569</text:p>
          </table:table-cell>
          <table:table-cell office:value-type="float" office:value="3.8945828623" calcext:value-type="float">
            <text:p>3,8945828623</text:p>
          </table:table-cell>
          <table:table-cell office:value-type="float" office:value="4.8906318691" calcext:value-type="float">
            <text:p>4,8906318691</text:p>
          </table:table-cell>
          <table:table-cell office:value-type="float" office:value="6.3412340555" calcext:value-type="float">
            <text:p>6,3412340555</text:p>
          </table:table-cell>
          <table:table-cell office:value-type="float" office:value="7.5572342607" calcext:value-type="float">
            <text:p>7,5572342607</text:p>
          </table:table-cell>
          <table:table-cell office:value-type="float" office:value="9.0381555504" calcext:value-type="float">
            <text:p>9,0381555504</text:p>
          </table:table-cell>
          <table:table-cell office:value-type="float" office:value="10.8285076332" calcext:value-type="float">
            <text:p>10,8285076332</text:p>
          </table:table-cell>
          <table:table-cell office:value-type="float" office:value="12.9818927405" calcext:value-type="float">
            <text:p>12,9818927405</text:p>
          </table:table-cell>
          <table:table-cell office:value-type="float" office:value="15.564935009" calcext:value-type="float">
            <text:p>15,564935009</text:p>
          </table:table-cell>
          <table:table-cell office:value-type="float" office:value="18.6640351315" calcext:value-type="float">
            <text:p>18,6640351315</text:p>
          </table:table-cell>
          <table:table-cell office:value-type="float" office:value="22.3963214018" calcext:value-type="float">
            <text:p>22,3963214018</text:p>
          </table:table-cell>
          <table:table-cell office:value-type="float" office:value="26.9288433282" calcext:value-type="float">
            <text:p>26,9288433282</text:p>
          </table:table-cell>
          <table:table-cell office:value-type="float" office:value="32.514429185" calcext:value-type="float">
            <text:p>32,514429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7048741" calcext:value-type="float">
            <text:p>0,0067048741</text:p>
          </table:table-cell>
          <table:table-cell office:value-type="float" office:value="0.0428204819" calcext:value-type="float">
            <text:p>0,0428204819</text:p>
          </table:table-cell>
          <table:table-cell office:value-type="float" office:value="0.429303684" calcext:value-type="float">
            <text:p>0,429303684</text:p>
          </table:table-cell>
          <table:table-cell office:value-type="float" office:value="1.1028305853" calcext:value-type="float">
            <text:p>1,1028305853</text:p>
          </table:table-cell>
          <table:table-cell office:value-type="float" office:value="1.3038062465" calcext:value-type="float">
            <text:p>1,3038062465</text:p>
          </table:table-cell>
          <table:table-cell office:value-type="float" office:value="1.5156284962" calcext:value-type="float">
            <text:p>1,5156284962</text:p>
          </table:table-cell>
          <table:table-cell office:value-type="float" office:value="1.7276601233" calcext:value-type="float">
            <text:p>1,7276601233</text:p>
          </table:table-cell>
          <table:table-cell office:value-type="float" office:value="1.8693532478" calcext:value-type="float">
            <text:p>1,8693532478</text:p>
          </table:table-cell>
          <table:table-cell office:value-type="float" office:value="1.8856538561" calcext:value-type="float">
            <text:p>1,8856538561</text:p>
          </table:table-cell>
          <table:table-cell office:value-type="float" office:value="1.884900109" calcext:value-type="float">
            <text:p>1,884900109</text:p>
          </table:table-cell>
          <table:table-cell office:value-type="float" office:value="1.8474365966" calcext:value-type="float">
            <text:p>1,8474365966</text:p>
          </table:table-cell>
          <table:table-cell office:value-type="float" office:value="1.7532773061" calcext:value-type="float">
            <text:p>1,7532773061</text:p>
          </table:table-cell>
          <table:table-cell office:value-type="float" office:value="1.5838338443" calcext:value-type="float">
            <text:p>1,5838338443</text:p>
          </table:table-cell>
          <table:table-cell office:value-type="float" office:value="1.3250312845" calcext:value-type="float">
            <text:p>1,3250312845</text:p>
          </table:table-cell>
          <table:table-cell office:value-type="float" office:value="0.9740576491" calcext:value-type="float">
            <text:p>0,9740576491</text:p>
          </table:table-cell>
          <table:table-cell office:value-type="float" office:value="0.5559637275" calcext:value-type="float">
            <text:p>0,5559637275</text:p>
          </table:table-cell>
          <table:table-cell office:value-type="float" office:value="0.1638172969" calcext:value-type="float">
            <text:p>0,1638172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4952" calcext:value-type="float">
            <text:p>0,0002414952</text:p>
          </table:table-cell>
          <table:table-cell office:value-type="float" office:value="0.0020708592" calcext:value-type="float">
            <text:p>0,0020708592</text:p>
          </table:table-cell>
          <table:table-cell office:value-type="float" office:value="0.0046029194" calcext:value-type="float">
            <text:p>0,0046029194</text:p>
          </table:table-cell>
          <table:table-cell office:value-type="float" office:value="0.0047405399" calcext:value-type="float">
            <text:p>0,0047405399</text:p>
          </table:table-cell>
          <table:table-cell office:value-type="float" office:value="0.0048411311" calcext:value-type="float">
            <text:p>0,0048411311</text:p>
          </table:table-cell>
          <table:table-cell office:value-type="float" office:value="0.0048844019" calcext:value-type="float">
            <text:p>0,0048844019</text:p>
          </table:table-cell>
          <table:table-cell office:value-type="float" office:value="0.0045371878" calcext:value-type="float">
            <text:p>0,0045371878</text:p>
          </table:table-cell>
          <table:table-cell office:value-type="float" office:value="0.0042609304" calcext:value-type="float">
            <text:p>0,0042609304</text:p>
          </table:table-cell>
          <table:table-cell office:value-type="float" office:value="0.0039397707" calcext:value-type="float">
            <text:p>0,0039397707</text:p>
          </table:table-cell>
          <table:table-cell office:value-type="float" office:value="0.0035592986" calcext:value-type="float">
            <text:p>0,0035592986</text:p>
          </table:table-cell>
          <table:table-cell office:value-type="float" office:value="0.0031097746" calcext:value-type="float">
            <text:p>0,0031097746</text:p>
          </table:table-cell>
          <table:table-cell office:value-type="float" office:value="0.0025874318" calcext:value-type="float">
            <text:p>0,0025874318</text:p>
          </table:table-cell>
          <table:table-cell office:value-type="float" office:value="0.0019969644" calcext:value-type="float">
            <text:p>0,0019969644</text:p>
          </table:table-cell>
          <table:table-cell office:value-type="float" office:value="0.0013575899" calcext:value-type="float">
            <text:p>0,0013575899</text:p>
          </table:table-cell>
          <table:table-cell office:value-type="float" office:value="0.0007187642" calcext:value-type="float">
            <text:p>0,0007187642</text:p>
          </table:table-cell>
          <table:table-cell office:value-type="float" office:value="0.0001971583" calcext:value-type="float">
            <text:p>0,00019715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6.6766319835" calcext:value-type="float">
            <text:p>46,6766319835</text:p>
          </table:table-cell>
          <table:table-cell office:value-type="float" office:value="48.2358239106" calcext:value-type="float">
            <text:p>48,2358239106</text:p>
          </table:table-cell>
          <table:table-cell office:value-type="float" office:value="43.6853922175" calcext:value-type="float">
            <text:p>43,6853922175</text:p>
          </table:table-cell>
          <table:table-cell office:value-type="float" office:value="40.3570268748" calcext:value-type="float">
            <text:p>40,3570268748</text:p>
          </table:table-cell>
          <table:table-cell office:value-type="float" office:value="41.5583666014" calcext:value-type="float">
            <text:p>41,5583666014</text:p>
          </table:table-cell>
          <table:table-cell office:value-type="float" office:value="42.6198478597" calcext:value-type="float">
            <text:p>42,6198478597</text:p>
          </table:table-cell>
          <table:table-cell office:value-type="float" office:value="43.5990690046" calcext:value-type="float">
            <text:p>43,5990690046</text:p>
          </table:table-cell>
          <table:table-cell office:value-type="float" office:value="47.6002689963" calcext:value-type="float">
            <text:p>47,6002689963</text:p>
          </table:table-cell>
          <table:table-cell office:value-type="float" office:value="48.1189417702" calcext:value-type="float">
            <text:p>48,1189417702</text:p>
          </table:table-cell>
          <table:table-cell office:value-type="float" office:value="49.310251783" calcext:value-type="float">
            <text:p>49,310251783</text:p>
          </table:table-cell>
          <table:table-cell office:value-type="float" office:value="51.1675822178" calcext:value-type="float">
            <text:p>51,1675822178</text:p>
          </table:table-cell>
          <table:table-cell office:value-type="float" office:value="53.7477626421" calcext:value-type="float">
            <text:p>53,7477626421</text:p>
          </table:table-cell>
          <table:table-cell office:value-type="float" office:value="57.1867011225" calcext:value-type="float">
            <text:p>57,1867011225</text:p>
          </table:table-cell>
          <table:table-cell office:value-type="float" office:value="61.7305481249" calcext:value-type="float">
            <text:p>61,7305481249</text:p>
          </table:table-cell>
          <table:table-cell office:value-type="float" office:value="67.8025562783" calcext:value-type="float">
            <text:p>67,8025562783</text:p>
          </table:table-cell>
          <table:table-cell office:value-type="float" office:value="76.1454454386" calcext:value-type="float">
            <text:p>76,1454454386</text:p>
          </table:table-cell>
          <table:table-cell office:value-type="float" office:value="88.1040087597" calcext:value-type="float">
            <text:p>88,1040087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6.1386319835" calcext:value-type="float">
            <text:p>56,1386319835</text:p>
          </table:table-cell>
          <table:table-cell office:value-type="float" office:value="57.5114489106" calcext:value-type="float">
            <text:p>57,5114489106</text:p>
          </table:table-cell>
          <table:table-cell office:value-type="float" office:value="51.7812922175" calcext:value-type="float">
            <text:p>51,7812922175</text:p>
          </table:table-cell>
          <table:table-cell office:value-type="float" office:value="47.5914280899" calcext:value-type="float">
            <text:p>47,5914280899</text:p>
          </table:table-cell>
          <table:table-cell office:value-type="float" office:value="48.7848337108" calcext:value-type="float">
            <text:p>48,7848337108</text:p>
          </table:table-cell>
          <table:table-cell office:value-type="float" office:value="49.8283756602" calcext:value-type="float">
            <text:p>49,8283756602</text:p>
          </table:table-cell>
          <table:table-cell office:value-type="float" office:value="50.7890264031" calcext:value-type="float">
            <text:p>50,7890264031</text:p>
          </table:table-cell>
          <table:table-cell office:value-type="float" office:value="55.0013533388" calcext:value-type="float">
            <text:p>55,0013533388</text:p>
          </table:table-cell>
          <table:table-cell office:value-type="float" office:value="55.7146999813" calcext:value-type="float">
            <text:p>55,7146999813</text:p>
          </table:table-cell>
          <table:table-cell office:value-type="float" office:value="57.1360492571" calcext:value-type="float">
            <text:p>57,1360492571</text:p>
          </table:table-cell>
          <table:table-cell office:value-type="float" office:value="59.2766468544" calcext:value-type="float">
            <text:p>59,2766468544</text:p>
          </table:table-cell>
          <table:table-cell office:value-type="float" office:value="62.2159188094" calcext:value-type="float">
            <text:p>62,2159188094</text:p>
          </table:table-cell>
          <table:table-cell office:value-type="float" office:value="66.1197811778" calcext:value-type="float">
            <text:p>66,1197811778</text:p>
          </table:table-cell>
          <table:table-cell office:value-type="float" office:value="71.2770609804" calcext:value-type="float">
            <text:p>71,2770609804</text:p>
          </table:table-cell>
          <table:table-cell office:value-type="float" office:value="78.1768105985" calcext:value-type="float">
            <text:p>78,1768105985</text:p>
          </table:table-cell>
          <table:table-cell office:value-type="float" office:value="87.6719011243" calcext:value-type="float">
            <text:p>87,6719011243</text:p>
          </table:table-cell>
          <table:table-cell office:value-type="float" office:value="101.3027002532" calcext:value-type="float">
            <text:p>101,3027002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41.0716319835" calcext:value-type="float">
            <text:p>41,0716319835</text:p>
          </table:table-cell>
          <table:table-cell office:value-type="float" office:value="43.4568239106" calcext:value-type="float">
            <text:p>43,4568239106</text:p>
          </table:table-cell>
          <table:table-cell office:value-type="float" office:value="40.0533522175" calcext:value-type="float">
            <text:p>40,0533522175</text:p>
          </table:table-cell>
          <table:table-cell office:value-type="float" office:value="37.5279887509" calcext:value-type="float">
            <text:p>37,5279887509</text:p>
          </table:table-cell>
          <table:table-cell office:value-type="float" office:value="39.0926476136" calcext:value-type="float">
            <text:p>39,0926476136</text:p>
          </table:table-cell>
          <table:table-cell office:value-type="float" office:value="40.4717691574" calcext:value-type="float">
            <text:p>40,4717691574</text:p>
          </table:table-cell>
          <table:table-cell office:value-type="float" office:value="41.7262444908" calcext:value-type="float">
            <text:p>41,7262444908</text:p>
          </table:table-cell>
          <table:table-cell office:value-type="float" office:value="45.9137441055" calcext:value-type="float">
            <text:p>45,9137441055</text:p>
          </table:table-cell>
          <table:table-cell office:value-type="float" office:value="46.603515487" calcext:value-type="float">
            <text:p>46,603515487</text:p>
          </table:table-cell>
          <table:table-cell office:value-type="float" office:value="47.9422710334" calcext:value-type="float">
            <text:p>47,9422710334</text:p>
          </table:table-cell>
          <table:table-cell office:value-type="float" office:value="49.924744412" calcext:value-type="float">
            <text:p>49,924744412</text:p>
          </table:table-cell>
          <table:table-cell office:value-type="float" office:value="52.609050479" calcext:value-type="float">
            <text:p>52,609050479</text:p>
          </table:table-cell>
          <table:table-cell office:value-type="float" office:value="56.1321139889" calcext:value-type="float">
            <text:p>56,1321139889</text:p>
          </table:table-cell>
          <table:table-cell office:value-type="float" office:value="60.7405290507" calcext:value-type="float">
            <text:p>60,7405290507</text:p>
          </table:table-cell>
          <table:table-cell office:value-type="float" office:value="66.8569239896" calcext:value-type="float">
            <text:p>66,8569239896</text:p>
          </table:table-cell>
          <table:table-cell office:value-type="float" office:value="75.2214595895" calcext:value-type="float">
            <text:p>75,2214595895</text:p>
          </table:table-cell>
          <table:table-cell office:value-type="float" office:value="87.1730480717" calcext:value-type="float">
            <text:p>87,1730480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7.1994275279" calcext:value-type="float">
            <text:p>697,1994275279</text:p>
          </table:table-cell>
          <table:table-cell office:value-type="float" office:value="762.9875125124" calcext:value-type="float">
            <text:p>762,9875125124</text:p>
          </table:table-cell>
          <table:table-cell office:value-type="float" office:value="822.5693349585" calcext:value-type="float">
            <text:p>822,5693349585</text:p>
          </table:table-cell>
          <table:table-cell office:value-type="float" office:value="877.6116520273" calcext:value-type="float">
            <text:p>877,6116520273</text:p>
          </table:table-cell>
          <table:table-cell office:value-type="float" office:value="934.2924575393" calcext:value-type="float">
            <text:p>934,2924575393</text:p>
          </table:table-cell>
          <table:table-cell office:value-type="float" office:value="992.4210007194" calcext:value-type="float">
            <text:p>992,4210007194</text:p>
          </table:table-cell>
          <table:table-cell office:value-type="float" office:value="1051.885088287" calcext:value-type="float">
            <text:p>1051,885088287</text:p>
          </table:table-cell>
          <table:table-cell office:value-type="float" office:value="1116.806349875" calcext:value-type="float">
            <text:p>1116,806349875</text:p>
          </table:table-cell>
          <table:table-cell office:value-type="float" office:value="1182.4350211383" calcext:value-type="float">
            <text:p>1182,4350211383</text:p>
          </table:table-cell>
          <table:table-cell office:value-type="float" office:value="1249.6885014751" calcext:value-type="float">
            <text:p>1249,6885014751</text:p>
          </table:table-cell>
          <table:table-cell office:value-type="float" office:value="1319.475165711" calcext:value-type="float">
            <text:p>1319,475165711</text:p>
          </table:table-cell>
          <table:table-cell office:value-type="float" office:value="1392.7808976287" calcext:value-type="float">
            <text:p>1392,7808976287</text:p>
          </table:table-cell>
          <table:table-cell office:value-type="float" office:value="1470.776943895" calcext:value-type="float">
            <text:p>1470,776943895</text:p>
          </table:table-cell>
          <table:table-cell office:value-type="float" office:value="1554.9702719431" calcext:value-type="float">
            <text:p>1554,9702719431</text:p>
          </table:table-cell>
          <table:table-cell office:value-type="float" office:value="1647.4451168399" calcext:value-type="float">
            <text:p>1647,4451168399</text:p>
          </table:table-cell>
          <table:table-cell office:value-type="float" office:value="1751.2986976345" calcext:value-type="float">
            <text:p>1751,2986976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80.6931599173" calcext:value-type="float">
            <text:p>280,6931599173</text:p>
          </table:table-cell>
          <table:table-cell office:value-type="float" office:value="568.2504044704" calcext:value-type="float">
            <text:p>568,2504044704</text:p>
          </table:table-cell>
          <table:table-cell office:value-type="float" office:value="827.156865558" calcext:value-type="float">
            <text:p>827,156865558</text:p>
          </table:table-cell>
          <table:table-cell office:value-type="float" office:value="1065.1140060073" calcext:value-type="float">
            <text:p>1065,1140060073</text:p>
          </table:table-cell>
          <table:table-cell office:value-type="float" office:value="1309.0381745614" calcext:value-type="float">
            <text:p>1309,0381745614</text:p>
          </table:table-cell>
          <table:table-cell office:value-type="float" office:value="1558.1800528624" calcext:value-type="float">
            <text:p>1558,1800528624</text:p>
          </table:table-cell>
          <table:table-cell office:value-type="float" office:value="1812.125184878" calcext:value-type="float">
            <text:p>1812,125184878</text:p>
          </table:table-cell>
          <table:table-cell office:value-type="float" office:value="2087.1319515722" calcext:value-type="float">
            <text:p>2087,1319515722</text:p>
          </table:table-cell>
          <table:table-cell office:value-type="float" office:value="2365.7054514786" calcext:value-type="float">
            <text:p>2365,7054514786</text:p>
          </table:table-cell>
          <table:table-cell office:value-type="float" office:value="2651.3856977639" calcext:value-type="float">
            <text:p>2651,3856977639</text:p>
          </table:table-cell>
          <table:table-cell office:value-type="float" office:value="2947.7689320362" calcext:value-type="float">
            <text:p>2947,7689320362</text:p>
          </table:table-cell>
          <table:table-cell office:value-type="float" office:value="3258.8485260832" calcext:value-type="float">
            <text:p>3258,8485260832</text:p>
          </table:table-cell>
          <table:table-cell office:value-type="float" office:value="3589.4474319722" calcext:value-type="float">
            <text:p>3589,4474319722</text:p>
          </table:table-cell>
          <table:table-cell office:value-type="float" office:value="3945.8327368741" calcext:value-type="float">
            <text:p>3945,8327368741</text:p>
          </table:table-cell>
          <table:table-cell office:value-type="float" office:value="4336.7167898665" calcext:value-type="float">
            <text:p>4336,7167898665</text:p>
          </table:table-cell>
          <table:table-cell office:value-type="float" office:value="4775.076295488" calcext:value-type="float">
            <text:p>4775,076295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784337391" calcext:value-type="float">
            <text:p>0,4784337391</text:p>
          </table:table-cell>
          <table:table-cell office:value-type="float" office:value="0.4755523232" calcext:value-type="float">
            <text:p>0,4755523232</text:p>
          </table:table-cell>
          <table:table-cell office:value-type="float" office:value="0.4728539717" calcext:value-type="float">
            <text:p>0,4728539717</text:p>
          </table:table-cell>
          <table:table-cell office:value-type="float" office:value="0.4752255258" calcext:value-type="float">
            <text:p>0,4752255258</text:p>
          </table:table-cell>
          <table:table-cell office:value-type="float" office:value="0.4778793616" calcext:value-type="float">
            <text:p>0,4778793616</text:p>
          </table:table-cell>
          <table:table-cell office:value-type="float" office:value="0.4806920783" calcext:value-type="float">
            <text:p>0,4806920783</text:p>
          </table:table-cell>
          <table:table-cell office:value-type="float" office:value="0.4869717793" calcext:value-type="float">
            <text:p>0,4869717793</text:p>
          </table:table-cell>
          <table:table-cell office:value-type="float" office:value="0.4903647968" calcext:value-type="float">
            <text:p>0,4903647968</text:p>
          </table:table-cell>
          <table:table-cell office:value-type="float" office:value="0.4942631332" calcext:value-type="float">
            <text:p>0,4942631332</text:p>
          </table:table-cell>
          <table:table-cell office:value-type="float" office:value="0.4988755522" calcext:value-type="float">
            <text:p>0,4988755522</text:p>
          </table:table-cell>
          <table:table-cell office:value-type="float" office:value="0.5043484935" calcext:value-type="float">
            <text:p>0,5043484935</text:p>
          </table:table-cell>
          <table:table-cell office:value-type="float" office:value="0.5108529999" calcext:value-type="float">
            <text:p>0,5108529999</text:p>
          </table:table-cell>
          <table:table-cell office:value-type="float" office:value="0.5186290049" calcext:value-type="float">
            <text:p>0,5186290049</text:p>
          </table:table-cell>
          <table:table-cell office:value-type="float" office:value="0.5280377914" calcext:value-type="float">
            <text:p>0,5280377914</text:p>
          </table:table-cell>
          <table:table-cell office:value-type="float" office:value="0.5396540606" calcext:value-type="float">
            <text:p>0,5396540606</text:p>
          </table:table-cell>
          <table:table-cell office:value-type="float" office:value="0.5544270564" calcext:value-type="float">
            <text:p>0,55442705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505825618" calcext:value-type="float">
            <text:p>0,5505825618</text:p>
          </table:table-cell>
          <table:table-cell office:value-type="float" office:value="0.4969322136" calcext:value-type="float">
            <text:p>0,4969322136</text:p>
          </table:table-cell>
          <table:table-cell office:value-type="float" office:value="0.4784515106" calcext:value-type="float">
            <text:p>0,4784515106</text:p>
          </table:table-cell>
          <table:table-cell office:value-type="float" office:value="0.4857165358" calcext:value-type="float">
            <text:p>0,4857165358</text:p>
          </table:table-cell>
          <table:table-cell office:value-type="float" office:value="0.4919835057" calcext:value-type="float">
            <text:p>0,4919835057</text:p>
          </table:table-cell>
          <table:table-cell office:value-type="float" office:value="0.4974770655" calcext:value-type="float">
            <text:p>0,4974770655</text:p>
          </table:table-cell>
          <table:table-cell office:value-type="float" office:value="0.5108808124" calcext:value-type="float">
            <text:p>0,5108808124</text:p>
          </table:table-cell>
          <table:table-cell office:value-type="float" office:value="0.515509997" calcext:value-type="float">
            <text:p>0,515509997</text:p>
          </table:table-cell>
          <table:table-cell office:value-type="float" office:value="0.5209013233" calcext:value-type="float">
            <text:p>0,5209013233</text:p>
          </table:table-cell>
          <table:table-cell office:value-type="float" office:value="0.5273487339" calcext:value-type="float">
            <text:p>0,5273487339</text:p>
          </table:table-cell>
          <table:table-cell office:value-type="float" office:value="0.5349796967" calcext:value-type="float">
            <text:p>0,5349796967</text:p>
          </table:table-cell>
          <table:table-cell office:value-type="float" office:value="0.5439543062" calcext:value-type="float">
            <text:p>0,5439543062</text:p>
          </table:table-cell>
          <table:table-cell office:value-type="float" office:value="0.5545307335" calcext:value-type="float">
            <text:p>0,5545307335</text:p>
          </table:table-cell>
          <table:table-cell office:value-type="float" office:value="0.5671281824" calcext:value-type="float">
            <text:p>0,5671281824</text:p>
          </table:table-cell>
          <table:table-cell office:value-type="float" office:value="0.5824375597" calcext:value-type="float">
            <text:p>0,5824375597</text:p>
          </table:table-cell>
          <table:table-cell office:value-type="float" office:value="0.6016086639" calcext:value-type="float">
            <text:p>0,6016086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4.383321844" calcext:value-type="float">
            <text:p>164,383321844</text:p>
          </table:table-cell>
          <table:table-cell office:value-type="float" office:value="177.3254559131" calcext:value-type="float">
            <text:p>177,3254559131</text:p>
          </table:table-cell>
          <table:table-cell office:value-type="float" office:value="189.2814762699" calcext:value-type="float">
            <text:p>189,2814762699</text:p>
          </table:table-cell>
          <table:table-cell office:value-type="float" office:value="201.5934775001" calcext:value-type="float">
            <text:p>201,5934775001</text:p>
          </table:table-cell>
          <table:table-cell office:value-type="float" office:value="214.2200208283" calcext:value-type="float">
            <text:p>214,2200208283</text:p>
          </table:table-cell>
          <table:table-cell office:value-type="float" office:value="227.1367342196" calcext:value-type="float">
            <text:p>227,1367342196</text:p>
          </table:table-cell>
          <table:table-cell office:value-type="float" office:value="241.238997076" calcext:value-type="float">
            <text:p>241,238997076</text:p>
          </table:table-cell>
          <table:table-cell office:value-type="float" office:value="255.4949773881" calcext:value-type="float">
            <text:p>255,4949773881</text:p>
          </table:table-cell>
          <table:table-cell office:value-type="float" office:value="270.1039712152" calcext:value-type="float">
            <text:p>270,1039712152</text:p>
          </table:table-cell>
          <table:table-cell office:value-type="float" office:value="285.2633140276" calcext:value-type="float">
            <text:p>285,2633140276</text:p>
          </table:table-cell>
          <table:table-cell office:value-type="float" office:value="301.187179527" calcext:value-type="float">
            <text:p>301,187179527</text:p>
          </table:table-cell>
          <table:table-cell office:value-type="float" office:value="318.130009881" calcext:value-type="float">
            <text:p>318,130009881</text:p>
          </table:table-cell>
          <table:table-cell office:value-type="float" office:value="336.4191794761" calcext:value-type="float">
            <text:p>336,4191794761</text:p>
          </table:table-cell>
          <table:table-cell office:value-type="float" office:value="356.5074685545" calcext:value-type="float">
            <text:p>356,5074685545</text:p>
          </table:table-cell>
          <table:table-cell office:value-type="float" office:value="379.0677182106" calcext:value-type="float">
            <text:p>379,0677182106</text:p>
          </table:table-cell>
          <table:table-cell office:value-type="float" office:value="405.1712187702" calcext:value-type="float">
            <text:p>405,1712187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4.74661188" calcext:value-type="float">
            <text:p>114,74661188</text:p>
          </table:table-cell>
          <table:table-cell office:value-type="float" office:value="125.4771381177" calcext:value-type="float">
            <text:p>125,4771381177</text:p>
          </table:table-cell>
          <table:table-cell office:value-type="float" office:value="135.2541762278" calcext:value-type="float">
            <text:p>135,2541762278</text:p>
          </table:table-cell>
          <table:table-cell office:value-type="float" office:value="145.4361113427" calcext:value-type="float">
            <text:p>145,4361113427</text:p>
          </table:table-cell>
          <table:table-cell office:value-type="float" office:value="155.9819766828" calcext:value-type="float">
            <text:p>155,9819766828</text:p>
          </table:table-cell>
          <table:table-cell office:value-type="float" office:value="166.8700901519" calcext:value-type="float">
            <text:p>166,8700901519</text:p>
          </table:table-cell>
          <table:table-cell office:value-type="float" office:value="179.0113244012" calcext:value-type="float">
            <text:p>179,0113244012</text:p>
          </table:table-cell>
          <table:table-cell office:value-type="float" office:value="191.3620141144" calcext:value-type="float">
            <text:p>191,3620141144</text:p>
          </table:table-cell>
          <table:table-cell office:value-type="float" office:value="204.1290596649" calcext:value-type="float">
            <text:p>204,1290596649</text:p>
          </table:table-cell>
          <table:table-cell office:value-type="float" office:value="217.5163966666" calcext:value-type="float">
            <text:p>217,5163966666</text:p>
          </table:table-cell>
          <table:table-cell office:value-type="float" office:value="231.745037348" calcext:value-type="float">
            <text:p>231,745037348</text:p>
          </table:table-cell>
          <table:table-cell office:value-type="float" office:value="247.0773131119" calcext:value-type="float">
            <text:p>247,0773131119</text:p>
          </table:table-cell>
          <table:table-cell office:value-type="float" office:value="263.8504173522" calcext:value-type="float">
            <text:p>263,8504173522</text:p>
          </table:table-cell>
          <table:table-cell office:value-type="float" office:value="282.5301501428" calcext:value-type="float">
            <text:p>282,5301501428</text:p>
          </table:table-cell>
          <table:table-cell office:value-type="float" office:value="303.8077436311" calcext:value-type="float">
            <text:p>303,8077436311</text:p>
          </table:table-cell>
          <table:table-cell office:value-type="float" office:value="328.7822340793" calcext:value-type="float">
            <text:p>328,7822340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6.5912139714" calcext:value-type="float">
            <text:p>46,5912139714</text:p>
          </table:table-cell>
          <table:table-cell office:value-type="float" office:value="51.8350120021" calcext:value-type="float">
            <text:p>51,8350120021</text:p>
          </table:table-cell>
          <table:table-cell office:value-type="float" office:value="55.9803259186" calcext:value-type="float">
            <text:p>55,9803259186</text:p>
          </table:table-cell>
          <table:table-cell office:value-type="float" office:value="60.6992944251" calcext:value-type="float">
            <text:p>60,6992944251</text:p>
          </table:table-cell>
          <table:table-cell office:value-type="float" office:value="65.8916071367" calcext:value-type="float">
            <text:p>65,8916071367</text:p>
          </table:table-cell>
          <table:table-cell office:value-type="float" office:value="71.5108509262" calcext:value-type="float">
            <text:p>71,5108509262</text:p>
          </table:table-cell>
          <table:table-cell office:value-type="float" office:value="78.5953369265" calcext:value-type="float">
            <text:p>78,5953369265</text:p>
          </table:table-cell>
          <table:table-cell office:value-type="float" office:value="85.8656441084" calcext:value-type="float">
            <text:p>85,8656441084</text:p>
          </table:table-cell>
          <table:table-cell office:value-type="float" office:value="93.6059591237" calcext:value-type="float">
            <text:p>93,6059591237</text:p>
          </table:table-cell>
          <table:table-cell office:value-type="float" office:value="102.0730170724" calcext:value-type="float">
            <text:p>102,0730170724</text:p>
          </table:table-cell>
          <table:table-cell office:value-type="float" office:value="111.5322847394" calcext:value-type="float">
            <text:p>111,5322847394</text:p>
          </table:table-cell>
          <table:table-cell office:value-type="float" office:value="122.2930056115" calcext:value-type="float">
            <text:p>122,2930056115</text:p>
          </table:table-cell>
          <table:table-cell office:value-type="float" office:value="134.7514999588" calcext:value-type="float">
            <text:p>134,7514999588</text:p>
          </table:table-cell>
          <table:table-cell office:value-type="float" office:value="149.4570533961" calcext:value-type="float">
            <text:p>149,4570533961</text:p>
          </table:table-cell>
          <table:table-cell office:value-type="float" office:value="167.2281797502" calcext:value-type="float">
            <text:p>167,2281797502</text:p>
          </table:table-cell>
          <table:table-cell office:value-type="float" office:value="189.3698570935" calcext:value-type="float">
            <text:p>189,36985709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7.8425861237" calcext:value-type="float">
            <text:p>7,8425861237</text:p>
          </table:table-cell>
          <table:table-cell office:value-type="float" office:value="8.2028828326" calcext:value-type="float">
            <text:p>8,2028828326</text:p>
          </table:table-cell>
          <table:table-cell office:value-type="float" office:value="8.4392033731" calcext:value-type="float">
            <text:p>8,4392033731</text:p>
          </table:table-cell>
          <table:table-cell office:value-type="float" office:value="9.3345803065" calcext:value-type="float">
            <text:p>9,3345803065</text:p>
          </table:table-cell>
          <table:table-cell office:value-type="float" office:value="10.3854832568" calcext:value-type="float">
            <text:p>10,3854832568</text:p>
          </table:table-cell>
          <table:table-cell office:value-type="float" office:value="11.5312428691" calcext:value-type="float">
            <text:p>11,5312428691</text:p>
          </table:table-cell>
          <table:table-cell office:value-type="float" office:value="13.3926995239" calcext:value-type="float">
            <text:p>13,3926995239</text:p>
          </table:table-cell>
          <table:table-cell office:value-type="float" office:value="14.9198880894" calcext:value-type="float">
            <text:p>14,9198880894</text:p>
          </table:table-cell>
          <table:table-cell office:value-type="float" office:value="16.5950533432" calcext:value-type="float">
            <text:p>16,5950533432</text:p>
          </table:table-cell>
          <table:table-cell office:value-type="float" office:value="18.5863185041" calcext:value-type="float">
            <text:p>18,5863185041</text:p>
          </table:table-cell>
          <table:table-cell office:value-type="float" office:value="21.0108155016" calcext:value-type="float">
            <text:p>21,0108155016</text:p>
          </table:table-cell>
          <table:table-cell office:value-type="float" office:value="24.0059762165" calcext:value-type="float">
            <text:p>24,0059762165</text:p>
          </table:table-cell>
          <table:table-cell office:value-type="float" office:value="27.7664912621" calcext:value-type="float">
            <text:p>27,7664912621</text:p>
          </table:table-cell>
          <table:table-cell office:value-type="float" office:value="32.5884012996" calcext:value-type="float">
            <text:p>32,5884012996</text:p>
          </table:table-cell>
          <table:table-cell office:value-type="float" office:value="38.9468107564" calcext:value-type="float">
            <text:p>38,9468107564</text:p>
          </table:table-cell>
          <table:table-cell office:value-type="float" office:value="47.6440774896" calcext:value-type="float">
            <text:p>47,64407748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319825" calcext:value-type="float">
            <text:p>0,165319825</text:p>
          </table:table-cell>
          <table:table-cell office:value-type="float" office:value="0.1840053649" calcext:value-type="float">
            <text:p>0,1840053649</text:p>
          </table:table-cell>
          <table:table-cell office:value-type="float" office:value="0.2034835403" calcext:value-type="float">
            <text:p>0,2034835403</text:p>
          </table:table-cell>
          <table:table-cell office:value-type="float" office:value="0.223730023" calcext:value-type="float">
            <text:p>0,223730023</text:p>
          </table:table-cell>
          <table:table-cell office:value-type="float" office:value="0.2447538664" calcext:value-type="float">
            <text:p>0,2447538664</text:p>
          </table:table-cell>
          <table:table-cell office:value-type="float" office:value="0.2665544078" calcext:value-type="float">
            <text:p>0,2665544078</text:p>
          </table:table-cell>
          <table:table-cell office:value-type="float" office:value="0.2892499482" calcext:value-type="float">
            <text:p>0,2892499482</text:p>
          </table:table-cell>
          <table:table-cell office:value-type="float" office:value="0.3128081844" calcext:value-type="float">
            <text:p>0,3128081844</text:p>
          </table:table-cell>
          <table:table-cell office:value-type="float" office:value="0.3372341212" calcext:value-type="float">
            <text:p>0,3372341212</text:p>
          </table:table-cell>
          <table:table-cell office:value-type="float" office:value="0.3625572129" calcext:value-type="float">
            <text:p>0,3625572129</text:p>
          </table:table-cell>
          <table:table-cell office:value-type="float" office:value="0.3888284541" calcext:value-type="float">
            <text:p>0,3888284541</text:p>
          </table:table-cell>
          <table:table-cell office:value-type="float" office:value="0.4161223248" calcext:value-type="float">
            <text:p>0,4161223248</text:p>
          </table:table-cell>
          <table:table-cell office:value-type="float" office:value="0.4445423462" calcext:value-type="float">
            <text:p>0,4445423462</text:p>
          </table:table-cell>
          <table:table-cell office:value-type="float" office:value="0.4742312672" calcext:value-type="float">
            <text:p>0,4742312672</text:p>
          </table:table-cell>
          <table:table-cell office:value-type="float" office:value="0.5053890099" calcext:value-type="float">
            <text:p>0,5053890099</text:p>
          </table:table-cell>
          <table:table-cell office:value-type="float" office:value="0.538304342" calcext:value-type="float">
            <text:p>0,538304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709961612" calcext:value-type="float">
            <text:p>1,2709961612</text:p>
          </table:table-cell>
          <table:table-cell office:value-type="float" office:value="1.3869633777" calcext:value-type="float">
            <text:p>1,3869633777</text:p>
          </table:table-cell>
          <table:table-cell office:value-type="float" office:value="1.4751740198" calcext:value-type="float">
            <text:p>1,4751740198</text:p>
          </table:table-cell>
          <table:table-cell office:value-type="float" office:value="1.5549061202" calcext:value-type="float">
            <text:p>1,5549061202</text:p>
          </table:table-cell>
          <table:table-cell office:value-type="float" office:value="1.6333090368" calcext:value-type="float">
            <text:p>1,6333090368</text:p>
          </table:table-cell>
          <table:table-cell office:value-type="float" office:value="1.71203915" calcext:value-type="float">
            <text:p>1,71203915</text:p>
          </table:table-cell>
          <table:table-cell office:value-type="float" office:value="1.7970312456" calcext:value-type="float">
            <text:p>1,7970312456</text:p>
          </table:table-cell>
          <table:table-cell office:value-type="float" office:value="1.8832360248" calcext:value-type="float">
            <text:p>1,8832360248</text:p>
          </table:table-cell>
          <table:table-cell office:value-type="float" office:value="1.970853697" calcext:value-type="float">
            <text:p>1,970853697</text:p>
          </table:table-cell>
          <table:table-cell office:value-type="float" office:value="2.0610679035" calcext:value-type="float">
            <text:p>2,0610679035</text:p>
          </table:table-cell>
          <table:table-cell office:value-type="float" office:value="2.1552403172" calcext:value-type="float">
            <text:p>2,1552403172</text:p>
          </table:table-cell>
          <table:table-cell office:value-type="float" office:value="2.2548945606" calcext:value-type="float">
            <text:p>2,2548945606</text:p>
          </table:table-cell>
          <table:table-cell office:value-type="float" office:value="2.3618787605" calcext:value-type="float">
            <text:p>2,3618787605</text:p>
          </table:table-cell>
          <table:table-cell office:value-type="float" office:value="2.4786306537" calcext:value-type="float">
            <text:p>2,4786306537</text:p>
          </table:table-cell>
          <table:table-cell office:value-type="float" office:value="2.6086204394" calcext:value-type="float">
            <text:p>2,6086204394</text:p>
          </table:table-cell>
          <table:table-cell office:value-type="float" office:value="2.7571266356" calcext:value-type="float">
            <text:p>2,75712663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36701391" calcext:value-type="float">
            <text:p>0,5136701391</text:p>
          </table:table-cell>
          <table:table-cell office:value-type="float" office:value="0.5830276702" calcext:value-type="float">
            <text:p>0,5830276702</text:p>
          </table:table-cell>
          <table:table-cell office:value-type="float" office:value="0.6484345183" calcext:value-type="float">
            <text:p>0,6484345183</text:p>
          </table:table-cell>
          <table:table-cell office:value-type="float" office:value="0.7086192406" calcext:value-type="float">
            <text:p>0,7086192406</text:p>
          </table:table-cell>
          <table:table-cell office:value-type="float" office:value="0.7731697281" calcext:value-type="float">
            <text:p>0,7731697281</text:p>
          </table:table-cell>
          <table:table-cell office:value-type="float" office:value="0.8428633838" calcext:value-type="float">
            <text:p>0,8428633838</text:p>
          </table:table-cell>
          <table:table-cell office:value-type="float" office:value="0.9146776094" calcext:value-type="float">
            <text:p>0,9146776094</text:p>
          </table:table-cell>
          <table:table-cell office:value-type="float" office:value="1.0007428319" calcext:value-type="float">
            <text:p>1,0007428319</text:p>
          </table:table-cell>
          <table:table-cell office:value-type="float" office:value="1.0930607875" calcext:value-type="float">
            <text:p>1,0930607875</text:p>
          </table:table-cell>
          <table:table-cell office:value-type="float" office:value="1.1929112342" calcext:value-type="float">
            <text:p>1,1929112342</text:p>
          </table:table-cell>
          <table:table-cell office:value-type="float" office:value="1.3019767594" calcext:value-type="float">
            <text:p>1,3019767594</text:p>
          </table:table-cell>
          <table:table-cell office:value-type="float" office:value="1.4222916587" calcext:value-type="float">
            <text:p>1,4222916587</text:p>
          </table:table-cell>
          <table:table-cell office:value-type="float" office:value="1.5563156818" calcext:value-type="float">
            <text:p>1,5563156818</text:p>
          </table:table-cell>
          <table:table-cell office:value-type="float" office:value="1.7070183387" calcext:value-type="float">
            <text:p>1,7070183387</text:p>
          </table:table-cell>
          <table:table-cell office:value-type="float" office:value="1.8778674033" calcext:value-type="float">
            <text:p>1,8778674033</text:p>
          </table:table-cell>
          <table:table-cell office:value-type="float" office:value="2.0725229985" calcext:value-type="float">
            <text:p>2,0725229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913342633" calcext:value-type="float">
            <text:p>45,2913342633</text:p>
          </table:table-cell>
          <table:table-cell office:value-type="float" office:value="46.545878262" calcext:value-type="float">
            <text:p>46,545878262</text:p>
          </table:table-cell>
          <table:table-cell office:value-type="float" office:value="47.6302776481" calcext:value-type="float">
            <text:p>47,6302776481</text:p>
          </table:table-cell>
          <table:table-cell office:value-type="float" office:value="48.5584351172" calcext:value-type="float">
            <text:p>48,5584351172</text:p>
          </table:table-cell>
          <table:table-cell office:value-type="float" office:value="49.4905860148" calcext:value-type="float">
            <text:p>49,4905860148</text:p>
          </table:table-cell>
          <table:table-cell office:value-type="float" office:value="50.4329117367" calcext:value-type="float">
            <text:p>50,4329117367</text:p>
          </table:table-cell>
          <table:table-cell office:value-type="float" office:value="51.342649049" calcext:value-type="float">
            <text:p>51,342649049</text:p>
          </table:table-cell>
          <table:table-cell office:value-type="float" office:value="52.360636829" calcext:value-type="float">
            <text:p>52,360636829</text:p>
          </table:table-cell>
          <table:table-cell office:value-type="float" office:value="53.3752043407" calcext:value-type="float">
            <text:p>53,3752043407</text:p>
          </table:table-cell>
          <table:table-cell office:value-type="float" office:value="54.3931382587" calcext:value-type="float">
            <text:p>54,3931382587</text:p>
          </table:table-cell>
          <table:table-cell office:value-type="float" office:value="55.4220435555" calcext:value-type="float">
            <text:p>55,4220435555</text:p>
          </table:table-cell>
          <table:table-cell office:value-type="float" office:value="56.4690025909" calcext:value-type="float">
            <text:p>56,4690025909</text:p>
          </table:table-cell>
          <table:table-cell office:value-type="float" office:value="57.5405416704" calcext:value-type="float">
            <text:p>57,5405416704</text:p>
          </table:table-cell>
          <table:table-cell office:value-type="float" office:value="58.642526673" calcext:value-type="float">
            <text:p>58,642526673</text:p>
          </table:table-cell>
          <table:table-cell office:value-type="float" office:value="59.7793479817" calcext:value-type="float">
            <text:p>59,7793479817</text:p>
          </table:table-cell>
          <table:table-cell office:value-type="float" office:value="60.9517649156" calcext:value-type="float">
            <text:p>60,9517649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3.6356937088" calcext:value-type="float">
            <text:p>363,6356937088</text:p>
          </table:table-cell>
          <table:table-cell office:value-type="float" office:value="400.1470236469" calcext:value-type="float">
            <text:p>400,1470236469</text:p>
          </table:table-cell>
          <table:table-cell office:value-type="float" office:value="433.6141531692" calcext:value-type="float">
            <text:p>433,6141531692</text:p>
          </table:table-cell>
          <table:table-cell office:value-type="float" office:value="460.5481884528" calcext:value-type="float">
            <text:p>460,5481884528</text:p>
          </table:table-cell>
          <table:table-cell office:value-type="float" office:value="487.813369635" calcext:value-type="float">
            <text:p>487,813369635</text:p>
          </table:table-cell>
          <table:table-cell office:value-type="float" office:value="515.3720825526" calcext:value-type="float">
            <text:p>515,3720825526</text:p>
          </table:table-cell>
          <table:table-cell office:value-type="float" office:value="539.6467303595" calcext:value-type="float">
            <text:p>539,6467303595</text:p>
          </table:table-cell>
          <table:table-cell office:value-type="float" office:value="569.1638261746" calcext:value-type="float">
            <text:p>569,1638261746</text:p>
          </table:table-cell>
          <table:table-cell office:value-type="float" office:value="598.0009777916" calcext:value-type="float">
            <text:p>598,0009777916</text:p>
          </table:table-cell>
          <table:table-cell office:value-type="float" office:value="626.2494552056" calcext:value-type="float">
            <text:p>626,2494552056</text:p>
          </table:table-cell>
          <table:table-cell office:value-type="float" office:value="653.999848595" calcext:value-type="float">
            <text:p>653,999848595</text:p>
          </table:table-cell>
          <table:table-cell office:value-type="float" office:value="681.2745928074" calcext:value-type="float">
            <text:p>681,2745928074</text:p>
          </table:table-cell>
          <table:table-cell office:value-type="float" office:value="707.9893558447" calcext:value-type="float">
            <text:p>707,9893558447</text:p>
          </table:table-cell>
          <table:table-cell office:value-type="float" office:value="733.887198549" calcext:value-type="float">
            <text:p>733,887198549</text:p>
          </table:table-cell>
          <table:table-cell office:value-type="float" office:value="758.3946644913" calcext:value-type="float">
            <text:p>758,3946644913</text:p>
          </table:table-cell>
          <table:table-cell office:value-type="float" office:value="780.3313101996" calcext:value-type="float">
            <text:p>780,3313101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7.1994275279" calcext:value-type="float">
            <text:p>697,1994275279</text:p>
          </table:table-cell>
          <table:table-cell office:value-type="float" office:value="762.9875125124" calcext:value-type="float">
            <text:p>762,9875125124</text:p>
          </table:table-cell>
          <table:table-cell office:value-type="float" office:value="822.5693349585" calcext:value-type="float">
            <text:p>822,5693349585</text:p>
          </table:table-cell>
          <table:table-cell office:value-type="float" office:value="877.6116520273" calcext:value-type="float">
            <text:p>877,6116520273</text:p>
          </table:table-cell>
          <table:table-cell office:value-type="float" office:value="934.2924575393" calcext:value-type="float">
            <text:p>934,2924575393</text:p>
          </table:table-cell>
          <table:table-cell office:value-type="float" office:value="992.4210007194" calcext:value-type="float">
            <text:p>992,4210007194</text:p>
          </table:table-cell>
          <table:table-cell office:value-type="float" office:value="1051.885088287" calcext:value-type="float">
            <text:p>1051,885088287</text:p>
          </table:table-cell>
          <table:table-cell office:value-type="float" office:value="1116.806349875" calcext:value-type="float">
            <text:p>1116,806349875</text:p>
          </table:table-cell>
          <table:table-cell office:value-type="float" office:value="1182.4350211383" calcext:value-type="float">
            <text:p>1182,4350211383</text:p>
          </table:table-cell>
          <table:table-cell office:value-type="float" office:value="1249.6885014751" calcext:value-type="float">
            <text:p>1249,6885014751</text:p>
          </table:table-cell>
          <table:table-cell office:value-type="float" office:value="1319.475165711" calcext:value-type="float">
            <text:p>1319,475165711</text:p>
          </table:table-cell>
          <table:table-cell office:value-type="float" office:value="1392.7808976287" calcext:value-type="float">
            <text:p>1392,7808976287</text:p>
          </table:table-cell>
          <table:table-cell office:value-type="float" office:value="1470.776943895" calcext:value-type="float">
            <text:p>1470,776943895</text:p>
          </table:table-cell>
          <table:table-cell office:value-type="float" office:value="1554.9702719431" calcext:value-type="float">
            <text:p>1554,9702719431</text:p>
          </table:table-cell>
          <table:table-cell office:value-type="float" office:value="1647.4451168399" calcext:value-type="float">
            <text:p>1647,4451168399</text:p>
          </table:table-cell>
          <table:table-cell office:value-type="float" office:value="1751.2986976345" calcext:value-type="float">
            <text:p>1751,2986976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CENARIO: R = 1%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esults of DICE2023-DISC1%-b-3-1p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% DISCOUNT OPTIMA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his is optimal if ifopt = 1 and baseline if ifopt = 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fopt =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65" calcext:value-type="float">
            <text:p>2065</text:p>
          </table:table-cell>
          <table:table-cell office:value-type="float" office:value="2070" calcext:value-type="float">
            <text:p>2070</text:p>
          </table:table-cell>
          <table:table-cell office:value-type="float" office:value="2075" calcext:value-type="float">
            <text:p>2075</text:p>
          </table:table-cell>
          <table:table-cell office:value-type="float" office:value="2080" calcext:value-type="float">
            <text:p>2080</text:p>
          </table:table-cell>
          <table:table-cell office:value-type="float" office:value="2085" calcext:value-type="float">
            <text:p>2085</text:p>
          </table:table-cell>
          <table:table-cell office:value-type="float" office:value="2090" calcext:value-type="float">
            <text:p>2090</text:p>
          </table:table-cell>
          <table:table-cell office:value-type="float" office:value="2095" calcext:value-type="float">
            <text:p>2095</text:p>
          </table:table-cell>
          <table:table-cell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ective function (2019$)</text:p>
          </table:table-cell>
          <table:table-cell office:value-type="float" office:value="151912.329116192" calcext:value-type="float">
            <text:p>151912,329116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dustrial CO2 GtCO2/yr</text:p>
          </table:table-cell>
          <table:table-cell office:value-type="float" office:value="41.223096403" calcext:value-type="float">
            <text:p>41,223096403</text:p>
          </table:table-cell>
          <table:table-cell office:value-type="float" office:value="45.2482674768" calcext:value-type="float">
            <text:p>45,2482674768</text:p>
          </table:table-cell>
          <table:table-cell office:value-type="float" office:value="41.7731844688" calcext:value-type="float">
            <text:p>41,7731844688</text:p>
          </table:table-cell>
          <table:table-cell office:value-type="float" office:value="38.1252660369" calcext:value-type="float">
            <text:p>38,1252660369</text:p>
          </table:table-cell>
          <table:table-cell office:value-type="float" office:value="35.4866933993" calcext:value-type="float">
            <text:p>35,4866933993</text:p>
          </table:table-cell>
          <table:table-cell office:value-type="float" office:value="36.8578722189" calcext:value-type="float">
            <text:p>36,8578722189</text:p>
          </table:table-cell>
          <table:table-cell office:value-type="float" office:value="38.2008388138" calcext:value-type="float">
            <text:p>38,2008388138</text:p>
          </table:table-cell>
          <table:table-cell office:value-type="float" office:value="44.3798707457" calcext:value-type="float">
            <text:p>44,3798707457</text:p>
          </table:table-cell>
          <table:table-cell office:value-type="float" office:value="44.918435414" calcext:value-type="float">
            <text:p>44,918435414</text:p>
          </table:table-cell>
          <table:table-cell office:value-type="float" office:value="46.2354269455" calcext:value-type="float">
            <text:p>46,2354269455</text:p>
          </table:table-cell>
          <table:table-cell office:value-type="float" office:value="48.3209015847" calcext:value-type="float">
            <text:p>48,3209015847</text:p>
          </table:table-cell>
          <table:table-cell office:value-type="float" office:value="51.2154141319" calcext:value-type="float">
            <text:p>51,2154141319</text:p>
          </table:table-cell>
          <table:table-cell office:value-type="float" office:value="55.0319134885" calcext:value-type="float">
            <text:p>55,0319134885</text:p>
          </table:table-cell>
          <table:table-cell office:value-type="float" office:value="59.9903460534" calcext:value-type="float">
            <text:p>59,9903460534</text:p>
          </table:table-cell>
          <table:table-cell office:value-type="float" office:value="66.4847888151" calcext:value-type="float">
            <text:p>66,4847888151</text:p>
          </table:table-cell>
          <table:table-cell office:value-type="float" office:value="75.2192644999" calcext:value-type="float">
            <text:p>75,2192644999</text:p>
          </table:table-cell>
          <table:table-cell office:value-type="float" office:value="87.4605931939" calcext:value-type="float">
            <text:p>87,4605931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 C (ppm)</text:p>
          </table:table-cell>
          <table:table-cell office:value-type="float" office:value="416.2031931455" calcext:value-type="float">
            <text:p>416,2031931455</text:p>
          </table:table-cell>
          <table:table-cell office:value-type="float" office:value="433.5556967752" calcext:value-type="float">
            <text:p>433,5556967752</text:p>
          </table:table-cell>
          <table:table-cell office:value-type="float" office:value="448.0416499396" calcext:value-type="float">
            <text:p>448,0416499396</text:p>
          </table:table-cell>
          <table:table-cell office:value-type="float" office:value="460.4005202869" calcext:value-type="float">
            <text:p>460,4005202869</text:p>
          </table:table-cell>
          <table:table-cell office:value-type="float" office:value="471.4434313781" calcext:value-type="float">
            <text:p>471,4434313781</text:p>
          </table:table-cell>
          <table:table-cell office:value-type="float" office:value="483.4479484739" calcext:value-type="float">
            <text:p>483,4479484739</text:p>
          </table:table-cell>
          <table:table-cell office:value-type="float" office:value="496.1488002727" calcext:value-type="float">
            <text:p>496,1488002727</text:p>
          </table:table-cell>
          <table:table-cell office:value-type="float" office:value="512.1414137114" calcext:value-type="float">
            <text:p>512,1414137114</text:p>
          </table:table-cell>
          <table:table-cell office:value-type="float" office:value="528.0388436839" calcext:value-type="float">
            <text:p>528,0388436839</text:p>
          </table:table-cell>
          <table:table-cell office:value-type="float" office:value="544.5581567831" calcext:value-type="float">
            <text:p>544,5581567831</text:p>
          </table:table-cell>
          <table:table-cell office:value-type="float" office:value="562.1676850356" calcext:value-type="float">
            <text:p>562,1676850356</text:p>
          </table:table-cell>
          <table:table-cell office:value-type="float" office:value="581.3033144932" calcext:value-type="float">
            <text:p>581,3033144932</text:p>
          </table:table-cell>
          <table:table-cell office:value-type="float" office:value="602.4525905379" calcext:value-type="float">
            <text:p>602,4525905379</text:p>
          </table:table-cell>
          <table:table-cell office:value-type="float" office:value="626.2262844505" calcext:value-type="float">
            <text:p>626,2262844505</text:p>
          </table:table-cell>
          <table:table-cell office:value-type="float" office:value="653.4601090655" calcext:value-type="float">
            <text:p>653,4601090655</text:p>
          </table:table-cell>
          <table:table-cell office:value-type="float" office:value="685.3915726961" calcext:value-type="float">
            <text:p>685,3915726961</text:p>
          </table:table-cell>
          <table:table-cell office:value-type="float" office:value="723.9800961076" calcext:value-type="float">
            <text:p>723,98009610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concentrations GtC</text:p>
          </table:table-cell>
          <table:table-cell office:value-type="float" office:value="886.5128014" calcext:value-type="float">
            <text:p>886,5128014</text:p>
          </table:table-cell>
          <table:table-cell office:value-type="float" office:value="923.4736341311" calcext:value-type="float">
            <text:p>923,4736341311</text:p>
          </table:table-cell>
          <table:table-cell office:value-type="float" office:value="954.3287143714" calcext:value-type="float">
            <text:p>954,3287143714</text:p>
          </table:table-cell>
          <table:table-cell office:value-type="float" office:value="980.6531082112" calcext:value-type="float">
            <text:p>980,6531082112</text:p>
          </table:table-cell>
          <table:table-cell office:value-type="float" office:value="1004.1745088353" calcext:value-type="float">
            <text:p>1004,1745088353</text:p>
          </table:table-cell>
          <table:table-cell office:value-type="float" office:value="1029.7441302494" calcext:value-type="float">
            <text:p>1029,7441302494</text:p>
          </table:table-cell>
          <table:table-cell office:value-type="float" office:value="1056.7969445809" calcext:value-type="float">
            <text:p>1056,7969445809</text:p>
          </table:table-cell>
          <table:table-cell office:value-type="float" office:value="1090.8612112053" calcext:value-type="float">
            <text:p>1090,8612112053</text:p>
          </table:table-cell>
          <table:table-cell office:value-type="float" office:value="1124.7227370467" calcext:value-type="float">
            <text:p>1124,7227370467</text:p>
          </table:table-cell>
          <table:table-cell office:value-type="float" office:value="1159.9088739479" calcext:value-type="float">
            <text:p>1159,9088739479</text:p>
          </table:table-cell>
          <table:table-cell office:value-type="float" office:value="1197.4171691259" calcext:value-type="float">
            <text:p>1197,4171691259</text:p>
          </table:table-cell>
          <table:table-cell office:value-type="float" office:value="1238.1760598706" calcext:value-type="float">
            <text:p>1238,1760598706</text:p>
          </table:table-cell>
          <table:table-cell office:value-type="float" office:value="1283.2240178458" calcext:value-type="float">
            <text:p>1283,2240178458</text:p>
          </table:table-cell>
          <table:table-cell office:value-type="float" office:value="1333.8619858796" calcext:value-type="float">
            <text:p>1333,8619858796</text:p>
          </table:table-cell>
          <table:table-cell office:value-type="float" office:value="1391.8700323096" calcext:value-type="float">
            <text:p>1391,8700323096</text:p>
          </table:table-cell>
          <table:table-cell office:value-type="float" office:value="1459.8840498427" calcext:value-type="float">
            <text:p>1459,8840498427</text:p>
          </table:table-cell>
          <table:table-cell office:value-type="float" office:value="1542.0776047091" calcext:value-type="float">
            <text:p>1542,0776047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temperaturer (deg c above preind) </text:p>
          </table:table-cell>
          <table:table-cell office:value-type="float" office:value="1.24715" calcext:value-type="float">
            <text:p>1,24715</text:p>
          </table:table-cell>
          <table:table-cell office:value-type="float" office:value="1.440048634" calcext:value-type="float">
            <text:p>1,440048634</text:p>
          </table:table-cell>
          <table:table-cell office:value-type="float" office:value="1.5787182331" calcext:value-type="float">
            <text:p>1,5787182331</text:p>
          </table:table-cell>
          <table:table-cell office:value-type="float" office:value="1.6878879538" calcext:value-type="float">
            <text:p>1,6878879538</text:p>
          </table:table-cell>
          <table:table-cell office:value-type="float" office:value="1.7793970669" calcext:value-type="float">
            <text:p>1,7793970669</text:p>
          </table:table-cell>
          <table:table-cell office:value-type="float" office:value="1.8668398276" calcext:value-type="float">
            <text:p>1,8668398276</text:p>
          </table:table-cell>
          <table:table-cell office:value-type="float" office:value="1.9555897094" calcext:value-type="float">
            <text:p>1,9555897094</text:p>
          </table:table-cell>
          <table:table-cell office:value-type="float" office:value="2.0562050038" calcext:value-type="float">
            <text:p>2,0562050038</text:p>
          </table:table-cell>
          <table:table-cell office:value-type="float" office:value="2.1603194553" calcext:value-type="float">
            <text:p>2,1603194553</text:p>
          </table:table-cell>
          <table:table-cell office:value-type="float" office:value="2.2676088236" calcext:value-type="float">
            <text:p>2,2676088236</text:p>
          </table:table-cell>
          <table:table-cell office:value-type="float" office:value="2.3793445671" calcext:value-type="float">
            <text:p>2,3793445671</text:p>
          </table:table-cell>
          <table:table-cell office:value-type="float" office:value="2.4970612305" calcext:value-type="float">
            <text:p>2,4970612305</text:p>
          </table:table-cell>
          <table:table-cell office:value-type="float" office:value="2.622436006" calcext:value-type="float">
            <text:p>2,622436006</text:p>
          </table:table-cell>
          <table:table-cell office:value-type="float" office:value="2.7574386804" calcext:value-type="float">
            <text:p>2,7574386804</text:p>
          </table:table-cell>
          <table:table-cell office:value-type="float" office:value="2.9046059977" calcext:value-type="float">
            <text:p>2,9046059977</text:p>
          </table:table-cell>
          <table:table-cell office:value-type="float" office:value="3.0674959425" calcext:value-type="float">
            <text:p>3,0674959425</text:p>
          </table:table-cell>
          <table:table-cell office:value-type="float" office:value="3.2514478672" calcext:value-type="float">
            <text:p>3,25144786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forcings w/m2</text:p>
          </table:table-cell>
          <table:table-cell office:value-type="float" office:value="2.7918384643" calcext:value-type="float">
            <text:p>2,7918384643</text:p>
          </table:table-cell>
          <table:table-cell office:value-type="float" office:value="3.0617282436" calcext:value-type="float">
            <text:p>3,0617282436</text:p>
          </table:table-cell>
          <table:table-cell office:value-type="float" office:value="3.2820368632" calcext:value-type="float">
            <text:p>3,2820368632</text:p>
          </table:table-cell>
          <table:table-cell office:value-type="float" office:value="3.4570647261" calcext:value-type="float">
            <text:p>3,4570647261</text:p>
          </table:table-cell>
          <table:table-cell office:value-type="float" office:value="3.6019969344" calcext:value-type="float">
            <text:p>3,6019969344</text:p>
          </table:table-cell>
          <table:table-cell office:value-type="float" office:value="3.749162283" calcext:value-type="float">
            <text:p>3,749162283</text:p>
          </table:table-cell>
          <table:table-cell office:value-type="float" office:value="3.9029377876" calcext:value-type="float">
            <text:p>3,9029377876</text:p>
          </table:table-cell>
          <table:table-cell office:value-type="float" office:value="4.0915091488" calcext:value-type="float">
            <text:p>4,0915091488</text:p>
          </table:table-cell>
          <table:table-cell office:value-type="float" office:value="4.2783644878" calcext:value-type="float">
            <text:p>4,2783644878</text:p>
          </table:table-cell>
          <table:table-cell office:value-type="float" office:value="4.4702486625" calcext:value-type="float">
            <text:p>4,4702486625</text:p>
          </table:table-cell>
          <table:table-cell office:value-type="float" office:value="4.67142121" calcext:value-type="float">
            <text:p>4,67142121</text:p>
          </table:table-cell>
          <table:table-cell office:value-type="float" office:value="4.8854384036" calcext:value-type="float">
            <text:p>4,8854384036</text:p>
          </table:table-cell>
          <table:table-cell office:value-type="float" office:value="5.1160128637" calcext:value-type="float">
            <text:p>5,1160128637</text:p>
          </table:table-cell>
          <table:table-cell office:value-type="float" office:value="5.3675947297" calcext:value-type="float">
            <text:p>5,3675947297</text:p>
          </table:table-cell>
          <table:table-cell office:value-type="float" office:value="5.6460866914" calcext:value-type="float">
            <text:p>5,6460866914</text:p>
          </table:table-cell>
          <table:table-cell office:value-type="float" office:value="5.9600000122" calcext:value-type="float">
            <text:p>5,9600000122</text:p>
          </table:table-cell>
          <table:table-cell office:value-type="float" office:value="6.3223901979" calcext:value-type="float">
            <text:p>6,3223901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cings, exogenous w/m2</text:p>
          </table:table-cell>
          <table:table-cell office:value-type="float" office:value="-0.054" calcext:value-type="float">
            <text:p>-0,054</text:p>
          </table:table-cell>
          <table:table-cell office:value-type="float" office:value="-0.0340625" calcext:value-type="float">
            <text:p>-0,0340625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058125" calcext:value-type="float">
            <text:p>0,0058125</text:p>
          </table:table-cell>
          <table:table-cell office:value-type="float" office:value="0.02575" calcext:value-type="float">
            <text:p>0,02575</text:p>
          </table:table-cell>
          <table:table-cell office:value-type="float" office:value="0.0456875" calcext:value-type="float">
            <text:p>0,0456875</text:p>
          </table:table-cell>
          <table:table-cell office:value-type="float" office:value="0.065625" calcext:value-type="float">
            <text:p>0,065625</text:p>
          </table:table-cell>
          <table:table-cell office:value-type="float" office:value="0.0855625" calcext:value-type="float">
            <text:p>0,0855625</text:p>
          </table:table-cell>
          <table:table-cell office:value-type="float" office:value="0.1055" calcext:value-type="float">
            <text:p>0,1055</text:p>
          </table:table-cell>
          <table:table-cell office:value-type="float" office:value="0.1254375" calcext:value-type="float">
            <text:p>0,1254375</text:p>
          </table:table-cell>
          <table:table-cell office:value-type="float" office:value="0.145375" calcext:value-type="float">
            <text:p>0,145375</text:p>
          </table:table-cell>
          <table:table-cell office:value-type="float" office:value="0.1653125" calcext:value-type="float">
            <text:p>0,1653125</text:p>
          </table:table-cell>
          <table:table-cell office:value-type="float" office:value="0.18525" calcext:value-type="float">
            <text:p>0,18525</text:p>
          </table:table-cell>
          <table:table-cell office:value-type="float" office:value="0.2051875" calcext:value-type="float">
            <text:p>0,2051875</text:p>
          </table:table-cell>
          <table:table-cell office:value-type="float" office:value="0.225125" calcext:value-type="float">
            <text:p>0,225125</text:p>
          </table:table-cell>
          <table:table-cell office:value-type="float" office:value="0.2450625" calcext:value-type="float">
            <text:p>0,2450625</text:p>
          </table:table-cell>
          <table:table-cell office:value-type="float" office:value="0.265" calcext:value-type="float">
            <text:p>0,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2 forcings w/m2</text:p>
          </table:table-cell>
          <table:table-cell office:value-type="float" office:value="2.3278384643" calcext:value-type="float">
            <text:p>2,3278384643</text:p>
          </table:table-cell>
          <table:table-cell office:value-type="float" office:value="2.5594306436" calcext:value-type="float">
            <text:p>2,5594306436</text:p>
          </table:table-cell>
          <table:table-cell office:value-type="float" office:value="2.7457735983" calcext:value-type="float">
            <text:p>2,7457735983</text:p>
          </table:table-cell>
          <table:table-cell office:value-type="float" office:value="2.9000520851" calcext:value-type="float">
            <text:p>2,9000520851</text:p>
          </table:table-cell>
          <table:table-cell office:value-type="float" office:value="3.034439253" calcext:value-type="float">
            <text:p>3,034439253</text:p>
          </table:table-cell>
          <table:table-cell office:value-type="float" office:value="3.1770035206" calcext:value-type="float">
            <text:p>3,1770035206</text:p>
          </table:table-cell>
          <table:table-cell office:value-type="float" office:value="3.3240338518" calcext:value-type="float">
            <text:p>3,3240338518</text:p>
          </table:table-cell>
          <table:table-cell office:value-type="float" office:value="3.503907439" calcext:value-type="float">
            <text:p>3,503907439</text:p>
          </table:table-cell>
          <table:table-cell office:value-type="float" office:value="3.6772276531" calcext:value-type="float">
            <text:p>3,6772276531</text:p>
          </table:table-cell>
          <table:table-cell office:value-type="float" office:value="3.8518849896" calcext:value-type="float">
            <text:p>3,8518849896</text:p>
          </table:table-cell>
          <table:table-cell office:value-type="float" office:value="4.0323285594" calcext:value-type="float">
            <text:p>4,0323285594</text:p>
          </table:table-cell>
          <table:table-cell office:value-type="float" office:value="4.2221106512" calcext:value-type="float">
            <text:p>4,2221106512</text:p>
          </table:table-cell>
          <table:table-cell office:value-type="float" office:value="4.4247280092" calcext:value-type="float">
            <text:p>4,4247280092</text:p>
          </table:table-cell>
          <table:table-cell office:value-type="float" office:value="4.6441648624" calcext:value-type="float">
            <text:p>4,6441648624</text:p>
          </table:table-cell>
          <table:table-cell office:value-type="float" office:value="4.885526224" calcext:value-type="float">
            <text:p>4,885526224</text:p>
          </table:table-cell>
          <table:table-cell office:value-type="float" office:value="5.1560253132" calcext:value-type="float">
            <text:p>5,1560253132</text:p>
          </table:table-cell>
          <table:table-cell office:value-type="float" office:value="5.4665801291" calcext:value-type="float">
            <text:p>5,4665801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tual other abatable GHG forcings w/m2</text:p>
          </table:table-cell>
          <table:table-cell office:value-type="float" office:value="0.518" calcext:value-type="float">
            <text:p>0,518</text:p>
          </table:table-cell>
          <table:table-cell office:value-type="float" office:value="0.5363601" calcext:value-type="float">
            <text:p>0,5363601</text:p>
          </table:table-cell>
          <table:table-cell office:value-type="float" office:value="0.5503882649" calcext:value-type="float">
            <text:p>0,5503882649</text:p>
          </table:table-cell>
          <table:table-cell office:value-type="float" office:value="0.551200141" calcext:value-type="float">
            <text:p>0,551200141</text:p>
          </table:table-cell>
          <table:table-cell office:value-type="float" office:value="0.5418076814" calcext:value-type="float">
            <text:p>0,5418076814</text:p>
          </table:table-cell>
          <table:table-cell office:value-type="float" office:value="0.5264712623" calcext:value-type="float">
            <text:p>0,5264712623</text:p>
          </table:table-cell>
          <table:table-cell office:value-type="float" office:value="0.5132789358" calcext:value-type="float">
            <text:p>0,5132789358</text:p>
          </table:table-cell>
          <table:table-cell office:value-type="float" office:value="0.5020392098" calcext:value-type="float">
            <text:p>0,5020392098</text:p>
          </table:table-cell>
          <table:table-cell office:value-type="float" office:value="0.4956368348" calcext:value-type="float">
            <text:p>0,4956368348</text:p>
          </table:table-cell>
          <table:table-cell office:value-type="float" office:value="0.4929261729" calcext:value-type="float">
            <text:p>0,4929261729</text:p>
          </table:table-cell>
          <table:table-cell office:value-type="float" office:value="0.4937176507" calcext:value-type="float">
            <text:p>0,4937176507</text:p>
          </table:table-cell>
          <table:table-cell office:value-type="float" office:value="0.4980152524" calcext:value-type="float">
            <text:p>0,4980152524</text:p>
          </table:table-cell>
          <table:table-cell office:value-type="float" office:value="0.5060348545" calcext:value-type="float">
            <text:p>0,5060348545</text:p>
          </table:table-cell>
          <table:table-cell office:value-type="float" office:value="0.5182423673" calcext:value-type="float">
            <text:p>0,5182423673</text:p>
          </table:table-cell>
          <table:table-cell office:value-type="float" office:value="0.5354354675" calcext:value-type="float">
            <text:p>0,5354354675</text:p>
          </table:table-cell>
          <table:table-cell office:value-type="float" office:value="0.558912199" calcext:value-type="float">
            <text:p>0,558912199</text:p>
          </table:table-cell>
          <table:table-cell office:value-type="float" office:value="0.5908100688" calcext:value-type="float">
            <text:p>0,5908100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rbon price (2019 $ per t CO2)</text:p>
          </table:table-cell>
          <table:table-cell office:value-type="float" office:value="5.7603328701" calcext:value-type="float">
            <text:p>5,7603328701</text:p>
          </table:table-cell>
          <table:table-cell office:value-type="float" office:value="16.6104290127" calcext:value-type="float">
            <text:p>16,6104290127</text:p>
          </table:table-cell>
          <table:table-cell office:value-type="float" office:value="64.121564797" calcext:value-type="float">
            <text:p>64,121564797</text:p>
          </table:table-cell>
          <table:table-cell office:value-type="float" office:value="116.6904736217" calcext:value-type="float">
            <text:p>116,6904736217</text:p>
          </table:table-cell>
          <table:table-cell office:value-type="float" office:value="156.6261979078" calcext:value-type="float">
            <text:p>156,6261979078</text:p>
          </table:table-cell>
          <table:table-cell office:value-type="float" office:value="157.7768801859" calcext:value-type="float">
            <text:p>157,7768801859</text:p>
          </table:table-cell>
          <table:table-cell office:value-type="float" office:value="157.6350184913" calcext:value-type="float">
            <text:p>157,6350184913</text:p>
          </table:table-cell>
          <table:table-cell office:value-type="float" office:value="150.0295354414" calcext:value-type="float">
            <text:p>150,0295354414</text:p>
          </table:table-cell>
          <table:table-cell office:value-type="float" office:value="144.9461183689" calcext:value-type="float">
            <text:p>144,9461183689</text:p>
          </table:table-cell>
          <table:table-cell office:value-type="float" office:value="138.8860268926" calcext:value-type="float">
            <text:p>138,8860268926</text:p>
          </table:table-cell>
          <table:table-cell office:value-type="float" office:value="131.3549460067" calcext:value-type="float">
            <text:p>131,3549460067</text:p>
          </table:table-cell>
          <table:table-cell office:value-type="float" office:value="121.8218453639" calcext:value-type="float">
            <text:p>121,8218453639</text:p>
          </table:table-cell>
          <table:table-cell office:value-type="float" office:value="109.7101544449" calcext:value-type="float">
            <text:p>109,7101544449</text:p>
          </table:table-cell>
          <table:table-cell office:value-type="float" office:value="94.3685650148" calcext:value-type="float">
            <text:p>94,3685650148</text:p>
          </table:table-cell>
          <table:table-cell office:value-type="float" office:value="75.0570750836" calcext:value-type="float">
            <text:p>75,0570750836</text:p>
          </table:table-cell>
          <table:table-cell office:value-type="float" office:value="51.1144876647" calcext:value-type="float">
            <text:p>51,1144876647</text:p>
          </table:table-cell>
          <table:table-cell office:value-type="float" office:value="23.1334083517" calcext:value-type="float">
            <text:p>23,13340835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ons control rat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4464443491" calcext:value-type="float">
            <text:p>0,4464443491</text:p>
          </table:table-cell>
          <table:table-cell office:value-type="float" office:value="0.4627281089" calcext:value-type="float">
            <text:p>0,4627281089</text:p>
          </table:table-cell>
          <table:table-cell office:value-type="float" office:value="0.4771483437" calcext:value-type="float">
            <text:p>0,4771483437</text:p>
          </table:table-cell>
          <table:table-cell office:value-type="float" office:value="0.4640749536" calcext:value-type="float">
            <text:p>0,4640749536</text:p>
          </table:table-cell>
          <table:table-cell office:value-type="float" office:value="0.4556054818" calcext:value-type="float">
            <text:p>0,4556054818</text:p>
          </table:table-cell>
          <table:table-cell office:value-type="float" office:value="0.4449934198" calcext:value-type="float">
            <text:p>0,4449934198</text:p>
          </table:table-cell>
          <table:table-cell office:value-type="float" office:value="0.4311001578" calcext:value-type="float">
            <text:p>0,4311001578</text:p>
          </table:table-cell>
          <table:table-cell office:value-type="float" office:value="0.4125575761" calcext:value-type="float">
            <text:p>0,4125575761</text:p>
          </table:table-cell>
          <table:table-cell office:value-type="float" office:value="0.3876303469" calcext:value-type="float">
            <text:p>0,3876303469</text:p>
          </table:table-cell>
          <table:table-cell office:value-type="float" office:value="0.3539058717" calcext:value-type="float">
            <text:p>0,3539058717</text:p>
          </table:table-cell>
          <table:table-cell office:value-type="float" office:value="0.3076788308" calcext:value-type="float">
            <text:p>0,3076788308</text:p>
          </table:table-cell>
          <table:table-cell office:value-type="float" office:value="0.2427588222" calcext:value-type="float">
            <text:p>0,2427588222</text:p>
          </table:table-cell>
          <table:table-cell office:value-type="float" office:value="0.1483685832" calcext:value-type="float">
            <text:p>0,1483685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cial cost of carbon $/tCO2</text:p>
          </table:table-cell>
          <table:table-cell office:value-type="float" office:value="134.7200742822" calcext:value-type="float">
            <text:p>134,7200742822</text:p>
          </table:table-cell>
          <table:table-cell office:value-type="float" office:value="158.4942050379" calcext:value-type="float">
            <text:p>158,4942050379</text:p>
          </table:table-cell>
          <table:table-cell office:value-type="float" office:value="162.6737363419" calcext:value-type="float">
            <text:p>162,6737363419</text:p>
          </table:table-cell>
          <table:table-cell office:value-type="float" office:value="165.8407819365" calcext:value-type="float">
            <text:p>165,8407819365</text:p>
          </table:table-cell>
          <table:table-cell office:value-type="float" office:value="167.859362612" calcext:value-type="float">
            <text:p>167,859362612</text:p>
          </table:table-cell>
          <table:table-cell office:value-type="float" office:value="168.5039834643" calcext:value-type="float">
            <text:p>168,5039834643</text:p>
          </table:table-cell>
          <table:table-cell office:value-type="float" office:value="167.5334651784" calcext:value-type="float">
            <text:p>167,5334651784</text:p>
          </table:table-cell>
          <table:table-cell office:value-type="float" office:value="164.6058784423" calcext:value-type="float">
            <text:p>164,6058784423</text:p>
          </table:table-cell>
          <table:table-cell office:value-type="float" office:value="158.4958499042" calcext:value-type="float">
            <text:p>158,4958499042</text:p>
          </table:table-cell>
          <table:table-cell office:value-type="float" office:value="150.4275040401" calcext:value-type="float">
            <text:p>150,4275040401</text:p>
          </table:table-cell>
          <table:table-cell office:value-type="float" office:value="140.095192162" calcext:value-type="float">
            <text:p>140,095192162</text:p>
          </table:table-cell>
          <table:table-cell office:value-type="float" office:value="127.2071045663" calcext:value-type="float">
            <text:p>127,2071045663</text:p>
          </table:table-cell>
          <table:table-cell office:value-type="float" office:value="111.4898583606" calcext:value-type="float">
            <text:p>111,4898583606</text:p>
          </table:table-cell>
          <table:table-cell office:value-type="float" office:value="92.722368978" calcext:value-type="float">
            <text:p>92,722368978</text:p>
          </table:table-cell>
          <table:table-cell office:value-type="float" office:value="70.8462099398" calcext:value-type="float">
            <text:p>70,8462099398</text:p>
          </table:table-cell>
          <table:table-cell office:value-type="float" office:value="46.2841218021" calcext:value-type="float">
            <text:p>46,2841218021</text:p>
          </table:table-cell>
          <table:table-cell office:value-type="float" office:value="20.8165258816" calcext:value-type="float">
            <text:p>20,8165258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net net trill 2019$</text:p>
          </table:table-cell>
          <table:table-cell office:value-type="float" office:value="148.1244898296" calcext:value-type="float">
            <text:p>148,1244898296</text:p>
          </table:table-cell>
          <table:table-cell office:value-type="float" office:value="184.6166316078" calcext:value-type="float">
            <text:p>184,6166316078</text:p>
          </table:table-cell>
          <table:table-cell office:value-type="float" office:value="216.1900001388" calcext:value-type="float">
            <text:p>216,1900001388</text:p>
          </table:table-cell>
          <table:table-cell office:value-type="float" office:value="249.9677059377" calcext:value-type="float">
            <text:p>249,9677059377</text:p>
          </table:table-cell>
          <table:table-cell office:value-type="float" office:value="286.3142912648" calcext:value-type="float">
            <text:p>286,3142912648</text:p>
          </table:table-cell>
          <table:table-cell office:value-type="float" office:value="326.251692374" calcext:value-type="float">
            <text:p>326,251692374</text:p>
          </table:table-cell>
          <table:table-cell office:value-type="float" office:value="369.0487929767" calcext:value-type="float">
            <text:p>369,0487929767</text:p>
          </table:table-cell>
          <table:table-cell office:value-type="float" office:value="443.3968555825" calcext:value-type="float">
            <text:p>443,3968555825</text:p>
          </table:table-cell>
          <table:table-cell office:value-type="float" office:value="467.0264279926" calcext:value-type="float">
            <text:p>467,0264279926</text:p>
          </table:table-cell>
          <table:table-cell office:value-type="float" office:value="497.2581471736" calcext:value-type="float">
            <text:p>497,2581471736</text:p>
          </table:table-cell>
          <table:table-cell office:value-type="float" office:value="533.4210832301" calcext:value-type="float">
            <text:p>533,4210832301</text:p>
          </table:table-cell>
          <table:table-cell office:value-type="float" office:value="574.7657052239" calcext:value-type="float">
            <text:p>574,7657052239</text:p>
          </table:table-cell>
          <table:table-cell office:value-type="float" office:value="620.5517587247" calcext:value-type="float">
            <text:p>620,5517587247</text:p>
          </table:table-cell>
          <table:table-cell office:value-type="float" office:value="670.0820838536" calcext:value-type="float">
            <text:p>670,0820838536</text:p>
          </table:table-cell>
          <table:table-cell office:value-type="float" office:value="722.6955897353" calcext:value-type="float">
            <text:p>722,6955897353</text:p>
          </table:table-cell>
          <table:table-cell office:value-type="float" office:value="777.7235676162" calcext:value-type="float">
            <text:p>777,7235676162</text:p>
          </table:table-cell>
          <table:table-cell office:value-type="float" office:value="834.3975120505" calcext:value-type="float">
            <text:p>834,3975120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est rate, %/yr</text:p>
          </table:table-cell>
          <table:table-cell office:value-type="float" office:value="0.0100634842" calcext:value-type="float">
            <text:p>0,0100634842</text:p>
          </table:table-cell>
          <table:table-cell office:value-type="float" office:value="0.0100259805" calcext:value-type="float">
            <text:p>0,0100259805</text:p>
          </table:table-cell>
          <table:table-cell office:value-type="float" office:value="0.0100240323" calcext:value-type="float">
            <text:p>0,0100240323</text:p>
          </table:table-cell>
          <table:table-cell office:value-type="float" office:value="0.0100226226" calcext:value-type="float">
            <text:p>0,0100226226</text:p>
          </table:table-cell>
          <table:table-cell office:value-type="float" office:value="0.0100224586" calcext:value-type="float">
            <text:p>0,0100224586</text:p>
          </table:table-cell>
          <table:table-cell office:value-type="float" office:value="0.009957199" calcext:value-type="float">
            <text:p>0,009957199</text:p>
          </table:table-cell>
          <table:table-cell office:value-type="float" office:value="0.0101249669" calcext:value-type="float">
            <text:p>0,0101249669</text:p>
          </table:table-cell>
          <table:table-cell office:value-type="float" office:value="0.0100072224" calcext:value-type="float">
            <text:p>0,0100072224</text:p>
          </table:table-cell>
          <table:table-cell office:value-type="float" office:value="0.0100098781" calcext:value-type="float">
            <text:p>0,0100098781</text:p>
          </table:table-cell>
          <table:table-cell office:value-type="float" office:value="0.0100117936" calcext:value-type="float">
            <text:p>0,0100117936</text:p>
          </table:table-cell>
          <table:table-cell office:value-type="float" office:value="0.0100130386" calcext:value-type="float">
            <text:p>0,0100130386</text:p>
          </table:table-cell>
          <table:table-cell office:value-type="float" office:value="0.0100137376" calcext:value-type="float">
            <text:p>0,0100137376</text:p>
          </table:table-cell>
          <table:table-cell office:value-type="float" office:value="0.0100140199" calcext:value-type="float">
            <text:p>0,0100140199</text:p>
          </table:table-cell>
          <table:table-cell office:value-type="float" office:value="0.0100139931" calcext:value-type="float">
            <text:p>0,0100139931</text:p>
          </table:table-cell>
          <table:table-cell office:value-type="float" office:value="0.0100137327" calcext:value-type="float">
            <text:p>0,0100137327</text:p>
          </table:table-cell>
          <table:table-cell office:value-type="float" office:value="0.0100132759" calcext:value-type="float">
            <text:p>0,0100132759</text:p>
          </table:table-cell>
          <table:table-cell office:value-type="float" office:value="0.014" calcext:value-type="float">
            <text:p>0,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7752.9" calcext:value-type="float">
            <text:p>7752,9</text:p>
          </table:table-cell>
          <table:table-cell office:value-type="float" office:value="8137.3673508502" calcext:value-type="float">
            <text:p>8137,3673508502</text:p>
          </table:table-cell>
          <table:table-cell office:value-type="float" office:value="8481.1706083346" calcext:value-type="float">
            <text:p>8481,1706083346</text:p>
          </table:table-cell>
          <table:table-cell office:value-type="float" office:value="8786.6181848006" calcext:value-type="float">
            <text:p>8786,6181848006</text:p>
          </table:table-cell>
          <table:table-cell office:value-type="float" office:value="9056.4844687876" calcext:value-type="float">
            <text:p>9056,4844687876</text:p>
          </table:table-cell>
          <table:table-cell office:value-type="float" office:value="9293.7833464428" calcext:value-type="float">
            <text:p>9293,7833464428</text:p>
          </table:table-cell>
          <table:table-cell office:value-type="float" office:value="9501.5984247488" calcext:value-type="float">
            <text:p>9501,5984247488</text:p>
          </table:table-cell>
          <table:table-cell office:value-type="float" office:value="9682.9613941428" calcext:value-type="float">
            <text:p>9682,9613941428</text:p>
          </table:table-cell>
          <table:table-cell office:value-type="float" office:value="9840.7694557889" calcext:value-type="float">
            <text:p>9840,7694557889</text:p>
          </table:table-cell>
          <table:table-cell office:value-type="float" office:value="9977.7332798719" calcext:value-type="float">
            <text:p>9977,7332798719</text:p>
          </table:table-cell>
          <table:table-cell office:value-type="float" office:value="10096.3480265077" calcext:value-type="float">
            <text:p>10096,3480265077</text:p>
          </table:table-cell>
          <table:table-cell office:value-type="float" office:value="10198.8812100628" calcext:value-type="float">
            <text:p>10198,8812100628</text:p>
          </table:table-cell>
          <table:table-cell office:value-type="float" office:value="10287.3724202983" calcext:value-type="float">
            <text:p>10287,3724202983</text:p>
          </table:table-cell>
          <table:table-cell office:value-type="float" office:value="10363.6410248158" calcext:value-type="float">
            <text:p>10363,6410248158</text:p>
          </table:table-cell>
          <table:table-cell office:value-type="float" office:value="10429.2989229587" calcext:value-type="float">
            <text:p>10429,2989229587</text:p>
          </table:table-cell>
          <table:table-cell office:value-type="float" office:value="10485.7661941345" calcext:value-type="float">
            <text:p>10485,7661941345</text:p>
          </table:table-cell>
          <table:table-cell office:value-type="float" office:value="10534.288095593" calcext:value-type="float">
            <text:p>10534,288095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FP</text:p>
          </table:table-cell>
          <table:table-cell office:value-type="float" office:value="5.84164" calcext:value-type="float">
            <text:p>5,84164</text:p>
          </table:table-cell>
          <table:table-cell office:value-type="float" office:value="6.3634422658" calcext:value-type="float">
            <text:p>6,3634422658</text:p>
          </table:table-cell>
          <table:table-cell office:value-type="float" office:value="6.9100290465" calcext:value-type="float">
            <text:p>6,9100290465</text:p>
          </table:table-cell>
          <table:table-cell office:value-type="float" office:value="7.4808438667" calcext:value-type="float">
            <text:p>7,4808438667</text:p>
          </table:table-cell>
          <table:table-cell office:value-type="float" office:value="8.0752245045" calcext:value-type="float">
            <text:p>8,0752245045</text:p>
          </table:table-cell>
          <table:table-cell office:value-type="float" office:value="8.6924099061" calcext:value-type="float">
            <text:p>8,6924099061</text:p>
          </table:table-cell>
          <table:table-cell office:value-type="float" office:value="9.3315477422" calcext:value-type="float">
            <text:p>9,3315477422</text:p>
          </table:table-cell>
          <table:table-cell office:value-type="float" office:value="9.9917024695" calcext:value-type="float">
            <text:p>9,9917024695</text:p>
          </table:table-cell>
          <table:table-cell office:value-type="float" office:value="10.671863766" calcext:value-type="float">
            <text:p>10,671863766</text:p>
          </table:table-cell>
          <table:table-cell office:value-type="float" office:value="11.370955216" calcext:value-type="float">
            <text:p>11,370955216</text:p>
          </table:table-cell>
          <table:table-cell office:value-type="float" office:value="12.0878431245" calcext:value-type="float">
            <text:p>12,0878431245</text:p>
          </table:table-cell>
          <table:table-cell office:value-type="float" office:value="12.8213453524" calcext:value-type="float">
            <text:p>12,8213453524</text:p>
          </table:table-cell>
          <table:table-cell office:value-type="float" office:value="13.570240072" calcext:value-type="float">
            <text:p>13,570240072</text:p>
          </table:table-cell>
          <table:table-cell office:value-type="float" office:value="14.3332743529" calcext:value-type="float">
            <text:p>14,3332743529</text:p>
          </table:table-cell>
          <table:table-cell office:value-type="float" office:value="15.1091724993" calcext:value-type="float">
            <text:p>15,1091724993</text:p>
          </table:table-cell>
          <table:table-cell office:value-type="float" office:value="15.8966440701" calcext:value-type="float">
            <text:p>15,8966440701</text:p>
          </table:table-cell>
          <table:table-cell office:value-type="float" office:value="16.6943915238" calcext:value-type="float">
            <text:p>16,6943915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put, gross-gross, 2019$</text:p>
          </table:table-cell>
          <table:table-cell office:value-type="float" office:value="148.9343498905" calcext:value-type="float">
            <text:p>148,9343498905</text:p>
          </table:table-cell>
          <table:table-cell office:value-type="float" office:value="185.9984825559" calcext:value-type="float">
            <text:p>185,9984825559</text:p>
          </table:table-cell>
          <table:table-cell office:value-type="float" office:value="218.5260168282" calcext:value-type="float">
            <text:p>218,5260168282</text:p>
          </table:table-cell>
          <table:table-cell office:value-type="float" office:value="253.7876601334" calcext:value-type="float">
            <text:p>253,7876601334</text:p>
          </table:table-cell>
          <table:table-cell office:value-type="float" office:value="291.8498911704" calcext:value-type="float">
            <text:p>291,8498911704</text:p>
          </table:table-cell>
          <table:table-cell office:value-type="float" office:value="332.8560227373" calcext:value-type="float">
            <text:p>332,8560227373</text:p>
          </table:table-cell>
          <table:table-cell office:value-type="float" office:value="376.8539573621" calcext:value-type="float">
            <text:p>376,8539573621</text:p>
          </table:table-cell>
          <table:table-cell office:value-type="float" office:value="452.9567146207" calcext:value-type="float">
            <text:p>452,9567146207</text:p>
          </table:table-cell>
          <table:table-cell office:value-type="float" office:value="477.4872862635" calcext:value-type="float">
            <text:p>477,4872862635</text:p>
          </table:table-cell>
          <table:table-cell office:value-type="float" office:value="508.8910804054" calcext:value-type="float">
            <text:p>508,8910804054</text:p>
          </table:table-cell>
          <table:table-cell office:value-type="float" office:value="546.5181520872" calcext:value-type="float">
            <text:p>546,5181520872</text:p>
          </table:table-cell>
          <table:table-cell office:value-type="float" office:value="589.651955576" calcext:value-type="float">
            <text:p>589,651955576</text:p>
          </table:table-cell>
          <table:table-cell office:value-type="float" office:value="637.6026322655" calcext:value-type="float">
            <text:p>637,6026322655</text:p>
          </table:table-cell>
          <table:table-cell office:value-type="float" office:value="689.7503919988" calcext:value-type="float">
            <text:p>689,7503919988</text:p>
          </table:table-cell>
          <table:table-cell office:value-type="float" office:value="745.555555862" calcext:value-type="float">
            <text:p>745,555555862</text:p>
          </table:table-cell>
          <table:table-cell office:value-type="float" office:value="804.5495135766" calcext:value-type="float">
            <text:p>804,5495135766</text:p>
          </table:table-cell>
          <table:table-cell office:value-type="float" office:value="866.3144231499" calcext:value-type="float">
            <text:p>866,3144231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ange TFP, %/year</text:p>
          </table:table-cell>
          <table:table-cell office:value-type="float" office:value="0.082" calcext:value-type="float">
            <text:p>0,082</text:p>
          </table:table-cell>
          <table:table-cell office:value-type="float" office:value="0.0791005041" calcext:value-type="float">
            <text:p>0,0791005041</text:p>
          </table:table-cell>
          <table:table-cell office:value-type="float" office:value="0.0763035335" calcext:value-type="float">
            <text:p>0,0763035335</text:p>
          </table:table-cell>
          <table:table-cell office:value-type="float" office:value="0.0736054629" calcext:value-type="float">
            <text:p>0,0736054629</text:p>
          </table:table-cell>
          <table:table-cell office:value-type="float" office:value="0.0710027953" calcext:value-type="float">
            <text:p>0,0710027953</text:p>
          </table:table-cell>
          <table:table-cell office:value-type="float" office:value="0.0684921573" calcext:value-type="float">
            <text:p>0,0684921573</text:p>
          </table:table-cell>
          <table:table-cell office:value-type="float" office:value="0.0660702948" calcext:value-type="float">
            <text:p>0,0660702948</text:p>
          </table:table-cell>
          <table:table-cell office:value-type="float" office:value="0.0637340685" calcext:value-type="float">
            <text:p>0,0637340685</text:p>
          </table:table-cell>
          <table:table-cell office:value-type="float" office:value="0.0614804506" calcext:value-type="float">
            <text:p>0,0614804506</text:p>
          </table:table-cell>
          <table:table-cell office:value-type="float" office:value="0.0593065199" calcext:value-type="float">
            <text:p>0,0593065199</text:p>
          </table:table-cell>
          <table:table-cell office:value-type="float" office:value="0.0572094587" calcext:value-type="float">
            <text:p>0,0572094587</text:p>
          </table:table-cell>
          <table:table-cell office:value-type="float" office:value="0.0551865491" calcext:value-type="float">
            <text:p>0,0551865491</text:p>
          </table:table-cell>
          <table:table-cell office:value-type="float" office:value="0.0532351689" calcext:value-type="float">
            <text:p>0,0532351689</text:p>
          </table:table-cell>
          <table:table-cell office:value-type="float" office:value="0.0513527889" calcext:value-type="float">
            <text:p>0,0513527889</text:p>
          </table:table-cell>
          <table:table-cell office:value-type="float" office:value="0.0495369694" calcext:value-type="float">
            <text:p>0,0495369694</text:p>
          </table:table-cell>
          <table:table-cell office:value-type="float" office:value="0.0477853567" calcext:value-type="float">
            <text:p>0,0477853567</text:p>
          </table:table-cell>
          <table:table-cell office:value-type="float" office:value="0.0460956805" calcext:value-type="float">
            <text:p>0,046095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ital stock, 2019$</text:p>
          </table:table-cell>
          <table:table-cell office:value-type="float" office:value="410" calcext:value-type="float">
            <text:p>410</text:p>
          </table:table-cell>
          <table:table-cell office:value-type="float" office:value="577.5574072408" calcext:value-type="float">
            <text:p>577,5574072408</text:p>
          </table:table-cell>
          <table:table-cell office:value-type="float" office:value="681.8372495152" calcext:value-type="float">
            <text:p>681,8372495152</text:p>
          </table:table-cell>
          <table:table-cell office:value-type="float" office:value="793.3818760512" calcext:value-type="float">
            <text:p>793,3818760512</text:p>
          </table:table-cell>
          <table:table-cell office:value-type="float" office:value="912.9435525477" calcext:value-type="float">
            <text:p>912,9435525477</text:p>
          </table:table-cell>
          <table:table-cell office:value-type="float" office:value="1042.1689631007" calcext:value-type="float">
            <text:p>1042,1689631007</text:p>
          </table:table-cell>
          <table:table-cell office:value-type="float" office:value="1181.7866853981" calcext:value-type="float">
            <text:p>1181,7866853981</text:p>
          </table:table-cell>
          <table:table-cell office:value-type="float" office:value="1662.2827386757" calcext:value-type="float">
            <text:p>1662,2827386757</text:p>
          </table:table-cell>
          <table:table-cell office:value-type="float" office:value="1532.2771740968" calcext:value-type="float">
            <text:p>1532,2771740968</text:p>
          </table:table-cell>
          <table:table-cell office:value-type="float" office:value="1484.859020243" calcext:value-type="float">
            <text:p>1484,859020243</text:p>
          </table:table-cell>
          <table:table-cell office:value-type="float" office:value="1494.408025149" calcext:value-type="float">
            <text:p>1494,408025149</text:p>
          </table:table-cell>
          <table:table-cell office:value-type="float" office:value="1544.962365661" calcext:value-type="float">
            <text:p>1544,962365661</text:p>
          </table:table-cell>
          <table:table-cell office:value-type="float" office:value="1626.1657987557" calcext:value-type="float">
            <text:p>1626,1657987557</text:p>
          </table:table-cell>
          <table:table-cell office:value-type="float" office:value="1730.9836421972" calcext:value-type="float">
            <text:p>1730,9836421972</text:p>
          </table:table-cell>
          <table:table-cell office:value-type="float" office:value="1854.3960872597" calcext:value-type="float">
            <text:p>1854,3960872597</text:p>
          </table:table-cell>
          <table:table-cell office:value-type="float" office:value="1992.6178869569" calcext:value-type="float">
            <text:p>1992,6178869569</text:p>
          </table:table-cell>
          <table:table-cell office:value-type="float" office:value="2142.5833289682" calcext:value-type="float">
            <text:p>2142,5833289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vings rate, fraction gross output</text:p>
          </table:table-cell>
          <table:table-cell office:value-type="float" office:value="0.4529386162" calcext:value-type="float">
            <text:p>0,4529386162</text:p>
          </table:table-cell>
          <table:table-cell office:value-type="float" office:value="0.369192497" calcext:value-type="float">
            <text:p>0,369192497</text:p>
          </table:table-cell>
          <table:table-cell office:value-type="float" office:value="0.3615003453" calcext:value-type="float">
            <text:p>0,3615003453</text:p>
          </table:table-cell>
          <table:table-cell office:value-type="float" office:value="0.3556135277" calcext:value-type="float">
            <text:p>0,3556135277</text:p>
          </table:table-cell>
          <table:table-cell office:value-type="float" office:value="0.3514214555" calcext:value-type="float">
            <text:p>0,3514214555</text:p>
          </table:table-cell>
          <table:table-cell office:value-type="float" office:value="0.3472143426" calcext:value-type="float">
            <text:p>0,3472143426</text:p>
          </table:table-cell>
          <table:table-cell office:value-type="float" office:value="0.5226677541" calcext:value-type="float">
            <text:p>0,5226677541</text:p>
          </table:table-cell>
          <table:table-cell table:number-columns-repeated="10" office:value-type="float" office:value="0.2484076433" calcext:value-type="float">
            <text:p>0,2484076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ss investment, 2019$</text:p>
          </table:table-cell>
          <table:table-cell office:value-type="float" office:value="67.0913014482" calcext:value-type="float">
            <text:p>67,0913014482</text:p>
          </table:table-cell>
          <table:table-cell office:value-type="float" office:value="68.1590752227" calcext:value-type="float">
            <text:p>68,1590752227</text:p>
          </table:table-cell>
          <table:table-cell office:value-type="float" office:value="78.152759717" calcext:value-type="float">
            <text:p>78,152759717</text:p>
          </table:table-cell>
          <table:table-cell office:value-type="float" office:value="88.8918977116" calcext:value-type="float">
            <text:p>88,8918977116</text:p>
          </table:table-cell>
          <table:table-cell office:value-type="float" office:value="100.6169849514" calcext:value-type="float">
            <text:p>100,6169849514</text:p>
          </table:table-cell>
          <table:table-cell office:value-type="float" office:value="113.2792668753" calcext:value-type="float">
            <text:p>113,2792668753</text:p>
          </table:table-cell>
          <table:table-cell office:value-type="float" office:value="192.889903763" calcext:value-type="float">
            <text:p>192,889903763</text:p>
          </table:table-cell>
          <table:table-cell office:value-type="float" office:value="110.1431679472" calcext:value-type="float">
            <text:p>110,1431679472</text:p>
          </table:table-cell>
          <table:table-cell office:value-type="float" office:value="116.0129343421" calcext:value-type="float">
            <text:p>116,0129343421</text:p>
          </table:table-cell>
          <table:table-cell office:value-type="float" office:value="123.5227244571" calcext:value-type="float">
            <text:p>123,5227244571</text:p>
          </table:table-cell>
          <table:table-cell office:value-type="float" office:value="132.5058741782" calcext:value-type="float">
            <text:p>132,5058741782</text:p>
          </table:table-cell>
          <table:table-cell office:value-type="float" office:value="142.7761942913" calcext:value-type="float">
            <text:p>142,7761942913</text:p>
          </table:table-cell>
          <table:table-cell office:value-type="float" office:value="154.149799938" calcext:value-type="float">
            <text:p>154,149799938</text:p>
          </table:table-cell>
          <table:table-cell office:value-type="float" office:value="166.4535112757" calcext:value-type="float">
            <text:p>166,4535112757</text:p>
          </table:table-cell>
          <table:table-cell office:value-type="float" office:value="179.5231082782" calcext:value-type="float">
            <text:p>179,5231082782</text:p>
          </table:table-cell>
          <table:table-cell office:value-type="float" office:value="193.1924785798" calcext:value-type="float">
            <text:p>193,1924785798</text:p>
          </table:table-cell>
          <table:table-cell office:value-type="float" office:value="207.270719554" calcext:value-type="float">
            <text:p>207,270719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 gross-net, 2019$</text:p>
          </table:table-cell>
          <table:table-cell office:value-type="float" office:value="148.13121943" calcext:value-type="float">
            <text:p>148,13121943</text:p>
          </table:table-cell>
          <table:table-cell office:value-type="float" office:value="184.661217301" calcext:value-type="float">
            <text:p>184,661217301</text:p>
          </table:table-cell>
          <table:table-cell office:value-type="float" office:value="216.6377374939" calcext:value-type="float">
            <text:p>216,6377374939</text:p>
          </table:table-cell>
          <table:table-cell office:value-type="float" office:value="251.2809069755" calcext:value-type="float">
            <text:p>251,2809069755</text:p>
          </table:table-cell>
          <table:table-cell office:value-type="float" office:value="288.6461374903" calcext:value-type="float">
            <text:p>288,6461374903</text:p>
          </table:table-cell>
          <table:table-cell office:value-type="float" office:value="328.8341865591" calcext:value-type="float">
            <text:p>328,8341865591</text:p>
          </table:table-cell>
          <table:table-cell office:value-type="float" office:value="371.8572673368" calcext:value-type="float">
            <text:p>371,8572673368</text:p>
          </table:table-cell>
          <table:table-cell office:value-type="float" office:value="446.3170924409" calcext:value-type="float">
            <text:p>446,3170924409</text:p>
          </table:table-cell>
          <table:table-cell office:value-type="float" office:value="469.761341343" calcext:value-type="float">
            <text:p>469,761341343</text:p>
          </table:table-cell>
          <table:table-cell office:value-type="float" office:value="499.818831501" calcext:value-type="float">
            <text:p>499,818831501</text:p>
          </table:table-cell>
          <table:table-cell office:value-type="float" office:value="535.7912797601" calcext:value-type="float">
            <text:p>535,7912797601</text:p>
          </table:table-cell>
          <table:table-cell office:value-type="float" office:value="576.9049560835" calcext:value-type="float">
            <text:p>576,9049560835</text:p>
          </table:table-cell>
          <table:table-cell office:value-type="float" office:value="622.4001767517" calcext:value-type="float">
            <text:p>622,4001767517</text:p>
          </table:table-cell>
          <table:table-cell office:value-type="float" office:value="671.5677275353" calcext:value-type="float">
            <text:p>671,5677275353</text:p>
          </table:table-cell>
          <table:table-cell office:value-type="float" office:value="723.7479337925" calcext:value-type="float">
            <text:p>723,7479337925</text:p>
          </table:table-cell>
          <table:table-cell office:value-type="float" office:value="778.3028193269" calcext:value-type="float">
            <text:p>778,3028193269</text:p>
          </table:table-cell>
          <table:table-cell office:value-type="float" office:value="834.5615537803" calcext:value-type="float">
            <text:p>834,5615537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 per capita, 2019$ </text:p>
          </table:table-cell>
          <table:table-cell office:value-type="float" office:value="10.45198421" calcext:value-type="float">
            <text:p>10,45198421</text:p>
          </table:table-cell>
          <table:table-cell office:value-type="float" office:value="14.3114537373" calcext:value-type="float">
            <text:p>14,3114537373</text:p>
          </table:table-cell>
          <table:table-cell office:value-type="float" office:value="16.2757297072" calcext:value-type="float">
            <text:p>16,2757297072</text:p>
          </table:table-cell>
          <table:table-cell office:value-type="float" office:value="18.3319457883" calcext:value-type="float">
            <text:p>18,3319457883</text:p>
          </table:table-cell>
          <table:table-cell office:value-type="float" office:value="20.5043476808" calcext:value-type="float">
            <text:p>20,5043476808</text:p>
          </table:table-cell>
          <table:table-cell office:value-type="float" office:value="22.9155788939" calcext:value-type="float">
            <text:p>22,9155788939</text:p>
          </table:table-cell>
          <table:table-cell office:value-type="float" office:value="18.539921531" calcext:value-type="float">
            <text:p>18,539921531</text:p>
          </table:table-cell>
          <table:table-cell office:value-type="float" office:value="34.4165048347" calcext:value-type="float">
            <text:p>34,4165048347</text:p>
          </table:table-cell>
          <table:table-cell office:value-type="float" office:value="35.6693137897" calcext:value-type="float">
            <text:p>35,6693137897</text:p>
          </table:table-cell>
          <table:table-cell office:value-type="float" office:value="37.4569466063" calcext:value-type="float">
            <text:p>37,4569466063</text:p>
          </table:table-cell>
          <table:table-cell office:value-type="float" office:value="39.7089331706" calcext:value-type="float">
            <text:p>39,7089331706</text:p>
          </table:table-cell>
          <table:table-cell office:value-type="float" office:value="42.3565587279" calcext:value-type="float">
            <text:p>42,3565587279</text:p>
          </table:table-cell>
          <table:table-cell office:value-type="float" office:value="45.3373261637" calcext:value-type="float">
            <text:p>45,3373261637</text:p>
          </table:table-cell>
          <table:table-cell office:value-type="float" office:value="48.5957176027" calcext:value-type="float">
            <text:p>48,5957176027</text:p>
          </table:table-cell>
          <table:table-cell office:value-type="float" office:value="52.0813992838" calcext:value-type="float">
            <text:p>52,0813992838</text:p>
          </table:table-cell>
          <table:table-cell office:value-type="float" office:value="55.7451957458" calcext:value-type="float">
            <text:p>55,7451957458</text:p>
          </table:table-cell>
          <table:table-cell office:value-type="float" office:value="59.5319576231" calcext:value-type="float">
            <text:p>59,5319576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float" office:value="81.0331883814" calcext:value-type="float">
            <text:p>81,0331883814</text:p>
          </table:table-cell>
          <table:table-cell office:value-type="float" office:value="116.4575563851" calcext:value-type="float">
            <text:p>116,4575563851</text:p>
          </table:table-cell>
          <table:table-cell office:value-type="float" office:value="138.0372404219" calcext:value-type="float">
            <text:p>138,0372404219</text:p>
          </table:table-cell>
          <table:table-cell office:value-type="float" office:value="161.075808226" calcext:value-type="float">
            <text:p>161,075808226</text:p>
          </table:table-cell>
          <table:table-cell office:value-type="float" office:value="185.6973063134" calcext:value-type="float">
            <text:p>185,6973063134</text:p>
          </table:table-cell>
          <table:table-cell office:value-type="float" office:value="212.9724254986" calcext:value-type="float">
            <text:p>212,9724254986</text:p>
          </table:table-cell>
          <table:table-cell office:value-type="float" office:value="176.1588892137" calcext:value-type="float">
            <text:p>176,1588892137</text:p>
          </table:table-cell>
          <table:table-cell office:value-type="float" office:value="333.2536876353" calcext:value-type="float">
            <text:p>333,2536876353</text:p>
          </table:table-cell>
          <table:table-cell office:value-type="float" office:value="351.0134936505" calcext:value-type="float">
            <text:p>351,0134936505</text:p>
          </table:table-cell>
          <table:table-cell office:value-type="float" office:value="373.7354227164" calcext:value-type="float">
            <text:p>373,7354227164</text:p>
          </table:table-cell>
          <table:table-cell office:value-type="float" office:value="400.9152090519" calcext:value-type="float">
            <text:p>400,9152090519</text:p>
          </table:table-cell>
          <table:table-cell office:value-type="float" office:value="431.9895109326" calcext:value-type="float">
            <text:p>431,9895109326</text:p>
          </table:table-cell>
          <table:table-cell office:value-type="float" office:value="466.4019587867" calcext:value-type="float">
            <text:p>466,4019587867</text:p>
          </table:table-cell>
          <table:table-cell office:value-type="float" office:value="503.6285725779" calcext:value-type="float">
            <text:p>503,6285725779</text:p>
          </table:table-cell>
          <table:table-cell office:value-type="float" office:value="543.1724814571" calcext:value-type="float">
            <text:p>543,1724814571</text:p>
          </table:table-cell>
          <table:table-cell office:value-type="float" office:value="584.5310890363" calcext:value-type="float">
            <text:p>584,5310890363</text:p>
          </table:table-cell>
          <table:table-cell office:value-type="float" office:value="627.1267924966" calcext:value-type="float">
            <text:p>627,1267924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mate damages, fraction of output</text:p>
          </table:table-cell>
          <table:table-cell office:value-type="float" office:value="0.0053925133" calcext:value-type="float">
            <text:p>0,0053925133</text:p>
          </table:table-cell>
          <table:table-cell office:value-type="float" office:value="0.0071896568" calcext:value-type="float">
            <text:p>0,0071896568</text:p>
          </table:table-cell>
          <table:table-cell office:value-type="float" office:value="0.0086409818" calcext:value-type="float">
            <text:p>0,0086409818</text:p>
          </table:table-cell>
          <table:table-cell office:value-type="float" office:value="0.0098773642" calcext:value-type="float">
            <text:p>0,0098773642</text:p>
          </table:table-cell>
          <table:table-cell office:value-type="float" office:value="0.0109774023" calcext:value-type="float">
            <text:p>0,0109774023</text:p>
          </table:table-cell>
          <table:table-cell office:value-type="float" office:value="0.0120828103" calcext:value-type="float">
            <text:p>0,0120828103</text:p>
          </table:table-cell>
          <table:table-cell office:value-type="float" office:value="0.013258956" calcext:value-type="float">
            <text:p>0,013258956</text:p>
          </table:table-cell>
          <table:table-cell office:value-type="float" office:value="0.0146584033" calcext:value-type="float">
            <text:p>0,0146584033</text:p>
          </table:table-cell>
          <table:table-cell office:value-type="float" office:value="0.0161804202" calcext:value-type="float">
            <text:p>0,0161804202</text:p>
          </table:table-cell>
          <table:table-cell office:value-type="float" office:value="0.0178274866" calcext:value-type="float">
            <text:p>0,0178274866</text:p>
          </table:table-cell>
          <table:table-cell office:value-type="float" office:value="0.0196276597" calcext:value-type="float">
            <text:p>0,0196276597</text:p>
          </table:table-cell>
          <table:table-cell office:value-type="float" office:value="0.0216178364" calcext:value-type="float">
            <text:p>0,0216178364</text:p>
          </table:table-cell>
          <table:table-cell office:value-type="float" office:value="0.0238431505" calcext:value-type="float">
            <text:p>0,0238431505</text:p>
          </table:table-cell>
          <table:table-cell office:value-type="float" office:value="0.0263612238" calcext:value-type="float">
            <text:p>0,0263612238</text:p>
          </table:table-cell>
          <table:table-cell office:value-type="float" office:value="0.0292501637" calcext:value-type="float">
            <text:p>0,0292501637</text:p>
          </table:table-cell>
          <table:table-cell office:value-type="float" office:value="0.0326228452" calcext:value-type="float">
            <text:p>0,0326228452</text:p>
          </table:table-cell>
          <table:table-cell office:value-type="float" office:value="0.0366528232" calcext:value-type="float">
            <text:p>0,0366528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mages, 2019$</text:p>
          </table:table-cell>
          <table:table-cell office:value-type="float" office:value="0.8031304605" calcext:value-type="float">
            <text:p>0,8031304605</text:p>
          </table:table-cell>
          <table:table-cell office:value-type="float" office:value="1.3372652581" calcext:value-type="float">
            <text:p>1,3372652581</text:p>
          </table:table-cell>
          <table:table-cell office:value-type="float" office:value="1.8882793379" calcext:value-type="float">
            <text:p>1,8882793379</text:p>
          </table:table-cell>
          <table:table-cell office:value-type="float" office:value="2.506753158" calcext:value-type="float">
            <text:p>2,506753158</text:p>
          </table:table-cell>
          <table:table-cell office:value-type="float" office:value="3.2037536801" calcext:value-type="float">
            <text:p>3,2037536801</text:p>
          </table:table-cell>
          <table:table-cell office:value-type="float" office:value="4.0218361783" calcext:value-type="float">
            <text:p>4,0218361783</text:p>
          </table:table-cell>
          <table:table-cell office:value-type="float" office:value="4.9966900254" calcext:value-type="float">
            <text:p>4,9966900254</text:p>
          </table:table-cell>
          <table:table-cell office:value-type="float" office:value="6.6396221798" calcext:value-type="float">
            <text:p>6,6396221798</text:p>
          </table:table-cell>
          <table:table-cell office:value-type="float" office:value="7.7259449205" calcext:value-type="float">
            <text:p>7,7259449205</text:p>
          </table:table-cell>
          <table:table-cell office:value-type="float" office:value="9.0722489044" calcext:value-type="float">
            <text:p>9,0722489044</text:p>
          </table:table-cell>
          <table:table-cell office:value-type="float" office:value="10.7268723271" calcext:value-type="float">
            <text:p>10,7268723271</text:p>
          </table:table-cell>
          <table:table-cell office:value-type="float" office:value="12.7469994925" calcext:value-type="float">
            <text:p>12,7469994925</text:p>
          </table:table-cell>
          <table:table-cell office:value-type="float" office:value="15.2024555138" calcext:value-type="float">
            <text:p>15,2024555138</text:p>
          </table:table-cell>
          <table:table-cell office:value-type="float" office:value="18.1826644636" calcext:value-type="float">
            <text:p>18,1826644636</text:p>
          </table:table-cell>
          <table:table-cell office:value-type="float" office:value="21.8076220695" calcext:value-type="float">
            <text:p>21,8076220695</text:p>
          </table:table-cell>
          <table:table-cell office:value-type="float" office:value="26.2466942496" calcext:value-type="float">
            <text:p>26,2466942496</text:p>
          </table:table-cell>
          <table:table-cell office:value-type="float" office:value="31.7528693696" calcext:value-type="float">
            <text:p>31,7528693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, 2019$</text:p>
          </table:table-cell>
          <table:table-cell office:value-type="float" office:value="0.0067296004" calcext:value-type="float">
            <text:p>0,0067296004</text:p>
          </table:table-cell>
          <table:table-cell office:value-type="float" office:value="0.0445856932" calcext:value-type="float">
            <text:p>0,0445856932</text:p>
          </table:table-cell>
          <table:table-cell office:value-type="float" office:value="0.4477373551" calcext:value-type="float">
            <text:p>0,4477373551</text:p>
          </table:table-cell>
          <table:table-cell office:value-type="float" office:value="1.3132010378" calcext:value-type="float">
            <text:p>1,3132010378</text:p>
          </table:table-cell>
          <table:table-cell office:value-type="float" office:value="2.3318462255" calcext:value-type="float">
            <text:p>2,3318462255</text:p>
          </table:table-cell>
          <table:table-cell office:value-type="float" office:value="2.5824941852" calcext:value-type="float">
            <text:p>2,5824941852</text:p>
          </table:table-cell>
          <table:table-cell office:value-type="float" office:value="2.8084743601" calcext:value-type="float">
            <text:p>2,8084743601</text:p>
          </table:table-cell>
          <table:table-cell office:value-type="float" office:value="2.9202368584" calcext:value-type="float">
            <text:p>2,9202368584</text:p>
          </table:table-cell>
          <table:table-cell office:value-type="float" office:value="2.7349133504" calcext:value-type="float">
            <text:p>2,7349133504</text:p>
          </table:table-cell>
          <table:table-cell office:value-type="float" office:value="2.5606843276" calcext:value-type="float">
            <text:p>2,5606843276</text:p>
          </table:table-cell>
          <table:table-cell office:value-type="float" office:value="2.3701965301" calcext:value-type="float">
            <text:p>2,3701965301</text:p>
          </table:table-cell>
          <table:table-cell office:value-type="float" office:value="2.1392508597" calcext:value-type="float">
            <text:p>2,1392508597</text:p>
          </table:table-cell>
          <table:table-cell office:value-type="float" office:value="1.8484180271" calcext:value-type="float">
            <text:p>1,8484180271</text:p>
          </table:table-cell>
          <table:table-cell office:value-type="float" office:value="1.4856436817" calcext:value-type="float">
            <text:p>1,4856436817</text:p>
          </table:table-cell>
          <table:table-cell office:value-type="float" office:value="1.0523440572" calcext:value-type="float">
            <text:p>1,0523440572</text:p>
          </table:table-cell>
          <table:table-cell office:value-type="float" office:value="0.5792517108" calcext:value-type="float">
            <text:p>0,5792517108</text:p>
          </table:table-cell>
          <table:table-cell office:value-type="float" office:value="0.1640417298" calcext:value-type="float">
            <text:p>0,1640417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atement/0utput</text:p>
          </table:table-cell>
          <table:table-cell office:value-type="float" office:value="0.0000454321" calcext:value-type="float">
            <text:p>0,0000454321</text:p>
          </table:table-cell>
          <table:table-cell office:value-type="float" office:value="0.0002415042" calcext:value-type="float">
            <text:p>0,0002415042</text:p>
          </table:table-cell>
          <table:table-cell office:value-type="float" office:value="0.0020710364" calcext:value-type="float">
            <text:p>0,0020710364</text:p>
          </table:table-cell>
          <table:table-cell office:value-type="float" office:value="0.0052534828" calcext:value-type="float">
            <text:p>0,0052534828</text:p>
          </table:table-cell>
          <table:table-cell office:value-type="float" office:value="0.0081443585" calcext:value-type="float">
            <text:p>0,0081443585</text:p>
          </table:table-cell>
          <table:table-cell office:value-type="float" office:value="0.0079156499" calcext:value-type="float">
            <text:p>0,0079156499</text:p>
          </table:table-cell>
          <table:table-cell office:value-type="float" office:value="0.0076100353" calcext:value-type="float">
            <text:p>0,0076100353</text:p>
          </table:table-cell>
          <table:table-cell office:value-type="float" office:value="0.0065860568" calcext:value-type="float">
            <text:p>0,0065860568</text:p>
          </table:table-cell>
          <table:table-cell office:value-type="float" office:value="0.0058560141" calcext:value-type="float">
            <text:p>0,0058560141</text:p>
          </table:table-cell>
          <table:table-cell office:value-type="float" office:value="0.0051496076" calcext:value-type="float">
            <text:p>0,0051496076</text:p>
          </table:table-cell>
          <table:table-cell office:value-type="float" office:value="0.0044433874" calcext:value-type="float">
            <text:p>0,0044433874</text:p>
          </table:table-cell>
          <table:table-cell office:value-type="float" office:value="0.0037219529" calcext:value-type="float">
            <text:p>0,0037219529</text:p>
          </table:table-cell>
          <table:table-cell office:value-type="float" office:value="0.0029786686" calcext:value-type="float">
            <text:p>0,0029786686</text:p>
          </table:table-cell>
          <table:table-cell office:value-type="float" office:value="0.002217107" calcext:value-type="float">
            <text:p>0,002217107</text:p>
          </table:table-cell>
          <table:table-cell office:value-type="float" office:value="0.0014561374" calcext:value-type="float">
            <text:p>0,0014561374</text:p>
          </table:table-cell>
          <table:table-cell office:value-type="float" office:value="0.0007448041" calcext:value-type="float">
            <text:p>0,0007448041</text:p>
          </table:table-cell>
          <table:table-cell office:value-type="float" office:value="0.000196599" calcext:value-type="float">
            <text:p>0,000196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base (CO2/output, no controls, industrial CO2)</text:p>
          </table:table-cell>
          <table:table-cell office:value-type="float" office:value="0.2913547686" calcext:value-type="float">
            <text:p>0,2913547686</text:p>
          </table:table-cell>
          <table:table-cell office:value-type="float" office:value="0.2703024888" calcext:value-type="float">
            <text:p>0,2703024888</text:p>
          </table:table-cell>
          <table:table-cell office:value-type="float" office:value="0.2515248171" calcext:value-type="float">
            <text:p>0,2515248171</text:p>
          </table:table-cell>
          <table:table-cell office:value-type="float" office:value="0.2347266536" calcext:value-type="float">
            <text:p>0,2347266536</text:p>
          </table:table-cell>
          <table:table-cell office:value-type="float" office:value="0.2196568291" calcext:value-type="float">
            <text:p>0,2196568291</text:p>
          </table:table-cell>
          <table:table-cell office:value-type="float" office:value="0.2061008205" calcext:value-type="float">
            <text:p>0,2061008205</text:p>
          </table:table-cell>
          <table:table-cell office:value-type="float" office:value="0.1938747858" calcext:value-type="float">
            <text:p>0,1938747858</text:p>
          </table:table-cell>
          <table:table-cell office:value-type="float" office:value="0.1828206618" calcext:value-type="float">
            <text:p>0,1828206618</text:p>
          </table:table-cell>
          <table:table-cell office:value-type="float" office:value="0.1728021194" calcext:value-type="float">
            <text:p>0,1728021194</text:p>
          </table:table-cell>
          <table:table-cell office:value-type="float" office:value="0.1637012144" calcext:value-type="float">
            <text:p>0,1637012144</text:p>
          </table:table-cell>
          <table:table-cell office:value-type="float" office:value="0.1554156053" calcext:value-type="float">
            <text:p>0,1554156053</text:p>
          </table:table-cell>
          <table:table-cell office:value-type="float" office:value="0.1478562334" calcext:value-type="float">
            <text:p>0,1478562334</text:p>
          </table:table-cell>
          <table:table-cell office:value-type="float" office:value="0.1409453823" calcext:value-type="float">
            <text:p>0,1409453823</text:p>
          </table:table-cell>
          <table:table-cell office:value-type="float" office:value="0.13461505" calcext:value-type="float">
            <text:p>0,13461505</text:p>
          </table:table-cell>
          <table:table-cell office:value-type="float" office:value="0.1288055782" calcext:value-type="float">
            <text:p>0,1288055782</text:p>
          </table:table-cell>
          <table:table-cell office:value-type="float" office:value="0.1234644948" calcext:value-type="float">
            <text:p>0,1234644948</text:p>
          </table:table-cell>
          <table:table-cell office:value-type="float" office:value="0.1185455346" calcext:value-type="float">
            <text:p>0,118545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tot,(CO2/output, no controls, all CO2)</text:p>
          </table:table-cell>
          <table:table-cell office:value-type="float" office:value="0.4078966761" calcext:value-type="float">
            <text:p>0,4078966761</text:p>
          </table:table-cell>
          <table:table-cell office:value-type="float" office:value="0.3752136423" calcext:value-type="float">
            <text:p>0,3752136423</text:p>
          </table:table-cell>
          <table:table-cell office:value-type="float" office:value="0.3461610295" calcext:value-type="float">
            <text:p>0,3461610295</text:p>
          </table:table-cell>
          <table:table-cell office:value-type="float" office:value="0.320255178" calcext:value-type="float">
            <text:p>0,320255178</text:p>
          </table:table-cell>
          <table:table-cell office:value-type="float" office:value="0.2970858614" calcext:value-type="float">
            <text:p>0,2970858614</text:p>
          </table:table-cell>
          <table:table-cell office:value-type="float" office:value="0.2763039125" calcext:value-type="float">
            <text:p>0,2763039125</text:p>
          </table:table-cell>
          <table:table-cell office:value-type="float" office:value="0.2576111216" calcext:value-type="float">
            <text:p>0,2576111216</text:p>
          </table:table-cell>
          <table:table-cell office:value-type="float" office:value="0.240751959" calcext:value-type="float">
            <text:p>0,240751959</text:p>
          </table:table-cell>
          <table:table-cell office:value-type="float" office:value="0.2255067658" calcext:value-type="float">
            <text:p>0,2255067658</text:p>
          </table:table-cell>
          <table:table-cell office:value-type="float" office:value="0.2116861329" calcext:value-type="float">
            <text:p>0,2116861329</text:p>
          </table:table-cell>
          <table:table-cell office:value-type="float" office:value="0.1991262443" calcext:value-type="float">
            <text:p>0,1991262443</text:p>
          </table:table-cell>
          <table:table-cell office:value-type="float" office:value="0.1876850063" calcext:value-type="float">
            <text:p>0,1876850063</text:p>
          </table:table-cell>
          <table:table-cell office:value-type="float" office:value="0.1772388183" calcext:value-type="float">
            <text:p>0,1772388183</text:p>
          </table:table-cell>
          <table:table-cell office:value-type="float" office:value="0.1676798717" calcext:value-type="float">
            <text:p>0,1676798717</text:p>
          </table:table-cell>
          <table:table-cell office:value-type="float" office:value="0.1589138821" calcext:value-type="float">
            <text:p>0,1589138821</text:p>
          </table:table-cell>
          <table:table-cell office:value-type="float" office:value="0.1508581796" calcext:value-type="float">
            <text:p>0,1508581796</text:p>
          </table:table-cell>
          <table:table-cell office:value-type="float" office:value="0.1434400968" calcext:value-type="float">
            <text:p>0,1434400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, backstop technology ($/tCO2)</text:p>
          </table:table-cell>
          <table:table-cell office:value-type="float" office:value="695.1772859016" calcext:value-type="float">
            <text:p>695,1772859016</text:p>
          </table:table-cell>
          <table:table-cell office:value-type="float" office:value="661.2730895942" calcext:value-type="float">
            <text:p>661,2730895942</text:p>
          </table:table-cell>
          <table:table-cell office:value-type="float" office:value="629.0224204525" calcext:value-type="float">
            <text:p>629,0224204525</text:p>
          </table:table-cell>
          <table:table-cell office:value-type="float" office:value="598.3446350051" calcext:value-type="float">
            <text:p>598,3446350051</text:p>
          </table:table-cell>
          <table:table-cell office:value-type="float" office:value="569.163022809" calcext:value-type="float">
            <text:p>569,163022809</text:p>
          </table:table-cell>
          <table:table-cell office:value-type="float" office:value="541.4046146337" calcext:value-type="float">
            <text:p>541,4046146337</text:p>
          </table:table-cell>
          <table:table-cell office:value-type="float" office:value="515" calcext:value-type="float">
            <text:p>515</text:p>
          </table:table-cell>
          <table:table-cell office:value-type="float" office:value="512.4314267842" calcext:value-type="float">
            <text:p>512,4314267842</text:p>
          </table:table-cell>
          <table:table-cell office:value-type="float" office:value="509.8756643808" calcext:value-type="float">
            <text:p>509,8756643808</text:p>
          </table:table-cell>
          <table:table-cell office:value-type="float" office:value="507.3326488956" calcext:value-type="float">
            <text:p>507,3326488956</text:p>
          </table:table-cell>
          <table:table-cell office:value-type="float" office:value="504.802316753" calcext:value-type="float">
            <text:p>504,802316753</text:p>
          </table:table-cell>
          <table:table-cell office:value-type="float" office:value="502.2846046946" calcext:value-type="float">
            <text:p>502,2846046946</text:p>
          </table:table-cell>
          <table:table-cell office:value-type="float" office:value="499.7794497775" calcext:value-type="float">
            <text:p>499,7794497775</text:p>
          </table:table-cell>
          <table:table-cell office:value-type="float" office:value="497.2867893726" calcext:value-type="float">
            <text:p>497,2867893726</text:p>
          </table:table-cell>
          <table:table-cell office:value-type="float" office:value="494.8065611634" calcext:value-type="float">
            <text:p>494,8065611634</text:p>
          </table:table-cell>
          <table:table-cell office:value-type="float" office:value="492.338703144" calcext:value-type="float">
            <text:p>492,338703144</text:p>
          </table:table-cell>
          <table:table-cell office:value-type="float" office:value="489.8831536179" calcext:value-type="float">
            <text:p>489,8831536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 Emissions, GTCO2/year</text:p>
          </table:table-cell>
          <table:table-cell office:value-type="float" office:value="46.828096403" calcext:value-type="float">
            <text:p>46,828096403</text:p>
          </table:table-cell>
          <table:table-cell office:value-type="float" office:value="50.0272674768" calcext:value-type="float">
            <text:p>50,0272674768</text:p>
          </table:table-cell>
          <table:table-cell office:value-type="float" office:value="45.4052244688" calcext:value-type="float">
            <text:p>45,4052244688</text:p>
          </table:table-cell>
          <table:table-cell office:value-type="float" office:value="40.8779700369" calcext:value-type="float">
            <text:p>40,8779700369</text:p>
          </table:table-cell>
          <table:table-cell office:value-type="float" office:value="37.6295017884" calcext:value-type="float">
            <text:p>37,6295017884</text:p>
          </table:table-cell>
          <table:table-cell office:value-type="float" office:value="38.729668925" calcext:value-type="float">
            <text:p>38,729668925</text:p>
          </table:table-cell>
          <table:table-cell office:value-type="float" office:value="39.8402411755" calcext:value-type="float">
            <text:p>39,8402411755</text:p>
          </table:table-cell>
          <table:table-cell office:value-type="float" office:value="45.8922253468" calcext:value-type="float">
            <text:p>45,8922253468</text:p>
          </table:table-cell>
          <table:table-cell office:value-type="float" office:value="46.3010649514" calcext:value-type="float">
            <text:p>46,3010649514</text:p>
          </table:table-cell>
          <table:table-cell office:value-type="float" office:value="47.5040503777" calcext:value-type="float">
            <text:p>47,5040503777</text:p>
          </table:table-cell>
          <table:table-cell office:value-type="float" office:value="49.4912439312" calcext:value-type="float">
            <text:p>49,4912439312</text:p>
          </table:table-cell>
          <table:table-cell office:value-type="float" office:value="52.3030535094" calcext:value-type="float">
            <text:p>52,3030535094</text:p>
          </table:table-cell>
          <table:table-cell office:value-type="float" office:value="56.0523260244" calcext:value-type="float">
            <text:p>56,0523260244</text:p>
          </table:table-cell>
          <table:table-cell office:value-type="float" office:value="60.9592939596" calcext:value-type="float">
            <text:p>60,9592939596</text:p>
          </table:table-cell>
          <table:table-cell office:value-type="float" office:value="67.4192359894" calcext:value-type="float">
            <text:p>67,4192359894</text:p>
          </table:table-cell>
          <table:table-cell office:value-type="float" office:value="76.1391290358" calcext:value-type="float">
            <text:p>76,1391290358</text:p>
          </table:table-cell>
          <table:table-cell office:value-type="float" office:value="88.3916664171" calcext:value-type="float">
            <text:p>88,3916664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CO2e Emissions, GTCO2-E/year</text:p>
          </table:table-cell>
          <table:table-cell office:value-type="float" office:value="56.290096403" calcext:value-type="float">
            <text:p>56,290096403</text:p>
          </table:table-cell>
          <table:table-cell office:value-type="float" office:value="59.3028924776" calcext:value-type="float">
            <text:p>59,3028924776</text:p>
          </table:table-cell>
          <table:table-cell office:value-type="float" office:value="53.5011244695" calcext:value-type="float">
            <text:p>53,5011244695</text:p>
          </table:table-cell>
          <table:table-cell office:value-type="float" office:value="47.9171700369" calcext:value-type="float">
            <text:p>47,9171700369</text:p>
          </table:table-cell>
          <table:table-cell office:value-type="float" office:value="43.9095906479" calcext:value-type="float">
            <text:p>43,9095906479</text:p>
          </table:table-cell>
          <table:table-cell office:value-type="float" office:value="45.0110489221" calcext:value-type="float">
            <text:p>45,0110489221</text:p>
          </table:table-cell>
          <table:table-cell office:value-type="float" office:value="46.1340679882" calcext:value-type="float">
            <text:p>46,1340679882</text:p>
          </table:table-cell>
          <table:table-cell office:value-type="float" office:value="52.5289871403" calcext:value-type="float">
            <text:p>52,5289871403</text:p>
          </table:table-cell>
          <table:table-cell office:value-type="float" office:value="53.2312071683" calcext:value-type="float">
            <text:p>53,2312071683</text:p>
          </table:table-cell>
          <table:table-cell office:value-type="float" office:value="54.7614551722" calcext:value-type="float">
            <text:p>54,7614551722</text:p>
          </table:table-cell>
          <table:table-cell office:value-type="float" office:value="57.1273020637" calcext:value-type="float">
            <text:p>57,1273020637</text:p>
          </table:table-cell>
          <table:table-cell office:value-type="float" office:value="60.3914013829" calcext:value-type="float">
            <text:p>60,3914013829</text:p>
          </table:table-cell>
          <table:table-cell office:value-type="float" office:value="64.6959236773" calcext:value-type="float">
            <text:p>64,6959236773</text:p>
          </table:table-cell>
          <table:table-cell office:value-type="float" office:value="70.3026226728" calcext:value-type="float">
            <text:p>70,3026226728</text:p>
          </table:table-cell>
          <table:table-cell office:value-type="float" office:value="77.670781702" calcext:value-type="float">
            <text:p>77,670781702</text:p>
          </table:table-cell>
          <table:table-cell office:value-type="float" office:value="87.6141725342" calcext:value-type="float">
            <text:p>87,6141725342</text:p>
          </table:table-cell>
          <table:table-cell office:value-type="float" office:value="101.5919533779" calcext:value-type="float">
            <text:p>101,5919533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ustrial CO2 Emissions, GTCO2/year</text:p>
          </table:table-cell>
          <table:table-cell office:value-type="float" office:value="41.223096403" calcext:value-type="float">
            <text:p>41,223096403</text:p>
          </table:table-cell>
          <table:table-cell office:value-type="float" office:value="45.2482674768" calcext:value-type="float">
            <text:p>45,2482674768</text:p>
          </table:table-cell>
          <table:table-cell office:value-type="float" office:value="41.7731844688" calcext:value-type="float">
            <text:p>41,7731844688</text:p>
          </table:table-cell>
          <table:table-cell office:value-type="float" office:value="38.1252660369" calcext:value-type="float">
            <text:p>38,1252660369</text:p>
          </table:table-cell>
          <table:table-cell office:value-type="float" office:value="35.4866933993" calcext:value-type="float">
            <text:p>35,4866933993</text:p>
          </table:table-cell>
          <table:table-cell office:value-type="float" office:value="36.8578722189" calcext:value-type="float">
            <text:p>36,8578722189</text:p>
          </table:table-cell>
          <table:table-cell office:value-type="float" office:value="38.2008388138" calcext:value-type="float">
            <text:p>38,2008388138</text:p>
          </table:table-cell>
          <table:table-cell office:value-type="float" office:value="44.3798707457" calcext:value-type="float">
            <text:p>44,3798707457</text:p>
          </table:table-cell>
          <table:table-cell office:value-type="float" office:value="44.918435414" calcext:value-type="float">
            <text:p>44,918435414</text:p>
          </table:table-cell>
          <table:table-cell office:value-type="float" office:value="46.2354269455" calcext:value-type="float">
            <text:p>46,2354269455</text:p>
          </table:table-cell>
          <table:table-cell office:value-type="float" office:value="48.3209015847" calcext:value-type="float">
            <text:p>48,3209015847</text:p>
          </table:table-cell>
          <table:table-cell office:value-type="float" office:value="51.2154141319" calcext:value-type="float">
            <text:p>51,2154141319</text:p>
          </table:table-cell>
          <table:table-cell office:value-type="float" office:value="55.0319134885" calcext:value-type="float">
            <text:p>55,0319134885</text:p>
          </table:table-cell>
          <table:table-cell office:value-type="float" office:value="59.9903460534" calcext:value-type="float">
            <text:p>59,9903460534</text:p>
          </table:table-cell>
          <table:table-cell office:value-type="float" office:value="66.4847888151" calcext:value-type="float">
            <text:p>66,4847888151</text:p>
          </table:table-cell>
          <table:table-cell office:value-type="float" office:value="75.2192644999" calcext:value-type="float">
            <text:p>75,2192644999</text:p>
          </table:table-cell>
          <table:table-cell office:value-type="float" office:value="87.4605931939" calcext:value-type="float">
            <text:p>87,4605931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se abateable non-CO2 emission, GTCO2-E/year</text:p>
          </table:table-cell>
          <table:table-cell office:value-type="float" office:value="9.96" calcext:value-type="float">
            <text:p>9,96</text:p>
          </table:table-cell>
          <table:table-cell office:value-type="float" office:value="10.30625" calcext:value-type="float">
            <text:p>10,30625</text:p>
          </table:table-cell>
          <table:table-cell office:value-type="float" office:value="10.6525" calcext:value-type="float">
            <text:p>10,6525</text:p>
          </table:table-cell>
          <table:table-cell office:value-type="float" office:value="10.99875" calcext:value-type="float">
            <text:p>10,99875</text:p>
          </table:table-cell>
          <table:table-cell office:value-type="float" office:value="11.345" calcext:value-type="float">
            <text:p>11,345</text:p>
          </table:table-cell>
          <table:table-cell office:value-type="float" office:value="11.69125" calcext:value-type="float">
            <text:p>11,69125</text:p>
          </table:table-cell>
          <table:table-cell office:value-type="float" office:value="12.0375" calcext:value-type="float">
            <text:p>12,0375</text:p>
          </table:table-cell>
          <table:table-cell office:value-type="float" office:value="12.38375" calcext:value-type="float">
            <text:p>12,38375</text:p>
          </table:table-cell>
          <table:table-cell office:value-type="float" office:value="12.73" calcext:value-type="float">
            <text:p>12,73</text:p>
          </table:table-cell>
          <table:table-cell office:value-type="float" office:value="13.07625" calcext:value-type="float">
            <text:p>13,07625</text:p>
          </table:table-cell>
          <table:table-cell office:value-type="float" office:value="13.4225" calcext:value-type="float">
            <text:p>13,4225</text:p>
          </table:table-cell>
          <table:table-cell office:value-type="float" office:value="13.76875" calcext:value-type="float">
            <text:p>13,76875</text:p>
          </table:table-cell>
          <table:table-cell office:value-type="float" office:value="14.115" calcext:value-type="float">
            <text:p>14,115</text:p>
          </table:table-cell>
          <table:table-cell office:value-type="float" office:value="14.46125" calcext:value-type="float">
            <text:p>14,46125</text:p>
          </table:table-cell>
          <table:table-cell office:value-type="float" office:value="14.8075" calcext:value-type="float">
            <text:p>14,8075</text:p>
          </table:table-cell>
          <table:table-cell office:value-type="float" office:value="15.15375" calcext:value-type="float">
            <text:p>15,15375</text:p>
          </table:table-cell>
          <table:table-cell office:value-type="float" office:value="15.5" calcext:value-type="float">
            <text:p>15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nd emissions, GtCO2/year</text:p>
          </table:table-cell>
          <table:table-cell office:value-type="float" office:value="5.9" calcext:value-type="float">
            <text:p>5,9</text:p>
          </table:table-cell>
          <table:table-cell office:value-type="float" office:value="5.31" calcext:value-type="float">
            <text:p>5,31</text:p>
          </table:table-cell>
          <table:table-cell office:value-type="float" office:value="4.779" calcext:value-type="float">
            <text:p>4,779</text:p>
          </table:table-cell>
          <table:table-cell office:value-type="float" office:value="4.3011" calcext:value-type="float">
            <text:p>4,3011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483891" calcext:value-type="float">
            <text:p>3,483891</text:p>
          </table:table-cell>
          <table:table-cell office:value-type="float" office:value="3.1355019" calcext:value-type="float">
            <text:p>3,1355019</text:p>
          </table:table-cell>
          <table:table-cell office:value-type="float" office:value="2.82195171" calcext:value-type="float">
            <text:p>2,82195171</text:p>
          </table:table-cell>
          <table:table-cell office:value-type="float" office:value="2.539756539" calcext:value-type="float">
            <text:p>2,539756539</text:p>
          </table:table-cell>
          <table:table-cell office:value-type="float" office:value="2.2857808851" calcext:value-type="float">
            <text:p>2,2857808851</text:p>
          </table:table-cell>
          <table:table-cell office:value-type="float" office:value="2.0572027966" calcext:value-type="float">
            <text:p>2,0572027966</text:p>
          </table:table-cell>
          <table:table-cell office:value-type="float" office:value="1.8514825169" calcext:value-type="float">
            <text:p>1,8514825169</text:p>
          </table:table-cell>
          <table:table-cell office:value-type="float" office:value="1.6663342652" calcext:value-type="float">
            <text:p>1,6663342652</text:p>
          </table:table-cell>
          <table:table-cell office:value-type="float" office:value="1.4997008387" calcext:value-type="float">
            <text:p>1,4997008387</text:p>
          </table:table-cell>
          <table:table-cell office:value-type="float" office:value="1.3497307548" calcext:value-type="float">
            <text:p>1,3497307548</text:p>
          </table:table-cell>
          <table:table-cell office:value-type="float" office:value="1.2147576794" calcext:value-type="float">
            <text:p>1,2147576794</text:p>
          </table:table-cell>
          <table:table-cell office:value-type="float" office:value="1.0932819114" calcext:value-type="float">
            <text:p>1,0932819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 emissions, GtC 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7.4060074782" calcext:value-type="float">
            <text:p>697,4060074782</text:p>
          </table:table-cell>
          <table:table-cell office:value-type="float" office:value="765.6374142943" calcext:value-type="float">
            <text:p>765,6374142943</text:p>
          </table:table-cell>
          <table:table-cell office:value-type="float" office:value="827.5648890209" calcext:value-type="float">
            <text:p>827,5648890209</text:p>
          </table:table-cell>
          <table:table-cell office:value-type="float" office:value="883.3177123118" calcext:value-type="float">
            <text:p>883,3177123118</text:p>
          </table:table-cell>
          <table:table-cell office:value-type="float" office:value="934.6400006211" calcext:value-type="float">
            <text:p>934,6400006211</text:p>
          </table:table-cell>
          <table:table-cell office:value-type="float" office:value="987.4627896623" calcext:value-type="float">
            <text:p>987,4627896623</text:p>
          </table:table-cell>
          <table:table-cell office:value-type="float" office:value="1041.8002708074" calcext:value-type="float">
            <text:p>1041,8002708074</text:p>
          </table:table-cell>
          <table:table-cell office:value-type="float" office:value="1104.3919584053" calcext:value-type="float">
            <text:p>1104,3919584053</text:p>
          </table:table-cell>
          <table:table-cell office:value-type="float" office:value="1167.5412559386" calcext:value-type="float">
            <text:p>1167,5412559386</text:p>
          </table:table-cell>
          <table:table-cell office:value-type="float" office:value="1232.3312864591" calcext:value-type="float">
            <text:p>1232,3312864591</text:p>
          </table:table-cell>
          <table:table-cell office:value-type="float" office:value="1299.831619153" calcext:value-type="float">
            <text:p>1299,831619153</text:p>
          </table:table-cell>
          <table:table-cell office:value-type="float" office:value="1371.166934905" calcext:value-type="float">
            <text:p>1371,166934905</text:p>
          </table:table-cell>
          <table:table-cell office:value-type="float" office:value="1447.6158247365" calcext:value-type="float">
            <text:p>1447,6158247365</text:p>
          </table:table-cell>
          <table:table-cell office:value-type="float" office:value="1530.7572513044" calcext:value-type="float">
            <text:p>1530,7572513044</text:p>
          </table:table-cell>
          <table:table-cell office:value-type="float" office:value="1622.7092916609" calcext:value-type="float">
            <text:p>1622,7092916609</text:p>
          </table:table-cell>
          <table:table-cell office:value-type="float" office:value="1726.5542576126" calcext:value-type="float">
            <text:p>1726,5542576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mulative CO2e emissions since 2020, GtC </text:p>
          </table:table-cell>
          <table:table-cell office:value-type="float" office:value="0" calcext:value-type="float">
            <text:p>0</text:p>
          </table:table-cell>
          <table:table-cell office:value-type="float" office:value="281.450482015" calcext:value-type="float">
            <text:p>281,450482015</text:p>
          </table:table-cell>
          <table:table-cell office:value-type="float" office:value="577.9649444028" calcext:value-type="float">
            <text:p>577,9649444028</text:p>
          </table:table-cell>
          <table:table-cell office:value-type="float" office:value="845.4705667505" calcext:value-type="float">
            <text:p>845,4705667505</text:p>
          </table:table-cell>
          <table:table-cell office:value-type="float" office:value="1085.0564169351" calcext:value-type="float">
            <text:p>1085,0564169351</text:p>
          </table:table-cell>
          <table:table-cell office:value-type="float" office:value="1304.6043701745" calcext:value-type="float">
            <text:p>1304,6043701745</text:p>
          </table:table-cell>
          <table:table-cell office:value-type="float" office:value="1529.6596147851" calcext:value-type="float">
            <text:p>1529,6596147851</text:p>
          </table:table-cell>
          <table:table-cell office:value-type="float" office:value="1760.3299547263" calcext:value-type="float">
            <text:p>1760,3299547263</text:p>
          </table:table-cell>
          <table:table-cell office:value-type="float" office:value="2022.9748904276" calcext:value-type="float">
            <text:p>2022,9748904276</text:p>
          </table:table-cell>
          <table:table-cell office:value-type="float" office:value="2289.1309262691" calcext:value-type="float">
            <text:p>2289,1309262691</text:p>
          </table:table-cell>
          <table:table-cell office:value-type="float" office:value="2562.9382021302" calcext:value-type="float">
            <text:p>2562,9382021302</text:p>
          </table:table-cell>
          <table:table-cell office:value-type="float" office:value="2848.5747124487" calcext:value-type="float">
            <text:p>2848,5747124487</text:p>
          </table:table-cell>
          <table:table-cell office:value-type="float" office:value="3150.5317193633" calcext:value-type="float">
            <text:p>3150,5317193633</text:p>
          </table:table-cell>
          <table:table-cell office:value-type="float" office:value="3474.01133775" calcext:value-type="float">
            <text:p>3474,01133775</text:p>
          </table:table-cell>
          <table:table-cell office:value-type="float" office:value="3825.5244511142" calcext:value-type="float">
            <text:p>3825,5244511142</text:p>
          </table:table-cell>
          <table:table-cell office:value-type="float" office:value="4213.8783596244" calcext:value-type="float">
            <text:p>4213,8783596244</text:p>
          </table:table-cell>
          <table:table-cell office:value-type="float" office:value="4651.9492222951" calcext:value-type="float">
            <text:p>4651,9492222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1765 </text:p>
          </table:table-cell>
          <table:table-cell office:value-type="float" office:value="0.4711838024" calcext:value-type="float">
            <text:p>0,4711838024</text:p>
          </table:table-cell>
          <table:table-cell office:value-type="float" office:value="0.4810305987" calcext:value-type="float">
            <text:p>0,4810305987</text:p>
          </table:table-cell>
          <table:table-cell office:value-type="float" office:value="0.4784623932" calcext:value-type="float">
            <text:p>0,4784623932</text:p>
          </table:table-cell>
          <table:table-cell office:value-type="float" office:value="0.4744680552" calcext:value-type="float">
            <text:p>0,4744680552</text:p>
          </table:table-cell>
          <table:table-cell office:value-type="float" office:value="0.47114928" calcext:value-type="float">
            <text:p>0,47114928</text:p>
          </table:table-cell>
          <table:table-cell office:value-type="float" office:value="0.4726355872" calcext:value-type="float">
            <text:p>0,4726355872</text:p>
          </table:table-cell>
          <table:table-cell office:value-type="float" office:value="0.4747489675" calcext:value-type="float">
            <text:p>0,4747489675</text:p>
          </table:table-cell>
          <table:table-cell office:value-type="float" office:value="0.482684849" calcext:value-type="float">
            <text:p>0,482684849</text:p>
          </table:table-cell>
          <table:table-cell office:value-type="float" office:value="0.485989352" calcext:value-type="float">
            <text:p>0,485989352</text:p>
          </table:table-cell>
          <table:table-cell office:value-type="float" office:value="0.4898403942" calcext:value-type="float">
            <text:p>0,4898403942</text:p>
          </table:table-cell>
          <table:table-cell office:value-type="float" office:value="0.494523811" calcext:value-type="float">
            <text:p>0,494523811</text:p>
          </table:table-cell>
          <table:table-cell office:value-type="float" office:value="0.5002002146" calcext:value-type="float">
            <text:p>0,5002002146</text:p>
          </table:table-cell>
          <table:table-cell office:value-type="float" office:value="0.5070309056" calcext:value-type="float">
            <text:p>0,5070309056</text:p>
          </table:table-cell>
          <table:table-cell office:value-type="float" office:value="0.5152347522" calcext:value-type="float">
            <text:p>0,5152347522</text:p>
          </table:table-cell>
          <table:table-cell office:value-type="float" office:value="0.5251453334" calcext:value-type="float">
            <text:p>0,5251453334</text:p>
          </table:table-cell>
          <table:table-cell office:value-type="float" office:value="0.5373014433" calcext:value-type="float">
            <text:p>0,5373014433</text:p>
          </table:table-cell>
          <table:table-cell office:value-type="float" office:value="0.5525905687" calcext:value-type="float">
            <text:p>0,55259056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mospheric fraction CO2 since 2020 </text:p>
          </table:table-cell>
          <table:table-cell office:value-type="float" office:value="0" calcext:value-type="float">
            <text:p>0</text:p>
          </table:table-cell>
          <table:table-cell office:value-type="float" office:value="0.5787055293" calcext:value-type="float">
            <text:p>0,5787055293</text:p>
          </table:table-cell>
          <table:table-cell office:value-type="float" office:value="0.51336985" calcext:value-type="float">
            <text:p>0,51336985</text:p>
          </table:table-cell>
          <table:table-cell office:value-type="float" office:value="0.4851917892" calcext:value-type="float">
            <text:p>0,4851917892</text:p>
          </table:table-cell>
          <table:table-cell office:value-type="float" office:value="0.4710616988" calcext:value-type="float">
            <text:p>0,4710616988</text:p>
          </table:table-cell>
          <table:table-cell office:value-type="float" office:value="0.4756902187" calcext:value-type="float">
            <text:p>0,4756902187</text:p>
          </table:table-cell>
          <table:table-cell office:value-type="float" office:value="0.4811307239" calcext:value-type="float">
            <text:p>0,4811307239</text:p>
          </table:table-cell>
          <table:table-cell office:value-type="float" office:value="0.5005320583" calcext:value-type="float">
            <text:p>0,5005320583</text:p>
          </table:table-cell>
          <table:table-cell office:value-type="float" office:value="0.5059103269" calcext:value-type="float">
            <text:p>0,5059103269</text:p>
          </table:table-cell>
          <table:table-cell office:value-type="float" office:value="0.5119744368" calcext:value-type="float">
            <text:p>0,5119744368</text:p>
          </table:table-cell>
          <table:table-cell office:value-type="float" office:value="0.5192180969" calcext:value-type="float">
            <text:p>0,5192180969</text:p>
          </table:table-cell>
          <table:table-cell office:value-type="float" office:value="0.5277901368" calcext:value-type="float">
            <text:p>0,5277901368</text:p>
          </table:table-cell>
          <table:table-cell office:value-type="float" office:value="0.5378194083" calcext:value-type="float">
            <text:p>0,5378194083</text:p>
          </table:table-cell>
          <table:table-cell office:value-type="float" office:value="0.5495164104" calcext:value-type="float">
            <text:p>0,5495164104</text:p>
          </table:table-cell>
          <table:table-cell office:value-type="float" office:value="0.5632482453" calcext:value-type="float">
            <text:p>0,5632482453</text:p>
          </table:table-cell>
          <table:table-cell office:value-type="float" office:value="0.5796480241" calcext:value-type="float">
            <text:p>0,5796480241</text:p>
          </table:table-cell>
          <table:table-cell office:value-type="float" office:value="0.5997758339" calcext:value-type="float">
            <text:p>0,5997758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manent C box</text:p>
          </table:table-cell>
          <table:table-cell office:value-type="float" office:value="150.093" calcext:value-type="float">
            <text:p>150,093</text:p>
          </table:table-cell>
          <table:table-cell office:value-type="float" office:value="164.9141056618" calcext:value-type="float">
            <text:p>164,9141056618</text:p>
          </table:table-cell>
          <table:table-cell office:value-type="float" office:value="178.3658066242" calcext:value-type="float">
            <text:p>178,3658066242</text:p>
          </table:table-cell>
          <table:table-cell office:value-type="float" office:value="190.4761779087" calcext:value-type="float">
            <text:p>190,4761779087</text:p>
          </table:table-cell>
          <table:table-cell office:value-type="float" office:value="201.6241032414" calcext:value-type="float">
            <text:p>201,6241032414</text:p>
          </table:table-cell>
          <table:table-cell office:value-type="float" office:value="213.0980302982" calcext:value-type="float">
            <text:p>213,0980302982</text:p>
          </table:table-cell>
          <table:table-cell office:value-type="float" office:value="224.9010419447" calcext:value-type="float">
            <text:p>224,9010419447</text:p>
          </table:table-cell>
          <table:table-cell office:value-type="float" office:value="238.4972242511" calcext:value-type="float">
            <text:p>238,4972242511</text:p>
          </table:table-cell>
          <table:table-cell office:value-type="float" office:value="252.2145794147" calcext:value-type="float">
            <text:p>252,2145794147</text:p>
          </table:table-cell>
          <table:table-cell office:value-type="float" office:value="266.288405692" calcext:value-type="float">
            <text:p>266,288405692</text:p>
          </table:table-cell>
          <table:table-cell office:value-type="float" office:value="280.9510566152" calcext:value-type="float">
            <text:p>280,9510566152</text:p>
          </table:table-cell>
          <table:table-cell office:value-type="float" office:value="296.4468583573" calcext:value-type="float">
            <text:p>296,4468583573</text:p>
          </table:table-cell>
          <table:table-cell office:value-type="float" office:value="313.0535727939" calcext:value-type="float">
            <text:p>313,0535727939</text:p>
          </table:table-cell>
          <table:table-cell office:value-type="float" office:value="331.1142148109" calcext:value-type="float">
            <text:p>331,1142148109</text:p>
          </table:table-cell>
          <table:table-cell office:value-type="float" office:value="351.0889167706" calcext:value-type="float">
            <text:p>351,0889167706</text:p>
          </table:table-cell>
          <table:table-cell office:value-type="float" office:value="373.6472816269" calcext:value-type="float">
            <text:p>373,6472816269</text:p>
          </table:table-cell>
          <table:table-cell office:value-type="float" office:value="399.83599911" calcext:value-type="float">
            <text:p>399,83599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w C box</text:p>
          </table:table-cell>
          <table:table-cell office:value-type="float" office:value="102.698" calcext:value-type="float">
            <text:p>102,698</text:p>
          </table:table-cell>
          <table:table-cell office:value-type="float" office:value="115.2824826652" calcext:value-type="float">
            <text:p>115,2824826652</text:p>
          </table:table-cell>
          <table:table-cell office:value-type="float" office:value="126.5253184904" calcext:value-type="float">
            <text:p>126,5253184904</text:p>
          </table:table-cell>
          <table:table-cell office:value-type="float" office:value="136.4551095072" calcext:value-type="float">
            <text:p>136,4551095072</text:p>
          </table:table-cell>
          <table:table-cell office:value-type="float" office:value="145.4565772177" calcext:value-type="float">
            <text:p>145,4565772177</text:p>
          </table:table-cell>
          <table:table-cell office:value-type="float" office:value="154.8348598386" calcext:value-type="float">
            <text:p>154,8348598386</text:p>
          </table:table-cell>
          <table:table-cell office:value-type="float" office:value="164.5934429353" calcext:value-type="float">
            <text:p>164,5934429353</text:p>
          </table:table-cell>
          <table:table-cell office:value-type="float" office:value="176.2187156406" calcext:value-type="float">
            <text:p>176,2187156406</text:p>
          </table:table-cell>
          <table:table-cell office:value-type="float" office:value="188.0169127581" calcext:value-type="float">
            <text:p>188,0169127581</text:p>
          </table:table-cell>
          <table:table-cell office:value-type="float" office:value="200.2323084526" calcext:value-type="float">
            <text:p>200,2323084526</text:p>
          </table:table-cell>
          <table:table-cell office:value-type="float" office:value="213.1047551258" calcext:value-type="float">
            <text:p>213,1047551258</text:p>
          </table:table-cell>
          <table:table-cell office:value-type="float" office:value="226.8861324062" calcext:value-type="float">
            <text:p>226,8861324062</text:p>
          </table:table-cell>
          <table:table-cell office:value-type="float" office:value="241.8626982623" calcext:value-type="float">
            <text:p>241,8626982623</text:p>
          </table:table-cell>
          <table:table-cell office:value-type="float" office:value="258.387811081" calcext:value-type="float">
            <text:p>258,387811081</text:p>
          </table:table-cell>
          <table:table-cell office:value-type="float" office:value="276.9350647666" calcext:value-type="float">
            <text:p>276,9350647666</text:p>
          </table:table-cell>
          <table:table-cell office:value-type="float" office:value="298.1927594475" calcext:value-type="float">
            <text:p>298,1927594475</text:p>
          </table:table-cell>
          <table:table-cell office:value-type="float" office:value="323.2352677426" calcext:value-type="float">
            <text:p>323,23526774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dium C box</text:p>
          </table:table-cell>
          <table:table-cell office:value-type="float" office:value="39.534" calcext:value-type="float">
            <text:p>39,534</text:p>
          </table:table-cell>
          <table:table-cell office:value-type="float" office:value="47.1791247064" calcext:value-type="float">
            <text:p>47,1791247064</text:p>
          </table:table-cell>
          <table:table-cell office:value-type="float" office:value="52.9072199348" calcext:value-type="float">
            <text:p>52,9072199348</text:p>
          </table:table-cell>
          <table:table-cell office:value-type="float" office:value="57.0931386862" calcext:value-type="float">
            <text:p>57,0931386862</text:p>
          </table:table-cell>
          <table:table-cell office:value-type="float" office:value="60.3655325188" calcext:value-type="float">
            <text:p>60,3655325188</text:p>
          </table:table-cell>
          <table:table-cell office:value-type="float" office:value="64.2857303317" calcext:value-type="float">
            <text:p>64,2857303317</text:p>
          </table:table-cell>
          <table:table-cell office:value-type="float" office:value="68.7795688959" calcext:value-type="float">
            <text:p>68,7795688959</text:p>
          </table:table-cell>
          <table:table-cell office:value-type="float" office:value="75.5076497173" calcext:value-type="float">
            <text:p>75,5076497173</text:p>
          </table:table-cell>
          <table:table-cell office:value-type="float" office:value="82.3600443771" calcext:value-type="float">
            <text:p>82,3600443771</text:p>
          </table:table-cell>
          <table:table-cell office:value-type="float" office:value="89.6701336134" calcext:value-type="float">
            <text:p>89,6701336134</text:p>
          </table:table-cell>
          <table:table-cell office:value-type="float" office:value="97.7361032571" calcext:value-type="float">
            <text:p>97,7361032571</text:p>
          </table:table-cell>
          <table:table-cell office:value-type="float" office:value="106.8559977863" calcext:value-type="float">
            <text:p>106,8559977863</text:p>
          </table:table-cell>
          <table:table-cell office:value-type="float" office:value="117.3623855251" calcext:value-type="float">
            <text:p>117,3623855251</text:p>
          </table:table-cell>
          <table:table-cell office:value-type="float" office:value="129.6659115317" calcext:value-type="float">
            <text:p>129,6659115317</text:p>
          </table:table-cell>
          <table:table-cell office:value-type="float" office:value="144.3212423553" calcext:value-type="float">
            <text:p>144,3212423553</text:p>
          </table:table-cell>
          <table:table-cell office:value-type="float" office:value="162.1409744023" calcext:value-type="float">
            <text:p>162,1409744023</text:p>
          </table:table-cell>
          <table:table-cell office:value-type="float" office:value="184.4000352943" calcext:value-type="float">
            <text:p>184,4000352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st C box</text:p>
          </table:table-cell>
          <table:table-cell office:value-type="float" office:value="6.1865" calcext:value-type="float">
            <text:p>6,1865</text:p>
          </table:table-cell>
          <table:table-cell office:value-type="float" office:value="8.097921097" calcext:value-type="float">
            <text:p>8,097921097</text:p>
          </table:table-cell>
          <table:table-cell office:value-type="float" office:value="8.5303693205" calcext:value-type="float">
            <text:p>8,5303693205</text:p>
          </table:table-cell>
          <table:table-cell office:value-type="float" office:value="8.6286821077" calcext:value-type="float">
            <text:p>8,6286821077</text:p>
          </table:table-cell>
          <table:table-cell office:value-type="float" office:value="8.7282958563" calcext:value-type="float">
            <text:p>8,7282958563</text:p>
          </table:table-cell>
          <table:table-cell office:value-type="float" office:value="9.5255097798" calcext:value-type="float">
            <text:p>9,5255097798</text:p>
          </table:table-cell>
          <table:table-cell office:value-type="float" office:value="10.5228908038" calcext:value-type="float">
            <text:p>10,5228908038</text:p>
          </table:table-cell>
          <table:table-cell office:value-type="float" office:value="12.637621595" calcext:value-type="float">
            <text:p>12,637621595</text:p>
          </table:table-cell>
          <table:table-cell office:value-type="float" office:value="14.1312004958" calcext:value-type="float">
            <text:p>14,1312004958</text:p>
          </table:table-cell>
          <table:table-cell office:value-type="float" office:value="15.7180261888" calcext:value-type="float">
            <text:p>15,7180261888</text:p>
          </table:table-cell>
          <table:table-cell office:value-type="float" office:value="17.6252541268" calcext:value-type="float">
            <text:p>17,6252541268</text:p>
          </table:table-cell>
          <table:table-cell office:value-type="float" office:value="19.9870713197" calcext:value-type="float">
            <text:p>19,9870713197</text:p>
          </table:table-cell>
          <table:table-cell office:value-type="float" office:value="22.9453612629" calcext:value-type="float">
            <text:p>22,9453612629</text:p>
          </table:table-cell>
          <table:table-cell office:value-type="float" office:value="26.6940484544" calcext:value-type="float">
            <text:p>26,6940484544</text:p>
          </table:table-cell>
          <table:table-cell office:value-type="float" office:value="31.5248084153" calcext:value-type="float">
            <text:p>31,5248084153</text:p>
          </table:table-cell>
          <table:table-cell office:value-type="float" office:value="37.9030343644" calcext:value-type="float">
            <text:p>37,9030343644</text:p>
          </table:table-cell>
          <table:table-cell office:value-type="float" office:value="46.6063025607" calcext:value-type="float">
            <text:p>46,6063025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1</text:p>
          </table:table-cell>
          <table:table-cell office:value-type="float" office:value="0.1477" calcext:value-type="float">
            <text:p>0,1477</text:p>
          </table:table-cell>
          <table:table-cell office:value-type="float" office:value="0.1653995535" calcext:value-type="float">
            <text:p>0,1653995535</text:p>
          </table:table-cell>
          <table:table-cell office:value-type="float" office:value="0.1842244414" calcext:value-type="float">
            <text:p>0,1842244414</text:p>
          </table:table-cell>
          <table:table-cell office:value-type="float" office:value="0.2038435167" calcext:value-type="float">
            <text:p>0,2038435167</text:p>
          </table:table-cell>
          <table:table-cell office:value-type="float" office:value="0.2240357146" calcext:value-type="float">
            <text:p>0,2240357146</text:p>
          </table:table-cell>
          <table:table-cell office:value-type="float" office:value="0.2448041884" calcext:value-type="float">
            <text:p>0,2448041884</text:p>
          </table:table-cell>
          <table:table-cell office:value-type="float" office:value="0.2661817547" calcext:value-type="float">
            <text:p>0,2661817547</text:p>
          </table:table-cell>
          <table:table-cell office:value-type="float" office:value="0.2883919852" calcext:value-type="float">
            <text:p>0,2883919852</text:p>
          </table:table-cell>
          <table:table-cell office:value-type="float" office:value="0.3114057688" calcext:value-type="float">
            <text:p>0,3114057688</text:p>
          </table:table-cell>
          <table:table-cell office:value-type="float" office:value="0.335240417" calcext:value-type="float">
            <text:p>0,335240417</text:p>
          </table:table-cell>
          <table:table-cell office:value-type="float" office:value="0.3599418099" calcext:value-type="float">
            <text:p>0,3599418099</text:p>
          </table:table-cell>
          <table:table-cell office:value-type="float" office:value="0.385579021" calcext:value-type="float">
            <text:p>0,385579021</text:p>
          </table:table-cell>
          <table:table-cell office:value-type="float" office:value="0.4122448925" calcext:value-type="float">
            <text:p>0,4122448925</text:p>
          </table:table-cell>
          <table:table-cell office:value-type="float" office:value="0.4400605464" calcext:value-type="float">
            <text:p>0,4400605464</text:p>
          </table:table-cell>
          <table:table-cell office:value-type="float" office:value="0.469184658" calcext:value-type="float">
            <text:p>0,469184658</text:p>
          </table:table-cell>
          <table:table-cell office:value-type="float" office:value="0.4998303863" calcext:value-type="float">
            <text:p>0,4998303863</text:p>
          </table:table-cell>
          <table:table-cell office:value-type="float" office:value="0.5322950974" calcext:value-type="float">
            <text:p>0,5322950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 Box 2</text:p>
          </table:table-cell>
          <table:table-cell office:value-type="float" office:value="1.099454" calcext:value-type="float">
            <text:p>1,099454</text:p>
          </table:table-cell>
          <table:table-cell office:value-type="float" office:value="1.2746490805" calcext:value-type="float">
            <text:p>1,2746490805</text:p>
          </table:table-cell>
          <table:table-cell office:value-type="float" office:value="1.3944937917" calcext:value-type="float">
            <text:p>1,3944937917</text:p>
          </table:table-cell>
          <table:table-cell office:value-type="float" office:value="1.4840444371" calcext:value-type="float">
            <text:p>1,4840444371</text:p>
          </table:table-cell>
          <table:table-cell office:value-type="float" office:value="1.5553613522" calcext:value-type="float">
            <text:p>1,5553613522</text:p>
          </table:table-cell>
          <table:table-cell office:value-type="float" office:value="1.6220356392" calcext:value-type="float">
            <text:p>1,6220356392</text:p>
          </table:table-cell>
          <table:table-cell office:value-type="float" office:value="1.6894079547" calcext:value-type="float">
            <text:p>1,6894079547</text:p>
          </table:table-cell>
          <table:table-cell office:value-type="float" office:value="1.7678130186" calcext:value-type="float">
            <text:p>1,7678130186</text:p>
          </table:table-cell>
          <table:table-cell office:value-type="float" office:value="1.8489136865" calcext:value-type="float">
            <text:p>1,8489136865</text:p>
          </table:table-cell>
          <table:table-cell office:value-type="float" office:value="1.9323684066" calcext:value-type="float">
            <text:p>1,9323684066</text:p>
          </table:table-cell>
          <table:table-cell office:value-type="float" office:value="2.0194027572" calcext:value-type="float">
            <text:p>2,0194027572</text:p>
          </table:table-cell>
          <table:table-cell office:value-type="float" office:value="2.1114822094" calcext:value-type="float">
            <text:p>2,1114822094</text:p>
          </table:table-cell>
          <table:table-cell office:value-type="float" office:value="2.2101911135" calcext:value-type="float">
            <text:p>2,2101911135</text:p>
          </table:table-cell>
          <table:table-cell office:value-type="float" office:value="2.317378134" calcext:value-type="float">
            <text:p>2,317378134</text:p>
          </table:table-cell>
          <table:table-cell office:value-type="float" office:value="2.4354213397" calcext:value-type="float">
            <text:p>2,4354213397</text:p>
          </table:table-cell>
          <table:table-cell office:value-type="float" office:value="2.5676655562" calcext:value-type="float">
            <text:p>2,5676655562</text:p>
          </table:table-cell>
          <table:table-cell office:value-type="float" office:value="2.7191527698" calcext:value-type="float">
            <text:p>2,7191527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4471876054" calcext:value-type="float">
            <text:p>0,4471876054</text:p>
          </table:table-cell>
          <table:table-cell office:value-type="float" office:value="0.5127852289" calcext:value-type="float">
            <text:p>0,5127852289</text:p>
          </table:table-cell>
          <table:table-cell office:value-type="float" office:value="0.5839756154" calcext:value-type="float">
            <text:p>0,5839756154</text:p>
          </table:table-cell>
          <table:table-cell office:value-type="float" office:value="0.6524010851" calcext:value-type="float">
            <text:p>0,6524010851</text:p>
          </table:table-cell>
          <table:table-cell office:value-type="float" office:value="0.7172663886" calcext:value-type="float">
            <text:p>0,7172663886</text:p>
          </table:table-cell>
          <table:table-cell office:value-type="float" office:value="0.77674038" calcext:value-type="float">
            <text:p>0,77674038</text:p>
          </table:table-cell>
          <table:table-cell office:value-type="float" office:value="0.8403264958" calcext:value-type="float">
            <text:p>0,8403264958</text:p>
          </table:table-cell>
          <table:table-cell office:value-type="float" office:value="0.9034268563" calcext:value-type="float">
            <text:p>0,9034268563</text:p>
          </table:table-cell>
          <table:table-cell office:value-type="float" office:value="0.9853068116" calcext:value-type="float">
            <text:p>0,9853068116</text:p>
          </table:table-cell>
          <table:table-cell office:value-type="float" office:value="1.0730510389" calcext:value-type="float">
            <text:p>1,0730510389</text:p>
          </table:table-cell>
          <table:table-cell office:value-type="float" office:value="1.1678981282" calcext:value-type="float">
            <text:p>1,1678981282</text:p>
          </table:table-cell>
          <table:table-cell office:value-type="float" office:value="1.2716169793" calcext:value-type="float">
            <text:p>1,2716169793</text:p>
          </table:table-cell>
          <table:table-cell office:value-type="float" office:value="1.3863673766" calcext:value-type="float">
            <text:p>1,3863673766</text:p>
          </table:table-cell>
          <table:table-cell office:value-type="float" office:value="1.5147472593" calcext:value-type="float">
            <text:p>1,5147472593</text:p>
          </table:table-cell>
          <table:table-cell office:value-type="float" office:value="1.6598737939" calcext:value-type="float">
            <text:p>1,6598737939</text:p>
          </table:table-cell>
          <table:table-cell office:value-type="float" office:value="1.8253958078" calcext:value-type="float">
            <text:p>1,8253958078</text:p>
          </table:table-cell>
          <table:table-cell office:value-type="float" office:value="2.0152921695" calcext:value-type="float">
            <text:p>2,0152921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FR</text:p>
          </table:table-cell>
          <table:table-cell office:value-type="float" office:value="43.9598566234" calcext:value-type="float">
            <text:p>43,9598566234</text:p>
          </table:table-cell>
          <table:table-cell office:value-type="float" office:value="45.2745176544" calcext:value-type="float">
            <text:p>45,2745176544</text:p>
          </table:table-cell>
          <table:table-cell office:value-type="float" office:value="46.5622267394" calcext:value-type="float">
            <text:p>46,5622267394</text:p>
          </table:table-cell>
          <table:table-cell office:value-type="float" office:value="47.6933771631" calcext:value-type="float">
            <text:p>47,6933771631</text:p>
          </table:table-cell>
          <table:table-cell office:value-type="float" office:value="48.6869096496" calcext:value-type="float">
            <text:p>48,6869096496</text:p>
          </table:table-cell>
          <table:table-cell office:value-type="float" office:value="49.5404094188" calcext:value-type="float">
            <text:p>49,5404094188</text:p>
          </table:table-cell>
          <table:table-cell office:value-type="float" office:value="50.3996821962" calcext:value-type="float">
            <text:p>50,3996821962</text:p>
          </table:table-cell>
          <table:table-cell office:value-type="float" office:value="51.2039359734" calcext:value-type="float">
            <text:p>51,2039359734</text:p>
          </table:table-cell>
          <table:table-cell office:value-type="float" office:value="52.1834457371" calcext:value-type="float">
            <text:p>52,1834457371</text:p>
          </table:table-cell>
          <table:table-cell office:value-type="float" office:value="53.1616060079" calcext:value-type="float">
            <text:p>53,1616060079</text:p>
          </table:table-cell>
          <table:table-cell office:value-type="float" office:value="54.1453383514" calcext:value-type="float">
            <text:p>54,1453383514</text:p>
          </table:table-cell>
          <table:table-cell office:value-type="float" office:value="55.1437156513" calcext:value-type="float">
            <text:p>55,1437156513</text:p>
          </table:table-cell>
          <table:table-cell office:value-type="float" office:value="56.1653613892" calcext:value-type="float">
            <text:p>56,1653613892</text:p>
          </table:table-cell>
          <table:table-cell office:value-type="float" office:value="57.2180550422" calcext:value-type="float">
            <text:p>57,2180550422</text:p>
          </table:table-cell>
          <table:table-cell office:value-type="float" office:value="58.3085411411" calcext:value-type="float">
            <text:p>58,3085411411</text:p>
          </table:table-cell>
          <table:table-cell office:value-type="float" office:value="59.441800195" calcext:value-type="float">
            <text:p>59,441800195</text:p>
          </table:table-cell>
          <table:table-cell office:value-type="float" office:value="60.6193367721" calcext:value-type="float">
            <text:p>60,61933677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cc</text:p>
          </table:table-cell>
          <table:table-cell office:value-type="float" office:value="335.0250986" calcext:value-type="float">
            <text:p>335,0250986</text:p>
          </table:table-cell>
          <table:table-cell office:value-type="float" office:value="361.9323733471" calcext:value-type="float">
            <text:p>361,9323733471</text:p>
          </table:table-cell>
          <table:table-cell office:value-type="float" office:value="399.3086999225" calcext:value-type="float">
            <text:p>399,3086999225</text:p>
          </table:table-cell>
          <table:table-cell office:value-type="float" office:value="434.9117808092" calcext:value-type="float">
            <text:p>434,9117808092</text:p>
          </table:table-cell>
          <table:table-cell office:value-type="float" office:value="467.1432034762" calcext:value-type="float">
            <text:p>467,1432034762</text:p>
          </table:table-cell>
          <table:table-cell office:value-type="float" office:value="492.8958703718" calcext:value-type="float">
            <text:p>492,8958703718</text:p>
          </table:table-cell>
          <table:table-cell office:value-type="float" office:value="518.6658450808" calcext:value-type="float">
            <text:p>518,6658450808</text:p>
          </table:table-cell>
          <table:table-cell office:value-type="float" office:value="538.9390596018" calcext:value-type="float">
            <text:p>538,9390596018</text:p>
          </table:table-cell>
          <table:table-cell office:value-type="float" office:value="567.6692213586" calcext:value-type="float">
            <text:p>567,6692213586</text:p>
          </table:table-cell>
          <table:table-cell office:value-type="float" office:value="595.6323819914" calcext:value-type="float">
            <text:p>595,6323819914</text:p>
          </table:table-cell>
          <table:table-cell office:value-type="float" office:value="622.9141173334" calcext:value-type="float">
            <text:p>622,9141173334</text:p>
          </table:table-cell>
          <table:table-cell office:value-type="float" office:value="649.655559282" calcext:value-type="float">
            <text:p>649,655559282</text:p>
          </table:table-cell>
          <table:table-cell office:value-type="float" office:value="675.9429170594" calcext:value-type="float">
            <text:p>675,9429170594</text:p>
          </table:table-cell>
          <table:table-cell office:value-type="float" office:value="701.7538388562" calcext:value-type="float">
            <text:p>701,7538388562</text:p>
          </table:table-cell>
          <table:table-cell office:value-type="float" office:value="726.8872189938" calcext:value-type="float">
            <text:p>726,8872189938</text:p>
          </table:table-cell>
          <table:table-cell office:value-type="float" office:value="750.8252418168" calcext:value-type="float">
            <text:p>750,8252418168</text:p>
          </table:table-cell>
          <table:table-cell office:value-type="float" office:value="772.4766529049" calcext:value-type="float">
            <text:p>772,4766529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atot</text:p>
          </table:table-cell>
          <table:table-cell office:value-type="float" office:value="633.5379" calcext:value-type="float">
            <text:p>633,5379</text:p>
          </table:table-cell>
          <table:table-cell office:value-type="float" office:value="697.4060074782" calcext:value-type="float">
            <text:p>697,4060074782</text:p>
          </table:table-cell>
          <table:table-cell office:value-type="float" office:value="765.6374142943" calcext:value-type="float">
            <text:p>765,6374142943</text:p>
          </table:table-cell>
          <table:table-cell office:value-type="float" office:value="827.5648890209" calcext:value-type="float">
            <text:p>827,5648890209</text:p>
          </table:table-cell>
          <table:table-cell office:value-type="float" office:value="883.3177123118" calcext:value-type="float">
            <text:p>883,3177123118</text:p>
          </table:table-cell>
          <table:table-cell office:value-type="float" office:value="934.6400006211" calcext:value-type="float">
            <text:p>934,6400006211</text:p>
          </table:table-cell>
          <table:table-cell office:value-type="float" office:value="987.4627896623" calcext:value-type="float">
            <text:p>987,4627896623</text:p>
          </table:table-cell>
          <table:table-cell office:value-type="float" office:value="1041.8002708074" calcext:value-type="float">
            <text:p>1041,8002708074</text:p>
          </table:table-cell>
          <table:table-cell office:value-type="float" office:value="1104.3919584053" calcext:value-type="float">
            <text:p>1104,3919584053</text:p>
          </table:table-cell>
          <table:table-cell office:value-type="float" office:value="1167.5412559386" calcext:value-type="float">
            <text:p>1167,5412559386</text:p>
          </table:table-cell>
          <table:table-cell office:value-type="float" office:value="1232.3312864591" calcext:value-type="float">
            <text:p>1232,3312864591</text:p>
          </table:table-cell>
          <table:table-cell office:value-type="float" office:value="1299.831619153" calcext:value-type="float">
            <text:p>1299,831619153</text:p>
          </table:table-cell>
          <table:table-cell office:value-type="float" office:value="1371.166934905" calcext:value-type="float">
            <text:p>1371,166934905</text:p>
          </table:table-cell>
          <table:table-cell office:value-type="float" office:value="1447.6158247365" calcext:value-type="float">
            <text:p>1447,6158247365</text:p>
          </table:table-cell>
          <table:table-cell office:value-type="float" office:value="1530.7572513044" calcext:value-type="float">
            <text:p>1530,7572513044</text:p>
          </table:table-cell>
          <table:table-cell office:value-type="float" office:value="1622.7092916609" calcext:value-type="float">
            <text:p>1622,7092916609</text:p>
          </table:table-cell>
          <table:table-cell office:value-type="float" office:value="1726.5542576126" calcext:value-type="float">
            <text:p>1726,5542576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are of output net zero emissions</text:p>
          </table:table-cell>
          <table:table-cell office:value-type="float" office:value="0.1090617324" calcext:value-type="float">
            <text:p>0,1090617324</text:p>
          </table:table-cell>
          <table:table-cell office:value-type="float" office:value="0.0954302633" calcext:value-type="float">
            <text:p>0,0954302633</text:p>
          </table:table-cell>
          <table:table-cell office:value-type="float" office:value="0.0837473264" calcext:value-type="float">
            <text:p>0,0837473264</text:p>
          </table:table-cell>
          <table:table-cell office:value-type="float" office:value="0.0737011414" calcext:value-type="float">
            <text:p>0,0737011414</text:p>
          </table:table-cell>
          <table:table-cell office:value-type="float" office:value="0.0650347257" calcext:value-type="float">
            <text:p>0,0650347257</text:p>
          </table:table-cell>
          <table:table-cell office:value-type="float" office:value="0.0575354666" calcext:value-type="float">
            <text:p>0,0575354666</text:p>
          </table:table-cell>
          <table:table-cell office:value-type="float" office:value="0.0510268183" calcext:value-type="float">
            <text:p>0,0510268183</text:p>
          </table:table-cell>
          <table:table-cell office:value-type="float" office:value="0.0474495653" calcext:value-type="float">
            <text:p>0,0474495653</text:p>
          </table:table-cell>
          <table:table-cell office:value-type="float" office:value="0.0442232354" calcext:value-type="float">
            <text:p>0,0442232354</text:p>
          </table:table-cell>
          <table:table-cell office:value-type="float" office:value="0.0413058794" calcext:value-type="float">
            <text:p>0,0413058794</text:p>
          </table:table-cell>
          <table:table-cell office:value-type="float" office:value="0.0386613036" calcext:value-type="float">
            <text:p>0,0386613036</text:p>
          </table:table-cell>
          <table:table-cell office:value-type="float" office:value="0.0362581881" calcext:value-type="float">
            <text:p>0,0362581881</text:p>
          </table:table-cell>
          <table:table-cell office:value-type="float" office:value="0.0340693535" calcext:value-type="float">
            <text:p>0,0340693535</text:p>
          </table:table-cell>
          <table:table-cell office:value-type="float" office:value="0.0320711481" calcext:value-type="float">
            <text:p>0,0320711481</text:p>
          </table:table-cell>
          <table:table-cell office:value-type="float" office:value="0.0302429352" calcext:value-type="float">
            <text:p>0,0302429352</text:p>
          </table:table-cell>
          <table:table-cell office:value-type="float" office:value="0.0285666617" calcext:value-type="float">
            <text:p>0,0285666617</text:p>
          </table:table-cell>
          <table:table-cell office:value-type="float" office:value="0.027026495" calcext:value-type="float">
            <text:p>0,02702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2"/>yr0 <text:s text:c="4"/>=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emshare0 <text:s text:c="7"/>=</text:p>
          </table:table-cell>
          <table:table-cell office:value-type="float" office:value="0.2173" calcext:value-type="float">
            <text:p>0,2173</text:p>
          </table:table-cell>
          <table:table-cell office:value-type="string" calcext:value-type="string">
            <text:p><text:s text:c="2"/>emshare1 <text:s text:c="7"/>=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<text:s/>emshare2 <text:s text:c="7"/>=</text:p>
          </table:table-cell>
          <table:table-cell office:value-type="float" office:value="0.2824" calcext:value-type="float">
            <text:p>0,2824</text:p>
          </table:table-cell>
          <table:table-cell office:value-type="string" calcext:value-type="string">
            <text:p><text:s text:c="3"/>emshare3 <text:s text:c="7"/>=</text:p>
          </table:table-cell>
          <table:table-cell office:value-type="float" office:value="0.2763" calcext:value-type="float">
            <text:p>0,2763</text:p>
          </table:table-cell>
          <table:table-cell office:value-type="string" calcext:value-type="string">
            <text:p><text:s text:c="3"/>tau0 <text:s text:c="3"/>=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 text:c="3"/>tau1 <text:s text:c="3"/>=</text:p>
          </table:table-cell>
          <table:table-cell office:value-type="float" office:value="394.4" calcext:value-type="float">
            <text:p>394,4</text:p>
          </table:table-cell>
          <table:table-cell office:value-type="string" calcext:value-type="string">
            <text:p><text:s text:c="3"/>tau2 <text:s text:c="3"/>=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<text:s text:c="3"/>tau3 <text:s text:c="3"/>=</text:p>
          </table:table-cell>
          <table:table-cell office:value-type="float" office:value="4.304" calcext:value-type="float">
            <text:p>4,304</text:p>
          </table:table-cell>
          <table:table-cell office:value-type="string" calcext:value-type="string">
            <text:p><text:s text:c="3"/>teq1 <text:s text:c="3"/>=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<text:s text:c="3"/>teq2 <text:s text:c="3"/>=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<text:s text:c="3"/>d1 <text:s text:c="5"/>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3"/>d2 <text:s text:c="5"/>=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IRF0 <text:s text:c="6"/>=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<text:s text:c="3"/>irC <text:s text:c="4"/>=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 text:c="3"/>irT <text:s text:c="4"/>=</text:p>
          </table:table-cell>
          <table:table-cell office:value-type="float" office:value="4.165" calcext:value-type="float">
            <text:p>4,165</text:p>
          </table:table-cell>
        </table:table-row>
        <table:table-row table:style-name="ro1">
          <table:table-cell office:value-type="string" calcext:value-type="string">
            <text:p><text:s text:c="2"/>fco22x <text:s/>=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<text:s text:c="3"/>mat0 <text:s text:c="3"/>=</text:p>
          </table:table-cell>
          <table:table-cell office:value-type="float" office:value="886.5128014" calcext:value-type="float">
            <text:p>886,5128014</text:p>
          </table:table-cell>
          <table:table-cell office:value-type="string" calcext:value-type="string">
            <text:p><text:s text:c="3"/>res00 <text:s text:c="2"/>=</text:p>
          </table:table-cell>
          <table:table-cell office:value-type="float" office:value="150.093" calcext:value-type="float">
            <text:p>150,093</text:p>
          </table:table-cell>
          <table:table-cell office:value-type="string" calcext:value-type="string">
            <text:p><text:s text:c="3"/>res10 <text:s text:c="2"/>=</text:p>
          </table:table-cell>
          <table:table-cell office:value-type="float" office:value="102.698" calcext:value-type="float">
            <text:p>102,698</text:p>
          </table:table-cell>
          <table:table-cell office:value-type="string" calcext:value-type="string">
            <text:p><text:s text:c="3"/>res20 <text:s text:c="2"/>=</text:p>
          </table:table-cell>
          <table:table-cell office:value-type="float" office:value="39.534" calcext:value-type="float">
            <text:p>39,534</text:p>
          </table:table-cell>
          <table:table-cell office:value-type="string" calcext:value-type="string">
            <text:p><text:s text:c="3"/>res30 <text:s text:c="2"/>=</text:p>
          </table:table-cell>
          <table:table-cell office:value-type="float" office:value="6.1865" calcext:value-type="float">
            <text:p>6,1865</text:p>
          </table:table-cell>
          <table:table-cell office:value-type="string" calcext:value-type="string">
            <text:p><text:s text:c="3"/>mateq <text:s text:c="2"/>=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 text:c="3"/>tbox10 <text:s/>=</text:p>
          </table:table-cell>
          <table:table-cell office:value-type="float" office:value="0.1477" calcext:value-type="float">
            <text:p>0,1477</text:p>
          </table:table-cell>
          <table:table-cell office:value-type="string" calcext:value-type="string">
            <text:p><text:s text:c="3"/>tbox20 <text:s/>=</text:p>
          </table:table-cell>
          <table:table-cell office:value-type="float" office:value="1.099454" calcext:value-type="float">
            <text:p>1,099454</text:p>
          </table:table-cell>
          <table:table-cell office:value-type="string" calcext:value-type="string">
            <text:p><text:s text:c="3"/>tatm0 <text:s text:c="2"/>=</text:p>
          </table:table-cell>
          <table:table-cell office:value-type="float" office:value="1.24715" calcext:value-type="float">
            <text:p>1,24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a2 <text:s text:c="5"/>=</text:p>
          </table:table-cell>
          <table:table-cell office:value-type="float" office:value="0.003467" calcext:value-type="float">
            <text:p>0,003467</text:p>
          </table:table-cell>
          <table:table-cell office:value-type="string" calcext:value-type="string">
            <text:p><text:s text:c="3"/>elasmu <text:s/>=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<text:s text:c="3"/>prstp <text:s text:c="2"/>=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sigma1 <text:s text:c="11"/>=</text:p>
          </table:table-cell>
          <table:table-cell office:value-type="float" office:value="-0.015" calcext:value-type="float">
            <text:p>-0,015</text:p>
          </table:table-cell>
          <table:table-cell office:value-type="string" calcext:value-type="string">
            <text:p><text:s text:c="4"/>e0 <text:s text:c="4"/>=</text:p>
          </table:table-cell>
          <table:table-cell office:value-type="float" office:value="37.56" calcext:value-type="float">
            <text:p>37,56</text:p>
          </table:table-cell>
          <table:table-cell office:value-type="string" calcext:value-type="string">
            <text:p>expcost2 <text:s text:c="10"/>=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<text:s text:c="3"/>gback <text:s text:c="2"/>=</text:p>
          </table:table-cell>
          <table:table-cell office:value-type="float" office:value="-0.012" calcext:value-type="float">
            <text:p>-0,012</text:p>
          </table:table-cell>
          <table:table-cell office:value-type="string" calcext:value-type="string">
            <text:p><text:s text:c="3"/>limmiu2050 <text:s text:c="5"/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limmiu2100 <text:s text:c="5"/>=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<text:s text:c="3"/>cprice0 <text:s text:c="8"/>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gcprice <text:s text:c="8"/>=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 table:number-rows-repeated="104781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lots" table:style-name="ta1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 style:data-style-name="N2" text:time-value="12:10:04.0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2T13:05:39.363000000</dc:date>
    <meta:editing-duration>PT2H59M53S</meta:editing-duration>
    <meta:editing-cycles>4</meta:editing-cycles>
    <meta:generator>LibreOffice/7.5.5.2$Windows_X86_64 LibreOffice_project/ca8fe7424262805f223b9a2334bc7181abbcbf5e</meta:generator>
    <meta:document-statistic meta:table-count="2" meta:cell-count="12217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'DICE2023-b-3-17-3'.A451:'DICE2023-b-3-17-3'.AF505" chart:data-source-has-labels="both" svg:x="0.32cm" svg:y="0.18cm" svg:width="15.15cm" svg:height="8.64cm">
          <chart:coordinate-region svg:x="0.959cm" svg:y="0.18cm" svg:width="14.511cm" svg:height="2.88cm"/>
          <chart:axis chart:dimension="x" chart:name="primary-x" chart:style-name="ch4" chartooo:axis-type="auto">
            <chartooo:date-scale/>
            <chart:categories table:cell-range-address="'DICE2023-b-3-17-3'.A451:'DICE2023-b-3-17-3'.AF505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82cm" svg:height="11.182cm" xlink:href=".." xlink:type="simple" chart:class="chart:line" chart:style-name="ch1">
        <chart:title svg:x="6.645cm" svg:y="0.359cm" chart:style-name="ch2">
          <text:p>Cumulative CO2e emissions since 2020</text:p>
        </chart:title>
        <chart:legend chart:legend-position="end" svg:x="16.362cm" svg:y="1.79cm" style:legend-expansion="custom" svg:width="4.798cm" svg:height="2.641cm" style:legend-expansion-aspect-ratio="1.81673608481636" chart:style-name="ch3"/>
        <chart:plot-area chart:style-name="ch4" table:cell-range-address="'DICE2023-b-3-17-3'.B10:'DICE2023-b-3-17-3'.R10 'DICE2023-b-3-17-3'.A68:'DICE2023-b-3-17-3'.A68 'DICE2023-b-3-17-3'.B111:'DICE2023-b-3-17-3'.R111 'DICE2023-b-3-17-3'.A131:'DICE2023-b-3-17-3'.A131 'DICE2023-b-3-17-3'.B174:'DICE2023-b-3-17-3'.R174 'DICE2023-b-3-17-3'.A194:'DICE2023-b-3-17-3'.A194 'DICE2023-b-3-17-3'.B237:'DICE2023-b-3-17-3'.R237" chart:data-source-has-labels="both" svg:x="2.664cm" svg:y="1.71cm" svg:width="13.325cm" svg:height="8.77cm">
          <chart:coordinate-region svg:x="3.691cm" svg:y="1.905cm" svg:width="12.159cm" svg:height="7.501cm"/>
          <chart:axis chart:dimension="x" chart:name="primary-x" chart:style-name="ch5" chartooo:axis-type="auto">
            <chartooo:date-scale/>
            <chart:title svg:x="8.934cm" svg:y="10.639cm" chart:style-name="ch6">
              <text:p>Date</text:p>
            </chart:title>
            <chart:categories table:cell-range-address="'DICE2023-b-3-17-3'.B10:'DICE2023-b-3-17-3'.R10"/>
          </chart:axis>
          <chart:axis chart:dimension="y" chart:name="primary-y" chart:style-name="ch5">
            <chart:title svg:x="1.692cm" svg:y="8.807cm" chart:style-name="ch7">
              <text:p>Cumulative CO2e emisions (GtCO2e)</text:p>
            </chart:title>
            <chart:grid chart:style-name="ch8" chart:class="major"/>
          </chart:axis>
          <chart:series chart:style-name="ch9" chart:values-cell-range-address="'DICE2023-b-3-17-3'.B111:'DICE2023-b-3-17-3'.R111" chart:label-cell-address="'DICE2023-b-3-17-3'.A68:'DICE2023-b-3-17-3'.A68" chart:class="chart:line">
            <chart:data-point chart:repeated="17"/>
          </chart:series>
          <chart:series chart:style-name="ch10" chart:values-cell-range-address="'DICE2023-b-3-17-3'.B174:'DICE2023-b-3-17-3'.R174" chart:label-cell-address="'DICE2023-b-3-17-3'.A131:'DICE2023-b-3-17-3'.A131" chart:class="chart:line">
            <chart:data-point chart:repeated="17"/>
          </chart:series>
          <chart:series chart:style-name="ch11" chart:values-cell-range-address="'DICE2023-b-3-17-3'.B237:'DICE2023-b-3-17-3'.R237" chart:label-cell-address="'DICE2023-b-3-17-3'.A194:'DICE2023-b-3-17-3'.A194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20">
                <text:p>2020</text:p>
                <draw:g>
                  <svg:desc>'DICE2023-b-3-17-3'.B10:'DICE2023-b-3-17-3'.R10</svg:desc>
                </draw:g>
              </table:table-cell>
              <table:table-cell office:value-type="float" office:value="2025">
                <text:p>2025</text:p>
              </table:table-cell>
              <table:table-cell office:value-type="float" office:value="2030">
                <text:p>2030</text:p>
              </table:table-cell>
              <table:table-cell office:value-type="float" office:value="2035">
                <text:p>2035</text:p>
              </table:table-cell>
              <table:table-cell office:value-type="float" office:value="2040">
                <text:p>2040</text:p>
              </table:table-cell>
              <table:table-cell office:value-type="float" office:value="2045">
                <text:p>2045</text:p>
              </table:table-cell>
              <table:table-cell office:value-type="float" office:value="2050">
                <text:p>2050</text:p>
              </table:table-cell>
              <table:table-cell office:value-type="float" office:value="2055">
                <text:p>2055</text:p>
              </table:table-cell>
              <table:table-cell office:value-type="float" office:value="2060">
                <text:p>2060</text:p>
              </table:table-cell>
              <table:table-cell office:value-type="float" office:value="2065">
                <text:p>2065</text:p>
              </table:table-cell>
              <table:table-cell office:value-type="float" office:value="2070">
                <text:p>2070</text:p>
              </table:table-cell>
              <table:table-cell office:value-type="float" office:value="2075">
                <text:p>2075</text:p>
              </table:table-cell>
              <table:table-cell office:value-type="float" office:value="2080">
                <text:p>2080</text:p>
              </table:table-cell>
              <table:table-cell office:value-type="float" office:value="2085">
                <text:p>2085</text:p>
              </table:table-cell>
              <table:table-cell office:value-type="float" office:value="2090">
                <text:p>2090</text:p>
              </table:table-cell>
              <table:table-cell office:value-type="float" office:value="2095">
                <text:p>2095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Temp limit 2,0</text:p>
                <draw:g>
                  <svg:desc>'DICE2023-b-3-17-3'.A68:'DICE2023-b-3-17-3'.A68</svg:desc>
                </draw:g>
              </table:table-cell>
              <table:table-cell office:value-type="float" office:value="0">
                <text:p>0</text:p>
                <draw:g>
                  <svg:desc>'DICE2023-b-3-17-3'.B111:'DICE2023-b-3-17-3'.R111</svg:desc>
                </draw:g>
              </table:table-cell>
              <table:table-cell office:value-type="float" office:value="263.3868196575">
                <text:p>263.3868196575</text:p>
              </table:table-cell>
              <table:table-cell office:value-type="float" office:value="529.5854949489">
                <text:p>529.5854949489</text:p>
              </table:table-cell>
              <table:table-cell office:value-type="float" office:value="769.0093772583">
                <text:p>769.0093772583</text:p>
              </table:table-cell>
              <table:table-cell office:value-type="float" office:value="983.181364576">
                <text:p>983.181364576</text:p>
              </table:table-cell>
              <table:table-cell office:value-type="float" office:value="1181.2490750309">
                <text:p>1181.2490750309</text:p>
              </table:table-cell>
              <table:table-cell office:value-type="float" office:value="1365.9479350862">
                <text:p>1365.9479350862</text:p>
              </table:table-cell>
              <table:table-cell office:value-type="float" office:value="1530.7483306879">
                <text:p>1530.7483306879</text:p>
              </table:table-cell>
              <table:table-cell office:value-type="float" office:value="1675.39697248">
                <text:p>1675.39697248</text:p>
              </table:table-cell>
              <table:table-cell office:value-type="float" office:value="1793.5982745815">
                <text:p>1793.5982745815</text:p>
              </table:table-cell>
              <table:table-cell office:value-type="float" office:value="1878.3636173509">
                <text:p>1878.3636173509</text:p>
              </table:table-cell>
              <table:table-cell office:value-type="float" office:value="1926.5180033704">
                <text:p>1926.5180033704</text:p>
              </table:table-cell>
              <table:table-cell office:value-type="float" office:value="1951.9787207482">
                <text:p>1951.9787207482</text:p>
              </table:table-cell>
              <table:table-cell office:value-type="float" office:value="1980.8769020518">
                <text:p>1980.8769020518</text:p>
              </table:table-cell>
              <table:table-cell office:value-type="float" office:value="2001.2175118518">
                <text:p>2001.2175118518</text:p>
              </table:table-cell>
              <table:table-cell office:value-type="float" office:value="2016.4088126439">
                <text:p>2016.4088126439</text:p>
              </table:table-cell>
              <table:table-cell office:value-type="float" office:value="2017.6143099022">
                <text:p>2017.6143099022</text:p>
              </table:table-cell>
            </table:table-row>
            <table:table-row>
              <table:table-cell office:value-type="string">
                <text:p>Temp limit 1,5</text:p>
                <draw:g>
                  <svg:desc>'DICE2023-b-3-17-3'.A131:'DICE2023-b-3-17-3'.A131</svg:desc>
                </draw:g>
              </table:table-cell>
              <table:table-cell office:value-type="float" office:value="0">
                <text:p>0</text:p>
                <draw:g>
                  <svg:desc>'DICE2023-b-3-17-3'.B174:'DICE2023-b-3-17-3'.R174</svg:desc>
                </draw:g>
              </table:table-cell>
              <table:table-cell office:value-type="float" office:value="263.3868196575">
                <text:p>263.3868196575</text:p>
              </table:table-cell>
              <table:table-cell office:value-type="float" office:value="371.5718961376">
                <text:p>371.5718961376</text:p>
              </table:table-cell>
              <table:table-cell office:value-type="float" office:value="464.221645203">
                <text:p>464.221645203</text:p>
              </table:table-cell>
              <table:table-cell office:value-type="float" office:value="544.5953311465">
                <text:p>544.5953311465</text:p>
              </table:table-cell>
              <table:table-cell office:value-type="float" office:value="612.9617050589">
                <text:p>612.9617050589</text:p>
              </table:table-cell>
              <table:table-cell office:value-type="float" office:value="669.7086438232">
                <text:p>669.7086438232</text:p>
              </table:table-cell>
              <table:table-cell office:value-type="float" office:value="715.8262146761">
                <text:p>715.8262146761</text:p>
              </table:table-cell>
              <table:table-cell office:value-type="float" office:value="750.5324932308">
                <text:p>750.5324932308</text:p>
              </table:table-cell>
              <table:table-cell office:value-type="float" office:value="780.9322025419">
                <text:p>780.9322025419</text:p>
              </table:table-cell>
              <table:table-cell office:value-type="float" office:value="807.7027971513">
                <text:p>807.7027971513</text:p>
              </table:table-cell>
              <table:table-cell office:value-type="float" office:value="831.2131845369">
                <text:p>831.2131845369</text:p>
              </table:table-cell>
              <table:table-cell office:value-type="float" office:value="850.029568971">
                <text:p>850.029568971</text:p>
              </table:table-cell>
              <table:table-cell office:value-type="float" office:value="864.5459814793">
                <text:p>864.5459814793</text:p>
              </table:table-cell>
              <table:table-cell office:value-type="float" office:value="874.9555069015">
                <text:p>874.9555069015</text:p>
              </table:table-cell>
              <table:table-cell office:value-type="float" office:value="881.5594935743">
                <text:p>881.5594935743</text:p>
              </table:table-cell>
              <table:table-cell office:value-type="float" office:value="884.0556660414">
                <text:p>884.0556660414</text:p>
              </table:table-cell>
            </table:table-row>
            <table:table-row>
              <table:table-cell office:value-type="string">
                <text:p>CO2e emissions limit since 2020 : 1000 Gt</text:p>
                <draw:g>
                  <svg:desc>'DICE2023-b-3-17-3'.A194:'DICE2023-b-3-17-3'.A194</svg:desc>
                </draw:g>
              </table:table-cell>
              <table:table-cell office:value-type="float" office:value="0">
                <text:p>0</text:p>
                <draw:g>
                  <svg:desc>'DICE2023-b-3-17-3'.B237:'DICE2023-b-3-17-3'.R237</svg:desc>
                </draw:g>
              </table:table-cell>
              <table:table-cell office:value-type="float" office:value="263.3868196575">
                <text:p>263.3868196575</text:p>
              </table:table-cell>
              <table:table-cell office:value-type="float" office:value="416.8245373839">
                <text:p>416.8245373839</text:p>
              </table:table-cell>
              <table:table-cell office:value-type="float" office:value="541.2427852826">
                <text:p>541.2427852826</text:p>
              </table:table-cell>
              <table:table-cell office:value-type="float" office:value="650.8925210762">
                <text:p>650.8925210762</text:p>
              </table:table-cell>
              <table:table-cell office:value-type="float" office:value="747.1487701249">
                <text:p>747.1487701249</text:p>
              </table:table-cell>
              <table:table-cell office:value-type="float" office:value="830.2115024336">
                <text:p>830.2115024336</text:p>
              </table:table-cell>
              <table:table-cell office:value-type="float" office:value="898.4023918523">
                <text:p>898.4023918523</text:p>
              </table:table-cell>
              <table:table-cell office:value-type="float" office:value="945.120132047">
                <text:p>945.120132047</text:p>
              </table:table-cell>
              <table:table-cell office:value-type="float" office:value="980.2066148367">
                <text:p>980.206614836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482cm" svg:height="11.182cm" xlink:href=".." xlink:type="simple" chart:class="chart:line" chart:style-name="ch1">
        <chart:title svg:x="8.382cm" svg:y="0.359cm" chart:style-name="ch2">
          <text:p>Output net of damages</text:p>
        </chart:title>
        <chart:legend chart:legend-position="end" svg:x="16.362cm" svg:y="1.79cm" style:legend-expansion="custom" svg:width="4.798cm" svg:height="2.641cm" style:legend-expansion-aspect-ratio="1.81673608481636" chart:style-name="ch3"/>
        <chart:plot-area chart:style-name="ch4" table:cell-range-address="'DICE2023-b-3-17-3'.B10:'DICE2023-b-3-17-3'.R10 'DICE2023-b-3-17-3'.A68:'DICE2023-b-3-17-3'.A68 'DICE2023-b-3-17-3'.B86:'DICE2023-b-3-17-3'.R86 'DICE2023-b-3-17-3'.A131:'DICE2023-b-3-17-3'.A131 'DICE2023-b-3-17-3'.B149:'DICE2023-b-3-17-3'.R149 'DICE2023-b-3-17-3'.A194:'DICE2023-b-3-17-3'.A194 'DICE2023-b-3-17-3'.B212:'DICE2023-b-3-17-3'.R212" chart:data-source-has-labels="both" svg:x="2.858cm" svg:y="1.71cm" svg:width="13.131cm" svg:height="8.77cm">
          <chart:coordinate-region svg:x="3.691cm" svg:y="1.905cm" svg:width="12.159cm" svg:height="7.501cm"/>
          <chart:axis chart:dimension="x" chart:name="primary-x" chart:style-name="ch5" chartooo:axis-type="auto">
            <chartooo:date-scale/>
            <chart:title svg:x="9.031cm" svg:y="10.639cm" chart:style-name="ch6">
              <text:p>Date</text:p>
            </chart:title>
            <chart:categories table:cell-range-address="'DICE2023-b-3-17-3'.B10:'DICE2023-b-3-17-3'.R10"/>
          </chart:axis>
          <chart:axis chart:dimension="y" chart:name="primary-y" chart:style-name="ch5">
            <chart:title svg:x="1.886cm" svg:y="9.407cm" chart:style-name="ch7">
              <text:p> Output net of damages (trillions of 2019 USD)</text:p>
            </chart:title>
            <chart:grid chart:style-name="ch8" chart:class="major"/>
          </chart:axis>
          <chart:series chart:style-name="ch9" chart:values-cell-range-address="'DICE2023-b-3-17-3'.B86:'DICE2023-b-3-17-3'.R86" chart:label-cell-address="'DICE2023-b-3-17-3'.A68:'DICE2023-b-3-17-3'.A68" chart:class="chart:line">
            <chart:data-point chart:repeated="17"/>
          </chart:series>
          <chart:series chart:style-name="ch10" chart:values-cell-range-address="'DICE2023-b-3-17-3'.B149:'DICE2023-b-3-17-3'.R149" chart:label-cell-address="'DICE2023-b-3-17-3'.A131:'DICE2023-b-3-17-3'.A131" chart:class="chart:line">
            <chart:data-point chart:repeated="17"/>
          </chart:series>
          <chart:series chart:style-name="ch11" chart:values-cell-range-address="'DICE2023-b-3-17-3'.B212:'DICE2023-b-3-17-3'.R212" chart:label-cell-address="'DICE2023-b-3-17-3'.A194:'DICE2023-b-3-17-3'.A194" chart:class="chart:line">
            <chart:data-point chart:repeated="17"/>
          </chart:series>
          <chart:wall chart:style-name="ch12"/>
          <chart:floor chart:style-name="ch13"/>
        </chart:plot-area>
        <draw:frame draw:style-name="gr1" draw:text-style-name="P1" svg:width="0.997cm" svg:height="0.997cm" svg:x="0cm" svg:y="0cm">
          <draw:image xlink:href="Pictures/20000006000053EB00002BAFA68F3CC2A1EF0733.svm" xlink:type="simple" xlink:show="embed" xlink:actuate="onLoad" draw:mime-type="image/x-svm">
            <text:p/>
          </draw:image>
          <draw:image xlink:href="Pictures/10000001000004C30000027BF0D29D2657AC8202.png" xlink:type="simple" xlink:show="embed" xlink:actuate="onLoad" draw:mime-type="image/png"/>
        </draw:frame>
        <draw:frame draw:style-name="gr1" draw:text-style-name="P1" svg:width="0.997cm" svg:height="0.997cm" svg:x="0cm" svg:y="0cm">
          <draw:image xlink:href="Pictures/20000006000053EB00002BAFA68F3CC2A1EF0733.svm" xlink:type="simple" xlink:show="embed" xlink:actuate="onLoad" draw:mime-type="image/x-svm">
            <text:p/>
          </draw:image>
          <draw:image xlink:href="Pictures/10000001000004C30000027BF0D29D2657AC8202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20">
                <text:p>2020</text:p>
                <draw:g>
                  <svg:desc>'DICE2023-b-3-17-3'.B10:'DICE2023-b-3-17-3'.R10</svg:desc>
                </draw:g>
              </table:table-cell>
              <table:table-cell office:value-type="float" office:value="2025">
                <text:p>2025</text:p>
              </table:table-cell>
              <table:table-cell office:value-type="float" office:value="2030">
                <text:p>2030</text:p>
              </table:table-cell>
              <table:table-cell office:value-type="float" office:value="2035">
                <text:p>2035</text:p>
              </table:table-cell>
              <table:table-cell office:value-type="float" office:value="2040">
                <text:p>2040</text:p>
              </table:table-cell>
              <table:table-cell office:value-type="float" office:value="2045">
                <text:p>2045</text:p>
              </table:table-cell>
              <table:table-cell office:value-type="float" office:value="2050">
                <text:p>2050</text:p>
              </table:table-cell>
              <table:table-cell office:value-type="float" office:value="2055">
                <text:p>2055</text:p>
              </table:table-cell>
              <table:table-cell office:value-type="float" office:value="2060">
                <text:p>2060</text:p>
              </table:table-cell>
              <table:table-cell office:value-type="float" office:value="2065">
                <text:p>2065</text:p>
              </table:table-cell>
              <table:table-cell office:value-type="float" office:value="2070">
                <text:p>2070</text:p>
              </table:table-cell>
              <table:table-cell office:value-type="float" office:value="2075">
                <text:p>2075</text:p>
              </table:table-cell>
              <table:table-cell office:value-type="float" office:value="2080">
                <text:p>2080</text:p>
              </table:table-cell>
              <table:table-cell office:value-type="float" office:value="2085">
                <text:p>2085</text:p>
              </table:table-cell>
              <table:table-cell office:value-type="float" office:value="2090">
                <text:p>2090</text:p>
              </table:table-cell>
              <table:table-cell office:value-type="float" office:value="2095">
                <text:p>2095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Temp limit 2,0</text:p>
                <draw:g>
                  <svg:desc>'DICE2023-b-3-17-3'.A68:'DICE2023-b-3-17-3'.A68</svg:desc>
                </draw:g>
              </table:table-cell>
              <table:table-cell office:value-type="float" office:value="135.1430740475">
                <text:p>135.1430740475</text:p>
                <draw:g>
                  <svg:desc>'DICE2023-b-3-17-3'.B86:'DICE2023-b-3-17-3'.R86</svg:desc>
                </draw:g>
              </table:table-cell>
              <table:table-cell office:value-type="float" office:value="159.8992241151">
                <text:p>159.8992241151</text:p>
              </table:table-cell>
              <table:table-cell office:value-type="float" office:value="187.1778695372">
                <text:p>187.1778695372</text:p>
              </table:table-cell>
              <table:table-cell office:value-type="float" office:value="216.7403097462">
                <text:p>216.7403097462</text:p>
              </table:table-cell>
              <table:table-cell office:value-type="float" office:value="248.7630913488">
                <text:p>248.7630913488</text:p>
              </table:table-cell>
              <table:table-cell office:value-type="float" office:value="283.2803374213">
                <text:p>283.2803374213</text:p>
              </table:table-cell>
              <table:table-cell office:value-type="float" office:value="319.9902029179">
                <text:p>319.9902029179</text:p>
              </table:table-cell>
              <table:table-cell office:value-type="float" office:value="358.7237487894">
                <text:p>358.7237487894</text:p>
              </table:table-cell>
              <table:table-cell office:value-type="float" office:value="399.1632932572">
                <text:p>399.1632932572</text:p>
              </table:table-cell>
              <table:table-cell office:value-type="float" office:value="441.5549976835">
                <text:p>441.5549976835</text:p>
              </table:table-cell>
              <table:table-cell office:value-type="float" office:value="485.895883838">
                <text:p>485.895883838</text:p>
              </table:table-cell>
              <table:table-cell office:value-type="float" office:value="533.7230081194">
                <text:p>533.7230081194</text:p>
              </table:table-cell>
              <table:table-cell office:value-type="float" office:value="586.6483177107">
                <text:p>586.6483177107</text:p>
              </table:table-cell>
              <table:table-cell office:value-type="float" office:value="641.3086554474">
                <text:p>641.3086554474</text:p>
              </table:table-cell>
              <table:table-cell office:value-type="float" office:value="698.8424120943">
                <text:p>698.8424120943</text:p>
              </table:table-cell>
              <table:table-cell office:value-type="float" office:value="757.9885817444">
                <text:p>757.9885817444</text:p>
              </table:table-cell>
              <table:table-cell office:value-type="float" office:value="822.3223523334">
                <text:p>822.3223523334</text:p>
              </table:table-cell>
            </table:table-row>
            <table:table-row>
              <table:table-cell office:value-type="string">
                <text:p>Temp limit 1,5</text:p>
                <draw:g>
                  <svg:desc>'DICE2023-b-3-17-3'.A131:'DICE2023-b-3-17-3'.A131</svg:desc>
                </draw:g>
              </table:table-cell>
              <table:table-cell office:value-type="float" office:value="135.1430740475">
                <text:p>135.1430740475</text:p>
                <draw:g>
                  <svg:desc>'DICE2023-b-3-17-3'.B149:'DICE2023-b-3-17-3'.R149</svg:desc>
                </draw:g>
              </table:table-cell>
              <table:table-cell office:value-type="float" office:value="30.9611635261">
                <text:p>30.9611635261</text:p>
              </table:table-cell>
              <table:table-cell office:value-type="float" office:value="35.2638883709">
                <text:p>35.2638883709</text:p>
              </table:table-cell>
              <table:table-cell office:value-type="float" office:value="41.3036168438">
                <text:p>41.3036168438</text:p>
              </table:table-cell>
              <table:table-cell office:value-type="float" office:value="49.5736860065">
                <text:p>49.5736860065</text:p>
              </table:table-cell>
              <table:table-cell office:value-type="float" office:value="62.5737120234">
                <text:p>62.5737120234</text:p>
              </table:table-cell>
              <table:table-cell office:value-type="float" office:value="88.948300394">
                <text:p>88.948300394</text:p>
              </table:table-cell>
              <table:table-cell office:value-type="float" office:value="148.2771933352">
                <text:p>148.2771933352</text:p>
              </table:table-cell>
              <table:table-cell office:value-type="float" office:value="252.5634277714">
                <text:p>252.5634277714</text:p>
              </table:table-cell>
              <table:table-cell office:value-type="float" office:value="338.2031112">
                <text:p>338.2031112</text:p>
              </table:table-cell>
              <table:table-cell office:value-type="float" office:value="413.6489234269">
                <text:p>413.6489234269</text:p>
              </table:table-cell>
              <table:table-cell office:value-type="float" office:value="483.5660733344">
                <text:p>483.5660733344</text:p>
              </table:table-cell>
              <table:table-cell office:value-type="float" office:value="550.7492083401">
                <text:p>550.7492083401</text:p>
              </table:table-cell>
              <table:table-cell office:value-type="float" office:value="616.7683505871">
                <text:p>616.7683505871</text:p>
              </table:table-cell>
              <table:table-cell office:value-type="float" office:value="682.6319170511">
                <text:p>682.6319170511</text:p>
              </table:table-cell>
              <table:table-cell office:value-type="float" office:value="748.9302212994">
                <text:p>748.9302212994</text:p>
              </table:table-cell>
              <table:table-cell office:value-type="float" office:value="816.3370154159">
                <text:p>816.3370154159</text:p>
              </table:table-cell>
            </table:table-row>
            <table:table-row>
              <table:table-cell office:value-type="string">
                <text:p>CO2e emissions limit since 2020 : 1000 Gt</text:p>
                <draw:g>
                  <svg:desc>'DICE2023-b-3-17-3'.A194:'DICE2023-b-3-17-3'.A194</svg:desc>
                </draw:g>
              </table:table-cell>
              <table:table-cell office:value-type="float" office:value="135.1430740475">
                <text:p>135.1430740475</text:p>
                <draw:g>
                  <svg:desc>'DICE2023-b-3-17-3'.B212:'DICE2023-b-3-17-3'.R212</svg:desc>
                </draw:g>
              </table:table-cell>
              <table:table-cell office:value-type="float" office:value="67.904373577">
                <text:p>67.904373577</text:p>
              </table:table-cell>
              <table:table-cell office:value-type="float" office:value="68.1787683404">
                <text:p>68.1787683404</text:p>
              </table:table-cell>
              <table:table-cell office:value-type="float" office:value="79.7540005715">
                <text:p>79.7540005715</text:p>
              </table:table-cell>
              <table:table-cell office:value-type="float" office:value="97.5062794908">
                <text:p>97.5062794908</text:p>
              </table:table-cell>
              <table:table-cell office:value-type="float" office:value="124.8522492856">
                <text:p>124.8522492856</text:p>
              </table:table-cell>
              <table:table-cell office:value-type="float" office:value="167.7171208472">
                <text:p>167.7171208472</text:p>
              </table:table-cell>
              <table:table-cell office:value-type="float" office:value="227.0544175291">
                <text:p>227.0544175291</text:p>
              </table:table-cell>
              <table:table-cell office:value-type="float" office:value="304.2424392989">
                <text:p>304.2424392989</text:p>
              </table:table-cell>
              <table:table-cell office:value-type="float" office:value="372.2984302409">
                <text:p>372.2984302409</text:p>
              </table:table-cell>
              <table:table-cell office:value-type="float" office:value="435.347180959">
                <text:p>435.347180959</text:p>
              </table:table-cell>
              <table:table-cell office:value-type="float" office:value="498.2650931418">
                <text:p>498.2650931418</text:p>
              </table:table-cell>
              <table:table-cell office:value-type="float" office:value="560.7932568376">
                <text:p>560.7932568376</text:p>
              </table:table-cell>
              <table:table-cell office:value-type="float" office:value="623.6934524384">
                <text:p>623.6934524384</text:p>
              </table:table-cell>
              <table:table-cell office:value-type="float" office:value="687.4618505138">
                <text:p>687.4618505138</text:p>
              </table:table-cell>
              <table:table-cell office:value-type="float" office:value="752.4203519071">
                <text:p>752.4203519071</text:p>
              </table:table-cell>
              <table:table-cell office:value-type="float" office:value="839.7188839625">
                <text:p>839.7188839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482cm" svg:height="11.182cm" xlink:href=".." xlink:type="simple" chart:class="chart:line" chart:style-name="ch1">
        <chart:title svg:x="7.006cm" svg:y="0.359cm" chart:style-name="ch2">
          <text:p>Temperature above preindustrial era</text:p>
        </chart:title>
        <chart:legend chart:legend-position="end" svg:x="16.362cm" svg:y="1.79cm" style:legend-expansion="custom" svg:width="4.798cm" svg:height="2.641cm" style:legend-expansion-aspect-ratio="1.81673608481636" chart:style-name="ch3"/>
        <chart:plot-area chart:style-name="ch4" table:cell-range-address="'DICE2023-b-3-17-3'.B10:'DICE2023-b-3-17-3'.R10 'DICE2023-b-3-17-3'.A68:'DICE2023-b-3-17-3'.A68 'DICE2023-b-3-17-3'.B78:'DICE2023-b-3-17-3'.R78 'DICE2023-b-3-17-3'.A131:'DICE2023-b-3-17-3'.A131 'DICE2023-b-3-17-3'.B141:'DICE2023-b-3-17-3'.R141 'DICE2023-b-3-17-3'.A194:'DICE2023-b-3-17-3'.A194 'DICE2023-b-3-17-3'.B204:'DICE2023-b-3-17-3'.R204" chart:data-source-has-labels="both" svg:x="2.946cm" svg:y="1.71cm" svg:width="13.043cm" svg:height="8.77cm">
          <chart:coordinate-region svg:x="3.691cm" svg:y="1.905cm" svg:width="12.159cm" svg:height="7.501cm"/>
          <chart:axis chart:dimension="x" chart:name="primary-x" chart:style-name="ch5" chartooo:axis-type="auto">
            <chartooo:date-scale/>
            <chart:title svg:x="9.075cm" svg:y="10.639cm" chart:style-name="ch6">
              <text:p>Date</text:p>
            </chart:title>
            <chart:categories table:cell-range-address="'DICE2023-b-3-17-3'.B10:'DICE2023-b-3-17-3'.R10"/>
          </chart:axis>
          <chart:axis chart:dimension="y" chart:name="primary-y" chart:style-name="ch5">
            <chart:title svg:x="1.974cm" svg:y="8.031cm" chart:style-name="ch7">
              <text:p>Temperature increase (°C)</text:p>
            </chart:title>
            <chart:grid chart:style-name="ch8" chart:class="major"/>
          </chart:axis>
          <chart:series chart:style-name="ch9" chart:values-cell-range-address="'DICE2023-b-3-17-3'.B78:'DICE2023-b-3-17-3'.R78" chart:label-cell-address="'DICE2023-b-3-17-3'.A68:'DICE2023-b-3-17-3'.A68" chart:class="chart:line">
            <chart:data-point chart:repeated="17"/>
          </chart:series>
          <chart:series chart:style-name="ch10" chart:values-cell-range-address="'DICE2023-b-3-17-3'.B141:'DICE2023-b-3-17-3'.R141" chart:label-cell-address="'DICE2023-b-3-17-3'.A131:'DICE2023-b-3-17-3'.A131" chart:class="chart:line">
            <chart:data-point chart:repeated="17"/>
          </chart:series>
          <chart:series chart:style-name="ch11" chart:values-cell-range-address="'DICE2023-b-3-17-3'.B204:'DICE2023-b-3-17-3'.R204" chart:label-cell-address="'DICE2023-b-3-17-3'.A194:'DICE2023-b-3-17-3'.A194" chart:class="chart:line">
            <chart:data-point chart:repeated="15"/>
            <chart:data-point chart:style-name="ch12" chart:repeated="2"/>
          </chart:series>
          <chart:wall chart:style-name="ch13"/>
          <chart:floor chart:style-name="ch14"/>
        </chart:plot-area>
        <draw:frame draw:style-name="gr1" draw:text-style-name="P1" svg:width="1cm" svg:height="1cm" svg:x="0cm" svg:y="0cm">
          <draw:image xlink:href="Pictures/20000006000053EB00002BAFA68F3CC2A1EF0733.svm" xlink:type="simple" xlink:show="embed" xlink:actuate="onLoad" draw:mime-type="image/x-svm">
            <text:p/>
          </draw:image>
          <draw:image xlink:href="Pictures/10000001000004C30000027BF0D29D2657AC8202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53EB00002BAFA68F3CC2A1EF0733.svm" xlink:type="simple" xlink:show="embed" xlink:actuate="onLoad" draw:mime-type="image/x-svm">
            <text:p/>
          </draw:image>
          <draw:image xlink:href="Pictures/10000001000004C30000027BF0D29D2657AC8202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20">
                <text:p>2020</text:p>
                <draw:g>
                  <svg:desc>'DICE2023-b-3-17-3'.B10:'DICE2023-b-3-17-3'.R10</svg:desc>
                </draw:g>
              </table:table-cell>
              <table:table-cell office:value-type="float" office:value="2025">
                <text:p>2025</text:p>
              </table:table-cell>
              <table:table-cell office:value-type="float" office:value="2030">
                <text:p>2030</text:p>
              </table:table-cell>
              <table:table-cell office:value-type="float" office:value="2035">
                <text:p>2035</text:p>
              </table:table-cell>
              <table:table-cell office:value-type="float" office:value="2040">
                <text:p>2040</text:p>
              </table:table-cell>
              <table:table-cell office:value-type="float" office:value="2045">
                <text:p>2045</text:p>
              </table:table-cell>
              <table:table-cell office:value-type="float" office:value="2050">
                <text:p>2050</text:p>
              </table:table-cell>
              <table:table-cell office:value-type="float" office:value="2055">
                <text:p>2055</text:p>
              </table:table-cell>
              <table:table-cell office:value-type="float" office:value="2060">
                <text:p>2060</text:p>
              </table:table-cell>
              <table:table-cell office:value-type="float" office:value="2065">
                <text:p>2065</text:p>
              </table:table-cell>
              <table:table-cell office:value-type="float" office:value="2070">
                <text:p>2070</text:p>
              </table:table-cell>
              <table:table-cell office:value-type="float" office:value="2075">
                <text:p>2075</text:p>
              </table:table-cell>
              <table:table-cell office:value-type="float" office:value="2080">
                <text:p>2080</text:p>
              </table:table-cell>
              <table:table-cell office:value-type="float" office:value="2085">
                <text:p>2085</text:p>
              </table:table-cell>
              <table:table-cell office:value-type="float" office:value="2090">
                <text:p>2090</text:p>
              </table:table-cell>
              <table:table-cell office:value-type="float" office:value="2095">
                <text:p>2095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Temp limit 2,0</text:p>
                <draw:g>
                  <svg:desc>'DICE2023-b-3-17-3'.A68:'DICE2023-b-3-17-3'.A68</svg:desc>
                </draw:g>
              </table:table-cell>
              <table:table-cell office:value-type="float" office:value="1.24715">
                <text:p>1.24715</text:p>
                <draw:g>
                  <svg:desc>'DICE2023-b-3-17-3'.B78:'DICE2023-b-3-17-3'.R78</svg:desc>
                </draw:g>
              </table:table-cell>
              <table:table-cell office:value-type="float" office:value="1.427076236">
                <text:p>1.427076236</text:p>
              </table:table-cell>
              <table:table-cell office:value-type="float" office:value="1.5522610354">
                <text:p>1.5522610354</text:p>
              </table:table-cell>
              <table:table-cell office:value-type="float" office:value="1.6494904497">
                <text:p>1.6494904497</text:p>
              </table:table-cell>
              <table:table-cell office:value-type="float" office:value="1.7312032746">
                <text:p>1.7312032746</text:p>
              </table:table-cell>
              <table:table-cell office:value-type="float" office:value="1.8033431131">
                <text:p>1.8033431131</text:p>
              </table:table-cell>
              <table:table-cell office:value-type="float" office:value="1.8659853264">
                <text:p>1.8659853264</text:p>
              </table:table-cell>
              <table:table-cell office:value-type="float" office:value="1.9190668144">
                <text:p>1.9190668144</text:p>
              </table:table-cell>
              <table:table-cell office:value-type="float" office:value="1.9608501276">
                <text:p>1.9608501276</text:p>
              </table:table-cell>
              <table:table-cell office:value-type="float" office:value="1.9884649856">
                <text:p>1.988464985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67782841">
                <text:p>1.996778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mp limit 1,5</text:p>
                <draw:g>
                  <svg:desc>'DICE2023-b-3-17-3'.A131:'DICE2023-b-3-17-3'.A131</svg:desc>
                </draw:g>
              </table:table-cell>
              <table:table-cell office:value-type="float" office:value="1.24715">
                <text:p>1.24715</text:p>
                <draw:g>
                  <svg:desc>'DICE2023-b-3-17-3'.B141:'DICE2023-b-3-17-3'.R141</svg:desc>
                </draw:g>
              </table:table-cell>
              <table:table-cell office:value-type="float" office:value="1.3594203581">
                <text:p>1.3594203581</text:p>
              </table:table-cell>
              <table:table-cell office:value-type="float" office:value="1.4127634308">
                <text:p>1.4127634308</text:p>
              </table:table-cell>
              <table:table-cell office:value-type="float" office:value="1.4450384071">
                <text:p>1.4450384071</text:p>
              </table:table-cell>
              <table:table-cell office:value-type="float" office:value="1.4673243444">
                <text:p>1.4673243444</text:p>
              </table:table-cell>
              <table:table-cell office:value-type="float" office:value="1.4829219296">
                <text:p>1.4829219296</text:p>
              </table:table-cell>
              <table:table-cell office:value-type="float" office:value="1.4932557004">
                <text:p>1.4932557004</text:p>
              </table:table-cell>
              <table:table-cell office:value-type="float" office:value="1.4983920034">
                <text:p>1.498392003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4997546217">
                <text:p>1.499754621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O2e emissions limit since 2020 : 1000 Gt</text:p>
                <draw:g>
                  <svg:desc>'DICE2023-b-3-17-3'.A194:'DICE2023-b-3-17-3'.A194</svg:desc>
                </draw:g>
              </table:table-cell>
              <table:table-cell office:value-type="float" office:value="1.24715">
                <text:p>1.24715</text:p>
                <draw:g>
                  <svg:desc>'DICE2023-b-3-17-3'.B204:'DICE2023-b-3-17-3'.R204</svg:desc>
                </draw:g>
              </table:table-cell>
              <table:table-cell office:value-type="float" office:value="1.3791367612">
                <text:p>1.3791367612</text:p>
              </table:table-cell>
              <table:table-cell office:value-type="float" office:value="1.4491105144">
                <text:p>1.4491105144</text:p>
              </table:table-cell>
              <table:table-cell office:value-type="float" office:value="1.4960401656">
                <text:p>1.4960401656</text:p>
              </table:table-cell>
              <table:table-cell office:value-type="float" office:value="1.5317374223">
                <text:p>1.5317374223</text:p>
              </table:table-cell>
              <table:table-cell office:value-type="float" office:value="1.5596386281">
                <text:p>1.5596386281</text:p>
              </table:table-cell>
              <table:table-cell office:value-type="float" office:value="1.580083348">
                <text:p>1.580083348</text:p>
              </table:table-cell>
              <table:table-cell office:value-type="float" office:value="1.5904801778">
                <text:p>1.5904801778</text:p>
              </table:table-cell>
              <table:table-cell office:value-type="float" office:value="1.5933801933">
                <text:p>1.5933801933</text:p>
              </table:table-cell>
              <table:table-cell office:value-type="float" office:value="1.5897093487">
                <text:p>1.5897093487</text:p>
              </table:table-cell>
              <table:table-cell office:value-type="float" office:value="1.5782212007">
                <text:p>1.5782212007</text:p>
              </table:table-cell>
              <table:table-cell office:value-type="float" office:value="1.5662923981">
                <text:p>1.5662923981</text:p>
              </table:table-cell>
              <table:table-cell office:value-type="float" office:value="1.5570186156">
                <text:p>1.5570186156</text:p>
              </table:table-cell>
              <table:table-cell office:value-type="float" office:value="1.5507428918">
                <text:p>1.5507428918</text:p>
              </table:table-cell>
              <table:table-cell office:value-type="float" office:value="1.5472040108">
                <text:p>1.5472040108</text:p>
              </table:table-cell>
              <table:table-cell office:value-type="float" office:value="1.5460419808">
                <text:p>1.5460419808</text:p>
              </table:table-cell>
              <table:table-cell office:value-type="float" office:value="1.7420119368">
                <text:p>1.7420119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